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4.122cm"/>
    </style:style>
    <style:style style:name="co13" style:family="table-column">
      <style:table-column-properties fo:break-before="auto" style:column-width="3.487cm"/>
    </style:style>
    <style:style style:name="co14" style:family="table-column">
      <style:table-column-properties fo:break-before="auto" style:column-width="3.434cm"/>
    </style:style>
    <style:style style:name="co15" style:family="table-column">
      <style:table-column-properties fo:break-before="auto" style:column-width="4.574cm"/>
    </style:style>
    <style:style style:name="co16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">
      <style:table-cell-properties fo:background-color="#33ff99"/>
    </style:style>
    <style:style style:name="ce8" style:family="table-cell" style:parent-style-name="Default" style:data-style-name="N1">
      <style:table-cell-properties fo:background-color="#33ff99"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10" style:family="table-cell" style:parent-style-name="Default" style:data-style-name="N111">
      <style:table-cell-properties fo:background-color="#dddddd" fo:border="0.06pt solid #000000"/>
    </style:style>
    <style:style style:name="ce11" style:family="table-cell" style:parent-style-name="Default" style:data-style-name="N111">
      <style:table-cell-properties fo:background-color="transparent" fo:border="0.06pt solid #000000"/>
    </style:style>
    <style:style style:name="ce12" style:family="table-cell" style:parent-style-name="Default" style:data-style-name="N111">
      <style:table-cell-properties fo:background-color="#ffffff" fo:border="0.06pt solid #000000"/>
    </style:style>
    <style:style style:name="ce28" style:family="table-cell" style:parent-style-name="Default" style:data-style-name="N111">
      <style:table-cell-properties fo:background-color="#ff4000" fo:border="0.06pt solid #000000"/>
    </style:style>
    <style:style style:name="ce29" style:family="table-cell" style:parent-style-name="Default">
      <style:table-cell-properties fo:background-color="#ff4000" fo:border="0.06pt solid #000000"/>
    </style:style>
    <style:style style:name="ce30" style:family="table-cell" style:parent-style-name="Default" style:data-style-name="N111">
      <style:table-cell-properties fo:background-color="#ffbf00" fo:border="0.06pt solid #000000"/>
    </style:style>
    <style:style style:name="ce31" style:family="table-cell" style:parent-style-name="Default">
      <style:table-cell-properties fo:background-color="#ffbf00" fo:border="0.06pt solid #000000"/>
    </style:style>
    <style:style style:name="ce32" style:family="table-cell" style:parent-style-name="Default" style:data-style-name="N111">
      <style:table-cell-properties fo:background-color="#fff200" fo:border="0.74pt solid #000000"/>
    </style:style>
    <style:style style:name="ce37" style:family="table-cell" style:parent-style-name="Default" style:data-style-name="N111">
      <style:table-cell-properties fo:background-color="#acb20c" fo:border="0.06pt solid #000000"/>
    </style:style>
    <style:style style:name="ce42" style:family="table-cell" style:parent-style-name="Default" style:data-style-name="N111">
      <style:table-cell-properties fo:background-color="#ffdbb6" fo:border="0.06pt solid #000000"/>
    </style:style>
    <style:style style:name="ce38" style:family="table-cell" style:parent-style-name="Default" style:data-style-name="N111">
      <style:table-cell-properties fo:background-color="#ff00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33" style:family="table-cell" style:parent-style-name="Default" style:data-style-name="N111">
      <style:table-cell-properties fo:background-color="#89c765" fo:border="0.74pt solid #000000"/>
    </style:style>
    <style:style style:name="ce34" style:family="table-cell" style:parent-style-name="Default">
      <style:table-cell-properties fo:background-color="#89c765" fo:border="0.74pt solid #000000"/>
    </style:style>
    <style:style style:name="ce46" style:family="table-cell" style:parent-style-name="Default" style:data-style-name="N111">
      <style:table-cell-properties fo:background-color="#ffff38" fo:border="0.06pt solid #000000"/>
    </style:style>
    <style:style style:name="ce47" style:family="table-cell" style:parent-style-name="Default" style:data-style-name="N111">
      <style:table-cell-properties fo:background-color="#3faf46" fo:border="0.06pt solid #000000"/>
    </style:style>
    <style:style style:name="ce48" style:family="table-cell" style:parent-style-name="Default">
      <style:table-cell-properties fo:background-color="#3faf46" fo:border="0.06pt solid #000000"/>
    </style:style>
    <style:style style:name="ce49" style:family="table-cell" style:parent-style-name="Default" style:data-style-name="N111">
      <style:table-cell-properties fo:background-color="#bbe33d" fo:border="0.06pt solid #000000"/>
    </style:style>
    <style:style style:name="ce50" style:family="table-cell" style:parent-style-name="Default">
      <style:table-cell-properties fo:background-color="#bbe33d" fo:border="0.06pt solid #000000"/>
    </style:style>
    <style:style style:name="ce35" style:family="table-cell" style:parent-style-name="Default" style:data-style-name="N111">
      <style:table-cell-properties fo:background-color="#ff6600" fo:border="0.74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52" table:default-cell-style-name="ce3"/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5" table:default-cell-style-name="ce6"/>
        <table:table-column table:style-name="co6" table:default-cell-style-name="ce6"/>
        <table:table-column table:style-name="co2" table:number-columns-repeated="35" table:default-cell-style-name="ce6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0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29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Destroy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6" calcext:value-type="float">
            <text:p>6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5" calcext:value-type="float">
            <text:p>1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style-name="ce9" office:value-type="float" office:value="10" calcext:value-type="float">
            <text:p>10,000</text:p>
          </table:table-cell>
          <table:table-cell table:number-columns-repeated="2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number-columns-repeated="9" table:style-name="ce10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 table:number-columns-repeated="2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40" calcext:value-type="float">
            <text:p>140,000</text:p>
          </table:table-cell>
          <table:table-cell table:style-name="ce10" table:number-columns-repeated="2"/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100" calcext:value-type="float">
            <text:p>10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 table:number-columns-repeated="2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number-columns-repeated="2" table:style-name="ce10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9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Frigat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number-columns-repeated="2"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9" office:value-type="float" office:value="20" calcext:value-type="float">
            <text:p>20,000</text:p>
          </table:table-cell>
          <table:table-cell table:number-columns-repeated="2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number-columns-repeated="2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3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9" office:value-type="float" office:value="180" calcext:value-type="float">
            <text:p>1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6"/>
          <table:table-cell table:style-name="ce10" office:value-type="float" office:value="0.05" calcext:value-type="float">
            <text:p>0,050</text:p>
          </table:table-cell>
          <table:table-cell table:style-name="ce10" table:number-columns-repeated="3"/>
          <table:table-cell table:style-name="ce10" office:value-type="float" office:value="0.05" calcext:value-type="float">
            <text:p>0,050</text:p>
          </table:table-cell>
          <table:table-cell table:number-columns-repeated="2"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/>
          <table:table-cell table:style-name="ce9" office:value-type="float" office:value="0.07" calcext:value-type="float">
            <text:p>0,070</text:p>
          </table:table-cell>
          <table:table-cell table:style-name="ce9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number-columns-repeated="5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 table:number-columns-repeated="3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5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number-columns-repeated="5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otor 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5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95" calcext:value-type="float">
            <text:p>0,950</text:p>
          </table:table-cell>
          <table:table-cell table:style-name="ce10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65" calcext:value-type="float">
            <text:p>27,6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8" calcext:value-type="float">
            <text:p>0,08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50" calcext:value-type="float">
            <text:p>35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5"/>
          <table:table-cell table:style-name="ce10" office:value-type="float" office:value="0.95" calcext:value-type="float">
            <text:p>0,950</text:p>
          </table:table-cell>
          <table:table-cell table:style-name="ce10" table:number-columns-repeated="6"/>
          <table:table-cell table:style-name="ce9" table:number-columns-repeated="3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3.5" calcext:value-type="float">
            <text:p>13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/>
          <table:table-cell table:number-columns-repeated="2" table:style-name="ce9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6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AA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45" calcext:value-type="float">
            <text:p>27,4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Heavy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6.68" calcext:value-type="float">
            <text:p>16,68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75" calcext:value-type="float">
            <text:p>0,7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75" calcext:value-type="float">
            <text:p>2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5" calcext:value-type="float">
            <text:p>0,13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00" calcext:value-type="float">
            <text:p>4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9" calcext:value-type="float">
            <text:p>19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Heavy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attack</text:p>
          </table:table-cell>
          <table:table-cell table:style-name="Default"/>
          <table:table-cell table:style-name="ce10" office:value-type="float" office:value="2" calcext:value-type="float">
            <text:p>2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8.25" calcext:value-type="float">
            <text:p>8,250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defence</text:p>
          </table:table-cell>
          <table:table-cell table:style-name="Default"/>
          <table:table-cell table:style-name="ce10" office:value-type="float" office:value="13" calcext:value-type="float">
            <text:p>13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15" calcext:value-type="float">
            <text:p>1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onvoy_attack</text:p>
          </table:table-cell>
          <table:table-cell table:style-name="Default"/>
          <table:table-cell table:style-name="ce10" table:number-columns-repeated="8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defence</text:p>
          </table:table-cell>
          <table:table-cell table:style-name="Default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float" office:value="10.5" calcext:value-type="float">
            <text:p>10,500</text:p>
          </table:table-cell>
          <table:table-cell table:style-name="ce9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hull</text:p>
          </table:table-cell>
          <table:table-cell table:style-name="Default"/>
          <table:table-cell table:style-name="ce10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9"/>
          <table:table-cell table:style-name="ce9" office:value-type="float" office:value="0.656" calcext:value-type="float">
            <text:p>0,656</text:p>
          </table:table-cell>
          <table:table-cell table:style-name="ce9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float" office:value="0.381" calcext:value-type="float">
            <text:p>0,381</text:p>
          </table:table-cell>
          <table:table-cell table:style-name="ce9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range</text:p>
          </table:table-cell>
          <table:table-cell table:style-name="Default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/>
          <table:table-cell table:style-name="ce11" office:value-type="float" office:value="375" calcext:value-type="float">
            <text:p>375,000</text:p>
          </table:table-cell>
          <table:table-cell table:style-name="ce9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imum_speed</text:p>
          </table:table-cell>
          <table:table-cell table:style-name="Default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9" office:value-type="float" office:value="0.1" calcext:value-type="float">
            <text:p>0,1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9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positioning</text:p>
          </table:table-cell>
          <table:table-cell table:style-name="Default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_strength</text:p>
          </table:table-cell>
          <table:table-cell table:style-name="Default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33" calcext:value-type="float">
            <text:p>33,000</text:p>
          </table:table-cell>
          <table:table-cell table:style-name="ce9" office:value-type="float" office:value="12.5" calcext:value-type="float">
            <text:p>12,500</text:p>
          </table:table-cell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45.5" calcext:value-type="float">
            <text:p>45,500</text:p>
          </table:table-cell>
          <table:table-cell table:style-name="ce9"/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attack</text:p>
          </table:table-cell>
          <table:table-cell table:style-name="Default"/>
          <table:table-cell table:style-name="ce10" table:number-columns-repeated="7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.6" calcext:value-type="float">
            <text:p>2,6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.65" calcext:value-type="float">
            <text:p>3,65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5.05" calcext:value-type="float">
            <text:p>5,050</text:p>
          </table:table-cell>
          <table:table-cell table:style-name="ce9" office:value-type="float" office:value="1.1" calcext:value-type="float">
            <text:p>1,10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25" calcext:value-type="float">
            <text:p>0,4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75" calcext:value-type="float">
            <text:p>37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Pocket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table:number-columns-repeated="2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number-columns-repeated="3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table:number-columns-repeated="2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37" calcext:value-type="float">
            <text:p>0,337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 table:number-columns-repeated="2"/>
          <table:table-cell table:number-columns-repeated="2"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.35" calcext:value-type="float">
            <text:p>1,350</text:p>
          </table:table-cell>
          <table:table-cell table:style-name="ce10"/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scor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number-columns-repeated="2"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225" calcext:value-type="float">
            <text:p>0,225</text:p>
          </table:table-cell>
          <table:table-cell table:style-name="ce10" table:number-columns-repeated="2"/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3.5" calcext:value-type="float">
            <text:p>23,500</text:p>
          </table:table-cell>
          <table:table-cell table:style-name="ce10" table:number-columns-repeated="4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9" table:number-columns-repeated="2"/>
          <table:table-cell table:style-name="ce11" office:value-type="float" office:value="23.5" calcext:value-type="float">
            <text:p>23,500</text:p>
          </table:table-cell>
          <table:table-cell table:style-name="ce10"/>
          <table:table-cell table:style-name="ce10" office:value-type="float" office:value="10.75" calcext:value-type="float">
            <text:p>10,750</text:p>
          </table:table-cell>
          <table:table-cell table:style-name="ce10" office:value-type="float" office:value="23.5" calcext:value-type="float">
            <text:p>23,500</text:p>
          </table:table-cell>
          <table:table-cell table:style-name="ce11" office:value-type="float" office:value="10.75" calcext:value-type="float">
            <text:p>10,750</text:p>
          </table:table-cell>
          <table:table-cell table:style-name="ce9"/>
          <table:table-cell table:style-name="ce11" office:value-type="float" office:value="23.5" calcext:value-type="float">
            <text:p>23,500</text:p>
          </table:table-cell>
          <table:table-cell table:style-name="ce10" office:value-type="float" office:value="10.75" calcext:value-type="float">
            <text:p>10,750</text:p>
          </table:table-cell>
          <table:table-cell table:style-name="ce10"/>
          <table:table-cell table:style-name="ce10" office:value-type="float" office:value="23.5" calcext:value-type="float">
            <text:p>23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2.5" calcext:value-type="float">
            <text:p>12,500</text:p>
          </table:table-cell>
          <table:table-cell table:style-name="ce10" table:number-columns-repeated="4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9" table:number-columns-repeated="2"/>
          <table:table-cell table:style-name="ce11" office:value-type="float" office:value="12.5" calcext:value-type="float">
            <text:p>12,500</text:p>
          </table:table-cell>
          <table:table-cell table:style-name="ce10"/>
          <table:table-cell table:style-name="ce10" office:value-type="float" office:value="8.75" calcext:value-type="float">
            <text:p>8,75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1" office:value-type="float" office:value="8.75" calcext:value-type="float">
            <text:p>8,750</text:p>
          </table:table-cell>
          <table:table-cell table:style-name="ce9"/>
          <table:table-cell table:style-name="ce11" office:value-type="float" office:value="12.5" calcext:value-type="float">
            <text:p>12,500</text:p>
          </table:table-cell>
          <table:table-cell table:style-name="ce10" office:value-type="float" office:value="8.75" calcext:value-type="float">
            <text:p>8,750</text:p>
          </table:table-cell>
          <table:table-cell table:style-name="ce10"/>
          <table:table-cell table:style-name="ce10" office:value-type="float" office:value="12.5" calcext:value-type="float">
            <text:p>12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" calcext:value-type="float">
            <text:p>0,130</text:p>
          </table:table-cell>
          <table:table-cell table:style-name="ce10" table:number-columns-repeated="4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9" table:number-columns-repeated="2"/>
          <table:table-cell table:style-name="ce11" office:value-type="float" office:value="0.13" calcext:value-type="float">
            <text:p>0,130</text:p>
          </table:table-cell>
          <table:table-cell table:style-name="ce10"/>
          <table:table-cell table:style-name="ce10" office:value-type="float" office:value="0.565" calcext:value-type="float">
            <text:p>0,565</text:p>
          </table:table-cell>
          <table:table-cell table:style-name="ce10" office:value-type="float" office:value="0.38" calcext:value-type="float">
            <text:p>0,380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9"/>
          <table:table-cell table:style-name="ce11" office:value-type="float" office:value="0.38" calcext:value-type="float">
            <text:p>0,380</text:p>
          </table:table-cell>
          <table:table-cell table:style-name="ce10" office:value-type="float" office:value="0.315" calcext:value-type="float">
            <text:p>0,315</text:p>
          </table:table-cell>
          <table:table-cell table:style-name="ce10"/>
          <table:table-cell table:style-name="ce10" office:value-type="float" office:value="0.38" calcext:value-type="float">
            <text:p>0,38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95" calcext:value-type="float">
            <text:p>29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table:number-columns-repeated="2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395" calcext:value-type="float">
            <text:p>39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875" calcext:value-type="float">
            <text:p>0,87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table:number-columns-repeated="2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-0.39" calcext:value-type="float">
            <text:p>-0,39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11" office:value-type="float" office:value="0.29" calcext:value-type="float">
            <text:p>0,29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0" office:value-type="float" office:value="0.29" calcext:value-type="float">
            <text:p>0,29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4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9" table:number-columns-repeated="2"/>
          <table:table-cell table:style-name="ce9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7"/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float" office:value="1.85" calcext:value-type="float">
            <text:p>1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2.85" calcext:value-type="float">
            <text:p>2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nvoy Raid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table:number-columns-repeated="2"/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1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.5" calcext:value-type="float">
            <text:p>8,5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8" calcext:value-type="float">
            <text:p>8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2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number-columns-repeated="7" table:style-name="ce10" office:value-type="float" office:value="50" calcext:value-type="float">
            <text:p>50,000</text:p>
          </table:table-cell>
          <table:table-cell table:number-columns-repeated="3"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9" office:value-type="float" office:value="-300" calcext:value-type="float">
            <text:p>-300,000</text:p>
          </table:table-cell>
          <table:table-cell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25" calcext:value-type="float">
            <text:p>1,25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0" office:value-type="float" office:value="-1" calcext:value-type="float">
            <text:p>-1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2" calcext:value-type="float">
            <text:p>0,120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2"/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6.5" calcext:value-type="float">
            <text:p>6,500</text:p>
          </table:table-cell>
          <table:table-cell table:style-name="ce10"/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6.5" calcext:value-type="float">
            <text:p>6,5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.5" calcext:value-type="float">
            <text:p>5,500</text:p>
          </table:table-cell>
          <table:table-cell table:style-name="ce10"/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9" office:value-type="float" office:value="-0.5" calcext:value-type="float">
            <text:p>-0,500</text:p>
          </table:table-cell>
          <table:table-cell table:style-name="ce11" office:value-type="float" office:value="6.5" calcext:value-type="float">
            <text:p>6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table:number-columns-repeated="4"/>
          <table:table-cell table:number-columns-repeated="7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700" calcext:value-type="float">
            <text:p>70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0" office:value-type="float" office:value="-100" calcext:value-type="float">
            <text:p>-100,000</text:p>
          </table:table-cell>
          <table:table-cell table:number-columns-repeated="2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-400" calcext:value-type="float">
            <text:p>-400,000</text:p>
          </table:table-cell>
          <table:table-cell table:style-name="ce12" office:value-type="float" office:value="100" calcext:value-type="float">
            <text:p>100,000</text:p>
          </table:table-cell>
          <table:table-cell table:number-columns-repeated="3" table:style-name="ce10" office:value-type="float" office:value="100" calcext:value-type="float">
            <text:p>1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-1" calcext:value-type="float">
            <text:p>-1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9"/>
          <table:table-cell table:style-name="ce11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ong Range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6.5" calcext:value-type="float">
            <text:p>6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.5" calcext:value-type="float">
            <text:p>4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/>
          <table:table-cell table:style-name="ce9" office:value-type="float" office:value="-0.5" calcext:value-type="float">
            <text:p>-0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table:number-columns-repeated="4"/>
          <table:table-cell table:number-columns-repeated="3"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150" calcext:value-type="float">
            <text:p>1150,000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-850" calcext:value-type="float">
            <text:p>-850,000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 office:value-type="float" office:value="-1" calcext:value-type="float">
            <text:p>-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17" calcext:value-type="float">
            <text:p>0,017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2"/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9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table:number-columns-repeated="2"/>
          <table:table-cell table:style-name="ce9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lectro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.5" calcext:value-type="float">
            <text:p>11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9" calcext:value-type="float">
            <text:p>9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9"/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table:number-columns-repeated="2"/>
          <table:table-cell table:number-columns-repeated="2" table:style-name="ce9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9"/>
          <table:table-cell table:style-name="ce11" office:value-type="float" office:value="900" calcext:value-type="float">
            <text:p>900,000</text:p>
          </table:table-cell>
          <table:table-cell table:style-name="ce9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/>
          <table:table-cell table:style-name="ce11" office:value-type="float" office:value="-400" calcext:value-type="float">
            <text:p>-400,000</text:p>
          </table:table-cell>
          <table:table-cell table:style-name="ce11" office:value-type="float" office:value="125" calcext:value-type="float">
            <text:p>125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65" calcext:value-type="float">
            <text:p>0,065</text:p>
          </table:table-cell>
          <table:table-cell table:style-name="ce10" table:number-columns-repeated="6"/>
          <table:table-cell table:style-name="ce10" office:value-type="float" office:value="0.065" calcext:value-type="float">
            <text:p>0,065</text:p>
          </table:table-cell>
          <table:table-cell table:style-name="ce10" table:number-columns-repeated="3"/>
          <table:table-cell table:style-name="ce10" office:value-type="float" office:value="0.065" calcext:value-type="float">
            <text:p>0,065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9"/>
          <table:table-cell table:style-name="ce9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table:number-columns-repeated="2"/>
          <table:table-cell table:style-name="ce10" office:value-type="float" office:value="0.165" calcext:value-type="float">
            <text:p>0,1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6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9" table:number-columns-repeated="3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idget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8:.P30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9:.P309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0:.P310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1:.P311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2:.P312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3:.P313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4:.P314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5:.P315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6:.P316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7:.P317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8:.P31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 table:number-rows-repeated="10482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 table:print="false">
        <table:table-column table:style-name="co2" table:default-cell-style-name="Default"/>
        <table:table-column table:style-name="co3" table:number-columns-repeated="2" table:default-cell-style-name="ce9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1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1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1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1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1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  <table:table table:name="Arkusz4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6"/>
        <table:table-column table:style-name="co3" table:number-columns-repeated="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10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OT</text:p>
          </table:table-cell>
          <table:table-cell table:number-columns-repeated="4"/>
          <table:table-cell office:value-type="string" calcext:value-type="string">
            <text:p>NOT-OT/45*0,8</text:p>
          </table:table-cell>
          <table:table-cell table:number-columns-repeated="6"/>
          <table:table-cell office:value-type="string" calcext:value-type="string">
            <text:p>FULL/6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" calcext:value-type="float">
            <text:p>-1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4" calcext:value-type="float">
            <text:p>-0,6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7]*(-1)" office:value-type="float" office:value="-24" calcext:value-type="float">
            <text:p>-24,000</text:p>
          </table:table-cell>
          <table:table-cell office:value-type="float" office:value="24" calcext:value-type="float">
            <text:p>24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26666666666667" calcext:value-type="float">
            <text:p>-0,42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5714285714286" calcext:value-type="float">
            <text:p>-1,3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4285714285714" calcext:value-type="float">
            <text:p>-24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8" calcext:value-type="float">
            <text:p>-2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54666666666667" calcext:value-type="float">
            <text:p>-5,54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]*(-1)" office:value-type="float" office:value="-224" calcext:value-type="float">
            <text:p>-224,000</text:p>
          </table:table-cell>
          <table:table-cell office:value-type="float" office:value="224" calcext:value-type="float">
            <text:p>224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97777777777778" calcext:value-type="float">
            <text:p>-4,978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95238095238095" calcext:value-type="float">
            <text:p>-6,9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5.142857142857" calcext:value-type="float">
            <text:p>-12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98" calcext:value-type="float">
            <text:p>-0,19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304" calcext:value-type="float">
            <text:p>-0,2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]*(-1)" office:value-type="float" office:value="-11.16" calcext:value-type="float">
            <text:p>-11,160</text:p>
          </table:table-cell>
          <table:table-cell office:value-type="float" office:value="11.16" calcext:value-type="float">
            <text:p>11,16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984" calcext:value-type="float">
            <text:p>-0,19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47142857142857" calcext:value-type="float">
            <text:p>-0,35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24857142857143" calcext:value-type="float">
            <text:p>-6,2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62" calcext:value-type="float">
            <text:p>-0,46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44" calcext:value-type="float">
            <text:p>-0,13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]*(-1)" office:value-type="float" office:value="-2.52" calcext:value-type="float">
            <text:p>-2,520</text:p>
          </table:table-cell>
          <table:table-cell office:value-type="float" office:value="2.52" calcext:value-type="float">
            <text:p>2,5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448" calcext:value-type="float">
            <text:p>-0,04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5" calcext:value-type="float">
            <text:p>-0,4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.1" calcext:value-type="float">
            <text:p>-8,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56" calcext:value-type="float">
            <text:p>-0,02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]*(-1)" office:value-type="float" office:value="-0.96" calcext:value-type="float">
            <text:p>-0,960</text:p>
          </table:table-cell>
          <table:table-cell office:value-type="float" office:value="0.96" calcext:value-type="float">
            <text:p>0,96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13333333333333" calcext:value-type="float">
            <text:p>-0,021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28571428571429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11428571428571" calcext:value-type="float">
            <text:p>-0,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702222222222222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18666666666667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]*(-1)" office:value-type="float" office:value="-0.288" calcext:value-type="float">
            <text:p>-0,288</text:p>
          </table:table-cell>
          <table:table-cell office:value-type="float" office:value="0.288" calcext:value-type="float">
            <text:p>0,288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512" calcext:value-type="float">
            <text:p>-0,00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05396825396825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89714285714286" calcext:value-type="float">
            <text:p>-0,1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52" calcext:value-type="float">
            <text:p>-3,5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]*(-1)" office:value-type="float" office:value="-132" calcext:value-type="float">
            <text:p>-132,000</text:p>
          </table:table-cell>
          <table:table-cell office:value-type="float" office:value="132" calcext:value-type="float">
            <text:p>13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.93333333333333" calcext:value-type="float">
            <text:p>-2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71428571428571" calcext:value-type="float">
            <text:p>-3,7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6.8571428571429" calcext:value-type="float">
            <text:p>-66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5.80666666666667" calcext:value-type="float">
            <text:p>-5,8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14761904761905" calcext:value-type="float">
            <text:p>-4,15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4.6571428571429" calcext:value-type="float">
            <text:p>-74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6" calcext:value-type="float">
            <text:p>-0,0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5]*(-1)" office:value-type="float" office:value="-0.72" calcext:value-type="float">
            <text:p>-0,720</text:p>
          </table:table-cell>
          <table:table-cell office:value-type="float" office:value="0.72" calcext:value-type="float">
            <text:p>0,72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28" calcext:value-type="float">
            <text:p>-0,01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71428571428571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68571428571428" calcext:value-type="float">
            <text:p>-0,6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" calcext:value-type="float">
            <text:p>-0,07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73333333333333" calcext:value-type="float">
            <text:p>-0,03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373333333333333" calcext:value-type="float">
            <text:p>-0,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33333333333333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3.5" calcext:value-type="float">
            <text:p>-3,5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6" calcext:value-type="float">
            <text:p>-5,6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7" calcext:value-type="float">
            <text:p>-7,0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7.5" calcext:value-type="float">
            <text:p>-7,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2" calcext:value-type="float">
            <text:p>-0,04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" calcext:value-type="float">
            <text:p>-0,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32" calcext:value-type="float">
            <text:p>-0,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585714285714286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5428571428571" calcext:value-type="float">
            <text:p>-1,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5" calcext:value-type="float">
            <text:p>-0,55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86666666666667" calcext:value-type="float">
            <text:p>-0,1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86666666666667" calcext:value-type="float">
            <text:p>-0,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5952380952381" calcext:value-type="float">
            <text:p>-0,5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0714285714286" calcext:value-type="float">
            <text:p>-10,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49333333333333" calcext:value-type="float">
            <text:p>-0,0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186666666666667" calcext:value-type="float">
            <text:p>-0,019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33333333333333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4" calcext:value-type="float">
            <text:p>-0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762222222222222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10666666666667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410666666666667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1111111111111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4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176" calcext:value-type="float">
            <text:p>-2,1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72" calcext:value-type="float">
            <text:p>-2,72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94285714285714" calcext:value-type="float">
            <text:p>-1,9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4.9714285714286" calcext:value-type="float">
            <text:p>-34,9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8.93333333333333" calcext:value-type="float">
            <text:p>-8,9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38095238095238" calcext:value-type="float">
            <text:p>-6,3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4.857142857143" calcext:value-type="float">
            <text:p>-114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" calcext:value-type="float">
            <text:p>-0,02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53333333333333" calcext:value-type="float">
            <text:p>-0,0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853333333333333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47619047619048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45714285714286" calcext:value-type="float">
            <text:p>-0,4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" calcext:value-type="float">
            <text:p>-0,4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86666666666667" calcext:value-type="float">
            <text:p>-0,5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1]*(-1)" office:value-type="float" office:value="-21" calcext:value-type="float">
            <text:p>-21,000</text:p>
          </table:table-cell>
          <table:table-cell office:value-type="float" office:value="21" calcext:value-type="float">
            <text:p>21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73333333333333" calcext:value-type="float">
            <text:p>-0,37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80952380952381" calcext:value-type="float">
            <text:p>-0,81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.5714285714286" calcext:value-type="float">
            <text:p>-14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8" calcext:value-type="float">
            <text:p>-2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3333333333333" calcext:value-type="float">
            <text:p>-5,3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2]*(-1)" office:value-type="float" office:value="-212" calcext:value-type="float">
            <text:p>-212,000</text:p>
          </table:table-cell>
          <table:table-cell office:value-type="float" office:value="212" calcext:value-type="float">
            <text:p>212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71111111111111" calcext:value-type="float">
            <text:p>-4,711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76190476190476" calcext:value-type="float">
            <text:p>-6,7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1.714285714286" calcext:value-type="float">
            <text:p>-121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2" calcext:value-type="float">
            <text:p>-0,0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" calcext:value-type="float">
            <text:p>-0,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3]*(-1)" office:value-type="float" office:value="-1.2" calcext:value-type="float">
            <text:p>-1,200</text:p>
          </table:table-cell>
          <table:table-cell office:value-type="float" office:value="1.2" calcext:value-type="float">
            <text:p>1,2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13333333333333" calcext:value-type="float">
            <text:p>-0,02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44" calcext:value-type="float">
            <text:p>-1,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4" calcext:value-type="float">
            <text:p>-0,29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464" calcext:value-type="float">
            <text:p>-0,2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4]*(-1)" office:value-type="float" office:value="-8.82" calcext:value-type="float">
            <text:p>-8,820</text:p>
          </table:table-cell>
          <table:table-cell office:value-type="float" office:value="8.82" calcext:value-type="float">
            <text:p>8,8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568" calcext:value-type="float">
            <text:p>-0,15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3" calcext:value-type="float">
            <text:p>-0,4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74" calcext:value-type="float">
            <text:p>-7,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05333333333333" calcext:value-type="float">
            <text:p>-0,02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5]*(-1)" office:value-type="float" office:value="-0.735" calcext:value-type="float">
            <text:p>-0,735</text:p>
          </table:table-cell>
          <table:table-cell office:value-type="float" office:value="0.735" calcext:value-type="float">
            <text:p>0,73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63333333333333" calcext:value-type="float">
            <text:p>-0,016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83333333333333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3" calcext:value-type="float">
            <text:p>-0,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66666666666667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8" calcext:value-type="float">
            <text:p>-0,0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6]*(-1)" office:value-type="float" office:value="-1.14" calcext:value-type="float">
            <text:p>-1,140</text:p>
          </table:table-cell>
          <table:table-cell office:value-type="float" office:value="1.14" calcext:value-type="float">
            <text:p>1,14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02666666666667" calcext:value-type="float">
            <text:p>-0,02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476190476190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48571428571429" calcext:value-type="float">
            <text:p>-0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2666666666667" calcext:value-type="float">
            <text:p>-3,62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7]*(-1)" office:value-type="float" office:value="-132" calcext:value-type="float">
            <text:p>-132,000</text:p>
          </table:table-cell>
          <table:table-cell office:value-type="float" office:value="132" calcext:value-type="float">
            <text:p>13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.93333333333333" calcext:value-type="float">
            <text:p>-2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8666666666667" calcext:value-type="float">
            <text:p>-1,7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7619047619048" calcext:value-type="float">
            <text:p>-1,2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9714285714286" calcext:value-type="float">
            <text:p>-22,9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39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8" calcext:value-type="float">
            <text:p>-0,2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4224" calcext:value-type="float">
            <text:p>-0,4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3]*(-1)" office:value-type="float" office:value="-15.12" calcext:value-type="float">
            <text:p>-15,120</text:p>
          </table:table-cell>
          <table:table-cell office:value-type="float" office:value="15.12" calcext:value-type="float">
            <text:p>15,12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688" calcext:value-type="float">
            <text:p>-0,26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77142857142857" calcext:value-type="float">
            <text:p>-0,58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3885714285714" calcext:value-type="float">
            <text:p>-10,3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24" calcext:value-type="float">
            <text:p>-2,24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26666666666667" calcext:value-type="float">
            <text:p>-4,2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4]*(-1)" office:value-type="float" office:value="-169.6" calcext:value-type="float">
            <text:p>-169,600</text:p>
          </table:table-cell>
          <table:table-cell office:value-type="float" office:value="169.6" calcext:value-type="float">
            <text:p>169,6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76888888888889" calcext:value-type="float">
            <text:p>-3,769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5.40952380952381" calcext:value-type="float">
            <text:p>-5,4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7.3714285714286" calcext:value-type="float">
            <text:p>-97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2" calcext:value-type="float">
            <text:p>-0,0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5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28571428571429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11428571428571" calcext:value-type="float">
            <text:p>-0,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1" calcext:value-type="float">
            <text:p>-0,21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6" calcext:value-type="float">
            <text:p>-0,1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6]*(-1)" office:value-type="float" office:value="-6.3" calcext:value-type="float">
            <text:p>-6,300</text:p>
          </table:table-cell>
          <table:table-cell office:value-type="float" office:value="6.3" calcext:value-type="float">
            <text:p>6,3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2" calcext:value-type="float">
            <text:p>-0,11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07142857142857" calcext:value-type="float">
            <text:p>-0,31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52857142857143" calcext:value-type="float">
            <text:p>-5,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8" calcext:value-type="float">
            <text:p>-0,00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7]*(-1)" office:value-type="float" office:value="-0.315" calcext:value-type="float">
            <text:p>-0,315</text:p>
          </table:table-cell>
          <table:table-cell office:value-type="float" office:value="0.315" calcext:value-type="float">
            <text:p>0,3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07" calcext:value-type="float">
            <text:p>-0,00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785714285714286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41428571428571" calcext:value-type="float">
            <text:p>-0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66666666666667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8" calcext:value-type="float">
            <text:p>-0,02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8]*(-1)" office:value-type="float" office:value="-1.14" calcext:value-type="float">
            <text:p>-1,140</text:p>
          </table:table-cell>
          <table:table-cell office:value-type="float" office:value="1.14" calcext:value-type="float">
            <text:p>1,14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02666666666667" calcext:value-type="float">
            <text:p>-0,02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476190476190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48571428571429" calcext:value-type="float">
            <text:p>-0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6" calcext:value-type="float">
            <text:p>-1,7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49]*(-1)" office:value-type="float" office:value="-63" calcext:value-type="float">
            <text:p>-63,000</text:p>
          </table:table-cell>
          <table:table-cell office:value-type="float" office:value="63" calcext:value-type="float">
            <text:p>63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4" calcext:value-type="float">
            <text:p>-1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14285714285714" calcext:value-type="float">
            <text:p>-2,14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8.5714285714286" calcext:value-type="float">
            <text:p>-38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93333333333333" calcext:value-type="float">
            <text:p>-0,89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38095238095238" calcext:value-type="float">
            <text:p>-0,64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4857142857143" calcext:value-type="float">
            <text:p>-11,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3333333333333" calcext:value-type="float">
            <text:p>-1,3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2" calcext:value-type="float">
            <text:p>-0,72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5]*(-1)" office:value-type="float" office:value="-22.5" calcext:value-type="float">
            <text:p>-22,500</text:p>
          </table:table-cell>
          <table:table-cell office:value-type="float" office:value="22.5" calcext:value-type="float">
            <text:p>22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" calcext:value-type="float">
            <text:p>-0,4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952380952381" calcext:value-type="float">
            <text:p>-1,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8.7142857142857" calcext:value-type="float">
            <text:p>-28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76" calcext:value-type="float">
            <text:p>-5,3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6]*(-1)" office:value-type="float" office:value="-168" calcext:value-type="float">
            <text:p>-168,000</text:p>
          </table:table-cell>
          <table:table-cell office:value-type="float" office:value="168" calcext:value-type="float">
            <text:p>168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73333333333333" calcext:value-type="float">
            <text:p>-3,73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6.4" calcext:value-type="float">
            <text:p>-8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24444444444444" calcext:value-type="float">
            <text:p>-0,32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31746031746032" calcext:value-type="float">
            <text:p>-0,2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.17142857142857" calcext:value-type="float">
            <text:p>-4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168" calcext:value-type="float">
            <text:p>-0,71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8]*(-1)" office:value-type="float" office:value="-22.4" calcext:value-type="float">
            <text:p>-22,400</text:p>
          </table:table-cell>
          <table:table-cell office:value-type="float" office:value="22.4" calcext:value-type="float">
            <text:p>22,4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98222222222222" calcext:value-type="float">
            <text:p>-0,39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4" calcext:value-type="float">
            <text:p>-0,6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52" calcext:value-type="float">
            <text:p>-11,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9333333333333" calcext:value-type="float">
            <text:p>-0,0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76" calcext:value-type="float">
            <text:p>-0,0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59]*(-1)" office:value-type="float" office:value="-1.8" calcext:value-type="float">
            <text:p>-1,800</text:p>
          </table:table-cell>
          <table:table-cell office:value-type="float" office:value="1.8" calcext:value-type="float">
            <text:p>1,80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" calcext:value-type="float">
            <text:p>-0,040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20952380952381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11771428571429" calcext:value-type="float">
            <text:p>-1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36" calcext:value-type="float">
            <text:p>-0,00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0]*(-1)" office:value-type="float" office:value="-0.1145" calcext:value-type="float">
            <text:p>-0,115</text:p>
          </table:table-cell>
          <table:table-cell office:value-type="float" office:value="0.1145" calcext:value-type="float">
            <text:p>0,115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203555555555556" calcext:value-type="float">
            <text:p>-0,00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654761904761905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7857142857143" calcext:value-type="float">
            <text:p>-0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3333333333333" calcext:value-type="float">
            <text:p>-2,1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6.08" calcext:value-type="float">
            <text:p>-6,0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1]*(-1)" office:value-type="float" office:value="-190" calcext:value-type="float">
            <text:p>-190,000</text:p>
          </table:table-cell>
          <table:table-cell office:value-type="float" office:value="190" calcext:value-type="float">
            <text:p>19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22222222222222" calcext:value-type="float">
            <text:p>-4,222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6.95238095238095" calcext:value-type="float">
            <text:p>-6,95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25.142857142857" calcext:value-type="float">
            <text:p>-12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3.35" calcext:value-type="float">
            <text:p>-3,35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39285714285714" calcext:value-type="float">
            <text:p>-2,39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3.0714285714286" calcext:value-type="float">
            <text:p>-43,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05555555555556" calcext:value-type="float">
            <text:p>-0,10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22222222222222" calcext:value-type="float">
            <text:p>-0,0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63]*(-1)" office:value-type="float" office:value="-1.25" calcext:value-type="float">
            <text:p>-1,250</text:p>
          </table:table-cell>
          <table:table-cell office:value-type="float" office:value="1.25" calcext:value-type="float">
            <text:p>1,25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22222222222222" calcext:value-type="float">
            <text:p>-0,0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952380952380952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71428571428571" calcext:value-type="float">
            <text:p>-1,7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6" calcext:value-type="float">
            <text:p>-0,5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05333333333333" calcext:value-type="float">
            <text:p>-0,8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805333333333333" calcext:value-type="float">
            <text:p>-0,8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11904761904762" calcext:value-type="float">
            <text:p>-1,1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0.1428571428571" calcext:value-type="float">
            <text:p>-20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76" calcext:value-type="float">
            <text:p>-5,37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6.72" calcext:value-type="float">
            <text:p>-6,72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86.4" calcext:value-type="float">
            <text:p>-8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77777777777778" calcext:value-type="float">
            <text:p>-0,07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2222222222222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622222222222222" calcext:value-type="float">
            <text:p>-0,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08" calcext:value-type="float">
            <text:p>-1,0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008" calcext:value-type="float">
            <text:p>-1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" calcext:value-type="float">
            <text:p>-0,9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6.2" calcext:value-type="float">
            <text:p>-16,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9333333333333" calcext:value-type="float">
            <text:p>-0,0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76" calcext:value-type="float">
            <text:p>-0,05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72" calcext:value-type="float">
            <text:p>-0,072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20952380952381" calcext:value-type="float">
            <text:p>-0,06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11771428571429" calcext:value-type="float">
            <text:p>-1,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58666666666667" calcext:value-type="float">
            <text:p>-0,0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658666666666667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2142857142857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5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16" calcext:value-type="float">
            <text:p>-4,1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5.2" calcext:value-type="float">
            <text:p>-5,2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71428571428571" calcext:value-type="float">
            <text:p>-3,7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6.8571428571429" calcext:value-type="float">
            <text:p>-66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5555555555556" calcext:value-type="float">
            <text:p>-0,29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2222222222222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622222222222222" calcext:value-type="float">
            <text:p>-0,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66666666666667" calcext:value-type="float">
            <text:p>-0,2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.8" calcext:value-type="float">
            <text:p>-4,8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46666666666667" calcext:value-type="float">
            <text:p>-1,4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30666666666667" calcext:value-type="float">
            <text:p>-0,33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79]*(-1)" office:value-type="float" office:value="-3.75" calcext:value-type="float">
            <text:p>-3,750</text:p>
          </table:table-cell>
          <table:table-cell office:value-type="float" office:value="3.75" calcext:value-type="float">
            <text:p>3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666666666666667" calcext:value-type="float">
            <text:p>-0,06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4285714285714" calcext:value-type="float">
            <text:p>-1,34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1714285714286" calcext:value-type="float">
            <text:p>-24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8" calcext:value-type="float">
            <text:p>-3,6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0]*(-1)" office:value-type="float" office:value="-135" calcext:value-type="float">
            <text:p>-135,000</text:p>
          </table:table-cell>
          <table:table-cell office:value-type="float" office:value="135" calcext:value-type="float">
            <text:p>135,0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" calcext:value-type="float">
            <text:p>-3,0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28571428571429" calcext:value-type="float">
            <text:p>-3,29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59.1428571428571" calcext:value-type="float">
            <text:p>-59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40444444444444" calcext:value-type="float">
            <text:p>-0,34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622222222222222" calcext:value-type="float">
            <text:p>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1]*(-1)" office:value-type="float" office:value="3.5" calcext:value-type="float">
            <text:p>3,500</text:p>
          </table:table-cell>
          <table:table-cell office:value-type="float" office:value="-3.5" calcext:value-type="float">
            <text:p>-3,5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622222222222222" calcext:value-type="float">
            <text:p>0,06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87619047619048" calcext:value-type="float">
            <text:p>-0,1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37714285714286" calcext:value-type="float">
            <text:p>-3,3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24" calcext:value-type="float">
            <text:p>-0,6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2]*(-1)" office:value-type="float" office:value="-22.5" calcext:value-type="float">
            <text:p>-22,500</text:p>
          </table:table-cell>
          <table:table-cell office:value-type="float" office:value="22.5" calcext:value-type="float">
            <text:p>22,5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" calcext:value-type="float">
            <text:p>-0,4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0.0285714285714" calcext:value-type="float">
            <text:p>-10,0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1111111111111" calcext:value-type="float">
            <text:p>-0,01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16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3]*(-1)" office:value-type="float" office:value="-2.229" calcext:value-type="float">
            <text:p>-2,229</text:p>
          </table:table-cell>
          <table:table-cell office:value-type="float" office:value="2.229" calcext:value-type="float">
            <text:p>2,229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95333333333333" calcext:value-type="float">
            <text:p>-0,050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72222222222222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1" calcext:value-type="float">
            <text:p>-1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4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77333333333333" calcext:value-type="float">
            <text:p>-0,0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4]*(-1)" office:value-type="float" office:value="-0.036" calcext:value-type="float">
            <text:p>-0,036</text:p>
          </table:table-cell>
          <table:table-cell office:value-type="float" office:value="0.036" calcext:value-type="float">
            <text:p>0,036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064" calcext:value-type="float">
            <text:p>-0,0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847619047619048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52571428571429" calcext:value-type="float">
            <text:p>-0,1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66666666666667" calcext:value-type="float">
            <text:p>-2,6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2" calcext:value-type="float">
            <text:p>-7,2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5]*(-1)" office:value-type="float" office:value="-262.5" calcext:value-type="float">
            <text:p>-262,500</text:p>
          </table:table-cell>
          <table:table-cell office:value-type="float" office:value="262.5" calcext:value-type="float">
            <text:p>262,5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5.83333333333333" calcext:value-type="float">
            <text:p>-5,8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33333333333333" calcext:value-type="float">
            <text:p>-8,3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72" calcext:value-type="float">
            <text:p>-0,1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55555555555556" calcext:value-type="float">
            <text:p>-0,0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87]*(-1)" office:value-type="float" office:value="-2" calcext:value-type="float">
            <text:p>-2,000</text:p>
          </table:table-cell>
          <table:table-cell office:value-type="float" office:value="2" calcext:value-type="float">
            <text:p>2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355555555555556" calcext:value-type="float">
            <text:p>-0,03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4603174603175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8285714285714" calcext:value-type="float">
            <text:p>-2,78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12" calcext:value-type="float">
            <text:p>-1,7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1]*(-1)" office:value-type="float" office:value="-58.5" calcext:value-type="float">
            <text:p>-58,500</text:p>
          </table:table-cell>
          <table:table-cell office:value-type="float" office:value="58.5" calcext:value-type="float">
            <text:p>58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4" calcext:value-type="float">
            <text:p>-1,04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72857142857143" calcext:value-type="float">
            <text:p>-2,7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9.1142857142857" calcext:value-type="float">
            <text:p>-49,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4" calcext:value-type="float">
            <text:p>-1,98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2]*(-1)" office:value-type="float" office:value="-70.2" calcext:value-type="float">
            <text:p>-70,200</text:p>
          </table:table-cell>
          <table:table-cell office:value-type="float" office:value="70.2" calcext:value-type="float">
            <text:p>70,2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56" calcext:value-type="float">
            <text:p>-1,56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14285714285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857142857143" calcext:value-type="float">
            <text:p>-31,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3466666666667" calcext:value-type="float">
            <text:p>-1,63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46311111111111" calcext:value-type="float">
            <text:p>-0,3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3]*(-1)" office:value-type="float" office:value="-4" calcext:value-type="float">
            <text:p>-4,000</text:p>
          </table:table-cell>
          <table:table-cell office:value-type="float" office:value="4" calcext:value-type="float">
            <text:p>4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11111111111111" calcext:value-type="float">
            <text:p>-0,07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68253968254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828571428571" calcext:value-type="float">
            <text:p>-26,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4]*(-1)" office:value-type="float" office:value="-74.34" calcext:value-type="float">
            <text:p>-74,340</text:p>
          </table:table-cell>
          <table:table-cell office:value-type="float" office:value="74.34" calcext:value-type="float">
            <text:p>74,34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216" calcext:value-type="float">
            <text:p>-1,3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42222222222222" calcext:value-type="float">
            <text:p>-0,03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08" calcext:value-type="float">
            <text:p>-0,14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5]*(-1)" office:value-type="float" office:value="-5.115" calcext:value-type="float">
            <text:p>-5,115</text:p>
          </table:table-cell>
          <table:table-cell office:value-type="float" office:value="5.115" calcext:value-type="float">
            <text:p>5,1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113666666666667" calcext:value-type="float">
            <text:p>-0,11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015873015873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0285714285714" calcext:value-type="float">
            <text:p>-2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6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" calcext:value-type="float">
            <text:p>-2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0.4533333333333" calcext:value-type="float">
            <text:p>-10,4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7]*(-1)" office:value-type="float" office:value="-378" calcext:value-type="float">
            <text:p>-378,000</text:p>
          </table:table-cell>
          <table:table-cell office:value-type="float" office:value="378" calcext:value-type="float">
            <text:p>378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8.4" calcext:value-type="float">
            <text:p>-8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8333333333333" calcext:value-type="float">
            <text:p>-10,8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5155555555556" calcext:value-type="float">
            <text:p>-0,12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99]*(-1)" office:value-type="float" office:value="-7.04" calcext:value-type="float">
            <text:p>-7,040</text:p>
          </table:table-cell>
          <table:table-cell office:value-type="float" office:value="7.04" calcext:value-type="float">
            <text:p>7,0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25155555555556" calcext:value-type="float">
            <text:p>-0,1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06349206349206" calcext:value-type="float">
            <text:p>-0,4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31428571428571" calcext:value-type="float">
            <text:p>-7,3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12" calcext:value-type="float">
            <text:p>-1,7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3]*(-1)" office:value-type="float" office:value="-58.5" calcext:value-type="float">
            <text:p>-58,500</text:p>
          </table:table-cell>
          <table:table-cell office:value-type="float" office:value="58.5" calcext:value-type="float">
            <text:p>58,5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04" calcext:value-type="float">
            <text:p>-1,04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72857142857143" calcext:value-type="float">
            <text:p>-2,7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9.1142857142857" calcext:value-type="float">
            <text:p>-49,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4" calcext:value-type="float">
            <text:p>-1,98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4]*(-1)" office:value-type="float" office:value="-70.2" calcext:value-type="float">
            <text:p>-70,200</text:p>
          </table:table-cell>
          <table:table-cell office:value-type="float" office:value="70.2" calcext:value-type="float">
            <text:p>70,2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56" calcext:value-type="float">
            <text:p>-1,56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14285714285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857142857143" calcext:value-type="float">
            <text:p>-31,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3466666666667" calcext:value-type="float">
            <text:p>-1,63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46311111111111" calcext:value-type="float">
            <text:p>-0,3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5]*(-1)" office:value-type="float" office:value="-4" calcext:value-type="float">
            <text:p>-4,000</text:p>
          </table:table-cell>
          <table:table-cell office:value-type="float" office:value="4" calcext:value-type="float">
            <text:p>4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11111111111111" calcext:value-type="float">
            <text:p>-0,07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68253968254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828571428571" calcext:value-type="float">
            <text:p>-26,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6]*(-1)" office:value-type="float" office:value="-74.34" calcext:value-type="float">
            <text:p>-74,340</text:p>
          </table:table-cell>
          <table:table-cell office:value-type="float" office:value="74.34" calcext:value-type="float">
            <text:p>74,34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216" calcext:value-type="float">
            <text:p>-1,32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42222222222222" calcext:value-type="float">
            <text:p>-0,03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08" calcext:value-type="float">
            <text:p>-0,14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7]*(-1)" office:value-type="float" office:value="-5.115" calcext:value-type="float">
            <text:p>-5,115</text:p>
          </table:table-cell>
          <table:table-cell office:value-type="float" office:value="5.115" calcext:value-type="float">
            <text:p>5,115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113666666666667" calcext:value-type="float">
            <text:p>-0,11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5015873015873" calcext:value-type="float">
            <text:p>-0,1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70285714285714" calcext:value-type="float">
            <text:p>-2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8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" calcext:value-type="float">
            <text:p>-2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0.4533333333333" calcext:value-type="float">
            <text:p>-10,4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09]*(-1)" office:value-type="float" office:value="-378" calcext:value-type="float">
            <text:p>-378,000</text:p>
          </table:table-cell>
          <table:table-cell office:value-type="float" office:value="378" calcext:value-type="float">
            <text:p>378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8.4" calcext:value-type="float">
            <text:p>-8,4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8333333333333" calcext:value-type="float">
            <text:p>-10,83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5155555555556" calcext:value-type="float">
            <text:p>-0,12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1]*(-1)" office:value-type="float" office:value="-7.04" calcext:value-type="float">
            <text:p>-7,040</text:p>
          </table:table-cell>
          <table:table-cell office:value-type="float" office:value="7.04" calcext:value-type="float">
            <text:p>7,0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25155555555556" calcext:value-type="float">
            <text:p>-0,1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06349206349206" calcext:value-type="float">
            <text:p>-0,4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7.31428571428571" calcext:value-type="float">
            <text:p>-7,3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49333333333333" calcext:value-type="float">
            <text:p>-1,49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2177777777778" calcext:value-type="float">
            <text:p>-1,5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5]*(-1)" office:value-type="float" office:value="-52" calcext:value-type="float">
            <text:p>-52,000</text:p>
          </table:table-cell>
          <table:table-cell office:value-type="float" office:value="52" calcext:value-type="float">
            <text:p>52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924444444444444" calcext:value-type="float">
            <text:p>-0,92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42539682539683" calcext:value-type="float">
            <text:p>-2,43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3.6571428571429" calcext:value-type="float">
            <text:p>-4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412" calcext:value-type="float">
            <text:p>-2,4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6]*(-1)" office:value-type="float" office:value="-89.1" calcext:value-type="float">
            <text:p>-89,100</text:p>
          </table:table-cell>
          <table:table-cell office:value-type="float" office:value="89.1" calcext:value-type="float">
            <text:p>89,1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98" calcext:value-type="float">
            <text:p>-1,98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15357142857143" calcext:value-type="float">
            <text:p>-2,1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8.7642857142857" calcext:value-type="float">
            <text:p>-38,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72" calcext:value-type="float">
            <text:p>-1,6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71911111111111" calcext:value-type="float">
            <text:p>-0,3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7]*(-1)" office:value-type="float" office:value="-11.2" calcext:value-type="float">
            <text:p>-11,200</text:p>
          </table:table-cell>
          <table:table-cell office:value-type="float" office:value="11.2" calcext:value-type="float">
            <text:p>11,2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99111111111111" calcext:value-type="float">
            <text:p>-0,19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2634920634921" calcext:value-type="float">
            <text:p>-1,5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7.4742857142857" calcext:value-type="float">
            <text:p>-27,4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" calcext:value-type="float">
            <text:p>-1,98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8]*(-1)" office:value-type="float" office:value="-72.9" calcext:value-type="float">
            <text:p>-72,900</text:p>
          </table:table-cell>
          <table:table-cell office:value-type="float" office:value="72.9" calcext:value-type="float">
            <text:p>72,9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96" calcext:value-type="float">
            <text:p>-1,29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6785714285714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8214285714286" calcext:value-type="float">
            <text:p>-31,8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95555555555556" calcext:value-type="float">
            <text:p>-0,03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16" calcext:value-type="float">
            <text:p>-0,12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19]*(-1)" office:value-type="float" office:value="-4.422" calcext:value-type="float">
            <text:p>-4,422</text:p>
          </table:table-cell>
          <table:table-cell office:value-type="float" office:value="4.422" calcext:value-type="float">
            <text:p>4,422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982666666666666" calcext:value-type="float">
            <text:p>-0,09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968253968254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33428571428571" calcext:value-type="float">
            <text:p>-2,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0]*(-1)" office:value-type="float" office:value="-0.564" calcext:value-type="float">
            <text:p>-0,564</text:p>
          </table:table-cell>
          <table:table-cell office:value-type="float" office:value="0.564" calcext:value-type="float">
            <text:p>0,56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100266666666667" calcext:value-type="float">
            <text:p>-0,01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0952380952381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57142857142857" calcext:value-type="float">
            <text:p>-0,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86" calcext:value-type="float">
            <text:p>-1,8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9.25866666666667" calcext:value-type="float">
            <text:p>-9,25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1]*(-1)" office:value-type="float" office:value="-334.8" calcext:value-type="float">
            <text:p>-334,800</text:p>
          </table:table-cell>
          <table:table-cell office:value-type="float" office:value="334.8" calcext:value-type="float">
            <text:p>334,8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7.44" calcext:value-type="float">
            <text:p>-7,44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9.5952380952381" calcext:value-type="float">
            <text:p>-9,6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72.714285714286" calcext:value-type="float">
            <text:p>-172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4" calcext:value-type="float">
            <text:p>-0,08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3]*(-1)" office:value-type="float" office:value="-4.8" calcext:value-type="float">
            <text:p>-4,800</text:p>
          </table:table-cell>
          <table:table-cell office:value-type="float" office:value="4.8" calcext:value-type="float">
            <text:p>4,8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853333333333333" calcext:value-type="float">
            <text:p>-0,08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297142857142857" calcext:value-type="float">
            <text:p>-0,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34857142857143" calcext:value-type="float">
            <text:p>-5,3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2" calcext:value-type="float">
            <text:p>-1,12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949333333333333" calcext:value-type="float">
            <text:p>-0,94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7]*(-1)" office:value-type="float" office:value="-28.2" calcext:value-type="float">
            <text:p>-28,200</text:p>
          </table:table-cell>
          <table:table-cell office:value-type="float" office:value="28.2" calcext:value-type="float">
            <text:p>28,2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01333333333333" calcext:value-type="float">
            <text:p>-0,5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4761904761905" calcext:value-type="float">
            <text:p>-1,65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9.6571428571429" calcext:value-type="float">
            <text:p>-29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12" calcext:value-type="float">
            <text:p>-1,5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8]*(-1)" office:value-type="float" office:value="-52.65" calcext:value-type="float">
            <text:p>-52,650</text:p>
          </table:table-cell>
          <table:table-cell office:value-type="float" office:value="52.65" calcext:value-type="float">
            <text:p>52,6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7" calcext:value-type="float">
            <text:p>-1,17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5" calcext:value-type="float">
            <text:p>-1,35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4.3" calcext:value-type="float">
            <text:p>-24,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8533333333333" calcext:value-type="float">
            <text:p>-1,2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8488888888889" calcext:value-type="float">
            <text:p>-0,17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29]*(-1)" office:value-type="float" office:value="-3.02" calcext:value-type="float">
            <text:p>-3,020</text:p>
          </table:table-cell>
          <table:table-cell office:value-type="float" office:value="3.02" calcext:value-type="float">
            <text:p>3,02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36888888888889" calcext:value-type="float">
            <text:p>-0,05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07746031746032" calcext:value-type="float">
            <text:p>-1,0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9.3942857142857" calcext:value-type="float">
            <text:p>-19,3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92" calcext:value-type="float">
            <text:p>-0,59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0]*(-1)" office:value-type="float" office:value="-19.05" calcext:value-type="float">
            <text:p>-19,050</text:p>
          </table:table-cell>
          <table:table-cell office:value-type="float" office:value="19.05" calcext:value-type="float">
            <text:p>19,05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38666666666667" calcext:value-type="float">
            <text:p>-0,33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28571428571429" calcext:value-type="float">
            <text:p>-0,53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.51428571428571" calcext:value-type="float">
            <text:p>-9,5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02222222222222" calcext:value-type="float">
            <text:p>-0,02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1]*(-1)" office:value-type="float" office:value="-2.139" calcext:value-type="float">
            <text:p>-2,139</text:p>
          </table:table-cell>
          <table:table-cell office:value-type="float" office:value="2.139" calcext:value-type="float">
            <text:p>2,139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75333333333333" calcext:value-type="float">
            <text:p>-0,04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01587301587302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6285714285714" calcext:value-type="float">
            <text:p>-1,2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" calcext:value-type="float">
            <text:p>-0,01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72" calcext:value-type="float">
            <text:p>-0,0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2]*(-1)" office:value-type="float" office:value="-0.204" calcext:value-type="float">
            <text:p>-0,204</text:p>
          </table:table-cell>
          <table:table-cell office:value-type="float" office:value="0.204" calcext:value-type="float">
            <text:p>0,20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62666666666667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64285714285714" calcext:value-type="float">
            <text:p>-0,02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95714285714286" calcext:value-type="float">
            <text:p>-0,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91466666666667" calcext:value-type="float">
            <text:p>-7,9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3]*(-1)" office:value-type="float" office:value="-268.8" calcext:value-type="float">
            <text:p>-268,800</text:p>
          </table:table-cell>
          <table:table-cell office:value-type="float" office:value="268.8" calcext:value-type="float">
            <text:p>268,8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5.97333333333333" calcext:value-type="float">
            <text:p>-5,97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26666666666667" calcext:value-type="float">
            <text:p>-8,2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8.8" calcext:value-type="float">
            <text:p>-148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06222222222222" calcext:value-type="float">
            <text:p>-0,20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68888888888889" calcext:value-type="float">
            <text:p>-0,05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5]*(-1)" office:value-type="float" office:value="-3.2" calcext:value-type="float">
            <text:p>-3,200</text:p>
          </table:table-cell>
          <table:table-cell office:value-type="float" office:value="3.2" calcext:value-type="float">
            <text:p>3,2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68888888888889" calcext:value-type="float">
            <text:p>-0,05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98095238095238" calcext:value-type="float">
            <text:p>-0,2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56571428571429" calcext:value-type="float">
            <text:p>-3,5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2666666666667" calcext:value-type="float">
            <text:p>-1,02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4622222222222" calcext:value-type="float">
            <text:p>-1,04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8]*(-1)" office:value-type="float" office:value="-35.75" calcext:value-type="float">
            <text:p>-35,750</text:p>
          </table:table-cell>
          <table:table-cell office:value-type="float" office:value="35.75" calcext:value-type="float">
            <text:p>35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35555555555556" calcext:value-type="float">
            <text:p>-0,63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6746031746032" calcext:value-type="float">
            <text:p>-1,6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0.0142857142857" calcext:value-type="float">
            <text:p>-30,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44" calcext:value-type="float">
            <text:p>-1,94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39]*(-1)" office:value-type="float" office:value="-62.775" calcext:value-type="float">
            <text:p>-62,775</text:p>
          </table:table-cell>
          <table:table-cell office:value-type="float" office:value="62.775" calcext:value-type="float">
            <text:p>62,775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395" calcext:value-type="float">
            <text:p>-1,39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3571428571429" calcext:value-type="float">
            <text:p>-1,7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2428571428571" calcext:value-type="float">
            <text:p>-3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86666666666667" calcext:value-type="float">
            <text:p>-0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222222222222" calcext:value-type="float">
            <text:p>-0,1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0]*(-1)" office:value-type="float" office:value="-3.5" calcext:value-type="float">
            <text:p>-3,500</text:p>
          </table:table-cell>
          <table:table-cell office:value-type="float" office:value="3.5" calcext:value-type="float">
            <text:p>3,5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622222222222222" calcext:value-type="float">
            <text:p>-0,06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74603174603175" calcext:value-type="float">
            <text:p>-0,37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74285714285714" calcext:value-type="float">
            <text:p>-6,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736" calcext:value-type="float">
            <text:p>-0,8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1]*(-1)" office:value-type="float" office:value="-26.91" calcext:value-type="float">
            <text:p>-26,910</text:p>
          </table:table-cell>
          <table:table-cell office:value-type="float" office:value="26.91" calcext:value-type="float">
            <text:p>26,91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4784" calcext:value-type="float">
            <text:p>-0,47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78" calcext:value-type="float">
            <text:p>-0,78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4.04" calcext:value-type="float">
            <text:p>-14,0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488" calcext:value-type="float">
            <text:p>-0,07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2]*(-1)" office:value-type="float" office:value="-2.952" calcext:value-type="float">
            <text:p>-2,952</text:p>
          </table:table-cell>
          <table:table-cell office:value-type="float" office:value="2.952" calcext:value-type="float">
            <text:p>2,952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656" calcext:value-type="float">
            <text:p>-0,066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0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44342857142857" calcext:value-type="float">
            <text:p>-1,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4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76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3]*(-1)" office:value-type="float" office:value="0.066" calcext:value-type="float">
            <text:p>0,066</text:p>
          </table:table-cell>
          <table:table-cell office:value-type="float" office:value="-0.066" calcext:value-type="float">
            <text:p>-0,066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0117333333333333" calcext:value-type="float">
            <text:p>0,0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0571428571429" calcext:value-type="float">
            <text:p>-0,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8.36266666666667" calcext:value-type="float">
            <text:p>-8,3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4]*(-1)" office:value-type="float" office:value="-302.4" calcext:value-type="float">
            <text:p>-302,400</text:p>
          </table:table-cell>
          <table:table-cell office:value-type="float" office:value="302.4" calcext:value-type="float">
            <text:p>302,4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6.72" calcext:value-type="float">
            <text:p>-6,72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8.66666666666667" calcext:value-type="float">
            <text:p>-8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5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03111111111111" calcext:value-type="float">
            <text:p>-0,10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933333333333" calcext:value-type="float">
            <text:p>-0,1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46]*(-1)" office:value-type="float" office:value="-6.24" calcext:value-type="float">
            <text:p>-6,240</text:p>
          </table:table-cell>
          <table:table-cell office:value-type="float" office:value="6.24" calcext:value-type="float">
            <text:p>6,24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10933333333333" calcext:value-type="float">
            <text:p>-0,11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72698412698413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10857142857143" calcext:value-type="float">
            <text:p>-3,1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86666666666667" calcext:value-type="float">
            <text:p>-1,8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6222222222222" calcext:value-type="float">
            <text:p>-1,2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26222222222222" calcext:value-type="float">
            <text:p>-1,2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46031746031746" calcext:value-type="float">
            <text:p>-2,4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44.2857142857143" calcext:value-type="float">
            <text:p>-44,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52" calcext:value-type="float">
            <text:p>-1,6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065" calcext:value-type="float">
            <text:p>-2,06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75" calcext:value-type="float">
            <text:p>-1,4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55" calcext:value-type="float">
            <text:p>-26,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6533333333333" calcext:value-type="float">
            <text:p>-1,76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3511111111111" calcext:value-type="float">
            <text:p>-0,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73511111111111" calcext:value-type="float">
            <text:p>-0,1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1587301587302" calcext:value-type="float">
            <text:p>-1,4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5.4857142857143" calcext:value-type="float">
            <text:p>-25,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552" calcext:value-type="float">
            <text:p>-1,95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9552" calcext:value-type="float">
            <text:p>-1,9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4571428571429" calcext:value-type="float">
            <text:p>-1,75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4228571428571" calcext:value-type="float">
            <text:p>-31,4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73333333333333" calcext:value-type="float">
            <text:p>-0,03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938666666666667" calcext:value-type="float">
            <text:p>-0,09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117333333333333" calcext:value-type="float">
            <text:p>-0,11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047619047619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98857142857143" calcext:value-type="float">
            <text:p>-1,9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89333333333333" calcext:value-type="float">
            <text:p>-0,02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92" calcext:value-type="float">
            <text:p>-0,0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992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95238095238095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31428571428571" calcext:value-type="float">
            <text:p>-0,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4" calcext:value-type="float">
            <text:p>-2,4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9.38666666666667" calcext:value-type="float">
            <text:p>-9,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11.7333333333333" calcext:value-type="float">
            <text:p>-11,7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0.0952380952381" calcext:value-type="float">
            <text:p>-10,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181.714285714286" calcext:value-type="float">
            <text:p>-181,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15555555555556" calcext:value-type="float">
            <text:p>-0,51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2222222222222" calcext:value-type="float">
            <text:p>-0,14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142222222222222" calcext:value-type="float">
            <text:p>-0,1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495238095238095" calcext:value-type="float">
            <text:p>-0,5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8.91428571428571" calcext:value-type="float">
            <text:p>-8,9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5244444444444" calcext:value-type="float">
            <text:p>-1,05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1]*(-1)" office:value-type="float" office:value="-38.5" calcext:value-type="float">
            <text:p>-38,500</text:p>
          </table:table-cell>
          <table:table-cell office:value-type="float" office:value="38.5" calcext:value-type="float">
            <text:p>38,5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855555555555556" calcext:value-type="float">
            <text:p>-0,856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3968253968254" calcext:value-type="float">
            <text:p>-0,94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6.9142857142857" calcext:value-type="float">
            <text:p>-16,9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8444444444444" calcext:value-type="float">
            <text:p>-1,08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3]*(-1)" office:value-type="float" office:value="-39.625" calcext:value-type="float">
            <text:p>-39,625</text:p>
          </table:table-cell>
          <table:table-cell office:value-type="float" office:value="39.625" calcext:value-type="float">
            <text:p>39,62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704444444444444" calcext:value-type="float">
            <text:p>-0,7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968253968253968" calcext:value-type="float">
            <text:p>-0,9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7.4285714285714" calcext:value-type="float">
            <text:p>-17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4444444444444" calcext:value-type="float">
            <text:p>-0,0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98222222222222" calcext:value-type="float">
            <text:p>-0,0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4]*(-1)" office:value-type="float" office:value="-1.22" calcext:value-type="float">
            <text:p>-1,220</text:p>
          </table:table-cell>
          <table:table-cell office:value-type="float" office:value="1.22" calcext:value-type="float">
            <text:p>1,22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71111111111111" calcext:value-type="float">
            <text:p>-0,02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44444444444444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088" calcext:value-type="float">
            <text:p>-0,01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5]*(-1)" office:value-type="float" office:value="-0.384" calcext:value-type="float">
            <text:p>-0,384</text:p>
          </table:table-cell>
          <table:table-cell office:value-type="float" office:value="0.384" calcext:value-type="float">
            <text:p>0,384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682666666666667" calcext:value-type="float">
            <text:p>-0,00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7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74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05333333333333" calcext:value-type="float">
            <text:p>-4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6]*(-1)" office:value-type="float" office:value="-147" calcext:value-type="float">
            <text:p>-147,000</text:p>
          </table:table-cell>
          <table:table-cell office:value-type="float" office:value="147" calcext:value-type="float">
            <text:p>147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3.26666666666667" calcext:value-type="float">
            <text:p>-3,267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3.61904761904762" calcext:value-type="float">
            <text:p>-3,6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65.1428571428571" calcext:value-type="float">
            <text:p>-65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4666666666667" calcext:value-type="float">
            <text:p>-0,15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50666666666667" calcext:value-type="float">
            <text:p>-0,06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68]*(-1)" office:value-type="float" office:value="-2.85" calcext:value-type="float">
            <text:p>-2,850</text:p>
          </table:table-cell>
          <table:table-cell office:value-type="float" office:value="2.85" calcext:value-type="float">
            <text:p>2,85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06666666666667" calcext:value-type="float">
            <text:p>-0,05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68571428571429" calcext:value-type="float">
            <text:p>-0,17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03428571428571" calcext:value-type="float">
            <text:p>-3,03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36" calcext:value-type="float">
            <text:p>-0,7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3]*(-1)" office:value-type="float" office:value="-25.875" calcext:value-type="float">
            <text:p>-25,875</text:p>
          </table:table-cell>
          <table:table-cell office:value-type="float" office:value="25.875" calcext:value-type="float">
            <text:p>25,875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575" calcext:value-type="float">
            <text:p>-0,575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657142857142857" calcext:value-type="float">
            <text:p>-0,66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1.8285714285714" calcext:value-type="float">
            <text:p>-11,8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08" calcext:value-type="float">
            <text:p>-0,60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5]*(-1)" office:value-type="float" office:value="-21.375" calcext:value-type="float">
            <text:p>-21,375</text:p>
          </table:table-cell>
          <table:table-cell office:value-type="float" office:value="21.375" calcext:value-type="float">
            <text:p>21,3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38" calcext:value-type="float">
            <text:p>-0,38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542857142857143" calcext:value-type="float">
            <text:p>-0,54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9.77142857142857" calcext:value-type="float">
            <text:p>-9,7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4444444444444" calcext:value-type="float">
            <text:p>-0,0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98222222222222" calcext:value-type="float">
            <text:p>-0,0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6]*(-1)" office:value-type="float" office:value="-1.22" calcext:value-type="float">
            <text:p>-1,220</text:p>
          </table:table-cell>
          <table:table-cell office:value-type="float" office:value="1.22" calcext:value-type="float">
            <text:p>1,22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71111111111111" calcext:value-type="float">
            <text:p>-0,027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44444444444444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4" calcext:value-type="float">
            <text:p>-0,00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7]*(-1)" office:value-type="float" office:value="-0.225" calcext:value-type="float">
            <text:p>-0,225</text:p>
          </table:table-cell>
          <table:table-cell office:value-type="float" office:value="0.225" calcext:value-type="float">
            <text:p>0,225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4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571428571428571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2857142857143" calcext:value-type="float">
            <text:p>-0,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56" calcext:value-type="float">
            <text:p>-2,56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8]*(-1)" office:value-type="float" office:value="-90" calcext:value-type="float">
            <text:p>-90,000</text:p>
          </table:table-cell>
          <table:table-cell office:value-type="float" office:value="90" calcext:value-type="float">
            <text:p>9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2" calcext:value-type="float">
            <text:p>-2,0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28571428571429" calcext:value-type="float">
            <text:p>-2,29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41.1428571428571" calcext:value-type="float">
            <text:p>-41,1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22222222222222" calcext:value-type="float">
            <text:p>-2,22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8888888888889" calcext:value-type="float">
            <text:p>-0,88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79]*(-1)" office:value-type="float" office:value="-50" calcext:value-type="float">
            <text:p>-50,000</text:p>
          </table:table-cell>
          <table:table-cell office:value-type="float" office:value="50" calcext:value-type="float">
            <text:p>5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8888888888889" calcext:value-type="float">
            <text:p>-0,889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38095238095238" calcext:value-type="float">
            <text:p>-2,38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42.8571428571429" calcext:value-type="float">
            <text:p>-42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73333333333333" calcext:value-type="float">
            <text:p>-0,07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5333333333333" calcext:value-type="float">
            <text:p>-0,0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0]*(-1)" office:value-type="float" office:value="-1.425" calcext:value-type="float">
            <text:p>-1,425</text:p>
          </table:table-cell>
          <table:table-cell office:value-type="float" office:value="1.425" calcext:value-type="float">
            <text:p>1,425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253333333333333" calcext:value-type="float">
            <text:p>-0,02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842857142857143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51714285714286" calcext:value-type="float">
            <text:p>-1,5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4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72" calcext:value-type="float">
            <text:p>-1,4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5]*(-1)" office:value-type="float" office:value="-51.75" calcext:value-type="float">
            <text:p>-51,750</text:p>
          </table:table-cell>
          <table:table-cell office:value-type="float" office:value="51.75" calcext:value-type="float">
            <text:p>51,7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5" calcext:value-type="float">
            <text:p>-1,15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1428571428571" calcext:value-type="float">
            <text:p>-1,3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3.6571428571429" calcext:value-type="float">
            <text:p>-2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1866666666667" calcext:value-type="float">
            <text:p>-1,4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7]*(-1)" office:value-type="float" office:value="-49.875" calcext:value-type="float">
            <text:p>-49,875</text:p>
          </table:table-cell>
          <table:table-cell office:value-type="float" office:value="49.875" calcext:value-type="float">
            <text:p>49,8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6666666666667" calcext:value-type="float">
            <text:p>-0,88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6666666666667" calcext:value-type="float">
            <text:p>-1,2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8]*(-1)" office:value-type="float" office:value="-1.98" calcext:value-type="float">
            <text:p>-1,980</text:p>
          </table:table-cell>
          <table:table-cell office:value-type="float" office:value="1.98" calcext:value-type="float">
            <text:p>1,9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4" calcext:value-type="float">
            <text:p>-0,04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9047619047619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4285714285714" calcext:value-type="float">
            <text:p>-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89]*(-1)" office:value-type="float" office:value="-0.45" calcext:value-type="float">
            <text:p>-0,450</text:p>
          </table:table-cell>
          <table:table-cell office:value-type="float" office:value="0.45" calcext:value-type="float">
            <text:p>0,45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8" calcext:value-type="float">
            <text:p>-0,00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4285714285714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5714285714286" calcext:value-type="float">
            <text:p>-0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06666666666667" calcext:value-type="float">
            <text:p>-5,0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0]*(-1)" office:value-type="float" office:value="-195" calcext:value-type="float">
            <text:p>-195,000</text:p>
          </table:table-cell>
          <table:table-cell office:value-type="float" office:value="195" calcext:value-type="float">
            <text:p>195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33333333333333" calcext:value-type="float">
            <text:p>-4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52380952380952" calcext:value-type="float">
            <text:p>-4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81.4285714285714" calcext:value-type="float">
            <text:p>-81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0133333333333" calcext:value-type="float">
            <text:p>-0,1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2]*(-1)" office:value-type="float" office:value="-5.7" calcext:value-type="float">
            <text:p>-5,700</text:p>
          </table:table-cell>
          <table:table-cell office:value-type="float" office:value="5.7" calcext:value-type="float">
            <text:p>5,7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1333333333333" calcext:value-type="float">
            <text:p>-0,1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37142857142857" calcext:value-type="float">
            <text:p>-0,3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06857142857143" calcext:value-type="float">
            <text:p>-6,0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6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72" calcext:value-type="float">
            <text:p>-1,47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7]*(-1)" office:value-type="float" office:value="-51.75" calcext:value-type="float">
            <text:p>-51,750</text:p>
          </table:table-cell>
          <table:table-cell office:value-type="float" office:value="51.75" calcext:value-type="float">
            <text:p>51,75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15" calcext:value-type="float">
            <text:p>-1,15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31428571428571" calcext:value-type="float">
            <text:p>-1,3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3.6571428571429" calcext:value-type="float">
            <text:p>-23,6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1866666666667" calcext:value-type="float">
            <text:p>-1,41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199]*(-1)" office:value-type="float" office:value="-49.875" calcext:value-type="float">
            <text:p>-49,875</text:p>
          </table:table-cell>
          <table:table-cell office:value-type="float" office:value="49.875" calcext:value-type="float">
            <text:p>49,875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86666666666667" calcext:value-type="float">
            <text:p>-0,88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26666666666667" calcext:value-type="float">
            <text:p>-1,27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0]*(-1)" office:value-type="float" office:value="-1.98" calcext:value-type="float">
            <text:p>-1,980</text:p>
          </table:table-cell>
          <table:table-cell office:value-type="float" office:value="1.98" calcext:value-type="float">
            <text:p>1,9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44" calcext:value-type="float">
            <text:p>-0,04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69047619047619" calcext:value-type="float">
            <text:p>-0,07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24285714285714" calcext:value-type="float">
            <text:p>-1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1]*(-1)" office:value-type="float" office:value="-0.45" calcext:value-type="float">
            <text:p>-0,450</text:p>
          </table:table-cell>
          <table:table-cell office:value-type="float" office:value="0.45" calcext:value-type="float">
            <text:p>0,450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8" calcext:value-type="float">
            <text:p>-0,00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114285714285714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205714285714286" calcext:value-type="float">
            <text:p>-0,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06666666666667" calcext:value-type="float">
            <text:p>-5,0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2]*(-1)" office:value-type="float" office:value="-195" calcext:value-type="float">
            <text:p>-195,000</text:p>
          </table:table-cell>
          <table:table-cell office:value-type="float" office:value="195" calcext:value-type="float">
            <text:p>195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4.33333333333333" calcext:value-type="float">
            <text:p>-4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4.52380952380952" calcext:value-type="float">
            <text:p>-4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81.4285714285714" calcext:value-type="float">
            <text:p>-81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3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0133333333333" calcext:value-type="float">
            <text:p>-0,13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04]*(-1)" office:value-type="float" office:value="-5.7" calcext:value-type="float">
            <text:p>-5,700</text:p>
          </table:table-cell>
          <table:table-cell office:value-type="float" office:value="5.7" calcext:value-type="float">
            <text:p>5,7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01333333333333" calcext:value-type="float">
            <text:p>-0,1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37142857142857" calcext:value-type="float">
            <text:p>-0,34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6.06857142857143" calcext:value-type="float">
            <text:p>-6,0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4266666666667" calcext:value-type="float">
            <text:p>-1,6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05333333333333" calcext:value-type="float">
            <text:p>-2,05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46666666666667" calcext:value-type="float">
            <text:p>-1,47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6.4" calcext:value-type="float">
            <text:p>-2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0133333333333" calcext:value-type="float">
            <text:p>-1,3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1.30133333333333" calcext:value-type="float">
            <text:p>-1,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16190476190476" calcext:value-type="float">
            <text:p>-1,16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0.9142857142857" calcext:value-type="float">
            <text:p>-20,9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34222222222222" calcext:value-type="float">
            <text:p>-0,0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417777777777778" calcext:value-type="float">
            <text:p>-0,042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476190476190476" calcext:value-type="float">
            <text:p>-0,05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57142857142857" calcext:value-type="float">
            <text:p>-0,8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48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428571428571429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771428571428572" calcext:value-type="float">
            <text:p>-0,0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14666666666667" calcext:value-type="float">
            <text:p>-3,14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3.93333333333333" calcext:value-type="float">
            <text:p>-3,9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80952380952381" calcext:value-type="float">
            <text:p>-2,81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50.5714285714286" calcext:value-type="float">
            <text:p>-50,5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95555555555553" calcext:value-type="float">
            <text:p>-0,01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995555555555554" calcext:value-type="float">
            <text:p>-0,0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303492063492064" calcext:value-type="float">
            <text:p>-0,3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5.46285714285714" calcext:value-type="float">
            <text:p>-5,46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8888888888889" calcext:value-type="float">
            <text:p>-0,88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0]*(-1)" office:value-type="float" office:value="-39" calcext:value-type="float">
            <text:p>-39,000</text:p>
          </table:table-cell>
          <table:table-cell office:value-type="float" office:value="39" calcext:value-type="float">
            <text:p>39,0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3333333333333" calcext:value-type="float">
            <text:p>-0,69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5555555555556" calcext:value-type="float">
            <text:p>-1,56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3" calcext:value-type="float">
            <text:p>-0,08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1]*(-1)" office:value-type="float" office:value="-2.4" calcext:value-type="float">
            <text:p>-2,400</text:p>
          </table:table-cell>
          <table:table-cell office:value-type="float" office:value="2.4" calcext:value-type="float">
            <text:p>2,4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533333333333333" calcext:value-type="float">
            <text:p>-0,053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6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7142857142857" calcext:value-type="float">
            <text:p>-1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64" calcext:value-type="float">
            <text:p>-0,06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33333333333333" calcext:value-type="float">
            <text:p>-0,05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2]*(-1)" office:value-type="float" office:value="-2.34" calcext:value-type="float">
            <text:p>-2,340</text:p>
          </table:table-cell>
          <table:table-cell office:value-type="float" office:value="2.34" calcext:value-type="float">
            <text:p>2,34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416" calcext:value-type="float">
            <text:p>-0,042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933333333333333" calcext:value-type="float">
            <text:p>-0,09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68" calcext:value-type="float">
            <text:p>-1,6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26666666666667" calcext:value-type="float">
            <text:p>-0,04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341333333333333" calcext:value-type="float">
            <text:p>0,03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3]*(-1)" office:value-type="float" office:value="2.72" calcext:value-type="float">
            <text:p>2,720</text:p>
          </table:table-cell>
          <table:table-cell office:value-type="float" office:value="-2.72" calcext:value-type="float">
            <text:p>-2,72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483555555555556" calcext:value-type="float">
            <text:p>0,048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76" calcext:value-type="float">
            <text:p>-0,01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4]*(-1)" office:value-type="float" office:value="-0.81" calcext:value-type="float">
            <text:p>-0,810</text:p>
          </table:table-cell>
          <table:table-cell office:value-type="float" office:value="0.81" calcext:value-type="float">
            <text:p>0,81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8" calcext:value-type="float">
            <text:p>-0,018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29047619047619" calcext:value-type="float">
            <text:p>-0,03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522857142857143" calcext:value-type="float">
            <text:p>-0,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533333333333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5]*(-1)" office:value-type="float" office:value="-0.219" calcext:value-type="float">
            <text:p>-0,219</text:p>
          </table:table-cell>
          <table:table-cell office:value-type="float" office:value="0.219" calcext:value-type="float">
            <text:p>0,219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89333333333333" calcext:value-type="float">
            <text:p>-0,004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2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666666666666667" calcext:value-type="float">
            <text:p>-0,6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3333333333333" calcext:value-type="float">
            <text:p>-1,33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6]*(-1)" office:value-type="float" office:value="-60" calcext:value-type="float">
            <text:p>-60,000</text:p>
          </table:table-cell>
          <table:table-cell office:value-type="float" office:value="60" calcext:value-type="float">
            <text:p>60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33333333333333" calcext:value-type="float">
            <text:p>-1,333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66666666666667" calcext:value-type="float">
            <text:p>-1,67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7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28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5555555555556" calcext:value-type="float">
            <text:p>-1,15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2]*(-1)" office:value-type="float" office:value="-50.7" calcext:value-type="float">
            <text:p>-50,700</text:p>
          </table:table-cell>
          <table:table-cell office:value-type="float" office:value="50.7" calcext:value-type="float">
            <text:p>50,70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901333333333333" calcext:value-type="float">
            <text:p>-0,9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02222222222222" calcext:value-type="float">
            <text:p>-2,02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.4" calcext:value-type="float">
            <text:p>-36,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3" calcext:value-type="float">
            <text:p>-0,08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3]*(-1)" office:value-type="float" office:value="1.86" calcext:value-type="float">
            <text:p>1,860</text:p>
          </table:table-cell>
          <table:table-cell office:value-type="float" office:value="-1.86" calcext:value-type="float">
            <text:p>-1,86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0.0413333333333333" calcext:value-type="float">
            <text:p>0,041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761904761904762" calcext:value-type="float">
            <text:p>-0,08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37142857142857" calcext:value-type="float">
            <text:p>-1,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853333333333333" calcext:value-type="float">
            <text:p>-0,0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11111111111111" calcext:value-type="float">
            <text:p>-0,07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4]*(-1)" office:value-type="float" office:value="-3.12" calcext:value-type="float">
            <text:p>-3,120</text:p>
          </table:table-cell>
          <table:table-cell office:value-type="float" office:value="3.12" calcext:value-type="float">
            <text:p>3,12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54666666666667" calcext:value-type="float">
            <text:p>-0,05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4444444444444" calcext:value-type="float">
            <text:p>-0,12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24" calcext:value-type="float">
            <text:p>-2,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33333333333333" calcext:value-type="float">
            <text:p>-0,0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426666666666667" calcext:value-type="float">
            <text:p>0,0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5]*(-1)" office:value-type="float" office:value="4.2" calcext:value-type="float">
            <text:p>4,200</text:p>
          </table:table-cell>
          <table:table-cell office:value-type="float" office:value="-4.2" calcext:value-type="float">
            <text:p>-4,2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746666666666667" calcext:value-type="float">
            <text:p>0,07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6]*(-1)" office:value-type="float" office:value="-1.08" calcext:value-type="float">
            <text:p>-1,080</text:p>
          </table:table-cell>
          <table:table-cell office:value-type="float" office:value="1.08" calcext:value-type="float">
            <text:p>1,0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4" calcext:value-type="float">
            <text:p>-0,02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533333333333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7]*(-1)" office:value-type="float" office:value="-0.183" calcext:value-type="float">
            <text:p>-0,183</text:p>
          </table:table-cell>
          <table:table-cell office:value-type="float" office:value="0.183" calcext:value-type="float">
            <text:p>0,183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25333333333333" calcext:value-type="float">
            <text:p>-0,00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2" calcext:value-type="float">
            <text:p>-0,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" calcext:value-type="float">
            <text:p>-1,6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8]*(-1)" office:value-type="float" office:value="-72" calcext:value-type="float">
            <text:p>-72,000</text:p>
          </table:table-cell>
          <table:table-cell office:value-type="float" office:value="72" calcext:value-type="float">
            <text:p>72,00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6" calcext:value-type="float">
            <text:p>-1,60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39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0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9022222222222" calcext:value-type="float">
            <text:p>-1,19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4]*(-1)" office:value-type="float" office:value="-48.75" calcext:value-type="float">
            <text:p>-48,750</text:p>
          </table:table-cell>
          <table:table-cell office:value-type="float" office:value="48.75" calcext:value-type="float">
            <text:p>48,750</text:p>
          </table:table-cell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866666666666667" calcext:value-type="float">
            <text:p>-0,867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0531746031746" calcext:value-type="float">
            <text:p>-2,05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.9571428571429" calcext:value-type="float">
            <text:p>-36,9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2" calcext:value-type="float">
            <text:p>-0,11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5]*(-1)" office:value-type="float" office:value="-0.7" calcext:value-type="float">
            <text:p>-0,700</text:p>
          </table:table-cell>
          <table:table-cell office:value-type="float" office:value="0.7" calcext:value-type="float">
            <text:p>0,700</text:p>
          </table:table-cell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155555555555556" calcext:value-type="float">
            <text:p>-0,016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" calcext:value-type="float">
            <text:p>-0,1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853333333333333" calcext:value-type="float">
            <text:p>-0,0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32444444444444" calcext:value-type="float">
            <text:p>-0,07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6]*(-1)" office:value-type="float" office:value="-3" calcext:value-type="float">
            <text:p>-3,000</text:p>
          </table:table-cell>
          <table:table-cell office:value-type="float" office:value="3" calcext:value-type="float">
            <text:p>3,000</text:p>
          </table:table-cell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533333333333333" calcext:value-type="float">
            <text:p>-0,05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26349206349206" calcext:value-type="float">
            <text:p>-0,13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2.27428571428571" calcext:value-type="float">
            <text:p>-2,2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33333333333333" calcext:value-type="float">
            <text:p>-0,0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426666666666667" calcext:value-type="float">
            <text:p>0,04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7]*(-1)" office:value-type="float" office:value="4.2" calcext:value-type="float">
            <text:p>4,200</text:p>
          </table:table-cell>
          <table:table-cell office:value-type="float" office:value="-4.2" calcext:value-type="float">
            <text:p>-4,200</text:p>
          </table:table-cell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0.0746666666666667" calcext:value-type="float">
            <text:p>0,075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8]*(-1)" office:value-type="float" office:value="-1.08" calcext:value-type="float">
            <text:p>-1,080</text:p>
          </table:table-cell>
          <table:table-cell office:value-type="float" office:value="1.08" calcext:value-type="float">
            <text:p>1,080</text:p>
          </table:table-cell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0.024" calcext:value-type="float">
            <text:p>-0,024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09333333333333" calcext:value-type="float">
            <text:p>-0,0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49]*(-1)" office:value-type="float" office:value="-0.1705" calcext:value-type="float">
            <text:p>-0,171</text:p>
          </table:table-cell>
          <table:table-cell office:value-type="float" office:value="0.1705" calcext:value-type="float">
            <text:p>0,171</text:p>
          </table:table-cell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00303111111111111" calcext:value-type="float">
            <text:p>-0,003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921428571428572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65857142857143" calcext:value-type="float">
            <text:p>-0,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8" calcext:value-type="float">
            <text:p>-0,8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0]*(-1)" office:value-type="float" office:value="-74.25" calcext:value-type="float">
            <text:p>-74,250</text:p>
          </table:table-cell>
          <table:table-cell office:value-type="float" office:value="74.25" calcext:value-type="float">
            <text:p>74,250</text:p>
          </table:table-cell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Default"/>
          <table:table-cell/>
          <table:table-cell office:value-type="float" office:value="-1.65" calcext:value-type="float">
            <text:p>-1,65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2.27857142857143" calcext:value-type="float">
            <text:p>-2,28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41.0142857142857" calcext:value-type="float">
            <text:p>-41,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1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table:formula="of:=[.S252]*(-1)" office:value-type="float" office:value="-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,000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11111111111111" calcext:value-type="float">
            <text:p>-0,11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/>
          <table:table-cell table:style-name="ce30" table:number-columns-repeated="2"/>
          <table:table-cell table:style-name="ce31"/>
          <table:table-cell table:number-columns-repeated="4"/>
          <table:table-cell table:style-name="ce28" table:number-columns-repeated="2"/>
          <table:table-cell table:style-name="ce29"/>
          <table:table-cell table:number-columns-repeated="2"/>
          <table:table-cell table:style-name="ce30"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number-columns-repeated="4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78222222222222" calcext:value-type="float">
            <text:p>-0,87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878222222222222" calcext:value-type="float">
            <text:p>-0,8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77460317460317" calcext:value-type="float">
            <text:p>-1,77</text:p>
          </table:table-cell>
          <table:table-cell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1.9428571428571" calcext:value-type="float">
            <text:p>-31,9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24" calcext:value-type="float">
            <text:p>-2,24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2.8" calcext:value-type="float">
            <text:p>-2,800</text:p>
          </table:table-cell>
          <table:table-cell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66666666666667" calcext:value-type="float">
            <text:p>-0,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11111111111111" calcext:value-type="float">
            <text:p>-0,071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711111111111111" calcext:value-type="float">
            <text:p>-0,0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182539682539683" calcext:value-type="float">
            <text:p>-0,18</text:p>
          </table:table-cell>
          <table:table-cell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office:value-type="float" office:value="-3.28571428571429" calcext:value-type="float">
            <text:p>-3,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6" calcext:value-type="float">
            <text:p>-0,1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128" calcext:value-type="float">
            <text:p>0,128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0.128" calcext:value-type="float">
            <text:p>0,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0.0293333333333333" calcext:value-type="float">
            <text:p>-0,029</text:p>
          </table:table-cell>
          <table:table-cell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387301587301587" calcext:value-type="float">
            <text:p>-0,04</text:p>
          </table:table-cell>
          <table:table-cell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697142857142857" calcext:value-type="float">
            <text:p>-0,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93333333333333" calcext:value-type="float">
            <text:p>-0,00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.00293333333333333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office:value-type="float" office:value="-0.00728571428571429" calcext:value-type="float">
            <text:p>-0,01</text:p>
          </table:table-cell>
          <table:table-cell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office:value-type="float" office:value="-0.131142857142857" calcext:value-type="float">
            <text:p>-0,1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53333333333334" calcext:value-type="float">
            <text:p>-0,8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24" calcext:value-type="float">
            <text:p>-1,02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number-columns-repeated="2"/>
          <table:table-cell office:value-type="float" office:value="-1.28" calcext:value-type="float">
            <text:p>-1,280</text:p>
          </table:table-cell>
          <table:table-cell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office:value-type="float" office:value="-1.52380952380952" calcext:value-type="float">
            <text:p>-1,52</text:p>
          </table:table-cell>
          <table:table-cell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office:value-type="float" office:value="-27.4285714285714" calcext:value-type="float">
            <text:p>-27,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/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  <table:table-cell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number-columns-repeated="4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/>
        </table:table-row>
        <table:table-row table:style-name="ro1" table:number-rows-repeated="10483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10.33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number-columns-repeated="5" table:default-cell-style-name="ce6"/>
        <table:table-column table:style-name="co14" table:default-cell-style-name="ce6"/>
        <table:table-column table:style-name="co2" table:default-cell-style-name="ce6"/>
        <table:table-column table:style-name="co15" table:default-cell-style-name="ce6"/>
        <table:table-column table:style-name="co2" table:default-cell-style-name="ce6"/>
        <table:table-column table:style-name="co2" table:default-cell-style-name="ce38"/>
        <table:table-column table:style-name="co2" table:number-columns-repeated="8" table:default-cell-style-name="ce33"/>
        <table:table-column table:style-name="co2" table:number-columns-repeated="5" table:default-cell-style-name="ce6"/>
        <table:table-column table:style-name="co2" table:default-cell-style-name="ce28"/>
        <table:table-column table:style-name="co3" table:default-cell-style-name="ce28"/>
        <table:table-column table:style-name="co3" table:default-cell-style-name="ce30"/>
        <table:table-column table:style-name="co16" table:default-cell-style-name="ce30"/>
        <table:table-column table:style-name="co3" table:number-columns-repeated="2" table:default-cell-style-name="ce30"/>
        <table:table-column table:style-name="co3" table:default-cell-style-name="ce46"/>
        <table:table-column table:style-name="co3" table:default-cell-style-name="ce6"/>
        <table:table-column table:style-name="co3" table:number-columns-repeated="6" table:default-cell-style-name="ce47"/>
        <table:table-column table:style-name="co3" table:default-cell-style-name="ce49"/>
        <table:table-column table:style-name="co3" table:number-columns-repeated="2" table:default-cell-style-name="ce6"/>
        <table:table-column table:style-name="co3" table:default-cell-style-name="ce35"/>
        <table:table-column table:style-name="co2" table:number-columns-repeated="23" table:default-cell-style-name="ce6"/>
        <table:table-column table:style-name="co2" table:number-columns-repeated="958" table:default-cell-style-name="Default"/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HULL Decay 100%</text:p>
          </table:table-cell>
          <table:table-cell table:style-name="ce37" table:number-columns-repeated="4"/>
          <table:table-cell table:number-columns-repeated="2" table:style-name="ce37" office:value-type="string" calcext:value-type="string">
            <text:p>NEW</text:p>
          </table:table-cell>
          <table:table-cell/>
          <table:table-cell office:value-type="string" calcext:value-type="string">
            <text:p>all techs</text:p>
          </table:table-cell>
          <table:table-cell table:number-columns-repeated="7"/>
          <table:table-cell office:value-type="string" calcext:value-type="string">
            <text:p>UPGRADE</text:p>
          </table:table-cell>
          <table:table-cell table:number-columns-repeated="3"/>
          <table:table-cell table:style-name="Default"/>
          <table:table-cell office:value-type="string" calcext:value-type="string">
            <text:p>TOTAL UP</text:p>
          </table:table-cell>
          <table:table-cell office:value-type="string" calcext:value-type="string">
            <text:p>UP/45</text:p>
          </table:table-cell>
          <table:table-cell office:value-type="string" calcext:value-type="string">
            <text:p>TOTAL NOT</text:p>
          </table:table-cell>
          <table:table-cell table:number-columns-repeated="2" office:value-type="string" calcext:value-type="string">
            <text:p>NOT-one time decay</text:p>
          </table:table-cell>
          <table:table-cell office:value-type="string" calcext:value-type="string">
            <text:p>NOT/45*0,8</text:p>
          </table:table-cell>
          <table:table-cell office:value-type="string" calcext:value-type="string">
            <text:p>STR/DEF/HULL</text:p>
          </table:table-cell>
          <table:table-cell/>
          <table:table-cell office:value-type="string" calcext:value-type="string">
            <text:p>First 4 NOT</text:p>
          </table:table-cell>
          <table:table-cell table:number-columns-repeated="5"/>
          <table:table-cell office:value-type="string" calcext:value-type="string">
            <text:p>total one time decay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Class 50% decay</text:p>
          </table:table-cell>
          <table:table-cell table:style-name="ce37"/>
          <table:table-cell table:style-name="ce37" office:value-type="string" calcext:value-type="string">
            <text:p>100% decay</text:p>
          </table:table-cell>
          <table:table-cell table:style-name="ce37" table:number-columns-repeated="2"/>
          <table:table-cell table:style-name="ce37" office:value-type="string" calcext:value-type="string">
            <text:p>Bonus/63</text:p>
          </table:table-cell>
          <table:table-cell table:style-name="ce37"/>
          <table:table-cell/>
          <table:table-cell office:value-type="string" calcext:value-type="string">
            <text:p>class</text:p>
          </table:table-cell>
          <table:table-cell table:number-columns-repeated="11"/>
          <table:table-cell table:style-name="Default"/>
          <table:table-cell table:number-columns-repeated="4"/>
          <table:table-cell office:value-type="string" calcext:value-type="string">
            <text:p>Przez 45</text:p>
          </table:table-cell>
          <table:table-cell/>
          <table:table-cell office:value-type="string" calcext:value-type="string">
            <text:p>100% deca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estroyer_actual </text:p>
          </table:table-cell>
          <table:table-cell office:value-type="string" calcext:value-type="string">
            <text:p><text:s/>{</text:p>
          </table:table-cell>
          <table:table-cell table:style-name="ce37" office:value-type="string" calcext:value-type="string">
            <text:p>2xClass</text:p>
          </table:table-cell>
          <table:table-cell table:style-name="ce37" office:value-type="string" calcext:value-type="string">
            <text:p>class+other</text:p>
          </table:table-cell>
          <table:table-cell table:style-name="ce37" office:value-type="string" calcext:value-type="string">
            <text:p>Class *0,5/45</text:p>
          </table:table-cell>
          <table:table-cell table:style-name="ce37" office:value-type="string" calcext:value-type="string">
            <text:p>class only</text:p>
          </table:table-cell>
          <table:table-cell table:style-name="ce37" office:value-type="string" calcext:value-type="string">
            <text:p>bonus w/o class/45</text:p>
          </table:table-cell>
          <table:table-cell table:style-name="ce37" office:value-type="string" calcext:value-type="string">
            <text:p>bonus w/o class</text:p>
          </table:table-cell>
          <table:table-cell table:style-name="ce37" office:value-type="string" calcext:value-type="string">
            <text:p>Bonus/45</text:p>
          </table:table-cell>
          <table:table-cell table:style-name="ce37" office:value-type="string" calcext:value-type="string">
            <text:p>1st 18 -&gt;1 tech</text:p>
          </table:table-cell>
          <table:table-cell table:style-name="ce37" office:value-type="string" calcext:value-type="string">
            <text:p>1 tech total value</text:p>
          </table:table-cell>
          <table:table-cell office:value-type="string" calcext:value-type="string">
            <text:p>total bonus</text:p>
          </table:table-cell>
          <table:table-cell/>
          <table:table-cell table:number-columns-repeated="2"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style-name="ce29" table:number-columns-repeated="2"/>
          <table:table-cell table:style-name="ce31" table:number-columns-repeated="2"/>
          <table:table-cell table:style-name="ce31" office:value-type="string" calcext:value-type="string">
            <text:p>X0.8</text:p>
          </table:table-cell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office:value-type="string" calcext:value-type="string">
            <text:p>base_str</text:p>
          </table:table-cell>
          <table:table-cell office:value-type="string" calcext:value-type="string">
            <text:p>start_str 0</text:p>
          </table:table-cell>
          <table:table-cell office:value-type="string" calcext:value-type="string">
            <text:p>start_str 1</text:p>
          </table:table-cell>
          <table:table-cell office:value-type="string" calcext:value-type="string">
            <text:p>start_str 2</text:p>
          </table:table-cell>
          <table:table-cell office:value-type="string" calcext:value-type="string">
            <text:p>start_str 3</text:p>
          </table:table-cell>
          <table:table-cell office:value-type="string" calcext:value-type="string">
            <text:p>start_str 4</text:p>
          </table:table-cell>
          <table:table-cell office:value-type="string" calcext:value-type="string">
            <text:p>start_str 5</text:p>
          </table:table-cell>
          <table:table-cell office:value-type="string" calcext:value-type="string">
            <text:p>start_str 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4]*2" office:value-type="float" office:value="6" calcext:value-type="float">
            <text:p>6,000</text:p>
          </table:table-cell>
          <table:table-cell table:formula="of:=([.E4]+[.G4])*(-1)" office:value-type="float" office:value="-1.5" calcext:value-type="float">
            <text:p>-1,500</text:p>
          </table:table-cell>
          <table:table-cell table:formula="of:=[.F4]/2/45" office:value-type="float" office:value="0.4" calcext:value-type="float">
            <text:p>0,400</text:p>
          </table:table-cell>
          <table:table-cell table:formula="of:=[.M4]*[.N3]" office:value-type="float" office:value="36" calcext:value-type="float">
            <text:p>36,000</text:p>
          </table:table-cell>
          <table:table-cell table:formula="of:=[.H4]/45" office:value-type="float" office:value="1.1" calcext:value-type="float">
            <text:p>1,100</text:p>
          </table:table-cell>
          <table:table-cell table:formula="of:=[.N4]*[.N3]+[.O4]*[.O3]+[.P4]*[.P3]+[.Q4]*[.Q3]+[.R4]*[.R3]+[.S4]*[.S3]+[.T4]*[.T3]" office:value-type="float" office:value="49.5" calcext:value-type="float">
            <text:p>49,500</text:p>
          </table:table-cell>
          <table:table-cell table:formula="of:=[.L4]/45" office:value-type="float" office:value="1.9" calcext:value-type="float">
            <text:p>1,900</text:p>
          </table:table-cell>
          <table:table-cell table:style-name="ce42" table:formula="of:=[.L4]/63*(-1)" office:value-type="float" office:value="-1.35714285714286" calcext:value-type="float">
            <text:p>-1,357</text:p>
          </table:table-cell>
          <table:table-cell table:style-name="ce42" table:formula="of:=[.J4]*18" office:value-type="float" office:value="-24.4285714285714" calcext:value-type="float">
            <text:p>-24,429</text:p>
          </table:table-cell>
          <table:table-cell table:formula="of:=[.M4]*[.N3]+[.N4]*[.N3]+[.O4]*[.O3]+[.P4]*[.P3]+[.Q4]*[.Q3]+[.R4]*[.R3]+[.S4]*[.S3]+[.T4]*[.T3]" office:value-type="float" office:value="85.5" calcext:value-type="float">
            <text:p>85,5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3"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 table:style-name="Default"/>
          <table:table-cell table:formula="of:=([.U3]*[.U4])+([.V3]*[.V4])+([.W3]*[.W4])+([.X3]*[.X4])" office:value-type="float" office:value="49.5" calcext:value-type="float">
            <text:p>49,500</text:p>
          </table:table-cell>
          <table:table-cell table:formula="of:=[.Z4]/45*(-1)" office:value-type="float" office:value="-1.1" calcext:value-type="float">
            <text:p>-1,100</text:p>
          </table:table-cell>
          <table:table-cell table:formula="of:=[.L4]-[.Z4]" office:value-type="float" office:value="36" calcext:value-type="float">
            <text:p>36,000</text:p>
          </table:table-cell>
          <table:table-cell table:formula="of:=[.AB4]-[.AN4]" office:value-type="float" office:value="24" calcext:value-type="float">
            <text:p>24,000</text:p>
          </table:table-cell>
          <table:table-cell table:formula="of:=[.AC4]/45*0.8*(-1)" office:value-type="float" office:value="-0.426666666666667" calcext:value-type="float">
            <text:p>-0,427</text:p>
          </table:table-cell>
          <table:table-cell table:formula="of:=[.AB4]/45*(-1)*0.8" office:value-type="float" office:value="-0.64" calcext:value-type="float">
            <text:p>-0,640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table:number-columns-repeated="5"/>
          <table:table-cell table:formula="of:=([.AH4]+[.AI4]+[.AJ4]+[.AK4]+[.AL4]+[.AM4])*4" office:value-type="float" office:value="12" calcext:value-type="float">
            <text:p>12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5]*2" office:value-type="float" office:value="24" calcext:value-type="float">
            <text:p>24,000</text:p>
          </table:table-cell>
          <table:table-cell table:formula="of:=([.E5]+[.G5])*(-1)" office:value-type="float" office:value="-8.13333333333333" calcext:value-type="float">
            <text:p>-8,133</text:p>
          </table:table-cell>
          <table:table-cell table:formula="of:=[.F5]/2/45" office:value-type="float" office:value="1.6" calcext:value-type="float">
            <text:p>1,600</text:p>
          </table:table-cell>
          <table:table-cell table:formula="of:=[.M5]*[.N3]" office:value-type="float" office:value="144" calcext:value-type="float">
            <text:p>144,000</text:p>
          </table:table-cell>
          <table:table-cell table:formula="of:=[.H5]/45" office:value-type="float" office:value="6.53333333333333" calcext:value-type="float">
            <text:p>6,533</text:p>
          </table:table-cell>
          <table:table-cell table:formula="of:=[.N5]*[.N3]+[.O5]*[.O3]+[.P5]*[.P3]+[.Q5]*[.Q3]+[.R5]*[.R3]+[.S5]*[.S3]+[.T5]*[.T3]" office:value-type="float" office:value="294" calcext:value-type="float">
            <text:p>294,000</text:p>
          </table:table-cell>
          <table:table-cell table:formula="of:=[.L5]/45" office:value-type="float" office:value="9.73333333333333" calcext:value-type="float">
            <text:p>9,733</text:p>
          </table:table-cell>
          <table:table-cell table:style-name="ce42" table:formula="of:=[.L5]/63*(-1)" office:value-type="float" office:value="-6.95238095238095" calcext:value-type="float">
            <text:p>-6,952</text:p>
          </table:table-cell>
          <table:table-cell table:style-name="ce42" table:formula="of:=[.J5]*18" office:value-type="float" office:value="-125.142857142857" calcext:value-type="float">
            <text:p>-125,143</text:p>
          </table:table-cell>
          <table:table-cell table:formula="of:=[.M5]*[.N3]+[.N5]*[.N3]+[.O5]*[.O3]+[.P5]*[.P3]+[.Q5]*[.Q3]+[.R5]*[.R3]+[.S5]*[.S3]+[.T5]*[.T3]" office:value-type="float" office:value="438" calcext:value-type="float">
            <text:p>438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U3]*[.U5])+([.V3]*[.V5])+([.W3]*[.W5])+([.X3]*[.X5])" office:value-type="float" office:value="126" calcext:value-type="float">
            <text:p>126,000</text:p>
          </table:table-cell>
          <table:table-cell table:formula="of:=[.Z5]/45*(-1)" office:value-type="float" office:value="-2.8" calcext:value-type="float">
            <text:p>-2,800</text:p>
          </table:table-cell>
          <table:table-cell table:formula="of:=[.L5]-[.Z5]" office:value-type="float" office:value="312" calcext:value-type="float">
            <text:p>312,000</text:p>
          </table:table-cell>
          <table:table-cell table:formula="of:=[.AB5]-[.AN5]" office:value-type="float" office:value="224" calcext:value-type="float">
            <text:p>224,000</text:p>
          </table:table-cell>
          <table:table-cell table:formula="of:=[.AC5]/45*0.8*(-1)" office:value-type="float" office:value="-3.98222222222222" calcext:value-type="float">
            <text:p>-3,982</text:p>
          </table:table-cell>
          <table:table-cell table:formula="of:=[.AB5]/45*(-1)*0.8" office:value-type="float" office:value="-5.54666666666667" calcext:value-type="float">
            <text:p>-5,547</text:p>
          </table:table-cell>
          <table:table-cell table:formula="of:=[.AC5]/45*(-1)" office:value-type="float" office:value="-4.97777777777778" calcext:value-type="float">
            <text:p>-4,978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10" calcext:value-type="float">
            <text:p>10,000</text:p>
          </table:table-cell>
          <table:table-cell table:style-name="ce48"/>
          <table:table-cell table:number-columns-repeated="3"/>
          <table:table-cell table:formula="of:=([.AH5]+[.AI5]+[.AJ5]+[.AK5]+[.AL5]+[.AM5])*4" office:value-type="float" office:value="88" calcext:value-type="float">
            <text:p>88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6]*2" office:value-type="float" office:value="0" calcext:value-type="float">
            <text:p>0,000</text:p>
          </table:table-cell>
          <table:table-cell table:formula="of:=([.E6]+[.G6])*(-1)" office:value-type="float" office:value="-0.486" calcext:value-type="float">
            <text:p>-0,486</text:p>
          </table:table-cell>
          <table:table-cell table:formula="of:=[.F6]/2/45" office:value-type="float" office:value="0" calcext:value-type="float">
            <text:p>0,000</text:p>
          </table:table-cell>
          <table:table-cell table:formula="of:=[.M6]*[.N3]" office:value-type="float" office:value="0" calcext:value-type="float">
            <text:p>0,000</text:p>
          </table:table-cell>
          <table:table-cell table:formula="of:=[.H6]/45" office:value-type="float" office:value="0.486" calcext:value-type="float">
            <text:p>0,486</text:p>
          </table:table-cell>
          <table:table-cell table:formula="of:=[.N6]*[.N3]+[.O6]*[.O3]+[.P6]*[.P3]+[.Q6]*[.Q3]+[.R6]*[.R3]+[.S6]*[.S3]+[.T6]*[.T3]" office:value-type="float" office:value="21.87" calcext:value-type="float">
            <text:p>21,870</text:p>
          </table:table-cell>
          <table:table-cell table:formula="of:=[.L6]/45" office:value-type="float" office:value="0.486" calcext:value-type="float">
            <text:p>0,486</text:p>
          </table:table-cell>
          <table:table-cell table:style-name="ce42" table:formula="of:=[.L6]/63*(-1)" office:value-type="float" office:value="-0.347142857142857" calcext:value-type="float">
            <text:p>-0,347</text:p>
          </table:table-cell>
          <table:table-cell table:style-name="ce42" table:formula="of:=[.J6]*18" office:value-type="float" office:value="-6.24857142857143" calcext:value-type="float">
            <text:p>-6,249</text:p>
          </table:table-cell>
          <table:table-cell table:formula="of:=[.M6]*[.N3]+[.N6]*[.N3]+[.O6]*[.O3]+[.P6]*[.P3]+[.Q6]*[.Q3]+[.R6]*[.R3]+[.S6]*[.S3]+[.T6]*[.T3]" office:value-type="float" office:value="21.87" calcext:value-type="float">
            <text:p>21,87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45" calcext:value-type="float">
            <text:p>0,450</text:p>
          </table:table-cell>
          <table:table-cell table:number-columns-repeated="2"/>
          <table:table-cell office:value-type="float" office:value="0.81" calcext:value-type="float">
            <text:p>0,810</text:p>
          </table:table-cell>
          <table:table-cell office:value-type="float" office:value="1.89" calcext:value-type="float">
            <text:p>1,89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81" calcext:value-type="float">
            <text:p>0,810</text:p>
          </table:table-cell>
          <table:table-cell/>
          <table:table-cell office:value-type="float" office:value="0.54" calcext:value-type="float">
            <text:p>0,540</text:p>
          </table:table-cell>
          <table:table-cell table:style-name="Default"/>
          <table:table-cell table:formula="of:=([.U3]*[.U6])+([.V3]*[.V6])+([.W3]*[.W6])+([.X3]*[.X6])" office:value-type="float" office:value="8.91" calcext:value-type="float">
            <text:p>8,910</text:p>
          </table:table-cell>
          <table:table-cell table:formula="of:=[.Z6]/45*(-1)" office:value-type="float" office:value="-0.198" calcext:value-type="float">
            <text:p>-0,198</text:p>
          </table:table-cell>
          <table:table-cell table:formula="of:=[.L6]-[.Z6]" office:value-type="float" office:value="12.96" calcext:value-type="float">
            <text:p>12,960</text:p>
          </table:table-cell>
          <table:table-cell table:formula="of:=[.AB6]-[.AN6]" office:value-type="float" office:value="11.16" calcext:value-type="float">
            <text:p>11,160</text:p>
          </table:table-cell>
          <table:table-cell table:formula="of:=[.AC6]/45*0.8*(-1)" office:value-type="float" office:value="-0.1984" calcext:value-type="float">
            <text:p>-0,198</text:p>
          </table:table-cell>
          <table:table-cell table:formula="of:=[.AB6]/45*(-1)*0.8" office:value-type="float" office:value="-0.2304" calcext:value-type="float">
            <text:p>-0,23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4"/>
          <table:table-cell table:formula="of:=([.AH6]+[.AI6]+[.AJ6]+[.AK6]+[.AL6]+[.AM6])*4" office:value-type="float" office:value="1.8" calcext:value-type="float">
            <text:p>1,8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7]*2" office:value-type="float" office:value="2.52" calcext:value-type="float">
            <text:p>2,520</text:p>
          </table:table-cell>
          <table:table-cell table:formula="of:=([.E7]+[.G7])*(-1)" office:value-type="float" office:value="-0.462" calcext:value-type="float">
            <text:p>-0,462</text:p>
          </table:table-cell>
          <table:table-cell table:formula="of:=[.F7]/2/45" office:value-type="float" office:value="0.168" calcext:value-type="float">
            <text:p>0,168</text:p>
          </table:table-cell>
          <table:table-cell table:formula="of:=[.M7]*[.N3]" office:value-type="float" office:value="15.12" calcext:value-type="float">
            <text:p>15,120</text:p>
          </table:table-cell>
          <table:table-cell table:formula="of:=[.H7]/45" office:value-type="float" office:value="0.294" calcext:value-type="float">
            <text:p>0,294</text:p>
          </table:table-cell>
          <table:table-cell table:formula="of:=[.N7]*[.N3]+[.O7]*[.O3]+[.P7]*[.P3]+[.Q7]*[.Q3]+[.R7]*[.R3]+[.S7]*[.S3]+[.T7]*[.T3]" office:value-type="float" office:value="13.23" calcext:value-type="float">
            <text:p>13,230</text:p>
          </table:table-cell>
          <table:table-cell table:formula="of:=[.L7]/45" office:value-type="float" office:value="0.63" calcext:value-type="float">
            <text:p>0,630</text:p>
          </table:table-cell>
          <table:table-cell table:style-name="ce42" table:formula="of:=[.L7]/63*(-1)" office:value-type="float" office:value="-0.45" calcext:value-type="float">
            <text:p>-0,450</text:p>
          </table:table-cell>
          <table:table-cell table:style-name="ce42" table:formula="of:=[.J7]*18" office:value-type="float" office:value="-8.1" calcext:value-type="float">
            <text:p>-8,100</text:p>
          </table:table-cell>
          <table:table-cell table:formula="of:=[.M7]*[.N3]+[.N7]*[.N3]+[.O7]*[.O3]+[.P7]*[.P3]+[.Q7]*[.Q3]+[.R7]*[.R3]+[.S7]*[.S3]+[.T7]*[.T3]" office:value-type="float" office:value="28.35" calcext:value-type="float">
            <text:p>28,35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table:number-columns-repeated="2" office:value-type="float" office:value="1.89" calcext:value-type="float">
            <text:p>1,890</text:p>
          </table:table-cell>
          <table:table-cell/>
          <table:table-cell table:style-name="Default"/>
          <table:table-cell table:formula="of:=([.U3]*[.U7])+([.V3]*[.V7])+([.W3]*[.W7])+([.X3]*[.X7])" office:value-type="float" office:value="20.79" calcext:value-type="float">
            <text:p>20,790</text:p>
          </table:table-cell>
          <table:table-cell table:formula="of:=[.Z7]/45*(-1)" office:value-type="float" office:value="-0.462" calcext:value-type="float">
            <text:p>-0,462</text:p>
          </table:table-cell>
          <table:table-cell table:formula="of:=[.L7]-[.Z7]" office:value-type="float" office:value="7.56" calcext:value-type="float">
            <text:p>7,560</text:p>
          </table:table-cell>
          <table:table-cell table:formula="of:=[.AB7]-[.AN7]" office:value-type="float" office:value="2.52" calcext:value-type="float">
            <text:p>2,520</text:p>
          </table:table-cell>
          <table:table-cell table:formula="of:=[.AC7]/45*0.8*(-1)" office:value-type="float" office:value="-0.0448" calcext:value-type="float">
            <text:p>-0,045</text:p>
          </table:table-cell>
          <table:table-cell table:formula="of:=[.AB7]/45*(-1)*0.8" office:value-type="float" office:value="-0.1344" calcext:value-type="float">
            <text:p>-0,134</text:p>
          </table:table-cell>
          <table:table-cell table:number-columns-repeated="2"/>
          <table:table-cell office:value-type="float" office:value="1.26" calcext:value-type="float">
            <text:p>1,260</text:p>
          </table:table-cell>
          <table:table-cell table:number-columns-repeated="5"/>
          <table:table-cell table:formula="of:=([.AH7]+[.AI7]+[.AJ7]+[.AK7]+[.AL7]+[.AM7])*4" office:value-type="float" office:value="5.04" calcext:value-type="float">
            <text:p>5,04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8]*2" office:value-type="float" office:value="0.24" calcext:value-type="float">
            <text:p>0,240</text:p>
          </table:table-cell>
          <table:table-cell table:style-name="ce32" table:formula="of:=([.E8]+[.G8])*(-1)" office:value-type="float" office:value="-0.032" calcext:value-type="float">
            <text:p>-0,032</text:p>
          </table:table-cell>
          <table:table-cell table:style-name="ce32" table:formula="of:=[.F8]/45" office:value-type="float" office:value="0.032" calcext:value-type="float">
            <text:p>0,032</text:p>
          </table:table-cell>
          <table:table-cell table:style-name="ce32" table:formula="of:=[.M8]*[.N3]" office:value-type="float" office:value="1.44" calcext:value-type="float">
            <text:p>1,440</text:p>
          </table:table-cell>
          <table:table-cell table:style-name="ce32" table:formula="of:=[.H8]/45" office:value-type="float" office:value="0" calcext:value-type="float">
            <text:p>0,000</text:p>
          </table:table-cell>
          <table:table-cell table:style-name="ce32" table:formula="of:=[.N8]*[.N3]+[.O8]*[.O3]+[.P8]*[.P3]+[.Q8]*[.Q3]+[.R8]*[.R3]+[.S8]*[.S3]+[.T8]*[.T3]" office:value-type="float" office:value="0" calcext:value-type="float">
            <text:p>0,000</text:p>
          </table:table-cell>
          <table:table-cell table:style-name="ce32" table:formula="of:=[.L8]/45" office:value-type="float" office:value="0.032" calcext:value-type="float">
            <text:p>0,032</text:p>
          </table:table-cell>
          <table:table-cell table:style-name="ce42" table:formula="of:=[.L8]/63*(-1)" office:value-type="float" office:value="-0.0228571428571429" calcext:value-type="float">
            <text:p>-0,023</text:p>
          </table:table-cell>
          <table:table-cell table:style-name="ce42" table:formula="of:=[.J8]*18" office:value-type="float" office:value="-0.411428571428571" calcext:value-type="float">
            <text:p>-0,411</text:p>
          </table:table-cell>
          <table:table-cell table:formula="of:=[.M8]*[.N3]+[.N8]*[.N3]+[.O8]*[.O3]+[.P8]*[.P3]+[.Q8]*[.Q3]+[.R8]*[.R3]+[.S8]*[.S3]+[.T8]*[.T3]" office:value-type="float" office:value="1.44" calcext:value-type="float">
            <text:p>1,4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Z8]/45*(-1)" office:value-type="float" office:value="-0" calcext:value-type="float">
            <text:p>0,000</text:p>
          </table:table-cell>
          <table:table-cell table:formula="of:=[.L8]-[.Z8]" office:value-type="float" office:value="1.44" calcext:value-type="float">
            <text:p>1,440</text:p>
          </table:table-cell>
          <table:table-cell table:formula="of:=[.AB8]-[.AN8]" office:value-type="float" office:value="0.96" calcext:value-type="float">
            <text:p>0,960</text:p>
          </table:table-cell>
          <table:table-cell table:formula="of:=[.AC8]/45*0.8*(-1)" office:value-type="float" office:value="-0.0170666666666667" calcext:value-type="float">
            <text:p>-0,017</text:p>
          </table:table-cell>
          <table:table-cell table:formula="of:=[.AB8]/45*(-1)*0.8" office:value-type="float" office:value="-0.0256" calcext:value-type="float">
            <text:p>-0,026</text:p>
          </table:table-cell>
          <table:table-cell table:formula="of:=[.AC8]/45*(-1)" office:value-type="float" office:value="-0.0213333333333333" calcext:value-type="float">
            <text:p>-0,021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8]+[.AI8]+[.AJ8]+[.AK8]+[.AL8]+[.AM8])*4" office:value-type="float" office:value="0.48" calcext:value-type="float">
            <text:p>0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9]*2" office:value-type="float" office:value="0.03" calcext:value-type="float">
            <text:p>0,030</text:p>
          </table:table-cell>
          <table:table-cell table:formula="of:=([.E9]+[.G9])*(-1)" office:value-type="float" office:value="-0.0127555555555556" calcext:value-type="float">
            <text:p>-0,013</text:p>
          </table:table-cell>
          <table:table-cell table:formula="of:=[.F9]/2/45" office:value-type="float" office:value="0.002" calcext:value-type="float">
            <text:p>0,002</text:p>
          </table:table-cell>
          <table:table-cell table:formula="of:=[.M9]*[.N3]" office:value-type="float" office:value="0.18" calcext:value-type="float">
            <text:p>0,180</text:p>
          </table:table-cell>
          <table:table-cell table:formula="of:=[.H9]/45" office:value-type="float" office:value="0.0107555555555556" calcext:value-type="float">
            <text:p>0,011</text:p>
          </table:table-cell>
          <table:table-cell table:formula="of:=[.N9]*[.N3]+[.O9]*[.O3]+[.P9]*[.P3]+[.Q9]*[.Q3]+[.R9]*[.R3]+[.S9]*[.S3]+[.T9]*[.T3]" office:value-type="float" office:value="0.484" calcext:value-type="float">
            <text:p>0,484</text:p>
          </table:table-cell>
          <table:table-cell table:formula="of:=[.L9]/45" office:value-type="float" office:value="0.0147555555555556" calcext:value-type="float">
            <text:p>0,015</text:p>
          </table:table-cell>
          <table:table-cell table:style-name="ce42" table:formula="of:=[.L9]/63*(-1)" office:value-type="float" office:value="-0.0105396825396825" calcext:value-type="float">
            <text:p>-0,011</text:p>
          </table:table-cell>
          <table:table-cell table:style-name="ce42" table:formula="of:=[.J9]*18" office:value-type="float" office:value="-0.189714285714286" calcext:value-type="float">
            <text:p>-0,190</text:p>
          </table:table-cell>
          <table:table-cell table:formula="of:=[.M9]*[.N3]+[.N9]*[.N3]+[.O9]*[.O3]+[.P9]*[.P3]+[.Q9]*[.Q3]+[.R9]*[.R3]+[.S9]*[.S3]+[.T9]*[.T3]" office:value-type="float" office:value="0.664" calcext:value-type="float">
            <text:p>0,664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0.022" calcext:value-type="float">
            <text:p>0,022</text:p>
          </table:table-cell>
          <table:table-cell/>
          <table:table-cell office:value-type="float" office:value="0.055" calcext:value-type="float">
            <text:p>0,055</text:p>
          </table:table-cell>
          <table:table-cell/>
          <table:table-cell office:value-type="float" office:value="0.022" calcext:value-type="float">
            <text:p>0,022</text:p>
          </table:table-cell>
          <table:table-cell/>
          <table:table-cell office:value-type="float" office:value="0.027" calcext:value-type="float">
            <text:p>0,027</text:p>
          </table:table-cell>
          <table:table-cell table:style-name="Default"/>
          <table:table-cell table:formula="of:=([.U3]*[.U9])+([.V3]*[.V9])+([.W3]*[.W9])+([.X3]*[.X9])" office:value-type="float" office:value="0.316" calcext:value-type="float">
            <text:p>0,316</text:p>
          </table:table-cell>
          <table:table-cell table:formula="of:=[.Z9]/45*(-1)" office:value-type="float" office:value="-0.00702222222222222" calcext:value-type="float">
            <text:p>-0,007</text:p>
          </table:table-cell>
          <table:table-cell table:formula="of:=[.L9]-[.Z9]" office:value-type="float" office:value="0.348" calcext:value-type="float">
            <text:p>0,348</text:p>
          </table:table-cell>
          <table:table-cell table:formula="of:=[.AB9]-[.AN9]" office:value-type="float" office:value="0.288" calcext:value-type="float">
            <text:p>0,288</text:p>
          </table:table-cell>
          <table:table-cell table:formula="of:=[.AC9]/45*0.8*(-1)" office:value-type="float" office:value="-0.00512" calcext:value-type="float">
            <text:p>-0,005</text:p>
          </table:table-cell>
          <table:table-cell table:formula="of:=[.AB9]/45*(-1)*0.8" office:value-type="float" office:value="-0.00618666666666667" calcext:value-type="float">
            <text:p>-0,006</text:p>
          </table:table-cell>
          <table:table-cell table:number-columns-repeated="2"/>
          <table:table-cell office:value-type="float" office:value="0.015" calcext:value-type="float">
            <text:p>0,015</text:p>
          </table:table-cell>
          <table:table-cell table:number-columns-repeated="5"/>
          <table:table-cell table:formula="of:=([.AH9]+[.AI9]+[.AJ9]+[.AK9]+[.AL9]+[.AM9])*4" office:value-type="float" office:value="0.06" calcext:value-type="float">
            <text:p>0,0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0]*2" office:value-type="float" office:value="18" calcext:value-type="float">
            <text:p>18,000</text:p>
          </table:table-cell>
          <table:table-cell table:formula="of:=([.E10]+[.G10])*(-1)" office:value-type="float" office:value="-4" calcext:value-type="float">
            <text:p>-4,000</text:p>
          </table:table-cell>
          <table:table-cell table:formula="of:=[.F10]/2/45" office:value-type="float" office:value="1.2" calcext:value-type="float">
            <text:p>1,200</text:p>
          </table:table-cell>
          <table:table-cell table:formula="of:=[.M10]*[.N3]" office:value-type="float" office:value="108" calcext:value-type="float">
            <text:p>108,000</text:p>
          </table:table-cell>
          <table:table-cell table:formula="of:=[.H10]/45" office:value-type="float" office:value="2.8" calcext:value-type="float">
            <text:p>2,800</text:p>
          </table:table-cell>
          <table:table-cell table:formula="of:=[.N10]*[.N3]+[.O10]*[.O3]+[.P10]*[.P3]+[.Q10]*[.Q3]+[.R10]*[.R3]+[.S10]*[.S3]+[.T10]*[.T3]" office:value-type="float" office:value="126" calcext:value-type="float">
            <text:p>126,000</text:p>
          </table:table-cell>
          <table:table-cell table:formula="of:=[.L10]/45" office:value-type="float" office:value="5.2" calcext:value-type="float">
            <text:p>5,200</text:p>
          </table:table-cell>
          <table:table-cell table:style-name="ce42" table:formula="of:=[.L10]/63*(-1)" office:value-type="float" office:value="-3.71428571428571" calcext:value-type="float">
            <text:p>-3,714</text:p>
          </table:table-cell>
          <table:table-cell table:style-name="ce42" table:formula="of:=[.J10]*18" office:value-type="float" office:value="-66.8571428571429" calcext:value-type="float">
            <text:p>-66,857</text:p>
          </table:table-cell>
          <table:table-cell table:formula="of:=[.M10]*[.N3]+[.N10]*[.N3]+[.O10]*[.O3]+[.P10]*[.P3]+[.Q10]*[.Q3]+[.R10]*[.R3]+[.S10]*[.S3]+[.T10]*[.T3]" office:value-type="float" office:value="234" calcext:value-type="float">
            <text:p>234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style-name="Default"/>
          <table:table-cell table:formula="of:=([.U3]*[.U10])+([.V3]*[.V10])+([.W3]*[.W10])+([.X3]*[.X10])" office:value-type="float" office:value="36" calcext:value-type="float">
            <text:p>36,000</text:p>
          </table:table-cell>
          <table:table-cell table:formula="of:=[.Z10]/45*(-1)" office:value-type="float" office:value="-0.8" calcext:value-type="float">
            <text:p>-0,800</text:p>
          </table:table-cell>
          <table:table-cell table:formula="of:=[.L10]-[.Z10]" office:value-type="float" office:value="198" calcext:value-type="float">
            <text:p>198,000</text:p>
          </table:table-cell>
          <table:table-cell table:formula="of:=[.AB10]-[.AN10]" office:value-type="float" office:value="132" calcext:value-type="float">
            <text:p>132,000</text:p>
          </table:table-cell>
          <table:table-cell table:formula="of:=[.AC10]/45*0.8*(-1)" office:value-type="float" office:value="-2.34666666666667" calcext:value-type="float">
            <text:p>-2,347</text:p>
          </table:table-cell>
          <table:table-cell table:formula="of:=[.AB10]/45*(-1)*0.8" office:value-type="float" office:value="-3.52" calcext:value-type="float">
            <text:p>-3,520</text:p>
          </table:table-cell>
          <table:table-cell table:formula="of:=[.AC10]/45*(-1)" office:value-type="float" office:value="-2.93333333333333" calcext:value-type="float">
            <text:p>-2,933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H10]+[.AI10]+[.AJ10]+[.AK10]+[.AL10]+[.AM10])*4" office:value-type="float" office:value="66" calcext:value-type="float">
            <text:p>66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10]-[.C10]" office:value-type="float" office:value="132" calcext:value-type="float">
            <text:p>132,000</text:p>
          </table:table-cell>
          <table:table-cell table:formula="of:=[.AP10]-[.C10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P10]+[.C10]/2" office:value-type="float" office:value="159" calcext:value-type="float">
            <text:p>159,000</text:p>
          </table:table-cell>
          <table:table-cell table:formula="of:=[.AP10]+[.C10]" office:value-type="float" office:value="168" calcext:value-type="float">
            <text:p>168,000</text:p>
          </table:table-cell>
          <table:table-cell table:formula="of:=[.AP10]+[.C10]*1.5" office:value-type="float" office:value="177" calcext:value-type="float">
            <text:p>177,000</text:p>
          </table:table-cell>
          <table:table-cell table:formula="of:=[.AP10]+[.C10]*2" office:value-type="float" office:value="186" calcext:value-type="float">
            <text:p>18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1]*2" office:value-type="float" office:value="0" calcext:value-type="float">
            <text:p>0,000</text:p>
          </table:table-cell>
          <table:table-cell table:formula="of:=([.E11]+[.G11])*(-1)" office:value-type="float" office:value="-5.80666666666667" calcext:value-type="float">
            <text:p>-5,807</text:p>
          </table:table-cell>
          <table:table-cell table:formula="of:=[.F11]/2/45" office:value-type="float" office:value="0" calcext:value-type="float">
            <text:p>0,000</text:p>
          </table:table-cell>
          <table:table-cell table:formula="of:=[.M11]*[.N3]" office:value-type="float" office:value="0" calcext:value-type="float">
            <text:p>0,000</text:p>
          </table:table-cell>
          <table:table-cell table:formula="of:=[.H11]/45" office:value-type="float" office:value="5.80666666666667" calcext:value-type="float">
            <text:p>5,807</text:p>
          </table:table-cell>
          <table:table-cell table:formula="of:=[.N11]*[.N3]+[.O11]*[.O3]+[.P11]*[.P3]+[.Q11]*[.Q3]+[.R11]*[.R3]+[.S11]*[.S3]+[.T11]*[.T3]" office:value-type="float" office:value="261.3" calcext:value-type="float">
            <text:p>261,300</text:p>
          </table:table-cell>
          <table:table-cell table:formula="of:=[.L11]/45" office:value-type="float" office:value="5.80666666666667" calcext:value-type="float">
            <text:p>5,807</text:p>
          </table:table-cell>
          <table:table-cell table:style-name="ce42" table:formula="of:=[.L11]/63*(-1)" office:value-type="float" office:value="-4.14761904761905" calcext:value-type="float">
            <text:p>-4,148</text:p>
          </table:table-cell>
          <table:table-cell table:style-name="ce42" table:formula="of:=[.J11]*18" office:value-type="float" office:value="-74.6571428571429" calcext:value-type="float">
            <text:p>-74,657</text:p>
          </table:table-cell>
          <table:table-cell table:formula="of:=[.M11]*[.N3]+[.N11]*[.N3]+[.O11]*[.O3]+[.P11]*[.P3]+[.Q11]*[.Q3]+[.R11]*[.R3]+[.S11]*[.S3]+[.T11]*[.T3]" office:value-type="float" office:value="261.3" calcext:value-type="float">
            <text:p>261,3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table:style-name="Default"/>
          <table:table-cell table:formula="of:=([.U3]*[.U11])+([.V3]*[.V11])+([.W3]*[.W11])+([.X3]*[.X11])" office:value-type="float" office:value="261.3" calcext:value-type="float">
            <text:p>261,300</text:p>
          </table:table-cell>
          <table:table-cell table:formula="of:=[.Z11]/45*(-1)" office:value-type="float" office:value="-5.80666666666667" calcext:value-type="float">
            <text:p>-5,807</text:p>
          </table:table-cell>
          <table:table-cell table:formula="of:=[.L11]-[.Z11]" office:value-type="float" office:value="0" calcext:value-type="float">
            <text:p>0,000</text:p>
          </table:table-cell>
          <table:table-cell table:formula="of:=[.AB11]-[.AN11]" office:value-type="float" office:value="0" calcext:value-type="float">
            <text:p>0,000</text:p>
          </table:table-cell>
          <table:table-cell table:formula="of:=[.AC11]/45*0.8*(-1)" office:value-type="float" office:value="-0" calcext:value-type="float">
            <text:p>0,000</text:p>
          </table:table-cell>
          <table:table-cell table:formula="of:=[.AB11]/45*(-1)*0.8" office:value-type="float" office:value="-0" calcext:value-type="float">
            <text:p>0,000</text:p>
          </table:table-cell>
          <table:table-cell table:number-columns-repeated="8"/>
          <table:table-cell table:formula="of:=([.AH11]+[.AI11]+[.AJ11]+[.AK11]+[.AL11]+[.AM11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2]*2" office:value-type="float" office:value="0" calcext:value-type="float">
            <text:p>0,000</text:p>
          </table:table-cell>
          <table:table-cell table:formula="of:=([.E12]+[.G12])*(-1)" office:value-type="float" office:value="-0.052" calcext:value-type="float">
            <text:p>-0,052</text:p>
          </table:table-cell>
          <table:table-cell table:formula="of:=[.F12]/2/45" office:value-type="float" office:value="0" calcext:value-type="float">
            <text:p>0,000</text:p>
          </table:table-cell>
          <table:table-cell table:formula="of:=[.M12]*[.N3]" office:value-type="float" office:value="0" calcext:value-type="float">
            <text:p>0,000</text:p>
          </table:table-cell>
          <table:table-cell table:formula="of:=[.H12]/45" office:value-type="float" office:value="0.052" calcext:value-type="float">
            <text:p>0,052</text:p>
          </table:table-cell>
          <table:table-cell table:formula="of:=[.N12]*[.N3]+[.O12]*[.O3]+[.P12]*[.P3]+[.Q12]*[.Q3]+[.R12]*[.R3]+[.S12]*[.S3]+[.T12]*[.T3]" office:value-type="float" office:value="2.34" calcext:value-type="float">
            <text:p>2,340</text:p>
          </table:table-cell>
          <table:table-cell table:formula="of:=[.L12]/45" office:value-type="float" office:value="0.052" calcext:value-type="float">
            <text:p>0,052</text:p>
          </table:table-cell>
          <table:table-cell table:style-name="ce42" table:formula="of:=[.L12]/63*(-1)" office:value-type="float" office:value="-0.0371428571428571" calcext:value-type="float">
            <text:p>-0,037</text:p>
          </table:table-cell>
          <table:table-cell table:style-name="ce42" table:formula="of:=[.J12]*18" office:value-type="float" office:value="-0.668571428571428" calcext:value-type="float">
            <text:p>-0,669</text:p>
          </table:table-cell>
          <table:table-cell table:formula="of:=[.M12]*[.N3]+[.N12]*[.N3]+[.O12]*[.O3]+[.P12]*[.P3]+[.Q12]*[.Q3]+[.R12]*[.R3]+[.S12]*[.S3]+[.T12]*[.T3]" office:value-type="float" office:value="2.34" calcext:value-type="float">
            <text:p>2,3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36" calcext:value-type="float">
            <text:p>0,360</text:p>
          </table:table-cell>
          <table:table-cell/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135" calcext:value-type="float">
            <text:p>0,135</text:p>
          </table:table-cell>
          <table:table-cell office:value-type="float" office:value="0.18" calcext:value-type="float">
            <text:p>0,180</text:p>
          </table:table-cell>
          <table:table-cell table:style-name="Default"/>
          <table:table-cell table:formula="of:=([.U3]*[.U12])+([.V3]*[.V12])+([.W3]*[.W12])+([.X3]*[.X12])" office:value-type="float" office:value="1.62" calcext:value-type="float">
            <text:p>1,620</text:p>
          </table:table-cell>
          <table:table-cell table:formula="of:=[.Z12]/45*(-1)" office:value-type="float" office:value="-0.036" calcext:value-type="float">
            <text:p>-0,036</text:p>
          </table:table-cell>
          <table:table-cell table:formula="of:=[.L12]-[.Z12]" office:value-type="float" office:value="0.72" calcext:value-type="float">
            <text:p>0,720</text:p>
          </table:table-cell>
          <table:table-cell table:formula="of:=[.AB12]-[.AN12]" office:value-type="float" office:value="0.72" calcext:value-type="float">
            <text:p>0,720</text:p>
          </table:table-cell>
          <table:table-cell table:formula="of:=[.AC12]/45*0.8*(-1)" office:value-type="float" office:value="-0.0128" calcext:value-type="float">
            <text:p>-0,013</text:p>
          </table:table-cell>
          <table:table-cell table:formula="of:=[.AB12]/45*(-1)*0.8" office:value-type="float" office:value="-0.0128" calcext:value-type="float">
            <text:p>-0,013</text:p>
          </table:table-cell>
          <table:table-cell table:number-columns-repeated="8"/>
          <table:table-cell table:formula="of:=([.AH12]+[.AI12]+[.AJ12]+[.AK12]+[.AL12]+[.AM12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frigat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6]*2" office:value-type="float" office:value="0.6" calcext:value-type="float">
            <text:p>0,600</text:p>
          </table:table-cell>
          <table:table-cell table:formula="of:=([.E16]+[.G16])*(-1)" office:value-type="float" office:value="-0.0933333333333333" calcext:value-type="float">
            <text:p>-0,093</text:p>
          </table:table-cell>
          <table:table-cell table:formula="of:=[.F16]/2/45" office:value-type="float" office:value="0.0233333333333333" calcext:value-type="float">
            <text:p>0,023</text:p>
          </table:table-cell>
          <table:table-cell table:formula="of:=[.M16]*[.N15]" office:value-type="float" office:value="2.1" calcext:value-type="float">
            <text:p>2,100</text:p>
          </table:table-cell>
          <table:table-cell table:formula="of:=[.H16]/45" office:value-type="float" office:value="0.07" calcext:value-type="float">
            <text:p>0,070</text:p>
          </table:table-cell>
          <table:table-cell table:formula="of:=[.N16]*[.N15]+[.O16]*[.O15]+[.P16]*[.P15]+[.Q16]*[.Q15]+[.R16]*[.R15]+[.S16]*[.S15]+[.T16]*[.T15]" office:value-type="float" office:value="3.15" calcext:value-type="float">
            <text:p>3,150</text:p>
          </table:table-cell>
          <table:table-cell table:formula="of:=[.L16]/45" office:value-type="float" office:value="0.116666666666667" calcext:value-type="float">
            <text:p>0,117</text:p>
          </table:table-cell>
          <table:table-cell table:style-name="ce42" table:formula="of:=[.L16]/63*(-1)" office:value-type="float" office:value="-0.0833333333333333" calcext:value-type="float">
            <text:p>-0,083</text:p>
          </table:table-cell>
          <table:table-cell table:style-name="ce42" table:formula="of:=[.J16]*18" office:value-type="float" office:value="-1.5" calcext:value-type="float">
            <text:p>-1,500</text:p>
          </table:table-cell>
          <table:table-cell table:formula="of:=[.M16]*[.N15]+[.N16]*[.N15]+[.O16]*[.O15]+[.P16]*[.P15]+[.Q16]*[.Q15]+[.R16]*[.R15]+[.S16]*[.S15]+[.T16]*[.T15]" office:value-type="float" office:value="5.25" calcext:value-type="float">
            <text:p>5,250</text:p>
          </table:table-cell>
          <table:table-cell office:value-type="float" office:value="0.3" calcext:value-type="float">
            <text:p>0,300</text:p>
          </table:table-cell>
          <table:table-cell table:style-name="ce34"/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2"/>
          <table:table-cell table:style-name="Default"/>
          <table:table-cell table:formula="of:=([.U15]*[.U16])+([.V15]*[.V16])+([.W15]*[.W16])+([.X15]*[.X16])" office:value-type="float" office:value="3.15" calcext:value-type="float">
            <text:p>3,150</text:p>
          </table:table-cell>
          <table:table-cell table:formula="of:=[.Z16]/45*(-1)" office:value-type="float" office:value="-0.07" calcext:value-type="float">
            <text:p>-0,070</text:p>
          </table:table-cell>
          <table:table-cell table:formula="of:=[.L16]-[.Z16]" office:value-type="float" office:value="2.1" calcext:value-type="float">
            <text:p>2,100</text:p>
          </table:table-cell>
          <table:table-cell table:number-columns-repeated="2"/>
          <table:table-cell table:formula="of:=[.AB16]/45*(-1)*0.8" office:value-type="float" office:value="-0.0373333333333333" calcext:value-type="float">
            <text:p>-0,0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7]*2" office:value-type="float" office:value="30" calcext:value-type="float">
            <text:p>30,000</text:p>
          </table:table-cell>
          <table:table-cell table:formula="of:=([.E17]+[.G17])*(-1)" office:value-type="float" office:value="-9.33333333333333" calcext:value-type="float">
            <text:p>-9,333</text:p>
          </table:table-cell>
          <table:table-cell table:formula="of:=[.F17]/2/45" office:value-type="float" office:value="1.16666666666667" calcext:value-type="float">
            <text:p>1,167</text:p>
          </table:table-cell>
          <table:table-cell table:formula="of:=[.M17]*[.N15]" office:value-type="float" office:value="105" calcext:value-type="float">
            <text:p>105,000</text:p>
          </table:table-cell>
          <table:table-cell table:formula="of:=[.H17]/45" office:value-type="float" office:value="8.16666666666667" calcext:value-type="float">
            <text:p>8,167</text:p>
          </table:table-cell>
          <table:table-cell table:formula="of:=[.N17]*[.N15]+[.O17]*[.O15]+[.P17]*[.P15]+[.Q17]*[.Q15]+[.R17]*[.R15]+[.S17]*[.S15]+[.T17]*[.T15]" office:value-type="float" office:value="367.5" calcext:value-type="float">
            <text:p>367,500</text:p>
          </table:table-cell>
          <table:table-cell table:formula="of:=[.L17]/45" office:value-type="float" office:value="10.5" calcext:value-type="float">
            <text:p>10,500</text:p>
          </table:table-cell>
          <table:table-cell table:style-name="ce42" table:formula="of:=[.L17]/63*(-1)" office:value-type="float" office:value="-7.5" calcext:value-type="float">
            <text:p>-7,500</text:p>
          </table:table-cell>
          <table:table-cell table:style-name="ce42" table:formula="of:=[.J17]*18" office:value-type="float" office:value="-135" calcext:value-type="float">
            <text:p>-135,000</text:p>
          </table:table-cell>
          <table:table-cell table:formula="of:=[.M17]*[.N15]+[.N17]*[.N15]+[.O17]*[.O15]+[.P17]*[.P15]+[.Q17]*[.Q15]+[.R17]*[.R15]+[.S17]*[.S15]+[.T17]*[.T15]" office:value-type="float" office:value="472.5" calcext:value-type="float">
            <text:p>472,500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float" office:value="12.5" calcext:value-type="float">
            <text:p>12,500</text:p>
          </table:table-cell>
          <table:table-cell office:value-type="float" office:value="7.5" calcext:value-type="float">
            <text:p>7,500</text:p>
          </table:table-cell>
          <table:table-cell/>
          <table:table-cell office:value-type="float" office:value="22.5" calcext:value-type="float">
            <text:p>22,500</text:p>
          </table:table-cell>
          <table:table-cell table:number-columns-repeated="3"/>
          <table:table-cell office:value-type="float" office:value="22.5" calcext:value-type="float">
            <text:p>22,500</text:p>
          </table:table-cell>
          <table:table-cell table:number-columns-repeated="2"/>
          <table:table-cell table:style-name="Default"/>
          <table:table-cell table:formula="of:=([.U15]*[.U17])+([.V15]*[.V17])+([.W15]*[.W17])+([.X15]*[.X17])" office:value-type="float" office:value="157.5" calcext:value-type="float">
            <text:p>157,500</text:p>
          </table:table-cell>
          <table:table-cell table:formula="of:=[.Z17]/45*(-1)" office:value-type="float" office:value="-3.5" calcext:value-type="float">
            <text:p>-3,500</text:p>
          </table:table-cell>
          <table:table-cell table:formula="of:=[.L17]-[.Z17]" office:value-type="float" office:value="315" calcext:value-type="float">
            <text:p>315,000</text:p>
          </table:table-cell>
          <table:table-cell table:number-columns-repeated="2"/>
          <table:table-cell table:formula="of:=[.AB17]/45*(-1)*0.8" office:value-type="float" office:value="-5.6" calcext:value-type="float">
            <text:p>-5,600</text:p>
          </table:table-cell>
          <table:table-cell table:formula="of:=[.AB17]/45*(-1)" office:value-type="float" office:value="-7" calcext:value-type="float">
            <text:p>-7,000</text:p>
          </table:table-cell>
          <table:table-cell table:number-columns-repeated="3"/>
          <table:table-cell table:style-name="ce48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8]*2" office:value-type="float" office:value="0" calcext:value-type="float">
            <text:p>0,000</text:p>
          </table:table-cell>
          <table:table-cell table:formula="of:=([.E18]+[.G18])*(-1)" office:value-type="float" office:value="-0.082" calcext:value-type="float">
            <text:p>-0,082</text:p>
          </table:table-cell>
          <table:table-cell table:formula="of:=[.F18]/2/45" office:value-type="float" office:value="0" calcext:value-type="float">
            <text:p>0,000</text:p>
          </table:table-cell>
          <table:table-cell table:formula="of:=[.M18]*[.N15]" office:value-type="float" office:value="0" calcext:value-type="float">
            <text:p>0,000</text:p>
          </table:table-cell>
          <table:table-cell table:formula="of:=[.H18]/45" office:value-type="float" office:value="0.082" calcext:value-type="float">
            <text:p>0,082</text:p>
          </table:table-cell>
          <table:table-cell table:formula="of:=[.N18]*[.N15]+[.O18]*[.O15]+[.P18]*[.P15]+[.Q18]*[.Q15]+[.R18]*[.R15]+[.S18]*[.S15]+[.T18]*[.T15]" office:value-type="float" office:value="3.69" calcext:value-type="float">
            <text:p>3,690</text:p>
          </table:table-cell>
          <table:table-cell table:formula="of:=[.L18]/45" office:value-type="float" office:value="0.082" calcext:value-type="float">
            <text:p>0,082</text:p>
          </table:table-cell>
          <table:table-cell table:style-name="ce42" table:formula="of:=[.L18]/63*(-1)" office:value-type="float" office:value="-0.0585714285714286" calcext:value-type="float">
            <text:p>-0,059</text:p>
          </table:table-cell>
          <table:table-cell table:style-name="ce42" table:formula="of:=[.J18]*18" office:value-type="float" office:value="-1.05428571428571" calcext:value-type="float">
            <text:p>-1,054</text:p>
          </table:table-cell>
          <table:table-cell table:formula="of:=[.M18]*[.N15]+[.N18]*[.N15]+[.O18]*[.O15]+[.P18]*[.P15]+[.Q18]*[.Q15]+[.R18]*[.R15]+[.S18]*[.S15]+[.T18]*[.T15]" office:value-type="float" office:value="3.69" calcext:value-type="float">
            <text:p>3,69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3"/>
          <table:table-cell office:value-type="float" office:value="0.27" calcext:value-type="float">
            <text:p>0,270</text:p>
          </table:table-cell>
          <table:table-cell table:number-columns-repeated="2"/>
          <table:table-cell table:style-name="Default"/>
          <table:table-cell table:formula="of:=([.U15]*[.U18])+([.V15]*[.V18])+([.W15]*[.W18])+([.X15]*[.X18])" office:value-type="float" office:value="1.89" calcext:value-type="float">
            <text:p>1,890</text:p>
          </table:table-cell>
          <table:table-cell table:formula="of:=[.Z18]/45*(-1)" office:value-type="float" office:value="-0.042" calcext:value-type="float">
            <text:p>-0,042</text:p>
          </table:table-cell>
          <table:table-cell table:formula="of:=[.L18]-[.Z18]" office:value-type="float" office:value="1.8" calcext:value-type="float">
            <text:p>1,800</text:p>
          </table:table-cell>
          <table:table-cell table:number-columns-repeated="2"/>
          <table:table-cell table:formula="of:=[.AB18]/45*(-1)*0.8" office:value-type="float" office:value="-0.032" calcext:value-type="float">
            <text:p>-0,0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9]*2" office:value-type="float" office:value="3" calcext:value-type="float">
            <text:p>3,000</text:p>
          </table:table-cell>
          <table:table-cell table:formula="of:=([.E19]+[.G19])*(-1)" office:value-type="float" office:value="-0.666666666666667" calcext:value-type="float">
            <text:p>-0,667</text:p>
          </table:table-cell>
          <table:table-cell table:formula="of:=[.F19]/2/45" office:value-type="float" office:value="0.116666666666667" calcext:value-type="float">
            <text:p>0,117</text:p>
          </table:table-cell>
          <table:table-cell table:formula="of:=[.M19]*[.N15]" office:value-type="float" office:value="10.5" calcext:value-type="float">
            <text:p>10,500</text:p>
          </table:table-cell>
          <table:table-cell table:formula="of:=[.H19]/45" office:value-type="float" office:value="0.55" calcext:value-type="float">
            <text:p>0,550</text:p>
          </table:table-cell>
          <table:table-cell table:formula="of:=[.N19]*[.N15]+[.O19]*[.O15]+[.P19]*[.P15]+[.Q19]*[.Q15]+[.R19]*[.R15]+[.S19]*[.S15]+[.T19]*[.T15]" office:value-type="float" office:value="24.75" calcext:value-type="float">
            <text:p>24,750</text:p>
          </table:table-cell>
          <table:table-cell table:formula="of:=[.L19]/45" office:value-type="float" office:value="0.783333333333333" calcext:value-type="float">
            <text:p>0,783</text:p>
          </table:table-cell>
          <table:table-cell table:style-name="ce42" table:formula="of:=[.L19]/63*(-1)" office:value-type="float" office:value="-0.55952380952381" calcext:value-type="float">
            <text:p>-0,560</text:p>
          </table:table-cell>
          <table:table-cell table:style-name="ce42" table:formula="of:=[.J19]*18" office:value-type="float" office:value="-10.0714285714286" calcext:value-type="float">
            <text:p>-10,071</text:p>
          </table:table-cell>
          <table:table-cell table:formula="of:=[.M19]*[.N15]+[.N19]*[.N15]+[.O19]*[.O15]+[.P19]*[.P15]+[.Q19]*[.Q15]+[.R19]*[.R15]+[.S19]*[.S15]+[.T19]*[.T15]" office:value-type="float" office:value="35.25" calcext:value-type="float">
            <text:p>35,25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number-columns-repeated="2" office:value-type="float" office:value="2.25" calcext:value-type="float">
            <text:p>2,250</text:p>
          </table:table-cell>
          <table:table-cell table:number-columns-repeated="2"/>
          <table:table-cell table:number-columns-repeated="2" office:value-type="float" office:value="2.25" calcext:value-type="float">
            <text:p>2,250</text:p>
          </table:table-cell>
          <table:table-cell/>
          <table:table-cell table:style-name="Default"/>
          <table:table-cell table:formula="of:=([.U15]*[.U19])+([.V15]*[.V19])+([.W15]*[.W19])+([.X15]*[.X19])" office:value-type="float" office:value="24.75" calcext:value-type="float">
            <text:p>24,750</text:p>
          </table:table-cell>
          <table:table-cell table:formula="of:=[.Z19]/45*(-1)" office:value-type="float" office:value="-0.55" calcext:value-type="float">
            <text:p>-0,550</text:p>
          </table:table-cell>
          <table:table-cell table:formula="of:=[.L19]-[.Z19]" office:value-type="float" office:value="10.5" calcext:value-type="float">
            <text:p>10,500</text:p>
          </table:table-cell>
          <table:table-cell table:number-columns-repeated="2"/>
          <table:table-cell table:formula="of:=[.AB19]/45*(-1)*0.8" office:value-type="float" office:value="-0.186666666666667" calcext:value-type="float">
            <text:p>-0,187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0]*2" office:value-type="float" office:value="0.24" calcext:value-type="float">
            <text:p>0,240</text:p>
          </table:table-cell>
          <table:table-cell table:style-name="ce32" table:formula="of:=([.E20]+[.G20])*(-1)" office:value-type="float" office:value="-0.0186666666666667" calcext:value-type="float">
            <text:p>-0,019</text:p>
          </table:table-cell>
          <table:table-cell table:style-name="ce32" table:formula="of:=[.F20]/45" office:value-type="float" office:value="0.0186666666666667" calcext:value-type="float">
            <text:p>0,019</text:p>
          </table:table-cell>
          <table:table-cell table:style-name="ce32" table:formula="of:=[.M20]*[.N15]" office:value-type="float" office:value="0.84" calcext:value-type="float">
            <text:p>0,840</text:p>
          </table:table-cell>
          <table:table-cell table:style-name="ce32" table:formula="of:=[.H20]/45" office:value-type="float" office:value="0" calcext:value-type="float">
            <text:p>0,000</text:p>
          </table:table-cell>
          <table:table-cell table:style-name="ce32" table:formula="of:=[.N20]*[.N15]+[.O20]*[.O15]+[.P20]*[.P15]+[.Q20]*[.Q15]+[.R20]*[.R15]+[.S20]*[.S15]+[.T20]*[.T15]" office:value-type="float" office:value="0" calcext:value-type="float">
            <text:p>0,000</text:p>
          </table:table-cell>
          <table:table-cell table:style-name="ce32" table:formula="of:=[.L20]/45" office:value-type="float" office:value="0.0186666666666667" calcext:value-type="float">
            <text:p>0,019</text:p>
          </table:table-cell>
          <table:table-cell table:style-name="ce42" table:formula="of:=[.L20]/63*(-1)" office:value-type="float" office:value="-0.0133333333333333" calcext:value-type="float">
            <text:p>-0,013</text:p>
          </table:table-cell>
          <table:table-cell table:style-name="ce42" table:formula="of:=[.J20]*18" office:value-type="float" office:value="-0.24" calcext:value-type="float">
            <text:p>-0,240</text:p>
          </table:table-cell>
          <table:table-cell table:formula="of:=[.M20]*[.N15]+[.N20]*[.N15]+[.O20]*[.O15]+[.P20]*[.P15]+[.Q20]*[.Q15]+[.R20]*[.R15]+[.S20]*[.S15]+[.T20]*[.T15]" office:value-type="float" office:value="0.84" calcext:value-type="float">
            <text:p>0,8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Z20]/45*(-1)" office:value-type="float" office:value="-0" calcext:value-type="float">
            <text:p>0,000</text:p>
          </table:table-cell>
          <table:table-cell table:formula="of:=[.L20]-[.Z20]" office:value-type="float" office:value="0.84" calcext:value-type="float">
            <text:p>0,840</text:p>
          </table:table-cell>
          <table:table-cell table:number-columns-repeated="2"/>
          <table:table-cell table:formula="of:=[.AB20]/45*(-1)*0.8" office:value-type="float" office:value="-0.0149333333333333" calcext:value-type="float">
            <text:p>-0,015</text:p>
          </table:table-cell>
          <table:table-cell table:formula="of:=[.AB20]/45*(-1)" office:value-type="float" office:value="-0.0186666666666667" calcext:value-type="float">
            <text:p>-0,0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1]*2" office:value-type="float" office:value="0.066" calcext:value-type="float">
            <text:p>0,066</text:p>
          </table:table-cell>
          <table:table-cell table:formula="of:=([.E21]+[.G21])*(-1)" office:value-type="float" office:value="-0.0101888888888889" calcext:value-type="float">
            <text:p>-0,010</text:p>
          </table:table-cell>
          <table:table-cell table:formula="of:=[.F21]/2/45" office:value-type="float" office:value="0.00256666666666667" calcext:value-type="float">
            <text:p>0,003</text:p>
          </table:table-cell>
          <table:table-cell table:formula="of:=[.M21]*[.N15]" office:value-type="float" office:value="0.231" calcext:value-type="float">
            <text:p>0,231</text:p>
          </table:table-cell>
          <table:table-cell table:formula="of:=[.H21]/45" office:value-type="float" office:value="0.00762222222222222" calcext:value-type="float">
            <text:p>0,008</text:p>
          </table:table-cell>
          <table:table-cell table:formula="of:=[.N21]*[.N15]+[.O21]*[.O15]+[.P21]*[.P15]+[.Q21]*[.Q15]+[.R21]*[.R15]+[.S21]*[.S15]+[.T21]*[.T15]" office:value-type="float" office:value="0.343" calcext:value-type="float">
            <text:p>0,343</text:p>
          </table:table-cell>
          <table:table-cell table:formula="of:=[.L21]/45" office:value-type="float" office:value="0.0127555555555556" calcext:value-type="float">
            <text:p>0,013</text:p>
          </table:table-cell>
          <table:table-cell table:style-name="ce42" table:formula="of:=[.L21]/63*(-1)" office:value-type="float" office:value="-0.00911111111111111" calcext:value-type="float">
            <text:p>-0,009</text:p>
          </table:table-cell>
          <table:table-cell table:style-name="ce42" table:formula="of:=[.J21]*18" office:value-type="float" office:value="-0.164" calcext:value-type="float">
            <text:p>-0,164</text:p>
          </table:table-cell>
          <table:table-cell table:formula="of:=[.M21]*[.N15]+[.N21]*[.N15]+[.O21]*[.O15]+[.P21]*[.P15]+[.Q21]*[.Q15]+[.R21]*[.R15]+[.S21]*[.S15]+[.T21]*[.T15]" office:value-type="float" office:value="0.574" calcext:value-type="float">
            <text:p>0,574</text:p>
          </table:table-cell>
          <table:table-cell office:value-type="float" office:value="0.033" calcext:value-type="float">
            <text:p>0,033</text:p>
          </table:table-cell>
          <table:table-cell table:number-columns-repeated="4"/>
          <table:table-cell office:value-type="float" office:value="0.049" calcext:value-type="float">
            <text:p>0,049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2"/>
          <table:table-cell table:style-name="Default"/>
          <table:table-cell table:formula="of:=([.U15]*[.U21])+([.V15]*[.V21])+([.W15]*[.W21])+([.X15]*[.X21])" office:value-type="float" office:value="0.343" calcext:value-type="float">
            <text:p>0,343</text:p>
          </table:table-cell>
          <table:table-cell table:formula="of:=[.Z21]/45*(-1)" office:value-type="float" office:value="-0.00762222222222222" calcext:value-type="float">
            <text:p>-0,008</text:p>
          </table:table-cell>
          <table:table-cell table:formula="of:=[.L21]-[.Z21]" office:value-type="float" office:value="0.231" calcext:value-type="float">
            <text:p>0,231</text:p>
          </table:table-cell>
          <table:table-cell table:number-columns-repeated="2"/>
          <table:table-cell table:formula="of:=[.AB21]/45*(-1)*0.8" office:value-type="float" office:value="-0.00410666666666667" calcext:value-type="float">
            <text:p>-0,0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2]*2" office:value-type="float" office:value="14.4" calcext:value-type="float">
            <text:p>14,400</text:p>
          </table:table-cell>
          <table:table-cell table:formula="of:=([.E22]+[.G22])*(-1)" office:value-type="float" office:value="-2.16" calcext:value-type="float">
            <text:p>-2,160</text:p>
          </table:table-cell>
          <table:table-cell table:formula="of:=[.F22]/2/45" office:value-type="float" office:value="0.56" calcext:value-type="float">
            <text:p>0,560</text:p>
          </table:table-cell>
          <table:table-cell table:formula="of:=[.M22]*[.N15]" office:value-type="float" office:value="50.4" calcext:value-type="float">
            <text:p>50,400</text:p>
          </table:table-cell>
          <table:table-cell table:formula="of:=[.H22]/45" office:value-type="float" office:value="1.6" calcext:value-type="float">
            <text:p>1,600</text:p>
          </table:table-cell>
          <table:table-cell table:formula="of:=[.N22]*[.N15]+[.O22]*[.O15]+[.P22]*[.P15]+[.Q22]*[.Q15]+[.R22]*[.R15]+[.S22]*[.S15]+[.T22]*[.T15]" office:value-type="float" office:value="72" calcext:value-type="float">
            <text:p>72,000</text:p>
          </table:table-cell>
          <table:table-cell table:formula="of:=[.L22]/45" office:value-type="float" office:value="2.72" calcext:value-type="float">
            <text:p>2,720</text:p>
          </table:table-cell>
          <table:table-cell table:style-name="ce42" table:formula="of:=[.L22]/63*(-1)" office:value-type="float" office:value="-1.94285714285714" calcext:value-type="float">
            <text:p>-1,943</text:p>
          </table:table-cell>
          <table:table-cell table:style-name="ce42" table:formula="of:=[.J22]*18" office:value-type="float" office:value="-34.9714285714286" calcext:value-type="float">
            <text:p>-34,971</text:p>
          </table:table-cell>
          <table:table-cell table:formula="of:=[.M22]*[.N15]+[.N22]*[.N15]+[.O22]*[.O15]+[.P22]*[.P15]+[.Q22]*[.Q15]+[.R22]*[.R15]+[.S22]*[.S15]+[.T22]*[.T15]" office:value-type="float" office:value="122.4" calcext:value-type="float">
            <text:p>122,400</text:p>
          </table:table-cell>
          <table:table-cell office:value-type="float" office:value="7.2" calcext:value-type="float">
            <text:p>7,2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9"/>
          <table:table-cell table:style-name="Default"/>
          <table:table-cell table:formula="of:=([.U15]*[.U22])+([.V15]*[.V22])+([.W15]*[.W22])+([.X15]*[.X22])" office:value-type="float" office:value="0" calcext:value-type="float">
            <text:p>0,000</text:p>
          </table:table-cell>
          <table:table-cell table:formula="of:=[.Z22]/45*(-1)" office:value-type="float" office:value="-0" calcext:value-type="float">
            <text:p>0,000</text:p>
          </table:table-cell>
          <table:table-cell table:formula="of:=[.L22]-[.Z22]" office:value-type="float" office:value="122.4" calcext:value-type="float">
            <text:p>122,400</text:p>
          </table:table-cell>
          <table:table-cell table:number-columns-repeated="2"/>
          <table:table-cell table:formula="of:=[.AB22]/45*(-1)*0.8" office:value-type="float" office:value="-2.176" calcext:value-type="float">
            <text:p>-2,176</text:p>
          </table:table-cell>
          <table:table-cell table:formula="of:=[.AB22]/45*(-1)" office:value-type="float" office:value="-2.72" calcext:value-type="float">
            <text:p>-2,720</text:p>
          </table:table-cell>
          <table:table-cell table:number-columns-repeated="9"/>
          <table:table-cell office:value-type="float" office:value="120" calcext:value-type="float">
            <text:p>120,000</text:p>
          </table:table-cell>
          <table:table-cell table:formula="of:=[.AP22]-[.C22]" office:value-type="float" office:value="105.6" calcext:value-type="float">
            <text:p>105,600</text:p>
          </table:table-cell>
          <table:table-cell table:formula="of:=[.AP22]-[.C22]/2" office:value-type="float" office:value="112.8" calcext:value-type="float">
            <text:p>112,800</text:p>
          </table:table-cell>
          <table:table-cell office:value-type="float" office:value="120" calcext:value-type="float">
            <text:p>120,000</text:p>
          </table:table-cell>
          <table:table-cell table:formula="of:=[.AP22]+[.C22]/2" office:value-type="float" office:value="127.2" calcext:value-type="float">
            <text:p>127,200</text:p>
          </table:table-cell>
          <table:table-cell table:formula="of:=[.AP22]+[.C22]" office:value-type="float" office:value="134.4" calcext:value-type="float">
            <text:p>134,400</text:p>
          </table:table-cell>
          <table:table-cell table:formula="of:=[.AP22]+[.C22]*1.5" office:value-type="float" office:value="141.6" calcext:value-type="float">
            <text:p>141,600</text:p>
          </table:table-cell>
          <table:table-cell table:formula="of:=[.AP22]+[.C22]*2" office:value-type="float" office:value="148.8" calcext:value-type="float">
            <text:p>148,8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3]*2" office:value-type="float" office:value="0" calcext:value-type="float">
            <text:p>0,000</text:p>
          </table:table-cell>
          <table:table-cell table:formula="of:=([.E23]+[.G23])*(-1)" office:value-type="float" office:value="-8.93333333333333" calcext:value-type="float">
            <text:p>-8,933</text:p>
          </table:table-cell>
          <table:table-cell table:formula="of:=[.F23]/2/45" office:value-type="float" office:value="0" calcext:value-type="float">
            <text:p>0,000</text:p>
          </table:table-cell>
          <table:table-cell table:formula="of:=[.M23]*[.N15]" office:value-type="float" office:value="0" calcext:value-type="float">
            <text:p>0,000</text:p>
          </table:table-cell>
          <table:table-cell table:formula="of:=[.H23]/45" office:value-type="float" office:value="8.93333333333333" calcext:value-type="float">
            <text:p>8,933</text:p>
          </table:table-cell>
          <table:table-cell table:formula="of:=[.N23]*[.N15]+[.O23]*[.O15]+[.P23]*[.P15]+[.Q23]*[.Q15]+[.R23]*[.R15]+[.S23]*[.S15]+[.T23]*[.T15]" office:value-type="float" office:value="402" calcext:value-type="float">
            <text:p>402,000</text:p>
          </table:table-cell>
          <table:table-cell table:formula="of:=[.L23]/45" office:value-type="float" office:value="8.93333333333333" calcext:value-type="float">
            <text:p>8,933</text:p>
          </table:table-cell>
          <table:table-cell table:style-name="ce42" table:formula="of:=[.L23]/63*(-1)" office:value-type="float" office:value="-6.38095238095238" calcext:value-type="float">
            <text:p>-6,381</text:p>
          </table:table-cell>
          <table:table-cell table:style-name="ce42" table:formula="of:=[.J23]*18" office:value-type="float" office:value="-114.857142857143" calcext:value-type="float">
            <text:p>-114,857</text:p>
          </table:table-cell>
          <table:table-cell table:formula="of:=[.M23]*[.N15]+[.N23]*[.N15]+[.O23]*[.O15]+[.P23]*[.P15]+[.Q23]*[.Q15]+[.R23]*[.R15]+[.S23]*[.S15]+[.T23]*[.T15]" office:value-type="float" office:value="402" calcext:value-type="float">
            <text:p>402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table:style-name="Default"/>
          <table:table-cell table:formula="of:=([.U15]*[.U23])+([.V15]*[.V23])+([.W15]*[.W23])+([.X15]*[.X23])" office:value-type="float" office:value="402" calcext:value-type="float">
            <text:p>402,000</text:p>
          </table:table-cell>
          <table:table-cell table:formula="of:=[.Z23]/45*(-1)" office:value-type="float" office:value="-8.93333333333333" calcext:value-type="float">
            <text:p>-8,933</text:p>
          </table:table-cell>
          <table:table-cell table:formula="of:=[.L23]-[.Z23]" office:value-type="float" office:value="0" calcext:value-type="float">
            <text:p>0,000</text:p>
          </table:table-cell>
          <table:table-cell table:number-columns-repeated="2"/>
          <table:table-cell table:formula="of:=[.AB23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4]*2" office:value-type="float" office:value="0" calcext:value-type="float">
            <text:p>0,000</text:p>
          </table:table-cell>
          <table:table-cell table:formula="of:=([.E24]+[.G24])*(-1)" office:value-type="float" office:value="-0.0346666666666667" calcext:value-type="float">
            <text:p>-0,035</text:p>
          </table:table-cell>
          <table:table-cell table:formula="of:=[.F24]/2/45" office:value-type="float" office:value="0" calcext:value-type="float">
            <text:p>0,000</text:p>
          </table:table-cell>
          <table:table-cell table:formula="of:=[.M24]*[.N15]" office:value-type="float" office:value="0" calcext:value-type="float">
            <text:p>0,000</text:p>
          </table:table-cell>
          <table:table-cell table:formula="of:=[.H24]/45" office:value-type="float" office:value="0.0346666666666667" calcext:value-type="float">
            <text:p>0,035</text:p>
          </table:table-cell>
          <table:table-cell table:formula="of:=[.N24]*[.N15]+[.O24]*[.O15]+[.P24]*[.P15]+[.Q24]*[.Q15]+[.R24]*[.R15]+[.S24]*[.S15]+[.T24]*[.T15]" office:value-type="float" office:value="1.56" calcext:value-type="float">
            <text:p>1,560</text:p>
          </table:table-cell>
          <table:table-cell table:formula="of:=[.L24]/45" office:value-type="float" office:value="0.0346666666666667" calcext:value-type="float">
            <text:p>0,035</text:p>
          </table:table-cell>
          <table:table-cell table:style-name="ce42" table:formula="of:=[.L24]/63*(-1)" office:value-type="float" office:value="-0.0247619047619048" calcext:value-type="float">
            <text:p>-0,025</text:p>
          </table:table-cell>
          <table:table-cell table:style-name="ce42" table:formula="of:=[.J24]*18" office:value-type="float" office:value="-0.445714285714286" calcext:value-type="float">
            <text:p>-0,446</text:p>
          </table:table-cell>
          <table:table-cell table:formula="of:=[.M24]*[.N15]+[.N24]*[.N15]+[.O24]*[.O15]+[.P24]*[.P15]+[.Q24]*[.Q15]+[.R24]*[.R15]+[.S24]*[.S15]+[.T24]*[.T15]" office:value-type="float" office:value="1.56" calcext:value-type="float">
            <text:p>1,56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0</text:p>
          </table:table-cell>
          <table:table-cell table:style-name="Default"/>
          <table:table-cell table:formula="of:=([.U15]*[.U24])+([.V15]*[.V24])+([.W15]*[.W24])+([.X15]*[.X24])" office:value-type="float" office:value="1.08" calcext:value-type="float">
            <text:p>1,080</text:p>
          </table:table-cell>
          <table:table-cell table:formula="of:=[.Z24]/45*(-1)" office:value-type="float" office:value="-0.024" calcext:value-type="float">
            <text:p>-0,024</text:p>
          </table:table-cell>
          <table:table-cell table:formula="of:=[.L24]-[.Z24]" office:value-type="float" office:value="0.48" calcext:value-type="float">
            <text:p>0,480</text:p>
          </table:table-cell>
          <table:table-cell table:number-columns-repeated="2"/>
          <table:table-cell table:formula="of:=[.AB24]/45*(-1)*0.8" office:value-type="float" office:value="-0.00853333333333333" calcext:value-type="float">
            <text:p>-0,0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torpedo_boat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8]*2" office:value-type="float" office:value="6" calcext:value-type="float">
            <text:p>6,000</text:p>
          </table:table-cell>
          <table:table-cell table:formula="of:=([.E28]+[.G28])*(-1)" office:value-type="float" office:value="-0.766666666666667" calcext:value-type="float">
            <text:p>-0,767</text:p>
          </table:table-cell>
          <table:table-cell table:formula="of:=[.F28]/2/45" office:value-type="float" office:value="0.366666666666667" calcext:value-type="float">
            <text:p>0,367</text:p>
          </table:table-cell>
          <table:table-cell table:formula="of:=[.M28]*[.N27]" office:value-type="float" office:value="33" calcext:value-type="float">
            <text:p>33,000</text:p>
          </table:table-cell>
          <table:table-cell table:formula="of:=[.H28]/45" office:value-type="float" office:value="0.4" calcext:value-type="float">
            <text:p>0,400</text:p>
          </table:table-cell>
          <table:table-cell table:formula="of:=[.N28]*[.N27]+[.O28]*[.O27]+[.P28]*[.P27]+[.Q28]*[.Q27]+[.R28]*[.R27]+[.S28]*[.S27]+[.T28]*[.T27]" office:value-type="float" office:value="18" calcext:value-type="float">
            <text:p>18,000</text:p>
          </table:table-cell>
          <table:table-cell table:formula="of:=[.L28]/45" office:value-type="float" office:value="1.13333333333333" calcext:value-type="float">
            <text:p>1,133</text:p>
          </table:table-cell>
          <table:table-cell table:style-name="ce42" table:formula="of:=[.L28]/63*(-1)" office:value-type="float" office:value="-0.80952380952381" calcext:value-type="float">
            <text:p>-0,810</text:p>
          </table:table-cell>
          <table:table-cell table:style-name="ce42" table:formula="of:=[.J28]*18" office:value-type="float" office:value="-14.5714285714286" calcext:value-type="float">
            <text:p>-14,571</text:p>
          </table:table-cell>
          <table:table-cell table:formula="of:=[.M28]*[.N27]+[.N28]*[.N27]+[.O28]*[.O27]+[.P28]*[.P27]+[.Q28]*[.Q27]+[.R28]*[.R27]+[.S28]*[.S27]+[.T28]*[.T27]" office:value-type="float" office:value="51" calcext:value-type="float">
            <text:p>51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5"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table:style-name="Default"/>
          <table:table-cell table:formula="of:=([.U27]*[.U28])+([.V27]*[.V28])+([.W27]*[.W28])+([.X27]*[.X28])" office:value-type="float" office:value="18" calcext:value-type="float">
            <text:p>18,000</text:p>
          </table:table-cell>
          <table:table-cell table:formula="of:=[.Z28]/45*(-1)" office:value-type="float" office:value="-0.4" calcext:value-type="float">
            <text:p>-0,400</text:p>
          </table:table-cell>
          <table:table-cell table:formula="of:=[.L28]-[.Z28]" office:value-type="float" office:value="33" calcext:value-type="float">
            <text:p>33,000</text:p>
          </table:table-cell>
          <table:table-cell table:formula="of:=[.AB28]-[.AN28]" office:value-type="float" office:value="21" calcext:value-type="float">
            <text:p>21,000</text:p>
          </table:table-cell>
          <table:table-cell table:formula="of:=[.AC28]/45*0.8*(-1)" office:value-type="float" office:value="-0.373333333333333" calcext:value-type="float">
            <text:p>-0,373</text:p>
          </table:table-cell>
          <table:table-cell table:formula="of:=[.AB28]/45*(-1)*0.8" office:value-type="float" office:value="-0.586666666666667" calcext:value-type="float">
            <text:p>-0,587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table:number-columns-repeated="5"/>
          <table:table-cell table:formula="of:=([.AH28]+[.AI28]+[.AJ28]+[.AK28]+[.AL28]+[.AM28])*4" office:value-type="float" office:value="12" calcext:value-type="float">
            <text:p>12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9]*2" office:value-type="float" office:value="24" calcext:value-type="float">
            <text:p>24,000</text:p>
          </table:table-cell>
          <table:table-cell table:formula="of:=([.E29]+[.G29])*(-1)" office:value-type="float" office:value="-8" calcext:value-type="float">
            <text:p>-8,000</text:p>
          </table:table-cell>
          <table:table-cell table:formula="of:=[.F29]/2/45" office:value-type="float" office:value="1.46666666666667" calcext:value-type="float">
            <text:p>1,467</text:p>
          </table:table-cell>
          <table:table-cell table:formula="of:=[.M29]*[.N27]" office:value-type="float" office:value="132" calcext:value-type="float">
            <text:p>132,000</text:p>
          </table:table-cell>
          <table:table-cell table:formula="of:=[.H29]/45" office:value-type="float" office:value="6.53333333333333" calcext:value-type="float">
            <text:p>6,533</text:p>
          </table:table-cell>
          <table:table-cell table:formula="of:=[.N29]*[.N27]+[.O29]*[.O27]+[.P29]*[.P27]+[.Q29]*[.Q27]+[.R29]*[.R27]+[.S29]*[.S27]+[.T29]*[.T27]" office:value-type="float" office:value="294" calcext:value-type="float">
            <text:p>294,000</text:p>
          </table:table-cell>
          <table:table-cell table:formula="of:=[.L29]/45" office:value-type="float" office:value="9.46666666666667" calcext:value-type="float">
            <text:p>9,467</text:p>
          </table:table-cell>
          <table:table-cell table:style-name="ce42" table:formula="of:=[.L29]/63*(-1)" office:value-type="float" office:value="-6.76190476190476" calcext:value-type="float">
            <text:p>-6,762</text:p>
          </table:table-cell>
          <table:table-cell table:style-name="ce42" table:formula="of:=[.J29]*18" office:value-type="float" office:value="-121.714285714286" calcext:value-type="float">
            <text:p>-121,714</text:p>
          </table:table-cell>
          <table:table-cell table:formula="of:=[.M29]*[.N27]+[.N29]*[.N27]+[.O29]*[.O27]+[.P29]*[.P27]+[.Q29]*[.Q27]+[.R29]*[.R27]+[.S29]*[.S27]+[.T29]*[.T27]" office:value-type="float" office:value="426" calcext:value-type="float">
            <text:p>426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U27]*[.U29])+([.V27]*[.V29])+([.W27]*[.W29])+([.X27]*[.X29])" office:value-type="float" office:value="126" calcext:value-type="float">
            <text:p>126,000</text:p>
          </table:table-cell>
          <table:table-cell table:formula="of:=[.Z29]/45*(-1)" office:value-type="float" office:value="-2.8" calcext:value-type="float">
            <text:p>-2,800</text:p>
          </table:table-cell>
          <table:table-cell table:formula="of:=[.L29]-[.Z29]" office:value-type="float" office:value="300" calcext:value-type="float">
            <text:p>300,000</text:p>
          </table:table-cell>
          <table:table-cell table:formula="of:=[.AB29]-[.AN29]" office:value-type="float" office:value="212" calcext:value-type="float">
            <text:p>212,000</text:p>
          </table:table-cell>
          <table:table-cell table:formula="of:=[.AC29]/45*0.8*(-1)" office:value-type="float" office:value="-3.76888888888889" calcext:value-type="float">
            <text:p>-3,769</text:p>
          </table:table-cell>
          <table:table-cell table:formula="of:=[.AB29]/45*(-1)*0.8" office:value-type="float" office:value="-5.33333333333333" calcext:value-type="float">
            <text:p>-5,333</text:p>
          </table:table-cell>
          <table:table-cell table:formula="of:=[.AC29]/45*(-1)" office:value-type="float" office:value="-4.71111111111111" calcext:value-type="float">
            <text:p>-4,711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10" calcext:value-type="float">
            <text:p>10,000</text:p>
          </table:table-cell>
          <table:table-cell table:style-name="ce48"/>
          <table:table-cell table:number-columns-repeated="3"/>
          <table:table-cell table:formula="of:=([.AH29]+[.AI29]+[.AJ29]+[.AK29]+[.AL29]+[.AM29])*4" office:value-type="float" office:value="88" calcext:value-type="float">
            <text:p>88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30]*2" office:value-type="float" office:value="0" calcext:value-type="float">
            <text:p>0,000</text:p>
          </table:table-cell>
          <table:table-cell table:formula="of:=([.E30]+[.G30])*(-1)" office:value-type="float" office:value="-0.112" calcext:value-type="float">
            <text:p>-0,112</text:p>
          </table:table-cell>
          <table:table-cell table:formula="of:=[.F30]/2/45" office:value-type="float" office:value="0" calcext:value-type="float">
            <text:p>0,000</text:p>
          </table:table-cell>
          <table:table-cell table:formula="of:=[.M30]*[.N27]" office:value-type="float" office:value="0" calcext:value-type="float">
            <text:p>0,000</text:p>
          </table:table-cell>
          <table:table-cell table:formula="of:=[.H30]/45" office:value-type="float" office:value="0.112" calcext:value-type="float">
            <text:p>0,112</text:p>
          </table:table-cell>
          <table:table-cell table:formula="of:=[.N30]*[.N27]+[.O30]*[.O27]+[.P30]*[.P27]+[.Q30]*[.Q27]+[.R30]*[.R27]+[.S30]*[.S27]+[.T30]*[.T27]" office:value-type="float" office:value="5.04" calcext:value-type="float">
            <text:p>5,040</text:p>
          </table:table-cell>
          <table:table-cell table:formula="of:=[.L30]/45" office:value-type="float" office:value="0.112" calcext:value-type="float">
            <text:p>0,112</text:p>
          </table:table-cell>
          <table:table-cell table:style-name="ce42" table:formula="of:=[.L30]/63*(-1)" office:value-type="float" office:value="-0.08" calcext:value-type="float">
            <text:p>-0,080</text:p>
          </table:table-cell>
          <table:table-cell table:style-name="ce42" table:formula="of:=[.J30]*18" office:value-type="float" office:value="-1.44" calcext:value-type="float">
            <text:p>-1,440</text:p>
          </table:table-cell>
          <table:table-cell table:formula="of:=[.M30]*[.N27]+[.N30]*[.N27]+[.O30]*[.O27]+[.P30]*[.P27]+[.Q30]*[.Q27]+[.R30]*[.R27]+[.S30]*[.S27]+[.T30]*[.T27]" office:value-type="float" office:value="5.04" calcext:value-type="float">
            <text:p>5,0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54" calcext:value-type="float">
            <text:p>0,540</text:p>
          </table:table-cell>
          <table:table-cell table:number-columns-repeated="3"/>
          <table:table-cell office:value-type="float" office:value="0.54" calcext:value-type="float">
            <text:p>0,540</text:p>
          </table:table-cell>
          <table:table-cell table:style-name="Default"/>
          <table:table-cell table:formula="of:=([.U27]*[.U30])+([.V27]*[.V30])+([.W27]*[.W30])+([.X27]*[.X30])" office:value-type="float" office:value="3.24" calcext:value-type="float">
            <text:p>3,240</text:p>
          </table:table-cell>
          <table:table-cell table:formula="of:=[.Z30]/45*(-1)" office:value-type="float" office:value="-0.072" calcext:value-type="float">
            <text:p>-0,072</text:p>
          </table:table-cell>
          <table:table-cell table:formula="of:=[.L30]-[.Z30]" office:value-type="float" office:value="1.8" calcext:value-type="float">
            <text:p>1,800</text:p>
          </table:table-cell>
          <table:table-cell table:formula="of:=[.AB30]-[.AN30]" office:value-type="float" office:value="1.2" calcext:value-type="float">
            <text:p>1,200</text:p>
          </table:table-cell>
          <table:table-cell table:formula="of:=[.AC30]/45*0.8*(-1)" office:value-type="float" office:value="-0.0213333333333333" calcext:value-type="float">
            <text:p>-0,021</text:p>
          </table:table-cell>
          <table:table-cell table:formula="of:=[.AB30]/45*(-1)*0.8" office:value-type="float" office:value="-0.032" calcext:value-type="float">
            <text:p>-0,032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H30]+[.AI30]+[.AJ30]+[.AK30]+[.AL30]+[.AM30])*4" office:value-type="float" office:value="0.6" calcext:value-type="float">
            <text:p>0,6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31]*2" office:value-type="float" office:value="2.52" calcext:value-type="float">
            <text:p>2,520</text:p>
          </table:table-cell>
          <table:table-cell table:formula="of:=([.E31]+[.G31])*(-1)" office:value-type="float" office:value="-0.448" calcext:value-type="float">
            <text:p>-0,448</text:p>
          </table:table-cell>
          <table:table-cell table:formula="of:=[.F31]/2/45" office:value-type="float" office:value="0.154" calcext:value-type="float">
            <text:p>0,154</text:p>
          </table:table-cell>
          <table:table-cell table:formula="of:=[.M31]*[.N27]" office:value-type="float" office:value="13.86" calcext:value-type="float">
            <text:p>13,860</text:p>
          </table:table-cell>
          <table:table-cell table:formula="of:=[.H31]/45" office:value-type="float" office:value="0.294" calcext:value-type="float">
            <text:p>0,294</text:p>
          </table:table-cell>
          <table:table-cell table:formula="of:=[.N31]*[.N27]+[.O31]*[.O27]+[.P31]*[.P27]+[.Q31]*[.Q27]+[.R31]*[.R27]+[.S31]*[.S27]+[.T31]*[.T27]" office:value-type="float" office:value="13.23" calcext:value-type="float">
            <text:p>13,230</text:p>
          </table:table-cell>
          <table:table-cell table:formula="of:=[.L31]/45" office:value-type="float" office:value="0.602" calcext:value-type="float">
            <text:p>0,602</text:p>
          </table:table-cell>
          <table:table-cell table:style-name="ce42" table:formula="of:=[.L31]/63*(-1)" office:value-type="float" office:value="-0.43" calcext:value-type="float">
            <text:p>-0,430</text:p>
          </table:table-cell>
          <table:table-cell table:style-name="ce42" table:formula="of:=[.J31]*18" office:value-type="float" office:value="-7.74" calcext:value-type="float">
            <text:p>-7,740</text:p>
          </table:table-cell>
          <table:table-cell table:formula="of:=[.M31]*[.N27]+[.N31]*[.N27]+[.O31]*[.O27]+[.P31]*[.P27]+[.Q31]*[.Q27]+[.R31]*[.R27]+[.S31]*[.S27]+[.T31]*[.T27]" office:value-type="float" office:value="27.09" calcext:value-type="float">
            <text:p>27,09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office:value-type="float" office:value="1.89" calcext:value-type="float">
            <text:p>1,890</text:p>
          </table:table-cell>
          <table:table-cell table:number-columns-repeated="2"/>
          <table:table-cell table:style-name="Default"/>
          <table:table-cell table:formula="of:=([.U27]*[.U31])+([.V27]*[.V31])+([.W27]*[.W31])+([.X27]*[.X31])" office:value-type="float" office:value="13.23" calcext:value-type="float">
            <text:p>13,230</text:p>
          </table:table-cell>
          <table:table-cell table:formula="of:=[.Z31]/45*(-1)" office:value-type="float" office:value="-0.294" calcext:value-type="float">
            <text:p>-0,294</text:p>
          </table:table-cell>
          <table:table-cell table:formula="of:=[.L31]-[.Z31]" office:value-type="float" office:value="13.86" calcext:value-type="float">
            <text:p>13,860</text:p>
          </table:table-cell>
          <table:table-cell table:formula="of:=[.AB31]-[.AN31]" office:value-type="float" office:value="8.82" calcext:value-type="float">
            <text:p>8,820</text:p>
          </table:table-cell>
          <table:table-cell table:formula="of:=[.AC31]/45*0.8*(-1)" office:value-type="float" office:value="-0.1568" calcext:value-type="float">
            <text:p>-0,157</text:p>
          </table:table-cell>
          <table:table-cell table:formula="of:=[.AB31]/45*(-1)*0.8" office:value-type="float" office:value="-0.2464" calcext:value-type="float">
            <text:p>-0,246</text:p>
          </table:table-cell>
          <table:table-cell table:number-columns-repeated="2"/>
          <table:table-cell office:value-type="float" office:value="1.26" calcext:value-type="float">
            <text:p>1,260</text:p>
          </table:table-cell>
          <table:table-cell table:number-columns-repeated="5"/>
          <table:table-cell table:formula="of:=([.AH31]+[.AI31]+[.AJ31]+[.AK31]+[.AL31]+[.AM31])*4" office:value-type="float" office:value="5.04" calcext:value-type="float">
            <text:p>5,04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32]*2" office:value-type="float" office:value="0.21" calcext:value-type="float">
            <text:p>0,210</text:p>
          </table:table-cell>
          <table:table-cell table:style-name="ce32" table:formula="of:=([.E32]+[.G32])*(-1)" office:value-type="float" office:value="-0.0256666666666667" calcext:value-type="float">
            <text:p>-0,026</text:p>
          </table:table-cell>
          <table:table-cell table:style-name="ce32" table:formula="of:=[.F32]/45" office:value-type="float" office:value="0.0256666666666667" calcext:value-type="float">
            <text:p>0,026</text:p>
          </table:table-cell>
          <table:table-cell table:style-name="ce32" table:formula="of:=[.M32]*[.N27]" office:value-type="float" office:value="1.155" calcext:value-type="float">
            <text:p>1,155</text:p>
          </table:table-cell>
          <table:table-cell table:style-name="ce32" table:formula="of:=[.H32]/45" office:value-type="float" office:value="0" calcext:value-type="float">
            <text:p>0,000</text:p>
          </table:table-cell>
          <table:table-cell table:style-name="ce32" table:formula="of:=[.N32]*[.N27]+[.O32]*[.O27]+[.P32]*[.P27]+[.Q32]*[.Q27]+[.R32]*[.R27]+[.S32]*[.S27]+[.T32]*[.T27]" office:value-type="float" office:value="0" calcext:value-type="float">
            <text:p>0,000</text:p>
          </table:table-cell>
          <table:table-cell table:style-name="ce32" table:formula="of:=[.L32]/45" office:value-type="float" office:value="0.0256666666666667" calcext:value-type="float">
            <text:p>0,026</text:p>
          </table:table-cell>
          <table:table-cell table:style-name="ce42" table:formula="of:=[.L32]/63*(-1)" office:value-type="float" office:value="-0.0183333333333333" calcext:value-type="float">
            <text:p>-0,018</text:p>
          </table:table-cell>
          <table:table-cell table:style-name="ce42" table:formula="of:=[.J32]*18" office:value-type="float" office:value="-0.33" calcext:value-type="float">
            <text:p>-0,330</text:p>
          </table:table-cell>
          <table:table-cell table:formula="of:=[.M32]*[.N27]+[.N32]*[.N27]+[.O32]*[.O27]+[.P32]*[.P27]+[.Q32]*[.Q27]+[.R32]*[.R27]+[.S32]*[.S27]+[.T32]*[.T27]" office:value-type="float" office:value="1.155" calcext:value-type="float">
            <text:p>1,155</text:p>
          </table:table-cell>
          <table:table-cell office:value-type="float" office:value="0.105" calcext:value-type="float">
            <text:p>0,105</text:p>
          </table:table-cell>
          <table:table-cell table:number-columns-repeated="11"/>
          <table:table-cell table:style-name="Default"/>
          <table:table-cell/>
          <table:table-cell table:formula="of:=[.Z32]/45*(-1)" office:value-type="float" office:value="-0" calcext:value-type="float">
            <text:p>0,000</text:p>
          </table:table-cell>
          <table:table-cell table:formula="of:=[.L32]-[.Z32]" office:value-type="float" office:value="1.155" calcext:value-type="float">
            <text:p>1,155</text:p>
          </table:table-cell>
          <table:table-cell table:formula="of:=[.AB32]-[.AN32]" office:value-type="float" office:value="0.735" calcext:value-type="float">
            <text:p>0,735</text:p>
          </table:table-cell>
          <table:table-cell table:formula="of:=[.AC32]/45*0.8*(-1)" office:value-type="float" office:value="-0.0130666666666667" calcext:value-type="float">
            <text:p>-0,013</text:p>
          </table:table-cell>
          <table:table-cell table:formula="of:=[.AB32]/45*(-1)*0.8" office:value-type="float" office:value="-0.0205333333333333" calcext:value-type="float">
            <text:p>-0,021</text:p>
          </table:table-cell>
          <table:table-cell table:formula="of:=[.AC32]/45*(-1)" office:value-type="float" office:value="-0.0163333333333333" calcext:value-type="float">
            <text:p>-0,016</text:p>
          </table:table-cell>
          <table:table-cell/>
          <table:table-cell office:value-type="float" office:value="0.105" calcext:value-type="float">
            <text:p>0,105</text:p>
          </table:table-cell>
          <table:table-cell table:number-columns-repeated="5"/>
          <table:table-cell table:formula="of:=([.AH32]+[.AI32]+[.AJ32]+[.AK32]+[.AL32]+[.AM32])*4" office:value-type="float" office:value="0.42" calcext:value-type="float">
            <text:p>0,4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33]*2" office:value-type="float" office:value="0.24" calcext:value-type="float">
            <text:p>0,240</text:p>
          </table:table-cell>
          <table:table-cell table:formula="of:=([.E33]+[.G33])*(-1)" office:value-type="float" office:value="-0.028" calcext:value-type="float">
            <text:p>-0,028</text:p>
          </table:table-cell>
          <table:table-cell table:formula="of:=[.F33]/2/45" office:value-type="float" office:value="0.0146666666666667" calcext:value-type="float">
            <text:p>0,015</text:p>
          </table:table-cell>
          <table:table-cell table:formula="of:=[.M33]*[.N27]" office:value-type="float" office:value="1.32" calcext:value-type="float">
            <text:p>1,320</text:p>
          </table:table-cell>
          <table:table-cell table:formula="of:=[.H33]/45" office:value-type="float" office:value="0.0133333333333333" calcext:value-type="float">
            <text:p>0,013</text:p>
          </table:table-cell>
          <table:table-cell table:formula="of:=[.N33]*[.N27]+[.O33]*[.O27]+[.P33]*[.P27]+[.Q33]*[.Q27]+[.R33]*[.R27]+[.S33]*[.S27]+[.T33]*[.T27]" office:value-type="float" office:value="0.6" calcext:value-type="float">
            <text:p>0,600</text:p>
          </table:table-cell>
          <table:table-cell table:formula="of:=[.L33]/45" office:value-type="float" office:value="0.0426666666666667" calcext:value-type="float">
            <text:p>0,043</text:p>
          </table:table-cell>
          <table:table-cell table:style-name="ce42" table:formula="of:=[.L33]/63*(-1)" office:value-type="float" office:value="-0.0304761904761905" calcext:value-type="float">
            <text:p>-0,030</text:p>
          </table:table-cell>
          <table:table-cell table:style-name="ce42" table:formula="of:=[.J33]*18" office:value-type="float" office:value="-0.548571428571429" calcext:value-type="float">
            <text:p>-0,549</text:p>
          </table:table-cell>
          <table:table-cell table:formula="of:=[.M33]*[.N27]+[.N33]*[.N27]+[.O33]*[.O27]+[.P33]*[.P27]+[.Q33]*[.Q27]+[.R33]*[.R27]+[.S33]*[.S27]+[.T33]*[.T27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 table:style-name="Default"/>
          <table:table-cell table:formula="of:=([.U27]*[.U33])+([.V27]*[.V33])+([.W27]*[.W33])+([.X27]*[.X33])" office:value-type="float" office:value="0.3" calcext:value-type="float">
            <text:p>0,300</text:p>
          </table:table-cell>
          <table:table-cell table:formula="of:=[.Z33]/45*(-1)" office:value-type="float" office:value="-0.00666666666666667" calcext:value-type="float">
            <text:p>-0,007</text:p>
          </table:table-cell>
          <table:table-cell table:formula="of:=[.L33]-[.Z33]" office:value-type="float" office:value="1.62" calcext:value-type="float">
            <text:p>1,620</text:p>
          </table:table-cell>
          <table:table-cell table:formula="of:=[.AB33]-[.AN33]" office:value-type="float" office:value="1.14" calcext:value-type="float">
            <text:p>1,140</text:p>
          </table:table-cell>
          <table:table-cell table:formula="of:=[.AC33]/45*0.8*(-1)" office:value-type="float" office:value="-0.0202666666666667" calcext:value-type="float">
            <text:p>-0,020</text:p>
          </table:table-cell>
          <table:table-cell table:formula="of:=[.AB33]/45*(-1)*0.8" office:value-type="float" office:value="-0.0288" calcext:value-type="float">
            <text:p>-0,029</text:p>
          </table:table-cell>
          <table:table-cell table:number-columns-repeated="2"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33]+[.AI33]+[.AJ33]+[.AK33]+[.AL33]+[.AM33])*4" office:value-type="float" office:value="0.48" calcext:value-type="float">
            <text:p>0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34]*2" office:value-type="float" office:value="24" calcext:value-type="float">
            <text:p>24,000</text:p>
          </table:table-cell>
          <table:table-cell table:formula="of:=([.E34]+[.G34])*(-1)" office:value-type="float" office:value="-4.13333333333333" calcext:value-type="float">
            <text:p>-4,133</text:p>
          </table:table-cell>
          <table:table-cell table:formula="of:=[.F34]/2/45" office:value-type="float" office:value="1.46666666666667" calcext:value-type="float">
            <text:p>1,467</text:p>
          </table:table-cell>
          <table:table-cell table:formula="of:=[.M34]*[.N27]" office:value-type="float" office:value="132" calcext:value-type="float">
            <text:p>132,000</text:p>
          </table:table-cell>
          <table:table-cell table:formula="of:=[.H34]/45" office:value-type="float" office:value="2.66666666666667" calcext:value-type="float">
            <text:p>2,667</text:p>
          </table:table-cell>
          <table:table-cell table:formula="of:=[.N34]*[.N27]+[.O34]*[.O27]+[.P34]*[.P27]+[.Q34]*[.Q27]+[.R34]*[.R27]+[.S34]*[.S27]+[.T34]*[.T27]" office:value-type="float" office:value="120" calcext:value-type="float">
            <text:p>120,000</text:p>
          </table:table-cell>
          <table:table-cell table:formula="of:=[.L34]/45" office:value-type="float" office:value="5.6" calcext:value-type="float">
            <text:p>5,600</text:p>
          </table:table-cell>
          <table:table-cell table:style-name="ce42" table:formula="of:=[.L34]/63*(-1)" office:value-type="float" office:value="-4" calcext:value-type="float">
            <text:p>-4,000</text:p>
          </table:table-cell>
          <table:table-cell table:style-name="ce42" table:formula="of:=[.J34]*18" office:value-type="float" office:value="-72" calcext:value-type="float">
            <text:p>-72,000</text:p>
          </table:table-cell>
          <table:table-cell table:formula="of:=[.M34]*[.N27]+[.N34]*[.N27]+[.O34]*[.O27]+[.P34]*[.P27]+[.Q34]*[.Q27]+[.R34]*[.R27]+[.S34]*[.S27]+[.T34]*[.T27]" office:value-type="float" office:value="252" calcext:value-type="float">
            <text:p>252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4"/>
          <table:table-cell office:value-type="float" office:value="8" calcext:value-type="float">
            <text:p>8,000</text:p>
          </table:table-cell>
          <table:table-cell table:number-columns-repeated="3"/>
          <table:table-cell office:value-type="float" office:value="8" calcext:value-type="float">
            <text:p>8,000</text:p>
          </table:table-cell>
          <table:table-cell table:style-name="Default"/>
          <table:table-cell table:formula="of:=([.U27]*[.U34])+([.V27]*[.V34])+([.W27]*[.W34])+([.X27]*[.X34])" office:value-type="float" office:value="48" calcext:value-type="float">
            <text:p>48,000</text:p>
          </table:table-cell>
          <table:table-cell table:formula="of:=[.Z34]/45*(-1)" office:value-type="float" office:value="-1.06666666666667" calcext:value-type="float">
            <text:p>-1,067</text:p>
          </table:table-cell>
          <table:table-cell table:formula="of:=[.L34]-[.Z34]" office:value-type="float" office:value="204" calcext:value-type="float">
            <text:p>204,000</text:p>
          </table:table-cell>
          <table:table-cell table:formula="of:=[.AB34]-[.AN34]" office:value-type="float" office:value="132" calcext:value-type="float">
            <text:p>132,000</text:p>
          </table:table-cell>
          <table:table-cell table:formula="of:=[.AC34]/45*0.8*(-1)" office:value-type="float" office:value="-2.34666666666667" calcext:value-type="float">
            <text:p>-2,347</text:p>
          </table:table-cell>
          <table:table-cell table:formula="of:=[.AB34]/45*(-1)*0.8" office:value-type="float" office:value="-3.62666666666667" calcext:value-type="float">
            <text:p>-3,627</text:p>
          </table:table-cell>
          <table:table-cell table:formula="of:=[.AC34]/45*(-1)" office:value-type="float" office:value="-2.93333333333333" calcext:value-type="float">
            <text:p>-2,933</text:p>
          </table:table-cell>
          <table:table-cell/>
          <table:table-cell office:value-type="float" office:value="12" calcext:value-type="float">
            <text:p>12,000</text:p>
          </table:table-cell>
          <table:table-cell office:value-type="float" office:value="6" calcext:value-type="float">
            <text:p>6,000</text:p>
          </table:table-cell>
          <table:table-cell table:number-columns-repeated="4"/>
          <table:table-cell table:formula="of:=([.AH34]+[.AI34]+[.AJ34]+[.AK34]+[.AL34]+[.AM34])*4" office:value-type="float" office:value="72" calcext:value-type="float">
            <text:p>72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P34]-[.C34]" office:value-type="float" office:value="176" calcext:value-type="float">
            <text:p>176,000</text:p>
          </table:table-cell>
          <table:table-cell table:formula="of:=[.AP34]-[.C34]/2" office:value-type="float" office:value="188" calcext:value-type="float">
            <text:p>188,000</text:p>
          </table:table-cell>
          <table:table-cell office:value-type="float" office:value="200" calcext:value-type="float">
            <text:p>200,000</text:p>
          </table:table-cell>
          <table:table-cell table:formula="of:=[.AP34]+[.C34]/2" office:value-type="float" office:value="212" calcext:value-type="float">
            <text:p>212,000</text:p>
          </table:table-cell>
          <table:table-cell table:formula="of:=[.AP34]+[.C34]" office:value-type="float" office:value="224" calcext:value-type="float">
            <text:p>224,000</text:p>
          </table:table-cell>
          <table:table-cell table:formula="of:=[.AP34]+[.C34]*1.5" office:value-type="float" office:value="236" calcext:value-type="float">
            <text:p>236,000</text:p>
          </table:table-cell>
          <table:table-cell table:formula="of:=[.AP34]+[.C34]*2" office:value-type="float" office:value="248" calcext:value-type="float">
            <text:p>248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35]*2" office:value-type="float" office:value="0" calcext:value-type="float">
            <text:p>0,000</text:p>
          </table:table-cell>
          <table:table-cell table:formula="of:=([.E35]+[.G35])*(-1)" office:value-type="float" office:value="-1.78666666666667" calcext:value-type="float">
            <text:p>-1,787</text:p>
          </table:table-cell>
          <table:table-cell table:formula="of:=[.F35]/2/45" office:value-type="float" office:value="0" calcext:value-type="float">
            <text:p>0,000</text:p>
          </table:table-cell>
          <table:table-cell table:formula="of:=[.M35]*[.N27]" office:value-type="float" office:value="0" calcext:value-type="float">
            <text:p>0,000</text:p>
          </table:table-cell>
          <table:table-cell table:formula="of:=[.H35]/45" office:value-type="float" office:value="1.78666666666667" calcext:value-type="float">
            <text:p>1,787</text:p>
          </table:table-cell>
          <table:table-cell table:formula="of:=[.N35]*[.N27]+[.O35]*[.O27]+[.P35]*[.P27]+[.Q35]*[.Q27]+[.R35]*[.R27]+[.S35]*[.S27]+[.T35]*[.T27]" office:value-type="float" office:value="80.4" calcext:value-type="float">
            <text:p>80,400</text:p>
          </table:table-cell>
          <table:table-cell table:formula="of:=[.L35]/45" office:value-type="float" office:value="1.78666666666667" calcext:value-type="float">
            <text:p>1,787</text:p>
          </table:table-cell>
          <table:table-cell table:style-name="ce42" table:formula="of:=[.L35]/63*(-1)" office:value-type="float" office:value="-1.27619047619048" calcext:value-type="float">
            <text:p>-1,276</text:p>
          </table:table-cell>
          <table:table-cell table:style-name="ce42" table:formula="of:=[.J35]*18" office:value-type="float" office:value="-22.9714285714286" calcext:value-type="float">
            <text:p>-22,971</text:p>
          </table:table-cell>
          <table:table-cell table:formula="of:=[.M35]*[.N27]+[.N35]*[.N27]+[.O35]*[.O27]+[.P35]*[.P27]+[.Q35]*[.Q27]+[.R35]*[.R27]+[.S35]*[.S27]+[.T35]*[.T27]" office:value-type="float" office:value="80.4" calcext:value-type="float">
            <text:p>80,4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table:style-name="Default"/>
          <table:table-cell table:formula="of:=([.U27]*[.U35])+([.V27]*[.V35])+([.W27]*[.W35])+([.X27]*[.X35])" office:value-type="float" office:value="80.4" calcext:value-type="float">
            <text:p>80,400</text:p>
          </table:table-cell>
          <table:table-cell table:formula="of:=[.Z35]/45*(-1)" office:value-type="float" office:value="-1.78666666666667" calcext:value-type="float">
            <text:p>-1,787</text:p>
          </table:table-cell>
          <table:table-cell table:formula="of:=[.L35]-[.Z35]" office:value-type="float" office:value="0" calcext:value-type="float">
            <text:p>0,000</text:p>
          </table:table-cell>
          <table:table-cell table:formula="of:=[.AB35]-[.AN35]" office:value-type="float" office:value="0" calcext:value-type="float">
            <text:p>0,000</text:p>
          </table:table-cell>
          <table:table-cell table:formula="of:=[.AC35]/45*0.8*(-1)" office:value-type="float" office:value="-0" calcext:value-type="float">
            <text:p>0,000</text:p>
          </table:table-cell>
          <table:table-cell table:formula="of:=[.AB35]/45*(-1)*0.8" office:value-type="float" office:value="-0" calcext:value-type="float">
            <text:p>0,000</text:p>
          </table:table-cell>
          <table:table-cell table:number-columns-repeated="8"/>
          <table:table-cell table:formula="of:=([.AH35]+[.AI35]+[.AJ35]+[.AK35]+[.AL35]+[.AM35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36]*2" office:value-type="float" office:value="0" calcext:value-type="float">
            <text:p>0,000</text:p>
          </table:table-cell>
          <table:table-cell table:formula="of:=([.E36]+[.G36])*(-1)" office:value-type="float" office:value="-0" calcext:value-type="float">
            <text:p>0,000</text:p>
          </table:table-cell>
          <table:table-cell table:formula="of:=[.F36]/2/45" office:value-type="float" office:value="0" calcext:value-type="float">
            <text:p>0,000</text:p>
          </table:table-cell>
          <table:table-cell table:formula="of:=[.M36]*[.N27]" office:value-type="float" office:value="0" calcext:value-type="float">
            <text:p>0,000</text:p>
          </table:table-cell>
          <table:table-cell table:formula="of:=[.H36]/45" office:value-type="float" office:value="0" calcext:value-type="float">
            <text:p>0,000</text:p>
          </table:table-cell>
          <table:table-cell table:formula="of:=[.N36]*[.N27]+[.O36]*[.O27]+[.P36]*[.P27]+[.Q36]*[.Q27]+[.R36]*[.R27]+[.S36]*[.S27]+[.T36]*[.T27]" office:value-type="float" office:value="0" calcext:value-type="float">
            <text:p>0,000</text:p>
          </table:table-cell>
          <table:table-cell table:formula="of:=[.L36]/45" office:value-type="float" office:value="0" calcext:value-type="float">
            <text:p>0,000</text:p>
          </table:table-cell>
          <table:table-cell table:style-name="ce42" table:formula="of:=[.L36]/63*(-1)" office:value-type="float" office:value="-0" calcext:value-type="float">
            <text:p>0,000</text:p>
          </table:table-cell>
          <table:table-cell table:style-name="ce42" table:formula="of:=[.J36]*18" office:value-type="float" office:value="-0" calcext:value-type="float">
            <text:p>0,000</text:p>
          </table:table-cell>
          <table:table-cell table:formula="of:=[.M36]*[.N27]+[.N36]*[.N27]+[.O36]*[.O27]+[.P36]*[.P27]+[.Q36]*[.Q27]+[.R36]*[.R27]+[.S36]*[.S27]+[.T36]*[.T2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1"/>
          <table:table-cell table:style-name="Default"/>
          <table:table-cell table:formula="of:=([.U27]*[.U36])+([.V27]*[.V36])+([.W27]*[.W36])+([.X27]*[.X36])" office:value-type="float" office:value="0" calcext:value-type="float">
            <text:p>0,000</text:p>
          </table:table-cell>
          <table:table-cell table:formula="of:=[.Z36]/45*(-1)" office:value-type="float" office:value="-0" calcext:value-type="float">
            <text:p>0,000</text:p>
          </table:table-cell>
          <table:table-cell table:formula="of:=[.L36]-[.Z36]" office:value-type="float" office:value="0" calcext:value-type="float">
            <text:p>0,000</text:p>
          </table:table-cell>
          <table:table-cell table:formula="of:=[.AB36]-[.AN36]" office:value-type="float" office:value="0" calcext:value-type="float">
            <text:p>0,000</text:p>
          </table:table-cell>
          <table:table-cell table:formula="of:=[.AC36]/45*0.8*(-1)" office:value-type="float" office:value="-0" calcext:value-type="float">
            <text:p>0,000</text:p>
          </table:table-cell>
          <table:table-cell table:formula="of:=[.AB36]/45*(-1)*0.8" office:value-type="float" office:value="-0" calcext:value-type="float">
            <text:p>0,000</text:p>
          </table:table-cell>
          <table:table-cell table:number-columns-repeated="8"/>
          <table:table-cell table:formula="of:=([.AH36]+[.AI36]+[.AJ36]+[.AK36]+[.AL36]+[.AM36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9"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motor_torpedo_boat <text:s/>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40]*2" office:value-type="float" office:value="4.32" calcext:value-type="float">
            <text:p>4,320</text:p>
          </table:table-cell>
          <table:table-cell table:formula="of:=([.E40]+[.G40])*(-1)" office:value-type="float" office:value="-0.544" calcext:value-type="float">
            <text:p>-0,544</text:p>
          </table:table-cell>
          <table:table-cell table:formula="of:=[.F40]/2/45" office:value-type="float" office:value="0.264" calcext:value-type="float">
            <text:p>0,264</text:p>
          </table:table-cell>
          <table:table-cell table:formula="of:=[.M40]*[.N39]" office:value-type="float" office:value="23.76" calcext:value-type="float">
            <text:p>23,760</text:p>
          </table:table-cell>
          <table:table-cell table:formula="of:=[.H40]/45" office:value-type="float" office:value="0.28" calcext:value-type="float">
            <text:p>0,280</text:p>
          </table:table-cell>
          <table:table-cell table:formula="of:=[.N40]*[.N39]+[.O40]*[.O39]+[.P40]*[.P39]+[.Q40]*[.Q39]+[.R40]*[.R39]+[.S40]*[.S39]+[.T40]*[.T39]" office:value-type="float" office:value="12.6" calcext:value-type="float">
            <text:p>12,600</text:p>
          </table:table-cell>
          <table:table-cell table:formula="of:=[.L40]/45" office:value-type="float" office:value="0.808" calcext:value-type="float">
            <text:p>0,808</text:p>
          </table:table-cell>
          <table:table-cell table:style-name="ce42" table:formula="of:=[.L40]/63*(-1)" office:value-type="float" office:value="-0.577142857142857" calcext:value-type="float">
            <text:p>-0,577</text:p>
          </table:table-cell>
          <table:table-cell table:style-name="ce42" table:formula="of:=[.J40]*18" office:value-type="float" office:value="-10.3885714285714" calcext:value-type="float">
            <text:p>-10,389</text:p>
          </table:table-cell>
          <table:table-cell table:formula="of:=[.M40]*[.N39]+[.N40]*[.N39]+[.O40]*[.O39]+[.P40]*[.P39]+[.Q40]*[.Q39]+[.R40]*[.R39]+[.S40]*[.S39]+[.T40]*[.T39]" office:value-type="float" office:value="36.36" calcext:value-type="float">
            <text:p>36,360</text:p>
          </table:table-cell>
          <table:table-cell office:value-type="float" office:value="2.16" calcext:value-type="float">
            <text:p>2,160</text:p>
          </table:table-cell>
          <table:table-cell table:style-name="ce34"/>
          <table:table-cell table:number-columns-repeated="5"/>
          <table:table-cell office:value-type="float" office:value="2.1" calcext:value-type="float">
            <text:p>2,100</text:p>
          </table:table-cell>
          <table:table-cell table:number-columns-repeated="3"/>
          <table:table-cell office:value-type="float" office:value="2.1" calcext:value-type="float">
            <text:p>2,100</text:p>
          </table:table-cell>
          <table:table-cell/>
          <table:table-cell table:formula="of:=([.U39]*[.U40])+([.V39]*[.V40])+([.W39]*[.W40])+([.X39]*[.X40])" office:value-type="float" office:value="12.6" calcext:value-type="float">
            <text:p>12,600</text:p>
          </table:table-cell>
          <table:table-cell table:formula="of:=[.Z40]/45*(-1)" office:value-type="float" office:value="-0.28" calcext:value-type="float">
            <text:p>-0,280</text:p>
          </table:table-cell>
          <table:table-cell table:formula="of:=[.L40]-[.Z40]" office:value-type="float" office:value="23.76" calcext:value-type="float">
            <text:p>23,760</text:p>
          </table:table-cell>
          <table:table-cell table:formula="of:=[.AB40]-[.AN40]" office:value-type="float" office:value="15.12" calcext:value-type="float">
            <text:p>15,120</text:p>
          </table:table-cell>
          <table:table-cell table:formula="of:=[.AC40]/45*0.8*(-1)" office:value-type="float" office:value="-0.2688" calcext:value-type="float">
            <text:p>-0,269</text:p>
          </table:table-cell>
          <table:table-cell table:formula="of:=[.AB40]/45*(-1)*0.8" office:value-type="float" office:value="-0.4224" calcext:value-type="float">
            <text:p>-0,422</text:p>
          </table:table-cell>
          <table:table-cell table:number-columns-repeated="2"/>
          <table:table-cell office:value-type="float" office:value="2.16" calcext:value-type="float">
            <text:p>2,160</text:p>
          </table:table-cell>
          <table:table-cell table:number-columns-repeated="5"/>
          <table:table-cell table:formula="of:=([.AH40]+[.AI40]+[.AJ40]+[.AK40]+[.AL40]+[.AM40])*4" office:value-type="float" office:value="8.64" calcext:value-type="float">
            <text:p>8,6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41]*2" office:value-type="float" office:value="19.2" calcext:value-type="float">
            <text:p>19,200</text:p>
          </table:table-cell>
          <table:table-cell table:formula="of:=([.E41]+[.G41])*(-1)" office:value-type="float" office:value="-6.4" calcext:value-type="float">
            <text:p>-6,400</text:p>
          </table:table-cell>
          <table:table-cell table:formula="of:=[.F41]/2/45" office:value-type="float" office:value="1.17333333333333" calcext:value-type="float">
            <text:p>1,173</text:p>
          </table:table-cell>
          <table:table-cell table:formula="of:=[.M41]*[.N39]" office:value-type="float" office:value="105.6" calcext:value-type="float">
            <text:p>105,600</text:p>
          </table:table-cell>
          <table:table-cell table:formula="of:=[.H41]/45" office:value-type="float" office:value="5.22666666666667" calcext:value-type="float">
            <text:p>5,227</text:p>
          </table:table-cell>
          <table:table-cell table:formula="of:=[.N41]*[.N39]+[.O41]*[.O39]+[.P41]*[.P39]+[.Q41]*[.Q39]+[.R41]*[.R39]+[.S41]*[.S39]+[.T41]*[.T39]" office:value-type="float" office:value="235.2" calcext:value-type="float">
            <text:p>235,200</text:p>
          </table:table-cell>
          <table:table-cell table:formula="of:=[.L41]/45" office:value-type="float" office:value="7.57333333333333" calcext:value-type="float">
            <text:p>7,573</text:p>
          </table:table-cell>
          <table:table-cell table:style-name="ce42" table:formula="of:=[.L41]/63*(-1)" office:value-type="float" office:value="-5.40952380952381" calcext:value-type="float">
            <text:p>-5,410</text:p>
          </table:table-cell>
          <table:table-cell table:style-name="ce42" table:formula="of:=[.J41]*18" office:value-type="float" office:value="-97.3714285714286" calcext:value-type="float">
            <text:p>-97,371</text:p>
          </table:table-cell>
          <table:table-cell table:formula="of:=[.M41]*[.N39]+[.N41]*[.N39]+[.O41]*[.O39]+[.P41]*[.P39]+[.Q41]*[.Q39]+[.R41]*[.R39]+[.S41]*[.S39]+[.T41]*[.T39]" office:value-type="float" office:value="340.8" calcext:value-type="float">
            <text:p>340,800</text:p>
          </table:table-cell>
          <table:table-cell office:value-type="float" office:value="9.6" calcext:value-type="float">
            <text:p>9,600</text:p>
          </table:table-cell>
          <table:table-cell/>
          <table:table-cell office:value-type="float" office:value="8" calcext:value-type="float">
            <text:p>8,000</text:p>
          </table:table-cell>
          <table:table-cell office:value-type="float" office:value="4.8" calcext:value-type="float">
            <text:p>4,800</text:p>
          </table:table-cell>
          <table:table-cell/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14.4" calcext:value-type="float">
            <text:p>14,400</text:p>
          </table:table-cell>
          <table:table-cell table:number-columns-repeated="3"/>
          <table:table-cell table:formula="of:=([.U39]*[.U41])+([.V39]*[.V41])+([.W39]*[.W41])+([.X39]*[.X41])" office:value-type="float" office:value="100.8" calcext:value-type="float">
            <text:p>100,800</text:p>
          </table:table-cell>
          <table:table-cell table:formula="of:=[.Z41]/45*(-1)" office:value-type="float" office:value="-2.24" calcext:value-type="float">
            <text:p>-2,240</text:p>
          </table:table-cell>
          <table:table-cell table:formula="of:=[.L41]-[.Z41]" office:value-type="float" office:value="240" calcext:value-type="float">
            <text:p>240,000</text:p>
          </table:table-cell>
          <table:table-cell table:formula="of:=[.AB41]-[.AN41]" office:value-type="float" office:value="169.6" calcext:value-type="float">
            <text:p>169,600</text:p>
          </table:table-cell>
          <table:table-cell table:formula="of:=[.AC41]/45*0.8*(-1)" office:value-type="float" office:value="-3.01511111111111" calcext:value-type="float">
            <text:p>-3,015</text:p>
          </table:table-cell>
          <table:table-cell table:formula="of:=[.AB41]/45*(-1)*0.8" office:value-type="float" office:value="-4.26666666666667" calcext:value-type="float">
            <text:p>-4,267</text:p>
          </table:table-cell>
          <table:table-cell table:formula="of:=[.AC41]/45*(-1)" office:value-type="float" office:value="-3.76888888888889" calcext:value-type="float">
            <text:p>-3,769</text:p>
          </table:table-cell>
          <table:table-cell/>
          <table:table-cell office:value-type="float" office:value="9.6" calcext:value-type="float">
            <text:p>9,600</text:p>
          </table:table-cell>
          <table:table-cell office:value-type="float" office:value="8" calcext:value-type="float">
            <text:p>8,000</text:p>
          </table:table-cell>
          <table:table-cell table:style-name="ce48"/>
          <table:table-cell table:number-columns-repeated="3"/>
          <table:table-cell table:formula="of:=([.AH41]+[.AI41]+[.AJ41]+[.AK41]+[.AL41]+[.AM41])*4" office:value-type="float" office:value="70.4" calcext:value-type="float">
            <text:p>70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42]*2" office:value-type="float" office:value="0" calcext:value-type="float">
            <text:p>0,000</text:p>
          </table:table-cell>
          <table:table-cell table:formula="of:=([.E42]+[.G42])*(-1)" office:value-type="float" office:value="-0.032" calcext:value-type="float">
            <text:p>-0,032</text:p>
          </table:table-cell>
          <table:table-cell table:formula="of:=[.F42]/2/45" office:value-type="float" office:value="0" calcext:value-type="float">
            <text:p>0,000</text:p>
          </table:table-cell>
          <table:table-cell table:formula="of:=[.M42]*[.N39]" office:value-type="float" office:value="0" calcext:value-type="float">
            <text:p>0,000</text:p>
          </table:table-cell>
          <table:table-cell table:formula="of:=[.H42]/45" office:value-type="float" office:value="0.032" calcext:value-type="float">
            <text:p>0,032</text:p>
          </table:table-cell>
          <table:table-cell table:formula="of:=[.N42]*[.N39]+[.O42]*[.O39]+[.P42]*[.P39]+[.Q42]*[.Q39]+[.R42]*[.R39]+[.S42]*[.S39]+[.T42]*[.T39]" office:value-type="float" office:value="1.44" calcext:value-type="float">
            <text:p>1,440</text:p>
          </table:table-cell>
          <table:table-cell table:formula="of:=[.L42]/45" office:value-type="float" office:value="0.032" calcext:value-type="float">
            <text:p>0,032</text:p>
          </table:table-cell>
          <table:table-cell table:style-name="ce42" table:formula="of:=[.L42]/63*(-1)" office:value-type="float" office:value="-0.0228571428571429" calcext:value-type="float">
            <text:p>-0,023</text:p>
          </table:table-cell>
          <table:table-cell table:style-name="ce42" table:formula="of:=[.J42]*18" office:value-type="float" office:value="-0.411428571428571" calcext:value-type="float">
            <text:p>-0,411</text:p>
          </table:table-cell>
          <table:table-cell table:formula="of:=[.M42]*[.N39]+[.N42]*[.N39]+[.O42]*[.O39]+[.P42]*[.P39]+[.Q42]*[.Q39]+[.R42]*[.R39]+[.S42]*[.S39]+[.T42]*[.T39]" office:value-type="float" office:value="1.44" calcext:value-type="float">
            <text:p>1,440</text:p>
          </table:table-cell>
          <table:table-cell office:value-type="float" office:value="0" calcext:value-type="float">
            <text:p>0,000</text:p>
          </table:table-cell>
          <table:table-cell table:number-columns-repeated="6"/>
          <table:table-cell office:value-type="float" office:value="0.24" calcext:value-type="float">
            <text:p>0,24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table:formula="of:=([.U39]*[.U42])+([.V39]*[.V42])+([.W39]*[.W42])+([.X39]*[.X42])" office:value-type="float" office:value="1.44" calcext:value-type="float">
            <text:p>1,440</text:p>
          </table:table-cell>
          <table:table-cell table:formula="of:=[.Z42]/45*(-1)" office:value-type="float" office:value="-0.032" calcext:value-type="float">
            <text:p>-0,032</text:p>
          </table:table-cell>
          <table:table-cell table:formula="of:=[.L42]-[.Z42]" office:value-type="float" office:value="0" calcext:value-type="float">
            <text:p>0,000</text:p>
          </table:table-cell>
          <table:table-cell table:formula="of:=[.AB42]-[.AN42]" office:value-type="float" office:value="0" calcext:value-type="float">
            <text:p>0,000</text:p>
          </table:table-cell>
          <table:table-cell table:formula="of:=[.AC42]/45*0.8*(-1)" office:value-type="float" office:value="-0" calcext:value-type="float">
            <text:p>0,000</text:p>
          </table:table-cell>
          <table:table-cell table:formula="of:=[.AB42]/45*(-1)*0.8" office:value-type="float" office:value="-0" calcext:value-type="float">
            <text:p>0,000</text:p>
          </table:table-cell>
          <table:table-cell table:number-columns-repeated="8"/>
          <table:table-cell table:formula="of:=([.AH42]+[.AI42]+[.AJ42]+[.AK42]+[.AL42]+[.AM42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43]*2" office:value-type="float" office:value="1.8" calcext:value-type="float">
            <text:p>1,800</text:p>
          </table:table-cell>
          <table:table-cell table:formula="of:=([.E43]+[.G43])*(-1)" office:value-type="float" office:value="-0.32" calcext:value-type="float">
            <text:p>-0,320</text:p>
          </table:table-cell>
          <table:table-cell table:formula="of:=[.F43]/2/45" office:value-type="float" office:value="0.11" calcext:value-type="float">
            <text:p>0,110</text:p>
          </table:table-cell>
          <table:table-cell table:formula="of:=[.M43]*[.N39]" office:value-type="float" office:value="9.9" calcext:value-type="float">
            <text:p>9,900</text:p>
          </table:table-cell>
          <table:table-cell table:formula="of:=[.H43]/45" office:value-type="float" office:value="0.21" calcext:value-type="float">
            <text:p>0,210</text:p>
          </table:table-cell>
          <table:table-cell table:formula="of:=[.N43]*[.N39]+[.O43]*[.O39]+[.P43]*[.P39]+[.Q43]*[.Q39]+[.R43]*[.R39]+[.S43]*[.S39]+[.T43]*[.T39]" office:value-type="float" office:value="9.45" calcext:value-type="float">
            <text:p>9,450</text:p>
          </table:table-cell>
          <table:table-cell table:formula="of:=[.L43]/45" office:value-type="float" office:value="0.43" calcext:value-type="float">
            <text:p>0,430</text:p>
          </table:table-cell>
          <table:table-cell table:style-name="ce42" table:formula="of:=[.L43]/63*(-1)" office:value-type="float" office:value="-0.307142857142857" calcext:value-type="float">
            <text:p>-0,307</text:p>
          </table:table-cell>
          <table:table-cell table:style-name="ce42" table:formula="of:=[.J43]*18" office:value-type="float" office:value="-5.52857142857143" calcext:value-type="float">
            <text:p>-5,529</text:p>
          </table:table-cell>
          <table:table-cell table:formula="of:=[.M43]*[.N39]+[.N43]*[.N39]+[.O43]*[.O39]+[.P43]*[.P39]+[.Q43]*[.Q39]+[.R43]*[.R39]+[.S43]*[.S39]+[.T43]*[.T39]" office:value-type="float" office:value="19.35" calcext:value-type="float">
            <text:p>19,350</text:p>
          </table:table-cell>
          <table:table-cell office:value-type="float" office:value="0.9" calcext:value-type="float">
            <text:p>0,900</text:p>
          </table:table-cell>
          <table:table-cell table:number-columns-repeated="4"/>
          <table:table-cell office:value-type="float" office:value="1.35" calcext:value-type="float">
            <text:p>1,350</text:p>
          </table:table-cell>
          <table:table-cell table:number-columns-repeated="3"/>
          <table:table-cell office:value-type="float" office:value="1.35" calcext:value-type="float">
            <text:p>1,350</text:p>
          </table:table-cell>
          <table:table-cell table:number-columns-repeated="3"/>
          <table:table-cell table:formula="of:=([.U39]*[.U43])+([.V39]*[.V43])+([.W39]*[.W43])+([.X39]*[.X43])" office:value-type="float" office:value="9.45" calcext:value-type="float">
            <text:p>9,450</text:p>
          </table:table-cell>
          <table:table-cell table:formula="of:=[.Z43]/45*(-1)" office:value-type="float" office:value="-0.21" calcext:value-type="float">
            <text:p>-0,210</text:p>
          </table:table-cell>
          <table:table-cell table:formula="of:=[.L43]-[.Z43]" office:value-type="float" office:value="9.9" calcext:value-type="float">
            <text:p>9,900</text:p>
          </table:table-cell>
          <table:table-cell table:formula="of:=[.AB43]-[.AN43]" office:value-type="float" office:value="6.3" calcext:value-type="float">
            <text:p>6,300</text:p>
          </table:table-cell>
          <table:table-cell table:formula="of:=[.AC43]/45*0.8*(-1)" office:value-type="float" office:value="-0.112" calcext:value-type="float">
            <text:p>-0,112</text:p>
          </table:table-cell>
          <table:table-cell table:formula="of:=[.AB43]/45*(-1)*0.8" office:value-type="float" office:value="-0.176" calcext:value-type="float">
            <text:p>-0,176</text:p>
          </table:table-cell>
          <table:table-cell table:number-columns-repeated="2"/>
          <table:table-cell office:value-type="float" office:value="0.9" calcext:value-type="float">
            <text:p>0,900</text:p>
          </table:table-cell>
          <table:table-cell table:number-columns-repeated="5"/>
          <table:table-cell table:formula="of:=([.AH43]+[.AI43]+[.AJ43]+[.AK43]+[.AL43]+[.AM43])*4" office:value-type="float" office:value="3.6" calcext:value-type="float">
            <text:p>3,6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44]*2" office:value-type="float" office:value="0.09" calcext:value-type="float">
            <text:p>0,090</text:p>
          </table:table-cell>
          <table:table-cell table:style-name="ce32" table:formula="of:=([.E44]+[.G44])*(-1)" office:value-type="float" office:value="-0.011" calcext:value-type="float">
            <text:p>-0,011</text:p>
          </table:table-cell>
          <table:table-cell table:style-name="ce32" table:formula="of:=[.F44]/45" office:value-type="float" office:value="0.011" calcext:value-type="float">
            <text:p>0,011</text:p>
          </table:table-cell>
          <table:table-cell table:style-name="ce32" table:formula="of:=[.M44]*[.N39]" office:value-type="float" office:value="0.495" calcext:value-type="float">
            <text:p>0,495</text:p>
          </table:table-cell>
          <table:table-cell table:style-name="ce32" table:formula="of:=[.H44]/45" office:value-type="float" office:value="0" calcext:value-type="float">
            <text:p>0,000</text:p>
          </table:table-cell>
          <table:table-cell table:style-name="ce32" table:formula="of:=[.N44]*[.N39]+[.O44]*[.O39]+[.P44]*[.P39]+[.Q44]*[.Q39]+[.R44]*[.R39]+[.S44]*[.S39]+[.T44]*[.T39]" office:value-type="float" office:value="0" calcext:value-type="float">
            <text:p>0,000</text:p>
          </table:table-cell>
          <table:table-cell table:style-name="ce32" table:formula="of:=[.L44]/45" office:value-type="float" office:value="0.011" calcext:value-type="float">
            <text:p>0,011</text:p>
          </table:table-cell>
          <table:table-cell table:style-name="ce42" table:formula="of:=[.L44]/63*(-1)" office:value-type="float" office:value="-0.00785714285714286" calcext:value-type="float">
            <text:p>-0,008</text:p>
          </table:table-cell>
          <table:table-cell table:style-name="ce42" table:formula="of:=[.J44]*18" office:value-type="float" office:value="-0.141428571428571" calcext:value-type="float">
            <text:p>-0,141</text:p>
          </table:table-cell>
          <table:table-cell table:formula="of:=[.M44]*[.N39]+[.N44]*[.N39]+[.O44]*[.O39]+[.P44]*[.P39]+[.Q44]*[.Q39]+[.R44]*[.R39]+[.S44]*[.S39]+[.T44]*[.T39]" office:value-type="float" office:value="0.495" calcext:value-type="float">
            <text:p>0,495</text:p>
          </table:table-cell>
          <table:table-cell office:value-type="float" office:value="0.045" calcext:value-type="float">
            <text:p>0,045</text:p>
          </table:table-cell>
          <table:table-cell table:number-columns-repeated="13"/>
          <table:table-cell table:formula="of:=[.Z44]/45*(-1)" office:value-type="float" office:value="-0" calcext:value-type="float">
            <text:p>0,000</text:p>
          </table:table-cell>
          <table:table-cell table:formula="of:=[.L44]-[.Z44]" office:value-type="float" office:value="0.495" calcext:value-type="float">
            <text:p>0,495</text:p>
          </table:table-cell>
          <table:table-cell table:formula="of:=[.AB44]-[.AN44]" office:value-type="float" office:value="0.315" calcext:value-type="float">
            <text:p>0,315</text:p>
          </table:table-cell>
          <table:table-cell table:formula="of:=[.AC44]/45*0.8*(-1)" office:value-type="float" office:value="-0.0056" calcext:value-type="float">
            <text:p>-0,006</text:p>
          </table:table-cell>
          <table:table-cell table:formula="of:=[.AB44]/45*(-1)*0.8" office:value-type="float" office:value="-0.0088" calcext:value-type="float">
            <text:p>-0,009</text:p>
          </table:table-cell>
          <table:table-cell table:formula="of:=[.AC44]/45*(-1)" office:value-type="float" office:value="-0.007" calcext:value-type="float">
            <text:p>-0,007</text:p>
          </table:table-cell>
          <table:table-cell/>
          <table:table-cell office:value-type="float" office:value="0.045" calcext:value-type="float">
            <text:p>0,045</text:p>
          </table:table-cell>
          <table:table-cell table:number-columns-repeated="5"/>
          <table:table-cell table:formula="of:=([.AH44]+[.AI44]+[.AJ44]+[.AK44]+[.AL44]+[.AM44])*4" office:value-type="float" office:value="0.18" calcext:value-type="float">
            <text:p>0,1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45]*2" office:value-type="float" office:value="0.24" calcext:value-type="float">
            <text:p>0,240</text:p>
          </table:table-cell>
          <table:table-cell table:formula="of:=([.E45]+[.G45])*(-1)" office:value-type="float" office:value="-0.028" calcext:value-type="float">
            <text:p>-0,028</text:p>
          </table:table-cell>
          <table:table-cell table:formula="of:=[.F45]/2/45" office:value-type="float" office:value="0.0146666666666667" calcext:value-type="float">
            <text:p>0,015</text:p>
          </table:table-cell>
          <table:table-cell table:formula="of:=[.M45]*[.N39]" office:value-type="float" office:value="1.32" calcext:value-type="float">
            <text:p>1,320</text:p>
          </table:table-cell>
          <table:table-cell table:formula="of:=[.H45]/45" office:value-type="float" office:value="0.0133333333333333" calcext:value-type="float">
            <text:p>0,013</text:p>
          </table:table-cell>
          <table:table-cell table:formula="of:=[.N45]*[.N39]+[.O45]*[.O39]+[.P45]*[.P39]+[.Q45]*[.Q39]+[.R45]*[.R39]+[.S45]*[.S39]+[.T45]*[.T39]" office:value-type="float" office:value="0.6" calcext:value-type="float">
            <text:p>0,600</text:p>
          </table:table-cell>
          <table:table-cell table:formula="of:=[.L45]/45" office:value-type="float" office:value="0.0426666666666667" calcext:value-type="float">
            <text:p>0,043</text:p>
          </table:table-cell>
          <table:table-cell table:style-name="ce42" table:formula="of:=[.L45]/63*(-1)" office:value-type="float" office:value="-0.0304761904761905" calcext:value-type="float">
            <text:p>-0,030</text:p>
          </table:table-cell>
          <table:table-cell table:style-name="ce42" table:formula="of:=[.J45]*18" office:value-type="float" office:value="-0.548571428571429" calcext:value-type="float">
            <text:p>-0,549</text:p>
          </table:table-cell>
          <table:table-cell table:formula="of:=[.M45]*[.N39]+[.N45]*[.N39]+[.O45]*[.O39]+[.P45]*[.P39]+[.Q45]*[.Q39]+[.R45]*[.R39]+[.S45]*[.S39]+[.T45]*[.T39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/>
          <table:table-cell table:formula="of:=([.U39]*[.U45])+([.V39]*[.V45])+([.W39]*[.W45])+([.X39]*[.X45])" office:value-type="float" office:value="0.3" calcext:value-type="float">
            <text:p>0,300</text:p>
          </table:table-cell>
          <table:table-cell table:formula="of:=[.Z45]/45*(-1)" office:value-type="float" office:value="-0.00666666666666667" calcext:value-type="float">
            <text:p>-0,007</text:p>
          </table:table-cell>
          <table:table-cell table:formula="of:=[.L45]-[.Z45]" office:value-type="float" office:value="1.62" calcext:value-type="float">
            <text:p>1,620</text:p>
          </table:table-cell>
          <table:table-cell table:formula="of:=[.AB45]-[.AN45]" office:value-type="float" office:value="1.14" calcext:value-type="float">
            <text:p>1,140</text:p>
          </table:table-cell>
          <table:table-cell table:formula="of:=[.AC45]/45*0.8*(-1)" office:value-type="float" office:value="-0.0202666666666667" calcext:value-type="float">
            <text:p>-0,020</text:p>
          </table:table-cell>
          <table:table-cell table:formula="of:=[.AB45]/45*(-1)*0.8" office:value-type="float" office:value="-0.0288" calcext:value-type="float">
            <text:p>-0,029</text:p>
          </table:table-cell>
          <table:table-cell table:number-columns-repeated="2"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45]+[.AI45]+[.AJ45]+[.AK45]+[.AL45]+[.AM45])*4" office:value-type="float" office:value="0.48" calcext:value-type="float">
            <text:p>0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46]*2" office:value-type="float" office:value="18" calcext:value-type="float">
            <text:p>18,000</text:p>
          </table:table-cell>
          <table:table-cell table:formula="of:=([.E46]+[.G46])*(-1)" office:value-type="float" office:value="-1.9" calcext:value-type="float">
            <text:p>-1,900</text:p>
          </table:table-cell>
          <table:table-cell table:formula="of:=[.F46]/2/45" office:value-type="float" office:value="1.1" calcext:value-type="float">
            <text:p>1,100</text:p>
          </table:table-cell>
          <table:table-cell table:formula="of:=[.M46]*[.N39]" office:value-type="float" office:value="99" calcext:value-type="float">
            <text:p>99,000</text:p>
          </table:table-cell>
          <table:table-cell table:formula="of:=[.H46]/45" office:value-type="float" office:value="0.8" calcext:value-type="float">
            <text:p>0,800</text:p>
          </table:table-cell>
          <table:table-cell table:formula="of:=[.N46]*[.N39]+[.O46]*[.O39]+[.P46]*[.P39]+[.Q46]*[.Q39]+[.R46]*[.R39]+[.S46]*[.S39]+[.T46]*[.T39]" office:value-type="float" office:value="36" calcext:value-type="float">
            <text:p>36,000</text:p>
          </table:table-cell>
          <table:table-cell table:formula="of:=[.L46]/45" office:value-type="float" office:value="3" calcext:value-type="float">
            <text:p>3,000</text:p>
          </table:table-cell>
          <table:table-cell table:style-name="ce42" table:formula="of:=[.L46]/63*(-1)" office:value-type="float" office:value="-2.14285714285714" calcext:value-type="float">
            <text:p>-2,143</text:p>
          </table:table-cell>
          <table:table-cell table:style-name="ce42" table:formula="of:=[.J46]*18" office:value-type="float" office:value="-38.5714285714286" calcext:value-type="float">
            <text:p>-38,571</text:p>
          </table:table-cell>
          <table:table-cell table:formula="of:=[.M46]*[.N39]+[.N46]*[.N39]+[.O46]*[.O39]+[.P46]*[.P39]+[.Q46]*[.Q39]+[.R46]*[.R39]+[.S46]*[.S39]+[.T46]*[.T39]" office:value-type="float" office:value="135" calcext:value-type="float">
            <text:p>135,000</text:p>
          </table:table-cell>
          <table:table-cell office:value-type="float" office:value="9" calcext:value-type="float">
            <text:p>9,000</text:p>
          </table:table-cell>
          <table:table-cell table:number-columns-repeated="6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table:formula="of:=([.U39]*[.U46])+([.V39]*[.V46])+([.W39]*[.W46])+([.X39]*[.X46])" office:value-type="float" office:value="36" calcext:value-type="float">
            <text:p>36,000</text:p>
          </table:table-cell>
          <table:table-cell table:formula="of:=[.Z46]/45*(-1)" office:value-type="float" office:value="-0.8" calcext:value-type="float">
            <text:p>-0,800</text:p>
          </table:table-cell>
          <table:table-cell table:formula="of:=[.L46]-[.Z46]" office:value-type="float" office:value="99" calcext:value-type="float">
            <text:p>99,000</text:p>
          </table:table-cell>
          <table:table-cell table:formula="of:=[.AB46]-[.AN46]" office:value-type="float" office:value="63" calcext:value-type="float">
            <text:p>63,000</text:p>
          </table:table-cell>
          <table:table-cell table:formula="of:=[.AC46]/45*0.8*(-1)" office:value-type="float" office:value="-1.12" calcext:value-type="float">
            <text:p>-1,120</text:p>
          </table:table-cell>
          <table:table-cell table:formula="of:=[.AB46]/45*(-1)*0.8" office:value-type="float" office:value="-1.76" calcext:value-type="float">
            <text:p>-1,760</text:p>
          </table:table-cell>
          <table:table-cell table:formula="of:=[.AC46]/45*(-1)" office:value-type="float" office:value="-1.4" calcext:value-type="float">
            <text:p>-1,400</text:p>
          </table:table-cell>
          <table:table-cell/>
          <table:table-cell office:value-type="float" office:value="9" calcext:value-type="float">
            <text:p>9,000</text:p>
          </table:table-cell>
          <table:table-cell table:number-columns-repeated="5"/>
          <table:table-cell table:formula="of:=([.AH46]+[.AI46]+[.AJ46]+[.AK46]+[.AL46]+[.AM46])*4" office:value-type="float" office:value="36" calcext:value-type="float">
            <text:p>36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46]-[.C46]" office:value-type="float" office:value="132" calcext:value-type="float">
            <text:p>132,000</text:p>
          </table:table-cell>
          <table:table-cell table:formula="of:=[.AP46]-[.C46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P46]+[.C46]/2" office:value-type="float" office:value="159" calcext:value-type="float">
            <text:p>159,000</text:p>
          </table:table-cell>
          <table:table-cell table:formula="of:=[.AP46]+[.C46]" office:value-type="float" office:value="168" calcext:value-type="float">
            <text:p>168,000</text:p>
          </table:table-cell>
          <table:table-cell table:formula="of:=[.AP46]+[.C46]*1.5" office:value-type="float" office:value="177" calcext:value-type="float">
            <text:p>177,000</text:p>
          </table:table-cell>
          <table:table-cell table:formula="of:=[.AP46]+[.C46]*2" office:value-type="float" office:value="186" calcext:value-type="float">
            <text:p>18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47]*2" office:value-type="float" office:value="0" calcext:value-type="float">
            <text:p>0,000</text:p>
          </table:table-cell>
          <table:table-cell table:formula="of:=([.E47]+[.G47])*(-1)" office:value-type="float" office:value="-0.893333333333333" calcext:value-type="float">
            <text:p>-0,893</text:p>
          </table:table-cell>
          <table:table-cell table:formula="of:=[.F47]/2/45" office:value-type="float" office:value="0" calcext:value-type="float">
            <text:p>0,000</text:p>
          </table:table-cell>
          <table:table-cell table:formula="of:=[.M47]*[.N39]" office:value-type="float" office:value="0" calcext:value-type="float">
            <text:p>0,000</text:p>
          </table:table-cell>
          <table:table-cell table:formula="of:=[.H47]/45" office:value-type="float" office:value="0.893333333333333" calcext:value-type="float">
            <text:p>0,893</text:p>
          </table:table-cell>
          <table:table-cell table:formula="of:=[.N47]*[.N39]+[.O47]*[.O39]+[.P47]*[.P39]+[.Q47]*[.Q39]+[.R47]*[.R39]+[.S47]*[.S39]+[.T47]*[.T39]" office:value-type="float" office:value="40.2" calcext:value-type="float">
            <text:p>40,200</text:p>
          </table:table-cell>
          <table:table-cell table:formula="of:=[.L47]/45" office:value-type="float" office:value="0.893333333333333" calcext:value-type="float">
            <text:p>0,893</text:p>
          </table:table-cell>
          <table:table-cell table:style-name="ce42" table:formula="of:=[.L47]/63*(-1)" office:value-type="float" office:value="-0.638095238095238" calcext:value-type="float">
            <text:p>-0,638</text:p>
          </table:table-cell>
          <table:table-cell table:style-name="ce42" table:formula="of:=[.J47]*18" office:value-type="float" office:value="-11.4857142857143" calcext:value-type="float">
            <text:p>-11,486</text:p>
          </table:table-cell>
          <table:table-cell table:formula="of:=[.M47]*[.N39]+[.N47]*[.N39]+[.O47]*[.O39]+[.P47]*[.P39]+[.Q47]*[.Q39]+[.R47]*[.R39]+[.S47]*[.S39]+[.T47]*[.T39]" office:value-type="float" office:value="40.2" calcext:value-type="float">
            <text:p>40,2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 table:number-columns-repeated="2"/>
          <table:table-cell table:formula="of:=([.U39]*[.U47])+([.V39]*[.V47])+([.W39]*[.W47])+([.X39]*[.X47])" office:value-type="float" office:value="40.2" calcext:value-type="float">
            <text:p>40,200</text:p>
          </table:table-cell>
          <table:table-cell table:formula="of:=[.Z47]/45*(-1)" office:value-type="float" office:value="-0.893333333333333" calcext:value-type="float">
            <text:p>-0,893</text:p>
          </table:table-cell>
          <table:table-cell table:formula="of:=[.L47]-[.Z47]" office:value-type="float" office:value="0" calcext:value-type="float">
            <text:p>0,000</text:p>
          </table:table-cell>
          <table:table-cell table:formula="of:=[.AB47]-[.AN47]" office:value-type="float" office:value="0" calcext:value-type="float">
            <text:p>0,000</text:p>
          </table:table-cell>
          <table:table-cell table:formula="of:=[.AC47]/45*0.8*(-1)" office:value-type="float" office:value="-0" calcext:value-type="float">
            <text:p>0,000</text:p>
          </table:table-cell>
          <table:table-cell table:formula="of:=[.AB47]/45*(-1)*0.8" office:value-type="float" office:value="-0" calcext:value-type="float">
            <text:p>0,000</text:p>
          </table:table-cell>
          <table:table-cell table:number-columns-repeated="8"/>
          <table:table-cell table:formula="of:=([.AH47]+[.AI47]+[.AJ47]+[.AK47]+[.AL47]+[.AM47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48]*2" office:value-type="float" office:value="0" calcext:value-type="float">
            <text:p>0,000</text:p>
          </table:table-cell>
          <table:table-cell table:formula="of:=([.E48]+[.G48])*(-1)" office:value-type="float" office:value="-0" calcext:value-type="float">
            <text:p>0,000</text:p>
          </table:table-cell>
          <table:table-cell table:formula="of:=[.F48]/2/45" office:value-type="float" office:value="0" calcext:value-type="float">
            <text:p>0,000</text:p>
          </table:table-cell>
          <table:table-cell table:formula="of:=[.M48]*[.N39]" office:value-type="float" office:value="0" calcext:value-type="float">
            <text:p>0,000</text:p>
          </table:table-cell>
          <table:table-cell table:formula="of:=[.H48]/45" office:value-type="float" office:value="0" calcext:value-type="float">
            <text:p>0,000</text:p>
          </table:table-cell>
          <table:table-cell table:formula="of:=[.N48]*[.N39]+[.O48]*[.O39]+[.P48]*[.P39]+[.Q48]*[.Q39]+[.R48]*[.R39]+[.S48]*[.S39]+[.T48]*[.T39]" office:value-type="float" office:value="0" calcext:value-type="float">
            <text:p>0,000</text:p>
          </table:table-cell>
          <table:table-cell table:formula="of:=[.L48]/45" office:value-type="float" office:value="0" calcext:value-type="float">
            <text:p>0,000</text:p>
          </table:table-cell>
          <table:table-cell table:style-name="ce42" table:formula="of:=[.L48]/63*(-1)" office:value-type="float" office:value="-0" calcext:value-type="float">
            <text:p>0,000</text:p>
          </table:table-cell>
          <table:table-cell table:style-name="ce42" table:formula="of:=[.J48]*18" office:value-type="float" office:value="-0" calcext:value-type="float">
            <text:p>0,000</text:p>
          </table:table-cell>
          <table:table-cell table:formula="of:=[.M48]*[.N39]+[.N48]*[.N39]+[.O48]*[.O39]+[.P48]*[.P39]+[.Q48]*[.Q39]+[.R48]*[.R39]+[.S48]*[.S39]+[.T48]*[.T3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39]*[.U48])+([.V39]*[.V48])+([.W39]*[.W48])+([.X39]*[.X48])" office:value-type="float" office:value="0" calcext:value-type="float">
            <text:p>0,000</text:p>
          </table:table-cell>
          <table:table-cell table:formula="of:=[.Z48]/45*(-1)" office:value-type="float" office:value="-0" calcext:value-type="float">
            <text:p>0,000</text:p>
          </table:table-cell>
          <table:table-cell table:formula="of:=[.L48]-[.Z48]" office:value-type="float" office:value="0" calcext:value-type="float">
            <text:p>0,000</text:p>
          </table:table-cell>
          <table:table-cell table:formula="of:=[.AB48]-[.AN48]" office:value-type="float" office:value="0" calcext:value-type="float">
            <text:p>0,000</text:p>
          </table:table-cell>
          <table:table-cell table:formula="of:=[.AC48]/45*0.8*(-1)" office:value-type="float" office:value="-0" calcext:value-type="float">
            <text:p>0,000</text:p>
          </table:table-cell>
          <table:table-cell table:formula="of:=[.AB48]/45*(-1)*0.8" office:value-type="float" office:value="-0" calcext:value-type="float">
            <text:p>0,000</text:p>
          </table:table-cell>
          <table:table-cell table:number-columns-repeated="8"/>
          <table:table-cell table:formula="of:=([.AH48]+[.AI48]+[.AJ48]+[.AK48]+[.AL48]+[.AM48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light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52]*2" office:value-type="float" office:value="9" calcext:value-type="float">
            <text:p>9,000</text:p>
          </table:table-cell>
          <table:table-cell table:formula="of:=([.E52]+[.G52])*(-1)" office:value-type="float" office:value="-1.78333333333333" calcext:value-type="float">
            <text:p>-1,783</text:p>
          </table:table-cell>
          <table:table-cell table:formula="of:=[.F52]/2/45" office:value-type="float" office:value="0.45" calcext:value-type="float">
            <text:p>0,450</text:p>
          </table:table-cell>
          <table:table-cell table:formula="of:=[.M52]*[.N51]" office:value-type="float" office:value="40.5" calcext:value-type="float">
            <text:p>40,500</text:p>
          </table:table-cell>
          <table:table-cell table:formula="of:=[.H52]/45" office:value-type="float" office:value="1.33333333333333" calcext:value-type="float">
            <text:p>1,333</text:p>
          </table:table-cell>
          <table:table-cell table:formula="of:=[.N52]*[.N51]+[.O52]*[.O51]+[.P52]*[.P51]+[.Q52]*[.Q51]+[.R52]*[.R51]+[.S52]*[.S51]+[.T52]*[.T51]" office:value-type="float" office:value="60" calcext:value-type="float">
            <text:p>60,000</text:p>
          </table:table-cell>
          <table:table-cell table:formula="of:=[.L52]/45" office:value-type="float" office:value="2.23333333333333" calcext:value-type="float">
            <text:p>2,233</text:p>
          </table:table-cell>
          <table:table-cell table:style-name="ce42" table:formula="of:=[.L52]/63*(-1)" office:value-type="float" office:value="-1.5952380952381" calcext:value-type="float">
            <text:p>-1,595</text:p>
          </table:table-cell>
          <table:table-cell table:style-name="ce42" table:formula="of:=[.J52]*18" office:value-type="float" office:value="-28.7142857142857" calcext:value-type="float">
            <text:p>-28,714</text:p>
          </table:table-cell>
          <table:table-cell table:formula="of:=[.M52]*[.N51]+[.N52]*[.N51]+[.O52]*[.O51]+[.P52]*[.P51]+[.Q52]*[.Q51]+[.R52]*[.R51]+[.S52]*[.S51]+[.T52]*[.T51]" office:value-type="float" office:value="100.5" calcext:value-type="float">
            <text:p>100,500</text:p>
          </table:table-cell>
          <table:table-cell office:value-type="float" office:value="4.5" calcext:value-type="float">
            <text:p>4,500</text:p>
          </table:table-cell>
          <table:table-cell table:style-name="ce34"/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office:value-type="float" office:value="3" calcext:value-type="float">
            <text:p>3,000</text:p>
          </table:table-cell>
          <table:table-cell table:formula="of:=([.U51]*[.U52])+([.V51]*[.V52])+([.W51]*[.W52])+([.X51]*[.X52])+([.Y51]*[.Y52])" office:value-type="float" office:value="60" calcext:value-type="float">
            <text:p>60,000</text:p>
          </table:table-cell>
          <table:table-cell table:formula="of:=[.Z52]/45*(-1)" office:value-type="float" office:value="-1.33333333333333" calcext:value-type="float">
            <text:p>-1,333</text:p>
          </table:table-cell>
          <table:table-cell table:formula="of:=[.L52]-[.Z52]" office:value-type="float" office:value="40.5" calcext:value-type="float">
            <text:p>40,500</text:p>
          </table:table-cell>
          <table:table-cell table:formula="of:=[.AB52]-[.AN52]" office:value-type="float" office:value="22.5" calcext:value-type="float">
            <text:p>22,500</text:p>
          </table:table-cell>
          <table:table-cell table:formula="of:=[.AC52]/45*0.8*(-1)" office:value-type="float" office:value="-0.4" calcext:value-type="float">
            <text:p>-0,400</text:p>
          </table:table-cell>
          <table:table-cell table:formula="of:=[.AB52]/45*(-1)*0.8" office:value-type="float" office:value="-0.72" calcext:value-type="float">
            <text:p>-0,720</text:p>
          </table:table-cell>
          <table:table-cell/>
          <table:table-cell table:style-name="Default"/>
          <table:table-cell office:value-type="float" office:value="4.5" calcext:value-type="float">
            <text:p>4,500</text:p>
          </table:table-cell>
          <table:table-cell table:number-columns-repeated="5"/>
          <table:table-cell table:formula="of:=([.AH52]+[.AI52]+[.AJ52]+[.AK52]+[.AL52]+[.AM52])*4" office:value-type="float" office:value="18" calcext:value-type="float">
            <text:p>18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53]*2" office:value-type="float" office:value="25.2" calcext:value-type="float">
            <text:p>25,200</text:p>
          </table:table-cell>
          <table:table-cell table:formula="of:=([.E53]+[.G53])*(-1)" office:value-type="float" office:value="-5.46" calcext:value-type="float">
            <text:p>-5,460</text:p>
          </table:table-cell>
          <table:table-cell table:formula="of:=[.F53]/2/45" office:value-type="float" office:value="1.26" calcext:value-type="float">
            <text:p>1,260</text:p>
          </table:table-cell>
          <table:table-cell table:formula="of:=[.M53]*[.N51]" office:value-type="float" office:value="113.4" calcext:value-type="float">
            <text:p>113,400</text:p>
          </table:table-cell>
          <table:table-cell table:formula="of:=[.H53]/45" office:value-type="float" office:value="4.2" calcext:value-type="float">
            <text:p>4,200</text:p>
          </table:table-cell>
          <table:table-cell table:formula="of:=[.N53]*[.N51]+[.O53]*[.O51]+[.P53]*[.P51]+[.Q53]*[.Q51]+[.R53]*[.R51]+[.S53]*[.S51]+[.T53]*[.T51]" office:value-type="float" office:value="189" calcext:value-type="float">
            <text:p>189,000</text:p>
          </table:table-cell>
          <table:table-cell table:formula="of:=[.L53]/45" office:value-type="float" office:value="6.72" calcext:value-type="float">
            <text:p>6,720</text:p>
          </table:table-cell>
          <table:table-cell table:style-name="ce42" table:formula="of:=[.L53]/63*(-1)" office:value-type="float" office:value="-4.8" calcext:value-type="float">
            <text:p>-4,800</text:p>
          </table:table-cell>
          <table:table-cell table:style-name="ce42" table:formula="of:=[.J53]*18" office:value-type="float" office:value="-86.4" calcext:value-type="float">
            <text:p>-86,400</text:p>
          </table:table-cell>
          <table:table-cell table:formula="of:=[.M53]*[.N51]+[.N53]*[.N51]+[.O53]*[.O51]+[.P53]*[.P51]+[.Q53]*[.Q51]+[.R53]*[.R51]+[.S53]*[.S51]+[.T53]*[.T51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/>
          <table:table-cell office:value-type="float" office:value="5.6" calcext:value-type="float">
            <text:p>5,600</text:p>
          </table:table-cell>
          <table:table-cell table:number-columns-repeated="9"/>
          <table:table-cell table:formula="of:=([.U51]*[.U53])+([.V51]*[.V53])+([.W51]*[.W53])+([.X51]*[.X53])+([.Y51]*[.Y53])" office:value-type="float" office:value="0" calcext:value-type="float">
            <text:p>0,000</text:p>
          </table:table-cell>
          <table:table-cell table:formula="of:=[.Z53]/45*(-1)" office:value-type="float" office:value="-0" calcext:value-type="float">
            <text:p>0,000</text:p>
          </table:table-cell>
          <table:table-cell table:formula="of:=[.L53]-[.Z53]" office:value-type="float" office:value="302.4" calcext:value-type="float">
            <text:p>302,400</text:p>
          </table:table-cell>
          <table:table-cell table:formula="of:=[.AB53]-[.AN53]" office:value-type="float" office:value="168" calcext:value-type="float">
            <text:p>168,000</text:p>
          </table:table-cell>
          <table:table-cell table:formula="of:=[.AC53]/45*0.8*(-1)" office:value-type="float" office:value="-2.98666666666667" calcext:value-type="float">
            <text:p>-2,987</text:p>
          </table:table-cell>
          <table:table-cell table:formula="of:=[.AB53]/45*(-1)*0.8" office:value-type="float" office:value="-5.376" calcext:value-type="float">
            <text:p>-5,376</text:p>
          </table:table-cell>
          <table:table-cell table:formula="of:=[.AC53]/45*(-1)" office:value-type="float" office:value="-3.73333333333333" calcext:value-type="float">
            <text:p>-3,733</text:p>
          </table:table-cell>
          <table:table-cell table:style-name="Default"/>
          <table:table-cell office:value-type="float" office:value="12.6" calcext:value-type="float">
            <text:p>12,600</text:p>
          </table:table-cell>
          <table:table-cell office:value-type="float" office:value="7" calcext:value-type="float">
            <text:p>7,000</text:p>
          </table:table-cell>
          <table:table-cell office:value-type="float" office:value="5.6" calcext:value-type="float">
            <text:p>5,600</text:p>
          </table:table-cell>
          <table:table-cell office:value-type="float" office:value="8.4" calcext:value-type="float">
            <text:p>8,400</text:p>
          </table:table-cell>
          <table:table-cell table:number-columns-repeated="2"/>
          <table:table-cell table:formula="of:=([.AH53]+[.AI53]+[.AJ53]+[.AK53]+[.AL53]+[.AM53])*4" office:value-type="float" office:value="134.4" calcext:value-type="float">
            <text:p>134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54]*2" office:value-type="float" office:value="0" calcext:value-type="float">
            <text:p>0,000</text:p>
          </table:table-cell>
          <table:table-cell table:formula="of:=([.E54]+[.G54])*(-1)" office:value-type="float" office:value="-0.324444444444444" calcext:value-type="float">
            <text:p>-0,324</text:p>
          </table:table-cell>
          <table:table-cell table:formula="of:=[.F54]/2/45" office:value-type="float" office:value="0" calcext:value-type="float">
            <text:p>0,000</text:p>
          </table:table-cell>
          <table:table-cell table:formula="of:=[.M54]*[.N51]" office:value-type="float" office:value="0" calcext:value-type="float">
            <text:p>0,000</text:p>
          </table:table-cell>
          <table:table-cell table:formula="of:=[.H54]/45" office:value-type="float" office:value="0.324444444444444" calcext:value-type="float">
            <text:p>0,324</text:p>
          </table:table-cell>
          <table:table-cell table:formula="of:=[.N54]*[.N51]+[.O54]*[.O51]+[.P54]*[.P51]+[.Q54]*[.Q51]+[.R54]*[.R51]+[.S54]*[.S51]+[.T54]*[.T51]" office:value-type="float" office:value="14.6" calcext:value-type="float">
            <text:p>14,600</text:p>
          </table:table-cell>
          <table:table-cell table:formula="of:=[.L54]/45" office:value-type="float" office:value="0.324444444444444" calcext:value-type="float">
            <text:p>0,324</text:p>
          </table:table-cell>
          <table:table-cell table:style-name="ce42" table:formula="of:=[.L54]/63*(-1)" office:value-type="float" office:value="-0.231746031746032" calcext:value-type="float">
            <text:p>-0,232</text:p>
          </table:table-cell>
          <table:table-cell table:style-name="ce42" table:formula="of:=[.J54]*18" office:value-type="float" office:value="-4.17142857142857" calcext:value-type="float">
            <text:p>-4,171</text:p>
          </table:table-cell>
          <table:table-cell table:formula="of:=[.M54]*[.N51]+[.N54]*[.N51]+[.O54]*[.O51]+[.P54]*[.P51]+[.Q54]*[.Q51]+[.R54]*[.R51]+[.S54]*[.S51]+[.T54]*[.T51]" office:value-type="float" office:value="14.6" calcext:value-type="float">
            <text:p>14,60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/>
          <table:table-cell office:value-type="float" office:value="0.6" calcext:value-type="float">
            <text:p>0,600</text:p>
          </table:table-cell>
          <table:table-cell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table:formula="of:=([.U51]*[.U54])+([.V51]*[.V54])+([.W51]*[.W54])+([.X51]*[.X54])+([.Y51]*[.Y54])" office:value-type="float" office:value="14.6" calcext:value-type="float">
            <text:p>14,600</text:p>
          </table:table-cell>
          <table:table-cell table:formula="of:=[.Z54]/45*(-1)" office:value-type="float" office:value="-0.324444444444444" calcext:value-type="float">
            <text:p>-0,324</text:p>
          </table:table-cell>
          <table:table-cell table:formula="of:=[.L54]-[.Z54]" office:value-type="float" office:value="0" calcext:value-type="float">
            <text:p>0,000</text:p>
          </table:table-cell>
          <table:table-cell table:formula="of:=[.AB54]-[.AN54]" office:value-type="float" office:value="0" calcext:value-type="float">
            <text:p>0,000</text:p>
          </table:table-cell>
          <table:table-cell table:formula="of:=[.AC54]/45*0.8*(-1)" office:value-type="float" office:value="-0" calcext:value-type="float">
            <text:p>0,000</text:p>
          </table:table-cell>
          <table:table-cell table:formula="of:=[.AB54]/45*(-1)*0.8" office:value-type="float" office:value="-0" calcext:value-type="float">
            <text:p>0,000</text:p>
          </table:table-cell>
          <table:table-cell/>
          <table:table-cell table:style-name="Default"/>
          <table:table-cell table:number-columns-repeated="6"/>
          <table:table-cell table:formula="of:=([.AH54]+[.AI54]+[.AJ54]+[.AK54]+[.AL54]+[.AM54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55]*2" office:value-type="float" office:value="5.76" calcext:value-type="float">
            <text:p>5,760</text:p>
          </table:table-cell>
          <table:table-cell table:formula="of:=([.E55]+[.G55])*(-1)" office:value-type="float" office:value="-0.608" calcext:value-type="float">
            <text:p>-0,608</text:p>
          </table:table-cell>
          <table:table-cell table:formula="of:=[.F55]/2/45" office:value-type="float" office:value="0.288" calcext:value-type="float">
            <text:p>0,288</text:p>
          </table:table-cell>
          <table:table-cell table:formula="of:=[.M55]*[.N51]" office:value-type="float" office:value="25.92" calcext:value-type="float">
            <text:p>25,920</text:p>
          </table:table-cell>
          <table:table-cell table:formula="of:=[.H55]/45" office:value-type="float" office:value="0.32" calcext:value-type="float">
            <text:p>0,320</text:p>
          </table:table-cell>
          <table:table-cell table:formula="of:=[.N55]*[.N51]+[.O55]*[.O51]+[.P55]*[.P51]+[.Q55]*[.Q51]+[.R55]*[.R51]+[.S55]*[.S51]+[.T55]*[.T51]" office:value-type="float" office:value="14.4" calcext:value-type="float">
            <text:p>14,400</text:p>
          </table:table-cell>
          <table:table-cell table:formula="of:=[.L55]/45" office:value-type="float" office:value="0.896" calcext:value-type="float">
            <text:p>0,896</text:p>
          </table:table-cell>
          <table:table-cell table:style-name="ce42" table:formula="of:=[.L55]/63*(-1)" office:value-type="float" office:value="-0.64" calcext:value-type="float">
            <text:p>-0,640</text:p>
          </table:table-cell>
          <table:table-cell table:style-name="ce42" table:formula="of:=[.J55]*18" office:value-type="float" office:value="-11.52" calcext:value-type="float">
            <text:p>-11,520</text:p>
          </table:table-cell>
          <table:table-cell table:formula="of:=[.M55]*[.N51]+[.N55]*[.N51]+[.O55]*[.O51]+[.P55]*[.P51]+[.Q55]*[.Q51]+[.R55]*[.R51]+[.S55]*[.S51]+[.T55]*[.T51]" office:value-type="float" office:value="40.32" calcext:value-type="float">
            <text:p>40,320</text:p>
          </table:table-cell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11"/>
          <table:table-cell table:formula="of:=([.U51]*[.U55])+([.V51]*[.V55])+([.W51]*[.W55])+([.X51]*[.X55])+([.Y51]*[.Y55])" office:value-type="float" office:value="0" calcext:value-type="float">
            <text:p>0,000</text:p>
          </table:table-cell>
          <table:table-cell table:formula="of:=[.Z55]/45*(-1)" office:value-type="float" office:value="-0" calcext:value-type="float">
            <text:p>0,000</text:p>
          </table:table-cell>
          <table:table-cell table:formula="of:=[.L55]-[.Z55]" office:value-type="float" office:value="40.32" calcext:value-type="float">
            <text:p>40,320</text:p>
          </table:table-cell>
          <table:table-cell table:formula="of:=[.AB55]-[.AN55]" office:value-type="float" office:value="22.4" calcext:value-type="float">
            <text:p>22,400</text:p>
          </table:table-cell>
          <table:table-cell table:formula="of:=[.AC55]/45*0.8*(-1)" office:value-type="float" office:value="-0.398222222222222" calcext:value-type="float">
            <text:p>-0,398</text:p>
          </table:table-cell>
          <table:table-cell table:formula="of:=[.AB55]/45*(-1)*0.8" office:value-type="float" office:value="-0.7168" calcext:value-type="float">
            <text:p>-0,717</text:p>
          </table:table-cell>
          <table:table-cell/>
          <table:table-cell table:style-name="Default"/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4"/>
          <table:table-cell table:formula="of:=([.AH55]+[.AI55]+[.AJ55]+[.AK55]+[.AL55]+[.AM55])*4" office:value-type="float" office:value="17.92" calcext:value-type="float">
            <text:p>17,92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56]*2" office:value-type="float" office:value="0.432" calcext:value-type="float">
            <text:p>0,432</text:p>
          </table:table-cell>
          <table:table-cell table:style-name="ce32" table:formula="of:=([.E56]+[.G56])*(-1)" office:value-type="float" office:value="-0.0869333333333333" calcext:value-type="float">
            <text:p>-0,087</text:p>
          </table:table-cell>
          <table:table-cell table:style-name="ce32" table:formula="of:=[.F56]/45" office:value-type="float" office:value="0.0432" calcext:value-type="float">
            <text:p>0,043</text:p>
          </table:table-cell>
          <table:table-cell table:style-name="ce32" table:formula="of:=[.M56]*[.N51]" office:value-type="float" office:value="1.944" calcext:value-type="float">
            <text:p>1,944</text:p>
          </table:table-cell>
          <table:table-cell table:style-name="ce32" table:formula="of:=[.H56]/45" office:value-type="float" office:value="0.0437333333333333" calcext:value-type="float">
            <text:p>0,044</text:p>
          </table:table-cell>
          <table:table-cell table:style-name="ce32" table:formula="of:=[.N56]*[.N51]+[.O56]*[.O51]+[.P56]*[.P51]+[.Q56]*[.Q51]+[.R56]*[.R51]+[.S56]*[.S51]+[.T56]*[.T51]" office:value-type="float" office:value="1.968" calcext:value-type="float">
            <text:p>1,968</text:p>
          </table:table-cell>
          <table:table-cell table:style-name="ce32" table:formula="of:=[.L56]/45" office:value-type="float" office:value="0.0869333333333333" calcext:value-type="float">
            <text:p>0,087</text:p>
          </table:table-cell>
          <table:table-cell table:style-name="ce42" table:formula="of:=[.L56]/63*(-1)" office:value-type="float" office:value="-0.0620952380952381" calcext:value-type="float">
            <text:p>-0,062</text:p>
          </table:table-cell>
          <table:table-cell table:style-name="ce42" table:formula="of:=[.J56]*18" office:value-type="float" office:value="-1.11771428571429" calcext:value-type="float">
            <text:p>-1,118</text:p>
          </table:table-cell>
          <table:table-cell table:formula="of:=[.M56]*[.N51]+[.N56]*[.N51]+[.O56]*[.O51]+[.P56]*[.P51]+[.Q56]*[.Q51]+[.R56]*[.R51]+[.S56]*[.S51]+[.T56]*[.T51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3"/>
          <table:table-cell office:value-type="float" office:value="0.096" calcext:value-type="float">
            <text:p>0,096</text:p>
          </table:table-cell>
          <table:table-cell table:number-columns-repeated="5"/>
          <table:table-cell office:value-type="float" office:value="0.096" calcext:value-type="float">
            <text:p>0,096</text:p>
          </table:table-cell>
          <table:table-cell/>
          <table:table-cell table:formula="of:=([.U51]*[.U56])+([.V51]*[.V56])+([.W51]*[.W56])+([.X51]*[.X56])+([.Y51]*[.Y56])" office:value-type="float" office:value="0.672" calcext:value-type="float">
            <text:p>0,672</text:p>
          </table:table-cell>
          <table:table-cell table:formula="of:=[.Z56]/45*(-1)" office:value-type="float" office:value="-0.0149333333333333" calcext:value-type="float">
            <text:p>-0,015</text:p>
          </table:table-cell>
          <table:table-cell table:formula="of:=[.L56]-[.Z56]" office:value-type="float" office:value="3.24" calcext:value-type="float">
            <text:p>3,240</text:p>
          </table:table-cell>
          <table:table-cell table:formula="of:=[.AB56]-[.AN56]" office:value-type="float" office:value="1.8" calcext:value-type="float">
            <text:p>1,800</text:p>
          </table:table-cell>
          <table:table-cell table:formula="of:=[.AC56]/45*0.8*(-1)" office:value-type="float" office:value="-0.032" calcext:value-type="float">
            <text:p>-0,032</text:p>
          </table:table-cell>
          <table:table-cell table:formula="of:=[.AB56]/45*(-1)*0.8" office:value-type="float" office:value="-0.0576" calcext:value-type="float">
            <text:p>-0,058</text:p>
          </table:table-cell>
          <table:table-cell table:formula="of:=[.AC56]/45*(-1)" office:value-type="float" office:value="-0.04" calcext:value-type="float">
            <text:p>-0,040</text:p>
          </table:table-cell>
          <table:table-cell table:style-name="Default"/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4"/>
          <table:table-cell table:formula="of:=([.AH56]+[.AI56]+[.AJ56]+[.AK56]+[.AL56]+[.AM56])*4" office:value-type="float" office:value="1.44" calcext:value-type="float">
            <text:p>1,4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57]*2" office:value-type="float" office:value="0.045" calcext:value-type="float">
            <text:p>0,045</text:p>
          </table:table-cell>
          <table:table-cell table:formula="of:=([.E57]+[.G57])*(-1)" office:value-type="float" office:value="-0.00691666666666667" calcext:value-type="float">
            <text:p>-0,007</text:p>
          </table:table-cell>
          <table:table-cell table:formula="of:=[.F57]/2/45" office:value-type="float" office:value="0.00225" calcext:value-type="float">
            <text:p>0,002</text:p>
          </table:table-cell>
          <table:table-cell table:formula="of:=[.M57]*[.N51]" office:value-type="float" office:value="0.2025" calcext:value-type="float">
            <text:p>0,203</text:p>
          </table:table-cell>
          <table:table-cell table:formula="of:=[.H57]/45" office:value-type="float" office:value="0.00466666666666667" calcext:value-type="float">
            <text:p>0,005</text:p>
          </table:table-cell>
          <table:table-cell table:formula="of:=[.N57]*[.N51]+[.O57]*[.O51]+[.P57]*[.P51]+[.Q57]*[.Q51]+[.R57]*[.R51]+[.S57]*[.S51]+[.T57]*[.T51]" office:value-type="float" office:value="0.21" calcext:value-type="float">
            <text:p>0,210</text:p>
          </table:table-cell>
          <table:table-cell table:formula="of:=[.L57]/45" office:value-type="float" office:value="0.00916666666666667" calcext:value-type="float">
            <text:p>0,009</text:p>
          </table:table-cell>
          <table:table-cell table:style-name="ce42" table:formula="of:=[.L57]/63*(-1)" office:value-type="float" office:value="-0.00654761904761905" calcext:value-type="float">
            <text:p>-0,007</text:p>
          </table:table-cell>
          <table:table-cell table:style-name="ce42" table:formula="of:=[.J57]*18" office:value-type="float" office:value="-0.117857142857143" calcext:value-type="float">
            <text:p>-0,118</text:p>
          </table:table-cell>
          <table:table-cell table:formula="of:=[.M57]*[.N51]+[.N57]*[.N51]+[.O57]*[.O51]+[.P57]*[.P51]+[.Q57]*[.Q51]+[.R57]*[.R51]+[.S57]*[.S51]+[.T57]*[.T51]" office:value-type="float" office:value="0.4125" calcext:value-type="float">
            <text:p>0,413</text:p>
          </table:table-cell>
          <table:table-cell office:value-type="float" office:value="0.0225" calcext:value-type="float">
            <text:p>0,023</text:p>
          </table:table-cell>
          <table:table-cell table:number-columns-repeated="4"/>
          <table:table-cell office:value-type="float" office:value="0.03" calcext:value-type="float">
            <text:p>0,030</text:p>
          </table:table-cell>
          <table:table-cell table:number-columns-repeated="5"/>
          <table:table-cell office:value-type="float" office:value="0.03" calcext:value-type="float">
            <text:p>0,030</text:p>
          </table:table-cell>
          <table:table-cell/>
          <table:table-cell table:formula="of:=([.U51]*[.U57])+([.V51]*[.V57])+([.W51]*[.W57])+([.X51]*[.X57])+([.Y51]*[.Y57])" office:value-type="float" office:value="0.21" calcext:value-type="float">
            <text:p>0,210</text:p>
          </table:table-cell>
          <table:table-cell table:formula="of:=[.Z57]/45*(-1)" office:value-type="float" office:value="-0.00466666666666667" calcext:value-type="float">
            <text:p>-0,005</text:p>
          </table:table-cell>
          <table:table-cell table:formula="of:=[.L57]-[.Z57]" office:value-type="float" office:value="0.2025" calcext:value-type="float">
            <text:p>0,203</text:p>
          </table:table-cell>
          <table:table-cell table:formula="of:=[.AB57]-[.AN57]" office:value-type="float" office:value="0.1145" calcext:value-type="float">
            <text:p>0,115</text:p>
          </table:table-cell>
          <table:table-cell table:formula="of:=[.AC57]/45*0.8*(-1)" office:value-type="float" office:value="-0.00203555555555556" calcext:value-type="float">
            <text:p>-0,002</text:p>
          </table:table-cell>
          <table:table-cell table:formula="of:=[.AB57]/45*(-1)*0.8" office:value-type="float" office:value="-0.0036" calcext:value-type="float">
            <text:p>-0,004</text:p>
          </table:table-cell>
          <table:table-cell/>
          <table:table-cell table:style-name="Default"/>
          <table:table-cell office:value-type="float" office:value="0.022" calcext:value-type="float">
            <text:p>0,022</text:p>
          </table:table-cell>
          <table:table-cell table:number-columns-repeated="5"/>
          <table:table-cell table:formula="of:=([.AH57]+[.AI57]+[.AJ57]+[.AK57]+[.AL57]+[.AM57])*4" office:value-type="float" office:value="0.088" calcext:value-type="float">
            <text:p>0,08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58]*2" office:value-type="float" office:value="36" calcext:value-type="float">
            <text:p>36,000</text:p>
          </table:table-cell>
          <table:table-cell table:formula="of:=([.E58]+[.G58])*(-1)" office:value-type="float" office:value="-7.93333333333333" calcext:value-type="float">
            <text:p>-7,933</text:p>
          </table:table-cell>
          <table:table-cell table:formula="of:=[.F58]/2/45" office:value-type="float" office:value="1.8" calcext:value-type="float">
            <text:p>1,800</text:p>
          </table:table-cell>
          <table:table-cell table:formula="of:=[.M58]*[.N51]" office:value-type="float" office:value="162" calcext:value-type="float">
            <text:p>162,000</text:p>
          </table:table-cell>
          <table:table-cell table:formula="of:=[.H58]/45" office:value-type="float" office:value="6.13333333333333" calcext:value-type="float">
            <text:p>6,133</text:p>
          </table:table-cell>
          <table:table-cell table:formula="of:=[.N58]*[.N51]+[.O58]*[.O51]+[.P58]*[.P51]+[.Q58]*[.Q51]+[.R58]*[.R51]+[.S58]*[.S51]+[.T58]*[.T51]" office:value-type="float" office:value="276" calcext:value-type="float">
            <text:p>276,000</text:p>
          </table:table-cell>
          <table:table-cell table:formula="of:=[.L58]/45" office:value-type="float" office:value="9.73333333333333" calcext:value-type="float">
            <text:p>9,733</text:p>
          </table:table-cell>
          <table:table-cell table:style-name="ce42" table:formula="of:=[.L58]/63*(-1)" office:value-type="float" office:value="-6.95238095238095" calcext:value-type="float">
            <text:p>-6,952</text:p>
          </table:table-cell>
          <table:table-cell table:style-name="ce42" table:formula="of:=[.J58]*18" office:value-type="float" office:value="-125.142857142857" calcext:value-type="float">
            <text:p>-125,143</text:p>
          </table:table-cell>
          <table:table-cell table:formula="of:=[.M58]*[.N51]+[.N58]*[.N51]+[.O58]*[.O51]+[.P58]*[.P51]+[.Q58]*[.Q51]+[.R58]*[.R51]+[.S58]*[.S51]+[.T58]*[.T51]" office:value-type="float" office:value="438" calcext:value-type="float">
            <text:p>438,000</text:p>
          </table:table-cell>
          <table:table-cell office:value-type="float" office:value="18" calcext:value-type="float">
            <text:p>18,000</text:p>
          </table:table-cell>
          <table:table-cell office:value-type="float" office:value="20" calcext:value-type="float">
            <text:p>20,000</text:p>
          </table:table-cell>
          <table:table-cell office:value-type="float" office:value="12" calcext:value-type="float">
            <text:p>12,000</text:p>
          </table:table-cell>
          <table:table-cell table:number-columns-repeated="6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U51]*[.U58])+([.V51]*[.V58])+([.W51]*[.W58])+([.X51]*[.X58])+([.Y51]*[.Y58])" office:value-type="float" office:value="96" calcext:value-type="float">
            <text:p>96,000</text:p>
          </table:table-cell>
          <table:table-cell table:formula="of:=[.Z58]/45*(-1)" office:value-type="float" office:value="-2.13333333333333" calcext:value-type="float">
            <text:p>-2,133</text:p>
          </table:table-cell>
          <table:table-cell table:formula="of:=[.L58]-[.Z58]" office:value-type="float" office:value="342" calcext:value-type="float">
            <text:p>342,000</text:p>
          </table:table-cell>
          <table:table-cell table:formula="of:=[.AB58]-[.AN58]" office:value-type="float" office:value="190" calcext:value-type="float">
            <text:p>190,000</text:p>
          </table:table-cell>
          <table:table-cell table:formula="of:=[.AC58]/45*0.8*(-1)" office:value-type="float" office:value="-3.37777777777778" calcext:value-type="float">
            <text:p>-3,378</text:p>
          </table:table-cell>
          <table:table-cell table:formula="of:=[.AB58]/45*(-1)*0.8" office:value-type="float" office:value="-6.08" calcext:value-type="float">
            <text:p>-6,080</text:p>
          </table:table-cell>
          <table:table-cell table:formula="of:=[.AC58]/45*(-1)" office:value-type="float" office:value="-4.22222222222222" calcext:value-type="float">
            <text:p>-4,222</text:p>
          </table:table-cell>
          <table:table-cell table:style-name="Default"/>
          <table:table-cell office:value-type="float" office:value="18" calcext:value-type="float">
            <text:p>18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table:number-columns-repeated="3"/>
          <table:table-cell table:formula="of:=([.AH58]+[.AI58]+[.AJ58]+[.AK58]+[.AL58]+[.AM58])*4" office:value-type="float" office:value="152" calcext:value-type="float">
            <text:p>152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P58]-[.C58]" office:value-type="float" office:value="164" calcext:value-type="float">
            <text:p>164,000</text:p>
          </table:table-cell>
          <table:table-cell table:formula="of:=[.AP58]-[.C58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P58]+[.C58]/2" office:value-type="float" office:value="218" calcext:value-type="float">
            <text:p>218,000</text:p>
          </table:table-cell>
          <table:table-cell table:formula="of:=[.AP58]+[.C58]" office:value-type="float" office:value="236" calcext:value-type="float">
            <text:p>236,000</text:p>
          </table:table-cell>
          <table:table-cell table:formula="of:=[.AP58]+[.C58]*1.5" office:value-type="float" office:value="254" calcext:value-type="float">
            <text:p>254,000</text:p>
          </table:table-cell>
          <table:table-cell table:formula="of:=[.AP58]+[.C58]*2" office:value-type="float" office:value="272" calcext:value-type="float">
            <text:p>272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59]*2" office:value-type="float" office:value="0" calcext:value-type="float">
            <text:p>0,000</text:p>
          </table:table-cell>
          <table:table-cell table:formula="of:=([.E59]+[.G59])*(-1)" office:value-type="float" office:value="-3.35" calcext:value-type="float">
            <text:p>-3,350</text:p>
          </table:table-cell>
          <table:table-cell table:formula="of:=[.F59]/2/45" office:value-type="float" office:value="0" calcext:value-type="float">
            <text:p>0,000</text:p>
          </table:table-cell>
          <table:table-cell table:formula="of:=[.M59]*[.N51]" office:value-type="float" office:value="0" calcext:value-type="float">
            <text:p>0,000</text:p>
          </table:table-cell>
          <table:table-cell table:formula="of:=[.H59]/45" office:value-type="float" office:value="3.35" calcext:value-type="float">
            <text:p>3,350</text:p>
          </table:table-cell>
          <table:table-cell table:formula="of:=[.N59]*[.N51]+[.O59]*[.O51]+[.P59]*[.P51]+[.Q59]*[.Q51]+[.R59]*[.R51]+[.S59]*[.S51]+[.T59]*[.T51]" office:value-type="float" office:value="150.75" calcext:value-type="float">
            <text:p>150,750</text:p>
          </table:table-cell>
          <table:table-cell table:formula="of:=[.L59]/45" office:value-type="float" office:value="3.35" calcext:value-type="float">
            <text:p>3,350</text:p>
          </table:table-cell>
          <table:table-cell table:style-name="ce42" table:formula="of:=[.L59]/63*(-1)" office:value-type="float" office:value="-2.39285714285714" calcext:value-type="float">
            <text:p>-2,393</text:p>
          </table:table-cell>
          <table:table-cell table:style-name="ce42" table:formula="of:=[.J59]*18" office:value-type="float" office:value="-43.0714285714286" calcext:value-type="float">
            <text:p>-43,071</text:p>
          </table:table-cell>
          <table:table-cell table:formula="of:=[.M59]*[.N51]+[.N59]*[.N51]+[.O59]*[.O51]+[.P59]*[.P51]+[.Q59]*[.Q51]+[.R59]*[.R51]+[.S59]*[.S51]+[.T59]*[.T51]" office:value-type="float" office:value="150.75" calcext:value-type="float">
            <text:p>150,75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 table:number-columns-repeated="2"/>
          <table:table-cell table:formula="of:=([.U51]*[.U59])+([.V51]*[.V59])+([.W51]*[.W59])+([.X51]*[.X59])+([.Y51]*[.Y59])" office:value-type="float" office:value="150.75" calcext:value-type="float">
            <text:p>150,750</text:p>
          </table:table-cell>
          <table:table-cell table:formula="of:=[.Z59]/45*(-1)" office:value-type="float" office:value="-3.35" calcext:value-type="float">
            <text:p>-3,350</text:p>
          </table:table-cell>
          <table:table-cell table:formula="of:=[.L59]-[.Z59]" office:value-type="float" office:value="0" calcext:value-type="float">
            <text:p>0,000</text:p>
          </table:table-cell>
          <table:table-cell table:formula="of:=[.AB59]-[.AN59]" office:value-type="float" office:value="0" calcext:value-type="float">
            <text:p>0,000</text:p>
          </table:table-cell>
          <table:table-cell table:formula="of:=[.AC59]/45*0.8*(-1)" office:value-type="float" office:value="-0" calcext:value-type="float">
            <text:p>0,000</text:p>
          </table:table-cell>
          <table:table-cell table:formula="of:=[.AB59]/45*(-1)*0.8" office:value-type="float" office:value="-0" calcext:value-type="float">
            <text:p>0,000</text:p>
          </table:table-cell>
          <table:table-cell table:number-columns-repeated="8"/>
          <table:table-cell table:formula="of:=([.AH59]+[.AI59]+[.AJ59]+[.AK59]+[.AL59]+[.AM59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60]*2" office:value-type="float" office:value="0" calcext:value-type="float">
            <text:p>0,000</text:p>
          </table:table-cell>
          <table:table-cell table:formula="of:=([.E60]+[.G60])*(-1)" office:value-type="float" office:value="-0.133333333333333" calcext:value-type="float">
            <text:p>-0,133</text:p>
          </table:table-cell>
          <table:table-cell table:formula="of:=[.F60]/2/45" office:value-type="float" office:value="0" calcext:value-type="float">
            <text:p>0,000</text:p>
          </table:table-cell>
          <table:table-cell table:formula="of:=[.M60]*[.N51]" office:value-type="float" office:value="0" calcext:value-type="float">
            <text:p>0,000</text:p>
          </table:table-cell>
          <table:table-cell table:formula="of:=[.H60]/45" office:value-type="float" office:value="0.133333333333333" calcext:value-type="float">
            <text:p>0,133</text:p>
          </table:table-cell>
          <table:table-cell table:formula="of:=[.N60]*[.N51]+[.O60]*[.O51]+[.P60]*[.P51]+[.Q60]*[.Q51]+[.R60]*[.R51]+[.S60]*[.S51]+[.T60]*[.T51]" office:value-type="float" office:value="6" calcext:value-type="float">
            <text:p>6,000</text:p>
          </table:table-cell>
          <table:table-cell table:formula="of:=[.L60]/45" office:value-type="float" office:value="0.133333333333333" calcext:value-type="float">
            <text:p>0,133</text:p>
          </table:table-cell>
          <table:table-cell table:style-name="ce42" table:formula="of:=[.L60]/63*(-1)" office:value-type="float" office:value="-0.0952380952380952" calcext:value-type="float">
            <text:p>-0,095</text:p>
          </table:table-cell>
          <table:table-cell table:style-name="ce42" table:formula="of:=[.J60]*18" office:value-type="float" office:value="-1.71428571428571" calcext:value-type="float">
            <text:p>-1,714</text:p>
          </table:table-cell>
          <table:table-cell table:formula="of:=[.M60]*[.N51]+[.N60]*[.N51]+[.O60]*[.O51]+[.P60]*[.P51]+[.Q60]*[.Q51]+[.R60]*[.R51]+[.S60]*[.S51]+[.T60]*[.T51]"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75" calcext:value-type="float">
            <text:p>0,750</text:p>
          </table:table-cell>
          <table:table-cell office:value-type="float" office:value="0.15" calcext:value-type="float">
            <text:p>0,150</text:p>
          </table:table-cell>
          <table:table-cell/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 office:value-type="float" office:value="0.2" calcext:value-type="float">
            <text:p>0,200</text:p>
          </table:table-cell>
          <table:table-cell table:formula="of:=([.U51]*[.U60])+([.V51]*[.V60])+([.W51]*[.W60])+([.X51]*[.X60])+([.Y51]*[.Y60])" office:value-type="float" office:value="4.75" calcext:value-type="float">
            <text:p>4,750</text:p>
          </table:table-cell>
          <table:table-cell table:formula="of:=[.Z60]/45*(-1)" office:value-type="float" office:value="-0.105555555555556" calcext:value-type="float">
            <text:p>-0,106</text:p>
          </table:table-cell>
          <table:table-cell table:formula="of:=[.L60]-[.Z60]" office:value-type="float" office:value="1.25" calcext:value-type="float">
            <text:p>1,250</text:p>
          </table:table-cell>
          <table:table-cell table:formula="of:=[.AB60]-[.AN60]" office:value-type="float" office:value="1.25" calcext:value-type="float">
            <text:p>1,250</text:p>
          </table:table-cell>
          <table:table-cell table:formula="of:=[.AC60]/45*0.8*(-1)" office:value-type="float" office:value="-0.0222222222222222" calcext:value-type="float">
            <text:p>-0,022</text:p>
          </table:table-cell>
          <table:table-cell table:formula="of:=[.AB60]/45*(-1)*0.8" office:value-type="float" office:value="-0.0222222222222222" calcext:value-type="float">
            <text:p>-0,022</text:p>
          </table:table-cell>
          <table:table-cell table:number-columns-repeated="8"/>
          <table:table-cell table:formula="of:=([.AH60]+[.AI60]+[.AJ60]+[.AK60]+[.AL60]+[.AM60])*4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anti_air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 table:number-columns-repeated="3"/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64]*2" office:value-type="float" office:value="5.4" calcext:value-type="float">
            <text:p>5,400</text:p>
          </table:table-cell>
          <table:table-cell table:formula="of:=([.E64]+[.G64])*(-1)" office:value-type="float" office:value="-1.29666666666667" calcext:value-type="float">
            <text:p>-1,297</text:p>
          </table:table-cell>
          <table:table-cell table:formula="of:=[.F64]/2/45" office:value-type="float" office:value="0.27" calcext:value-type="float">
            <text:p>0,270</text:p>
          </table:table-cell>
          <table:table-cell table:formula="of:=[.M64]*[.N63]" office:value-type="float" office:value="24.3" calcext:value-type="float">
            <text:p>24,300</text:p>
          </table:table-cell>
          <table:table-cell table:formula="of:=[.H64]/45" office:value-type="float" office:value="1.02666666666667" calcext:value-type="float">
            <text:p>1,027</text:p>
          </table:table-cell>
          <table:table-cell table:formula="of:=[.N64]*[.N63]+[.O64]*[.O63]+[.P64]*[.P63]+[.Q64]*[.Q63]+[.R64]*[.R63]+[.S64]*[.S63]+[.T64]*[.T63]" office:value-type="float" office:value="46.2" calcext:value-type="float">
            <text:p>46,200</text:p>
          </table:table-cell>
          <table:table-cell table:formula="of:=[.L64]/45" office:value-type="float" office:value="1.56666666666667" calcext:value-type="float">
            <text:p>1,567</text:p>
          </table:table-cell>
          <table:table-cell table:style-name="ce42" table:formula="of:=[.L64]/63*(-1)" office:value-type="float" office:value="-1.11904761904762" calcext:value-type="float">
            <text:p>-1,119</text:p>
          </table:table-cell>
          <table:table-cell table:style-name="ce42" table:formula="of:=[.J64]*18" office:value-type="float" office:value="-20.1428571428571" calcext:value-type="float">
            <text:p>-20,143</text:p>
          </table:table-cell>
          <table:table-cell table:formula="of:=[.M64]*[.N63]+[.N64]*[.N63]+[.O64]*[.O63]+[.P64]*[.P63]+[.Q64]*[.Q63]+[.R64]*[.R63]+[.S64]*[.S63]+[.T64]*[.T63]" office:value-type="float" office:value="70.5" calcext:value-type="float">
            <text:p>70,500</text:p>
          </table:table-cell>
          <table:table-cell office:value-type="float" office:value="2.7" calcext:value-type="float">
            <text:p>2,700</text:p>
          </table:table-cell>
          <table:table-cell table:style-name="ce34"/>
          <table:table-cell/>
          <table:table-cell office:value-type="float" office:value="6.6" calcext:value-type="float">
            <text:p>6,600</text:p>
          </table:table-cell>
          <table:table-cell table:number-columns-repeated="7"/>
          <table:table-cell office:value-type="float" office:value="3.6" calcext:value-type="float">
            <text:p>3,600</text:p>
          </table:table-cell>
          <table:table-cell/>
          <table:table-cell table:formula="of:=([.U63]*[.U64])+([.V63]*[.V64])+([.W63]*[.W64])+([.X63]*[.X64])+([.Y63]*[.Y64])" office:value-type="float" office:value="25.2" calcext:value-type="float">
            <text:p>25,200</text:p>
          </table:table-cell>
          <table:table-cell table:formula="of:=[.Z64]/45*(-1)" office:value-type="float" office:value="-0.56" calcext:value-type="float">
            <text:p>-0,560</text:p>
          </table:table-cell>
          <table:table-cell table:formula="of:=[.L64]-[.Z64]" office:value-type="float" office:value="45.3" calcext:value-type="float">
            <text:p>45,300</text:p>
          </table:table-cell>
          <table:table-cell table:number-columns-repeated="2"/>
          <table:table-cell table:formula="of:=[.AB64]/45*(-1)*0.8" office:value-type="float" office:value="-0.805333333333333" calcext:value-type="float">
            <text:p>-0,8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65]*2" office:value-type="float" office:value="25.2" calcext:value-type="float">
            <text:p>25,200</text:p>
          </table:table-cell>
          <table:table-cell table:formula="of:=([.E65]+[.G65])*(-1)" office:value-type="float" office:value="-5.46" calcext:value-type="float">
            <text:p>-5,460</text:p>
          </table:table-cell>
          <table:table-cell table:formula="of:=[.F65]/2/45" office:value-type="float" office:value="1.26" calcext:value-type="float">
            <text:p>1,260</text:p>
          </table:table-cell>
          <table:table-cell table:formula="of:=[.M65]*[.N63]" office:value-type="float" office:value="113.4" calcext:value-type="float">
            <text:p>113,400</text:p>
          </table:table-cell>
          <table:table-cell table:formula="of:=[.H65]/45" office:value-type="float" office:value="4.2" calcext:value-type="float">
            <text:p>4,200</text:p>
          </table:table-cell>
          <table:table-cell table:formula="of:=[.N65]*[.N63]+[.O65]*[.O63]+[.P65]*[.P63]+[.Q65]*[.Q63]+[.R65]*[.R63]+[.S65]*[.S63]+[.T65]*[.T63]" office:value-type="float" office:value="189" calcext:value-type="float">
            <text:p>189,000</text:p>
          </table:table-cell>
          <table:table-cell table:formula="of:=[.L65]/45" office:value-type="float" office:value="6.72" calcext:value-type="float">
            <text:p>6,720</text:p>
          </table:table-cell>
          <table:table-cell table:style-name="ce42" table:formula="of:=[.L65]/63*(-1)" office:value-type="float" office:value="-4.8" calcext:value-type="float">
            <text:p>-4,800</text:p>
          </table:table-cell>
          <table:table-cell table:style-name="ce42" table:formula="of:=[.J65]*18" office:value-type="float" office:value="-86.4" calcext:value-type="float">
            <text:p>-86,400</text:p>
          </table:table-cell>
          <table:table-cell table:formula="of:=[.M65]*[.N63]+[.N65]*[.N63]+[.O65]*[.O63]+[.P65]*[.P63]+[.Q65]*[.Q63]+[.R65]*[.R63]+[.S65]*[.S63]+[.T65]*[.T63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 office:value-type="float" office:value="5.6" calcext:value-type="float">
            <text:p>5,600</text:p>
          </table:table-cell>
          <table:table-cell table:number-columns-repeated="10"/>
          <table:table-cell table:formula="of:=([.U63]*[.U65])+([.V63]*[.V65])+([.W63]*[.W65])+([.X63]*[.X65])+([.Y63]*[.Y65])" office:value-type="float" office:value="0" calcext:value-type="float">
            <text:p>0,000</text:p>
          </table:table-cell>
          <table:table-cell table:formula="of:=[.Z65]/45*(-1)" office:value-type="float" office:value="-0" calcext:value-type="float">
            <text:p>0,000</text:p>
          </table:table-cell>
          <table:table-cell table:formula="of:=[.L65]-[.Z65]" office:value-type="float" office:value="302.4" calcext:value-type="float">
            <text:p>302,400</text:p>
          </table:table-cell>
          <table:table-cell table:number-columns-repeated="2"/>
          <table:table-cell table:formula="of:=[.AB65]/45*(-1)*0.8" office:value-type="float" office:value="-5.376" calcext:value-type="float">
            <text:p>-5,376</text:p>
          </table:table-cell>
          <table:table-cell table:formula="of:=[.AB65]/45*(-1)" office:value-type="float" office:value="-6.72" calcext:value-type="float">
            <text:p>-6,72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66]*2" office:value-type="float" office:value="0" calcext:value-type="float">
            <text:p>0,000</text:p>
          </table:table-cell>
          <table:table-cell table:formula="of:=([.E66]+[.G66])*(-1)" office:value-type="float" office:value="-0.155555555555556" calcext:value-type="float">
            <text:p>-0,156</text:p>
          </table:table-cell>
          <table:table-cell table:formula="of:=[.F66]/2/45" office:value-type="float" office:value="0" calcext:value-type="float">
            <text:p>0,000</text:p>
          </table:table-cell>
          <table:table-cell table:formula="of:=[.M66]*[.N63]" office:value-type="float" office:value="0" calcext:value-type="float">
            <text:p>0,000</text:p>
          </table:table-cell>
          <table:table-cell table:formula="of:=[.H66]/45" office:value-type="float" office:value="0.155555555555556" calcext:value-type="float">
            <text:p>0,156</text:p>
          </table:table-cell>
          <table:table-cell table:formula="of:=[.N66]*[.N63]+[.O66]*[.O63]+[.P66]*[.P63]+[.Q66]*[.Q63]+[.R66]*[.R63]+[.S66]*[.S63]+[.T66]*[.T63]" office:value-type="float" office:value="7" calcext:value-type="float">
            <text:p>7,000</text:p>
          </table:table-cell>
          <table:table-cell table:formula="of:=[.L66]/45" office:value-type="float" office:value="0.155555555555556" calcext:value-type="float">
            <text:p>0,156</text:p>
          </table:table-cell>
          <table:table-cell table:style-name="ce42" table:formula="of:=[.L66]/63*(-1)" office:value-type="float" office:value="-0.111111111111111" calcext:value-type="float">
            <text:p>-0,111</text:p>
          </table:table-cell>
          <table:table-cell table:style-name="ce42" table:formula="of:=[.J66]*18" office:value-type="float" office:value="-2" calcext:value-type="float">
            <text:p>-2,000</text:p>
          </table:table-cell>
          <table:table-cell table:formula="of:=[.M66]*[.N63]+[.N66]*[.N63]+[.O66]*[.O63]+[.P66]*[.P63]+[.Q66]*[.Q63]+[.R66]*[.R63]+[.S66]*[.S63]+[.T66]*[.T63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 table:number-columns-repeated="7"/>
          <table:table-cell office:value-type="float" office:value="0.5" calcext:value-type="float">
            <text:p>0,500</text:p>
          </table:table-cell>
          <table:table-cell/>
          <table:table-cell table:formula="of:=([.U63]*[.U66])+([.V63]*[.V66])+([.W63]*[.W66])+([.X63]*[.X66])+([.Y63]*[.Y66])" office:value-type="float" office:value="3.5" calcext:value-type="float">
            <text:p>3,500</text:p>
          </table:table-cell>
          <table:table-cell table:formula="of:=[.Z66]/45*(-1)" office:value-type="float" office:value="-0.0777777777777778" calcext:value-type="float">
            <text:p>-0,078</text:p>
          </table:table-cell>
          <table:table-cell table:formula="of:=[.L66]-[.Z66]" office:value-type="float" office:value="3.5" calcext:value-type="float">
            <text:p>3,500</text:p>
          </table:table-cell>
          <table:table-cell table:number-columns-repeated="2"/>
          <table:table-cell table:formula="of:=[.AB66]/45*(-1)*0.8" office:value-type="float" office:value="-0.0622222222222222" calcext:value-type="float">
            <text:p>-0,06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67]*2" office:value-type="float" office:value="8.1" calcext:value-type="float">
            <text:p>8,100</text:p>
          </table:table-cell>
          <table:table-cell table:formula="of:=([.E67]+[.G67])*(-1)" office:value-type="float" office:value="-0.855" calcext:value-type="float">
            <text:p>-0,855</text:p>
          </table:table-cell>
          <table:table-cell table:formula="of:=[.F67]/2/45" office:value-type="float" office:value="0.405" calcext:value-type="float">
            <text:p>0,405</text:p>
          </table:table-cell>
          <table:table-cell table:formula="of:=[.M67]*[.N63]" office:value-type="float" office:value="36.45" calcext:value-type="float">
            <text:p>36,450</text:p>
          </table:table-cell>
          <table:table-cell table:formula="of:=[.H67]/45" office:value-type="float" office:value="0.45" calcext:value-type="float">
            <text:p>0,450</text:p>
          </table:table-cell>
          <table:table-cell table:formula="of:=[.N67]*[.N63]+[.O67]*[.O63]+[.P67]*[.P63]+[.Q67]*[.Q63]+[.R67]*[.R63]+[.S67]*[.S63]+[.T67]*[.T63]" office:value-type="float" office:value="20.25" calcext:value-type="float">
            <text:p>20,250</text:p>
          </table:table-cell>
          <table:table-cell table:formula="of:=[.L67]/45" office:value-type="float" office:value="1.26" calcext:value-type="float">
            <text:p>1,260</text:p>
          </table:table-cell>
          <table:table-cell table:style-name="ce42" table:formula="of:=[.L67]/63*(-1)" office:value-type="float" office:value="-0.9" calcext:value-type="float">
            <text:p>-0,900</text:p>
          </table:table-cell>
          <table:table-cell table:style-name="ce42" table:formula="of:=[.J67]*18" office:value-type="float" office:value="-16.2" calcext:value-type="float">
            <text:p>-16,200</text:p>
          </table:table-cell>
          <table:table-cell table:formula="of:=[.M67]*[.N63]+[.N67]*[.N63]+[.O67]*[.O63]+[.P67]*[.P63]+[.Q67]*[.Q63]+[.R67]*[.R63]+[.S67]*[.S63]+[.T67]*[.T63]" office:value-type="float" office:value="56.7" calcext:value-type="float">
            <text:p>56,700</text:p>
          </table:table-cell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table:number-columns-repeated="11"/>
          <table:table-cell table:formula="of:=([.U63]*[.U67])+([.V63]*[.V67])+([.W63]*[.W67])+([.X63]*[.X67])+([.Y63]*[.Y67])" office:value-type="float" office:value="0" calcext:value-type="float">
            <text:p>0,000</text:p>
          </table:table-cell>
          <table:table-cell table:formula="of:=[.Z67]/45*(-1)" office:value-type="float" office:value="-0" calcext:value-type="float">
            <text:p>0,000</text:p>
          </table:table-cell>
          <table:table-cell table:formula="of:=[.L67]-[.Z67]" office:value-type="float" office:value="56.7" calcext:value-type="float">
            <text:p>56,700</text:p>
          </table:table-cell>
          <table:table-cell table:number-columns-repeated="2"/>
          <table:table-cell table:formula="of:=[.AB67]/45*(-1)*0.8" office:value-type="float" office:value="-1.008" calcext:value-type="float">
            <text:p>-1,008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68]*2" office:value-type="float" office:value="0.432" calcext:value-type="float">
            <text:p>0,432</text:p>
          </table:table-cell>
          <table:table-cell table:style-name="ce32" table:formula="of:=([.E68]+[.G68])*(-1)" office:value-type="float" office:value="-0.0869333333333333" calcext:value-type="float">
            <text:p>-0,087</text:p>
          </table:table-cell>
          <table:table-cell table:style-name="ce32" table:formula="of:=[.F68]/45" office:value-type="float" office:value="0.0432" calcext:value-type="float">
            <text:p>0,043</text:p>
          </table:table-cell>
          <table:table-cell table:style-name="ce32" table:formula="of:=[.M68]*[.N63]" office:value-type="float" office:value="1.944" calcext:value-type="float">
            <text:p>1,944</text:p>
          </table:table-cell>
          <table:table-cell table:style-name="ce32" table:formula="of:=[.H68]/45" office:value-type="float" office:value="0.0437333333333333" calcext:value-type="float">
            <text:p>0,044</text:p>
          </table:table-cell>
          <table:table-cell table:style-name="ce32" table:formula="of:=[.N68]*[.N63]+[.O68]*[.O63]+[.P68]*[.P63]+[.Q68]*[.Q63]+[.R68]*[.R63]+[.S68]*[.S63]+[.T68]*[.T63]" office:value-type="float" office:value="1.968" calcext:value-type="float">
            <text:p>1,968</text:p>
          </table:table-cell>
          <table:table-cell table:style-name="ce32" table:formula="of:=[.L68]/45" office:value-type="float" office:value="0.0869333333333333" calcext:value-type="float">
            <text:p>0,087</text:p>
          </table:table-cell>
          <table:table-cell table:style-name="ce42" table:formula="of:=[.L68]/63*(-1)" office:value-type="float" office:value="-0.0620952380952381" calcext:value-type="float">
            <text:p>-0,062</text:p>
          </table:table-cell>
          <table:table-cell table:style-name="ce42" table:formula="of:=[.J68]*18" office:value-type="float" office:value="-1.11771428571429" calcext:value-type="float">
            <text:p>-1,118</text:p>
          </table:table-cell>
          <table:table-cell table:formula="of:=[.M68]*[.N63]+[.N68]*[.N63]+[.O68]*[.O63]+[.P68]*[.P63]+[.Q68]*[.Q63]+[.R68]*[.R63]+[.S68]*[.S63]+[.T68]*[.T63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7"/>
          <table:table-cell office:value-type="float" office:value="0.096" calcext:value-type="float">
            <text:p>0,096</text:p>
          </table:table-cell>
          <table:table-cell/>
          <table:table-cell table:formula="of:=([.U63]*[.U68])+([.V63]*[.V68])+([.W63]*[.W68])+([.X63]*[.X68])+([.Y63]*[.Y68])" office:value-type="float" office:value="0.672" calcext:value-type="float">
            <text:p>0,672</text:p>
          </table:table-cell>
          <table:table-cell table:formula="of:=[.Z68]/45*(-1)" office:value-type="float" office:value="-0.0149333333333333" calcext:value-type="float">
            <text:p>-0,015</text:p>
          </table:table-cell>
          <table:table-cell table:formula="of:=[.L68]-[.Z68]" office:value-type="float" office:value="3.24" calcext:value-type="float">
            <text:p>3,240</text:p>
          </table:table-cell>
          <table:table-cell table:number-columns-repeated="2"/>
          <table:table-cell table:formula="of:=[.AB68]/45*(-1)*0.8" office:value-type="float" office:value="-0.0576" calcext:value-type="float">
            <text:p>-0,058</text:p>
          </table:table-cell>
          <table:table-cell table:formula="of:=[.AB68]/45*(-1)" office:value-type="float" office:value="-0.072" calcext:value-type="float">
            <text:p>-0,07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69]*2" office:value-type="float" office:value="0.045" calcext:value-type="float">
            <text:p>0,045</text:p>
          </table:table-cell>
          <table:table-cell table:formula="of:=([.E69]+[.G69])*(-1)" office:value-type="float" office:value="-0.01065" calcext:value-type="float">
            <text:p>-0,011</text:p>
          </table:table-cell>
          <table:table-cell table:formula="of:=[.F69]/2/45" office:value-type="float" office:value="0.00225" calcext:value-type="float">
            <text:p>0,002</text:p>
          </table:table-cell>
          <table:table-cell table:formula="of:=[.M69]*[.N63]" office:value-type="float" office:value="0.2025" calcext:value-type="float">
            <text:p>0,203</text:p>
          </table:table-cell>
          <table:table-cell table:formula="of:=[.H69]/45" office:value-type="float" office:value="0.0084" calcext:value-type="float">
            <text:p>0,008</text:p>
          </table:table-cell>
          <table:table-cell table:formula="of:=[.N69]*[.N63]+[.O69]*[.O63]+[.P69]*[.P63]+[.Q69]*[.Q63]+[.R69]*[.R63]+[.S69]*[.S63]+[.T69]*[.T63]" office:value-type="float" office:value="0.378" calcext:value-type="float">
            <text:p>0,378</text:p>
          </table:table-cell>
          <table:table-cell table:formula="of:=[.L69]/45" office:value-type="float" office:value="0.0129" calcext:value-type="float">
            <text:p>0,013</text:p>
          </table:table-cell>
          <table:table-cell table:style-name="ce42" table:formula="of:=[.L69]/63*(-1)" office:value-type="float" office:value="-0.00921428571428572" calcext:value-type="float">
            <text:p>-0,009</text:p>
          </table:table-cell>
          <table:table-cell table:style-name="ce42" table:formula="of:=[.J69]*18" office:value-type="float" office:value="-0.165857142857143" calcext:value-type="float">
            <text:p>-0,166</text:p>
          </table:table-cell>
          <table:table-cell table:formula="of:=[.M69]*[.N63]+[.N69]*[.N63]+[.O69]*[.O63]+[.P69]*[.P63]+[.Q69]*[.Q63]+[.R69]*[.R63]+[.S69]*[.S63]+[.T69]*[.T63]" office:value-type="float" office:value="0.5805" calcext:value-type="float">
            <text:p>0,581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7"/>
          <table:table-cell office:value-type="float" office:value="0.03" calcext:value-type="float">
            <text:p>0,030</text:p>
          </table:table-cell>
          <table:table-cell/>
          <table:table-cell table:formula="of:=([.U63]*[.U69])+([.V63]*[.V69])+([.W63]*[.W69])+([.X63]*[.X69])+([.Y63]*[.Y69])" office:value-type="float" office:value="0.21" calcext:value-type="float">
            <text:p>0,210</text:p>
          </table:table-cell>
          <table:table-cell table:formula="of:=[.Z69]/45*(-1)" office:value-type="float" office:value="-0.00466666666666667" calcext:value-type="float">
            <text:p>-0,005</text:p>
          </table:table-cell>
          <table:table-cell table:formula="of:=[.L69]-[.Z69]" office:value-type="float" office:value="0.3705" calcext:value-type="float">
            <text:p>0,371</text:p>
          </table:table-cell>
          <table:table-cell table:number-columns-repeated="2"/>
          <table:table-cell table:formula="of:=[.AB69]/45*(-1)*0.8" office:value-type="float" office:value="-0.00658666666666667" calcext:value-type="float">
            <text:p>-0,0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70]*2" office:value-type="float" office:value="36" calcext:value-type="float">
            <text:p>36,000</text:p>
          </table:table-cell>
          <table:table-cell table:formula="of:=([.E70]+[.G70])*(-1)" office:value-type="float" office:value="-3.4" calcext:value-type="float">
            <text:p>-3,400</text:p>
          </table:table-cell>
          <table:table-cell table:formula="of:=[.F70]/2/45" office:value-type="float" office:value="1.8" calcext:value-type="float">
            <text:p>1,800</text:p>
          </table:table-cell>
          <table:table-cell table:formula="of:=[.M70]*[.N63]" office:value-type="float" office:value="162" calcext:value-type="float">
            <text:p>162,000</text:p>
          </table:table-cell>
          <table:table-cell table:formula="of:=[.H70]/45" office:value-type="float" office:value="1.6" calcext:value-type="float">
            <text:p>1,600</text:p>
          </table:table-cell>
          <table:table-cell table:formula="of:=[.N70]*[.N63]+[.O70]*[.O63]+[.P70]*[.P63]+[.Q70]*[.Q63]+[.R70]*[.R63]+[.S70]*[.S63]+[.T70]*[.T63]" office:value-type="float" office:value="72" calcext:value-type="float">
            <text:p>72,000</text:p>
          </table:table-cell>
          <table:table-cell table:formula="of:=[.L70]/45" office:value-type="float" office:value="5.2" calcext:value-type="float">
            <text:p>5,200</text:p>
          </table:table-cell>
          <table:table-cell table:style-name="ce42" table:formula="of:=[.L70]/63*(-1)" office:value-type="float" office:value="-3.71428571428571" calcext:value-type="float">
            <text:p>-3,714</text:p>
          </table:table-cell>
          <table:table-cell table:style-name="ce42" table:formula="of:=[.J70]*18" office:value-type="float" office:value="-66.8571428571429" calcext:value-type="float">
            <text:p>-66,857</text:p>
          </table:table-cell>
          <table:table-cell table:formula="of:=[.M70]*[.N63]+[.N70]*[.N63]+[.O70]*[.O63]+[.P70]*[.P63]+[.Q70]*[.Q63]+[.R70]*[.R63]+[.S70]*[.S63]+[.T70]*[.T63]" office:value-type="float" office:value="234" calcext:value-type="float">
            <text:p>234,000</text:p>
          </table:table-cell>
          <table:table-cell office:value-type="float" office:value="18" calcext:value-type="float">
            <text:p>18,000</text:p>
          </table:table-cell>
          <table:table-cell office:value-type="float" office:value="8" calcext:value-type="float">
            <text:p>8,000</text:p>
          </table:table-cell>
          <table:table-cell table:number-columns-repeated="11"/>
          <table:table-cell table:formula="of:=([.U63]*[.U70])+([.V63]*[.V70])+([.W63]*[.W70])+([.X63]*[.X70])+([.Y63]*[.Y70])" office:value-type="float" office:value="0" calcext:value-type="float">
            <text:p>0,000</text:p>
          </table:table-cell>
          <table:table-cell table:formula="of:=[.Z70]/45*(-1)" office:value-type="float" office:value="-0" calcext:value-type="float">
            <text:p>0,000</text:p>
          </table:table-cell>
          <table:table-cell table:formula="of:=[.L70]-[.Z70]" office:value-type="float" office:value="234" calcext:value-type="float">
            <text:p>234,000</text:p>
          </table:table-cell>
          <table:table-cell table:number-columns-repeated="2"/>
          <table:table-cell table:formula="of:=[.AB70]/45*(-1)*0.8" office:value-type="float" office:value="-4.16" calcext:value-type="float">
            <text:p>-4,160</text:p>
          </table:table-cell>
          <table:table-cell table:formula="of:=[.AB70]/45*(-1)" office:value-type="float" office:value="-5.2" calcext:value-type="float">
            <text:p>-5,200</text:p>
          </table:table-cell>
          <table:table-cell table:number-columns-repeated="9"/>
          <table:table-cell office:value-type="float" office:value="200" calcext:value-type="float">
            <text:p>200,000</text:p>
          </table:table-cell>
          <table:table-cell table:formula="of:=[.AP70]-[.C70]" office:value-type="float" office:value="164" calcext:value-type="float">
            <text:p>164,000</text:p>
          </table:table-cell>
          <table:table-cell table:formula="of:=[.AP70]-[.C70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P70]+[.C70]/2" office:value-type="float" office:value="218" calcext:value-type="float">
            <text:p>218,000</text:p>
          </table:table-cell>
          <table:table-cell table:formula="of:=[.AP70]+[.C70]" office:value-type="float" office:value="236" calcext:value-type="float">
            <text:p>236,000</text:p>
          </table:table-cell>
          <table:table-cell table:formula="of:=[.AP70]+[.C70]*1.5" office:value-type="float" office:value="254" calcext:value-type="float">
            <text:p>254,000</text:p>
          </table:table-cell>
          <table:table-cell table:formula="of:=[.AP70]+[.C70]*2" office:value-type="float" office:value="272" calcext:value-type="float">
            <text:p>272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71]*2" office:value-type="float" office:value="0" calcext:value-type="float">
            <text:p>0,000</text:p>
          </table:table-cell>
          <table:table-cell table:formula="of:=([.E71]+[.G71])*(-1)" office:value-type="float" office:value="-0" calcext:value-type="float">
            <text:p>0,000</text:p>
          </table:table-cell>
          <table:table-cell table:formula="of:=[.F71]/2/45" office:value-type="float" office:value="0" calcext:value-type="float">
            <text:p>0,000</text:p>
          </table:table-cell>
          <table:table-cell table:formula="of:=[.M71]*[.N63]" office:value-type="float" office:value="0" calcext:value-type="float">
            <text:p>0,000</text:p>
          </table:table-cell>
          <table:table-cell table:formula="of:=[.H71]/45" office:value-type="float" office:value="0" calcext:value-type="float">
            <text:p>0,000</text:p>
          </table:table-cell>
          <table:table-cell table:formula="of:=[.N71]*[.N63]+[.O71]*[.O63]+[.P71]*[.P63]+[.Q71]*[.Q63]+[.R71]*[.R63]+[.S71]*[.S63]+[.T71]*[.T63]" office:value-type="float" office:value="0" calcext:value-type="float">
            <text:p>0,000</text:p>
          </table:table-cell>
          <table:table-cell table:formula="of:=[.L71]/45" office:value-type="float" office:value="0" calcext:value-type="float">
            <text:p>0,000</text:p>
          </table:table-cell>
          <table:table-cell table:style-name="ce42" table:formula="of:=[.L71]/63*(-1)" office:value-type="float" office:value="-0" calcext:value-type="float">
            <text:p>0,000</text:p>
          </table:table-cell>
          <table:table-cell table:style-name="ce42" table:formula="of:=[.J71]*18" office:value-type="float" office:value="-0" calcext:value-type="float">
            <text:p>0,000</text:p>
          </table:table-cell>
          <table:table-cell table:formula="of:=[.M71]*[.N63]+[.N71]*[.N63]+[.O71]*[.O63]+[.P71]*[.P63]+[.Q71]*[.Q63]+[.R71]*[.R63]+[.S71]*[.S63]+[.T71]*[.T6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63]*[.U71])+([.V63]*[.V71])+([.W63]*[.W71])+([.X63]*[.X71])+([.Y63]*[.Y71])" office:value-type="float" office:value="0" calcext:value-type="float">
            <text:p>0,000</text:p>
          </table:table-cell>
          <table:table-cell table:formula="of:=[.Z71]/45*(-1)" office:value-type="float" office:value="-0" calcext:value-type="float">
            <text:p>0,000</text:p>
          </table:table-cell>
          <table:table-cell table:formula="of:=[.L71]-[.Z71]" office:value-type="float" office:value="0" calcext:value-type="float">
            <text:p>0,000</text:p>
          </table:table-cell>
          <table:table-cell table:number-columns-repeated="2"/>
          <table:table-cell table:formula="of:=[.AB71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72]*2" office:value-type="float" office:value="0" calcext:value-type="float">
            <text:p>0,000</text:p>
          </table:table-cell>
          <table:table-cell table:formula="of:=([.E72]+[.G72])*(-1)" office:value-type="float" office:value="-0.373333333333333" calcext:value-type="float">
            <text:p>-0,373</text:p>
          </table:table-cell>
          <table:table-cell table:formula="of:=[.F72]/2/45" office:value-type="float" office:value="0" calcext:value-type="float">
            <text:p>0,000</text:p>
          </table:table-cell>
          <table:table-cell table:formula="of:=[.M72]*[.N63]" office:value-type="float" office:value="0" calcext:value-type="float">
            <text:p>0,000</text:p>
          </table:table-cell>
          <table:table-cell table:formula="of:=[.H72]/45" office:value-type="float" office:value="0.373333333333333" calcext:value-type="float">
            <text:p>0,373</text:p>
          </table:table-cell>
          <table:table-cell table:formula="of:=[.N72]*[.N63]+[.O72]*[.O63]+[.P72]*[.P63]+[.Q72]*[.Q63]+[.R72]*[.R63]+[.S72]*[.S63]+[.T72]*[.T63]" office:value-type="float" office:value="16.8" calcext:value-type="float">
            <text:p>16,800</text:p>
          </table:table-cell>
          <table:table-cell table:formula="of:=[.L72]/45" office:value-type="float" office:value="0.373333333333333" calcext:value-type="float">
            <text:p>0,373</text:p>
          </table:table-cell>
          <table:table-cell table:style-name="ce42" table:formula="of:=[.L72]/63*(-1)" office:value-type="float" office:value="-0.266666666666667" calcext:value-type="float">
            <text:p>-0,267</text:p>
          </table:table-cell>
          <table:table-cell table:style-name="ce42" table:formula="of:=[.J72]*18" office:value-type="float" office:value="-4.8" calcext:value-type="float">
            <text:p>-4,800</text:p>
          </table:table-cell>
          <table:table-cell table:formula="of:=[.M72]*[.N63]+[.N72]*[.N63]+[.O72]*[.O63]+[.P72]*[.P63]+[.Q72]*[.Q63]+[.R72]*[.R63]+[.S72]*[.S63]+[.T72]*[.T63]" office:value-type="float" office:value="16.8" calcext:value-type="float">
            <text:p>16,8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2.1" calcext:value-type="float">
            <text:p>2,100</text:p>
          </table:table-cell>
          <table:table-cell office:value-type="float" office:value="0.56" calcext:value-type="float">
            <text:p>0,560</text:p>
          </table:table-cell>
          <table:table-cell table:number-columns-repeated="2"/>
          <table:table-cell office:value-type="float" office:value="1.4" calcext:value-type="float">
            <text:p>1,4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0.56" calcext:value-type="float">
            <text:p>0,560</text:p>
          </table:table-cell>
          <table:table-cell table:formula="of:=([.U63]*[.U72])+([.V63]*[.V72])+([.W63]*[.W72])+([.X63]*[.X72])+([.Y63]*[.Y72])" office:value-type="float" office:value="13.3" calcext:value-type="float">
            <text:p>13,300</text:p>
          </table:table-cell>
          <table:table-cell table:formula="of:=[.Z72]/45*(-1)" office:value-type="float" office:value="-0.295555555555556" calcext:value-type="float">
            <text:p>-0,296</text:p>
          </table:table-cell>
          <table:table-cell table:formula="of:=[.L72]-[.Z72]" office:value-type="float" office:value="3.5" calcext:value-type="float">
            <text:p>3,500</text:p>
          </table:table-cell>
          <table:table-cell table:number-columns-repeated="2"/>
          <table:table-cell table:formula="of:=[.AB72]/45*(-1)*0.8" office:value-type="float" office:value="-0.0622222222222222" calcext:value-type="float">
            <text:p>-0,06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eavy_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 table:number-columns-repeated="3"/>
          <table:table-cell table:number-columns-repeated="2"/>
          <table:table-cell table:style-name="Default"/>
          <table:table-cell table:style-name="ce48" table:number-columns-repeated="6"/>
          <table:table-cell table:style-name="ce50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76]*2" office:value-type="float" office:value="9.9" calcext:value-type="float">
            <text:p>9,900</text:p>
          </table:table-cell>
          <table:table-cell table:formula="of:=([.E76]+[.G76])*(-1)" office:value-type="float" office:value="-1.44" calcext:value-type="float">
            <text:p>-1,440</text:p>
          </table:table-cell>
          <table:table-cell table:formula="of:=[.F76]/2/45" office:value-type="float" office:value="0.44" calcext:value-type="float">
            <text:p>0,440</text:p>
          </table:table-cell>
          <table:table-cell table:formula="of:=[.M76]*[.N75]" office:value-type="float" office:value="39.6" calcext:value-type="float">
            <text:p>39,600</text:p>
          </table:table-cell>
          <table:table-cell table:formula="of:=[.H76]/45" office:value-type="float" office:value="1" calcext:value-type="float">
            <text:p>1,000</text:p>
          </table:table-cell>
          <table:table-cell table:formula="of:=[.N76]*[.N75]+[.O76]*[.O75]+[.P76]*[.P75]+[.Q76]*[.Q75]+[.R76]*[.R75]+[.S76]*[.S75]+[.T76]*[.T75]" office:value-type="float" office:value="45" calcext:value-type="float">
            <text:p>45,000</text:p>
          </table:table-cell>
          <table:table-cell table:formula="of:=[.L76]/45" office:value-type="float" office:value="1.88" calcext:value-type="float">
            <text:p>1,880</text:p>
          </table:table-cell>
          <table:table-cell table:style-name="ce42" table:formula="of:=[.L76]/63*(-1)" office:value-type="float" office:value="-1.34285714285714" calcext:value-type="float">
            <text:p>-1,343</text:p>
          </table:table-cell>
          <table:table-cell table:style-name="ce42" table:formula="of:=[.J76]*18" office:value-type="float" office:value="-24.1714285714286" calcext:value-type="float">
            <text:p>-24,171</text:p>
          </table:table-cell>
          <table:table-cell table:formula="of:=[.M76]*[.N75]+[.N76]*[.N75]+[.O76]*[.O75]+[.P76]*[.P75]+[.Q76]*[.Q75]+[.R76]*[.R75]+[.S76]*[.S75]+[.T76]*[.T75]" office:value-type="float" office:value="84.6" calcext:value-type="float">
            <text:p>84,60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 table:number-columns-repeated="2"/>
          <table:table-cell office:value-type="float" office:value="3.6" calcext:value-type="float">
            <text:p>3,600</text:p>
          </table:table-cell>
          <table:table-cell/>
          <table:table-cell office:value-type="float" office:value="3.3" calcext:value-type="float">
            <text:p>3,3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office:value-type="float" office:value="3.3" calcext:value-type="float">
            <text:p>3,300</text:p>
          </table:table-cell>
          <table:table-cell table:formula="of:=([.U75]*[.U76])+([.V75]*[.V76])+([.W75]*[.W76])+([.X75]*[.X76])+([.Y75]*[.Y76])" office:value-type="float" office:value="66" calcext:value-type="float">
            <text:p>66,000</text:p>
          </table:table-cell>
          <table:table-cell table:formula="of:=[.Z76]/45*(-1)" office:value-type="float" office:value="-1.46666666666667" calcext:value-type="float">
            <text:p>-1,467</text:p>
          </table:table-cell>
          <table:table-cell table:formula="of:=[.L76]-[.Z76]" office:value-type="float" office:value="18.6" calcext:value-type="float">
            <text:p>18,600</text:p>
          </table:table-cell>
          <table:table-cell table:formula="of:=[.AB76]-[.AN76]" office:value-type="float" office:value="3.75" calcext:value-type="float">
            <text:p>3,750</text:p>
          </table:table-cell>
          <table:table-cell table:formula="of:=[.AC76]/45*0.8*(-1)" office:value-type="float" office:value="-0.0666666666666667" calcext:value-type="float">
            <text:p>-0,067</text:p>
          </table:table-cell>
          <table:table-cell table:formula="of:=[.AB76]/45*(-1)*0.8" office:value-type="float" office:value="-0.330666666666667" calcext:value-type="float">
            <text:p>-0,331</text:p>
          </table:table-cell>
          <table:table-cell table:number-columns-repeated="2"/>
          <table:table-cell office:value-type="float" office:value="4.95" calcext:value-type="float">
            <text:p>4,950</text:p>
          </table:table-cell>
          <table:table-cell table:number-columns-repeated="5"/>
          <table:table-cell table:formula="of:=([.AH76]+[.AI76]+[.AJ76]+[.AK76]+[.AL76]+[.AM76])*3" office:value-type="float" office:value="14.85" calcext:value-type="float">
            <text:p>14,85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77]*2" office:value-type="float" office:value="18" calcext:value-type="float">
            <text:p>18,000</text:p>
          </table:table-cell>
          <table:table-cell table:formula="of:=([.E77]+[.G77])*(-1)" office:value-type="float" office:value="-3.8" calcext:value-type="float">
            <text:p>-3,800</text:p>
          </table:table-cell>
          <table:table-cell table:formula="of:=[.F77]/2/45" office:value-type="float" office:value="0.8" calcext:value-type="float">
            <text:p>0,800</text:p>
          </table:table-cell>
          <table:table-cell table:formula="of:=[.M77]*[.N75]" office:value-type="float" office:value="72" calcext:value-type="float">
            <text:p>72,000</text:p>
          </table:table-cell>
          <table:table-cell table:formula="of:=[.H77]/45" office:value-type="float" office:value="3" calcext:value-type="float">
            <text:p>3,000</text:p>
          </table:table-cell>
          <table:table-cell table:formula="of:=[.N77]*[.N75]+[.O77]*[.O75]+[.P77]*[.P75]+[.Q77]*[.Q75]+[.R77]*[.R75]+[.S77]*[.S75]+[.T77]*[.T75]" office:value-type="float" office:value="135" calcext:value-type="float">
            <text:p>135,000</text:p>
          </table:table-cell>
          <table:table-cell table:formula="of:=[.L77]/45" office:value-type="float" office:value="4.6" calcext:value-type="float">
            <text:p>4,600</text:p>
          </table:table-cell>
          <table:table-cell table:style-name="ce42" table:formula="of:=[.L77]/63*(-1)" office:value-type="float" office:value="-3.28571428571429" calcext:value-type="float">
            <text:p>-3,286</text:p>
          </table:table-cell>
          <table:table-cell table:style-name="ce42" table:formula="of:=[.J77]*18" office:value-type="float" office:value="-59.1428571428571" calcext:value-type="float">
            <text:p>-59,143</text:p>
          </table:table-cell>
          <table:table-cell table:formula="of:=[.M77]*[.N75]+[.N77]*[.N75]+[.O77]*[.O75]+[.P77]*[.P75]+[.Q77]*[.Q75]+[.R77]*[.R75]+[.S77]*[.S75]+[.T77]*[.T75]" office:value-type="float" office:value="207" calcext:value-type="float">
            <text:p>207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0</text:p>
          </table:table-cell>
          <table:table-cell table:number-columns-repeated="9"/>
          <table:table-cell table:formula="of:=([.U75]*[.U77])+([.V75]*[.V77])+([.W75]*[.W77])+([.X75]*[.X77])+([.Y75]*[.Y77])" office:value-type="float" office:value="0" calcext:value-type="float">
            <text:p>0,000</text:p>
          </table:table-cell>
          <table:table-cell table:formula="of:=[.Z77]/45*(-1)" office:value-type="float" office:value="-0" calcext:value-type="float">
            <text:p>0,000</text:p>
          </table:table-cell>
          <table:table-cell table:formula="of:=[.L77]-[.Z77]" office:value-type="float" office:value="207" calcext:value-type="float">
            <text:p>207,000</text:p>
          </table:table-cell>
          <table:table-cell table:formula="of:=[.AB77]-[.AN77]" office:value-type="float" office:value="135" calcext:value-type="float">
            <text:p>135,000</text:p>
          </table:table-cell>
          <table:table-cell table:formula="of:=[.AC77]/45*0.8*(-1)" office:value-type="float" office:value="-2.4" calcext:value-type="float">
            <text:p>-2,400</text:p>
          </table:table-cell>
          <table:table-cell table:formula="of:=[.AB77]/45*(-1)*0.8" office:value-type="float" office:value="-3.68" calcext:value-type="float">
            <text:p>-3,680</text:p>
          </table:table-cell>
          <table:table-cell table:formula="of:=[.AC77]/45*(-1)" office:value-type="float" office:value="-3" calcext:value-type="float">
            <text:p>-3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AH77]+[.AI77]+[.AJ77]+[.AK77]+[.AL77]+[.AM77])*3" office:value-type="float" office:value="72" calcext:value-type="float">
            <text:p>72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78]*2" office:value-type="float" office:value="0" calcext:value-type="float">
            <text:p>0,000</text:p>
          </table:table-cell>
          <table:table-cell table:formula="of:=([.E78]+[.G78])*(-1)" office:value-type="float" office:value="-0.262666666666667" calcext:value-type="float">
            <text:p>-0,263</text:p>
          </table:table-cell>
          <table:table-cell table:formula="of:=[.F78]/2/45" office:value-type="float" office:value="0" calcext:value-type="float">
            <text:p>0,000</text:p>
          </table:table-cell>
          <table:table-cell table:formula="of:=[.M78]*[.N75]" office:value-type="float" office:value="0" calcext:value-type="float">
            <text:p>0,000</text:p>
          </table:table-cell>
          <table:table-cell table:formula="of:=[.H78]/45" office:value-type="float" office:value="0.262666666666667" calcext:value-type="float">
            <text:p>0,263</text:p>
          </table:table-cell>
          <table:table-cell table:formula="of:=[.N78]*[.N75]+[.O78]*[.O75]+[.P78]*[.P75]+[.Q78]*[.Q75]+[.R78]*[.R75]+[.S78]*[.S75]+[.T78]*[.T75]" office:value-type="float" office:value="11.82" calcext:value-type="float">
            <text:p>11,820</text:p>
          </table:table-cell>
          <table:table-cell table:formula="of:=[.L78]/45" office:value-type="float" office:value="0.262666666666667" calcext:value-type="float">
            <text:p>0,263</text:p>
          </table:table-cell>
          <table:table-cell table:style-name="ce42" table:formula="of:=[.L78]/63*(-1)" office:value-type="float" office:value="-0.187619047619048" calcext:value-type="float">
            <text:p>-0,188</text:p>
          </table:table-cell>
          <table:table-cell table:style-name="ce42" table:formula="of:=[.J78]*18" office:value-type="float" office:value="-3.37714285714286" calcext:value-type="float">
            <text:p>-3,377</text:p>
          </table:table-cell>
          <table:table-cell table:formula="of:=[.M78]*[.N75]+[.N78]*[.N75]+[.O78]*[.O75]+[.P78]*[.P75]+[.Q78]*[.Q75]+[.R78]*[.R75]+[.S78]*[.S75]+[.T78]*[.T75]" office:value-type="float" office:value="11.82" calcext:value-type="float">
            <text:p>11,82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0.72" calcext:value-type="float">
            <text:p>0,72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72" calcext:value-type="float">
            <text:p>0,720</text:p>
          </table:table-cell>
          <table:table-cell table:formula="of:=([.U75]*[.U78])+([.V75]*[.V78])+([.W75]*[.W78])+([.X75]*[.X78])+([.Y75]*[.Y78])" office:value-type="float" office:value="15.32" calcext:value-type="float">
            <text:p>15,320</text:p>
          </table:table-cell>
          <table:table-cell table:formula="of:=[.Z78]/45*(-1)" office:value-type="float" office:value="-0.340444444444444" calcext:value-type="float">
            <text:p>-0,340</text:p>
          </table:table-cell>
          <table:table-cell table:formula="of:=[.L78]-[.Z78]" office:value-type="float" office:value="-3.5" calcext:value-type="float">
            <text:p>-3,500</text:p>
          </table:table-cell>
          <table:table-cell table:formula="of:=[.AB78]-[.AN78]" office:value-type="float" office:value="-3.5" calcext:value-type="float">
            <text:p>-3,500</text:p>
          </table:table-cell>
          <table:table-cell table:formula="of:=[.AC78]/45*0.8*(-1)" office:value-type="float" office:value="0.0622222222222222" calcext:value-type="float">
            <text:p>0,062</text:p>
          </table:table-cell>
          <table:table-cell table:formula="of:=[.AB78]/45*(-1)*0.8" office:value-type="float" office:value="0.0622222222222222" calcext:value-type="float">
            <text:p>0,062</text:p>
          </table:table-cell>
          <table:table-cell table:number-columns-repeated="8"/>
          <table:table-cell table:formula="of:=([.AH78]+[.AI78]+[.AJ78]+[.AK78]+[.AL78]+[.AM78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79]*2" office:value-type="float" office:value="5.4" calcext:value-type="float">
            <text:p>5,400</text:p>
          </table:table-cell>
          <table:table-cell table:formula="of:=([.E79]+[.G79])*(-1)" office:value-type="float" office:value="-0.54" calcext:value-type="float">
            <text:p>-0,540</text:p>
          </table:table-cell>
          <table:table-cell table:formula="of:=[.F79]/2/45" office:value-type="float" office:value="0.24" calcext:value-type="float">
            <text:p>0,240</text:p>
          </table:table-cell>
          <table:table-cell table:formula="of:=[.M79]*[.N75]" office:value-type="float" office:value="21.6" calcext:value-type="float">
            <text:p>21,600</text:p>
          </table:table-cell>
          <table:table-cell table:formula="of:=[.H79]/45" office:value-type="float" office:value="0.3" calcext:value-type="float">
            <text:p>0,300</text:p>
          </table:table-cell>
          <table:table-cell table:formula="of:=[.N79]*[.N75]+[.O79]*[.O75]+[.P79]*[.P75]+[.Q79]*[.Q75]+[.R79]*[.R75]+[.S79]*[.S75]+[.T79]*[.T75]" office:value-type="float" office:value="13.5" calcext:value-type="float">
            <text:p>13,500</text:p>
          </table:table-cell>
          <table:table-cell table:formula="of:=[.L79]/45" office:value-type="float" office:value="0.78" calcext:value-type="float">
            <text:p>0,780</text:p>
          </table:table-cell>
          <table:table-cell table:style-name="ce42" table:formula="of:=[.L79]/63*(-1)" office:value-type="float" office:value="-0.557142857142857" calcext:value-type="float">
            <text:p>-0,557</text:p>
          </table:table-cell>
          <table:table-cell table:style-name="ce42" table:formula="of:=[.J79]*18" office:value-type="float" office:value="-10.0285714285714" calcext:value-type="float">
            <text:p>-10,029</text:p>
          </table:table-cell>
          <table:table-cell table:formula="of:=[.M79]*[.N75]+[.N79]*[.N75]+[.O79]*[.O75]+[.P79]*[.P75]+[.Q79]*[.Q75]+[.R79]*[.R75]+[.S79]*[.S75]+[.T79]*[.T75]" office:value-type="float" office:value="35.1" calcext:value-type="float">
            <text:p>35,100</text:p>
          </table:table-cell>
          <table:table-cell office:value-type="float" office:value="2.7" calcext:value-type="float">
            <text:p>2,700</text:p>
          </table:table-cell>
          <table:table-cell/>
          <table:table-cell office:value-type="float" office:value="1.5" calcext:value-type="float">
            <text:p>1,500</text:p>
          </table:table-cell>
          <table:table-cell table:number-columns-repeated="10"/>
          <table:table-cell table:formula="of:=([.U75]*[.U79])+([.V75]*[.V79])+([.W75]*[.W79])+([.X75]*[.X79])+([.Y75]*[.Y79])" office:value-type="float" office:value="0" calcext:value-type="float">
            <text:p>0,000</text:p>
          </table:table-cell>
          <table:table-cell table:formula="of:=[.Z79]/45*(-1)" office:value-type="float" office:value="-0" calcext:value-type="float">
            <text:p>0,000</text:p>
          </table:table-cell>
          <table:table-cell table:formula="of:=[.L79]-[.Z79]" office:value-type="float" office:value="35.1" calcext:value-type="float">
            <text:p>35,100</text:p>
          </table:table-cell>
          <table:table-cell table:formula="of:=[.AB79]-[.AN79]" office:value-type="float" office:value="22.5" calcext:value-type="float">
            <text:p>22,500</text:p>
          </table:table-cell>
          <table:table-cell table:formula="of:=[.AC79]/45*0.8*(-1)" office:value-type="float" office:value="-0.4" calcext:value-type="float">
            <text:p>-0,400</text:p>
          </table:table-cell>
          <table:table-cell table:formula="of:=[.AB79]/45*(-1)*0.8" office:value-type="float" office:value="-0.624" calcext:value-type="float">
            <text:p>-0,624</text:p>
          </table:table-cell>
          <table:table-cell table:number-columns-repeated="2"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formula="of:=([.AH79]+[.AI79]+[.AJ79]+[.AK79]+[.AL79]+[.AM79])*3" office:value-type="float" office:value="12.6" calcext:value-type="float">
            <text:p>12,6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80]*2" office:value-type="float" office:value="0.495" calcext:value-type="float">
            <text:p>0,495</text:p>
          </table:table-cell>
          <table:table-cell table:style-name="ce32" table:formula="of:=([.E80]+[.G80])*(-1)" office:value-type="float" office:value="-0.0941111111111111" calcext:value-type="float">
            <text:p>-0,094</text:p>
          </table:table-cell>
          <table:table-cell table:style-name="ce32" table:formula="of:=[.F80]/45" office:value-type="float" office:value="0.044" calcext:value-type="float">
            <text:p>0,044</text:p>
          </table:table-cell>
          <table:table-cell table:style-name="ce32" table:formula="of:=[.M80]*[.N75]" office:value-type="float" office:value="1.98" calcext:value-type="float">
            <text:p>1,980</text:p>
          </table:table-cell>
          <table:table-cell table:style-name="ce32" table:formula="of:=[.H80]/45" office:value-type="float" office:value="0.0501111111111111" calcext:value-type="float">
            <text:p>0,050</text:p>
          </table:table-cell>
          <table:table-cell table:style-name="ce32" table:formula="of:=[.N80]*[.N75]+[.O80]*[.O75]+[.P80]*[.P75]+[.Q80]*[.Q75]+[.R80]*[.R75]+[.S80]*[.S75]+[.T80]*[.T75]" office:value-type="float" office:value="2.255" calcext:value-type="float">
            <text:p>2,255</text:p>
          </table:table-cell>
          <table:table-cell table:style-name="ce32" table:formula="of:=[.L80]/45" office:value-type="float" office:value="0.0941111111111111" calcext:value-type="float">
            <text:p>0,094</text:p>
          </table:table-cell>
          <table:table-cell table:style-name="ce42" table:formula="of:=[.L80]/63*(-1)" office:value-type="float" office:value="-0.0672222222222222" calcext:value-type="float">
            <text:p>-0,067</text:p>
          </table:table-cell>
          <table:table-cell table:style-name="ce42" table:formula="of:=[.J80]*18" office:value-type="float" office:value="-1.21" calcext:value-type="float">
            <text:p>-1,210</text:p>
          </table:table-cell>
          <table:table-cell table:formula="of:=[.M80]*[.N75]+[.N80]*[.N75]+[.O80]*[.O75]+[.P80]*[.P75]+[.Q80]*[.Q75]+[.R80]*[.R75]+[.S80]*[.S75]+[.T80]*[.T75]" office:value-type="float" office:value="4.235" calcext:value-type="float">
            <text:p>4,235</text:p>
          </table:table-cell>
          <table:table-cell office:value-type="float" office:value="0.2475" calcext:value-type="float">
            <text:p>0,248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1" calcext:value-type="float">
            <text:p>0,110</text:p>
          </table:table-cell>
          <table:table-cell table:number-columns-repeated="6"/>
          <table:table-cell office:value-type="float" office:value="0.11" calcext:value-type="float">
            <text:p>0,110</text:p>
          </table:table-cell>
          <table:table-cell/>
          <table:table-cell table:formula="of:=([.U75]*[.U80])+([.V75]*[.V80])+([.W75]*[.W80])+([.X75]*[.X80])+([.Y75]*[.Y80])" office:value-type="float" office:value="0.77" calcext:value-type="float">
            <text:p>0,770</text:p>
          </table:table-cell>
          <table:table-cell table:formula="of:=[.Z80]/45*(-1)" office:value-type="float" office:value="-0.0171111111111111" calcext:value-type="float">
            <text:p>-0,017</text:p>
          </table:table-cell>
          <table:table-cell table:formula="of:=[.L80]-[.Z80]" office:value-type="float" office:value="3.465" calcext:value-type="float">
            <text:p>3,465</text:p>
          </table:table-cell>
          <table:table-cell table:formula="of:=[.AB80]-[.AN80]" office:value-type="float" office:value="2.229" calcext:value-type="float">
            <text:p>2,229</text:p>
          </table:table-cell>
          <table:table-cell table:formula="of:=[.AC80]/45*0.8*(-1)" office:value-type="float" office:value="-0.0396266666666667" calcext:value-type="float">
            <text:p>-0,040</text:p>
          </table:table-cell>
          <table:table-cell table:formula="of:=[.AB80]/45*(-1)*0.8" office:value-type="float" office:value="-0.0616" calcext:value-type="float">
            <text:p>-0,062</text:p>
          </table:table-cell>
          <table:table-cell table:formula="of:=[.AC80]/45*(-1)" office:value-type="float" office:value="-0.0495333333333333" calcext:value-type="float">
            <text:p>-0,050</text:p>
          </table:table-cell>
          <table:table-cell/>
          <table:table-cell office:value-type="float" office:value="0.247" calcext:value-type="float">
            <text:p>0,247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table:formula="of:=([.AH80]+[.AI80]+[.AJ80]+[.AK80]+[.AL80]+[.AM80])*3" office:value-type="float" office:value="1.236" calcext:value-type="float">
            <text:p>1,2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81]*2" office:value-type="float" office:value="0.081" calcext:value-type="float">
            <text:p>0,081</text:p>
          </table:table-cell>
          <table:table-cell table:formula="of:=([.E81]+[.G81])*(-1)" office:value-type="float" office:value="-0.00826666666666667" calcext:value-type="float">
            <text:p>-0,008</text:p>
          </table:table-cell>
          <table:table-cell table:formula="of:=[.F81]/2/45" office:value-type="float" office:value="0.0036" calcext:value-type="float">
            <text:p>0,004</text:p>
          </table:table-cell>
          <table:table-cell table:formula="of:=[.M81]*[.N75]" office:value-type="float" office:value="0.324" calcext:value-type="float">
            <text:p>0,324</text:p>
          </table:table-cell>
          <table:table-cell table:formula="of:=[.H81]/45" office:value-type="float" office:value="0.00466666666666667" calcext:value-type="float">
            <text:p>0,005</text:p>
          </table:table-cell>
          <table:table-cell table:formula="of:=[.N81]*[.N75]+[.O81]*[.O75]+[.P81]*[.P75]+[.Q81]*[.Q75]+[.R81]*[.R75]+[.S81]*[.S75]+[.T81]*[.T75]" office:value-type="float" office:value="0.21" calcext:value-type="float">
            <text:p>0,210</text:p>
          </table:table-cell>
          <table:table-cell table:formula="of:=[.L81]/45" office:value-type="float" office:value="0.0118666666666667" calcext:value-type="float">
            <text:p>0,012</text:p>
          </table:table-cell>
          <table:table-cell table:style-name="ce42" table:formula="of:=[.L81]/63*(-1)" office:value-type="float" office:value="-0.00847619047619048" calcext:value-type="float">
            <text:p>-0,008</text:p>
          </table:table-cell>
          <table:table-cell table:style-name="ce42" table:formula="of:=[.J81]*18" office:value-type="float" office:value="-0.152571428571429" calcext:value-type="float">
            <text:p>-0,153</text:p>
          </table:table-cell>
          <table:table-cell table:formula="of:=[.M81]*[.N75]+[.N81]*[.N75]+[.O81]*[.O75]+[.P81]*[.P75]+[.Q81]*[.Q75]+[.R81]*[.R75]+[.S81]*[.S75]+[.T81]*[.T75]" office:value-type="float" office:value="0.534" calcext:value-type="float">
            <text:p>0,534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3" calcext:value-type="float">
            <text:p>0,030</text:p>
          </table:table-cell>
          <table:table-cell table:number-columns-repeated="6"/>
          <table:table-cell office:value-type="float" office:value="0.054" calcext:value-type="float">
            <text:p>0,054</text:p>
          </table:table-cell>
          <table:table-cell/>
          <table:table-cell table:formula="of:=([.U75]*[.U81])+([.V75]*[.V81])+([.W75]*[.W81])+([.X75]*[.X81])+([.Y75]*[.Y81])" office:value-type="float" office:value="0.378" calcext:value-type="float">
            <text:p>0,378</text:p>
          </table:table-cell>
          <table:table-cell table:formula="of:=[.Z81]/45*(-1)" office:value-type="float" office:value="-0.0084" calcext:value-type="float">
            <text:p>-0,008</text:p>
          </table:table-cell>
          <table:table-cell table:formula="of:=[.L81]-[.Z81]" office:value-type="float" office:value="0.156" calcext:value-type="float">
            <text:p>0,156</text:p>
          </table:table-cell>
          <table:table-cell table:formula="of:=[.AB81]-[.AN81]" office:value-type="float" office:value="0.036" calcext:value-type="float">
            <text:p>0,036</text:p>
          </table:table-cell>
          <table:table-cell table:formula="of:=[.AC81]/45*0.8*(-1)" office:value-type="float" office:value="-0.00064" calcext:value-type="float">
            <text:p>-0,001</text:p>
          </table:table-cell>
          <table:table-cell table:formula="of:=[.AB81]/45*(-1)*0.8" office:value-type="float" office:value="-0.00277333333333333" calcext:value-type="float">
            <text:p>-0,003</text:p>
          </table:table-cell>
          <table:table-cell table:number-columns-repeated="2"/>
          <table:table-cell office:value-type="float" office:value="0.04" calcext:value-type="float">
            <text:p>0,040</text:p>
          </table:table-cell>
          <table:table-cell table:number-columns-repeated="5"/>
          <table:table-cell table:formula="of:=([.AH81]+[.AI81]+[.AJ81]+[.AK81]+[.AL81]+[.AM81])*3" office:value-type="float" office:value="0.12" calcext:value-type="float">
            <text:p>0,1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82]*2" office:value-type="float" office:value="45" calcext:value-type="float">
            <text:p>45,000</text:p>
          </table:table-cell>
          <table:table-cell table:formula="of:=([.E82]+[.G82])*(-1)" office:value-type="float" office:value="-9.66666666666667" calcext:value-type="float">
            <text:p>-9,667</text:p>
          </table:table-cell>
          <table:table-cell table:formula="of:=[.F82]/2/45" office:value-type="float" office:value="2" calcext:value-type="float">
            <text:p>2,000</text:p>
          </table:table-cell>
          <table:table-cell table:formula="of:=[.M82]*[.N75]" office:value-type="float" office:value="180" calcext:value-type="float">
            <text:p>180,000</text:p>
          </table:table-cell>
          <table:table-cell table:formula="of:=[.H82]/45" office:value-type="float" office:value="7.66666666666667" calcext:value-type="float">
            <text:p>7,667</text:p>
          </table:table-cell>
          <table:table-cell table:formula="of:=[.N82]*[.N75]+[.O82]*[.O75]+[.P82]*[.P75]+[.Q82]*[.Q75]+[.R82]*[.R75]+[.S82]*[.S75]+[.T82]*[.T75]" office:value-type="float" office:value="345" calcext:value-type="float">
            <text:p>345,000</text:p>
          </table:table-cell>
          <table:table-cell table:formula="of:=[.L82]/45" office:value-type="float" office:value="11.6666666666667" calcext:value-type="float">
            <text:p>11,667</text:p>
          </table:table-cell>
          <table:table-cell table:style-name="ce42" table:formula="of:=[.L82]/63*(-1)" office:value-type="float" office:value="-8.33333333333333" calcext:value-type="float">
            <text:p>-8,333</text:p>
          </table:table-cell>
          <table:table-cell table:style-name="ce42" table:formula="of:=[.J82]*18" office:value-type="float" office:value="-150" calcext:value-type="float">
            <text:p>-150,000</text:p>
          </table:table-cell>
          <table:table-cell table:formula="of:=[.M82]*[.N75]+[.N82]*[.N75]+[.O82]*[.O75]+[.P82]*[.P75]+[.Q82]*[.Q75]+[.R82]*[.R75]+[.S82]*[.S75]+[.T82]*[.T75]" office:value-type="float" office:value="525" calcext:value-type="float">
            <text:p>525,000</text:p>
          </table:table-cell>
          <table:table-cell office:value-type="float" office:value="22.5" calcext:value-type="float">
            <text:p>22,500</text:p>
          </table:table-cell>
          <table:table-cell table:number-columns-repeated="2"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5"/>
          <table:table-cell office:value-type="float" office:value="15" calcext:value-type="float">
            <text:p>15,000</text:p>
          </table:table-cell>
          <table:table-cell table:number-columns-repeated="3"/>
          <table:table-cell table:formula="of:=([.U75]*[.U82])+([.V75]*[.V82])+([.W75]*[.W82])+([.X75]*[.X82])+([.Y75]*[.Y82])" office:value-type="float" office:value="120" calcext:value-type="float">
            <text:p>120,000</text:p>
          </table:table-cell>
          <table:table-cell table:formula="of:=[.Z82]/45*(-1)" office:value-type="float" office:value="-2.66666666666667" calcext:value-type="float">
            <text:p>-2,667</text:p>
          </table:table-cell>
          <table:table-cell table:formula="of:=[.L82]-[.Z82]" office:value-type="float" office:value="405" calcext:value-type="float">
            <text:p>405,000</text:p>
          </table:table-cell>
          <table:table-cell table:formula="of:=[.AB82]-[.AN82]" office:value-type="float" office:value="262.5" calcext:value-type="float">
            <text:p>262,500</text:p>
          </table:table-cell>
          <table:table-cell table:formula="of:=[.AC82]/45*0.8*(-1)" office:value-type="float" office:value="-4.66666666666667" calcext:value-type="float">
            <text:p>-4,667</text:p>
          </table:table-cell>
          <table:table-cell table:formula="of:=[.AB82]/45*(-1)*0.8" office:value-type="float" office:value="-7.2" calcext:value-type="float">
            <text:p>-7,200</text:p>
          </table:table-cell>
          <table:table-cell table:formula="of:=[.AC82]/45*(-1)" office:value-type="float" office:value="-5.83333333333333" calcext:value-type="float">
            <text:p>-5,8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3"/>
          <table:table-cell table:formula="of:=([.AH82]+[.AI82]+[.AJ82]+[.AK82]+[.AL82]+[.AM82])*3" office:value-type="float" office:value="142.5" calcext:value-type="float">
            <text:p>142,5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P82]-[.C82]" office:value-type="float" office:value="205" calcext:value-type="float">
            <text:p>205,000</text:p>
          </table:table-cell>
          <table:table-cell table:formula="of:=[.AP82]-[.C82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P82]+[.C82]/2" office:value-type="float" office:value="272.5" calcext:value-type="float">
            <text:p>272,500</text:p>
          </table:table-cell>
          <table:table-cell table:formula="of:=[.AP82]+[.C82]" office:value-type="float" office:value="295" calcext:value-type="float">
            <text:p>295,000</text:p>
          </table:table-cell>
          <table:table-cell table:formula="of:=[.AP82]+[.C82]*1.5" office:value-type="float" office:value="317.5" calcext:value-type="float">
            <text:p>317,500</text:p>
          </table:table-cell>
          <table:table-cell table:formula="of:=[.AP82]+[.C82]*2" office:value-type="float" office:value="340" calcext:value-type="float">
            <text:p>340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83]*2" office:value-type="float" office:value="0" calcext:value-type="float">
            <text:p>0,000</text:p>
          </table:table-cell>
          <table:table-cell table:formula="of:=([.E83]+[.G83])*(-1)" office:value-type="float" office:value="-0" calcext:value-type="float">
            <text:p>0,000</text:p>
          </table:table-cell>
          <table:table-cell table:formula="of:=[.F83]/2/45" office:value-type="float" office:value="0" calcext:value-type="float">
            <text:p>0,000</text:p>
          </table:table-cell>
          <table:table-cell table:formula="of:=[.M83]*[.N75]" office:value-type="float" office:value="0" calcext:value-type="float">
            <text:p>0,000</text:p>
          </table:table-cell>
          <table:table-cell table:formula="of:=[.H83]/45" office:value-type="float" office:value="0" calcext:value-type="float">
            <text:p>0,000</text:p>
          </table:table-cell>
          <table:table-cell table:formula="of:=[.N83]*[.N75]+[.O83]*[.O75]+[.P83]*[.P75]+[.Q83]*[.Q75]+[.R83]*[.R75]+[.S83]*[.S75]+[.T83]*[.T75]" office:value-type="float" office:value="0" calcext:value-type="float">
            <text:p>0,000</text:p>
          </table:table-cell>
          <table:table-cell table:formula="of:=[.L83]/45" office:value-type="float" office:value="0" calcext:value-type="float">
            <text:p>0,000</text:p>
          </table:table-cell>
          <table:table-cell table:style-name="ce42" table:formula="of:=[.L83]/63*(-1)" office:value-type="float" office:value="-0" calcext:value-type="float">
            <text:p>0,000</text:p>
          </table:table-cell>
          <table:table-cell table:style-name="ce42" table:formula="of:=[.J83]*18" office:value-type="float" office:value="-0" calcext:value-type="float">
            <text:p>0,000</text:p>
          </table:table-cell>
          <table:table-cell table:formula="of:=[.M83]*[.N75]+[.N83]*[.N75]+[.O83]*[.O75]+[.P83]*[.P75]+[.Q83]*[.Q75]+[.R83]*[.R75]+[.S83]*[.S75]+[.T83]*[.T7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75]*[.U83])+([.V75]*[.V83])+([.W75]*[.W83])+([.X75]*[.X83])+([.Y75]*[.Y83])" office:value-type="float" office:value="0" calcext:value-type="float">
            <text:p>0,000</text:p>
          </table:table-cell>
          <table:table-cell table:formula="of:=[.Z83]/45*(-1)" office:value-type="float" office:value="-0" calcext:value-type="float">
            <text:p>0,000</text:p>
          </table:table-cell>
          <table:table-cell table:formula="of:=[.L83]-[.Z83]" office:value-type="float" office:value="0" calcext:value-type="float">
            <text:p>0,000</text:p>
          </table:table-cell>
          <table:table-cell table:formula="of:=[.AB83]-[.AN83]" office:value-type="float" office:value="0" calcext:value-type="float">
            <text:p>0,000</text:p>
          </table:table-cell>
          <table:table-cell table:formula="of:=[.AC83]/45*0.8*(-1)" office:value-type="float" office:value="-0" calcext:value-type="float">
            <text:p>0,000</text:p>
          </table:table-cell>
          <table:table-cell table:formula="of:=[.AB83]/45*(-1)*0.8" office:value-type="float" office:value="-0" calcext:value-type="float">
            <text:p>0,000</text:p>
          </table:table-cell>
          <table:table-cell table:number-columns-repeated="8"/>
          <table:table-cell table:formula="of:=([.AH83]+[.AI83]+[.AJ83]+[.AK83]+[.AL83]+[.AM8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84]*2" office:value-type="float" office:value="0" calcext:value-type="float">
            <text:p>0,000</text:p>
          </table:table-cell>
          <table:table-cell table:formula="of:=([.E84]+[.G84])*(-1)" office:value-type="float" office:value="-0.216444444444444" calcext:value-type="float">
            <text:p>-0,216</text:p>
          </table:table-cell>
          <table:table-cell table:formula="of:=[.F84]/2/45" office:value-type="float" office:value="0" calcext:value-type="float">
            <text:p>0,000</text:p>
          </table:table-cell>
          <table:table-cell table:formula="of:=[.M84]*[.N75]" office:value-type="float" office:value="0" calcext:value-type="float">
            <text:p>0,000</text:p>
          </table:table-cell>
          <table:table-cell table:formula="of:=[.H84]/45" office:value-type="float" office:value="0.216444444444444" calcext:value-type="float">
            <text:p>0,216</text:p>
          </table:table-cell>
          <table:table-cell table:formula="of:=[.N84]*[.N75]+[.O84]*[.O75]+[.P84]*[.P75]+[.Q84]*[.Q75]+[.R84]*[.R75]+[.S84]*[.S75]+[.T84]*[.T75]" office:value-type="float" office:value="9.74" calcext:value-type="float">
            <text:p>9,740</text:p>
          </table:table-cell>
          <table:table-cell table:formula="of:=[.L84]/45" office:value-type="float" office:value="0.216444444444444" calcext:value-type="float">
            <text:p>0,216</text:p>
          </table:table-cell>
          <table:table-cell table:style-name="ce42" table:formula="of:=[.L84]/63*(-1)" office:value-type="float" office:value="-0.154603174603175" calcext:value-type="float">
            <text:p>-0,155</text:p>
          </table:table-cell>
          <table:table-cell table:style-name="ce42" table:formula="of:=[.J84]*18" office:value-type="float" office:value="-2.78285714285714" calcext:value-type="float">
            <text:p>-2,783</text:p>
          </table:table-cell>
          <table:table-cell table:formula="of:=[.M84]*[.N75]+[.N84]*[.N75]+[.O84]*[.O75]+[.P84]*[.P75]+[.Q84]*[.Q75]+[.R84]*[.R75]+[.S84]*[.S75]+[.T84]*[.T75]" office:value-type="float" office:value="9.74" calcext:value-type="float">
            <text:p>9,7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6" calcext:value-type="float">
            <text:p>0,260</text:p>
          </table:table-cell>
          <table:table-cell office:value-type="float" office:value="1.2" calcext:value-type="float">
            <text:p>1,200</text:p>
          </table:table-cell>
          <table:table-cell office:value-type="float" office:value="0.32" calcext:value-type="float">
            <text:p>0,320</text:p>
          </table:table-cell>
          <table:table-cell/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26" calcext:value-type="float">
            <text:p>0,260</text:p>
          </table:table-cell>
          <table:table-cell office:value-type="float" office:value="0.32" calcext:value-type="float">
            <text:p>0,320</text:p>
          </table:table-cell>
          <table:table-cell table:formula="of:=([.U75]*[.U84])+([.V75]*[.V84])+([.W75]*[.W84])+([.X75]*[.X84])+([.Y75]*[.Y84])" office:value-type="float" office:value="7.74" calcext:value-type="float">
            <text:p>7,740</text:p>
          </table:table-cell>
          <table:table-cell table:formula="of:=[.Z84]/45*(-1)" office:value-type="float" office:value="-0.172" calcext:value-type="float">
            <text:p>-0,172</text:p>
          </table:table-cell>
          <table:table-cell table:formula="of:=[.L84]-[.Z84]" office:value-type="float" office:value="2" calcext:value-type="float">
            <text:p>2,000</text:p>
          </table:table-cell>
          <table:table-cell table:formula="of:=[.AB84]-[.AN84]" office:value-type="float" office:value="2" calcext:value-type="float">
            <text:p>2,000</text:p>
          </table:table-cell>
          <table:table-cell table:formula="of:=[.AC84]/45*0.8*(-1)" office:value-type="float" office:value="-0.0355555555555556" calcext:value-type="float">
            <text:p>-0,036</text:p>
          </table:table-cell>
          <table:table-cell table:formula="of:=[.AB84]/45*(-1)*0.8" office:value-type="float" office:value="-0.0355555555555556" calcext:value-type="float">
            <text:p>-0,036</text:p>
          </table:table-cell>
          <table:table-cell table:number-columns-repeated="8"/>
          <table:table-cell table:formula="of:=([.AH84]+[.AI84]+[.AJ84]+[.AK84]+[.AL84]+[.AM84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88]*2" office:value-type="float" office:value="16.2" calcext:value-type="float">
            <text:p>16,200</text:p>
          </table:table-cell>
          <table:table-cell table:formula="of:=([.E88]+[.G88])*(-1)" office:value-type="float" office:value="-3.1" calcext:value-type="float">
            <text:p>-3,100</text:p>
          </table:table-cell>
          <table:table-cell table:formula="of:=[.F88]/2/45" office:value-type="float" office:value="0.72" calcext:value-type="float">
            <text:p>0,720</text:p>
          </table:table-cell>
          <table:table-cell table:formula="of:=[.M88]*[.N87]" office:value-type="float" office:value="64.8" calcext:value-type="float">
            <text:p>64,800</text:p>
          </table:table-cell>
          <table:table-cell table:formula="of:=[.H88]/45" office:value-type="float" office:value="2.38" calcext:value-type="float">
            <text:p>2,380</text:p>
          </table:table-cell>
          <table:table-cell table:formula="of:=[.N88]*[.N87]+[.O88]*[.O87]+[.P88]*[.P87]+[.Q88]*[.Q87]+[.R88]*[.R87]+[.S88]*[.S87]+[.T88]*[.T87]" office:value-type="float" office:value="107.1" calcext:value-type="float">
            <text:p>107,100</text:p>
          </table:table-cell>
          <table:table-cell table:formula="of:=[.L88]/45" office:value-type="float" office:value="3.82" calcext:value-type="float">
            <text:p>3,820</text:p>
          </table:table-cell>
          <table:table-cell table:style-name="ce42" table:formula="of:=[.L88]/63*(-1)" office:value-type="float" office:value="-2.72857142857143" calcext:value-type="float">
            <text:p>-2,729</text:p>
          </table:table-cell>
          <table:table-cell table:style-name="ce42" table:formula="of:=[.J88]*18" office:value-type="float" office:value="-49.1142857142857" calcext:value-type="float">
            <text:p>-49,114</text:p>
          </table:table-cell>
          <table:table-cell table:formula="of:=[.M88]*[.N87]+[.N88]*[.N87]+[.O88]*[.O87]+[.P88]*[.P87]+[.Q88]*[.Q87]+[.R88]*[.R87]+[.S88]*[.S87]+[.T88]*[.T87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U87]*[.U88])+([.V87]*[.V88])+([.W87]*[.W88])+([.X87]*[.X88])+([.Y87]*[.Y88])" office:value-type="float" office:value="75.6" calcext:value-type="float">
            <text:p>75,600</text:p>
          </table:table-cell>
          <table:table-cell table:formula="of:=[.Z88]/45*(-1)" office:value-type="float" office:value="-1.68" calcext:value-type="float">
            <text:p>-1,680</text:p>
          </table:table-cell>
          <table:table-cell table:formula="of:=[.L88]-[.Z88]" office:value-type="float" office:value="96.3" calcext:value-type="float">
            <text:p>96,300</text:p>
          </table:table-cell>
          <table:table-cell table:formula="of:=[.AB88]-[.AN88]" office:value-type="float" office:value="58.5" calcext:value-type="float">
            <text:p>58,500</text:p>
          </table:table-cell>
          <table:table-cell table:formula="of:=[.AC88]/45*0.8*(-1)" office:value-type="float" office:value="-1.04" calcext:value-type="float">
            <text:p>-1,040</text:p>
          </table:table-cell>
          <table:table-cell table:formula="of:=[.AB88]/45*(-1)*0.8" office:value-type="float" office:value="-1.712" calcext:value-type="float">
            <text:p>-1,712</text:p>
          </table:table-cell>
          <table:table-cell table:number-columns-repeated="2"/>
          <table:table-cell office:value-type="float" office:value="8.1" calcext:value-type="float">
            <text:p>8,1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H88]+[.AI88]+[.AJ88]+[.AK88]+[.AL88]+[.AM88])*3" office:value-type="float" office:value="37.8" calcext:value-type="float">
            <text:p>37,8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89]*2" office:value-type="float" office:value="7.2" calcext:value-type="float">
            <text:p>7,200</text:p>
          </table:table-cell>
          <table:table-cell table:formula="of:=([.E89]+[.G89])*(-1)" office:value-type="float" office:value="-2.16" calcext:value-type="float">
            <text:p>-2,160</text:p>
          </table:table-cell>
          <table:table-cell table:formula="of:=[.F89]/2/45" office:value-type="float" office:value="0.32" calcext:value-type="float">
            <text:p>0,320</text:p>
          </table:table-cell>
          <table:table-cell table:formula="of:=[.M89]*[.N87]" office:value-type="float" office:value="28.8" calcext:value-type="float">
            <text:p>28,800</text:p>
          </table:table-cell>
          <table:table-cell table:formula="of:=[.H89]/45" office:value-type="float" office:value="1.84" calcext:value-type="float">
            <text:p>1,840</text:p>
          </table:table-cell>
          <table:table-cell table:formula="of:=[.N89]*[.N87]+[.O89]*[.O87]+[.P89]*[.P87]+[.Q89]*[.Q87]+[.R89]*[.R87]+[.S89]*[.S87]+[.T89]*[.T87]" office:value-type="float" office:value="82.8" calcext:value-type="float">
            <text:p>82,800</text:p>
          </table:table-cell>
          <table:table-cell table:formula="of:=[.L89]/45" office:value-type="float" office:value="2.48" calcext:value-type="float">
            <text:p>2,480</text:p>
          </table:table-cell>
          <table:table-cell table:style-name="ce42" table:formula="of:=[.L89]/63*(-1)" office:value-type="float" office:value="-1.77142857142857" calcext:value-type="float">
            <text:p>-1,771</text:p>
          </table:table-cell>
          <table:table-cell table:style-name="ce42" table:formula="of:=[.J89]*18" office:value-type="float" office:value="-31.8857142857143" calcext:value-type="float">
            <text:p>-31,886</text:p>
          </table:table-cell>
          <table:table-cell table:formula="of:=[.M89]*[.N87]+[.N89]*[.N87]+[.O89]*[.O87]+[.P89]*[.P87]+[.Q89]*[.Q87]+[.R89]*[.R87]+[.S89]*[.S87]+[.T89]*[.T87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U87]*[.U89])+([.V87]*[.V89])+([.W87]*[.W89])+([.X87]*[.X89])+([.Y87]*[.Y89])" office:value-type="float" office:value="0" calcext:value-type="float">
            <text:p>0,000</text:p>
          </table:table-cell>
          <table:table-cell table:formula="of:=[.Z89]/45*(-1)" office:value-type="float" office:value="-0" calcext:value-type="float">
            <text:p>0,000</text:p>
          </table:table-cell>
          <table:table-cell table:formula="of:=[.L89]-[.Z89]" office:value-type="float" office:value="111.6" calcext:value-type="float">
            <text:p>111,600</text:p>
          </table:table-cell>
          <table:table-cell table:formula="of:=[.AB89]-[.AN89]" office:value-type="float" office:value="70.2" calcext:value-type="float">
            <text:p>70,200</text:p>
          </table:table-cell>
          <table:table-cell table:formula="of:=[.AC89]/45*0.8*(-1)" office:value-type="float" office:value="-1.248" calcext:value-type="float">
            <text:p>-1,248</text:p>
          </table:table-cell>
          <table:table-cell table:formula="of:=[.AB89]/45*(-1)*0.8" office:value-type="float" office:value="-1.984" calcext:value-type="float">
            <text:p>-1,984</text:p>
          </table:table-cell>
          <table:table-cell table:formula="of:=[.AC89]/45*(-1)" office:value-type="float" office:value="-1.56" calcext:value-type="float">
            <text:p>-1,560</text:p>
          </table:table-cell>
          <table:table-cell/>
          <table:table-cell office:value-type="float" office:value="3.6" calcext:value-type="float">
            <text:p>3,600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 office:value-type="float" office:value="2" calcext:value-type="float">
            <text:p>2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4" calcext:value-type="float">
            <text:p>2,400</text:p>
          </table:table-cell>
          <table:table-cell table:formula="of:=([.AH89]+[.AI89]+[.AJ89]+[.AK89]+[.AL89]+[.AM89])*3" office:value-type="float" office:value="41.4" calcext:value-type="float">
            <text:p>41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90]*2" office:value-type="float" office:value="6.12" calcext:value-type="float">
            <text:p>6,120</text:p>
          </table:table-cell>
          <table:table-cell table:formula="of:=([.E90]+[.G90])*(-1)" office:value-type="float" office:value="-1.79555555555556" calcext:value-type="float">
            <text:p>-1,796</text:p>
          </table:table-cell>
          <table:table-cell table:formula="of:=[.F90]/2/45" office:value-type="float" office:value="0.272" calcext:value-type="float">
            <text:p>0,272</text:p>
          </table:table-cell>
          <table:table-cell table:formula="of:=[.M90]*[.N87]" office:value-type="float" office:value="24.48" calcext:value-type="float">
            <text:p>24,480</text:p>
          </table:table-cell>
          <table:table-cell table:formula="of:=[.H90]/45" office:value-type="float" office:value="1.52355555555556" calcext:value-type="float">
            <text:p>1,524</text:p>
          </table:table-cell>
          <table:table-cell table:formula="of:=[.N90]*[.N87]+[.O90]*[.O87]+[.P90]*[.P87]+[.Q90]*[.Q87]+[.R90]*[.R87]+[.S90]*[.S87]+[.T90]*[.T87]" office:value-type="float" office:value="68.56" calcext:value-type="float">
            <text:p>68,560</text:p>
          </table:table-cell>
          <table:table-cell table:formula="of:=[.L90]/45" office:value-type="float" office:value="2.06755555555556" calcext:value-type="float">
            <text:p>2,068</text:p>
          </table:table-cell>
          <table:table-cell table:style-name="ce42" table:formula="of:=[.L90]/63*(-1)" office:value-type="float" office:value="-1.4768253968254" calcext:value-type="float">
            <text:p>-1,477</text:p>
          </table:table-cell>
          <table:table-cell table:style-name="ce42" table:formula="of:=[.J90]*18" office:value-type="float" office:value="-26.5828571428571" calcext:value-type="float">
            <text:p>-26,583</text:p>
          </table:table-cell>
          <table:table-cell table:formula="of:=[.M90]*[.N87]+[.N90]*[.N87]+[.O90]*[.O87]+[.P90]*[.P87]+[.Q90]*[.Q87]+[.R90]*[.R87]+[.S90]*[.S87]+[.T90]*[.T87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U87]*[.U90])+([.V87]*[.V90])+([.W87]*[.W90])+([.X87]*[.X90])+([.Y87]*[.Y90])" office:value-type="float" office:value="73.56" calcext:value-type="float">
            <text:p>73,560</text:p>
          </table:table-cell>
          <table:table-cell table:formula="of:=[.Z90]/45*(-1)" office:value-type="float" office:value="-1.63466666666667" calcext:value-type="float">
            <text:p>-1,635</text:p>
          </table:table-cell>
          <table:table-cell table:formula="of:=[.L90]-[.Z90]" office:value-type="float" office:value="19.48" calcext:value-type="float">
            <text:p>19,480</text:p>
          </table:table-cell>
          <table:table-cell table:formula="of:=[.AB90]-[.AN90]" office:value-type="float" office:value="4" calcext:value-type="float">
            <text:p>4,000</text:p>
          </table:table-cell>
          <table:table-cell table:formula="of:=[.AC90]/45*0.8*(-1)" office:value-type="float" office:value="-0.0711111111111111" calcext:value-type="float">
            <text:p>-0,071</text:p>
          </table:table-cell>
          <table:table-cell table:formula="of:=[.AB90]/45*(-1)*0.8" office:value-type="float" office:value="-0.346311111111111" calcext:value-type="float">
            <text:p>-0,346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2.1" calcext:value-type="float">
            <text:p>2,100</text:p>
          </table:table-cell>
          <table:table-cell table:number-columns-repeated="4"/>
          <table:table-cell table:formula="of:=([.AH90]+[.AI90]+[.AJ90]+[.AK90]+[.AL90]+[.AM90])*3" office:value-type="float" office:value="15.48" calcext:value-type="float">
            <text:p>15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91]*2" office:value-type="float" office:value="7.56" calcext:value-type="float">
            <text:p>7,560</text:p>
          </table:table-cell>
          <table:table-cell table:formula="of:=([.E91]+[.G91])*(-1)" office:value-type="float" office:value="-1.974" calcext:value-type="float">
            <text:p>-1,974</text:p>
          </table:table-cell>
          <table:table-cell table:formula="of:=[.F91]/2/45" office:value-type="float" office:value="0.336" calcext:value-type="float">
            <text:p>0,336</text:p>
          </table:table-cell>
          <table:table-cell table:formula="of:=[.M91]*[.N87]" office:value-type="float" office:value="30.24" calcext:value-type="float">
            <text:p>30,240</text:p>
          </table:table-cell>
          <table:table-cell table:formula="of:=[.H91]/45" office:value-type="float" office:value="1.638" calcext:value-type="float">
            <text:p>1,638</text:p>
          </table:table-cell>
          <table:table-cell table:formula="of:=[.N91]*[.N87]+[.O91]*[.O87]+[.P91]*[.P87]+[.Q91]*[.Q87]+[.R91]*[.R87]+[.S91]*[.S87]+[.T91]*[.T87]" office:value-type="float" office:value="73.71" calcext:value-type="float">
            <text:p>73,710</text:p>
          </table:table-cell>
          <table:table-cell table:formula="of:=[.L91]/45" office:value-type="float" office:value="2.31" calcext:value-type="float">
            <text:p>2,310</text:p>
          </table:table-cell>
          <table:table-cell table:style-name="ce42" table:formula="of:=[.L91]/63*(-1)" office:value-type="float" office:value="-1.65" calcext:value-type="float">
            <text:p>-1,650</text:p>
          </table:table-cell>
          <table:table-cell table:style-name="ce42" table:formula="of:=[.J91]*18" office:value-type="float" office:value="-29.7" calcext:value-type="float">
            <text:p>-29,700</text:p>
          </table:table-cell>
          <table:table-cell table:formula="of:=[.M91]*[.N87]+[.N91]*[.N87]+[.O91]*[.O87]+[.P91]*[.P87]+[.Q91]*[.Q87]+[.R91]*[.R87]+[.S91]*[.S87]+[.T91]*[.T87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U87]*[.U91])+([.V87]*[.V91])+([.W87]*[.W91])+([.X87]*[.X91])+([.Y87]*[.Y91])" office:value-type="float" office:value="0" calcext:value-type="float">
            <text:p>0,000</text:p>
          </table:table-cell>
          <table:table-cell table:formula="of:=[.Z91]/45*(-1)" office:value-type="float" office:value="-0" calcext:value-type="float">
            <text:p>0,000</text:p>
          </table:table-cell>
          <table:table-cell table:formula="of:=[.L91]-[.Z91]" office:value-type="float" office:value="103.95" calcext:value-type="float">
            <text:p>103,950</text:p>
          </table:table-cell>
          <table:table-cell table:formula="of:=[.AB91]-[.AN91]" office:value-type="float" office:value="74.34" calcext:value-type="float">
            <text:p>74,340</text:p>
          </table:table-cell>
          <table:table-cell table:formula="of:=[.AC91]/45*0.8*(-1)" office:value-type="float" office:value="-1.3216" calcext:value-type="float">
            <text:p>-1,322</text:p>
          </table:table-cell>
          <table:table-cell table:formula="of:=[.AB91]/45*(-1)*0.8" office:value-type="float" office:value="-1.848" calcext:value-type="float">
            <text:p>-1,848</text:p>
          </table:table-cell>
          <table:table-cell table:number-columns-repeated="2"/>
          <table:table-cell office:value-type="float" office:value="3.78" calcext:value-type="float">
            <text:p>3,780</text:p>
          </table:table-cell>
          <table:table-cell/>
          <table:table-cell office:value-type="float" office:value="2.73" calcext:value-type="float">
            <text:p>2,730</text:p>
          </table:table-cell>
          <table:table-cell office:value-type="float" office:value="2.1" calcext:value-type="float">
            <text:p>2,100</text:p>
          </table:table-cell>
          <table:table-cell office:value-type="float" office:value="1.26" calcext:value-type="float">
            <text:p>1,260</text:p>
          </table:table-cell>
          <table:table-cell/>
          <table:table-cell table:formula="of:=([.AH91]+[.AI91]+[.AJ91]+[.AK91]+[.AL91]+[.AM91])*3" office:value-type="float" office:value="29.61" calcext:value-type="float">
            <text:p>29,61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92]*2" office:value-type="float" office:value="0.99" calcext:value-type="float">
            <text:p>0,990</text:p>
          </table:table-cell>
          <table:table-cell table:style-name="ce32" table:formula="of:=([.E92]+[.G92])*(-1)" office:value-type="float" office:value="-0.210222222222222" calcext:value-type="float">
            <text:p>-0,210</text:p>
          </table:table-cell>
          <table:table-cell table:style-name="ce32" table:formula="of:=[.F92]/45" office:value-type="float" office:value="0.088" calcext:value-type="float">
            <text:p>0,088</text:p>
          </table:table-cell>
          <table:table-cell table:style-name="ce32" table:formula="of:=[.M92]*[.N87]" office:value-type="float" office:value="3.96" calcext:value-type="float">
            <text:p>3,960</text:p>
          </table:table-cell>
          <table:table-cell table:style-name="ce32" table:formula="of:=[.H92]/45" office:value-type="float" office:value="0.122222222222222" calcext:value-type="float">
            <text:p>0,122</text:p>
          </table:table-cell>
          <table:table-cell table:style-name="ce32" table:formula="of:=[.N92]*[.N87]+[.O92]*[.O87]+[.P92]*[.P87]+[.Q92]*[.Q87]+[.R92]*[.R87]+[.S92]*[.S87]+[.T92]*[.T87]" office:value-type="float" office:value="5.5" calcext:value-type="float">
            <text:p>5,500</text:p>
          </table:table-cell>
          <table:table-cell table:style-name="ce32" table:formula="of:=[.L92]/45" office:value-type="float" office:value="0.210222222222222" calcext:value-type="float">
            <text:p>0,210</text:p>
          </table:table-cell>
          <table:table-cell table:style-name="ce42" table:formula="of:=[.L92]/63*(-1)" office:value-type="float" office:value="-0.15015873015873" calcext:value-type="float">
            <text:p>-0,150</text:p>
          </table:table-cell>
          <table:table-cell table:style-name="ce42" table:formula="of:=[.J92]*18" office:value-type="float" office:value="-2.70285714285714" calcext:value-type="float">
            <text:p>-2,703</text:p>
          </table:table-cell>
          <table:table-cell table:formula="of:=[.M92]*[.N87]+[.N92]*[.N87]+[.O92]*[.O87]+[.P92]*[.P87]+[.Q92]*[.Q87]+[.R92]*[.R87]+[.S92]*[.S87]+[.T92]*[.T87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U87]*[.U92])+([.V87]*[.V92])+([.W87]*[.W92])+([.X87]*[.X92])+([.Y87]*[.Y92])" office:value-type="float" office:value="1.54" calcext:value-type="float">
            <text:p>1,540</text:p>
          </table:table-cell>
          <table:table-cell table:formula="of:=[.Z92]/45*(-1)" office:value-type="float" office:value="-0.0342222222222222" calcext:value-type="float">
            <text:p>-0,034</text:p>
          </table:table-cell>
          <table:table-cell table:formula="of:=[.L92]-[.Z92]" office:value-type="float" office:value="7.92" calcext:value-type="float">
            <text:p>7,920</text:p>
          </table:table-cell>
          <table:table-cell table:formula="of:=[.AB92]-[.AN92]" office:value-type="float" office:value="5.115" calcext:value-type="float">
            <text:p>5,115</text:p>
          </table:table-cell>
          <table:table-cell table:formula="of:=[.AC92]/45*0.8*(-1)" office:value-type="float" office:value="-0.0909333333333333" calcext:value-type="float">
            <text:p>-0,091</text:p>
          </table:table-cell>
          <table:table-cell table:formula="of:=[.AB92]/45*(-1)*0.8" office:value-type="float" office:value="-0.1408" calcext:value-type="float">
            <text:p>-0,141</text:p>
          </table:table-cell>
          <table:table-cell table:formula="of:=[.AC92]/45*(-1)" office:value-type="float" office:value="-0.113666666666667" calcext:value-type="float">
            <text:p>-0,114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0.275" calcext:value-type="float">
            <text:p>0,27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  <table:table-cell table:formula="of:=([.AH92]+[.AI92]+[.AJ92]+[.AK92]+[.AL92]+[.AM92])*3" office:value-type="float" office:value="2.805" calcext:value-type="float">
            <text:p>2,80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93]*2" office:value-type="float" office:value="0.225" calcext:value-type="float">
            <text:p>0,225</text:p>
          </table:table-cell>
          <table:table-cell table:formula="of:=([.E93]+[.G93])*(-1)" office:value-type="float" office:value="-0.0333333333333333" calcext:value-type="float">
            <text:p>-0,033</text:p>
          </table:table-cell>
          <table:table-cell table:formula="of:=[.F93]/2/45" office:value-type="float" office:value="0.01" calcext:value-type="float">
            <text:p>0,010</text:p>
          </table:table-cell>
          <table:table-cell table:formula="of:=[.M93]*[.N87]" office:value-type="float" office:value="0.9" calcext:value-type="float">
            <text:p>0,900</text:p>
          </table:table-cell>
          <table:table-cell table:formula="of:=[.H93]/45" office:value-type="float" office:value="0.0233333333333333" calcext:value-type="float">
            <text:p>0,023</text:p>
          </table:table-cell>
          <table:table-cell table:formula="of:=[.N93]*[.N87]+[.O93]*[.O87]+[.P93]*[.P87]+[.Q93]*[.Q87]+[.R93]*[.R87]+[.S93]*[.S87]+[.T93]*[.T87]" office:value-type="float" office:value="1.05" calcext:value-type="float">
            <text:p>1,050</text:p>
          </table:table-cell>
          <table:table-cell table:formula="of:=[.L93]/45" office:value-type="float" office:value="0.0433333333333333" calcext:value-type="float">
            <text:p>0,043</text:p>
          </table:table-cell>
          <table:table-cell table:style-name="ce42" table:formula="of:=[.L93]/63*(-1)" office:value-type="float" office:value="-0.030952380952381" calcext:value-type="float">
            <text:p>-0,031</text:p>
          </table:table-cell>
          <table:table-cell table:style-name="ce42" table:formula="of:=[.J93]*18" office:value-type="float" office:value="-0.557142857142857" calcext:value-type="float">
            <text:p>-0,557</text:p>
          </table:table-cell>
          <table:table-cell table:formula="of:=[.M93]*[.N87]+[.N93]*[.N87]+[.O93]*[.O87]+[.P93]*[.P87]+[.Q93]*[.Q87]+[.R93]*[.R87]+[.S93]*[.S87]+[.T93]*[.T87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U87]*[.U93])+([.V87]*[.V93])+([.W87]*[.W93])+([.X87]*[.X93])+([.Y87]*[.Y93])" office:value-type="float" office:value="1.05" calcext:value-type="float">
            <text:p>1,050</text:p>
          </table:table-cell>
          <table:table-cell table:formula="of:=[.Z93]/45*(-1)" office:value-type="float" office:value="-0.0233333333333333" calcext:value-type="float">
            <text:p>-0,023</text:p>
          </table:table-cell>
          <table:table-cell table:formula="of:=[.L93]-[.Z93]" office:value-type="float" office:value="0.9" calcext:value-type="float">
            <text:p>0,900</text:p>
          </table:table-cell>
          <table:table-cell table:formula="of:=[.AB93]-[.AN93]" office:value-type="float" office:value="0.564" calcext:value-type="float">
            <text:p>0,564</text:p>
          </table:table-cell>
          <table:table-cell table:formula="of:=[.AC93]/45*0.8*(-1)" office:value-type="float" office:value="-0.0100266666666667" calcext:value-type="float">
            <text:p>-0,010</text:p>
          </table:table-cell>
          <table:table-cell table:formula="of:=[.AB93]/45*(-1)*0.8" office:value-type="float" office:value="-0.016" calcext:value-type="float">
            <text:p>-0,016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H93]+[.AI93]+[.AJ93]+[.AK93]+[.AL93]+[.AM93])*3" office:value-type="float" office:value="0.336" calcext:value-type="float">
            <text:p>0,3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94]*2" office:value-type="float" office:value="63" calcext:value-type="float">
            <text:p>63,000</text:p>
          </table:table-cell>
          <table:table-cell table:formula="of:=([.E94]+[.G94])*(-1)" office:value-type="float" office:value="-12.3666666666667" calcext:value-type="float">
            <text:p>-12,367</text:p>
          </table:table-cell>
          <table:table-cell table:formula="of:=[.F94]/2/45" office:value-type="float" office:value="2.8" calcext:value-type="float">
            <text:p>2,800</text:p>
          </table:table-cell>
          <table:table-cell table:formula="of:=[.M94]*[.N87]" office:value-type="float" office:value="252" calcext:value-type="float">
            <text:p>252,000</text:p>
          </table:table-cell>
          <table:table-cell table:formula="of:=[.H94]/45" office:value-type="float" office:value="9.56666666666667" calcext:value-type="float">
            <text:p>9,567</text:p>
          </table:table-cell>
          <table:table-cell table:formula="of:=[.N94]*[.N87]+[.O94]*[.O87]+[.P94]*[.P87]+[.Q94]*[.Q87]+[.R94]*[.R87]+[.S94]*[.S87]+[.T94]*[.T87]" office:value-type="float" office:value="430.5" calcext:value-type="float">
            <text:p>430,500</text:p>
          </table:table-cell>
          <table:table-cell table:formula="of:=[.L94]/45" office:value-type="float" office:value="15.1666666666667" calcext:value-type="float">
            <text:p>15,167</text:p>
          </table:table-cell>
          <table:table-cell table:style-name="ce42" table:formula="of:=[.L94]/63*(-1)" office:value-type="float" office:value="-10.8333333333333" calcext:value-type="float">
            <text:p>-10,833</text:p>
          </table:table-cell>
          <table:table-cell table:style-name="ce42" table:formula="of:=[.J94]*18" office:value-type="float" office:value="-195" calcext:value-type="float">
            <text:p>-195,000</text:p>
          </table:table-cell>
          <table:table-cell table:formula="of:=[.M94]*[.N87]+[.N94]*[.N87]+[.O94]*[.O87]+[.P94]*[.P87]+[.Q94]*[.Q87]+[.R94]*[.R87]+[.S94]*[.S87]+[.T94]*[.T87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U87]*[.U94])+([.V87]*[.V94])+([.W87]*[.W94])+([.X87]*[.X94])+([.Y87]*[.Y94])" office:value-type="float" office:value="94.5" calcext:value-type="float">
            <text:p>94,500</text:p>
          </table:table-cell>
          <table:table-cell table:formula="of:=[.Z94]/45*(-1)" office:value-type="float" office:value="-2.1" calcext:value-type="float">
            <text:p>-2,100</text:p>
          </table:table-cell>
          <table:table-cell table:formula="of:=[.L94]-[.Z94]" office:value-type="float" office:value="588" calcext:value-type="float">
            <text:p>588,000</text:p>
          </table:table-cell>
          <table:table-cell table:formula="of:=[.AB94]-[.AN94]" office:value-type="float" office:value="378" calcext:value-type="float">
            <text:p>378,000</text:p>
          </table:table-cell>
          <table:table-cell table:formula="of:=[.AC94]/45*0.8*(-1)" office:value-type="float" office:value="-6.72" calcext:value-type="float">
            <text:p>-6,720</text:p>
          </table:table-cell>
          <table:table-cell table:formula="of:=[.AB94]/45*(-1)*0.8" office:value-type="float" office:value="-10.4533333333333" calcext:value-type="float">
            <text:p>-10,453</text:p>
          </table:table-cell>
          <table:table-cell table:formula="of:=[.AC94]/45*(-1)" office:value-type="float" office:value="-8.4" calcext:value-type="float">
            <text:p>-8,400</text:p>
          </table:table-cell>
          <table:table-cell/>
          <table:table-cell office:value-type="float" office:value="31.5" calcext:value-type="float">
            <text:p>31,500</text:p>
          </table:table-cell>
          <table:table-cell office:value-type="float" office:value="28" calcext:value-type="float">
            <text:p>28,000</text:p>
          </table:table-cell>
          <table:table-cell office:value-type="float" office:value="10.5" calcext:value-type="float">
            <text:p>10,500</text:p>
          </table:table-cell>
          <table:table-cell table:number-columns-repeated="3"/>
          <table:table-cell table:formula="of:=([.AH94]+[.AI94]+[.AJ94]+[.AK94]+[.AL94]+[.AM94])*3" office:value-type="float" office:value="210" calcext:value-type="float">
            <text:p>210,000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P94]-[.C94]" office:value-type="float" office:value="287" calcext:value-type="float">
            <text:p>287,000</text:p>
          </table:table-cell>
          <table:table-cell table:formula="of:=[.AP94]-[.C94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P94]+[.C94]/2" office:value-type="float" office:value="381.5" calcext:value-type="float">
            <text:p>381,500</text:p>
          </table:table-cell>
          <table:table-cell table:formula="of:=[.AP94]+[.C94]" office:value-type="float" office:value="413" calcext:value-type="float">
            <text:p>413,000</text:p>
          </table:table-cell>
          <table:table-cell table:formula="of:=[.AP94]+[.C94]*1.5" office:value-type="float" office:value="444.5" calcext:value-type="float">
            <text:p>444,500</text:p>
          </table:table-cell>
          <table:table-cell table:formula="of:=[.AP94]+[.C94]*2" office:value-type="float" office:value="476" calcext:value-type="float">
            <text:p>47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95]*2" office:value-type="float" office:value="0" calcext:value-type="float">
            <text:p>0,000</text:p>
          </table:table-cell>
          <table:table-cell table:formula="of:=([.E95]+[.G95])*(-1)" office:value-type="float" office:value="-0" calcext:value-type="float">
            <text:p>0,000</text:p>
          </table:table-cell>
          <table:table-cell table:formula="of:=[.F95]/2/45" office:value-type="float" office:value="0" calcext:value-type="float">
            <text:p>0,000</text:p>
          </table:table-cell>
          <table:table-cell table:formula="of:=[.M95]*[.N87]" office:value-type="float" office:value="0" calcext:value-type="float">
            <text:p>0,000</text:p>
          </table:table-cell>
          <table:table-cell table:formula="of:=[.H95]/45" office:value-type="float" office:value="0" calcext:value-type="float">
            <text:p>0,000</text:p>
          </table:table-cell>
          <table:table-cell table:formula="of:=[.N95]*[.N87]+[.O95]*[.O87]+[.P95]*[.P87]+[.Q95]*[.Q87]+[.R95]*[.R87]+[.S95]*[.S87]+[.T95]*[.T87]" office:value-type="float" office:value="0" calcext:value-type="float">
            <text:p>0,000</text:p>
          </table:table-cell>
          <table:table-cell table:formula="of:=[.L95]/45" office:value-type="float" office:value="0" calcext:value-type="float">
            <text:p>0,000</text:p>
          </table:table-cell>
          <table:table-cell table:style-name="ce42" table:formula="of:=[.L95]/63*(-1)" office:value-type="float" office:value="-0" calcext:value-type="float">
            <text:p>0,000</text:p>
          </table:table-cell>
          <table:table-cell table:style-name="ce42" table:formula="of:=[.J95]*18" office:value-type="float" office:value="-0" calcext:value-type="float">
            <text:p>0,000</text:p>
          </table:table-cell>
          <table:table-cell table:formula="of:=[.M95]*[.N87]+[.N95]*[.N87]+[.O95]*[.O87]+[.P95]*[.P87]+[.Q95]*[.Q87]+[.R95]*[.R87]+[.S95]*[.S87]+[.T95]*[.T8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87]*[.U95])+([.V87]*[.V95])+([.W87]*[.W95])+([.X87]*[.X95])+([.Y87]*[.Y95])" office:value-type="float" office:value="0" calcext:value-type="float">
            <text:p>0,000</text:p>
          </table:table-cell>
          <table:table-cell table:formula="of:=[.Z95]/45*(-1)" office:value-type="float" office:value="-0" calcext:value-type="float">
            <text:p>0,000</text:p>
          </table:table-cell>
          <table:table-cell table:formula="of:=[.L95]-[.Z95]" office:value-type="float" office:value="0" calcext:value-type="float">
            <text:p>0,000</text:p>
          </table:table-cell>
          <table:table-cell table:formula="of:=[.AB95]-[.AN95]" office:value-type="float" office:value="0" calcext:value-type="float">
            <text:p>0,000</text:p>
          </table:table-cell>
          <table:table-cell table:formula="of:=[.AC95]/45*0.8*(-1)" office:value-type="float" office:value="-0" calcext:value-type="float">
            <text:p>0,000</text:p>
          </table:table-cell>
          <table:table-cell table:formula="of:=[.AB95]/45*(-1)*0.8" office:value-type="float" office:value="-0" calcext:value-type="float">
            <text:p>0,000</text:p>
          </table:table-cell>
          <table:table-cell table:number-columns-repeated="8"/>
          <table:table-cell table:formula="of:=([.AH95]+[.AI95]+[.AJ95]+[.AK95]+[.AL95]+[.AM95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96]*2" office:value-type="float" office:value="0" calcext:value-type="float">
            <text:p>0,000</text:p>
          </table:table-cell>
          <table:table-cell table:formula="of:=([.E96]+[.G96])*(-1)" office:value-type="float" office:value="-0.568888888888889" calcext:value-type="float">
            <text:p>-0,569</text:p>
          </table:table-cell>
          <table:table-cell table:formula="of:=[.F96]/2/45" office:value-type="float" office:value="0" calcext:value-type="float">
            <text:p>0,000</text:p>
          </table:table-cell>
          <table:table-cell table:formula="of:=[.M96]*[.N87]" office:value-type="float" office:value="0" calcext:value-type="float">
            <text:p>0,000</text:p>
          </table:table-cell>
          <table:table-cell table:formula="of:=[.H96]/45" office:value-type="float" office:value="0.568888888888889" calcext:value-type="float">
            <text:p>0,569</text:p>
          </table:table-cell>
          <table:table-cell table:formula="of:=[.N96]*[.N87]+[.O96]*[.O87]+[.P96]*[.P87]+[.Q96]*[.Q87]+[.R96]*[.R87]+[.S96]*[.S87]+[.T96]*[.T87]" office:value-type="float" office:value="25.6" calcext:value-type="float">
            <text:p>25,600</text:p>
          </table:table-cell>
          <table:table-cell table:formula="of:=[.L96]/45" office:value-type="float" office:value="0.568888888888889" calcext:value-type="float">
            <text:p>0,569</text:p>
          </table:table-cell>
          <table:table-cell table:style-name="ce42" table:formula="of:=[.L96]/63*(-1)" office:value-type="float" office:value="-0.406349206349206" calcext:value-type="float">
            <text:p>-0,406</text:p>
          </table:table-cell>
          <table:table-cell table:style-name="ce42" table:formula="of:=[.J96]*18" office:value-type="float" office:value="-7.31428571428571" calcext:value-type="float">
            <text:p>-7,314</text:p>
          </table:table-cell>
          <table:table-cell table:formula="of:=[.M96]*[.N87]+[.N96]*[.N87]+[.O96]*[.O87]+[.P96]*[.P87]+[.Q96]*[.Q87]+[.R96]*[.R87]+[.S96]*[.S87]+[.T96]*[.T87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U87]*[.U96])+([.V87]*[.V96])+([.W87]*[.W96])+([.X87]*[.X96])+([.Y87]*[.Y96])" office:value-type="float" office:value="18.56" calcext:value-type="float">
            <text:p>18,560</text:p>
          </table:table-cell>
          <table:table-cell table:formula="of:=[.Z96]/45*(-1)" office:value-type="float" office:value="-0.412444444444444" calcext:value-type="float">
            <text:p>-0,412</text:p>
          </table:table-cell>
          <table:table-cell table:formula="of:=[.L96]-[.Z96]" office:value-type="float" office:value="7.04" calcext:value-type="float">
            <text:p>7,040</text:p>
          </table:table-cell>
          <table:table-cell table:formula="of:=[.AB96]-[.AN96]" office:value-type="float" office:value="7.04" calcext:value-type="float">
            <text:p>7,040</text:p>
          </table:table-cell>
          <table:table-cell table:formula="of:=[.AC96]/45*0.8*(-1)" office:value-type="float" office:value="-0.125155555555556" calcext:value-type="float">
            <text:p>-0,125</text:p>
          </table:table-cell>
          <table:table-cell table:formula="of:=[.AB96]/45*(-1)*0.8" office:value-type="float" office:value="-0.125155555555556" calcext:value-type="float">
            <text:p>-0,125</text:p>
          </table:table-cell>
          <table:table-cell table:number-columns-repeated="8"/>
          <table:table-cell table:formula="of:=([.AH96]+[.AI96]+[.AJ96]+[.AK96]+[.AL96]+[.AM96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mmand_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00]*2" office:value-type="float" office:value="16.2" calcext:value-type="float">
            <text:p>16,200</text:p>
          </table:table-cell>
          <table:table-cell table:formula="of:=([.E100]+[.G100])*(-1)" office:value-type="float" office:value="-3.1" calcext:value-type="float">
            <text:p>-3,100</text:p>
          </table:table-cell>
          <table:table-cell table:formula="of:=[.F100]/2/45" office:value-type="float" office:value="0.72" calcext:value-type="float">
            <text:p>0,720</text:p>
          </table:table-cell>
          <table:table-cell table:formula="of:=[.M100]*[.N99]" office:value-type="float" office:value="64.8" calcext:value-type="float">
            <text:p>64,800</text:p>
          </table:table-cell>
          <table:table-cell table:formula="of:=[.H100]/45" office:value-type="float" office:value="2.38" calcext:value-type="float">
            <text:p>2,380</text:p>
          </table:table-cell>
          <table:table-cell table:formula="of:=[.N100]*[.N99]+[.O100]*[.O99]+[.P100]*[.P99]+[.Q100]*[.Q99]+[.R100]*[.R99]+[.S100]*[.S99]+[.T100]*[.T99]" office:value-type="float" office:value="107.1" calcext:value-type="float">
            <text:p>107,100</text:p>
          </table:table-cell>
          <table:table-cell table:formula="of:=[.L100]/45" office:value-type="float" office:value="3.82" calcext:value-type="float">
            <text:p>3,820</text:p>
          </table:table-cell>
          <table:table-cell table:style-name="ce42" table:formula="of:=[.L100]/63*(-1)" office:value-type="float" office:value="-2.72857142857143" calcext:value-type="float">
            <text:p>-2,729</text:p>
          </table:table-cell>
          <table:table-cell table:style-name="ce42" table:formula="of:=[.J100]*18" office:value-type="float" office:value="-49.1142857142857" calcext:value-type="float">
            <text:p>-49,114</text:p>
          </table:table-cell>
          <table:table-cell table:formula="of:=[.M100]*[.N99]+[.N100]*[.N99]+[.O100]*[.O99]+[.P100]*[.P99]+[.Q100]*[.Q99]+[.R100]*[.R99]+[.S100]*[.S99]+[.T100]*[.T99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U99]*[.U100])+([.V99]*[.V100])+([.W99]*[.W100])+([.X99]*[.X100])+([.Y99]*[.Y100])" office:value-type="float" office:value="75.6" calcext:value-type="float">
            <text:p>75,600</text:p>
          </table:table-cell>
          <table:table-cell table:formula="of:=[.Z100]/45*(-1)" office:value-type="float" office:value="-1.68" calcext:value-type="float">
            <text:p>-1,680</text:p>
          </table:table-cell>
          <table:table-cell table:formula="of:=[.L100]-[.Z100]" office:value-type="float" office:value="96.3" calcext:value-type="float">
            <text:p>96,300</text:p>
          </table:table-cell>
          <table:table-cell table:formula="of:=[.AB100]-[.AN100]" office:value-type="float" office:value="58.5" calcext:value-type="float">
            <text:p>58,500</text:p>
          </table:table-cell>
          <table:table-cell table:formula="of:=[.AC100]/45*0.8*(-1)" office:value-type="float" office:value="-1.04" calcext:value-type="float">
            <text:p>-1,040</text:p>
          </table:table-cell>
          <table:table-cell table:formula="of:=[.AB100]/45*(-1)*0.8" office:value-type="float" office:value="-1.712" calcext:value-type="float">
            <text:p>-1,712</text:p>
          </table:table-cell>
          <table:table-cell table:number-columns-repeated="2"/>
          <table:table-cell office:value-type="float" office:value="8.1" calcext:value-type="float">
            <text:p>8,1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H100]+[.AI100]+[.AJ100]+[.AK100]+[.AL100]+[.AM100])*3" office:value-type="float" office:value="37.8" calcext:value-type="float">
            <text:p>37,8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01]*2" office:value-type="float" office:value="7.2" calcext:value-type="float">
            <text:p>7,200</text:p>
          </table:table-cell>
          <table:table-cell table:formula="of:=([.E101]+[.G101])*(-1)" office:value-type="float" office:value="-2.16" calcext:value-type="float">
            <text:p>-2,160</text:p>
          </table:table-cell>
          <table:table-cell table:formula="of:=[.F101]/2/45" office:value-type="float" office:value="0.32" calcext:value-type="float">
            <text:p>0,320</text:p>
          </table:table-cell>
          <table:table-cell table:formula="of:=[.M101]*[.N99]" office:value-type="float" office:value="28.8" calcext:value-type="float">
            <text:p>28,800</text:p>
          </table:table-cell>
          <table:table-cell table:formula="of:=[.H101]/45" office:value-type="float" office:value="1.84" calcext:value-type="float">
            <text:p>1,840</text:p>
          </table:table-cell>
          <table:table-cell table:formula="of:=[.N101]*[.N99]+[.O101]*[.O99]+[.P101]*[.P99]+[.Q101]*[.Q99]+[.R101]*[.R99]+[.S101]*[.S99]+[.T101]*[.T99]" office:value-type="float" office:value="82.8" calcext:value-type="float">
            <text:p>82,800</text:p>
          </table:table-cell>
          <table:table-cell table:formula="of:=[.L101]/45" office:value-type="float" office:value="2.48" calcext:value-type="float">
            <text:p>2,480</text:p>
          </table:table-cell>
          <table:table-cell table:style-name="ce42" table:formula="of:=[.L101]/63*(-1)" office:value-type="float" office:value="-1.77142857142857" calcext:value-type="float">
            <text:p>-1,771</text:p>
          </table:table-cell>
          <table:table-cell table:style-name="ce42" table:formula="of:=[.J101]*18" office:value-type="float" office:value="-31.8857142857143" calcext:value-type="float">
            <text:p>-31,886</text:p>
          </table:table-cell>
          <table:table-cell table:formula="of:=[.M101]*[.N99]+[.N101]*[.N99]+[.O101]*[.O99]+[.P101]*[.P99]+[.Q101]*[.Q99]+[.R101]*[.R99]+[.S101]*[.S99]+[.T101]*[.T99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U99]*[.U101])+([.V99]*[.V101])+([.W99]*[.W101])+([.X99]*[.X101])+([.Y99]*[.Y101])" office:value-type="float" office:value="0" calcext:value-type="float">
            <text:p>0,000</text:p>
          </table:table-cell>
          <table:table-cell table:formula="of:=[.Z101]/45*(-1)" office:value-type="float" office:value="-0" calcext:value-type="float">
            <text:p>0,000</text:p>
          </table:table-cell>
          <table:table-cell table:formula="of:=[.L101]-[.Z101]" office:value-type="float" office:value="111.6" calcext:value-type="float">
            <text:p>111,600</text:p>
          </table:table-cell>
          <table:table-cell table:formula="of:=[.AB101]-[.AN101]" office:value-type="float" office:value="70.2" calcext:value-type="float">
            <text:p>70,200</text:p>
          </table:table-cell>
          <table:table-cell table:formula="of:=[.AC101]/45*0.8*(-1)" office:value-type="float" office:value="-1.248" calcext:value-type="float">
            <text:p>-1,248</text:p>
          </table:table-cell>
          <table:table-cell table:formula="of:=[.AB101]/45*(-1)*0.8" office:value-type="float" office:value="-1.984" calcext:value-type="float">
            <text:p>-1,984</text:p>
          </table:table-cell>
          <table:table-cell table:formula="of:=[.AC101]/45*(-1)" office:value-type="float" office:value="-1.56" calcext:value-type="float">
            <text:p>-1,560</text:p>
          </table:table-cell>
          <table:table-cell/>
          <table:table-cell office:value-type="float" office:value="3.6" calcext:value-type="float">
            <text:p>3,600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 office:value-type="float" office:value="2" calcext:value-type="float">
            <text:p>2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4" calcext:value-type="float">
            <text:p>2,400</text:p>
          </table:table-cell>
          <table:table-cell table:formula="of:=([.AH101]+[.AI101]+[.AJ101]+[.AK101]+[.AL101]+[.AM101])*3" office:value-type="float" office:value="41.4" calcext:value-type="float">
            <text:p>41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02]*2" office:value-type="float" office:value="6.12" calcext:value-type="float">
            <text:p>6,120</text:p>
          </table:table-cell>
          <table:table-cell table:formula="of:=([.E102]+[.G102])*(-1)" office:value-type="float" office:value="-1.79555555555556" calcext:value-type="float">
            <text:p>-1,796</text:p>
          </table:table-cell>
          <table:table-cell table:formula="of:=[.F102]/2/45" office:value-type="float" office:value="0.272" calcext:value-type="float">
            <text:p>0,272</text:p>
          </table:table-cell>
          <table:table-cell table:formula="of:=[.M102]*[.N99]" office:value-type="float" office:value="24.48" calcext:value-type="float">
            <text:p>24,480</text:p>
          </table:table-cell>
          <table:table-cell table:formula="of:=[.H102]/45" office:value-type="float" office:value="1.52355555555556" calcext:value-type="float">
            <text:p>1,524</text:p>
          </table:table-cell>
          <table:table-cell table:formula="of:=[.N102]*[.N99]+[.O102]*[.O99]+[.P102]*[.P99]+[.Q102]*[.Q99]+[.R102]*[.R99]+[.S102]*[.S99]+[.T102]*[.T99]" office:value-type="float" office:value="68.56" calcext:value-type="float">
            <text:p>68,560</text:p>
          </table:table-cell>
          <table:table-cell table:formula="of:=[.L102]/45" office:value-type="float" office:value="2.06755555555556" calcext:value-type="float">
            <text:p>2,068</text:p>
          </table:table-cell>
          <table:table-cell table:style-name="ce42" table:formula="of:=[.L102]/63*(-1)" office:value-type="float" office:value="-1.4768253968254" calcext:value-type="float">
            <text:p>-1,477</text:p>
          </table:table-cell>
          <table:table-cell table:style-name="ce42" table:formula="of:=[.J102]*18" office:value-type="float" office:value="-26.5828571428571" calcext:value-type="float">
            <text:p>-26,583</text:p>
          </table:table-cell>
          <table:table-cell table:formula="of:=[.M102]*[.N99]+[.N102]*[.N99]+[.O102]*[.O99]+[.P102]*[.P99]+[.Q102]*[.Q99]+[.R102]*[.R99]+[.S102]*[.S99]+[.T102]*[.T99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U99]*[.U102])+([.V99]*[.V102])+([.W99]*[.W102])+([.X99]*[.X102])+([.Y99]*[.Y102])" office:value-type="float" office:value="73.56" calcext:value-type="float">
            <text:p>73,560</text:p>
          </table:table-cell>
          <table:table-cell table:formula="of:=[.Z102]/45*(-1)" office:value-type="float" office:value="-1.63466666666667" calcext:value-type="float">
            <text:p>-1,635</text:p>
          </table:table-cell>
          <table:table-cell table:formula="of:=[.L102]-[.Z102]" office:value-type="float" office:value="19.48" calcext:value-type="float">
            <text:p>19,480</text:p>
          </table:table-cell>
          <table:table-cell table:formula="of:=[.AB102]-[.AN102]" office:value-type="float" office:value="4" calcext:value-type="float">
            <text:p>4,000</text:p>
          </table:table-cell>
          <table:table-cell table:formula="of:=[.AC102]/45*0.8*(-1)" office:value-type="float" office:value="-0.0711111111111111" calcext:value-type="float">
            <text:p>-0,071</text:p>
          </table:table-cell>
          <table:table-cell table:formula="of:=[.AB102]/45*(-1)*0.8" office:value-type="float" office:value="-0.346311111111111" calcext:value-type="float">
            <text:p>-0,346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2.1" calcext:value-type="float">
            <text:p>2,100</text:p>
          </table:table-cell>
          <table:table-cell table:number-columns-repeated="4"/>
          <table:table-cell table:formula="of:=([.AH102]+[.AI102]+[.AJ102]+[.AK102]+[.AL102]+[.AM102])*3" office:value-type="float" office:value="15.48" calcext:value-type="float">
            <text:p>15,4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03]*2" office:value-type="float" office:value="7.56" calcext:value-type="float">
            <text:p>7,560</text:p>
          </table:table-cell>
          <table:table-cell table:formula="of:=([.E103]+[.G103])*(-1)" office:value-type="float" office:value="-1.974" calcext:value-type="float">
            <text:p>-1,974</text:p>
          </table:table-cell>
          <table:table-cell table:formula="of:=[.F103]/2/45" office:value-type="float" office:value="0.336" calcext:value-type="float">
            <text:p>0,336</text:p>
          </table:table-cell>
          <table:table-cell table:formula="of:=[.M103]*[.N99]" office:value-type="float" office:value="30.24" calcext:value-type="float">
            <text:p>30,240</text:p>
          </table:table-cell>
          <table:table-cell table:formula="of:=[.H103]/45" office:value-type="float" office:value="1.638" calcext:value-type="float">
            <text:p>1,638</text:p>
          </table:table-cell>
          <table:table-cell table:formula="of:=[.N103]*[.N99]+[.O103]*[.O99]+[.P103]*[.P99]+[.Q103]*[.Q99]+[.R103]*[.R99]+[.S103]*[.S99]+[.T103]*[.T99]" office:value-type="float" office:value="73.71" calcext:value-type="float">
            <text:p>73,710</text:p>
          </table:table-cell>
          <table:table-cell table:formula="of:=[.L103]/45" office:value-type="float" office:value="2.31" calcext:value-type="float">
            <text:p>2,310</text:p>
          </table:table-cell>
          <table:table-cell table:style-name="ce42" table:formula="of:=[.L103]/63*(-1)" office:value-type="float" office:value="-1.65" calcext:value-type="float">
            <text:p>-1,650</text:p>
          </table:table-cell>
          <table:table-cell table:style-name="ce42" table:formula="of:=[.J103]*18" office:value-type="float" office:value="-29.7" calcext:value-type="float">
            <text:p>-29,700</text:p>
          </table:table-cell>
          <table:table-cell table:formula="of:=[.M103]*[.N99]+[.N103]*[.N99]+[.O103]*[.O99]+[.P103]*[.P99]+[.Q103]*[.Q99]+[.R103]*[.R99]+[.S103]*[.S99]+[.T103]*[.T99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U99]*[.U103])+([.V99]*[.V103])+([.W99]*[.W103])+([.X99]*[.X103])+([.Y99]*[.Y103])" office:value-type="float" office:value="0" calcext:value-type="float">
            <text:p>0,000</text:p>
          </table:table-cell>
          <table:table-cell table:formula="of:=[.Z103]/45*(-1)" office:value-type="float" office:value="-0" calcext:value-type="float">
            <text:p>0,000</text:p>
          </table:table-cell>
          <table:table-cell table:formula="of:=[.L103]-[.Z103]" office:value-type="float" office:value="103.95" calcext:value-type="float">
            <text:p>103,950</text:p>
          </table:table-cell>
          <table:table-cell table:formula="of:=[.AB103]-[.AN103]" office:value-type="float" office:value="74.34" calcext:value-type="float">
            <text:p>74,340</text:p>
          </table:table-cell>
          <table:table-cell table:formula="of:=[.AC103]/45*0.8*(-1)" office:value-type="float" office:value="-1.3216" calcext:value-type="float">
            <text:p>-1,322</text:p>
          </table:table-cell>
          <table:table-cell table:formula="of:=[.AB103]/45*(-1)*0.8" office:value-type="float" office:value="-1.848" calcext:value-type="float">
            <text:p>-1,848</text:p>
          </table:table-cell>
          <table:table-cell table:number-columns-repeated="2"/>
          <table:table-cell office:value-type="float" office:value="3.78" calcext:value-type="float">
            <text:p>3,780</text:p>
          </table:table-cell>
          <table:table-cell/>
          <table:table-cell office:value-type="float" office:value="2.73" calcext:value-type="float">
            <text:p>2,730</text:p>
          </table:table-cell>
          <table:table-cell office:value-type="float" office:value="2.1" calcext:value-type="float">
            <text:p>2,100</text:p>
          </table:table-cell>
          <table:table-cell office:value-type="float" office:value="1.26" calcext:value-type="float">
            <text:p>1,260</text:p>
          </table:table-cell>
          <table:table-cell/>
          <table:table-cell table:formula="of:=([.AH103]+[.AI103]+[.AJ103]+[.AK103]+[.AL103]+[.AM103])*3" office:value-type="float" office:value="29.61" calcext:value-type="float">
            <text:p>29,61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04]*2" office:value-type="float" office:value="0.99" calcext:value-type="float">
            <text:p>0,990</text:p>
          </table:table-cell>
          <table:table-cell table:style-name="ce32" table:formula="of:=([.E104]+[.G104])*(-1)" office:value-type="float" office:value="-0.210222222222222" calcext:value-type="float">
            <text:p>-0,210</text:p>
          </table:table-cell>
          <table:table-cell table:style-name="ce32" table:formula="of:=[.F104]/45" office:value-type="float" office:value="0.088" calcext:value-type="float">
            <text:p>0,088</text:p>
          </table:table-cell>
          <table:table-cell table:style-name="ce32" table:formula="of:=[.M104]*[.N99]" office:value-type="float" office:value="3.96" calcext:value-type="float">
            <text:p>3,960</text:p>
          </table:table-cell>
          <table:table-cell table:style-name="ce32" table:formula="of:=[.H104]/45" office:value-type="float" office:value="0.122222222222222" calcext:value-type="float">
            <text:p>0,122</text:p>
          </table:table-cell>
          <table:table-cell table:style-name="ce32" table:formula="of:=[.N104]*[.N99]+[.O104]*[.O99]+[.P104]*[.P99]+[.Q104]*[.Q99]+[.R104]*[.R99]+[.S104]*[.S99]+[.T104]*[.T99]" office:value-type="float" office:value="5.5" calcext:value-type="float">
            <text:p>5,500</text:p>
          </table:table-cell>
          <table:table-cell table:style-name="ce32" table:formula="of:=[.L104]/45" office:value-type="float" office:value="0.210222222222222" calcext:value-type="float">
            <text:p>0,210</text:p>
          </table:table-cell>
          <table:table-cell table:style-name="ce42" table:formula="of:=[.L104]/63*(-1)" office:value-type="float" office:value="-0.15015873015873" calcext:value-type="float">
            <text:p>-0,150</text:p>
          </table:table-cell>
          <table:table-cell table:style-name="ce42" table:formula="of:=[.J104]*18" office:value-type="float" office:value="-2.70285714285714" calcext:value-type="float">
            <text:p>-2,703</text:p>
          </table:table-cell>
          <table:table-cell table:formula="of:=[.M104]*[.N99]+[.N104]*[.N99]+[.O104]*[.O99]+[.P104]*[.P99]+[.Q104]*[.Q99]+[.R104]*[.R99]+[.S104]*[.S99]+[.T104]*[.T99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U99]*[.U104])+([.V99]*[.V104])+([.W99]*[.W104])+([.X99]*[.X104])+([.Y99]*[.Y104])" office:value-type="float" office:value="1.54" calcext:value-type="float">
            <text:p>1,540</text:p>
          </table:table-cell>
          <table:table-cell table:formula="of:=[.Z104]/45*(-1)" office:value-type="float" office:value="-0.0342222222222222" calcext:value-type="float">
            <text:p>-0,034</text:p>
          </table:table-cell>
          <table:table-cell table:formula="of:=[.L104]-[.Z104]" office:value-type="float" office:value="7.92" calcext:value-type="float">
            <text:p>7,920</text:p>
          </table:table-cell>
          <table:table-cell table:formula="of:=[.AB104]-[.AN104]" office:value-type="float" office:value="5.115" calcext:value-type="float">
            <text:p>5,115</text:p>
          </table:table-cell>
          <table:table-cell table:formula="of:=[.AC104]/45*0.8*(-1)" office:value-type="float" office:value="-0.0909333333333333" calcext:value-type="float">
            <text:p>-0,091</text:p>
          </table:table-cell>
          <table:table-cell table:formula="of:=[.AB104]/45*(-1)*0.8" office:value-type="float" office:value="-0.1408" calcext:value-type="float">
            <text:p>-0,141</text:p>
          </table:table-cell>
          <table:table-cell table:formula="of:=[.AC104]/45*(-1)" office:value-type="float" office:value="-0.113666666666667" calcext:value-type="float">
            <text:p>-0,114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0.275" calcext:value-type="float">
            <text:p>0,27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  <table:table-cell table:formula="of:=([.AH104]+[.AI104]+[.AJ104]+[.AK104]+[.AL104]+[.AM104])*3" office:value-type="float" office:value="2.805" calcext:value-type="float">
            <text:p>2,80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05]*2" office:value-type="float" office:value="0.225" calcext:value-type="float">
            <text:p>0,225</text:p>
          </table:table-cell>
          <table:table-cell table:formula="of:=([.E105]+[.G105])*(-1)" office:value-type="float" office:value="-0.0333333333333333" calcext:value-type="float">
            <text:p>-0,033</text:p>
          </table:table-cell>
          <table:table-cell table:formula="of:=[.F105]/2/45" office:value-type="float" office:value="0.01" calcext:value-type="float">
            <text:p>0,010</text:p>
          </table:table-cell>
          <table:table-cell table:formula="of:=[.M105]*[.N99]" office:value-type="float" office:value="0.9" calcext:value-type="float">
            <text:p>0,900</text:p>
          </table:table-cell>
          <table:table-cell table:formula="of:=[.H105]/45" office:value-type="float" office:value="0.0233333333333333" calcext:value-type="float">
            <text:p>0,023</text:p>
          </table:table-cell>
          <table:table-cell table:formula="of:=[.N105]*[.N99]+[.O105]*[.O99]+[.P105]*[.P99]+[.Q105]*[.Q99]+[.R105]*[.R99]+[.S105]*[.S99]+[.T105]*[.T99]" office:value-type="float" office:value="1.05" calcext:value-type="float">
            <text:p>1,050</text:p>
          </table:table-cell>
          <table:table-cell table:formula="of:=[.L105]/45" office:value-type="float" office:value="0.0433333333333333" calcext:value-type="float">
            <text:p>0,043</text:p>
          </table:table-cell>
          <table:table-cell table:style-name="ce42" table:formula="of:=[.L105]/63*(-1)" office:value-type="float" office:value="-0.030952380952381" calcext:value-type="float">
            <text:p>-0,031</text:p>
          </table:table-cell>
          <table:table-cell table:style-name="ce42" table:formula="of:=[.J105]*18" office:value-type="float" office:value="-0.557142857142857" calcext:value-type="float">
            <text:p>-0,557</text:p>
          </table:table-cell>
          <table:table-cell table:formula="of:=[.M105]*[.N99]+[.N105]*[.N99]+[.O105]*[.O99]+[.P105]*[.P99]+[.Q105]*[.Q99]+[.R105]*[.R99]+[.S105]*[.S99]+[.T105]*[.T99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U99]*[.U105])+([.V99]*[.V105])+([.W99]*[.W105])+([.X99]*[.X105])+([.Y99]*[.Y105])" office:value-type="float" office:value="1.05" calcext:value-type="float">
            <text:p>1,050</text:p>
          </table:table-cell>
          <table:table-cell table:formula="of:=[.Z105]/45*(-1)" office:value-type="float" office:value="-0.0233333333333333" calcext:value-type="float">
            <text:p>-0,023</text:p>
          </table:table-cell>
          <table:table-cell table:formula="of:=[.L105]-[.Z105]" office:value-type="float" office:value="0.9" calcext:value-type="float">
            <text:p>0,900</text:p>
          </table:table-cell>
          <table:table-cell table:formula="of:=[.AB105]-[.AN105]" office:value-type="float" office:value="0.564" calcext:value-type="float">
            <text:p>0,564</text:p>
          </table:table-cell>
          <table:table-cell table:formula="of:=[.AC105]/45*0.8*(-1)" office:value-type="float" office:value="-0.0100266666666667" calcext:value-type="float">
            <text:p>-0,010</text:p>
          </table:table-cell>
          <table:table-cell table:formula="of:=[.AB105]/45*(-1)*0.8" office:value-type="float" office:value="-0.016" calcext:value-type="float">
            <text:p>-0,016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H105]+[.AI105]+[.AJ105]+[.AK105]+[.AL105]+[.AM105])*3" office:value-type="float" office:value="0.336" calcext:value-type="float">
            <text:p>0,3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06]*2" office:value-type="float" office:value="63" calcext:value-type="float">
            <text:p>63,000</text:p>
          </table:table-cell>
          <table:table-cell table:formula="of:=([.E106]+[.G106])*(-1)" office:value-type="float" office:value="-12.3666666666667" calcext:value-type="float">
            <text:p>-12,367</text:p>
          </table:table-cell>
          <table:table-cell table:formula="of:=[.F106]/2/45" office:value-type="float" office:value="2.8" calcext:value-type="float">
            <text:p>2,800</text:p>
          </table:table-cell>
          <table:table-cell table:formula="of:=[.M106]*[.N99]" office:value-type="float" office:value="252" calcext:value-type="float">
            <text:p>252,000</text:p>
          </table:table-cell>
          <table:table-cell table:formula="of:=[.H106]/45" office:value-type="float" office:value="9.56666666666667" calcext:value-type="float">
            <text:p>9,567</text:p>
          </table:table-cell>
          <table:table-cell table:formula="of:=[.N106]*[.N99]+[.O106]*[.O99]+[.P106]*[.P99]+[.Q106]*[.Q99]+[.R106]*[.R99]+[.S106]*[.S99]+[.T106]*[.T99]" office:value-type="float" office:value="430.5" calcext:value-type="float">
            <text:p>430,500</text:p>
          </table:table-cell>
          <table:table-cell table:formula="of:=[.L106]/45" office:value-type="float" office:value="15.1666666666667" calcext:value-type="float">
            <text:p>15,167</text:p>
          </table:table-cell>
          <table:table-cell table:style-name="ce42" table:formula="of:=[.L106]/63*(-1)" office:value-type="float" office:value="-10.8333333333333" calcext:value-type="float">
            <text:p>-10,833</text:p>
          </table:table-cell>
          <table:table-cell table:style-name="ce42" table:formula="of:=[.J106]*18" office:value-type="float" office:value="-195" calcext:value-type="float">
            <text:p>-195,000</text:p>
          </table:table-cell>
          <table:table-cell table:formula="of:=[.M106]*[.N99]+[.N106]*[.N99]+[.O106]*[.O99]+[.P106]*[.P99]+[.Q106]*[.Q99]+[.R106]*[.R99]+[.S106]*[.S99]+[.T106]*[.T99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U99]*[.U106])+([.V99]*[.V106])+([.W99]*[.W106])+([.X99]*[.X106])+([.Y99]*[.Y106])" office:value-type="float" office:value="94.5" calcext:value-type="float">
            <text:p>94,500</text:p>
          </table:table-cell>
          <table:table-cell table:formula="of:=[.Z106]/45*(-1)" office:value-type="float" office:value="-2.1" calcext:value-type="float">
            <text:p>-2,100</text:p>
          </table:table-cell>
          <table:table-cell table:formula="of:=[.L106]-[.Z106]" office:value-type="float" office:value="588" calcext:value-type="float">
            <text:p>588,000</text:p>
          </table:table-cell>
          <table:table-cell table:formula="of:=[.AB106]-[.AN106]" office:value-type="float" office:value="378" calcext:value-type="float">
            <text:p>378,000</text:p>
          </table:table-cell>
          <table:table-cell table:formula="of:=[.AC106]/45*0.8*(-1)" office:value-type="float" office:value="-6.72" calcext:value-type="float">
            <text:p>-6,720</text:p>
          </table:table-cell>
          <table:table-cell table:formula="of:=[.AB106]/45*(-1)*0.8" office:value-type="float" office:value="-10.4533333333333" calcext:value-type="float">
            <text:p>-10,453</text:p>
          </table:table-cell>
          <table:table-cell table:formula="of:=[.AC106]/45*(-1)" office:value-type="float" office:value="-8.4" calcext:value-type="float">
            <text:p>-8,400</text:p>
          </table:table-cell>
          <table:table-cell/>
          <table:table-cell office:value-type="float" office:value="31.5" calcext:value-type="float">
            <text:p>31,500</text:p>
          </table:table-cell>
          <table:table-cell office:value-type="float" office:value="28" calcext:value-type="float">
            <text:p>28,000</text:p>
          </table:table-cell>
          <table:table-cell office:value-type="float" office:value="10.5" calcext:value-type="float">
            <text:p>10,500</text:p>
          </table:table-cell>
          <table:table-cell table:number-columns-repeated="3"/>
          <table:table-cell table:formula="of:=([.AH106]+[.AI106]+[.AJ106]+[.AK106]+[.AL106]+[.AM106])*3" office:value-type="float" office:value="210" calcext:value-type="float">
            <text:p>210,000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P106]-[.C106]" office:value-type="float" office:value="287" calcext:value-type="float">
            <text:p>287,000</text:p>
          </table:table-cell>
          <table:table-cell table:formula="of:=[.AP106]-[.C106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P106]+[.C106]/2" office:value-type="float" office:value="381.5" calcext:value-type="float">
            <text:p>381,500</text:p>
          </table:table-cell>
          <table:table-cell table:formula="of:=[.AP106]+[.C106]" office:value-type="float" office:value="413" calcext:value-type="float">
            <text:p>413,000</text:p>
          </table:table-cell>
          <table:table-cell table:formula="of:=[.AP106]+[.C106]*1.5" office:value-type="float" office:value="444.5" calcext:value-type="float">
            <text:p>444,500</text:p>
          </table:table-cell>
          <table:table-cell table:formula="of:=[.AP106]+[.C106]*2" office:value-type="float" office:value="476" calcext:value-type="float">
            <text:p>47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07]*2" office:value-type="float" office:value="0" calcext:value-type="float">
            <text:p>0,000</text:p>
          </table:table-cell>
          <table:table-cell table:formula="of:=([.E107]+[.G107])*(-1)" office:value-type="float" office:value="-0" calcext:value-type="float">
            <text:p>0,000</text:p>
          </table:table-cell>
          <table:table-cell table:formula="of:=[.F107]/2/45" office:value-type="float" office:value="0" calcext:value-type="float">
            <text:p>0,000</text:p>
          </table:table-cell>
          <table:table-cell table:formula="of:=[.M107]*[.N99]" office:value-type="float" office:value="0" calcext:value-type="float">
            <text:p>0,000</text:p>
          </table:table-cell>
          <table:table-cell table:formula="of:=[.H107]/45" office:value-type="float" office:value="0" calcext:value-type="float">
            <text:p>0,000</text:p>
          </table:table-cell>
          <table:table-cell table:formula="of:=[.N107]*[.N99]+[.O107]*[.O99]+[.P107]*[.P99]+[.Q107]*[.Q99]+[.R107]*[.R99]+[.S107]*[.S99]+[.T107]*[.T99]" office:value-type="float" office:value="0" calcext:value-type="float">
            <text:p>0,000</text:p>
          </table:table-cell>
          <table:table-cell table:formula="of:=[.L107]/45" office:value-type="float" office:value="0" calcext:value-type="float">
            <text:p>0,000</text:p>
          </table:table-cell>
          <table:table-cell table:style-name="ce42" table:formula="of:=[.L107]/63*(-1)" office:value-type="float" office:value="-0" calcext:value-type="float">
            <text:p>0,000</text:p>
          </table:table-cell>
          <table:table-cell table:style-name="ce42" table:formula="of:=[.J107]*18" office:value-type="float" office:value="-0" calcext:value-type="float">
            <text:p>0,000</text:p>
          </table:table-cell>
          <table:table-cell table:formula="of:=[.M107]*[.N99]+[.N107]*[.N99]+[.O107]*[.O99]+[.P107]*[.P99]+[.Q107]*[.Q99]+[.R107]*[.R99]+[.S107]*[.S99]+[.T107]*[.T9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99]*[.U107])+([.V99]*[.V107])+([.W99]*[.W107])+([.X99]*[.X107])+([.Y99]*[.Y107])" office:value-type="float" office:value="0" calcext:value-type="float">
            <text:p>0,000</text:p>
          </table:table-cell>
          <table:table-cell table:formula="of:=[.Z107]/45*(-1)" office:value-type="float" office:value="-0" calcext:value-type="float">
            <text:p>0,000</text:p>
          </table:table-cell>
          <table:table-cell table:formula="of:=[.L107]-[.Z107]" office:value-type="float" office:value="0" calcext:value-type="float">
            <text:p>0,000</text:p>
          </table:table-cell>
          <table:table-cell table:formula="of:=[.AB107]-[.AN107]" office:value-type="float" office:value="0" calcext:value-type="float">
            <text:p>0,000</text:p>
          </table:table-cell>
          <table:table-cell table:formula="of:=[.AC107]/45*0.8*(-1)" office:value-type="float" office:value="-0" calcext:value-type="float">
            <text:p>0,000</text:p>
          </table:table-cell>
          <table:table-cell table:formula="of:=[.AB107]/45*(-1)*0.8" office:value-type="float" office:value="-0" calcext:value-type="float">
            <text:p>0,000</text:p>
          </table:table-cell>
          <table:table-cell table:number-columns-repeated="8"/>
          <table:table-cell table:formula="of:=([.AH107]+[.AI107]+[.AJ107]+[.AK107]+[.AL107]+[.AM107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08]*2" office:value-type="float" office:value="0" calcext:value-type="float">
            <text:p>0,000</text:p>
          </table:table-cell>
          <table:table-cell table:formula="of:=([.E108]+[.G108])*(-1)" office:value-type="float" office:value="-0.568888888888889" calcext:value-type="float">
            <text:p>-0,569</text:p>
          </table:table-cell>
          <table:table-cell table:formula="of:=[.F108]/2/45" office:value-type="float" office:value="0" calcext:value-type="float">
            <text:p>0,000</text:p>
          </table:table-cell>
          <table:table-cell table:formula="of:=[.M108]*[.N99]" office:value-type="float" office:value="0" calcext:value-type="float">
            <text:p>0,000</text:p>
          </table:table-cell>
          <table:table-cell table:formula="of:=[.H108]/45" office:value-type="float" office:value="0.568888888888889" calcext:value-type="float">
            <text:p>0,569</text:p>
          </table:table-cell>
          <table:table-cell table:formula="of:=[.N108]*[.N99]+[.O108]*[.O99]+[.P108]*[.P99]+[.Q108]*[.Q99]+[.R108]*[.R99]+[.S108]*[.S99]+[.T108]*[.T99]" office:value-type="float" office:value="25.6" calcext:value-type="float">
            <text:p>25,600</text:p>
          </table:table-cell>
          <table:table-cell table:formula="of:=[.L108]/45" office:value-type="float" office:value="0.568888888888889" calcext:value-type="float">
            <text:p>0,569</text:p>
          </table:table-cell>
          <table:table-cell table:style-name="ce42" table:formula="of:=[.L108]/63*(-1)" office:value-type="float" office:value="-0.406349206349206" calcext:value-type="float">
            <text:p>-0,406</text:p>
          </table:table-cell>
          <table:table-cell table:style-name="ce42" table:formula="of:=[.J108]*18" office:value-type="float" office:value="-7.31428571428571" calcext:value-type="float">
            <text:p>-7,314</text:p>
          </table:table-cell>
          <table:table-cell table:formula="of:=[.M108]*[.N99]+[.N108]*[.N99]+[.O108]*[.O99]+[.P108]*[.P99]+[.Q108]*[.Q99]+[.R108]*[.R99]+[.S108]*[.S99]+[.T108]*[.T99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U99]*[.U108])+([.V99]*[.V108])+([.W99]*[.W108])+([.X99]*[.X108])+([.Y99]*[.Y108])" office:value-type="float" office:value="18.56" calcext:value-type="float">
            <text:p>18,560</text:p>
          </table:table-cell>
          <table:table-cell table:formula="of:=[.Z108]/45*(-1)" office:value-type="float" office:value="-0.412444444444444" calcext:value-type="float">
            <text:p>-0,412</text:p>
          </table:table-cell>
          <table:table-cell table:formula="of:=[.L108]-[.Z108]" office:value-type="float" office:value="7.04" calcext:value-type="float">
            <text:p>7,040</text:p>
          </table:table-cell>
          <table:table-cell table:formula="of:=[.AB108]-[.AN108]" office:value-type="float" office:value="7.04" calcext:value-type="float">
            <text:p>7,040</text:p>
          </table:table-cell>
          <table:table-cell table:formula="of:=[.AC108]/45*0.8*(-1)" office:value-type="float" office:value="-0.125155555555556" calcext:value-type="float">
            <text:p>-0,125</text:p>
          </table:table-cell>
          <table:table-cell table:formula="of:=[.AB108]/45*(-1)*0.8" office:value-type="float" office:value="-0.125155555555556" calcext:value-type="float">
            <text:p>-0,125</text:p>
          </table:table-cell>
          <table:table-cell table:number-columns-repeated="8"/>
          <table:table-cell table:formula="of:=([.AH108]+[.AI108]+[.AJ108]+[.AK108]+[.AL108]+[.AM108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battlecruis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12]*2" office:value-type="float" office:value="14.4" calcext:value-type="float">
            <text:p>14,400</text:p>
          </table:table-cell>
          <table:table-cell table:formula="of:=([.E112]+[.G112])*(-1)" office:value-type="float" office:value="-2.75555555555556" calcext:value-type="float">
            <text:p>-2,756</text:p>
          </table:table-cell>
          <table:table-cell table:formula="of:=[.F112]/2/45" office:value-type="float" office:value="0.64" calcext:value-type="float">
            <text:p>0,640</text:p>
          </table:table-cell>
          <table:table-cell table:formula="of:=[.M112]*[.N111]" office:value-type="float" office:value="57.6" calcext:value-type="float">
            <text:p>57,600</text:p>
          </table:table-cell>
          <table:table-cell table:formula="of:=[.H112]/45" office:value-type="float" office:value="2.11555555555556" calcext:value-type="float">
            <text:p>2,116</text:p>
          </table:table-cell>
          <table:table-cell table:formula="of:=[.N112]*[.N111]+[.O112]*[.O111]+[.P112]*[.P111]+[.Q112]*[.Q111]+[.R112]*[.R111]+[.S112]*[.S111]+[.T112]*[.T111]" office:value-type="float" office:value="95.2" calcext:value-type="float">
            <text:p>95,200</text:p>
          </table:table-cell>
          <table:table-cell table:formula="of:=[.L112]/45" office:value-type="float" office:value="3.39555555555556" calcext:value-type="float">
            <text:p>3,396</text:p>
          </table:table-cell>
          <table:table-cell table:style-name="ce42" table:formula="of:=[.L112]/63*(-1)" office:value-type="float" office:value="-2.42539682539683" calcext:value-type="float">
            <text:p>-2,425</text:p>
          </table:table-cell>
          <table:table-cell table:style-name="ce42" table:formula="of:=[.J112]*18" office:value-type="float" office:value="-43.6571428571429" calcext:value-type="float">
            <text:p>-43,657</text:p>
          </table:table-cell>
          <table:table-cell table:formula="of:=[.M112]*[.N111]+[.N112]*[.N111]+[.O112]*[.O111]+[.P112]*[.P111]+[.Q112]*[.Q111]+[.R112]*[.R111]+[.S112]*[.S111]+[.T112]*[.T111]" office:value-type="float" office:value="152.8" calcext:value-type="float">
            <text:p>152,800</text:p>
          </table:table-cell>
          <table:table-cell office:value-type="float" office:value="7.2" calcext:value-type="float">
            <text:p>7,200</text:p>
          </table:table-cell>
          <table:table-cell table:style-name="ce34"/>
          <table:table-cell/>
          <table:table-cell office:value-type="float" office:value="4" calcext:value-type="float">
            <text:p>4,000</text:p>
          </table:table-cell>
          <table:table-cell/>
          <table:table-cell office:value-type="float" office:value="9.6" calcext:value-type="float">
            <text:p>9,600</text:p>
          </table:table-cell>
          <table:table-cell table:number-columns-repeated="3"/>
          <table:table-cell office:value-type="float" office:value="9.6" calcext:value-type="float">
            <text:p>9,600</text:p>
          </table:table-cell>
          <table:table-cell table:number-columns-repeated="3"/>
          <table:table-cell table:formula="of:=([.U111]*[.U112])+([.V111]*[.V112])+([.W111]*[.W112])+([.X111]*[.X112])+([.Y111]*[.Y112])" office:value-type="float" office:value="67.2" calcext:value-type="float">
            <text:p>67,200</text:p>
          </table:table-cell>
          <table:table-cell table:formula="of:=[.Z112]/45*(-1)" office:value-type="float" office:value="-1.49333333333333" calcext:value-type="float">
            <text:p>-1,493</text:p>
          </table:table-cell>
          <table:table-cell table:formula="of:=[.L112]-[.Z112]" office:value-type="float" office:value="85.6" calcext:value-type="float">
            <text:p>85,600</text:p>
          </table:table-cell>
          <table:table-cell table:formula="of:=[.AB112]-[.AN112]" office:value-type="float" office:value="52" calcext:value-type="float">
            <text:p>52,000</text:p>
          </table:table-cell>
          <table:table-cell table:formula="of:=[.AC112]/45*0.8*(-1)" office:value-type="float" office:value="-0.924444444444444" calcext:value-type="float">
            <text:p>-0,924</text:p>
          </table:table-cell>
          <table:table-cell table:formula="of:=[.AB112]/45*(-1)*0.8" office:value-type="float" office:value="-1.52177777777778" calcext:value-type="float">
            <text:p>-1,522</text:p>
          </table:table-cell>
          <table:table-cell table:number-columns-repeated="2"/>
          <table:table-cell office:value-type="float" office:value="7.2" calcext:value-type="float">
            <text:p>7,200</text:p>
          </table:table-cell>
          <table:table-cell office:value-type="float" office:value="4" calcext:value-type="float">
            <text:p>4,000</text:p>
          </table:table-cell>
          <table:table-cell table:number-columns-repeated="4"/>
          <table:table-cell table:formula="of:=([.AH112]+[.AI112]+[.AJ112]+[.AK112]+[.AL112]+[.AM112])*3" office:value-type="float" office:value="33.6" calcext:value-type="float">
            <text:p>33,6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13]*2" office:value-type="float" office:value="8.1" calcext:value-type="float">
            <text:p>8,100</text:p>
          </table:table-cell>
          <table:table-cell table:formula="of:=([.E113]+[.G113])*(-1)" office:value-type="float" office:value="-2.655" calcext:value-type="float">
            <text:p>-2,655</text:p>
          </table:table-cell>
          <table:table-cell table:formula="of:=[.F113]/2/45" office:value-type="float" office:value="0.36" calcext:value-type="float">
            <text:p>0,360</text:p>
          </table:table-cell>
          <table:table-cell table:formula="of:=[.M113]*[.N111]" office:value-type="float" office:value="32.4" calcext:value-type="float">
            <text:p>32,400</text:p>
          </table:table-cell>
          <table:table-cell table:formula="of:=[.H113]/45" office:value-type="float" office:value="2.295" calcext:value-type="float">
            <text:p>2,295</text:p>
          </table:table-cell>
          <table:table-cell table:formula="of:=[.N113]*[.N111]+[.O113]*[.O111]+[.P113]*[.P111]+[.Q113]*[.Q111]+[.R113]*[.R111]+[.S113]*[.S111]+[.T113]*[.T111]" office:value-type="float" office:value="103.275" calcext:value-type="float">
            <text:p>103,275</text:p>
          </table:table-cell>
          <table:table-cell table:formula="of:=[.L113]/45" office:value-type="float" office:value="3.015" calcext:value-type="float">
            <text:p>3,015</text:p>
          </table:table-cell>
          <table:table-cell table:style-name="ce42" table:formula="of:=[.L113]/63*(-1)" office:value-type="float" office:value="-2.15357142857143" calcext:value-type="float">
            <text:p>-2,154</text:p>
          </table:table-cell>
          <table:table-cell table:style-name="ce42" table:formula="of:=[.J113]*18" office:value-type="float" office:value="-38.7642857142857" calcext:value-type="float">
            <text:p>-38,764</text:p>
          </table:table-cell>
          <table:table-cell table:formula="of:=[.M113]*[.N111]+[.N113]*[.N111]+[.O113]*[.O111]+[.P113]*[.P111]+[.Q113]*[.Q111]+[.R113]*[.R111]+[.S113]*[.S111]+[.T113]*[.T111]" office:value-type="float" office:value="135.675" calcext:value-type="float">
            <text:p>135,6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U111]*[.U113])+([.V111]*[.V113])+([.W111]*[.W113])+([.X111]*[.X113])+([.Y111]*[.Y113])" office:value-type="float" office:value="0" calcext:value-type="float">
            <text:p>0,000</text:p>
          </table:table-cell>
          <table:table-cell table:formula="of:=[.Z113]/45*(-1)" office:value-type="float" office:value="-0" calcext:value-type="float">
            <text:p>0,000</text:p>
          </table:table-cell>
          <table:table-cell table:formula="of:=[.L113]-[.Z113]" office:value-type="float" office:value="135.675" calcext:value-type="float">
            <text:p>135,675</text:p>
          </table:table-cell>
          <table:table-cell table:formula="of:=[.AB113]-[.AN113]" office:value-type="float" office:value="89.1" calcext:value-type="float">
            <text:p>89,100</text:p>
          </table:table-cell>
          <table:table-cell table:formula="of:=[.AC113]/45*0.8*(-1)" office:value-type="float" office:value="-1.584" calcext:value-type="float">
            <text:p>-1,584</text:p>
          </table:table-cell>
          <table:table-cell table:formula="of:=[.AB113]/45*(-1)*0.8" office:value-type="float" office:value="-2.412" calcext:value-type="float">
            <text:p>-2,412</text:p>
          </table:table-cell>
          <table:table-cell table:formula="of:=[.AC113]/45*(-1)" office:value-type="float" office:value="-1.98" calcext:value-type="float">
            <text:p>-1,980</text:p>
          </table:table-cell>
          <table:table-cell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 office:value-type="float" office:value="2.7" calcext:value-type="float">
            <text:p>2,700</text:p>
          </table:table-cell>
          <table:table-cell table:formula="of:=([.AH113]+[.AI113]+[.AJ113]+[.AK113]+[.AL113]+[.AM113])*3" office:value-type="float" office:value="46.575" calcext:value-type="float">
            <text:p>46,57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14]*2" office:value-type="float" office:value="6.48" calcext:value-type="float">
            <text:p>6,480</text:p>
          </table:table-cell>
          <table:table-cell table:formula="of:=([.E114]+[.G114])*(-1)" office:value-type="float" office:value="-1.84888888888889" calcext:value-type="float">
            <text:p>-1,849</text:p>
          </table:table-cell>
          <table:table-cell table:formula="of:=[.F114]/2/45" office:value-type="float" office:value="0.288" calcext:value-type="float">
            <text:p>0,288</text:p>
          </table:table-cell>
          <table:table-cell table:formula="of:=[.M114]*[.N111]" office:value-type="float" office:value="25.92" calcext:value-type="float">
            <text:p>25,920</text:p>
          </table:table-cell>
          <table:table-cell table:formula="of:=[.H114]/45" office:value-type="float" office:value="1.56088888888889" calcext:value-type="float">
            <text:p>1,561</text:p>
          </table:table-cell>
          <table:table-cell table:formula="of:=[.N114]*[.N111]+[.O114]*[.O111]+[.P114]*[.P111]+[.Q114]*[.Q111]+[.R114]*[.R111]+[.S114]*[.S111]+[.T114]*[.T111]" office:value-type="float" office:value="70.24" calcext:value-type="float">
            <text:p>70,240</text:p>
          </table:table-cell>
          <table:table-cell table:formula="of:=[.L114]/45" office:value-type="float" office:value="2.13688888888889" calcext:value-type="float">
            <text:p>2,137</text:p>
          </table:table-cell>
          <table:table-cell table:style-name="ce42" table:formula="of:=[.L114]/63*(-1)" office:value-type="float" office:value="-1.52634920634921" calcext:value-type="float">
            <text:p>-1,526</text:p>
          </table:table-cell>
          <table:table-cell table:style-name="ce42" table:formula="of:=[.J114]*18" office:value-type="float" office:value="-27.4742857142857" calcext:value-type="float">
            <text:p>-27,474</text:p>
          </table:table-cell>
          <table:table-cell table:formula="of:=[.M114]*[.N111]+[.N114]*[.N111]+[.O114]*[.O111]+[.P114]*[.P111]+[.Q114]*[.Q111]+[.R114]*[.R111]+[.S114]*[.S111]+[.T114]*[.T111]" office:value-type="float" office:value="96.16" calcext:value-type="float">
            <text:p>96,160</text:p>
          </table:table-cell>
          <table:table-cell office:value-type="float" office:value="3.24" calcext:value-type="float">
            <text:p>3,24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32" calcext:value-type="float">
            <text:p>4,32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32" calcext:value-type="float">
            <text:p>4,320</text:p>
          </table:table-cell>
          <table:table-cell table:number-columns-repeated="3"/>
          <table:table-cell table:formula="of:=([.U111]*[.U114])+([.V111]*[.V114])+([.W111]*[.W114])+([.X111]*[.X114])+([.Y111]*[.Y114])" office:value-type="float" office:value="75.24" calcext:value-type="float">
            <text:p>75,240</text:p>
          </table:table-cell>
          <table:table-cell table:formula="of:=[.Z114]/45*(-1)" office:value-type="float" office:value="-1.672" calcext:value-type="float">
            <text:p>-1,672</text:p>
          </table:table-cell>
          <table:table-cell table:formula="of:=[.L114]-[.Z114]" office:value-type="float" office:value="20.92" calcext:value-type="float">
            <text:p>20,920</text:p>
          </table:table-cell>
          <table:table-cell table:formula="of:=[.AB114]-[.AN114]" office:value-type="float" office:value="11.2" calcext:value-type="float">
            <text:p>11,200</text:p>
          </table:table-cell>
          <table:table-cell table:formula="of:=[.AC114]/45*0.8*(-1)" office:value-type="float" office:value="-0.199111111111111" calcext:value-type="float">
            <text:p>-0,199</text:p>
          </table:table-cell>
          <table:table-cell table:formula="of:=[.AB114]/45*(-1)*0.8" office:value-type="float" office:value="-0.371911111111111" calcext:value-type="float">
            <text:p>-0,372</text:p>
          </table:table-cell>
          <table:table-cell table:number-columns-repeated="2"/>
          <table:table-cell office:value-type="float" office:value="3.24" calcext:value-type="float">
            <text:p>3,240</text:p>
          </table:table-cell>
          <table:table-cell table:number-columns-repeated="5"/>
          <table:table-cell table:formula="of:=([.AH114]+[.AI114]+[.AJ114]+[.AK114]+[.AL114]+[.AM114])*3" office:value-type="float" office:value="9.72" calcext:value-type="float">
            <text:p>9,7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15]*2" office:value-type="float" office:value="8.1" calcext:value-type="float">
            <text:p>8,100</text:p>
          </table:table-cell>
          <table:table-cell table:formula="of:=([.E115]+[.G115])*(-1)" office:value-type="float" office:value="-2.115" calcext:value-type="float">
            <text:p>-2,115</text:p>
          </table:table-cell>
          <table:table-cell table:formula="of:=[.F115]/2/45" office:value-type="float" office:value="0.36" calcext:value-type="float">
            <text:p>0,360</text:p>
          </table:table-cell>
          <table:table-cell table:formula="of:=[.M115]*[.N111]" office:value-type="float" office:value="32.4" calcext:value-type="float">
            <text:p>32,400</text:p>
          </table:table-cell>
          <table:table-cell table:formula="of:=[.H115]/45" office:value-type="float" office:value="1.755" calcext:value-type="float">
            <text:p>1,755</text:p>
          </table:table-cell>
          <table:table-cell table:formula="of:=[.N115]*[.N111]+[.O115]*[.O111]+[.P115]*[.P111]+[.Q115]*[.Q111]+[.R115]*[.R111]+[.S115]*[.S111]+[.T115]*[.T111]" office:value-type="float" office:value="78.975" calcext:value-type="float">
            <text:p>78,975</text:p>
          </table:table-cell>
          <table:table-cell table:formula="of:=[.L115]/45" office:value-type="float" office:value="2.475" calcext:value-type="float">
            <text:p>2,475</text:p>
          </table:table-cell>
          <table:table-cell table:style-name="ce42" table:formula="of:=[.L115]/63*(-1)" office:value-type="float" office:value="-1.76785714285714" calcext:value-type="float">
            <text:p>-1,768</text:p>
          </table:table-cell>
          <table:table-cell table:style-name="ce42" table:formula="of:=[.J115]*18" office:value-type="float" office:value="-31.8214285714286" calcext:value-type="float">
            <text:p>-31,821</text:p>
          </table:table-cell>
          <table:table-cell table:formula="of:=[.M115]*[.N111]+[.N115]*[.N111]+[.O115]*[.O111]+[.P115]*[.P111]+[.Q115]*[.Q111]+[.R115]*[.R111]+[.S115]*[.S111]+[.T115]*[.T111]" office:value-type="float" office:value="111.375" calcext:value-type="float">
            <text:p>111,3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5.85" calcext:value-type="float">
            <text:p>5,8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U111]*[.U115])+([.V111]*[.V115])+([.W111]*[.W115])+([.X111]*[.X115])+([.Y111]*[.Y115])" office:value-type="float" office:value="0" calcext:value-type="float">
            <text:p>0,000</text:p>
          </table:table-cell>
          <table:table-cell table:formula="of:=[.Z115]/45*(-1)" office:value-type="float" office:value="-0" calcext:value-type="float">
            <text:p>0,000</text:p>
          </table:table-cell>
          <table:table-cell table:formula="of:=[.L115]-[.Z115]" office:value-type="float" office:value="111.375" calcext:value-type="float">
            <text:p>111,375</text:p>
          </table:table-cell>
          <table:table-cell table:formula="of:=[.AB115]-[.AN115]" office:value-type="float" office:value="72.9" calcext:value-type="float">
            <text:p>72,900</text:p>
          </table:table-cell>
          <table:table-cell table:formula="of:=[.AC115]/45*0.8*(-1)" office:value-type="float" office:value="-1.296" calcext:value-type="float">
            <text:p>-1,296</text:p>
          </table:table-cell>
          <table:table-cell table:formula="of:=[.AB115]/45*(-1)*0.8" office:value-type="float" office:value="-1.98" calcext:value-type="float">
            <text:p>-1,980</text:p>
          </table:table-cell>
          <table:table-cell table:number-columns-repeated="2"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/>
          <table:table-cell table:formula="of:=([.AH115]+[.AI115]+[.AJ115]+[.AK115]+[.AL115]+[.AM115])*3" office:value-type="float" office:value="38.475" calcext:value-type="float">
            <text:p>38,47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16]*2" office:value-type="float" office:value="0.855" calcext:value-type="float">
            <text:p>0,855</text:p>
          </table:table-cell>
          <table:table-cell table:style-name="ce32" table:formula="of:=([.E116]+[.G116])*(-1)" office:value-type="float" office:value="-0.181555555555556" calcext:value-type="float">
            <text:p>-0,182</text:p>
          </table:table-cell>
          <table:table-cell table:style-name="ce32" table:formula="of:=[.F116]/45" office:value-type="float" office:value="0.076" calcext:value-type="float">
            <text:p>0,076</text:p>
          </table:table-cell>
          <table:table-cell table:style-name="ce32" table:formula="of:=[.M116]*[.N111]" office:value-type="float" office:value="3.42" calcext:value-type="float">
            <text:p>3,420</text:p>
          </table:table-cell>
          <table:table-cell table:style-name="ce32" table:formula="of:=[.H116]/45" office:value-type="float" office:value="0.105555555555556" calcext:value-type="float">
            <text:p>0,106</text:p>
          </table:table-cell>
          <table:table-cell table:style-name="ce32" table:formula="of:=[.N116]*[.N111]+[.O116]*[.O111]+[.P116]*[.P111]+[.Q116]*[.Q111]+[.R116]*[.R111]+[.S116]*[.S111]+[.T116]*[.T111]" office:value-type="float" office:value="4.75" calcext:value-type="float">
            <text:p>4,750</text:p>
          </table:table-cell>
          <table:table-cell table:style-name="ce32" table:formula="of:=[.L116]/45" office:value-type="float" office:value="0.181555555555556" calcext:value-type="float">
            <text:p>0,182</text:p>
          </table:table-cell>
          <table:table-cell table:style-name="ce42" table:formula="of:=[.L116]/63*(-1)" office:value-type="float" office:value="-0.12968253968254" calcext:value-type="float">
            <text:p>-0,130</text:p>
          </table:table-cell>
          <table:table-cell table:style-name="ce42" table:formula="of:=[.J116]*18" office:value-type="float" office:value="-2.33428571428571" calcext:value-type="float">
            <text:p>-2,334</text:p>
          </table:table-cell>
          <table:table-cell table:formula="of:=[.M116]*[.N111]+[.N116]*[.N111]+[.O116]*[.O111]+[.P116]*[.P111]+[.Q116]*[.Q111]+[.R116]*[.R111]+[.S116]*[.S111]+[.T116]*[.T111]" office:value-type="float" office:value="8.17" calcext:value-type="float">
            <text:p>8,170</text:p>
          </table:table-cell>
          <table:table-cell office:value-type="float" office:value="0.4275" calcext:value-type="float">
            <text:p>0,428</text:p>
          </table:table-cell>
          <table:table-cell/>
          <table:table-cell office:value-type="float" office:value="0.2375" calcext:value-type="float">
            <text:p>0,238</text:p>
          </table:table-cell>
          <table:table-cell office:value-type="float" office:value="0.19" calcext:value-type="float">
            <text:p>0,190</text:p>
          </table:table-cell>
          <table:table-cell office:value-type="float" office:value="0.1425" calcext:value-type="float">
            <text:p>0,143</text:p>
          </table:table-cell>
          <table:table-cell table:number-columns-repeated="4"/>
          <table:table-cell office:value-type="float" office:value="0.19" calcext:value-type="float">
            <text:p>0,190</text:p>
          </table:table-cell>
          <table:table-cell table:number-columns-repeated="3"/>
          <table:table-cell table:formula="of:=([.U111]*[.U116])+([.V111]*[.V116])+([.W111]*[.W116])+([.X111]*[.X116])+([.Y111]*[.Y116])" office:value-type="float" office:value="1.33" calcext:value-type="float">
            <text:p>1,330</text:p>
          </table:table-cell>
          <table:table-cell table:formula="of:=[.Z116]/45*(-1)" office:value-type="float" office:value="-0.0295555555555556" calcext:value-type="float">
            <text:p>-0,030</text:p>
          </table:table-cell>
          <table:table-cell table:formula="of:=[.L116]-[.Z116]" office:value-type="float" office:value="6.84" calcext:value-type="float">
            <text:p>6,840</text:p>
          </table:table-cell>
          <table:table-cell table:formula="of:=[.AB116]-[.AN116]" office:value-type="float" office:value="4.422" calcext:value-type="float">
            <text:p>4,422</text:p>
          </table:table-cell>
          <table:table-cell table:formula="of:=[.AC116]/45*0.8*(-1)" office:value-type="float" office:value="-0.0786133333333333" calcext:value-type="float">
            <text:p>-0,079</text:p>
          </table:table-cell>
          <table:table-cell table:formula="of:=[.AB116]/45*(-1)*0.8" office:value-type="float" office:value="-0.1216" calcext:value-type="float">
            <text:p>-0,122</text:p>
          </table:table-cell>
          <table:table-cell table:formula="of:=[.AC116]/45*(-1)" office:value-type="float" office:value="-0.0982666666666666" calcext:value-type="float">
            <text:p>-0,098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0.237" calcext:value-type="float">
            <text:p>0,237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  <table:table-cell table:formula="of:=([.AH116]+[.AI116]+[.AJ116]+[.AK116]+[.AL116]+[.AM116])*3" office:value-type="float" office:value="2.418" calcext:value-type="float">
            <text:p>2,41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17]*2" office:value-type="float" office:value="0.225" calcext:value-type="float">
            <text:p>0,225</text:p>
          </table:table-cell>
          <table:table-cell table:formula="of:=([.E117]+[.G117])*(-1)" office:value-type="float" office:value="-0.0333333333333333" calcext:value-type="float">
            <text:p>-0,033</text:p>
          </table:table-cell>
          <table:table-cell table:formula="of:=[.F117]/2/45" office:value-type="float" office:value="0.01" calcext:value-type="float">
            <text:p>0,010</text:p>
          </table:table-cell>
          <table:table-cell table:formula="of:=[.M117]*[.N111]" office:value-type="float" office:value="0.9" calcext:value-type="float">
            <text:p>0,900</text:p>
          </table:table-cell>
          <table:table-cell table:formula="of:=[.H117]/45" office:value-type="float" office:value="0.0233333333333333" calcext:value-type="float">
            <text:p>0,023</text:p>
          </table:table-cell>
          <table:table-cell table:formula="of:=[.N117]*[.N111]+[.O117]*[.O111]+[.P117]*[.P111]+[.Q117]*[.Q111]+[.R117]*[.R111]+[.S117]*[.S111]+[.T117]*[.T111]" office:value-type="float" office:value="1.05" calcext:value-type="float">
            <text:p>1,050</text:p>
          </table:table-cell>
          <table:table-cell table:formula="of:=[.L117]/45" office:value-type="float" office:value="0.0433333333333333" calcext:value-type="float">
            <text:p>0,043</text:p>
          </table:table-cell>
          <table:table-cell table:style-name="ce42" table:formula="of:=[.L117]/63*(-1)" office:value-type="float" office:value="-0.030952380952381" calcext:value-type="float">
            <text:p>-0,031</text:p>
          </table:table-cell>
          <table:table-cell table:style-name="ce42" table:formula="of:=[.J117]*18" office:value-type="float" office:value="-0.557142857142857" calcext:value-type="float">
            <text:p>-0,557</text:p>
          </table:table-cell>
          <table:table-cell table:formula="of:=[.M117]*[.N111]+[.N117]*[.N111]+[.O117]*[.O111]+[.P117]*[.P111]+[.Q117]*[.Q111]+[.R117]*[.R111]+[.S117]*[.S111]+[.T117]*[.T111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U111]*[.U117])+([.V111]*[.V117])+([.W111]*[.W117])+([.X111]*[.X117])+([.Y111]*[.Y117])" office:value-type="float" office:value="1.05" calcext:value-type="float">
            <text:p>1,050</text:p>
          </table:table-cell>
          <table:table-cell table:formula="of:=[.Z117]/45*(-1)" office:value-type="float" office:value="-0.0233333333333333" calcext:value-type="float">
            <text:p>-0,023</text:p>
          </table:table-cell>
          <table:table-cell table:formula="of:=[.L117]-[.Z117]" office:value-type="float" office:value="0.9" calcext:value-type="float">
            <text:p>0,900</text:p>
          </table:table-cell>
          <table:table-cell table:formula="of:=[.AB117]-[.AN117]" office:value-type="float" office:value="0.564" calcext:value-type="float">
            <text:p>0,564</text:p>
          </table:table-cell>
          <table:table-cell table:formula="of:=[.AC117]/45*0.8*(-1)" office:value-type="float" office:value="-0.0100266666666667" calcext:value-type="float">
            <text:p>-0,010</text:p>
          </table:table-cell>
          <table:table-cell table:formula="of:=[.AB117]/45*(-1)*0.8" office:value-type="float" office:value="-0.016" calcext:value-type="float">
            <text:p>-0,016</text:p>
          </table:table-cell>
          <table:table-cell table:number-columns-repeated="2"/>
          <table:table-cell office:value-type="float" office:value="0.112" calcext:value-type="float">
            <text:p>0,112</text:p>
          </table:table-cell>
          <table:table-cell table:number-columns-repeated="5"/>
          <table:table-cell table:formula="of:=([.AH117]+[.AI117]+[.AJ117]+[.AK117]+[.AL117]+[.AM117])*3" office:value-type="float" office:value="0.336" calcext:value-type="float">
            <text:p>0,33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18]*2" office:value-type="float" office:value="55.8" calcext:value-type="float">
            <text:p>55,800</text:p>
          </table:table-cell>
          <table:table-cell table:formula="of:=([.E118]+[.G118])*(-1)" office:value-type="float" office:value="-10.9533333333333" calcext:value-type="float">
            <text:p>-10,953</text:p>
          </table:table-cell>
          <table:table-cell table:formula="of:=[.F118]/2/45" office:value-type="float" office:value="2.48" calcext:value-type="float">
            <text:p>2,480</text:p>
          </table:table-cell>
          <table:table-cell table:formula="of:=[.M118]*[.N111]" office:value-type="float" office:value="223.2" calcext:value-type="float">
            <text:p>223,200</text:p>
          </table:table-cell>
          <table:table-cell table:formula="of:=[.H118]/45" office:value-type="float" office:value="8.47333333333333" calcext:value-type="float">
            <text:p>8,473</text:p>
          </table:table-cell>
          <table:table-cell table:formula="of:=[.N118]*[.N111]+[.O118]*[.O111]+[.P118]*[.P111]+[.Q118]*[.Q111]+[.R118]*[.R111]+[.S118]*[.S111]+[.T118]*[.T111]" office:value-type="float" office:value="381.3" calcext:value-type="float">
            <text:p>381,300</text:p>
          </table:table-cell>
          <table:table-cell table:formula="of:=[.L118]/45" office:value-type="float" office:value="13.4333333333333" calcext:value-type="float">
            <text:p>13,433</text:p>
          </table:table-cell>
          <table:table-cell table:style-name="ce42" table:formula="of:=[.L118]/63*(-1)" office:value-type="float" office:value="-9.5952380952381" calcext:value-type="float">
            <text:p>-9,595</text:p>
          </table:table-cell>
          <table:table-cell table:style-name="ce42" table:formula="of:=[.J118]*18" office:value-type="float" office:value="-172.714285714286" calcext:value-type="float">
            <text:p>-172,714</text:p>
          </table:table-cell>
          <table:table-cell table:formula="of:=[.M118]*[.N111]+[.N118]*[.N111]+[.O118]*[.O111]+[.P118]*[.P111]+[.Q118]*[.Q111]+[.R118]*[.R111]+[.S118]*[.S111]+[.T118]*[.T111]" office:value-type="float" office:value="604.5" calcext:value-type="float">
            <text:p>604,500</text:p>
          </table:table-cell>
          <table:table-cell office:value-type="float" office:value="27.9" calcext:value-type="float">
            <text:p>27,900</text:p>
          </table:table-cell>
          <table:table-cell office:value-type="float" office:value="9.3" calcext:value-type="float">
            <text:p>9,300</text:p>
          </table:table-cell>
          <table:table-cell office:value-type="float" office:value="24.8" calcext:value-type="float">
            <text:p>24,800</text:p>
          </table:table-cell>
          <table:table-cell/>
          <table:table-cell office:value-type="float" office:value="9.3" calcext:value-type="float">
            <text:p>9,300</text:p>
          </table:table-cell>
          <table:table-cell table:number-columns-repeated="3"/>
          <table:table-cell office:value-type="float" office:value="9.3" calcext:value-type="float">
            <text:p>9,300</text:p>
          </table:table-cell>
          <table:table-cell table:number-columns-repeated="4"/>
          <table:table-cell table:formula="of:=([.U111]*[.U118])+([.V111]*[.V118])+([.W111]*[.W118])+([.X111]*[.X118])+([.Y111]*[.Y118])" office:value-type="float" office:value="83.7" calcext:value-type="float">
            <text:p>83,700</text:p>
          </table:table-cell>
          <table:table-cell table:formula="of:=[.Z118]/45*(-1)" office:value-type="float" office:value="-1.86" calcext:value-type="float">
            <text:p>-1,860</text:p>
          </table:table-cell>
          <table:table-cell table:formula="of:=[.L118]-[.Z118]" office:value-type="float" office:value="520.8" calcext:value-type="float">
            <text:p>520,800</text:p>
          </table:table-cell>
          <table:table-cell table:formula="of:=[.AB118]-[.AN118]" office:value-type="float" office:value="334.8" calcext:value-type="float">
            <text:p>334,800</text:p>
          </table:table-cell>
          <table:table-cell table:formula="of:=[.AC118]/45*0.8*(-1)" office:value-type="float" office:value="-5.952" calcext:value-type="float">
            <text:p>-5,952</text:p>
          </table:table-cell>
          <table:table-cell table:formula="of:=[.AB118]/45*(-1)*0.8" office:value-type="float" office:value="-9.25866666666667" calcext:value-type="float">
            <text:p>-9,259</text:p>
          </table:table-cell>
          <table:table-cell table:formula="of:=[.AC118]/45*(-1)" office:value-type="float" office:value="-7.44" calcext:value-type="float">
            <text:p>-7,440</text:p>
          </table:table-cell>
          <table:table-cell/>
          <table:table-cell office:value-type="float" office:value="27.9" calcext:value-type="float">
            <text:p>27,900</text:p>
          </table:table-cell>
          <table:table-cell office:value-type="float" office:value="24.8" calcext:value-type="float">
            <text:p>24,800</text:p>
          </table:table-cell>
          <table:table-cell office:value-type="float" office:value="9.3" calcext:value-type="float">
            <text:p>9,300</text:p>
          </table:table-cell>
          <table:table-cell table:number-columns-repeated="3"/>
          <table:table-cell table:formula="of:=([.AH118]+[.AI118]+[.AJ118]+[.AK118]+[.AL118]+[.AM118])*3" office:value-type="float" office:value="186" calcext:value-type="float">
            <text:p>186,000</text:p>
          </table:table-cell>
          <table:table-cell/>
          <table:table-cell office:value-type="float" office:value="310" calcext:value-type="float">
            <text:p>310,000</text:p>
          </table:table-cell>
          <table:table-cell table:formula="of:=[.AP118]-[.C118]" office:value-type="float" office:value="254.2" calcext:value-type="float">
            <text:p>254,200</text:p>
          </table:table-cell>
          <table:table-cell table:formula="of:=[.AP118]-[.C118]/2" office:value-type="float" office:value="282.1" calcext:value-type="float">
            <text:p>282,100</text:p>
          </table:table-cell>
          <table:table-cell office:value-type="float" office:value="310" calcext:value-type="float">
            <text:p>310,000</text:p>
          </table:table-cell>
          <table:table-cell table:formula="of:=[.AP118]+[.C118]/2" office:value-type="float" office:value="337.9" calcext:value-type="float">
            <text:p>337,900</text:p>
          </table:table-cell>
          <table:table-cell table:formula="of:=[.AP118]+[.C118]" office:value-type="float" office:value="365.8" calcext:value-type="float">
            <text:p>365,800</text:p>
          </table:table-cell>
          <table:table-cell table:formula="of:=[.AP118]+[.C118]*1.5" office:value-type="float" office:value="393.7" calcext:value-type="float">
            <text:p>393,700</text:p>
          </table:table-cell>
          <table:table-cell table:formula="of:=[.AP118]+[.C118]*2" office:value-type="float" office:value="421.6" calcext:value-type="float">
            <text:p>421,6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19]*2" office:value-type="float" office:value="0" calcext:value-type="float">
            <text:p>0,000</text:p>
          </table:table-cell>
          <table:table-cell table:formula="of:=([.E119]+[.G119])*(-1)" office:value-type="float" office:value="-0" calcext:value-type="float">
            <text:p>0,000</text:p>
          </table:table-cell>
          <table:table-cell table:formula="of:=[.F119]/2/45" office:value-type="float" office:value="0" calcext:value-type="float">
            <text:p>0,000</text:p>
          </table:table-cell>
          <table:table-cell table:formula="of:=[.M119]*[.N111]" office:value-type="float" office:value="0" calcext:value-type="float">
            <text:p>0,000</text:p>
          </table:table-cell>
          <table:table-cell table:formula="of:=[.H119]/45" office:value-type="float" office:value="0" calcext:value-type="float">
            <text:p>0,000</text:p>
          </table:table-cell>
          <table:table-cell table:formula="of:=[.N119]*[.N111]+[.O119]*[.O111]+[.P119]*[.P111]+[.Q119]*[.Q111]+[.R119]*[.R111]+[.S119]*[.S111]+[.T119]*[.T111]" office:value-type="float" office:value="0" calcext:value-type="float">
            <text:p>0,000</text:p>
          </table:table-cell>
          <table:table-cell table:formula="of:=[.L119]/45" office:value-type="float" office:value="0" calcext:value-type="float">
            <text:p>0,000</text:p>
          </table:table-cell>
          <table:table-cell table:style-name="ce42" table:formula="of:=[.L119]/63*(-1)" office:value-type="float" office:value="-0" calcext:value-type="float">
            <text:p>0,000</text:p>
          </table:table-cell>
          <table:table-cell table:style-name="ce42" table:formula="of:=[.J119]*18" office:value-type="float" office:value="-0" calcext:value-type="float">
            <text:p>0,000</text:p>
          </table:table-cell>
          <table:table-cell table:formula="of:=[.M119]*[.N111]+[.N119]*[.N111]+[.O119]*[.O111]+[.P119]*[.P111]+[.Q119]*[.Q111]+[.R119]*[.R111]+[.S119]*[.S111]+[.T119]*[.T111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11]*[.U119])+([.V111]*[.V119])+([.W111]*[.W119])+([.X111]*[.X119])+([.Y111]*[.Y119])" office:value-type="float" office:value="0" calcext:value-type="float">
            <text:p>0,000</text:p>
          </table:table-cell>
          <table:table-cell table:formula="of:=[.Z119]/45*(-1)" office:value-type="float" office:value="-0" calcext:value-type="float">
            <text:p>0,000</text:p>
          </table:table-cell>
          <table:table-cell table:formula="of:=[.L119]-[.Z119]" office:value-type="float" office:value="0" calcext:value-type="float">
            <text:p>0,000</text:p>
          </table:table-cell>
          <table:table-cell table:formula="of:=[.AB119]-[.AN119]" office:value-type="float" office:value="0" calcext:value-type="float">
            <text:p>0,000</text:p>
          </table:table-cell>
          <table:table-cell table:formula="of:=[.AC119]/45*0.8*(-1)" office:value-type="float" office:value="-0" calcext:value-type="float">
            <text:p>0,000</text:p>
          </table:table-cell>
          <table:table-cell table:formula="of:=[.AB119]/45*(-1)*0.8" office:value-type="float" office:value="-0" calcext:value-type="float">
            <text:p>0,000</text:p>
          </table:table-cell>
          <table:table-cell table:number-columns-repeated="8"/>
          <table:table-cell table:formula="of:=([.AH119]+[.AI119]+[.AJ119]+[.AK119]+[.AL119]+[.AM119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20]*2" office:value-type="float" office:value="0" calcext:value-type="float">
            <text:p>0,000</text:p>
          </table:table-cell>
          <table:table-cell table:formula="of:=([.E120]+[.G120])*(-1)" office:value-type="float" office:value="-0.416" calcext:value-type="float">
            <text:p>-0,416</text:p>
          </table:table-cell>
          <table:table-cell table:formula="of:=[.F120]/2/45" office:value-type="float" office:value="0" calcext:value-type="float">
            <text:p>0,000</text:p>
          </table:table-cell>
          <table:table-cell table:formula="of:=[.M120]*[.N111]" office:value-type="float" office:value="0" calcext:value-type="float">
            <text:p>0,000</text:p>
          </table:table-cell>
          <table:table-cell table:formula="of:=[.H120]/45" office:value-type="float" office:value="0.416" calcext:value-type="float">
            <text:p>0,416</text:p>
          </table:table-cell>
          <table:table-cell table:formula="of:=[.N120]*[.N111]+[.O120]*[.O111]+[.P120]*[.P111]+[.Q120]*[.Q111]+[.R120]*[.R111]+[.S120]*[.S111]+[.T120]*[.T111]" office:value-type="float" office:value="18.72" calcext:value-type="float">
            <text:p>18,720</text:p>
          </table:table-cell>
          <table:table-cell table:formula="of:=[.L120]/45" office:value-type="float" office:value="0.416" calcext:value-type="float">
            <text:p>0,416</text:p>
          </table:table-cell>
          <table:table-cell table:style-name="ce42" table:formula="of:=[.L120]/63*(-1)" office:value-type="float" office:value="-0.297142857142857" calcext:value-type="float">
            <text:p>-0,297</text:p>
          </table:table-cell>
          <table:table-cell table:style-name="ce42" table:formula="of:=[.J120]*18" office:value-type="float" office:value="-5.34857142857143" calcext:value-type="float">
            <text:p>-5,349</text:p>
          </table:table-cell>
          <table:table-cell table:formula="of:=[.M120]*[.N111]+[.N120]*[.N111]+[.O120]*[.O111]+[.P120]*[.P111]+[.Q120]*[.Q111]+[.R120]*[.R111]+[.S120]*[.S111]+[.T120]*[.T111]" office:value-type="float" office:value="18.72" calcext:value-type="float">
            <text:p>18,720</text:p>
          </table:table-cell>
          <table:table-cell office:value-type="float" office:value="0" calcext:value-type="float">
            <text:p>0,000</text:p>
          </table:table-cell>
          <table:table-cell office:value-type="float" office:value="1.44" calcext:value-type="float">
            <text:p>1,440</text:p>
          </table:table-cell>
          <table:table-cell table:number-columns-repeated="4"/>
          <table:table-cell office:value-type="float" office:value="1.2" calcext:value-type="float">
            <text:p>1,200</text:p>
          </table:table-cell>
          <table:table-cell table:number-columns-repeated="3"/>
          <table:table-cell office:value-type="float" office:value="1.2" calcext:value-type="float">
            <text:p>1,200</text:p>
          </table:table-cell>
          <table:table-cell office:value-type="float" office:value="0.84" calcext:value-type="float">
            <text:p>0,840</text:p>
          </table:table-cell>
          <table:table-cell/>
          <table:table-cell table:formula="of:=([.U111]*[.U120])+([.V111]*[.V120])+([.W111]*[.W120])+([.X111]*[.X120])+([.Y111]*[.Y120])" office:value-type="float" office:value="13.92" calcext:value-type="float">
            <text:p>13,920</text:p>
          </table:table-cell>
          <table:table-cell table:formula="of:=[.Z120]/45*(-1)" office:value-type="float" office:value="-0.309333333333333" calcext:value-type="float">
            <text:p>-0,309</text:p>
          </table:table-cell>
          <table:table-cell table:formula="of:=[.L120]-[.Z120]" office:value-type="float" office:value="4.8" calcext:value-type="float">
            <text:p>4,800</text:p>
          </table:table-cell>
          <table:table-cell table:formula="of:=[.AB120]-[.AN120]" office:value-type="float" office:value="4.8" calcext:value-type="float">
            <text:p>4,800</text:p>
          </table:table-cell>
          <table:table-cell table:formula="of:=[.AC120]/45*0.8*(-1)" office:value-type="float" office:value="-0.0853333333333333" calcext:value-type="float">
            <text:p>-0,085</text:p>
          </table:table-cell>
          <table:table-cell table:formula="of:=[.AB120]/45*(-1)*0.8" office:value-type="float" office:value="-0.0853333333333333" calcext:value-type="float">
            <text:p>-0,085</text:p>
          </table:table-cell>
          <table:table-cell table:number-columns-repeated="8"/>
          <table:table-cell table:formula="of:=([.AH120]+[.AI120]+[.AJ120]+[.AK120]+[.AL120]+[.AM120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pocket_battleship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6" calcext:value-type="float">
            <text:p>6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24]*2" office:value-type="float" office:value="10.8" calcext:value-type="float">
            <text:p>10,800</text:p>
          </table:table-cell>
          <table:table-cell table:formula="of:=([.E124]+[.G124])*(-1)" office:value-type="float" office:value="-1.94666666666667" calcext:value-type="float">
            <text:p>-1,947</text:p>
          </table:table-cell>
          <table:table-cell table:formula="of:=[.F124]/2/45" office:value-type="float" office:value="0.36" calcext:value-type="float">
            <text:p>0,360</text:p>
          </table:table-cell>
          <table:table-cell table:formula="of:=[.M124]*[.N123]" office:value-type="float" office:value="32.4" calcext:value-type="float">
            <text:p>32,400</text:p>
          </table:table-cell>
          <table:table-cell table:formula="of:=[.H124]/45" office:value-type="float" office:value="1.58666666666667" calcext:value-type="float">
            <text:p>1,587</text:p>
          </table:table-cell>
          <table:table-cell table:formula="of:=[.N124]*[.N123]+[.O124]*[.O123]+[.P124]*[.P123]+[.Q124]*[.Q123]+[.R124]*[.R123]+[.S124]*[.S123]+[.T124]*[.T123]" office:value-type="float" office:value="71.4" calcext:value-type="float">
            <text:p>71,400</text:p>
          </table:table-cell>
          <table:table-cell table:formula="of:=[.L124]/45" office:value-type="float" office:value="2.30666666666667" calcext:value-type="float">
            <text:p>2,307</text:p>
          </table:table-cell>
          <table:table-cell table:style-name="ce42" table:formula="of:=[.L124]/63*(-1)" office:value-type="float" office:value="-1.64761904761905" calcext:value-type="float">
            <text:p>-1,648</text:p>
          </table:table-cell>
          <table:table-cell table:style-name="ce42" table:formula="of:=[.J124]*18" office:value-type="float" office:value="-29.6571428571429" calcext:value-type="float">
            <text:p>-29,657</text:p>
          </table:table-cell>
          <table:table-cell table:formula="of:=[.M124]*[.N123]+[.N124]*[.N123]+[.O124]*[.O123]+[.P124]*[.P123]+[.Q124]*[.Q123]+[.R124]*[.R123]+[.S124]*[.S123]+[.T124]*[.T123]" office:value-type="float" office:value="103.8" calcext:value-type="float">
            <text:p>103,800</text:p>
          </table:table-cell>
          <table:table-cell office:value-type="float" office:value="5.4" calcext:value-type="float">
            <text:p>5,400</text:p>
          </table:table-cell>
          <table:table-cell table:style-name="ce34"/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3"/>
          <table:table-cell office:value-type="float" office:value="7.2" calcext:value-type="float">
            <text:p>7,200</text:p>
          </table:table-cell>
          <table:table-cell table:number-columns-repeated="3"/>
          <table:table-cell table:formula="of:=([.U123]*[.U124])+([.V123]*[.V124])+([.W123]*[.W124])+([.X123]*[.X124])+([.Y123]*[.Y124])" office:value-type="float" office:value="50.4" calcext:value-type="float">
            <text:p>50,400</text:p>
          </table:table-cell>
          <table:table-cell table:formula="of:=[.Z124]/45*(-1)" office:value-type="float" office:value="-1.12" calcext:value-type="float">
            <text:p>-1,120</text:p>
          </table:table-cell>
          <table:table-cell table:formula="of:=[.L124]-[.Z124]" office:value-type="float" office:value="53.4" calcext:value-type="float">
            <text:p>53,400</text:p>
          </table:table-cell>
          <table:table-cell table:formula="of:=[.AB124]-[.AN124]" office:value-type="float" office:value="28.2" calcext:value-type="float">
            <text:p>28,200</text:p>
          </table:table-cell>
          <table:table-cell table:formula="of:=[.AC124]/45*0.8*(-1)" office:value-type="float" office:value="-0.501333333333333" calcext:value-type="float">
            <text:p>-0,501</text:p>
          </table:table-cell>
          <table:table-cell table:formula="of:=[.AB124]/45*(-1)*0.8" office:value-type="float" office:value="-0.949333333333333" calcext:value-type="float">
            <text:p>-0,949</text:p>
          </table:table-cell>
          <table:table-cell table:number-columns-repeated="2"/>
          <table:table-cell office:value-type="float" office:value="5.4" calcext:value-type="float">
            <text:p>5,400</text:p>
          </table:table-cell>
          <table:table-cell office:value-type="float" office:value="3" calcext:value-type="float">
            <text:p>3,000</text:p>
          </table:table-cell>
          <table:table-cell table:number-columns-repeated="4"/>
          <table:table-cell table:formula="of:=([.AH124]+[.AI124]+[.AJ124]+[.AK124]+[.AL124]+[.AM124])*3" office:value-type="float" office:value="25.2" calcext:value-type="float">
            <text:p>25,2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25]*2" office:value-type="float" office:value="8.1" calcext:value-type="float">
            <text:p>8,100</text:p>
          </table:table-cell>
          <table:table-cell table:formula="of:=([.E125]+[.G125])*(-1)" office:value-type="float" office:value="-1.62" calcext:value-type="float">
            <text:p>-1,620</text:p>
          </table:table-cell>
          <table:table-cell table:formula="of:=[.F125]/2/45" office:value-type="float" office:value="0.27" calcext:value-type="float">
            <text:p>0,270</text:p>
          </table:table-cell>
          <table:table-cell table:formula="of:=[.M125]*[.N123]" office:value-type="float" office:value="24.3" calcext:value-type="float">
            <text:p>24,300</text:p>
          </table:table-cell>
          <table:table-cell table:formula="of:=[.H125]/45" office:value-type="float" office:value="1.35" calcext:value-type="float">
            <text:p>1,350</text:p>
          </table:table-cell>
          <table:table-cell table:formula="of:=[.N125]*[.N123]+[.O125]*[.O123]+[.P125]*[.P123]+[.Q125]*[.Q123]+[.R125]*[.R123]+[.S125]*[.S123]+[.T125]*[.T123]" office:value-type="float" office:value="60.75" calcext:value-type="float">
            <text:p>60,750</text:p>
          </table:table-cell>
          <table:table-cell table:formula="of:=[.L125]/45" office:value-type="float" office:value="1.89" calcext:value-type="float">
            <text:p>1,890</text:p>
          </table:table-cell>
          <table:table-cell table:style-name="ce42" table:formula="of:=[.L125]/63*(-1)" office:value-type="float" office:value="-1.35" calcext:value-type="float">
            <text:p>-1,350</text:p>
          </table:table-cell>
          <table:table-cell table:style-name="ce42" table:formula="of:=[.J125]*18" office:value-type="float" office:value="-24.3" calcext:value-type="float">
            <text:p>-24,300</text:p>
          </table:table-cell>
          <table:table-cell table:formula="of:=[.M125]*[.N123]+[.N125]*[.N123]+[.O125]*[.O123]+[.P125]*[.P123]+[.Q125]*[.Q123]+[.R125]*[.R123]+[.S125]*[.S123]+[.T125]*[.T123]" office:value-type="float" office:value="85.05" calcext:value-type="float">
            <text:p>85,0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4.5" calcext:value-type="float">
            <text:p>4,500</text:p>
          </table:table-cell>
          <table:table-cell table:number-columns-repeated="9"/>
          <table:table-cell table:formula="of:=([.U123]*[.U125])+([.V123]*[.V125])+([.W123]*[.W125])+([.X123]*[.X125])+([.Y123]*[.Y125])" office:value-type="float" office:value="0" calcext:value-type="float">
            <text:p>0,000</text:p>
          </table:table-cell>
          <table:table-cell table:formula="of:=[.Z125]/45*(-1)" office:value-type="float" office:value="-0" calcext:value-type="float">
            <text:p>0,000</text:p>
          </table:table-cell>
          <table:table-cell table:formula="of:=[.L125]-[.Z125]" office:value-type="float" office:value="85.05" calcext:value-type="float">
            <text:p>85,050</text:p>
          </table:table-cell>
          <table:table-cell table:formula="of:=[.AB125]-[.AN125]" office:value-type="float" office:value="52.65" calcext:value-type="float">
            <text:p>52,650</text:p>
          </table:table-cell>
          <table:table-cell table:formula="of:=[.AC125]/45*0.8*(-1)" office:value-type="float" office:value="-0.936" calcext:value-type="float">
            <text:p>-0,936</text:p>
          </table:table-cell>
          <table:table-cell table:formula="of:=[.AB125]/45*(-1)*0.8" office:value-type="float" office:value="-1.512" calcext:value-type="float">
            <text:p>-1,512</text:p>
          </table:table-cell>
          <table:table-cell table:formula="of:=[.AC125]/45*(-1)" office:value-type="float" office:value="-1.17" calcext:value-type="float">
            <text:p>-1,17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1.8" calcext:value-type="float">
            <text:p>1,800</text:p>
          </table:table-cell>
          <table:table-cell office:value-type="float" office:value="2.7" calcext:value-type="float">
            <text:p>2,700</text:p>
          </table:table-cell>
          <table:table-cell table:style-name="ce48" office:value-type="float" office:value="4.05" calcext:value-type="float">
            <text:p>4,05</text:p>
          </table:table-cell>
          <table:table-cell table:number-columns-repeated="2"/>
          <table:table-cell table:formula="of:=([.AH125]+[.AI125]+[.AJ125]+[.AK125]+[.AL125]+[.AM125])*3" office:value-type="float" office:value="32.4" calcext:value-type="float">
            <text:p>32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26]*2" office:value-type="float" office:value="4.68" calcext:value-type="float">
            <text:p>4,680</text:p>
          </table:table-cell>
          <table:table-cell table:formula="of:=([.E126]+[.G126])*(-1)" office:value-type="float" office:value="-1.35244444444444" calcext:value-type="float">
            <text:p>-1,352</text:p>
          </table:table-cell>
          <table:table-cell table:formula="of:=[.F126]/2/45" office:value-type="float" office:value="0.156" calcext:value-type="float">
            <text:p>0,156</text:p>
          </table:table-cell>
          <table:table-cell table:formula="of:=[.M126]*[.N123]" office:value-type="float" office:value="14.04" calcext:value-type="float">
            <text:p>14,040</text:p>
          </table:table-cell>
          <table:table-cell table:formula="of:=[.H126]/45" office:value-type="float" office:value="1.19644444444444" calcext:value-type="float">
            <text:p>1,196</text:p>
          </table:table-cell>
          <table:table-cell table:formula="of:=[.N126]*[.N123]+[.O126]*[.O123]+[.P126]*[.P123]+[.Q126]*[.Q123]+[.R126]*[.R123]+[.S126]*[.S123]+[.T126]*[.T123]" office:value-type="float" office:value="53.84" calcext:value-type="float">
            <text:p>53,840</text:p>
          </table:table-cell>
          <table:table-cell table:formula="of:=[.L126]/45" office:value-type="float" office:value="1.50844444444444" calcext:value-type="float">
            <text:p>1,508</text:p>
          </table:table-cell>
          <table:table-cell table:style-name="ce42" table:formula="of:=[.L126]/63*(-1)" office:value-type="float" office:value="-1.07746031746032" calcext:value-type="float">
            <text:p>-1,077</text:p>
          </table:table-cell>
          <table:table-cell table:style-name="ce42" table:formula="of:=[.J126]*18" office:value-type="float" office:value="-19.3942857142857" calcext:value-type="float">
            <text:p>-19,394</text:p>
          </table:table-cell>
          <table:table-cell table:formula="of:=[.M126]*[.N123]+[.N126]*[.N123]+[.O126]*[.O123]+[.P126]*[.P123]+[.Q126]*[.Q123]+[.R126]*[.R123]+[.S126]*[.S123]+[.T126]*[.T123]" office:value-type="float" office:value="67.88" calcext:value-type="float">
            <text:p>67,880</text:p>
          </table:table-cell>
          <table:table-cell office:value-type="float" office:value="2.34" calcext:value-type="float">
            <text:p>2,34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3"/>
          <table:table-cell table:formula="of:=([.U123]*[.U126])+([.V123]*[.V126])+([.W123]*[.W126])+([.X123]*[.X126])+([.Y123]*[.Y126])" office:value-type="float" office:value="57.84" calcext:value-type="float">
            <text:p>57,840</text:p>
          </table:table-cell>
          <table:table-cell table:formula="of:=[.Z126]/45*(-1)" office:value-type="float" office:value="-1.28533333333333" calcext:value-type="float">
            <text:p>-1,285</text:p>
          </table:table-cell>
          <table:table-cell table:formula="of:=[.L126]-[.Z126]" office:value-type="float" office:value="10.04" calcext:value-type="float">
            <text:p>10,040</text:p>
          </table:table-cell>
          <table:table-cell table:formula="of:=[.AB126]-[.AN126]" office:value-type="float" office:value="3.02" calcext:value-type="float">
            <text:p>3,020</text:p>
          </table:table-cell>
          <table:table-cell table:formula="of:=[.AC126]/45*0.8*(-1)" office:value-type="float" office:value="-0.0536888888888889" calcext:value-type="float">
            <text:p>-0,054</text:p>
          </table:table-cell>
          <table:table-cell table:formula="of:=[.AB126]/45*(-1)*0.8" office:value-type="float" office:value="-0.178488888888889" calcext:value-type="float">
            <text:p>-0,178</text:p>
          </table:table-cell>
          <table:table-cell table:number-columns-repeated="2"/>
          <table:table-cell office:value-type="float" office:value="2.34" calcext:value-type="float">
            <text:p>2,340</text:p>
          </table:table-cell>
          <table:table-cell table:number-columns-repeated="5"/>
          <table:table-cell table:formula="of:=([.AH126]+[.AI126]+[.AJ126]+[.AK126]+[.AL126]+[.AM126])*3" office:value-type="float" office:value="7.02" calcext:value-type="float">
            <text:p>7,0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27]*2" office:value-type="float" office:value="6.3" calcext:value-type="float">
            <text:p>6,300</text:p>
          </table:table-cell>
          <table:table-cell table:formula="of:=([.E127]+[.G127])*(-1)" office:value-type="float" office:value="-0.53" calcext:value-type="float">
            <text:p>-0,530</text:p>
          </table:table-cell>
          <table:table-cell table:formula="of:=[.F127]/2/45" office:value-type="float" office:value="0.21" calcext:value-type="float">
            <text:p>0,210</text:p>
          </table:table-cell>
          <table:table-cell table:formula="of:=[.M127]*[.N123]" office:value-type="float" office:value="18.9" calcext:value-type="float">
            <text:p>18,900</text:p>
          </table:table-cell>
          <table:table-cell table:formula="of:=[.H127]/45" office:value-type="float" office:value="0.32" calcext:value-type="float">
            <text:p>0,320</text:p>
          </table:table-cell>
          <table:table-cell table:formula="of:=[.N127]*[.N123]+[.O127]*[.O123]+[.P127]*[.P123]+[.Q127]*[.Q123]+[.R127]*[.R123]+[.S127]*[.S123]+[.T127]*[.T123]" office:value-type="float" office:value="14.4" calcext:value-type="float">
            <text:p>14,400</text:p>
          </table:table-cell>
          <table:table-cell table:formula="of:=[.L127]/45" office:value-type="float" office:value="0.74" calcext:value-type="float">
            <text:p>0,740</text:p>
          </table:table-cell>
          <table:table-cell table:style-name="ce42" table:formula="of:=[.L127]/63*(-1)" office:value-type="float" office:value="-0.528571428571429" calcext:value-type="float">
            <text:p>-0,529</text:p>
          </table:table-cell>
          <table:table-cell table:style-name="ce42" table:formula="of:=[.J127]*18" office:value-type="float" office:value="-9.51428571428571" calcext:value-type="float">
            <text:p>-9,514</text:p>
          </table:table-cell>
          <table:table-cell table:formula="of:=[.M127]*[.N123]+[.N127]*[.N123]+[.O127]*[.O123]+[.P127]*[.P123]+[.Q127]*[.Q123]+[.R127]*[.R123]+[.S127]*[.S123]+[.T127]*[.T123]" office:value-type="float" office:value="33.3" calcext:value-type="float">
            <text:p>33,300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1.6" calcext:value-type="float">
            <text:p>1,600</text:p>
          </table:table-cell>
          <table:table-cell table:number-columns-repeated="10"/>
          <table:table-cell table:formula="of:=([.U123]*[.U127])+([.V123]*[.V127])+([.W123]*[.W127])+([.X123]*[.X127])+([.Y123]*[.Y127])" office:value-type="float" office:value="0" calcext:value-type="float">
            <text:p>0,000</text:p>
          </table:table-cell>
          <table:table-cell table:formula="of:=[.Z127]/45*(-1)" office:value-type="float" office:value="-0" calcext:value-type="float">
            <text:p>0,000</text:p>
          </table:table-cell>
          <table:table-cell table:formula="of:=[.L127]-[.Z127]" office:value-type="float" office:value="33.3" calcext:value-type="float">
            <text:p>33,300</text:p>
          </table:table-cell>
          <table:table-cell table:formula="of:=[.AB127]-[.AN127]" office:value-type="float" office:value="19.05" calcext:value-type="float">
            <text:p>19,050</text:p>
          </table:table-cell>
          <table:table-cell table:formula="of:=[.AC127]/45*0.8*(-1)" office:value-type="float" office:value="-0.338666666666667" calcext:value-type="float">
            <text:p>-0,339</text:p>
          </table:table-cell>
          <table:table-cell table:formula="of:=[.AB127]/45*(-1)*0.8" office:value-type="float" office:value="-0.592" calcext:value-type="float">
            <text:p>-0,592</text:p>
          </table:table-cell>
          <table:table-cell table:number-columns-repeated="2"/>
          <table:table-cell office:value-type="float" office:value="1.6" calcext:value-type="float">
            <text:p>1,600</text:p>
          </table:table-cell>
          <table:table-cell office:value-type="float" office:value="3.15" calcext:value-type="float">
            <text:p>3,150</text:p>
          </table:table-cell>
          <table:table-cell table:number-columns-repeated="4"/>
          <table:table-cell table:formula="of:=([.AH127]+[.AI127]+[.AJ127]+[.AK127]+[.AL127]+[.AM127])*3" office:value-type="float" office:value="14.25" calcext:value-type="float">
            <text:p>14,25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28]*2" office:value-type="float" office:value="0.585" calcext:value-type="float">
            <text:p>0,585</text:p>
          </table:table-cell>
          <table:table-cell table:style-name="ce32" table:formula="of:=([.E128]+[.G128])*(-1)" office:value-type="float" office:value="-0.0982222222222222" calcext:value-type="float">
            <text:p>-0,098</text:p>
          </table:table-cell>
          <table:table-cell table:style-name="ce32" table:formula="of:=[.F128]/45" office:value-type="float" office:value="0.039" calcext:value-type="float">
            <text:p>0,039</text:p>
          </table:table-cell>
          <table:table-cell table:style-name="ce32" table:formula="of:=[.M128]*[.N123]" office:value-type="float" office:value="1.755" calcext:value-type="float">
            <text:p>1,755</text:p>
          </table:table-cell>
          <table:table-cell table:style-name="ce32" table:formula="of:=[.H128]/45" office:value-type="float" office:value="0.0592222222222222" calcext:value-type="float">
            <text:p>0,059</text:p>
          </table:table-cell>
          <table:table-cell table:style-name="ce32" table:formula="of:=[.N128]*[.N123]+[.O128]*[.O123]+[.P128]*[.P123]+[.Q128]*[.Q123]+[.R128]*[.R123]+[.S128]*[.S123]+[.T128]*[.T123]" office:value-type="float" office:value="2.665" calcext:value-type="float">
            <text:p>2,665</text:p>
          </table:table-cell>
          <table:table-cell table:style-name="ce32" table:formula="of:=[.L128]/45" office:value-type="float" office:value="0.0982222222222222" calcext:value-type="float">
            <text:p>0,098</text:p>
          </table:table-cell>
          <table:table-cell table:style-name="ce42" table:formula="of:=[.L128]/63*(-1)" office:value-type="float" office:value="-0.0701587301587302" calcext:value-type="float">
            <text:p>-0,070</text:p>
          </table:table-cell>
          <table:table-cell table:style-name="ce42" table:formula="of:=[.J128]*18" office:value-type="float" office:value="-1.26285714285714" calcext:value-type="float">
            <text:p>-1,263</text:p>
          </table:table-cell>
          <table:table-cell table:formula="of:=[.M128]*[.N123]+[.N128]*[.N123]+[.O128]*[.O123]+[.P128]*[.P123]+[.Q128]*[.Q123]+[.R128]*[.R123]+[.S128]*[.S123]+[.T128]*[.T123]" office:value-type="float" office:value="4.42" calcext:value-type="float">
            <text:p>4,420</text:p>
          </table:table-cell>
          <table:table-cell office:value-type="float" office:value="0.2925" calcext:value-type="float">
            <text:p>0,293</text:p>
          </table:table-cell>
          <table:table-cell/>
          <table:table-cell office:value-type="float" office:value="0.195" calcext:value-type="float">
            <text:p>0,195</text:p>
          </table:table-cell>
          <table:table-cell table:number-columns-repeated="2"/>
          <table:table-cell office:value-type="float" office:value="0.13" calcext:value-type="float">
            <text:p>0,130</text:p>
          </table:table-cell>
          <table:table-cell table:number-columns-repeated="3"/>
          <table:table-cell office:value-type="float" office:value="0.13" calcext:value-type="float">
            <text:p>0,130</text:p>
          </table:table-cell>
          <table:table-cell table:number-columns-repeated="3"/>
          <table:table-cell table:formula="of:=([.U123]*[.U128])+([.V123]*[.V128])+([.W123]*[.W128])+([.X123]*[.X128])+([.Y123]*[.Y128])" office:value-type="float" office:value="0.91" calcext:value-type="float">
            <text:p>0,910</text:p>
          </table:table-cell>
          <table:table-cell table:formula="of:=[.Z128]/45*(-1)" office:value-type="float" office:value="-0.0202222222222222" calcext:value-type="float">
            <text:p>-0,020</text:p>
          </table:table-cell>
          <table:table-cell table:formula="of:=[.L128]-[.Z128]" office:value-type="float" office:value="3.51" calcext:value-type="float">
            <text:p>3,510</text:p>
          </table:table-cell>
          <table:table-cell table:formula="of:=[.AB128]-[.AN128]" office:value-type="float" office:value="2.139" calcext:value-type="float">
            <text:p>2,139</text:p>
          </table:table-cell>
          <table:table-cell table:formula="of:=[.AC128]/45*0.8*(-1)" office:value-type="float" office:value="-0.0380266666666667" calcext:value-type="float">
            <text:p>-0,038</text:p>
          </table:table-cell>
          <table:table-cell table:formula="of:=[.AB128]/45*(-1)*0.8" office:value-type="float" office:value="-0.0624" calcext:value-type="float">
            <text:p>-0,062</text:p>
          </table:table-cell>
          <table:table-cell table:formula="of:=[.AC128]/45*(-1)" office:value-type="float" office:value="-0.0475333333333333" calcext:value-type="float">
            <text:p>-0,048</text:p>
          </table:table-cell>
          <table:table-cell/>
          <table:table-cell office:value-type="float" office:value="0.165" calcext:value-type="float">
            <text:p>0,165</text:p>
          </table:table-cell>
          <table:table-cell office:value-type="float" office:value="0.292" calcext:value-type="float">
            <text:p>0,292</text:p>
          </table:table-cell>
          <table:table-cell table:number-columns-repeated="4"/>
          <table:table-cell table:formula="of:=([.AH128]+[.AI128]+[.AJ128]+[.AK128]+[.AL128]+[.AM128])*3" office:value-type="float" office:value="1.371" calcext:value-type="float">
            <text:p>1,37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29]*2" office:value-type="float" office:value="0.135" calcext:value-type="float">
            <text:p>0,135</text:p>
          </table:table-cell>
          <table:table-cell table:formula="of:=([.E129]+[.G129])*(-1)" office:value-type="float" office:value="-0.0185" calcext:value-type="float">
            <text:p>-0,019</text:p>
          </table:table-cell>
          <table:table-cell table:formula="of:=[.F129]/2/45" office:value-type="float" office:value="0.0045" calcext:value-type="float">
            <text:p>0,005</text:p>
          </table:table-cell>
          <table:table-cell table:formula="of:=[.M129]*[.N123]" office:value-type="float" office:value="0.405" calcext:value-type="float">
            <text:p>0,405</text:p>
          </table:table-cell>
          <table:table-cell table:formula="of:=[.H129]/45" office:value-type="float" office:value="0.014" calcext:value-type="float">
            <text:p>0,014</text:p>
          </table:table-cell>
          <table:table-cell table:formula="of:=[.N129]*[.N123]+[.O129]*[.O123]+[.P129]*[.P123]+[.Q129]*[.Q123]+[.R129]*[.R123]+[.S129]*[.S123]+[.T129]*[.T123]" office:value-type="float" office:value="0.63" calcext:value-type="float">
            <text:p>0,630</text:p>
          </table:table-cell>
          <table:table-cell table:formula="of:=[.L129]/45" office:value-type="float" office:value="0.023" calcext:value-type="float">
            <text:p>0,023</text:p>
          </table:table-cell>
          <table:table-cell table:style-name="ce42" table:formula="of:=[.L129]/63*(-1)" office:value-type="float" office:value="-0.0164285714285714" calcext:value-type="float">
            <text:p>-0,016</text:p>
          </table:table-cell>
          <table:table-cell table:style-name="ce42" table:formula="of:=[.J129]*18" office:value-type="float" office:value="-0.295714285714286" calcext:value-type="float">
            <text:p>-0,296</text:p>
          </table:table-cell>
          <table:table-cell table:formula="of:=[.M129]*[.N123]+[.N129]*[.N123]+[.O129]*[.O123]+[.P129]*[.P123]+[.Q129]*[.Q123]+[.R129]*[.R123]+[.S129]*[.S123]+[.T129]*[.T123]" office:value-type="float" office:value="1.035" calcext:value-type="float">
            <text:p>1,035</text:p>
          </table:table-cell>
          <table:table-cell office:value-type="float" office:value="0.0675" calcext:value-type="float">
            <text:p>0,068</text:p>
          </table:table-cell>
          <table:table-cell table:number-columns-repeated="4"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U123]*[.U129])+([.V123]*[.V129])+([.W123]*[.W129])+([.X123]*[.X129])+([.Y123]*[.Y129])" office:value-type="float" office:value="0.63" calcext:value-type="float">
            <text:p>0,630</text:p>
          </table:table-cell>
          <table:table-cell table:formula="of:=[.Z129]/45*(-1)" office:value-type="float" office:value="-0.014" calcext:value-type="float">
            <text:p>-0,014</text:p>
          </table:table-cell>
          <table:table-cell table:formula="of:=[.L129]-[.Z129]" office:value-type="float" office:value="0.405" calcext:value-type="float">
            <text:p>0,405</text:p>
          </table:table-cell>
          <table:table-cell table:formula="of:=[.AB129]-[.AN129]" office:value-type="float" office:value="0.204" calcext:value-type="float">
            <text:p>0,204</text:p>
          </table:table-cell>
          <table:table-cell table:formula="of:=[.AC129]/45*0.8*(-1)" office:value-type="float" office:value="-0.00362666666666667" calcext:value-type="float">
            <text:p>-0,004</text:p>
          </table:table-cell>
          <table:table-cell table:formula="of:=[.AB129]/45*(-1)*0.8" office:value-type="float" office:value="-0.0072" calcext:value-type="float">
            <text:p>-0,007</text:p>
          </table:table-cell>
          <table:table-cell table:number-columns-repeated="2"/>
          <table:table-cell office:value-type="float" office:value="0.067" calcext:value-type="float">
            <text:p>0,067</text:p>
          </table:table-cell>
          <table:table-cell table:number-columns-repeated="5"/>
          <table:table-cell table:formula="of:=([.AH129]+[.AI129]+[.AJ129]+[.AK129]+[.AL129]+[.AM129])*3" office:value-type="float" office:value="0.201" calcext:value-type="float">
            <text:p>0,2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30]*2" office:value-type="float" office:value="50.4" calcext:value-type="float">
            <text:p>50,400</text:p>
          </table:table-cell>
          <table:table-cell table:formula="of:=([.E130]+[.G130])*(-1)" office:value-type="float" office:value="-9.89333333333333" calcext:value-type="float">
            <text:p>-9,893</text:p>
          </table:table-cell>
          <table:table-cell table:formula="of:=[.F130]/2/45" office:value-type="float" office:value="1.68" calcext:value-type="float">
            <text:p>1,680</text:p>
          </table:table-cell>
          <table:table-cell table:formula="of:=[.M130]*[.N123]" office:value-type="float" office:value="151.2" calcext:value-type="float">
            <text:p>151,200</text:p>
          </table:table-cell>
          <table:table-cell table:formula="of:=[.H130]/45" office:value-type="float" office:value="8.21333333333334" calcext:value-type="float">
            <text:p>8,213</text:p>
          </table:table-cell>
          <table:table-cell table:formula="of:=[.N130]*[.N123]+[.O130]*[.O123]+[.P130]*[.P123]+[.Q130]*[.Q123]+[.R130]*[.R123]+[.S130]*[.S123]+[.T130]*[.T123]" office:value-type="float" office:value="369.6" calcext:value-type="float">
            <text:p>369,600</text:p>
          </table:table-cell>
          <table:table-cell table:formula="of:=[.L130]/45" office:value-type="float" office:value="11.5733333333333" calcext:value-type="float">
            <text:p>11,573</text:p>
          </table:table-cell>
          <table:table-cell table:style-name="ce42" table:formula="of:=[.L130]/63*(-1)" office:value-type="float" office:value="-8.26666666666667" calcext:value-type="float">
            <text:p>-8,267</text:p>
          </table:table-cell>
          <table:table-cell table:style-name="ce42" table:formula="of:=[.J130]*18" office:value-type="float" office:value="-148.8" calcext:value-type="float">
            <text:p>-148,800</text:p>
          </table:table-cell>
          <table:table-cell table:formula="of:=[.M130]*[.N123]+[.N130]*[.N123]+[.O130]*[.O123]+[.P130]*[.P123]+[.Q130]*[.Q123]+[.R130]*[.R123]+[.S130]*[.S123]+[.T130]*[.T123]" office:value-type="float" office:value="520.8" calcext:value-type="float">
            <text:p>520,800</text:p>
          </table:table-cell>
          <table:table-cell office:value-type="float" office:value="25.2" calcext:value-type="float">
            <text:p>25,200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U123]*[.U130])+([.V123]*[.V130])+([.W123]*[.W130])+([.X123]*[.X130])+([.Y123]*[.Y130])" office:value-type="float" office:value="75.6" calcext:value-type="float">
            <text:p>75,600</text:p>
          </table:table-cell>
          <table:table-cell table:formula="of:=[.Z130]/45*(-1)" office:value-type="float" office:value="-1.68" calcext:value-type="float">
            <text:p>-1,680</text:p>
          </table:table-cell>
          <table:table-cell table:formula="of:=[.L130]-[.Z130]" office:value-type="float" office:value="445.2" calcext:value-type="float">
            <text:p>445,200</text:p>
          </table:table-cell>
          <table:table-cell table:formula="of:=[.AB130]-[.AN130]" office:value-type="float" office:value="268.8" calcext:value-type="float">
            <text:p>268,800</text:p>
          </table:table-cell>
          <table:table-cell table:formula="of:=[.AC130]/45*0.8*(-1)" office:value-type="float" office:value="-4.77866666666667" calcext:value-type="float">
            <text:p>-4,779</text:p>
          </table:table-cell>
          <table:table-cell table:formula="of:=[.AB130]/45*(-1)*0.8" office:value-type="float" office:value="-7.91466666666667" calcext:value-type="float">
            <text:p>-7,915</text:p>
          </table:table-cell>
          <table:table-cell table:formula="of:=[.AC130]/45*(-1)" office:value-type="float" office:value="-5.97333333333333" calcext:value-type="float">
            <text:p>-5,973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5.2" calcext:value-type="float">
            <text:p>25,200</text:p>
          </table:table-cell>
          <table:table-cell office:value-type="float" office:value="22.4" calcext:value-type="float">
            <text:p>22,400</text:p>
          </table:table-cell>
          <table:table-cell table:number-columns-repeated="3"/>
          <table:table-cell table:formula="of:=([.AH130]+[.AI130]+[.AJ130]+[.AK130]+[.AL130]+[.AM130])*3" office:value-type="float" office:value="176.4" calcext:value-type="float">
            <text:p>176,400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P130]-[.C130]" office:value-type="float" office:value="229.6" calcext:value-type="float">
            <text:p>229,600</text:p>
          </table:table-cell>
          <table:table-cell table:formula="of:=[.AP130]-[.C130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P130]+[.C130]/2" office:value-type="float" office:value="305.2" calcext:value-type="float">
            <text:p>305,200</text:p>
          </table:table-cell>
          <table:table-cell table:formula="of:=[.AP130]+[.C130]" office:value-type="float" office:value="330.4" calcext:value-type="float">
            <text:p>330,400</text:p>
          </table:table-cell>
          <table:table-cell table:formula="of:=[.AP130]+[.C130]*1.5" office:value-type="float" office:value="355.6" calcext:value-type="float">
            <text:p>355,600</text:p>
          </table:table-cell>
          <table:table-cell table:formula="of:=[.AP130]+[.C130]*2" office:value-type="float" office:value="380.8" calcext:value-type="float">
            <text:p>380,8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31]*2" office:value-type="float" office:value="0" calcext:value-type="float">
            <text:p>0,000</text:p>
          </table:table-cell>
          <table:table-cell table:formula="of:=([.E131]+[.G131])*(-1)" office:value-type="float" office:value="-0" calcext:value-type="float">
            <text:p>0,000</text:p>
          </table:table-cell>
          <table:table-cell table:formula="of:=[.F131]/2/45" office:value-type="float" office:value="0" calcext:value-type="float">
            <text:p>0,000</text:p>
          </table:table-cell>
          <table:table-cell table:formula="of:=[.M131]*[.N123]" office:value-type="float" office:value="0" calcext:value-type="float">
            <text:p>0,000</text:p>
          </table:table-cell>
          <table:table-cell table:formula="of:=[.H131]/45" office:value-type="float" office:value="0" calcext:value-type="float">
            <text:p>0,000</text:p>
          </table:table-cell>
          <table:table-cell table:formula="of:=[.N131]*[.N123]+[.O131]*[.O123]+[.P131]*[.P123]+[.Q131]*[.Q123]+[.R131]*[.R123]+[.S131]*[.S123]+[.T131]*[.T123]" office:value-type="float" office:value="0" calcext:value-type="float">
            <text:p>0,000</text:p>
          </table:table-cell>
          <table:table-cell table:formula="of:=[.L131]/45" office:value-type="float" office:value="0" calcext:value-type="float">
            <text:p>0,000</text:p>
          </table:table-cell>
          <table:table-cell table:style-name="ce42" table:formula="of:=[.L131]/63*(-1)" office:value-type="float" office:value="-0" calcext:value-type="float">
            <text:p>0,000</text:p>
          </table:table-cell>
          <table:table-cell table:style-name="ce42" table:formula="of:=[.J131]*18" office:value-type="float" office:value="-0" calcext:value-type="float">
            <text:p>0,000</text:p>
          </table:table-cell>
          <table:table-cell table:formula="of:=[.M131]*[.N123]+[.N131]*[.N123]+[.O131]*[.O123]+[.P131]*[.P123]+[.Q131]*[.Q123]+[.R131]*[.R123]+[.S131]*[.S123]+[.T131]*[.T12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23]*[.U131])+([.V123]*[.V131])+([.W123]*[.W131])+([.X123]*[.X131])+([.Y123]*[.Y131])" office:value-type="float" office:value="0" calcext:value-type="float">
            <text:p>0,000</text:p>
          </table:table-cell>
          <table:table-cell table:formula="of:=[.Z131]/45*(-1)" office:value-type="float" office:value="-0" calcext:value-type="float">
            <text:p>0,000</text:p>
          </table:table-cell>
          <table:table-cell table:formula="of:=[.L131]-[.Z131]" office:value-type="float" office:value="0" calcext:value-type="float">
            <text:p>0,000</text:p>
          </table:table-cell>
          <table:table-cell table:formula="of:=[.AB131]-[.AN131]" office:value-type="float" office:value="0" calcext:value-type="float">
            <text:p>0,000</text:p>
          </table:table-cell>
          <table:table-cell table:formula="of:=[.AC131]/45*0.8*(-1)" office:value-type="float" office:value="-0" calcext:value-type="float">
            <text:p>0,000</text:p>
          </table:table-cell>
          <table:table-cell table:formula="of:=[.AB131]/45*(-1)*0.8" office:value-type="float" office:value="-0" calcext:value-type="float">
            <text:p>0,000</text:p>
          </table:table-cell>
          <table:table-cell table:number-columns-repeated="8"/>
          <table:table-cell table:formula="of:=([.AH131]+[.AI131]+[.AJ131]+[.AK131]+[.AL131]+[.AM131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32]*2" office:value-type="float" office:value="0" calcext:value-type="float">
            <text:p>0,000</text:p>
          </table:table-cell>
          <table:table-cell table:formula="of:=([.E132]+[.G132])*(-1)" office:value-type="float" office:value="-0.277333333333333" calcext:value-type="float">
            <text:p>-0,277</text:p>
          </table:table-cell>
          <table:table-cell table:formula="of:=[.F132]/2/45" office:value-type="float" office:value="0" calcext:value-type="float">
            <text:p>0,000</text:p>
          </table:table-cell>
          <table:table-cell table:formula="of:=[.M132]*[.N123]" office:value-type="float" office:value="0" calcext:value-type="float">
            <text:p>0,000</text:p>
          </table:table-cell>
          <table:table-cell table:formula="of:=[.H132]/45" office:value-type="float" office:value="0.277333333333333" calcext:value-type="float">
            <text:p>0,277</text:p>
          </table:table-cell>
          <table:table-cell table:formula="of:=[.N132]*[.N123]+[.O132]*[.O123]+[.P132]*[.P123]+[.Q132]*[.Q123]+[.R132]*[.R123]+[.S132]*[.S123]+[.T132]*[.T123]" office:value-type="float" office:value="12.48" calcext:value-type="float">
            <text:p>12,480</text:p>
          </table:table-cell>
          <table:table-cell table:formula="of:=[.L132]/45" office:value-type="float" office:value="0.277333333333333" calcext:value-type="float">
            <text:p>0,277</text:p>
          </table:table-cell>
          <table:table-cell table:style-name="ce42" table:formula="of:=[.L132]/63*(-1)" office:value-type="float" office:value="-0.198095238095238" calcext:value-type="float">
            <text:p>-0,198</text:p>
          </table:table-cell>
          <table:table-cell table:style-name="ce42" table:formula="of:=[.J132]*18" office:value-type="float" office:value="-3.56571428571429" calcext:value-type="float">
            <text:p>-3,566</text:p>
          </table:table-cell>
          <table:table-cell table:formula="of:=[.M132]*[.N123]+[.N132]*[.N123]+[.O132]*[.O123]+[.P132]*[.P123]+[.Q132]*[.Q123]+[.R132]*[.R123]+[.S132]*[.S123]+[.T132]*[.T123]" office:value-type="float" office:value="12.48" calcext:value-type="float">
            <text:p>12,48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96" calcext:value-type="float">
            <text:p>0,960</text:p>
          </table:table-cell>
          <table:table-cell table:number-columns-repeated="5"/>
          <table:table-cell office:value-type="float" office:value="0.8" calcext:value-type="float">
            <text:p>0,800</text:p>
          </table:table-cell>
          <table:table-cell office:value-type="float" office:value="0.56" calcext:value-type="float">
            <text:p>0,560</text:p>
          </table:table-cell>
          <table:table-cell/>
          <table:table-cell table:formula="of:=([.U123]*[.U132])+([.V123]*[.V132])+([.W123]*[.W132])+([.X123]*[.X132])+([.Y123]*[.Y132])" office:value-type="float" office:value="9.28" calcext:value-type="float">
            <text:p>9,280</text:p>
          </table:table-cell>
          <table:table-cell table:formula="of:=[.Z132]/45*(-1)" office:value-type="float" office:value="-0.206222222222222" calcext:value-type="float">
            <text:p>-0,206</text:p>
          </table:table-cell>
          <table:table-cell table:formula="of:=[.L132]-[.Z132]" office:value-type="float" office:value="3.2" calcext:value-type="float">
            <text:p>3,200</text:p>
          </table:table-cell>
          <table:table-cell table:formula="of:=[.AB132]-[.AN132]" office:value-type="float" office:value="3.2" calcext:value-type="float">
            <text:p>3,200</text:p>
          </table:table-cell>
          <table:table-cell table:formula="of:=[.AC132]/45*0.8*(-1)" office:value-type="float" office:value="-0.0568888888888889" calcext:value-type="float">
            <text:p>-0,057</text:p>
          </table:table-cell>
          <table:table-cell table:formula="of:=[.AB132]/45*(-1)*0.8" office:value-type="float" office:value="-0.0568888888888889" calcext:value-type="float">
            <text:p>-0,057</text:p>
          </table:table-cell>
          <table:table-cell table:number-columns-repeated="8"/>
          <table:table-cell table:formula="of:=([.AH132]+[.AI132]+[.AJ132]+[.AK132]+[.AL132]+[.AM132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35]*2" office:value-type="float" office:value="9.9" calcext:value-type="float">
            <text:p>9,900</text:p>
          </table:table-cell>
          <table:table-cell table:formula="of:=([.E135]+[.G135])*(-1)" office:value-type="float" office:value="-1.89444444444444" calcext:value-type="float">
            <text:p>-1,894</text:p>
          </table:table-cell>
          <table:table-cell table:formula="of:=[.F135]/2/45" office:value-type="float" office:value="0.44" calcext:value-type="float">
            <text:p>0,440</text:p>
          </table:table-cell>
          <table:table-cell table:formula="of:=[.M135]*[.N134]" office:value-type="float" office:value="39.6" calcext:value-type="float">
            <text:p>39,600</text:p>
          </table:table-cell>
          <table:table-cell table:formula="of:=[.H135]/45" office:value-type="float" office:value="1.45444444444444" calcext:value-type="float">
            <text:p>1,454</text:p>
          </table:table-cell>
          <table:table-cell table:formula="of:=[.N135]*[.N134]+[.O135]*[.O134]+[.P135]*[.P134]+[.Q135]*[.Q134]+[.R135]*[.R134]+[.S135]*[.S134]+[.T135]*[.T134]" office:value-type="float" office:value="65.45" calcext:value-type="float">
            <text:p>65,450</text:p>
          </table:table-cell>
          <table:table-cell table:formula="of:=[.L135]/45" office:value-type="float" office:value="2.33444444444444" calcext:value-type="float">
            <text:p>2,334</text:p>
          </table:table-cell>
          <table:table-cell table:style-name="ce42" table:formula="of:=[.L135]/63*(-1)" office:value-type="float" office:value="-1.66746031746032" calcext:value-type="float">
            <text:p>-1,667</text:p>
          </table:table-cell>
          <table:table-cell table:style-name="ce42" table:formula="of:=[.J135]*18" office:value-type="float" office:value="-30.0142857142857" calcext:value-type="float">
            <text:p>-30,014</text:p>
          </table:table-cell>
          <table:table-cell table:formula="of:=[.M135]*[.N134]+[.N135]*[.N134]+[.O135]*[.O134]+[.P135]*[.P134]+[.Q135]*[.Q134]+[.R135]*[.R134]+[.S135]*[.S134]+[.T135]*[.T134]" office:value-type="float" office:value="105.05" calcext:value-type="float">
            <text:p>105,05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/>
          <table:table-cell office:value-type="float" office:value="9.35" calcext:value-type="float">
            <text:p>9,350</text:p>
          </table:table-cell>
          <table:table-cell table:number-columns-repeated="5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U134]*[.U135])+([.V134]*[.V135])+([.W134]*[.W135])+([.X134]*[.X135])+([.Y134]*[.Y135])" office:value-type="float" office:value="46.2" calcext:value-type="float">
            <text:p>46,200</text:p>
          </table:table-cell>
          <table:table-cell table:formula="of:=[.Z135]/45*(-1)" office:value-type="float" office:value="-1.02666666666667" calcext:value-type="float">
            <text:p>-1,027</text:p>
          </table:table-cell>
          <table:table-cell table:formula="of:=[.L135]-[.Z135]" office:value-type="float" office:value="58.85" calcext:value-type="float">
            <text:p>58,850</text:p>
          </table:table-cell>
          <table:table-cell table:formula="of:=[.AB135]-[.AN135]" office:value-type="float" office:value="35.75" calcext:value-type="float">
            <text:p>35,750</text:p>
          </table:table-cell>
          <table:table-cell table:formula="of:=[.AC135]/45*0.8*(-1)" office:value-type="float" office:value="-0.635555555555556" calcext:value-type="float">
            <text:p>-0,636</text:p>
          </table:table-cell>
          <table:table-cell table:formula="of:=[.AB135]/45*(-1)*0.8" office:value-type="float" office:value="-1.04622222222222" calcext:value-type="float">
            <text:p>-1,046</text:p>
          </table:table-cell>
          <table:table-cell/>
          <table:table-cell table:style-name="Default"/>
          <table:table-cell office:value-type="float" office:value="4.95" calcext:value-type="float">
            <text:p>4,950</text:p>
          </table:table-cell>
          <table:table-cell office:value-type="float" office:value="2.75" calcext:value-type="float">
            <text:p>2,750</text:p>
          </table:table-cell>
          <table:table-cell table:number-columns-repeated="4"/>
          <table:table-cell table:formula="of:=([.AH135]+[.AI135]+[.AJ135]+[.AK135]+[.AL135]+[.AM135])*3" office:value-type="float" office:value="23.1" calcext:value-type="float">
            <text:p>23,1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36]*2" office:value-type="float" office:value="8.1" calcext:value-type="float">
            <text:p>8,100</text:p>
          </table:table-cell>
          <table:table-cell table:formula="of:=([.E136]+[.G136])*(-1)" office:value-type="float" office:value="-2.07" calcext:value-type="float">
            <text:p>-2,070</text:p>
          </table:table-cell>
          <table:table-cell table:formula="of:=[.F136]/2/45" office:value-type="float" office:value="0.36" calcext:value-type="float">
            <text:p>0,360</text:p>
          </table:table-cell>
          <table:table-cell table:formula="of:=[.M136]*[.N134]" office:value-type="float" office:value="32.4" calcext:value-type="float">
            <text:p>32,400</text:p>
          </table:table-cell>
          <table:table-cell table:formula="of:=[.H136]/45" office:value-type="float" office:value="1.71" calcext:value-type="float">
            <text:p>1,710</text:p>
          </table:table-cell>
          <table:table-cell table:formula="of:=[.N136]*[.N134]+[.O136]*[.O134]+[.P136]*[.P134]+[.Q136]*[.Q134]+[.R136]*[.R134]+[.S136]*[.S134]+[.T136]*[.T134]" office:value-type="float" office:value="76.95" calcext:value-type="float">
            <text:p>76,950</text:p>
          </table:table-cell>
          <table:table-cell table:formula="of:=[.L136]/45" office:value-type="float" office:value="2.43" calcext:value-type="float">
            <text:p>2,430</text:p>
          </table:table-cell>
          <table:table-cell table:style-name="ce42" table:formula="of:=[.L136]/63*(-1)" office:value-type="float" office:value="-1.73571428571429" calcext:value-type="float">
            <text:p>-1,736</text:p>
          </table:table-cell>
          <table:table-cell table:style-name="ce42" table:formula="of:=[.J136]*18" office:value-type="float" office:value="-31.2428571428571" calcext:value-type="float">
            <text:p>-31,243</text:p>
          </table:table-cell>
          <table:table-cell table:formula="of:=[.M136]*[.N134]+[.N136]*[.N134]+[.O136]*[.O134]+[.P136]*[.P134]+[.Q136]*[.Q134]+[.R136]*[.R134]+[.S136]*[.S134]+[.T136]*[.T134]" office:value-type="float" office:value="109.35" calcext:value-type="float">
            <text:p>109,3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 table:number-columns-repeated="10"/>
          <table:table-cell table:formula="of:=([.U134]*[.U136])+([.V134]*[.V136])+([.W134]*[.W136])+([.X134]*[.X136])+([.Y134]*[.Y136])" office:value-type="float" office:value="0" calcext:value-type="float">
            <text:p>0,000</text:p>
          </table:table-cell>
          <table:table-cell table:formula="of:=[.Z136]/45*(-1)" office:value-type="float" office:value="-0" calcext:value-type="float">
            <text:p>0,000</text:p>
          </table:table-cell>
          <table:table-cell table:formula="of:=[.L136]-[.Z136]" office:value-type="float" office:value="109.35" calcext:value-type="float">
            <text:p>109,350</text:p>
          </table:table-cell>
          <table:table-cell table:formula="of:=[.AB136]-[.AN136]" office:value-type="float" office:value="62.775" calcext:value-type="float">
            <text:p>62,775</text:p>
          </table:table-cell>
          <table:table-cell table:formula="of:=[.AC136]/45*0.8*(-1)" office:value-type="float" office:value="-1.116" calcext:value-type="float">
            <text:p>-1,116</text:p>
          </table:table-cell>
          <table:table-cell table:formula="of:=[.AB136]/45*(-1)*0.8" office:value-type="float" office:value="-1.944" calcext:value-type="float">
            <text:p>-1,944</text:p>
          </table:table-cell>
          <table:table-cell table:formula="of:=[.AC136]/45*(-1)" office:value-type="float" office:value="-1.395" calcext:value-type="float">
            <text:p>-1,395</text:p>
          </table:table-cell>
          <table:table-cell table:style-name="Default"/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office:value-type="float" office:value="2.925" calcext:value-type="float">
            <text:p>2,925</text:p>
          </table:table-cell>
          <table:table-cell office:value-type="float" office:value="2.25" calcext:value-type="float">
            <text:p>2,250</text:p>
          </table:table-cell>
          <table:table-cell office:value-type="float" office:value="1.35" calcext:value-type="float">
            <text:p>1,350</text:p>
          </table:table-cell>
          <table:table-cell office:value-type="float" office:value="2.7" calcext:value-type="float">
            <text:p>2,700</text:p>
          </table:table-cell>
          <table:table-cell table:formula="of:=([.AH136]+[.AI136]+[.AJ136]+[.AK136]+[.AL136]+[.AM136])*3" office:value-type="float" office:value="46.575" calcext:value-type="float">
            <text:p>46,57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37]*2" office:value-type="float" office:value="1.8" calcext:value-type="float">
            <text:p>1,800</text:p>
          </table:table-cell>
          <table:table-cell table:formula="of:=([.E137]+[.G137])*(-1)" office:value-type="float" office:value="-0.444444444444444" calcext:value-type="float">
            <text:p>-0,444</text:p>
          </table:table-cell>
          <table:table-cell table:formula="of:=[.F137]/2/45" office:value-type="float" office:value="0.08" calcext:value-type="float">
            <text:p>0,080</text:p>
          </table:table-cell>
          <table:table-cell table:formula="of:=[.M137]*[.N134]" office:value-type="float" office:value="7.2" calcext:value-type="float">
            <text:p>7,200</text:p>
          </table:table-cell>
          <table:table-cell table:formula="of:=[.H137]/45" office:value-type="float" office:value="0.364444444444444" calcext:value-type="float">
            <text:p>0,364</text:p>
          </table:table-cell>
          <table:table-cell table:formula="of:=[.N137]*[.N134]+[.O137]*[.O134]+[.P137]*[.P134]+[.Q137]*[.Q134]+[.R137]*[.R134]+[.S137]*[.S134]+[.T137]*[.T134]" office:value-type="float" office:value="16.4" calcext:value-type="float">
            <text:p>16,400</text:p>
          </table:table-cell>
          <table:table-cell table:formula="of:=[.L137]/45" office:value-type="float" office:value="0.524444444444444" calcext:value-type="float">
            <text:p>0,524</text:p>
          </table:table-cell>
          <table:table-cell table:style-name="ce42" table:formula="of:=[.L137]/63*(-1)" office:value-type="float" office:value="-0.374603174603175" calcext:value-type="float">
            <text:p>-0,375</text:p>
          </table:table-cell>
          <table:table-cell table:style-name="ce42" table:formula="of:=[.J137]*18" office:value-type="float" office:value="-6.74285714285714" calcext:value-type="float">
            <text:p>-6,743</text:p>
          </table:table-cell>
          <table:table-cell table:formula="of:=[.M137]*[.N134]+[.N137]*[.N134]+[.O137]*[.O134]+[.P137]*[.P134]+[.Q137]*[.Q134]+[.R137]*[.R134]+[.S137]*[.S134]+[.T137]*[.T134]" office:value-type="float" office:value="23.6" calcext:value-type="float">
            <text:p>23,600</text:p>
          </table:table-cell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4"/>
          <table:table-cell office:value-type="float" office:value="1" calcext:value-type="float">
            <text:p>1,000</text:p>
          </table:table-cell>
          <table:table-cell office:value-type="float" office:value="1.2" calcext:value-type="float">
            <text:p>1,200</text:p>
          </table:table-cell>
          <table:table-cell table:number-columns-repeated="3"/>
          <table:table-cell table:formula="of:=([.U134]*[.U137])+([.V134]*[.V137])+([.W134]*[.W137])+([.X134]*[.X137])+([.Y134]*[.Y137])" office:value-type="float" office:value="17.4" calcext:value-type="float">
            <text:p>17,400</text:p>
          </table:table-cell>
          <table:table-cell table:formula="of:=[.Z137]/45*(-1)" office:value-type="float" office:value="-0.386666666666667" calcext:value-type="float">
            <text:p>-0,387</text:p>
          </table:table-cell>
          <table:table-cell table:formula="of:=[.L137]-[.Z137]" office:value-type="float" office:value="6.2" calcext:value-type="float">
            <text:p>6,200</text:p>
          </table:table-cell>
          <table:table-cell table:formula="of:=[.AB137]-[.AN137]" office:value-type="float" office:value="3.5" calcext:value-type="float">
            <text:p>3,500</text:p>
          </table:table-cell>
          <table:table-cell table:formula="of:=[.AC137]/45*0.8*(-1)" office:value-type="float" office:value="-0.0622222222222222" calcext:value-type="float">
            <text:p>-0,062</text:p>
          </table:table-cell>
          <table:table-cell table:formula="of:=[.AB137]/45*(-1)*0.8" office:value-type="float" office:value="-0.110222222222222" calcext:value-type="float">
            <text:p>-0,110</text:p>
          </table:table-cell>
          <table:table-cell/>
          <table:table-cell table:style-name="Default"/>
          <table:table-cell office:value-type="float" office:value="0.9" calcext:value-type="float">
            <text:p>0,900</text:p>
          </table:table-cell>
          <table:table-cell table:number-columns-repeated="5"/>
          <table:table-cell table:formula="of:=([.AH137]+[.AI137]+[.AJ137]+[.AK137]+[.AL137]+[.AM137])*3" office:value-type="float" office:value="2.7" calcext:value-type="float">
            <text:p>2,7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38]*2" office:value-type="float" office:value="4.68" calcext:value-type="float">
            <text:p>4,680</text:p>
          </table:table-cell>
          <table:table-cell table:formula="of:=([.E138]+[.G138])*(-1)" office:value-type="float" office:value="-0.884" calcext:value-type="float">
            <text:p>-0,884</text:p>
          </table:table-cell>
          <table:table-cell table:formula="of:=[.F138]/2/45" office:value-type="float" office:value="0.208" calcext:value-type="float">
            <text:p>0,208</text:p>
          </table:table-cell>
          <table:table-cell table:formula="of:=[.M138]*[.N134]" office:value-type="float" office:value="18.72" calcext:value-type="float">
            <text:p>18,720</text:p>
          </table:table-cell>
          <table:table-cell table:formula="of:=[.H138]/45" office:value-type="float" office:value="0.676" calcext:value-type="float">
            <text:p>0,676</text:p>
          </table:table-cell>
          <table:table-cell table:formula="of:=[.N138]*[.N134]+[.O138]*[.O134]+[.P138]*[.P134]+[.Q138]*[.Q134]+[.R138]*[.R134]+[.S138]*[.S134]+[.T138]*[.T134]" office:value-type="float" office:value="30.42" calcext:value-type="float">
            <text:p>30,420</text:p>
          </table:table-cell>
          <table:table-cell table:formula="of:=[.L138]/45" office:value-type="float" office:value="1.092" calcext:value-type="float">
            <text:p>1,092</text:p>
          </table:table-cell>
          <table:table-cell table:style-name="ce42" table:formula="of:=[.L138]/63*(-1)" office:value-type="float" office:value="-0.78" calcext:value-type="float">
            <text:p>-0,780</text:p>
          </table:table-cell>
          <table:table-cell table:style-name="ce42" table:formula="of:=[.J138]*18" office:value-type="float" office:value="-14.04" calcext:value-type="float">
            <text:p>-14,040</text:p>
          </table:table-cell>
          <table:table-cell table:formula="of:=[.M138]*[.N134]+[.N138]*[.N134]+[.O138]*[.O134]+[.P138]*[.P134]+[.Q138]*[.Q134]+[.R138]*[.R134]+[.S138]*[.S134]+[.T138]*[.T134]" office:value-type="float" office:value="49.14" calcext:value-type="float">
            <text:p>49,140</text:p>
          </table:table-cell>
          <table:table-cell office:value-type="float" office:value="2.34" calcext:value-type="float">
            <text:p>2,340</text:p>
          </table:table-cell>
          <table:table-cell/>
          <table:table-cell office:value-type="float" office:value="3.38" calcext:value-type="float">
            <text:p>3,380</text:p>
          </table:table-cell>
          <table:table-cell table:number-columns-repeated="10"/>
          <table:table-cell table:formula="of:=([.U134]*[.U138])+([.V134]*[.V138])+([.W134]*[.W138])+([.X134]*[.X138])+([.Y134]*[.Y138])" office:value-type="float" office:value="0" calcext:value-type="float">
            <text:p>0,000</text:p>
          </table:table-cell>
          <table:table-cell table:formula="of:=[.Z138]/45*(-1)" office:value-type="float" office:value="-0" calcext:value-type="float">
            <text:p>0,000</text:p>
          </table:table-cell>
          <table:table-cell table:formula="of:=[.L138]-[.Z138]" office:value-type="float" office:value="49.14" calcext:value-type="float">
            <text:p>49,140</text:p>
          </table:table-cell>
          <table:table-cell table:formula="of:=[.AB138]-[.AN138]" office:value-type="float" office:value="26.91" calcext:value-type="float">
            <text:p>26,910</text:p>
          </table:table-cell>
          <table:table-cell table:formula="of:=[.AC138]/45*0.8*(-1)" office:value-type="float" office:value="-0.4784" calcext:value-type="float">
            <text:p>-0,478</text:p>
          </table:table-cell>
          <table:table-cell table:formula="of:=[.AB138]/45*(-1)*0.8" office:value-type="float" office:value="-0.8736" calcext:value-type="float">
            <text:p>-0,874</text:p>
          </table:table-cell>
          <table:table-cell/>
          <table:table-cell table:style-name="Default"/>
          <table:table-cell office:value-type="float" office:value="2.34" calcext:value-type="float">
            <text:p>2,340</text:p>
          </table:table-cell>
          <table:table-cell office:value-type="float" office:value="1.3" calcext:value-type="float">
            <text:p>1,300</text:p>
          </table:table-cell>
          <table:table-cell office:value-type="float" office:value="1.69" calcext:value-type="float">
            <text:p>1,690</text:p>
          </table:table-cell>
          <table:table-cell office:value-type="float" office:value="1.3" calcext:value-type="float">
            <text:p>1,300</text:p>
          </table:table-cell>
          <table:table-cell office:value-type="float" office:value="0.78" calcext:value-type="float">
            <text:p>0,780</text:p>
          </table:table-cell>
          <table:table-cell/>
          <table:table-cell table:formula="of:=([.AH138]+[.AI138]+[.AJ138]+[.AK138]+[.AL138]+[.AM138])*3" office:value-type="float" office:value="22.23" calcext:value-type="float">
            <text:p>22,23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39]*2" office:value-type="float" office:value="0.54" calcext:value-type="float">
            <text:p>0,540</text:p>
          </table:table-cell>
          <table:table-cell table:style-name="ce32" table:formula="of:=([.E139]+[.G139])*(-1)" office:value-type="float" office:value="-0.112266666666667" calcext:value-type="float">
            <text:p>-0,112</text:p>
          </table:table-cell>
          <table:table-cell table:style-name="ce32" table:formula="of:=[.F139]/45" office:value-type="float" office:value="0.048" calcext:value-type="float">
            <text:p>0,048</text:p>
          </table:table-cell>
          <table:table-cell table:style-name="ce32" table:formula="of:=[.M139]*[.N134]" office:value-type="float" office:value="2.16" calcext:value-type="float">
            <text:p>2,160</text:p>
          </table:table-cell>
          <table:table-cell table:style-name="ce32" table:formula="of:=[.H139]/45" office:value-type="float" office:value="0.0642666666666667" calcext:value-type="float">
            <text:p>0,064</text:p>
          </table:table-cell>
          <table:table-cell table:style-name="ce32" table:formula="of:=[.N139]*[.N134]+[.O139]*[.O134]+[.P139]*[.P134]+[.Q139]*[.Q134]+[.R139]*[.R134]+[.S139]*[.S134]+[.T139]*[.T134]" office:value-type="float" office:value="2.892" calcext:value-type="float">
            <text:p>2,892</text:p>
          </table:table-cell>
          <table:table-cell table:style-name="ce32" table:formula="of:=[.L139]/45" office:value-type="float" office:value="0.112266666666667" calcext:value-type="float">
            <text:p>0,112</text:p>
          </table:table-cell>
          <table:table-cell table:style-name="ce42" table:formula="of:=[.L139]/63*(-1)" office:value-type="float" office:value="-0.0801904761904762" calcext:value-type="float">
            <text:p>-0,080</text:p>
          </table:table-cell>
          <table:table-cell table:style-name="ce42" table:formula="of:=[.J139]*18" office:value-type="float" office:value="-1.44342857142857" calcext:value-type="float">
            <text:p>-1,443</text:p>
          </table:table-cell>
          <table:table-cell table:formula="of:=[.M139]*[.N134]+[.N139]*[.N134]+[.O139]*[.O134]+[.P139]*[.P134]+[.Q139]*[.Q134]+[.R139]*[.R134]+[.S139]*[.S134]+[.T139]*[.T134]" office:value-type="float" office:value="5.052" calcext:value-type="float">
            <text:p>5,052</text:p>
          </table:table-cell>
          <table:table-cell office:value-type="float" office:value="0.27" calcext:value-type="float">
            <text:p>0,270</text:p>
          </table:table-cell>
          <table:table-cell/>
          <table:table-cell office:value-type="float" office:value="0.228" calcext:value-type="float">
            <text:p>0,228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2" calcext:value-type="float">
            <text:p>0,120</text:p>
          </table:table-cell>
          <table:table-cell table:number-columns-repeated="3"/>
          <table:table-cell table:formula="of:=([.U134]*[.U139])+([.V134]*[.V139])+([.W134]*[.W139])+([.X134]*[.X139])+([.Y134]*[.Y139])" office:value-type="float" office:value="0.84" calcext:value-type="float">
            <text:p>0,840</text:p>
          </table:table-cell>
          <table:table-cell table:formula="of:=[.Z139]/45*(-1)" office:value-type="float" office:value="-0.0186666666666667" calcext:value-type="float">
            <text:p>-0,019</text:p>
          </table:table-cell>
          <table:table-cell table:formula="of:=[.L139]-[.Z139]" office:value-type="float" office:value="4.212" calcext:value-type="float">
            <text:p>4,212</text:p>
          </table:table-cell>
          <table:table-cell table:formula="of:=[.AB139]-[.AN139]" office:value-type="float" office:value="2.952" calcext:value-type="float">
            <text:p>2,952</text:p>
          </table:table-cell>
          <table:table-cell table:formula="of:=[.AC139]/45*0.8*(-1)" office:value-type="float" office:value="-0.05248" calcext:value-type="float">
            <text:p>-0,052</text:p>
          </table:table-cell>
          <table:table-cell table:formula="of:=[.AB139]/45*(-1)*0.8" office:value-type="float" office:value="-0.07488" calcext:value-type="float">
            <text:p>-0,075</text:p>
          </table:table-cell>
          <table:table-cell table:formula="of:=[.AC139]/45*(-1)" office:value-type="float" office:value="-0.0656" calcext:value-type="float">
            <text:p>-0,066</text:p>
          </table:table-cell>
          <table:table-cell table:style-name="Default"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H139]+[.AI139]+[.AJ139]+[.AK139]+[.AL139]+[.AM139])*3" office:value-type="float" office:value="1.26" calcext:value-type="float">
            <text:p>1,2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40]*2" office:value-type="float" office:value="0.081" calcext:value-type="float">
            <text:p>0,081</text:p>
          </table:table-cell>
          <table:table-cell table:formula="of:=([.E140]+[.G140])*(-1)" office:value-type="float" office:value="-0.012" calcext:value-type="float">
            <text:p>-0,012</text:p>
          </table:table-cell>
          <table:table-cell table:formula="of:=[.F140]/2/45" office:value-type="float" office:value="0.0036" calcext:value-type="float">
            <text:p>0,004</text:p>
          </table:table-cell>
          <table:table-cell table:formula="of:=[.M140]*[.N134]" office:value-type="float" office:value="0.324" calcext:value-type="float">
            <text:p>0,324</text:p>
          </table:table-cell>
          <table:table-cell table:formula="of:=[.H140]/45" office:value-type="float" office:value="0.0084" calcext:value-type="float">
            <text:p>0,008</text:p>
          </table:table-cell>
          <table:table-cell table:formula="of:=[.N140]*[.N134]+[.O140]*[.O134]+[.P140]*[.P134]+[.Q140]*[.Q134]+[.R140]*[.R134]+[.S140]*[.S134]+[.T140]*[.T134]" office:value-type="float" office:value="0.378" calcext:value-type="float">
            <text:p>0,378</text:p>
          </table:table-cell>
          <table:table-cell table:formula="of:=[.L140]/45" office:value-type="float" office:value="0.0156" calcext:value-type="float">
            <text:p>0,016</text:p>
          </table:table-cell>
          <table:table-cell table:style-name="ce42" table:formula="of:=[.L140]/63*(-1)" office:value-type="float" office:value="-0.0111428571428571" calcext:value-type="float">
            <text:p>-0,011</text:p>
          </table:table-cell>
          <table:table-cell table:style-name="ce42" table:formula="of:=[.J140]*18" office:value-type="float" office:value="-0.200571428571429" calcext:value-type="float">
            <text:p>-0,201</text:p>
          </table:table-cell>
          <table:table-cell table:formula="of:=[.M140]*[.N134]+[.N140]*[.N134]+[.O140]*[.O134]+[.P140]*[.P134]+[.Q140]*[.Q134]+[.R140]*[.R134]+[.S140]*[.S134]+[.T140]*[.T134]" office:value-type="float" office:value="0.702" calcext:value-type="float">
            <text:p>0,702</text:p>
          </table:table-cell>
          <table:table-cell office:value-type="float" office:value="0.0405" calcext:value-type="float">
            <text:p>0,041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5"/>
          <table:table-cell office:value-type="float" office:value="0.054" calcext:value-type="float">
            <text:p>0,054</text:p>
          </table:table-cell>
          <table:table-cell table:number-columns-repeated="3"/>
          <table:table-cell table:formula="of:=([.U134]*[.U140])+([.V134]*[.V140])+([.W134]*[.W140])+([.X134]*[.X140])+([.Y134]*[.Y140])" office:value-type="float" office:value="0.378" calcext:value-type="float">
            <text:p>0,378</text:p>
          </table:table-cell>
          <table:table-cell table:formula="of:=[.Z140]/45*(-1)" office:value-type="float" office:value="-0.0084" calcext:value-type="float">
            <text:p>-0,008</text:p>
          </table:table-cell>
          <table:table-cell table:formula="of:=[.L140]-[.Z140]" office:value-type="float" office:value="0.324" calcext:value-type="float">
            <text:p>0,324</text:p>
          </table:table-cell>
          <table:table-cell table:formula="of:=[.AB140]-[.AN140]" office:value-type="float" office:value="-0.066" calcext:value-type="float">
            <text:p>-0,066</text:p>
          </table:table-cell>
          <table:table-cell table:formula="of:=[.AC140]/45*0.8*(-1)" office:value-type="float" office:value="0.00117333333333333" calcext:value-type="float">
            <text:p>0,001</text:p>
          </table:table-cell>
          <table:table-cell table:formula="of:=[.AB140]/45*(-1)*0.8" office:value-type="float" office:value="-0.00576" calcext:value-type="float">
            <text:p>-0,006</text:p>
          </table:table-cell>
          <table:table-cell/>
          <table:table-cell table:style-name="Default"/>
          <table:table-cell office:value-type="float" office:value="0.04" calcext:value-type="float">
            <text:p>0,040</text:p>
          </table:table-cell>
          <table:table-cell office:value-type="float" office:value="0.09" calcext:value-type="float">
            <text:p>0,090</text:p>
          </table:table-cell>
          <table:table-cell table:number-columns-repeated="4"/>
          <table:table-cell table:formula="of:=([.AH140]+[.AI140]+[.AJ140]+[.AK140]+[.AL140]+[.AM140])*3" office:value-type="float" office:value="0.39" calcext:value-type="float">
            <text:p>0,39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41]*2" office:value-type="float" office:value="50.4" calcext:value-type="float">
            <text:p>50,400</text:p>
          </table:table-cell>
          <table:table-cell table:formula="of:=([.E141]+[.G141])*(-1)" office:value-type="float" office:value="-9.89333333333333" calcext:value-type="float">
            <text:p>-9,893</text:p>
          </table:table-cell>
          <table:table-cell table:formula="of:=[.F141]/2/45" office:value-type="float" office:value="2.24" calcext:value-type="float">
            <text:p>2,240</text:p>
          </table:table-cell>
          <table:table-cell table:formula="of:=[.M141]*[.N134]" office:value-type="float" office:value="201.6" calcext:value-type="float">
            <text:p>201,600</text:p>
          </table:table-cell>
          <table:table-cell table:formula="of:=[.H141]/45" office:value-type="float" office:value="7.65333333333333" calcext:value-type="float">
            <text:p>7,653</text:p>
          </table:table-cell>
          <table:table-cell table:formula="of:=[.N141]*[.N134]+[.O141]*[.O134]+[.P141]*[.P134]+[.Q141]*[.Q134]+[.R141]*[.R134]+[.S141]*[.S134]+[.T141]*[.T134]" office:value-type="float" office:value="344.4" calcext:value-type="float">
            <text:p>344,400</text:p>
          </table:table-cell>
          <table:table-cell table:formula="of:=[.L141]/45" office:value-type="float" office:value="12.1333333333333" calcext:value-type="float">
            <text:p>12,133</text:p>
          </table:table-cell>
          <table:table-cell table:style-name="ce42" table:formula="of:=[.L141]/63*(-1)" office:value-type="float" office:value="-8.66666666666667" calcext:value-type="float">
            <text:p>-8,667</text:p>
          </table:table-cell>
          <table:table-cell table:style-name="ce42" table:formula="of:=[.J141]*18" office:value-type="float" office:value="-156" calcext:value-type="float">
            <text:p>-156,000</text:p>
          </table:table-cell>
          <table:table-cell table:formula="of:=[.M141]*[.N134]+[.N141]*[.N134]+[.O141]*[.O134]+[.P141]*[.P134]+[.Q141]*[.Q134]+[.R141]*[.R134]+[.S141]*[.S134]+[.T141]*[.T134]" office:value-type="float" office:value="546" calcext:value-type="float">
            <text:p>546,000</text:p>
          </table:table-cell>
          <table:table-cell office:value-type="float" office:value="25.2" calcext:value-type="float">
            <text:p>25,200</text:p>
          </table:table-cell>
          <table:table-cell office:value-type="float" office:value="8.4" calcext:value-type="float">
            <text:p>8,400</text:p>
          </table:table-cell>
          <table:table-cell office:value-type="float" office:value="30.8" calcext:value-type="float">
            <text:p>30,800</text:p>
          </table:table-cell>
          <table:table-cell table:number-columns-repeated="5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U134]*[.U141])+([.V134]*[.V141])+([.W134]*[.W141])+([.X134]*[.X141])+([.Y134]*[.Y141])" office:value-type="float" office:value="75.6" calcext:value-type="float">
            <text:p>75,600</text:p>
          </table:table-cell>
          <table:table-cell table:formula="of:=[.Z141]/45*(-1)" office:value-type="float" office:value="-1.68" calcext:value-type="float">
            <text:p>-1,680</text:p>
          </table:table-cell>
          <table:table-cell table:formula="of:=[.L141]-[.Z141]" office:value-type="float" office:value="470.4" calcext:value-type="float">
            <text:p>470,400</text:p>
          </table:table-cell>
          <table:table-cell table:formula="of:=[.AB141]-[.AN141]" office:value-type="float" office:value="302.4" calcext:value-type="float">
            <text:p>302,400</text:p>
          </table:table-cell>
          <table:table-cell table:formula="of:=[.AC141]/45*0.8*(-1)" office:value-type="float" office:value="-5.376" calcext:value-type="float">
            <text:p>-5,376</text:p>
          </table:table-cell>
          <table:table-cell table:formula="of:=[.AB141]/45*(-1)*0.8" office:value-type="float" office:value="-8.36266666666667" calcext:value-type="float">
            <text:p>-8,363</text:p>
          </table:table-cell>
          <table:table-cell table:formula="of:=[.AC141]/45*(-1)" office:value-type="float" office:value="-6.72" calcext:value-type="float">
            <text:p>-6,720</text:p>
          </table:table-cell>
          <table:table-cell table:style-name="Default"/>
          <table:table-cell office:value-type="float" office:value="25.2" calcext:value-type="float">
            <text:p>25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table:formula="of:=([.AH141]+[.AI141]+[.AJ141]+[.AK141]+[.AL141]+[.AM141])*3" office:value-type="float" office:value="168" calcext:value-type="float">
            <text:p>168,000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P141]-[.C141]" office:value-type="float" office:value="229.6" calcext:value-type="float">
            <text:p>229,600</text:p>
          </table:table-cell>
          <table:table-cell table:formula="of:=[.AP141]-[.C141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P141]+[.C141]/2" office:value-type="float" office:value="305.2" calcext:value-type="float">
            <text:p>305,200</text:p>
          </table:table-cell>
          <table:table-cell table:formula="of:=[.AP141]+[.C141]" office:value-type="float" office:value="330.4" calcext:value-type="float">
            <text:p>330,400</text:p>
          </table:table-cell>
          <table:table-cell table:formula="of:=[.AP141]+[.C141]*1.5" office:value-type="float" office:value="355.6" calcext:value-type="float">
            <text:p>355,600</text:p>
          </table:table-cell>
          <table:table-cell table:formula="of:=[.AP141]+[.C141]*2" office:value-type="float" office:value="380.8" calcext:value-type="float">
            <text:p>380,8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42]*2" office:value-type="float" office:value="0" calcext:value-type="float">
            <text:p>0,000</text:p>
          </table:table-cell>
          <table:table-cell table:formula="of:=([.E142]+[.G142])*(-1)" office:value-type="float" office:value="-0" calcext:value-type="float">
            <text:p>0,000</text:p>
          </table:table-cell>
          <table:table-cell table:formula="of:=[.F142]/2/45" office:value-type="float" office:value="0" calcext:value-type="float">
            <text:p>0,000</text:p>
          </table:table-cell>
          <table:table-cell table:formula="of:=[.M142]*[.N134]" office:value-type="float" office:value="0" calcext:value-type="float">
            <text:p>0,000</text:p>
          </table:table-cell>
          <table:table-cell table:formula="of:=[.H142]/45" office:value-type="float" office:value="0" calcext:value-type="float">
            <text:p>0,000</text:p>
          </table:table-cell>
          <table:table-cell table:formula="of:=[.N142]*[.N134]+[.O142]*[.O134]+[.P142]*[.P134]+[.Q142]*[.Q134]+[.R142]*[.R134]+[.S142]*[.S134]+[.T142]*[.T134]" office:value-type="float" office:value="0" calcext:value-type="float">
            <text:p>0,000</text:p>
          </table:table-cell>
          <table:table-cell table:formula="of:=[.L142]/45" office:value-type="float" office:value="0" calcext:value-type="float">
            <text:p>0,000</text:p>
          </table:table-cell>
          <table:table-cell table:style-name="ce42" table:formula="of:=[.L142]/63*(-1)" office:value-type="float" office:value="-0" calcext:value-type="float">
            <text:p>0,000</text:p>
          </table:table-cell>
          <table:table-cell table:style-name="ce42" table:formula="of:=[.J142]*18" office:value-type="float" office:value="-0" calcext:value-type="float">
            <text:p>0,000</text:p>
          </table:table-cell>
          <table:table-cell table:formula="of:=[.M142]*[.N134]+[.N142]*[.N134]+[.O142]*[.O134]+[.P142]*[.P134]+[.Q142]*[.Q134]+[.R142]*[.R134]+[.S142]*[.S134]+[.T142]*[.T13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34]*[.U142])+([.V134]*[.V142])+([.W134]*[.W142])+([.X134]*[.X142])+([.Y134]*[.Y142])" office:value-type="float" office:value="0" calcext:value-type="float">
            <text:p>0,000</text:p>
          </table:table-cell>
          <table:table-cell table:formula="of:=[.Z142]/45*(-1)" office:value-type="float" office:value="-0" calcext:value-type="float">
            <text:p>0,000</text:p>
          </table:table-cell>
          <table:table-cell table:formula="of:=[.L142]-[.Z142]" office:value-type="float" office:value="0" calcext:value-type="float">
            <text:p>0,000</text:p>
          </table:table-cell>
          <table:table-cell table:formula="of:=[.AB142]-[.AN142]" office:value-type="float" office:value="0" calcext:value-type="float">
            <text:p>0,000</text:p>
          </table:table-cell>
          <table:table-cell table:formula="of:=[.AC142]/45*0.8*(-1)" office:value-type="float" office:value="-0" calcext:value-type="float">
            <text:p>0,000</text:p>
          </table:table-cell>
          <table:table-cell table:formula="of:=[.AB142]/45*(-1)*0.8" office:value-type="float" office:value="-0" calcext:value-type="float">
            <text:p>0,000</text:p>
          </table:table-cell>
          <table:table-cell table:number-columns-repeated="8"/>
          <table:table-cell table:formula="of:=([.AH142]+[.AI142]+[.AJ142]+[.AK142]+[.AL142]+[.AM142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43]*2" office:value-type="float" office:value="0" calcext:value-type="float">
            <text:p>0,000</text:p>
          </table:table-cell>
          <table:table-cell table:formula="of:=([.E143]+[.G143])*(-1)" office:value-type="float" office:value="-0.241777777777778" calcext:value-type="float">
            <text:p>-0,242</text:p>
          </table:table-cell>
          <table:table-cell table:formula="of:=[.F143]/2/45" office:value-type="float" office:value="0" calcext:value-type="float">
            <text:p>0,000</text:p>
          </table:table-cell>
          <table:table-cell table:formula="of:=[.M143]*[.N134]" office:value-type="float" office:value="0" calcext:value-type="float">
            <text:p>0,000</text:p>
          </table:table-cell>
          <table:table-cell table:formula="of:=[.H143]/45" office:value-type="float" office:value="0.241777777777778" calcext:value-type="float">
            <text:p>0,242</text:p>
          </table:table-cell>
          <table:table-cell table:formula="of:=[.N143]*[.N134]+[.O143]*[.O134]+[.P143]*[.P134]+[.Q143]*[.Q134]+[.R143]*[.R134]+[.S143]*[.S134]+[.T143]*[.T134]" office:value-type="float" office:value="10.88" calcext:value-type="float">
            <text:p>10,880</text:p>
          </table:table-cell>
          <table:table-cell table:formula="of:=[.L143]/45" office:value-type="float" office:value="0.241777777777778" calcext:value-type="float">
            <text:p>0,242</text:p>
          </table:table-cell>
          <table:table-cell table:style-name="ce42" table:formula="of:=[.L143]/63*(-1)" office:value-type="float" office:value="-0.172698412698413" calcext:value-type="float">
            <text:p>-0,173</text:p>
          </table:table-cell>
          <table:table-cell table:style-name="ce42" table:formula="of:=[.J143]*18" office:value-type="float" office:value="-3.10857142857143" calcext:value-type="float">
            <text:p>-3,109</text:p>
          </table:table-cell>
          <table:table-cell table:formula="of:=[.M143]*[.N134]+[.N143]*[.N134]+[.O143]*[.O134]+[.P143]*[.P134]+[.Q143]*[.Q134]+[.R143]*[.R134]+[.S143]*[.S134]+[.T143]*[.T134]" office:value-type="float" office:value="10.88" calcext:value-type="float">
            <text:p>10,880</text:p>
          </table:table-cell>
          <table:table-cell office:value-type="float" office:value="0" calcext:value-type="float">
            <text:p>0,000</text:p>
          </table:table-cell>
          <table:table-cell office:value-type="float" office:value="0.76" calcext:value-type="float">
            <text:p>0,760</text:p>
          </table:table-cell>
          <table:table-cell table:number-columns-repeated="2"/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0.4" calcext:value-type="float">
            <text:p>0,400</text:p>
          </table:table-cell>
          <table:table-cell office:value-type="float" office:value="0.28" calcext:value-type="float">
            <text:p>0,280</text:p>
          </table:table-cell>
          <table:table-cell/>
          <table:table-cell table:formula="of:=([.U134]*[.U143])+([.V134]*[.V143])+([.W134]*[.W143])+([.X134]*[.X143])+([.Y134]*[.Y143])" office:value-type="float" office:value="4.64" calcext:value-type="float">
            <text:p>4,640</text:p>
          </table:table-cell>
          <table:table-cell table:formula="of:=[.Z143]/45*(-1)" office:value-type="float" office:value="-0.103111111111111" calcext:value-type="float">
            <text:p>-0,103</text:p>
          </table:table-cell>
          <table:table-cell table:formula="of:=[.L143]-[.Z143]" office:value-type="float" office:value="6.24" calcext:value-type="float">
            <text:p>6,240</text:p>
          </table:table-cell>
          <table:table-cell table:formula="of:=[.AB143]-[.AN143]" office:value-type="float" office:value="6.24" calcext:value-type="float">
            <text:p>6,240</text:p>
          </table:table-cell>
          <table:table-cell table:formula="of:=[.AC143]/45*0.8*(-1)" office:value-type="float" office:value="-0.110933333333333" calcext:value-type="float">
            <text:p>-0,111</text:p>
          </table:table-cell>
          <table:table-cell table:formula="of:=[.AB143]/45*(-1)*0.8" office:value-type="float" office:value="-0.110933333333333" calcext:value-type="float">
            <text:p>-0,111</text:p>
          </table:table-cell>
          <table:table-cell table:number-columns-repeated="8"/>
          <table:table-cell table:formula="of:=([.AH143]+[.AI143]+[.AJ143]+[.AK143]+[.AL143]+[.AM14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string" calcext:value-type="string">
            <text:p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46]*2" office:value-type="float" office:value="18" calcext:value-type="float">
            <text:p>18,000</text:p>
          </table:table-cell>
          <table:table-cell table:formula="of:=([.E146]+[.G146])*(-1)" office:value-type="float" office:value="-3.04444444444444" calcext:value-type="float">
            <text:p>-3,044</text:p>
          </table:table-cell>
          <table:table-cell table:formula="of:=[.F146]/2/45" office:value-type="float" office:value="0.4" calcext:value-type="float">
            <text:p>0,400</text:p>
          </table:table-cell>
          <table:table-cell table:formula="of:=[.M146]*[.N145]" office:value-type="float" office:value="36" calcext:value-type="float">
            <text:p>36,000</text:p>
          </table:table-cell>
          <table:table-cell table:formula="of:=[.H146]/45" office:value-type="float" office:value="2.64444444444444" calcext:value-type="float">
            <text:p>2,644</text:p>
          </table:table-cell>
          <table:table-cell table:formula="of:=[.N146]*[.N145]+[.O146]*[.O145]+[.P146]*[.P145]+[.Q146]*[.Q145]+[.R146]*[.R145]+[.S146]*[.S145]+[.T146]*[.T145]" office:value-type="float" office:value="119" calcext:value-type="float">
            <text:p>119,000</text:p>
          </table:table-cell>
          <table:table-cell table:formula="of:=[.L146]/45" office:value-type="float" office:value="3.44444444444444" calcext:value-type="float">
            <text:p>3,444</text:p>
          </table:table-cell>
          <table:table-cell table:style-name="ce42" table:formula="of:=[.L146]/63*(-1)" office:value-type="float" office:value="-2.46031746031746" calcext:value-type="float">
            <text:p>-2,460</text:p>
          </table:table-cell>
          <table:table-cell table:style-name="ce42" table:formula="of:=[.J146]*18" office:value-type="float" office:value="-44.2857142857143" calcext:value-type="float">
            <text:p>-44,286</text:p>
          </table:table-cell>
          <table:table-cell table:formula="of:=[.M146]*[.N145]+[.N146]*[.N145]+[.O146]*[.O145]+[.P146]*[.P145]+[.Q146]*[.Q145]+[.R146]*[.R145]+[.S146]*[.S145]+[.T146]*[.T145]" office:value-type="float" office:value="155" calcext:value-type="float">
            <text:p>155,000</text:p>
          </table:table-cell>
          <table:table-cell office:value-type="float" office:value="9" calcext:value-type="float">
            <text:p>9,000</text:p>
          </table:table-cell>
          <table:table-cell table:style-name="ce34"/>
          <table:table-cell table:number-columns-repeated="2"/>
          <table:table-cell office:value-type="float" office:value="17" calcext:value-type="float">
            <text:p>17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U145]*[.U146])+([.V145]*[.V146])+([.W145]*[.W146])+([.X145]*[.X146])+([.Y145]*[.Y146])" office:value-type="float" office:value="84" calcext:value-type="float">
            <text:p>84,000</text:p>
          </table:table-cell>
          <table:table-cell table:formula="of:=[.Z146]/45*(-1)" office:value-type="float" office:value="-1.86666666666667" calcext:value-type="float">
            <text:p>-1,867</text:p>
          </table:table-cell>
          <table:table-cell table:formula="of:=[.L146]-[.Z146]" office:value-type="float" office:value="71" calcext:value-type="float">
            <text:p>71,000</text:p>
          </table:table-cell>
          <table:table-cell table:number-columns-repeated="2"/>
          <table:table-cell table:formula="of:=[.AB146]/45*(-1)*0.8" office:value-type="float" office:value="-1.26222222222222" calcext:value-type="float">
            <text:p>-1,26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47]*2" office:value-type="float" office:value="6.3" calcext:value-type="float">
            <text:p>6,300</text:p>
          </table:table-cell>
          <table:table-cell table:formula="of:=([.E147]+[.G147])*(-1)" office:value-type="float" office:value="-1.925" calcext:value-type="float">
            <text:p>-1,925</text:p>
          </table:table-cell>
          <table:table-cell table:formula="of:=[.F147]/2/45" office:value-type="float" office:value="0.14" calcext:value-type="float">
            <text:p>0,140</text:p>
          </table:table-cell>
          <table:table-cell table:formula="of:=[.M147]*[.N145]" office:value-type="float" office:value="12.6" calcext:value-type="float">
            <text:p>12,600</text:p>
          </table:table-cell>
          <table:table-cell table:formula="of:=[.H147]/45" office:value-type="float" office:value="1.785" calcext:value-type="float">
            <text:p>1,785</text:p>
          </table:table-cell>
          <table:table-cell table:formula="of:=[.N147]*[.N145]+[.O147]*[.O145]+[.P147]*[.P145]+[.Q147]*[.Q145]+[.R147]*[.R145]+[.S147]*[.S145]+[.T147]*[.T145]" office:value-type="float" office:value="80.325" calcext:value-type="float">
            <text:p>80,325</text:p>
          </table:table-cell>
          <table:table-cell table:formula="of:=[.L147]/45" office:value-type="float" office:value="2.065" calcext:value-type="float">
            <text:p>2,065</text:p>
          </table:table-cell>
          <table:table-cell table:style-name="ce42" table:formula="of:=[.L147]/63*(-1)" office:value-type="float" office:value="-1.475" calcext:value-type="float">
            <text:p>-1,475</text:p>
          </table:table-cell>
          <table:table-cell table:style-name="ce42" table:formula="of:=[.J147]*18" office:value-type="float" office:value="-26.55" calcext:value-type="float">
            <text:p>-26,550</text:p>
          </table:table-cell>
          <table:table-cell table:formula="of:=[.M147]*[.N145]+[.N147]*[.N145]+[.O147]*[.O145]+[.P147]*[.P145]+[.Q147]*[.Q145]+[.R147]*[.R145]+[.S147]*[.S145]+[.T147]*[.T145]" office:value-type="float" office:value="92.925" calcext:value-type="float">
            <text:p>92,925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6.65" calcext:value-type="float">
            <text:p>6,6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7"/>
          <table:table-cell table:formula="of:=([.U145]*[.U147])+([.V145]*[.V147])+([.W145]*[.W147])+([.X145]*[.X147])+([.Y145]*[.Y147])" office:value-type="float" office:value="0" calcext:value-type="float">
            <text:p>0,000</text:p>
          </table:table-cell>
          <table:table-cell table:formula="of:=[.Z147]/45*(-1)" office:value-type="float" office:value="-0" calcext:value-type="float">
            <text:p>0,000</text:p>
          </table:table-cell>
          <table:table-cell table:formula="of:=[.L147]-[.Z147]" office:value-type="float" office:value="92.925" calcext:value-type="float">
            <text:p>92,925</text:p>
          </table:table-cell>
          <table:table-cell table:number-columns-repeated="2"/>
          <table:table-cell table:formula="of:=[.AB147]/45*(-1)*0.8" office:value-type="float" office:value="-1.652" calcext:value-type="float">
            <text:p>-1,652</text:p>
          </table:table-cell>
          <table:table-cell table:formula="of:=[.AB147]/45*(-1)" office:value-type="float" office:value="-2.065" calcext:value-type="float">
            <text:p>-2,06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48]*2" office:value-type="float" office:value="7.38" calcext:value-type="float">
            <text:p>7,380</text:p>
          </table:table-cell>
          <table:table-cell table:formula="of:=([.E148]+[.G148])*(-1)" office:value-type="float" office:value="-1.81822222222222" calcext:value-type="float">
            <text:p>-1,818</text:p>
          </table:table-cell>
          <table:table-cell table:formula="of:=[.F148]/2/45" office:value-type="float" office:value="0.164" calcext:value-type="float">
            <text:p>0,164</text:p>
          </table:table-cell>
          <table:table-cell table:formula="of:=[.M148]*[.N145]" office:value-type="float" office:value="14.76" calcext:value-type="float">
            <text:p>14,760</text:p>
          </table:table-cell>
          <table:table-cell table:formula="of:=[.H148]/45" office:value-type="float" office:value="1.65422222222222" calcext:value-type="float">
            <text:p>1,654</text:p>
          </table:table-cell>
          <table:table-cell table:formula="of:=[.N148]*[.N145]+[.O148]*[.O145]+[.P148]*[.P145]+[.Q148]*[.Q145]+[.R148]*[.R145]+[.S148]*[.S145]+[.T148]*[.T145]" office:value-type="float" office:value="74.44" calcext:value-type="float">
            <text:p>74,440</text:p>
          </table:table-cell>
          <table:table-cell table:formula="of:=[.L148]/45" office:value-type="float" office:value="1.98222222222222" calcext:value-type="float">
            <text:p>1,982</text:p>
          </table:table-cell>
          <table:table-cell table:style-name="ce42" table:formula="of:=[.L148]/63*(-1)" office:value-type="float" office:value="-1.41587301587302" calcext:value-type="float">
            <text:p>-1,416</text:p>
          </table:table-cell>
          <table:table-cell table:style-name="ce42" table:formula="of:=[.J148]*18" office:value-type="float" office:value="-25.4857142857143" calcext:value-type="float">
            <text:p>-25,486</text:p>
          </table:table-cell>
          <table:table-cell table:formula="of:=[.M148]*[.N145]+[.N148]*[.N145]+[.O148]*[.O145]+[.P148]*[.P145]+[.Q148]*[.Q145]+[.R148]*[.R145]+[.S148]*[.S145]+[.T148]*[.T145]" office:value-type="float" office:value="89.2" calcext:value-type="float">
            <text:p>89,200</text:p>
          </table:table-cell>
          <table:table-cell office:value-type="float" office:value="3.69" calcext:value-type="float">
            <text:p>3,69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table:formula="of:=([.U145]*[.U148])+([.V145]*[.V148])+([.W145]*[.W148])+([.X145]*[.X148])+([.Y145]*[.Y148])" office:value-type="float" office:value="79.44" calcext:value-type="float">
            <text:p>79,440</text:p>
          </table:table-cell>
          <table:table-cell table:formula="of:=[.Z148]/45*(-1)" office:value-type="float" office:value="-1.76533333333333" calcext:value-type="float">
            <text:p>-1,765</text:p>
          </table:table-cell>
          <table:table-cell table:formula="of:=[.L148]-[.Z148]" office:value-type="float" office:value="9.76000000000001" calcext:value-type="float">
            <text:p>9,760</text:p>
          </table:table-cell>
          <table:table-cell table:number-columns-repeated="2"/>
          <table:table-cell table:formula="of:=[.AB148]/45*(-1)*0.8" office:value-type="float" office:value="-0.173511111111111" calcext:value-type="float">
            <text:p>-0,17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49]*2" office:value-type="float" office:value="9.36" calcext:value-type="float">
            <text:p>9,360</text:p>
          </table:table-cell>
          <table:table-cell table:formula="of:=([.E149]+[.G149])*(-1)" office:value-type="float" office:value="-2.236" calcext:value-type="float">
            <text:p>-2,236</text:p>
          </table:table-cell>
          <table:table-cell table:formula="of:=[.F149]/2/45" office:value-type="float" office:value="0.208" calcext:value-type="float">
            <text:p>0,208</text:p>
          </table:table-cell>
          <table:table-cell table:formula="of:=[.M149]*[.N145]" office:value-type="float" office:value="18.72" calcext:value-type="float">
            <text:p>18,720</text:p>
          </table:table-cell>
          <table:table-cell table:formula="of:=[.H149]/45" office:value-type="float" office:value="2.028" calcext:value-type="float">
            <text:p>2,028</text:p>
          </table:table-cell>
          <table:table-cell table:formula="of:=[.N149]*[.N145]+[.O149]*[.O145]+[.P149]*[.P145]+[.Q149]*[.Q145]+[.R149]*[.R145]+[.S149]*[.S145]+[.T149]*[.T145]" office:value-type="float" office:value="91.26" calcext:value-type="float">
            <text:p>91,260</text:p>
          </table:table-cell>
          <table:table-cell table:formula="of:=[.L149]/45" office:value-type="float" office:value="2.444" calcext:value-type="float">
            <text:p>2,444</text:p>
          </table:table-cell>
          <table:table-cell table:style-name="ce42" table:formula="of:=[.L149]/63*(-1)" office:value-type="float" office:value="-1.74571428571429" calcext:value-type="float">
            <text:p>-1,746</text:p>
          </table:table-cell>
          <table:table-cell table:style-name="ce42" table:formula="of:=[.J149]*18" office:value-type="float" office:value="-31.4228571428571" calcext:value-type="float">
            <text:p>-31,423</text:p>
          </table:table-cell>
          <table:table-cell table:formula="of:=[.M149]*[.N145]+[.N149]*[.N145]+[.O149]*[.O145]+[.P149]*[.P145]+[.Q149]*[.Q145]+[.R149]*[.R145]+[.S149]*[.S145]+[.T149]*[.T145]" office:value-type="float" office:value="109.98" calcext:value-type="float">
            <text:p>109,980</text:p>
          </table:table-cell>
          <table:table-cell office:value-type="float" office:value="4.68" calcext:value-type="float">
            <text:p>4,680</text:p>
          </table:table-cell>
          <table:table-cell/>
          <table:table-cell office:value-type="float" office:value="6.76" calcext:value-type="float">
            <text:p>6,760</text:p>
          </table:table-cell>
          <table:table-cell table:number-columns-repeated="2"/>
          <table:table-cell office:value-type="float" office:value="3.38" calcext:value-type="float">
            <text:p>3,380</text:p>
          </table:table-cell>
          <table:table-cell table:number-columns-repeated="7"/>
          <table:table-cell table:formula="of:=([.U145]*[.U149])+([.V145]*[.V149])+([.W145]*[.W149])+([.X145]*[.X149])+([.Y145]*[.Y149])" office:value-type="float" office:value="0" calcext:value-type="float">
            <text:p>0,000</text:p>
          </table:table-cell>
          <table:table-cell table:formula="of:=[.Z149]/45*(-1)" office:value-type="float" office:value="-0" calcext:value-type="float">
            <text:p>0,000</text:p>
          </table:table-cell>
          <table:table-cell table:formula="of:=[.L149]-[.Z149]" office:value-type="float" office:value="109.98" calcext:value-type="float">
            <text:p>109,980</text:p>
          </table:table-cell>
          <table:table-cell table:number-columns-repeated="2"/>
          <table:table-cell table:formula="of:=[.AB149]/45*(-1)*0.8" office:value-type="float" office:value="-1.9552" calcext:value-type="float">
            <text:p>-1,955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50]*2" office:value-type="float" office:value="1.08" calcext:value-type="float">
            <text:p>1,080</text:p>
          </table:table-cell>
          <table:table-cell table:style-name="ce32" table:formula="of:=([.E150]+[.G150])*(-1)" office:value-type="float" office:value="-0.154666666666667" calcext:value-type="float">
            <text:p>-0,155</text:p>
          </table:table-cell>
          <table:table-cell table:style-name="ce32" table:formula="of:=[.F150]/45" office:value-type="float" office:value="0.048" calcext:value-type="float">
            <text:p>0,048</text:p>
          </table:table-cell>
          <table:table-cell table:style-name="ce32" table:formula="of:=[.M150]*[.N145]" office:value-type="float" office:value="2.16" calcext:value-type="float">
            <text:p>2,160</text:p>
          </table:table-cell>
          <table:table-cell table:style-name="ce32" table:formula="of:=[.H150]/45" office:value-type="float" office:value="0.106666666666667" calcext:value-type="float">
            <text:p>0,107</text:p>
          </table:table-cell>
          <table:table-cell table:style-name="ce32" table:formula="of:=[.N150]*[.N145]+[.O150]*[.O145]+[.P150]*[.P145]+[.Q150]*[.Q145]+[.R150]*[.R145]+[.S150]*[.S145]+[.T150]*[.T145]" office:value-type="float" office:value="4.8" calcext:value-type="float">
            <text:p>4,800</text:p>
          </table:table-cell>
          <table:table-cell table:style-name="ce32" table:formula="of:=[.L150]/45" office:value-type="float" office:value="0.154666666666667" calcext:value-type="float">
            <text:p>0,155</text:p>
          </table:table-cell>
          <table:table-cell table:style-name="ce42" table:formula="of:=[.L150]/63*(-1)" office:value-type="float" office:value="-0.11047619047619" calcext:value-type="float">
            <text:p>-0,110</text:p>
          </table:table-cell>
          <table:table-cell table:style-name="ce42" table:formula="of:=[.J150]*18" office:value-type="float" office:value="-1.98857142857143" calcext:value-type="float">
            <text:p>-1,989</text:p>
          </table:table-cell>
          <table:table-cell table:formula="of:=[.M150]*[.N145]+[.N150]*[.N145]+[.O150]*[.O145]+[.P150]*[.P145]+[.Q150]*[.Q145]+[.R150]*[.R145]+[.S150]*[.S145]+[.T150]*[.T145]" office:value-type="float" office:value="6.96" calcext:value-type="float">
            <text:p>6,96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3" calcext:value-type="float">
            <text:p>0,30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table:number-columns-repeated="3"/>
          <table:table-cell table:formula="of:=([.U145]*[.U150])+([.V145]*[.V150])+([.W145]*[.W150])+([.X145]*[.X150])+([.Y145]*[.Y150])" office:value-type="float" office:value="1.68" calcext:value-type="float">
            <text:p>1,680</text:p>
          </table:table-cell>
          <table:table-cell table:formula="of:=[.Z150]/45*(-1)" office:value-type="float" office:value="-0.0373333333333333" calcext:value-type="float">
            <text:p>-0,037</text:p>
          </table:table-cell>
          <table:table-cell table:formula="of:=[.L150]-[.Z150]" office:value-type="float" office:value="5.28" calcext:value-type="float">
            <text:p>5,280</text:p>
          </table:table-cell>
          <table:table-cell table:number-columns-repeated="2"/>
          <table:table-cell table:formula="of:=[.AB150]/45*(-1)*0.8" office:value-type="float" office:value="-0.0938666666666667" calcext:value-type="float">
            <text:p>-0,094</text:p>
          </table:table-cell>
          <table:table-cell table:formula="of:=[.AB150]/45*(-1)" office:value-type="float" office:value="-0.117333333333333" calcext:value-type="float">
            <text:p>-0,11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51]*2" office:value-type="float" office:value="0.279" calcext:value-type="float">
            <text:p>0,279</text:p>
          </table:table-cell>
          <table:table-cell table:formula="of:=([.E151]+[.G151])*(-1)" office:value-type="float" office:value="-0.0351333333333333" calcext:value-type="float">
            <text:p>-0,035</text:p>
          </table:table-cell>
          <table:table-cell table:formula="of:=[.F151]/2/45" office:value-type="float" office:value="0.0062" calcext:value-type="float">
            <text:p>0,006</text:p>
          </table:table-cell>
          <table:table-cell table:formula="of:=[.M151]*[.N145]" office:value-type="float" office:value="0.558" calcext:value-type="float">
            <text:p>0,558</text:p>
          </table:table-cell>
          <table:table-cell table:formula="of:=[.H151]/45" office:value-type="float" office:value="0.0289333333333333" calcext:value-type="float">
            <text:p>0,029</text:p>
          </table:table-cell>
          <table:table-cell table:formula="of:=[.N151]*[.N145]+[.O151]*[.O145]+[.P151]*[.P145]+[.Q151]*[.Q145]+[.R151]*[.R145]+[.S151]*[.S145]+[.T151]*[.T145]" office:value-type="float" office:value="1.302" calcext:value-type="float">
            <text:p>1,302</text:p>
          </table:table-cell>
          <table:table-cell table:formula="of:=[.L151]/45" office:value-type="float" office:value="0.0413333333333333" calcext:value-type="float">
            <text:p>0,041</text:p>
          </table:table-cell>
          <table:table-cell table:style-name="ce42" table:formula="of:=[.L151]/63*(-1)" office:value-type="float" office:value="-0.0295238095238095" calcext:value-type="float">
            <text:p>-0,030</text:p>
          </table:table-cell>
          <table:table-cell table:style-name="ce42" table:formula="of:=[.J151]*18" office:value-type="float" office:value="-0.531428571428571" calcext:value-type="float">
            <text:p>-0,531</text:p>
          </table:table-cell>
          <table:table-cell table:formula="of:=[.M151]*[.N145]+[.N151]*[.N145]+[.O151]*[.O145]+[.P151]*[.P145]+[.Q151]*[.Q145]+[.R151]*[.R145]+[.S151]*[.S145]+[.T151]*[.T145]" office:value-type="float" office:value="1.86" calcext:value-type="float">
            <text:p>1,860</text:p>
          </table:table-cell>
          <table:table-cell office:value-type="float" office:value="0.1395" calcext:value-type="float">
            <text:p>0,140</text:p>
          </table:table-cell>
          <table:table-cell table:number-columns-repeated="3"/>
          <table:table-cell office:value-type="float" office:value="0.186" calcext:value-type="float">
            <text:p>0,186</text:p>
          </table:table-cell>
          <table:table-cell table:number-columns-repeated="4"/>
          <table:table-cell office:value-type="float" office:value="0.186" calcext:value-type="float">
            <text:p>0,186</text:p>
          </table:table-cell>
          <table:table-cell table:number-columns-repeated="3"/>
          <table:table-cell table:formula="of:=([.U145]*[.U151])+([.V145]*[.V151])+([.W145]*[.W151])+([.X145]*[.X151])+([.Y145]*[.Y151])" office:value-type="float" office:value="1.302" calcext:value-type="float">
            <text:p>1,302</text:p>
          </table:table-cell>
          <table:table-cell table:formula="of:=[.Z151]/45*(-1)" office:value-type="float" office:value="-0.0289333333333333" calcext:value-type="float">
            <text:p>-0,029</text:p>
          </table:table-cell>
          <table:table-cell table:formula="of:=[.L151]-[.Z151]" office:value-type="float" office:value="0.558" calcext:value-type="float">
            <text:p>0,558</text:p>
          </table:table-cell>
          <table:table-cell table:number-columns-repeated="2"/>
          <table:table-cell table:formula="of:=[.AB151]/45*(-1)*0.8" office:value-type="float" office:value="-0.00992" calcext:value-type="float">
            <text:p>-0,0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52]*2" office:value-type="float" office:value="72" calcext:value-type="float">
            <text:p>72,000</text:p>
          </table:table-cell>
          <table:table-cell table:formula="of:=([.E152]+[.G152])*(-1)" office:value-type="float" office:value="-12.5333333333333" calcext:value-type="float">
            <text:p>-12,533</text:p>
          </table:table-cell>
          <table:table-cell table:formula="of:=[.F152]/2/45" office:value-type="float" office:value="1.6" calcext:value-type="float">
            <text:p>1,600</text:p>
          </table:table-cell>
          <table:table-cell table:formula="of:=[.M152]*[.N145]" office:value-type="float" office:value="144" calcext:value-type="float">
            <text:p>144,000</text:p>
          </table:table-cell>
          <table:table-cell table:formula="of:=[.H152]/45" office:value-type="float" office:value="10.9333333333333" calcext:value-type="float">
            <text:p>10,933</text:p>
          </table:table-cell>
          <table:table-cell table:formula="of:=[.N152]*[.N145]+[.O152]*[.O145]+[.P152]*[.P145]+[.Q152]*[.Q145]+[.R152]*[.R145]+[.S152]*[.S145]+[.T152]*[.T145]" office:value-type="float" office:value="492" calcext:value-type="float">
            <text:p>492,000</text:p>
          </table:table-cell>
          <table:table-cell table:formula="of:=[.L152]/45" office:value-type="float" office:value="14.1333333333333" calcext:value-type="float">
            <text:p>14,133</text:p>
          </table:table-cell>
          <table:table-cell table:style-name="ce42" table:formula="of:=[.L152]/63*(-1)" office:value-type="float" office:value="-10.0952380952381" calcext:value-type="float">
            <text:p>-10,095</text:p>
          </table:table-cell>
          <table:table-cell table:style-name="ce42" table:formula="of:=[.J152]*18" office:value-type="float" office:value="-181.714285714286" calcext:value-type="float">
            <text:p>-181,714</text:p>
          </table:table-cell>
          <table:table-cell table:formula="of:=[.M152]*[.N145]+[.N152]*[.N145]+[.O152]*[.O145]+[.P152]*[.P145]+[.Q152]*[.Q145]+[.R152]*[.R145]+[.S152]*[.S145]+[.T152]*[.T145]" office:value-type="float" office:value="636" calcext:value-type="float">
            <text:p>636,000</text:p>
          </table:table-cell>
          <table:table-cell office:value-type="float" office:value="36" calcext:value-type="float">
            <text:p>36,000</text:p>
          </table:table-cell>
          <table:table-cell/>
          <table:table-cell office:value-type="float" office:value="44" calcext:value-type="float">
            <text:p>44,000</text:p>
          </table:table-cell>
          <table:table-cell office:value-type="float" office:value="12" calcext:value-type="float">
            <text:p>12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4"/>
          <table:table-cell table:formula="of:=([.U145]*[.U152])+([.V145]*[.V152])+([.W145]*[.W152])+([.X145]*[.X152])+([.Y145]*[.Y152])" office:value-type="float" office:value="108" calcext:value-type="float">
            <text:p>108,000</text:p>
          </table:table-cell>
          <table:table-cell table:formula="of:=[.Z152]/45*(-1)" office:value-type="float" office:value="-2.4" calcext:value-type="float">
            <text:p>-2,400</text:p>
          </table:table-cell>
          <table:table-cell table:formula="of:=[.L152]-[.Z152]" office:value-type="float" office:value="528" calcext:value-type="float">
            <text:p>528,000</text:p>
          </table:table-cell>
          <table:table-cell table:number-columns-repeated="2"/>
          <table:table-cell table:formula="of:=[.AB152]/45*(-1)*0.8" office:value-type="float" office:value="-9.38666666666667" calcext:value-type="float">
            <text:p>-9,387</text:p>
          </table:table-cell>
          <table:table-cell table:formula="of:=[.AB152]/45*(-1)" office:value-type="float" office:value="-11.7333333333333" calcext:value-type="float">
            <text:p>-11,733</text:p>
          </table:table-cell>
          <table:table-cell table:number-columns-repeated="9"/>
          <table:table-cell office:value-type="float" office:value="400" calcext:value-type="float">
            <text:p>400,000</text:p>
          </table:table-cell>
          <table:table-cell table:formula="of:=[.AP152]-[.C152]" office:value-type="float" office:value="328" calcext:value-type="float">
            <text:p>328,000</text:p>
          </table:table-cell>
          <table:table-cell table:formula="of:=[.AP152]-[.C152]/2" office:value-type="float" office:value="364" calcext:value-type="float">
            <text:p>364,000</text:p>
          </table:table-cell>
          <table:table-cell office:value-type="float" office:value="400" calcext:value-type="float">
            <text:p>400,000</text:p>
          </table:table-cell>
          <table:table-cell table:formula="of:=[.AP152]+[.C152]/2" office:value-type="float" office:value="436" calcext:value-type="float">
            <text:p>436,000</text:p>
          </table:table-cell>
          <table:table-cell table:formula="of:=[.AP152]+[.C152]" office:value-type="float" office:value="472" calcext:value-type="float">
            <text:p>472,000</text:p>
          </table:table-cell>
          <table:table-cell table:formula="of:=[.AP152]+[.C152]*1.5" office:value-type="float" office:value="508" calcext:value-type="float">
            <text:p>508,000</text:p>
          </table:table-cell>
          <table:table-cell table:formula="of:=[.AP152]+[.C152]*2" office:value-type="float" office:value="544" calcext:value-type="float">
            <text:p>544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53]*2" office:value-type="float" office:value="0" calcext:value-type="float">
            <text:p>0,000</text:p>
          </table:table-cell>
          <table:table-cell table:formula="of:=([.E153]+[.G153])*(-1)" office:value-type="float" office:value="-0" calcext:value-type="float">
            <text:p>0,000</text:p>
          </table:table-cell>
          <table:table-cell table:formula="of:=[.F153]/2/45" office:value-type="float" office:value="0" calcext:value-type="float">
            <text:p>0,000</text:p>
          </table:table-cell>
          <table:table-cell table:formula="of:=[.M153]*[.N145]" office:value-type="float" office:value="0" calcext:value-type="float">
            <text:p>0,000</text:p>
          </table:table-cell>
          <table:table-cell table:formula="of:=[.H153]/45" office:value-type="float" office:value="0" calcext:value-type="float">
            <text:p>0,000</text:p>
          </table:table-cell>
          <table:table-cell table:formula="of:=[.N153]*[.N145]+[.O153]*[.O145]+[.P153]*[.P145]+[.Q153]*[.Q145]+[.R153]*[.R145]+[.S153]*[.S145]+[.T153]*[.T145]" office:value-type="float" office:value="0" calcext:value-type="float">
            <text:p>0,000</text:p>
          </table:table-cell>
          <table:table-cell table:formula="of:=[.L153]/45" office:value-type="float" office:value="0" calcext:value-type="float">
            <text:p>0,000</text:p>
          </table:table-cell>
          <table:table-cell table:style-name="ce42" table:formula="of:=[.L153]/63*(-1)" office:value-type="float" office:value="-0" calcext:value-type="float">
            <text:p>0,000</text:p>
          </table:table-cell>
          <table:table-cell table:style-name="ce42" table:formula="of:=[.J153]*18" office:value-type="float" office:value="-0" calcext:value-type="float">
            <text:p>0,000</text:p>
          </table:table-cell>
          <table:table-cell table:formula="of:=[.M153]*[.N145]+[.N153]*[.N145]+[.O153]*[.O145]+[.P153]*[.P145]+[.Q153]*[.Q145]+[.R153]*[.R145]+[.S153]*[.S145]+[.T153]*[.T14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45]*[.U153])+([.V145]*[.V153])+([.W145]*[.W153])+([.X145]*[.X153])+([.Y145]*[.Y153])" office:value-type="float" office:value="0" calcext:value-type="float">
            <text:p>0,000</text:p>
          </table:table-cell>
          <table:table-cell table:formula="of:=[.Z153]/45*(-1)" office:value-type="float" office:value="-0" calcext:value-type="float">
            <text:p>0,000</text:p>
          </table:table-cell>
          <table:table-cell table:formula="of:=[.L153]-[.Z153]" office:value-type="float" office:value="0" calcext:value-type="float">
            <text:p>0,000</text:p>
          </table:table-cell>
          <table:table-cell table:number-columns-repeated="2"/>
          <table:table-cell table:formula="of:=[.AB153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54]*2" office:value-type="float" office:value="0" calcext:value-type="float">
            <text:p>0,000</text:p>
          </table:table-cell>
          <table:table-cell table:formula="of:=([.E154]+[.G154])*(-1)" office:value-type="float" office:value="-0.693333333333333" calcext:value-type="float">
            <text:p>-0,693</text:p>
          </table:table-cell>
          <table:table-cell table:formula="of:=[.F154]/2/45" office:value-type="float" office:value="0" calcext:value-type="float">
            <text:p>0,000</text:p>
          </table:table-cell>
          <table:table-cell table:formula="of:=[.M154]*[.N145]" office:value-type="float" office:value="0" calcext:value-type="float">
            <text:p>0,000</text:p>
          </table:table-cell>
          <table:table-cell table:formula="of:=[.H154]/45" office:value-type="float" office:value="0.693333333333333" calcext:value-type="float">
            <text:p>0,693</text:p>
          </table:table-cell>
          <table:table-cell table:formula="of:=[.N154]*[.N145]+[.O154]*[.O145]+[.P154]*[.P145]+[.Q154]*[.Q145]+[.R154]*[.R145]+[.S154]*[.S145]+[.T154]*[.T145]" office:value-type="float" office:value="31.2" calcext:value-type="float">
            <text:p>31,200</text:p>
          </table:table-cell>
          <table:table-cell table:formula="of:=[.L154]/45" office:value-type="float" office:value="0.693333333333333" calcext:value-type="float">
            <text:p>0,693</text:p>
          </table:table-cell>
          <table:table-cell table:style-name="ce42" table:formula="of:=[.L154]/63*(-1)" office:value-type="float" office:value="-0.495238095238095" calcext:value-type="float">
            <text:p>-0,495</text:p>
          </table:table-cell>
          <table:table-cell table:style-name="ce42" table:formula="of:=[.J154]*18" office:value-type="float" office:value="-8.91428571428571" calcext:value-type="float">
            <text:p>-8,914</text:p>
          </table:table-cell>
          <table:table-cell table:formula="of:=[.M154]*[.N145]+[.N154]*[.N145]+[.O154]*[.O145]+[.P154]*[.P145]+[.Q154]*[.Q145]+[.R154]*[.R145]+[.S154]*[.S145]+[.T154]*[.T145]" office:value-type="float" office:value="31.2" calcext:value-type="float">
            <text:p>31,2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2.4" calcext:value-type="float">
            <text:p>2,400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table:number-columns-repeated="2"/>
          <table:table-cell office:value-type="float" office:value="2" calcext:value-type="float">
            <text:p>2,000</text:p>
          </table:table-cell>
          <table:table-cell office:value-type="float" office:value="1.4" calcext:value-type="float">
            <text:p>1,400</text:p>
          </table:table-cell>
          <table:table-cell/>
          <table:table-cell table:formula="of:=([.U145]*[.U154])+([.V145]*[.V154])+([.W145]*[.W154])+([.X145]*[.X154])+([.Y145]*[.Y154])" office:value-type="float" office:value="23.2" calcext:value-type="float">
            <text:p>23,200</text:p>
          </table:table-cell>
          <table:table-cell table:formula="of:=[.Z154]/45*(-1)" office:value-type="float" office:value="-0.515555555555556" calcext:value-type="float">
            <text:p>-0,516</text:p>
          </table:table-cell>
          <table:table-cell table:formula="of:=[.L154]-[.Z154]" office:value-type="float" office:value="8" calcext:value-type="float">
            <text:p>8,000</text:p>
          </table:table-cell>
          <table:table-cell table:number-columns-repeated="2"/>
          <table:table-cell table:formula="of:=[.AB154]/45*(-1)*0.8" office:value-type="float" office:value="-0.142222222222222" calcext:value-type="float">
            <text:p>-0,1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ight_carri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57]*2" office:value-type="float" office:value="0" calcext:value-type="float">
            <text:p>0,000</text:p>
          </table:table-cell>
          <table:table-cell table:formula="of:=([.E157]+[.G157])*(-1)" office:value-type="float" office:value="-0" calcext:value-type="float">
            <text:p>0,000</text:p>
          </table:table-cell>
          <table:table-cell table:formula="of:=[.F157]/2/45" office:value-type="float" office:value="0" calcext:value-type="float">
            <text:p>0,000</text:p>
          </table:table-cell>
          <table:table-cell table:formula="of:=[.M157]*[.N156]" office:value-type="float" office:value="0" calcext:value-type="float">
            <text:p>0,000</text:p>
          </table:table-cell>
          <table:table-cell table:formula="of:=[.H157]/45" office:value-type="float" office:value="0" calcext:value-type="float">
            <text:p>0,000</text:p>
          </table:table-cell>
          <table:table-cell table:formula="of:=[.N157]*[.N156]+[.O157]*[.O156]+[.P157]*[.P156]+[.Q157]*[.Q156]+[.R157]*[.R156]+[.S157]*[.S156]+[.T157]*[.T156]" office:value-type="float" office:value="0" calcext:value-type="float">
            <text:p>0,000</text:p>
          </table:table-cell>
          <table:table-cell table:formula="of:=[.L157]/45" office:value-type="float" office:value="0" calcext:value-type="float">
            <text:p>0,000</text:p>
          </table:table-cell>
          <table:table-cell table:style-name="ce42" table:formula="of:=[.L157]/63*(-1)" office:value-type="float" office:value="-0" calcext:value-type="float">
            <text:p>0,000</text:p>
          </table:table-cell>
          <table:table-cell table:style-name="ce42" table:formula="of:=[.J157]*18" office:value-type="float" office:value="-0" calcext:value-type="float">
            <text:p>0,000</text:p>
          </table:table-cell>
          <table:table-cell table:formula="of:=[.M157]*[.N156]+[.N157]*[.N156]+[.O157]*[.O156]+[.P157]*[.P156]+[.Q157]*[.Q156]+[.R157]*[.R156]+[.S157]*[.S156]+[.T157]*[.T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56]*[.U157])+([.V156]*[.V157])+([.W156]*[.W157])+([.X156]*[.X157])+([.Y156]*[.Y157])" office:value-type="float" office:value="0" calcext:value-type="float">
            <text:p>0,000</text:p>
          </table:table-cell>
          <table:table-cell table:formula="of:=[.Z157]/45*(-1)" office:value-type="float" office:value="-0" calcext:value-type="float">
            <text:p>0,000</text:p>
          </table:table-cell>
          <table:table-cell table:formula="of:=[.L157]-[.Z157]" office:value-type="float" office:value="0" calcext:value-type="float">
            <text:p>0,000</text:p>
          </table:table-cell>
          <table:table-cell table:formula="of:=[.AB157]-[.AN157]" office:value-type="float" office:value="0" calcext:value-type="float">
            <text:p>0,000</text:p>
          </table:table-cell>
          <table:table-cell table:formula="of:=[.AC157]/45*0.8*(-1)" office:value-type="float" office:value="-0" calcext:value-type="float">
            <text:p>0,000</text:p>
          </table:table-cell>
          <table:table-cell table:formula="of:=[.AB157]/45*(-1)*0.8" office:value-type="float" office:value="-0" calcext:value-type="float">
            <text:p>0,000</text:p>
          </table:table-cell>
          <table:table-cell table:number-columns-repeated="8"/>
          <table:table-cell table:formula="of:=([.AH157]+[.AI157]+[.AJ157]+[.AK157]+[.AL157]+[.AM157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58]*2" office:value-type="float" office:value="3.6" calcext:value-type="float">
            <text:p>3,600</text:p>
          </table:table-cell>
          <table:table-cell table:formula="of:=([.E158]+[.G158])*(-1)" office:value-type="float" office:value="-1.15555555555556" calcext:value-type="float">
            <text:p>-1,156</text:p>
          </table:table-cell>
          <table:table-cell table:formula="of:=[.F158]/2/45" office:value-type="float" office:value="0.16" calcext:value-type="float">
            <text:p>0,160</text:p>
          </table:table-cell>
          <table:table-cell table:formula="of:=[.M158]*[.N156]" office:value-type="float" office:value="14.4" calcext:value-type="float">
            <text:p>14,400</text:p>
          </table:table-cell>
          <table:table-cell table:formula="of:=[.H158]/45" office:value-type="float" office:value="0.995555555555555" calcext:value-type="float">
            <text:p>0,996</text:p>
          </table:table-cell>
          <table:table-cell table:formula="of:=[.N158]*[.N156]+[.O158]*[.O156]+[.P158]*[.P156]+[.Q158]*[.Q156]+[.R158]*[.R156]+[.S158]*[.S156]+[.T158]*[.T156]" office:value-type="float" office:value="44.8" calcext:value-type="float">
            <text:p>44,800</text:p>
          </table:table-cell>
          <table:table-cell table:formula="of:=[.L158]/45" office:value-type="float" office:value="1.31555555555556" calcext:value-type="float">
            <text:p>1,316</text:p>
          </table:table-cell>
          <table:table-cell table:style-name="ce42" table:formula="of:=[.L158]/63*(-1)" office:value-type="float" office:value="-0.93968253968254" calcext:value-type="float">
            <text:p>-0,940</text:p>
          </table:table-cell>
          <table:table-cell table:style-name="ce42" table:formula="of:=[.J158]*18" office:value-type="float" office:value="-16.9142857142857" calcext:value-type="float">
            <text:p>-16,914</text:p>
          </table:table-cell>
          <table:table-cell table:formula="of:=[.M158]*[.N156]+[.N158]*[.N156]+[.O158]*[.O156]+[.P158]*[.P156]+[.Q158]*[.Q156]+[.R158]*[.R156]+[.S158]*[.S156]+[.T158]*[.T156]" office:value-type="float" office:value="59.2" calcext:value-type="float">
            <text:p>59,200</text:p>
          </table:table-cell>
          <table:table-cell office:value-type="float" office:value="1.8" calcext:value-type="float">
            <text:p>1,800</text:p>
          </table:table-cell>
          <table:table-cell office:value-type="float" office:value="4.3" calcext:value-type="float">
            <text:p>4,300</text:p>
          </table:table-cell>
          <table:table-cell table:number-columns-repeated="2"/>
          <table:table-cell office:value-type="float" office:value="1.3" calcext:value-type="float">
            <text:p>1,300</text:p>
          </table:table-cell>
          <table:table-cell table:number-columns-repeated="8"/>
          <table:table-cell table:formula="of:=([.U156]*[.U158])+([.V156]*[.V158])+([.W156]*[.W158])+([.X156]*[.X158])+([.Y156]*[.Y158])" office:value-type="float" office:value="0" calcext:value-type="float">
            <text:p>0,000</text:p>
          </table:table-cell>
          <table:table-cell table:formula="of:=[.Z158]/45*(-1)" office:value-type="float" office:value="-0" calcext:value-type="float">
            <text:p>0,000</text:p>
          </table:table-cell>
          <table:table-cell table:formula="of:=[.L158]-[.Z158]" office:value-type="float" office:value="59.2" calcext:value-type="float">
            <text:p>59,200</text:p>
          </table:table-cell>
          <table:table-cell table:formula="of:=[.AB158]-[.AN158]" office:value-type="float" office:value="38.5" calcext:value-type="float">
            <text:p>38,500</text:p>
          </table:table-cell>
          <table:table-cell table:formula="of:=[.AC158]/45*0.8*(-1)" office:value-type="float" office:value="-0.684444444444444" calcext:value-type="float">
            <text:p>-0,684</text:p>
          </table:table-cell>
          <table:table-cell table:formula="of:=[.AB158]/45*(-1)*0.8" office:value-type="float" office:value="-1.05244444444444" calcext:value-type="float">
            <text:p>-1,052</text:p>
          </table:table-cell>
          <table:table-cell table:formula="of:=[.AC158]/45*(-1)" office:value-type="float" office:value="-0.855555555555556" calcext:value-type="float">
            <text:p>-0,856</text:p>
          </table:table-cell>
          <table:table-cell/>
          <table:table-cell office:value-type="float" office:value="1.8" calcext:value-type="float">
            <text:p>1,800</text:p>
          </table:table-cell>
          <table:table-cell office:value-type="float" office:value="1" calcext:value-type="float">
            <text:p>1,000</text:p>
          </table:table-cell>
          <table:table-cell office:value-type="float" office:value="1.3" calcext:value-type="float">
            <text:p>1,300</text:p>
          </table:table-cell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office:value-type="float" office:value="1.2" calcext:value-type="float">
            <text:p>1,200</text:p>
          </table:table-cell>
          <table:table-cell table:formula="of:=([.AH158]+[.AI158]+[.AJ158]+[.AK158]+[.AL158]+[.AM158])*3" office:value-type="float" office:value="20.7" calcext:value-type="float">
            <text:p>20,7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59]*2" office:value-type="float" office:value="0" calcext:value-type="float">
            <text:p>0,000</text:p>
          </table:table-cell>
          <table:table-cell table:formula="of:=([.E159]+[.G159])*(-1)" office:value-type="float" office:value="-0" calcext:value-type="float">
            <text:p>0,000</text:p>
          </table:table-cell>
          <table:table-cell table:formula="of:=[.F159]/2/45" office:value-type="float" office:value="0" calcext:value-type="float">
            <text:p>0,000</text:p>
          </table:table-cell>
          <table:table-cell table:formula="of:=[.M159]*[.N156]" office:value-type="float" office:value="0" calcext:value-type="float">
            <text:p>0,000</text:p>
          </table:table-cell>
          <table:table-cell table:formula="of:=[.H159]/45" office:value-type="float" office:value="0" calcext:value-type="float">
            <text:p>0,000</text:p>
          </table:table-cell>
          <table:table-cell table:formula="of:=[.N159]*[.N156]+[.O159]*[.O156]+[.P159]*[.P156]+[.Q159]*[.Q156]+[.R159]*[.R156]+[.S159]*[.S156]+[.T159]*[.T156]" office:value-type="float" office:value="0" calcext:value-type="float">
            <text:p>0,000</text:p>
          </table:table-cell>
          <table:table-cell table:formula="of:=[.L159]/45" office:value-type="float" office:value="0" calcext:value-type="float">
            <text:p>0,000</text:p>
          </table:table-cell>
          <table:table-cell table:style-name="ce42" table:formula="of:=[.L159]/63*(-1)" office:value-type="float" office:value="-0" calcext:value-type="float">
            <text:p>0,000</text:p>
          </table:table-cell>
          <table:table-cell table:style-name="ce42" table:formula="of:=[.J159]*18" office:value-type="float" office:value="-0" calcext:value-type="float">
            <text:p>0,000</text:p>
          </table:table-cell>
          <table:table-cell table:formula="of:=[.M159]*[.N156]+[.N159]*[.N156]+[.O159]*[.O156]+[.P159]*[.P156]+[.Q159]*[.Q156]+[.R159]*[.R156]+[.S159]*[.S156]+[.T159]*[.T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56]*[.U159])+([.V156]*[.V159])+([.W156]*[.W159])+([.X156]*[.X159])+([.Y156]*[.Y159])" office:value-type="float" office:value="0" calcext:value-type="float">
            <text:p>0,000</text:p>
          </table:table-cell>
          <table:table-cell table:formula="of:=[.Z159]/45*(-1)" office:value-type="float" office:value="-0" calcext:value-type="float">
            <text:p>0,000</text:p>
          </table:table-cell>
          <table:table-cell table:formula="of:=[.L159]-[.Z159]" office:value-type="float" office:value="0" calcext:value-type="float">
            <text:p>0,000</text:p>
          </table:table-cell>
          <table:table-cell table:formula="of:=[.AB159]-[.AN159]" office:value-type="float" office:value="0" calcext:value-type="float">
            <text:p>0,000</text:p>
          </table:table-cell>
          <table:table-cell table:formula="of:=[.AC159]/45*0.8*(-1)" office:value-type="float" office:value="-0" calcext:value-type="float">
            <text:p>0,000</text:p>
          </table:table-cell>
          <table:table-cell table:formula="of:=[.AB159]/45*(-1)*0.8" office:value-type="float" office:value="-0" calcext:value-type="float">
            <text:p>0,000</text:p>
          </table:table-cell>
          <table:table-cell table:number-columns-repeated="8"/>
          <table:table-cell table:formula="of:=([.AH159]+[.AI159]+[.AJ159]+[.AK159]+[.AL159]+[.AM159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60]*2" office:value-type="float" office:value="4.5" calcext:value-type="float">
            <text:p>4,500</text:p>
          </table:table-cell>
          <table:table-cell table:formula="of:=([.E160]+[.G160])*(-1)" office:value-type="float" office:value="-1.15555555555556" calcext:value-type="float">
            <text:p>-1,156</text:p>
          </table:table-cell>
          <table:table-cell table:formula="of:=[.F160]/2/45" office:value-type="float" office:value="0.2" calcext:value-type="float">
            <text:p>0,200</text:p>
          </table:table-cell>
          <table:table-cell table:formula="of:=[.M160]*[.N156]" office:value-type="float" office:value="18" calcext:value-type="float">
            <text:p>18,000</text:p>
          </table:table-cell>
          <table:table-cell table:formula="of:=[.H160]/45" office:value-type="float" office:value="0.955555555555556" calcext:value-type="float">
            <text:p>0,956</text:p>
          </table:table-cell>
          <table:table-cell table:formula="of:=[.N160]*[.N156]+[.O160]*[.O156]+[.P160]*[.P156]+[.Q160]*[.Q156]+[.R160]*[.R156]+[.S160]*[.S156]+[.T160]*[.T156]" office:value-type="float" office:value="43" calcext:value-type="float">
            <text:p>43,000</text:p>
          </table:table-cell>
          <table:table-cell table:formula="of:=[.L160]/45" office:value-type="float" office:value="1.35555555555556" calcext:value-type="float">
            <text:p>1,356</text:p>
          </table:table-cell>
          <table:table-cell table:style-name="ce42" table:formula="of:=[.L160]/63*(-1)" office:value-type="float" office:value="-0.968253968253968" calcext:value-type="float">
            <text:p>-0,968</text:p>
          </table:table-cell>
          <table:table-cell table:style-name="ce42" table:formula="of:=[.J160]*18" office:value-type="float" office:value="-17.4285714285714" calcext:value-type="float">
            <text:p>-17,429</text:p>
          </table:table-cell>
          <table:table-cell table:formula="of:=[.M160]*[.N156]+[.N160]*[.N156]+[.O160]*[.O156]+[.P160]*[.P156]+[.Q160]*[.Q156]+[.R160]*[.R156]+[.S160]*[.S156]+[.T160]*[.T156]" office:value-type="float" office:value="61" calcext:value-type="float">
            <text:p>61,000</text:p>
          </table:table-cell>
          <table:table-cell office:value-type="float" office:value="2.25" calcext:value-type="float">
            <text:p>2,250</text:p>
          </table:table-cell>
          <table:table-cell office:value-type="float" office:value="3.75" calcext:value-type="float">
            <text:p>3,750</text:p>
          </table:table-cell>
          <table:table-cell table:number-columns-repeated="2"/>
          <table:table-cell office:value-type="float" office:value="1.625" calcext:value-type="float">
            <text:p>1,625</text:p>
          </table:table-cell>
          <table:table-cell table:number-columns-repeated="8"/>
          <table:table-cell table:formula="of:=([.U156]*[.U160])+([.V156]*[.V160])+([.W156]*[.W160])+([.X156]*[.X160])+([.Y156]*[.Y160])" office:value-type="float" office:value="0" calcext:value-type="float">
            <text:p>0,000</text:p>
          </table:table-cell>
          <table:table-cell table:formula="of:=[.Z160]/45*(-1)" office:value-type="float" office:value="-0" calcext:value-type="float">
            <text:p>0,000</text:p>
          </table:table-cell>
          <table:table-cell table:formula="of:=[.L160]-[.Z160]" office:value-type="float" office:value="61" calcext:value-type="float">
            <text:p>61,000</text:p>
          </table:table-cell>
          <table:table-cell table:formula="of:=[.AB160]-[.AN160]" office:value-type="float" office:value="39.625" calcext:value-type="float">
            <text:p>39,625</text:p>
          </table:table-cell>
          <table:table-cell table:formula="of:=[.AC160]/45*0.8*(-1)" office:value-type="float" office:value="-0.704444444444444" calcext:value-type="float">
            <text:p>-0,704</text:p>
          </table:table-cell>
          <table:table-cell table:formula="of:=[.AB160]/45*(-1)*0.8" office:value-type="float" office:value="-1.08444444444444" calcext:value-type="float">
            <text:p>-1,084</text:p>
          </table:table-cell>
          <table:table-cell table:number-columns-repeated="2"/>
          <table:table-cell office:value-type="float" office:value="2.25" calcext:value-type="float">
            <text:p>2,250</text:p>
          </table:table-cell>
          <table:table-cell office:value-type="float" office:value="1.25" calcext:value-type="float">
            <text:p>1,250</text:p>
          </table:table-cell>
          <table:table-cell office:value-type="float" office:value="1.625" calcext:value-type="float">
            <text:p>1,625</text:p>
          </table:table-cell>
          <table:table-cell office:value-type="float" office:value="1.25" calcext:value-type="float">
            <text:p>1,250</text:p>
          </table:table-cell>
          <table:table-cell office:value-type="float" office:value="0.75" calcext:value-type="float">
            <text:p>0,750</text:p>
          </table:table-cell>
          <table:table-cell/>
          <table:table-cell table:formula="of:=([.AH160]+[.AI160]+[.AJ160]+[.AK160]+[.AL160]+[.AM160])*3" office:value-type="float" office:value="21.375" calcext:value-type="float">
            <text:p>21,37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61]*2" office:value-type="float" office:value="0.36" calcext:value-type="float">
            <text:p>0,360</text:p>
          </table:table-cell>
          <table:table-cell table:style-name="ce32" table:formula="of:=([.E161]+[.G161])*(-1)" office:value-type="float" office:value="-0.0622222222222222" calcext:value-type="float">
            <text:p>-0,062</text:p>
          </table:table-cell>
          <table:table-cell table:style-name="ce32" table:formula="of:=[.F161]/45" office:value-type="float" office:value="0.032" calcext:value-type="float">
            <text:p>0,032</text:p>
          </table:table-cell>
          <table:table-cell table:style-name="ce32" table:formula="of:=[.M161]*[.N156]" office:value-type="float" office:value="1.44" calcext:value-type="float">
            <text:p>1,440</text:p>
          </table:table-cell>
          <table:table-cell table:style-name="ce32" table:formula="of:=[.H161]/45" office:value-type="float" office:value="0.0302222222222222" calcext:value-type="float">
            <text:p>0,030</text:p>
          </table:table-cell>
          <table:table-cell table:style-name="ce32" table:formula="of:=[.N161]*[.N156]+[.O161]*[.O156]+[.P161]*[.P156]+[.Q161]*[.Q156]+[.R161]*[.R156]+[.S161]*[.S156]+[.T161]*[.T156]" office:value-type="float" office:value="1.36" calcext:value-type="float">
            <text:p>1,360</text:p>
          </table:table-cell>
          <table:table-cell table:style-name="ce32" table:formula="of:=[.L161]/45" office:value-type="float" office:value="0.0622222222222222" calcext:value-type="float">
            <text:p>0,062</text:p>
          </table:table-cell>
          <table:table-cell table:style-name="ce42" table:formula="of:=[.L161]/63*(-1)" office:value-type="float" office:value="-0.0444444444444444" calcext:value-type="float">
            <text:p>-0,044</text:p>
          </table:table-cell>
          <table:table-cell table:style-name="ce42" table:formula="of:=[.J161]*18" office:value-type="float" office:value="-0.8" calcext:value-type="float">
            <text:p>-0,800</text:p>
          </table:table-cell>
          <table:table-cell table:formula="of:=[.M161]*[.N156]+[.N161]*[.N156]+[.O161]*[.O156]+[.P161]*[.P156]+[.Q161]*[.Q156]+[.R161]*[.R156]+[.S161]*[.S156]+[.T161]*[.T156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/>
          <table:table-cell table:formula="of:=([.U156]*[.U161])+([.V156]*[.V161])+([.W156]*[.W161])+([.X156]*[.X161])+([.Y156]*[.Y161])" office:value-type="float" office:value="0.56" calcext:value-type="float">
            <text:p>0,560</text:p>
          </table:table-cell>
          <table:table-cell table:formula="of:=[.Z161]/45*(-1)" office:value-type="float" office:value="-0.0124444444444444" calcext:value-type="float">
            <text:p>-0,012</text:p>
          </table:table-cell>
          <table:table-cell table:formula="of:=[.L161]-[.Z161]" office:value-type="float" office:value="2.24" calcext:value-type="float">
            <text:p>2,240</text:p>
          </table:table-cell>
          <table:table-cell table:formula="of:=[.AB161]-[.AN161]" office:value-type="float" office:value="1.22" calcext:value-type="float">
            <text:p>1,220</text:p>
          </table:table-cell>
          <table:table-cell table:formula="of:=[.AC161]/45*0.8*(-1)" office:value-type="float" office:value="-0.0216888888888889" calcext:value-type="float">
            <text:p>-0,022</text:p>
          </table:table-cell>
          <table:table-cell table:formula="of:=[.AB161]/45*(-1)*0.8" office:value-type="float" office:value="-0.0398222222222222" calcext:value-type="float">
            <text:p>-0,040</text:p>
          </table:table-cell>
          <table:table-cell table:formula="of:=[.AC161]/45*(-1)" office:value-type="float" office:value="-0.0271111111111111" calcext:value-type="float">
            <text:p>-0,027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office:value-type="float" office:value="0.06" calcext:value-type="float">
            <text:p>0,060</text:p>
          </table:table-cell>
          <table:table-cell table:number-columns-repeated="3"/>
          <table:table-cell table:formula="of:=([.AH161]+[.AI161]+[.AJ161]+[.AK161]+[.AL161]+[.AM161])*3" office:value-type="float" office:value="1.02" calcext:value-type="float">
            <text:p>1,0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62]*2" office:value-type="float" office:value="0.153" calcext:value-type="float">
            <text:p>0,153</text:p>
          </table:table-cell>
          <table:table-cell table:formula="of:=([.E162]+[.G162])*(-1)" office:value-type="float" office:value="-0.0068" calcext:value-type="float">
            <text:p>-0,007</text:p>
          </table:table-cell>
          <table:table-cell table:formula="of:=[.F162]/2/45" office:value-type="float" office:value="0.0068" calcext:value-type="float">
            <text:p>0,007</text:p>
          </table:table-cell>
          <table:table-cell table:formula="of:=[.M162]*[.N156]" office:value-type="float" office:value="0.612" calcext:value-type="float">
            <text:p>0,612</text:p>
          </table:table-cell>
          <table:table-cell table:formula="of:=[.H162]/45" office:value-type="float" office:value="0" calcext:value-type="float">
            <text:p>0,000</text:p>
          </table:table-cell>
          <table:table-cell table:formula="of:=[.N162]*[.N156]+[.O162]*[.O156]+[.P162]*[.P156]+[.Q162]*[.Q156]+[.R162]*[.R156]+[.S162]*[.S156]+[.T162]*[.T156]" office:value-type="float" office:value="0" calcext:value-type="float">
            <text:p>0,000</text:p>
          </table:table-cell>
          <table:table-cell table:formula="of:=[.L162]/45" office:value-type="float" office:value="0.0136" calcext:value-type="float">
            <text:p>0,014</text:p>
          </table:table-cell>
          <table:table-cell table:style-name="ce42" table:formula="of:=[.L162]/63*(-1)" office:value-type="float" office:value="-0.00971428571428571" calcext:value-type="float">
            <text:p>-0,010</text:p>
          </table:table-cell>
          <table:table-cell table:style-name="ce42" table:formula="of:=[.J162]*18" office:value-type="float" office:value="-0.174857142857143" calcext:value-type="float">
            <text:p>-0,175</text:p>
          </table:table-cell>
          <table:table-cell table:formula="of:=[.M162]*[.N156]+[.N162]*[.N156]+[.O162]*[.O156]+[.P162]*[.P156]+[.Q162]*[.Q156]+[.R162]*[.R156]+[.S162]*[.S156]+[.T162]*[.T156]" office:value-type="float" office:value="0.612" calcext:value-type="float">
            <text:p>0,612</text:p>
          </table:table-cell>
          <table:table-cell office:value-type="float" office:value="0.0765" calcext:value-type="float">
            <text:p>0,077</text:p>
          </table:table-cell>
          <table:table-cell table:number-columns-repeated="12"/>
          <table:table-cell table:formula="of:=([.U156]*[.U162])+([.V156]*[.V162])+([.W156]*[.W162])+([.X156]*[.X162])+([.Y156]*[.Y162])" office:value-type="float" office:value="0" calcext:value-type="float">
            <text:p>0,000</text:p>
          </table:table-cell>
          <table:table-cell table:formula="of:=[.Z162]/45*(-1)" office:value-type="float" office:value="-0" calcext:value-type="float">
            <text:p>0,000</text:p>
          </table:table-cell>
          <table:table-cell table:formula="of:=[.L162]-[.Z162]" office:value-type="float" office:value="0.612" calcext:value-type="float">
            <text:p>0,612</text:p>
          </table:table-cell>
          <table:table-cell table:formula="of:=[.AB162]-[.AN162]" office:value-type="float" office:value="0.384" calcext:value-type="float">
            <text:p>0,384</text:p>
          </table:table-cell>
          <table:table-cell table:formula="of:=[.AC162]/45*0.8*(-1)" office:value-type="float" office:value="-0.00682666666666667" calcext:value-type="float">
            <text:p>-0,007</text:p>
          </table:table-cell>
          <table:table-cell table:formula="of:=[.AB162]/45*(-1)*0.8" office:value-type="float" office:value="-0.01088" calcext:value-type="float">
            <text:p>-0,011</text:p>
          </table:table-cell>
          <table:table-cell table:number-columns-repeated="2"/>
          <table:table-cell office:value-type="float" office:value="0.076" calcext:value-type="float">
            <text:p>0,076</text:p>
          </table:table-cell>
          <table:table-cell table:number-columns-repeated="5"/>
          <table:table-cell table:formula="of:=([.AH162]+[.AI162]+[.AJ162]+[.AK162]+[.AL162]+[.AM162])*3" office:value-type="float" office:value="0.228" calcext:value-type="float">
            <text:p>0,22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63]*2" office:value-type="float" office:value="36" calcext:value-type="float">
            <text:p>36,000</text:p>
          </table:table-cell>
          <table:table-cell table:formula="of:=([.E163]+[.G163])*(-1)" office:value-type="float" office:value="-3.46666666666667" calcext:value-type="float">
            <text:p>-3,467</text:p>
          </table:table-cell>
          <table:table-cell table:formula="of:=[.F163]/2/45" office:value-type="float" office:value="1.6" calcext:value-type="float">
            <text:p>1,600</text:p>
          </table:table-cell>
          <table:table-cell table:formula="of:=[.M163]*[.N156]" office:value-type="float" office:value="144" calcext:value-type="float">
            <text:p>144,000</text:p>
          </table:table-cell>
          <table:table-cell table:formula="of:=[.H163]/45" office:value-type="float" office:value="1.86666666666667" calcext:value-type="float">
            <text:p>1,867</text:p>
          </table:table-cell>
          <table:table-cell table:formula="of:=[.N163]*[.N156]+[.O163]*[.O156]+[.P163]*[.P156]+[.Q163]*[.Q156]+[.R163]*[.R156]+[.S163]*[.S156]+[.T163]*[.T156]" office:value-type="float" office:value="84" calcext:value-type="float">
            <text:p>84,000</text:p>
          </table:table-cell>
          <table:table-cell table:formula="of:=[.L163]/45" office:value-type="float" office:value="5.06666666666667" calcext:value-type="float">
            <text:p>5,067</text:p>
          </table:table-cell>
          <table:table-cell table:style-name="ce42" table:formula="of:=[.L163]/63*(-1)" office:value-type="float" office:value="-3.61904761904762" calcext:value-type="float">
            <text:p>-3,619</text:p>
          </table:table-cell>
          <table:table-cell table:style-name="ce42" table:formula="of:=[.J163]*18" office:value-type="float" office:value="-65.1428571428571" calcext:value-type="float">
            <text:p>-65,143</text:p>
          </table:table-cell>
          <table:table-cell table:formula="of:=[.M163]*[.N156]+[.N163]*[.N156]+[.O163]*[.O156]+[.P163]*[.P156]+[.Q163]*[.Q156]+[.R163]*[.R156]+[.S163]*[.S156]+[.T163]*[.T156]" office:value-type="float" office:value="228" calcext:value-type="float">
            <text:p>228,000</text:p>
          </table:table-cell>
          <table:table-cell office:value-type="float" office:value="18" calcext:value-type="float">
            <text:p>18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table:number-columns-repeated="7"/>
          <table:table-cell table:formula="of:=([.U156]*[.U163])+([.V156]*[.V163])+([.W156]*[.W163])+([.X156]*[.X163])+([.Y156]*[.Y163])" office:value-type="float" office:value="0" calcext:value-type="float">
            <text:p>0,000</text:p>
          </table:table-cell>
          <table:table-cell table:formula="of:=[.Z163]/45*(-1)" office:value-type="float" office:value="-0" calcext:value-type="float">
            <text:p>0,000</text:p>
          </table:table-cell>
          <table:table-cell table:formula="of:=[.L163]-[.Z163]" office:value-type="float" office:value="228" calcext:value-type="float">
            <text:p>228,000</text:p>
          </table:table-cell>
          <table:table-cell table:formula="of:=[.AB163]-[.AN163]" office:value-type="float" office:value="147" calcext:value-type="float">
            <text:p>147,000</text:p>
          </table:table-cell>
          <table:table-cell table:formula="of:=[.AC163]/45*0.8*(-1)" office:value-type="float" office:value="-2.61333333333333" calcext:value-type="float">
            <text:p>-2,613</text:p>
          </table:table-cell>
          <table:table-cell table:formula="of:=[.AB163]/45*(-1)*0.8" office:value-type="float" office:value="-4.05333333333333" calcext:value-type="float">
            <text:p>-4,053</text:p>
          </table:table-cell>
          <table:table-cell table:formula="of:=[.AC163]/45*(-1)" office:value-type="float" office:value="-3.26666666666667" calcext:value-type="float">
            <text:p>-3,267</text:p>
          </table:table-cell>
          <table:table-cell/>
          <table:table-cell office:value-type="float" office:value="18" calcext:value-type="float">
            <text:p>18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table:formula="of:=([.AH163]+[.AI163]+[.AJ163]+[.AK163]+[.AL163]+[.AM163])*3" office:value-type="float" office:value="81" calcext:value-type="float">
            <text:p>81,000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P163]-[.C163]" office:value-type="float" office:value="164" calcext:value-type="float">
            <text:p>164,000</text:p>
          </table:table-cell>
          <table:table-cell table:formula="of:=[.AP163]-[.C163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P163]+[.C163]/2" office:value-type="float" office:value="218" calcext:value-type="float">
            <text:p>218,000</text:p>
          </table:table-cell>
          <table:table-cell table:formula="of:=[.AP163]+[.C163]" office:value-type="float" office:value="236" calcext:value-type="float">
            <text:p>236,000</text:p>
          </table:table-cell>
          <table:table-cell table:formula="of:=[.AP163]+[.C163]*1.5" office:value-type="float" office:value="254" calcext:value-type="float">
            <text:p>254,000</text:p>
          </table:table-cell>
          <table:table-cell table:formula="of:=[.AP163]+[.C163]*2" office:value-type="float" office:value="272" calcext:value-type="float">
            <text:p>272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64]*2" office:value-type="float" office:value="0" calcext:value-type="float">
            <text:p>0,000</text:p>
          </table:table-cell>
          <table:table-cell table:formula="of:=([.E164]+[.G164])*(-1)" office:value-type="float" office:value="-0" calcext:value-type="float">
            <text:p>0,000</text:p>
          </table:table-cell>
          <table:table-cell table:formula="of:=[.F164]/2/45" office:value-type="float" office:value="0" calcext:value-type="float">
            <text:p>0,000</text:p>
          </table:table-cell>
          <table:table-cell table:formula="of:=[.M164]*[.N156]" office:value-type="float" office:value="0" calcext:value-type="float">
            <text:p>0,000</text:p>
          </table:table-cell>
          <table:table-cell table:formula="of:=[.H164]/45" office:value-type="float" office:value="0" calcext:value-type="float">
            <text:p>0,000</text:p>
          </table:table-cell>
          <table:table-cell table:formula="of:=[.N164]*[.N156]+[.O164]*[.O156]+[.P164]*[.P156]+[.Q164]*[.Q156]+[.R164]*[.R156]+[.S164]*[.S156]+[.T164]*[.T156]" office:value-type="float" office:value="0" calcext:value-type="float">
            <text:p>0,000</text:p>
          </table:table-cell>
          <table:table-cell table:formula="of:=[.L164]/45" office:value-type="float" office:value="0" calcext:value-type="float">
            <text:p>0,000</text:p>
          </table:table-cell>
          <table:table-cell table:style-name="ce42" table:formula="of:=[.L164]/63*(-1)" office:value-type="float" office:value="-0" calcext:value-type="float">
            <text:p>0,000</text:p>
          </table:table-cell>
          <table:table-cell table:style-name="ce42" table:formula="of:=[.J164]*18" office:value-type="float" office:value="-0" calcext:value-type="float">
            <text:p>0,000</text:p>
          </table:table-cell>
          <table:table-cell table:formula="of:=[.M164]*[.N156]+[.N164]*[.N156]+[.O164]*[.O156]+[.P164]*[.P156]+[.Q164]*[.Q156]+[.R164]*[.R156]+[.S164]*[.S156]+[.T164]*[.T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56]*[.U164])+([.V156]*[.V164])+([.W156]*[.W164])+([.X156]*[.X164])+([.Y156]*[.Y164])" office:value-type="float" office:value="0" calcext:value-type="float">
            <text:p>0,000</text:p>
          </table:table-cell>
          <table:table-cell table:formula="of:=[.Z164]/45*(-1)" office:value-type="float" office:value="-0" calcext:value-type="float">
            <text:p>0,000</text:p>
          </table:table-cell>
          <table:table-cell table:formula="of:=[.L164]-[.Z164]" office:value-type="float" office:value="0" calcext:value-type="float">
            <text:p>0,000</text:p>
          </table:table-cell>
          <table:table-cell table:formula="of:=[.AB164]-[.AN164]" office:value-type="float" office:value="0" calcext:value-type="float">
            <text:p>0,000</text:p>
          </table:table-cell>
          <table:table-cell table:formula="of:=[.AC164]/45*0.8*(-1)" office:value-type="float" office:value="-0" calcext:value-type="float">
            <text:p>0,000</text:p>
          </table:table-cell>
          <table:table-cell table:formula="of:=[.AB164]/45*(-1)*0.8" office:value-type="float" office:value="-0" calcext:value-type="float">
            <text:p>0,000</text:p>
          </table:table-cell>
          <table:table-cell table:number-columns-repeated="8"/>
          <table:table-cell table:formula="of:=([.AH164]+[.AI164]+[.AJ164]+[.AK164]+[.AL164]+[.AM164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65]*2" office:value-type="float" office:value="0.54" calcext:value-type="float">
            <text:p>0,540</text:p>
          </table:table-cell>
          <table:table-cell table:formula="of:=([.E165]+[.G165])*(-1)" office:value-type="float" office:value="-0.212" calcext:value-type="float">
            <text:p>-0,212</text:p>
          </table:table-cell>
          <table:table-cell table:formula="of:=[.F165]/2/45" office:value-type="float" office:value="0.024" calcext:value-type="float">
            <text:p>0,024</text:p>
          </table:table-cell>
          <table:table-cell table:formula="of:=[.M165]*[.N156]" office:value-type="float" office:value="2.16" calcext:value-type="float">
            <text:p>2,160</text:p>
          </table:table-cell>
          <table:table-cell table:formula="of:=[.H165]/45" office:value-type="float" office:value="0.188" calcext:value-type="float">
            <text:p>0,188</text:p>
          </table:table-cell>
          <table:table-cell table:formula="of:=[.N165]*[.N156]+[.O165]*[.O156]+[.P165]*[.P156]+[.Q165]*[.Q156]+[.R165]*[.R156]+[.S165]*[.S156]+[.T165]*[.T156]" office:value-type="float" office:value="8.46" calcext:value-type="float">
            <text:p>8,460</text:p>
          </table:table-cell>
          <table:table-cell table:formula="of:=[.L165]/45" office:value-type="float" office:value="0.236" calcext:value-type="float">
            <text:p>0,236</text:p>
          </table:table-cell>
          <table:table-cell table:style-name="ce42" table:formula="of:=[.L165]/63*(-1)" office:value-type="float" office:value="-0.168571428571429" calcext:value-type="float">
            <text:p>-0,169</text:p>
          </table:table-cell>
          <table:table-cell table:style-name="ce42" table:formula="of:=[.J165]*18" office:value-type="float" office:value="-3.03428571428571" calcext:value-type="float">
            <text:p>-3,034</text:p>
          </table:table-cell>
          <table:table-cell table:formula="of:=[.M165]*[.N156]+[.N165]*[.N156]+[.O165]*[.O156]+[.P165]*[.P156]+[.Q165]*[.Q156]+[.R165]*[.R156]+[.S165]*[.S156]+[.T165]*[.T156]" office:value-type="float" office:value="10.62" calcext:value-type="float">
            <text:p>10,620</text:p>
          </table:table-cell>
          <table:table-cell office:value-type="float" office:value="0.27" calcext:value-type="float">
            <text:p>0,270</text:p>
          </table:table-cell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office:value-type="float" office:value="0.3" calcext:value-type="float">
            <text:p>0,300</text:p>
          </table:table-cell>
          <table:table-cell table:number-columns-repeated="5"/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formula="of:=([.U156]*[.U165])+([.V156]*[.V165])+([.W156]*[.W165])+([.X156]*[.X165])+([.Y156]*[.Y165])" office:value-type="float" office:value="6.96" calcext:value-type="float">
            <text:p>6,960</text:p>
          </table:table-cell>
          <table:table-cell table:formula="of:=[.Z165]/45*(-1)" office:value-type="float" office:value="-0.154666666666667" calcext:value-type="float">
            <text:p>-0,155</text:p>
          </table:table-cell>
          <table:table-cell table:formula="of:=[.L165]-[.Z165]" office:value-type="float" office:value="3.66" calcext:value-type="float">
            <text:p>3,660</text:p>
          </table:table-cell>
          <table:table-cell table:formula="of:=[.AB165]-[.AN165]" office:value-type="float" office:value="2.85" calcext:value-type="float">
            <text:p>2,850</text:p>
          </table:table-cell>
          <table:table-cell table:formula="of:=[.AC165]/45*0.8*(-1)" office:value-type="float" office:value="-0.0506666666666667" calcext:value-type="float">
            <text:p>-0,051</text:p>
          </table:table-cell>
          <table:table-cell table:formula="of:=[.AB165]/45*(-1)*0.8" office:value-type="float" office:value="-0.0650666666666667" calcext:value-type="float">
            <text:p>-0,065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5"/>
          <table:table-cell table:formula="of:=([.AH165]+[.AI165]+[.AJ165]+[.AK165]+[.AL165]+[.AM165])*3" office:value-type="float" office:value="0.81" calcext:value-type="float">
            <text:p>0,81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69]*2" office:value-type="float" office:value="0" calcext:value-type="float">
            <text:p>0,000</text:p>
          </table:table-cell>
          <table:table-cell table:formula="of:=([.E169]+[.G169])*(-1)" office:value-type="float" office:value="-0" calcext:value-type="float">
            <text:p>0,000</text:p>
          </table:table-cell>
          <table:table-cell table:formula="of:=[.F169]/2/45" office:value-type="float" office:value="0" calcext:value-type="float">
            <text:p>0,000</text:p>
          </table:table-cell>
          <table:table-cell table:formula="of:=[.M169]*[.N168]" office:value-type="float" office:value="0" calcext:value-type="float">
            <text:p>0,000</text:p>
          </table:table-cell>
          <table:table-cell table:formula="of:=[.H169]/45" office:value-type="float" office:value="0" calcext:value-type="float">
            <text:p>0,000</text:p>
          </table:table-cell>
          <table:table-cell table:formula="of:=[.N169]*[.N168]+[.O169]*[.O168]+[.P169]*[.P168]+[.Q169]*[.Q168]+[.R169]*[.R168]+[.S169]*[.S168]+[.T169]*[.T168]" office:value-type="float" office:value="0" calcext:value-type="float">
            <text:p>0,000</text:p>
          </table:table-cell>
          <table:table-cell table:formula="of:=[.L169]/45" office:value-type="float" office:value="0" calcext:value-type="float">
            <text:p>0,000</text:p>
          </table:table-cell>
          <table:table-cell table:style-name="ce42" table:formula="of:=[.L169]/63*(-1)" office:value-type="float" office:value="-0" calcext:value-type="float">
            <text:p>0,000</text:p>
          </table:table-cell>
          <table:table-cell table:style-name="ce42" table:formula="of:=[.J169]*18" office:value-type="float" office:value="-0" calcext:value-type="float">
            <text:p>0,000</text:p>
          </table:table-cell>
          <table:table-cell table:formula="of:=[.M169]*[.N168]+[.N169]*[.N168]+[.O169]*[.O168]+[.P169]*[.P168]+[.Q169]*[.Q168]+[.R169]*[.R168]+[.S169]*[.S168]+[.T169]*[.T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68]*[.U169])+([.V168]*[.V169])+([.W168]*[.W169])+([.X168]*[.X169])+([.Y168]*[.Y169])" office:value-type="float" office:value="0" calcext:value-type="float">
            <text:p>0,000</text:p>
          </table:table-cell>
          <table:table-cell table:formula="of:=[.Z169]/45*(-1)" office:value-type="float" office:value="-0" calcext:value-type="float">
            <text:p>0,000</text:p>
          </table:table-cell>
          <table:table-cell table:formula="of:=[.L169]-[.Z169]" office:value-type="float" office:value="0" calcext:value-type="float">
            <text:p>0,000</text:p>
          </table:table-cell>
          <table:table-cell table:formula="of:=[.AB169]-[.AN169]" office:value-type="float" office:value="0" calcext:value-type="float">
            <text:p>0,000</text:p>
          </table:table-cell>
          <table:table-cell table:formula="of:=[.AC169]/45*0.8*(-1)" office:value-type="float" office:value="-0" calcext:value-type="float">
            <text:p>0,000</text:p>
          </table:table-cell>
          <table:table-cell table:formula="of:=[.AB169]/45*(-1)*0.8" office:value-type="float" office:value="-0" calcext:value-type="float">
            <text:p>0,000</text:p>
          </table:table-cell>
          <table:table-cell table:number-columns-repeated="8"/>
          <table:table-cell table:formula="of:=([.AH169]+[.AI169]+[.AJ169]+[.AK169]+[.AL169]+[.AM169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70]*2" office:value-type="float" office:value="2.7" calcext:value-type="float">
            <text:p>2,700</text:p>
          </table:table-cell>
          <table:table-cell table:formula="of:=([.E170]+[.G170])*(-1)" office:value-type="float" office:value="-0.8" calcext:value-type="float">
            <text:p>-0,800</text:p>
          </table:table-cell>
          <table:table-cell table:formula="of:=[.F170]/2/45" office:value-type="float" office:value="0.12" calcext:value-type="float">
            <text:p>0,120</text:p>
          </table:table-cell>
          <table:table-cell table:formula="of:=[.M170]*[.N168]" office:value-type="float" office:value="10.8" calcext:value-type="float">
            <text:p>10,800</text:p>
          </table:table-cell>
          <table:table-cell table:formula="of:=[.H170]/45" office:value-type="float" office:value="0.68" calcext:value-type="float">
            <text:p>0,680</text:p>
          </table:table-cell>
          <table:table-cell table:formula="of:=[.N170]*[.N168]+[.O170]*[.O168]+[.P170]*[.P168]+[.Q170]*[.Q168]+[.R170]*[.R168]+[.S170]*[.S168]+[.T170]*[.T168]" office:value-type="float" office:value="30.6" calcext:value-type="float">
            <text:p>30,600</text:p>
          </table:table-cell>
          <table:table-cell table:formula="of:=[.L170]/45" office:value-type="float" office:value="0.92" calcext:value-type="float">
            <text:p>0,920</text:p>
          </table:table-cell>
          <table:table-cell table:style-name="ce42" table:formula="of:=[.L170]/63*(-1)" office:value-type="float" office:value="-0.657142857142857" calcext:value-type="float">
            <text:p>-0,657</text:p>
          </table:table-cell>
          <table:table-cell table:style-name="ce42" table:formula="of:=[.J170]*18" office:value-type="float" office:value="-11.8285714285714" calcext:value-type="float">
            <text:p>-11,829</text:p>
          </table:table-cell>
          <table:table-cell table:formula="of:=[.M170]*[.N168]+[.N170]*[.N168]+[.O170]*[.O168]+[.P170]*[.P168]+[.Q170]*[.Q168]+[.R170]*[.R168]+[.S170]*[.S168]+[.T170]*[.T168]" office:value-type="float" office:value="41.4" calcext:value-type="float">
            <text:p>41,400</text:p>
          </table:table-cell>
          <table:table-cell office:value-type="float" office:value="1.35" calcext:value-type="float">
            <text:p>1,350</text:p>
          </table:table-cell>
          <table:table-cell office:value-type="float" office:value="2.85" calcext:value-type="float">
            <text:p>2,8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U168]*[.U170])+([.V168]*[.V170])+([.W168]*[.W170])+([.X168]*[.X170])+([.Y168]*[.Y170])" office:value-type="float" office:value="0" calcext:value-type="float">
            <text:p>0,000</text:p>
          </table:table-cell>
          <table:table-cell table:formula="of:=[.Z170]/45*(-1)" office:value-type="float" office:value="-0" calcext:value-type="float">
            <text:p>0,000</text:p>
          </table:table-cell>
          <table:table-cell table:formula="of:=[.L170]-[.Z170]" office:value-type="float" office:value="41.4" calcext:value-type="float">
            <text:p>41,400</text:p>
          </table:table-cell>
          <table:table-cell table:formula="of:=[.AB170]-[.AN170]" office:value-type="float" office:value="25.875" calcext:value-type="float">
            <text:p>25,875</text:p>
          </table:table-cell>
          <table:table-cell table:formula="of:=[.AC170]/45*0.8*(-1)" office:value-type="float" office:value="-0.46" calcext:value-type="float">
            <text:p>-0,460</text:p>
          </table:table-cell>
          <table:table-cell table:formula="of:=[.AB170]/45*(-1)*0.8" office:value-type="float" office:value="-0.736" calcext:value-type="float">
            <text:p>-0,736</text:p>
          </table:table-cell>
          <table:table-cell table:formula="of:=[.AC170]/45*(-1)" office:value-type="float" office:value="-0.575" calcext:value-type="float">
            <text:p>-0,575</text:p>
          </table:table-cell>
          <table:table-cell/>
          <table:table-cell office:value-type="float" office:value="1.35" calcext:value-type="float">
            <text:p>1,350</text:p>
          </table:table-cell>
          <table:table-cell office:value-type="float" office:value="0.75" calcext:value-type="float">
            <text:p>0,750</text:p>
          </table:table-cell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0</text:p>
          </table:table-cell>
          <table:table-cell office:value-type="float" office:value="0.45" calcext:value-type="float">
            <text:p>0,450</text:p>
          </table:table-cell>
          <table:table-cell office:value-type="float" office:value="0.9" calcext:value-type="float">
            <text:p>0,900</text:p>
          </table:table-cell>
          <table:table-cell table:formula="of:=([.AH170]+[.AI170]+[.AJ170]+[.AK170]+[.AL170]+[.AM170])*3" office:value-type="float" office:value="15.525" calcext:value-type="float">
            <text:p>15,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71]*2" office:value-type="float" office:value="0" calcext:value-type="float">
            <text:p>0,000</text:p>
          </table:table-cell>
          <table:table-cell table:formula="of:=([.E171]+[.G171])*(-1)" office:value-type="float" office:value="-0" calcext:value-type="float">
            <text:p>0,000</text:p>
          </table:table-cell>
          <table:table-cell table:formula="of:=[.F171]/2/45" office:value-type="float" office:value="0" calcext:value-type="float">
            <text:p>0,000</text:p>
          </table:table-cell>
          <table:table-cell table:formula="of:=[.M171]*[.N168]" office:value-type="float" office:value="0" calcext:value-type="float">
            <text:p>0,000</text:p>
          </table:table-cell>
          <table:table-cell table:formula="of:=[.H171]/45" office:value-type="float" office:value="0" calcext:value-type="float">
            <text:p>0,000</text:p>
          </table:table-cell>
          <table:table-cell table:formula="of:=[.N171]*[.N168]+[.O171]*[.O168]+[.P171]*[.P168]+[.Q171]*[.Q168]+[.R171]*[.R168]+[.S171]*[.S168]+[.T171]*[.T168]" office:value-type="float" office:value="0" calcext:value-type="float">
            <text:p>0,000</text:p>
          </table:table-cell>
          <table:table-cell table:formula="of:=[.L171]/45" office:value-type="float" office:value="0" calcext:value-type="float">
            <text:p>0,000</text:p>
          </table:table-cell>
          <table:table-cell table:style-name="ce42" table:formula="of:=[.L171]/63*(-1)" office:value-type="float" office:value="-0" calcext:value-type="float">
            <text:p>0,000</text:p>
          </table:table-cell>
          <table:table-cell table:style-name="ce42" table:formula="of:=[.J171]*18" office:value-type="float" office:value="-0" calcext:value-type="float">
            <text:p>0,000</text:p>
          </table:table-cell>
          <table:table-cell table:formula="of:=[.M171]*[.N168]+[.N171]*[.N168]+[.O171]*[.O168]+[.P171]*[.P168]+[.Q171]*[.Q168]+[.R171]*[.R168]+[.S171]*[.S168]+[.T171]*[.T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68]*[.U171])+([.V168]*[.V171])+([.W168]*[.W171])+([.X168]*[.X171])+([.Y168]*[.Y171])" office:value-type="float" office:value="0" calcext:value-type="float">
            <text:p>0,000</text:p>
          </table:table-cell>
          <table:table-cell table:formula="of:=[.Z171]/45*(-1)" office:value-type="float" office:value="-0" calcext:value-type="float">
            <text:p>0,000</text:p>
          </table:table-cell>
          <table:table-cell table:formula="of:=[.L171]-[.Z171]" office:value-type="float" office:value="0" calcext:value-type="float">
            <text:p>0,000</text:p>
          </table:table-cell>
          <table:table-cell table:formula="of:=[.AB171]-[.AN171]" office:value-type="float" office:value="0" calcext:value-type="float">
            <text:p>0,000</text:p>
          </table:table-cell>
          <table:table-cell table:formula="of:=[.AC171]/45*0.8*(-1)" office:value-type="float" office:value="-0" calcext:value-type="float">
            <text:p>0,000</text:p>
          </table:table-cell>
          <table:table-cell table:formula="of:=[.AB171]/45*(-1)*0.8" office:value-type="float" office:value="-0" calcext:value-type="float">
            <text:p>0,000</text:p>
          </table:table-cell>
          <table:table-cell table:number-columns-repeated="8"/>
          <table:table-cell table:formula="of:=([.AH171]+[.AI171]+[.AJ171]+[.AK171]+[.AL171]+[.AM171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72]*2" office:value-type="float" office:value="2.7" calcext:value-type="float">
            <text:p>2,700</text:p>
          </table:table-cell>
          <table:table-cell table:formula="of:=([.E172]+[.G172])*(-1)" office:value-type="float" office:value="-0.64" calcext:value-type="float">
            <text:p>-0,640</text:p>
          </table:table-cell>
          <table:table-cell table:formula="of:=[.F172]/2/45" office:value-type="float" office:value="0.12" calcext:value-type="float">
            <text:p>0,120</text:p>
          </table:table-cell>
          <table:table-cell table:formula="of:=[.M172]*[.N168]" office:value-type="float" office:value="10.8" calcext:value-type="float">
            <text:p>10,800</text:p>
          </table:table-cell>
          <table:table-cell table:formula="of:=[.H172]/45" office:value-type="float" office:value="0.52" calcext:value-type="float">
            <text:p>0,520</text:p>
          </table:table-cell>
          <table:table-cell table:formula="of:=[.N172]*[.N168]+[.O172]*[.O168]+[.P172]*[.P168]+[.Q172]*[.Q168]+[.R172]*[.R168]+[.S172]*[.S168]+[.T172]*[.T168]" office:value-type="float" office:value="23.4" calcext:value-type="float">
            <text:p>23,400</text:p>
          </table:table-cell>
          <table:table-cell table:formula="of:=[.L172]/45" office:value-type="float" office:value="0.76" calcext:value-type="float">
            <text:p>0,760</text:p>
          </table:table-cell>
          <table:table-cell table:style-name="ce42" table:formula="of:=[.L172]/63*(-1)" office:value-type="float" office:value="-0.542857142857143" calcext:value-type="float">
            <text:p>-0,543</text:p>
          </table:table-cell>
          <table:table-cell table:style-name="ce42" table:formula="of:=[.J172]*18" office:value-type="float" office:value="-9.77142857142857" calcext:value-type="float">
            <text:p>-9,771</text:p>
          </table:table-cell>
          <table:table-cell table:formula="of:=[.M172]*[.N168]+[.N172]*[.N168]+[.O172]*[.O168]+[.P172]*[.P168]+[.Q172]*[.Q168]+[.R172]*[.R168]+[.S172]*[.S168]+[.T172]*[.T168]" office:value-type="float" office:value="34.2" calcext:value-type="float">
            <text:p>34,200</text:p>
          </table:table-cell>
          <table:table-cell office:value-type="float" office:value="1.35" calcext:value-type="float">
            <text:p>1,350</text:p>
          </table:table-cell>
          <table:table-cell office:value-type="float" office:value="1.95" calcext:value-type="float">
            <text:p>1,9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U168]*[.U172])+([.V168]*[.V172])+([.W168]*[.W172])+([.X168]*[.X172])+([.Y168]*[.Y172])" office:value-type="float" office:value="0" calcext:value-type="float">
            <text:p>0,000</text:p>
          </table:table-cell>
          <table:table-cell table:formula="of:=[.Z172]/45*(-1)" office:value-type="float" office:value="-0" calcext:value-type="float">
            <text:p>0,000</text:p>
          </table:table-cell>
          <table:table-cell table:formula="of:=[.L172]-[.Z172]" office:value-type="float" office:value="34.2" calcext:value-type="float">
            <text:p>34,200</text:p>
          </table:table-cell>
          <table:table-cell table:formula="of:=[.AB172]-[.AN172]" office:value-type="float" office:value="21.375" calcext:value-type="float">
            <text:p>21,375</text:p>
          </table:table-cell>
          <table:table-cell table:formula="of:=[.AC172]/45*0.8*(-1)" office:value-type="float" office:value="-0.38" calcext:value-type="float">
            <text:p>-0,380</text:p>
          </table:table-cell>
          <table:table-cell table:formula="of:=[.AB172]/45*(-1)*0.8" office:value-type="float" office:value="-0.608" calcext:value-type="float">
            <text:p>-0,608</text:p>
          </table:table-cell>
          <table:table-cell table:number-columns-repeated="2"/>
          <table:table-cell office:value-type="float" office:value="1.35" calcext:value-type="float">
            <text:p>1,350</text:p>
          </table:table-cell>
          <table:table-cell office:value-type="float" office:value="0.75" calcext:value-type="float">
            <text:p>0,750</text:p>
          </table:table-cell>
          <table:table-cell office:value-type="float" office:value="0.975" calcext:value-type="float">
            <text:p>0,975</text:p>
          </table:table-cell>
          <table:table-cell office:value-type="float" office:value="0.75" calcext:value-type="float">
            <text:p>0,750</text:p>
          </table:table-cell>
          <table:table-cell office:value-type="float" office:value="0.45" calcext:value-type="float">
            <text:p>0,450</text:p>
          </table:table-cell>
          <table:table-cell/>
          <table:table-cell table:formula="of:=([.AH172]+[.AI172]+[.AJ172]+[.AK172]+[.AL172]+[.AM172])*3" office:value-type="float" office:value="12.825" calcext:value-type="float">
            <text:p>12,82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73]*2" office:value-type="float" office:value="0.36" calcext:value-type="float">
            <text:p>0,360</text:p>
          </table:table-cell>
          <table:table-cell table:style-name="ce32" table:formula="of:=([.E173]+[.G173])*(-1)" office:value-type="float" office:value="-0.0622222222222222" calcext:value-type="float">
            <text:p>-0,062</text:p>
          </table:table-cell>
          <table:table-cell table:style-name="ce32" table:formula="of:=[.F173]/45" office:value-type="float" office:value="0.032" calcext:value-type="float">
            <text:p>0,032</text:p>
          </table:table-cell>
          <table:table-cell table:style-name="ce32" table:formula="of:=[.M173]*[.N168]" office:value-type="float" office:value="1.44" calcext:value-type="float">
            <text:p>1,440</text:p>
          </table:table-cell>
          <table:table-cell table:style-name="ce32" table:formula="of:=[.H173]/45" office:value-type="float" office:value="0.0302222222222222" calcext:value-type="float">
            <text:p>0,030</text:p>
          </table:table-cell>
          <table:table-cell table:style-name="ce32" table:formula="of:=[.N173]*[.N168]+[.O173]*[.O168]+[.P173]*[.P168]+[.Q173]*[.Q168]+[.R173]*[.R168]+[.S173]*[.S168]+[.T173]*[.T168]" office:value-type="float" office:value="1.36" calcext:value-type="float">
            <text:p>1,360</text:p>
          </table:table-cell>
          <table:table-cell table:style-name="ce32" table:formula="of:=[.L173]/45" office:value-type="float" office:value="0.0622222222222222" calcext:value-type="float">
            <text:p>0,062</text:p>
          </table:table-cell>
          <table:table-cell table:style-name="ce42" table:formula="of:=[.L173]/63*(-1)" office:value-type="float" office:value="-0.0444444444444444" calcext:value-type="float">
            <text:p>-0,044</text:p>
          </table:table-cell>
          <table:table-cell table:style-name="ce42" table:formula="of:=[.J173]*18" office:value-type="float" office:value="-0.8" calcext:value-type="float">
            <text:p>-0,800</text:p>
          </table:table-cell>
          <table:table-cell table:formula="of:=[.M173]*[.N168]+[.N173]*[.N168]+[.O173]*[.O168]+[.P173]*[.P168]+[.Q173]*[.Q168]+[.R173]*[.R168]+[.S173]*[.S168]+[.T173]*[.T168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8" calcext:value-type="float">
            <text:p>0,080</text:p>
          </table:table-cell>
          <table:table-cell table:number-columns-repeated="5"/>
          <table:table-cell office:value-type="float" office:value="0.08" calcext:value-type="float">
            <text:p>0,080</text:p>
          </table:table-cell>
          <table:table-cell/>
          <table:table-cell table:formula="of:=([.U168]*[.U173])+([.V168]*[.V173])+([.W168]*[.W173])+([.X168]*[.X173])+([.Y168]*[.Y173])" office:value-type="float" office:value="0.56" calcext:value-type="float">
            <text:p>0,560</text:p>
          </table:table-cell>
          <table:table-cell table:formula="of:=[.Z173]/45*(-1)" office:value-type="float" office:value="-0.0124444444444444" calcext:value-type="float">
            <text:p>-0,012</text:p>
          </table:table-cell>
          <table:table-cell table:formula="of:=[.L173]-[.Z173]" office:value-type="float" office:value="2.24" calcext:value-type="float">
            <text:p>2,240</text:p>
          </table:table-cell>
          <table:table-cell table:formula="of:=[.AB173]-[.AN173]" office:value-type="float" office:value="1.22" calcext:value-type="float">
            <text:p>1,220</text:p>
          </table:table-cell>
          <table:table-cell table:formula="of:=[.AC173]/45*0.8*(-1)" office:value-type="float" office:value="-0.0216888888888889" calcext:value-type="float">
            <text:p>-0,022</text:p>
          </table:table-cell>
          <table:table-cell table:formula="of:=[.AB173]/45*(-1)*0.8" office:value-type="float" office:value="-0.0398222222222222" calcext:value-type="float">
            <text:p>-0,040</text:p>
          </table:table-cell>
          <table:table-cell table:formula="of:=[.AC173]/45*(-1)" office:value-type="float" office:value="-0.0271111111111111" calcext:value-type="float">
            <text:p>-0,027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office:value-type="float" office:value="0.06" calcext:value-type="float">
            <text:p>0,060</text:p>
          </table:table-cell>
          <table:table-cell table:number-columns-repeated="3"/>
          <table:table-cell table:formula="of:=([.AH173]+[.AI173]+[.AJ173]+[.AK173]+[.AL173]+[.AM173])*3" office:value-type="float" office:value="1.02" calcext:value-type="float">
            <text:p>1,0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74]*2" office:value-type="float" office:value="0.09" calcext:value-type="float">
            <text:p>0,090</text:p>
          </table:table-cell>
          <table:table-cell table:formula="of:=([.E174]+[.G174])*(-1)" office:value-type="float" office:value="-0.004" calcext:value-type="float">
            <text:p>-0,004</text:p>
          </table:table-cell>
          <table:table-cell table:formula="of:=[.F174]/2/45" office:value-type="float" office:value="0.004" calcext:value-type="float">
            <text:p>0,004</text:p>
          </table:table-cell>
          <table:table-cell table:formula="of:=[.M174]*[.N168]" office:value-type="float" office:value="0.36" calcext:value-type="float">
            <text:p>0,360</text:p>
          </table:table-cell>
          <table:table-cell table:formula="of:=[.H174]/45" office:value-type="float" office:value="0" calcext:value-type="float">
            <text:p>0,000</text:p>
          </table:table-cell>
          <table:table-cell table:formula="of:=[.N174]*[.N168]+[.O174]*[.O168]+[.P174]*[.P168]+[.Q174]*[.Q168]+[.R174]*[.R168]+[.S174]*[.S168]+[.T174]*[.T168]" office:value-type="float" office:value="0" calcext:value-type="float">
            <text:p>0,000</text:p>
          </table:table-cell>
          <table:table-cell table:formula="of:=[.L174]/45" office:value-type="float" office:value="0.008" calcext:value-type="float">
            <text:p>0,008</text:p>
          </table:table-cell>
          <table:table-cell table:style-name="ce42" table:formula="of:=[.L174]/63*(-1)" office:value-type="float" office:value="-0.00571428571428571" calcext:value-type="float">
            <text:p>-0,006</text:p>
          </table:table-cell>
          <table:table-cell table:style-name="ce42" table:formula="of:=[.J174]*18" office:value-type="float" office:value="-0.102857142857143" calcext:value-type="float">
            <text:p>-0,103</text:p>
          </table:table-cell>
          <table:table-cell table:formula="of:=[.M174]*[.N168]+[.N174]*[.N168]+[.O174]*[.O168]+[.P174]*[.P168]+[.Q174]*[.Q168]+[.R174]*[.R168]+[.S174]*[.S168]+[.T174]*[.T168]" office:value-type="float" office:value="0.36" calcext:value-type="float">
            <text:p>0,360</text:p>
          </table:table-cell>
          <table:table-cell office:value-type="float" office:value="0.045" calcext:value-type="float">
            <text:p>0,045</text:p>
          </table:table-cell>
          <table:table-cell table:number-columns-repeated="12"/>
          <table:table-cell table:formula="of:=([.U168]*[.U174])+([.V168]*[.V174])+([.W168]*[.W174])+([.X168]*[.X174])+([.Y168]*[.Y174])" office:value-type="float" office:value="0" calcext:value-type="float">
            <text:p>0,000</text:p>
          </table:table-cell>
          <table:table-cell table:formula="of:=[.Z174]/45*(-1)" office:value-type="float" office:value="-0" calcext:value-type="float">
            <text:p>0,000</text:p>
          </table:table-cell>
          <table:table-cell table:formula="of:=[.L174]-[.Z174]" office:value-type="float" office:value="0.36" calcext:value-type="float">
            <text:p>0,360</text:p>
          </table:table-cell>
          <table:table-cell table:formula="of:=[.AB174]-[.AN174]" office:value-type="float" office:value="0.225" calcext:value-type="float">
            <text:p>0,225</text:p>
          </table:table-cell>
          <table:table-cell table:formula="of:=[.AC174]/45*0.8*(-1)" office:value-type="float" office:value="-0.004" calcext:value-type="float">
            <text:p>-0,004</text:p>
          </table:table-cell>
          <table:table-cell table:formula="of:=[.AB174]/45*(-1)*0.8" office:value-type="float" office:value="-0.0064" calcext:value-type="float">
            <text:p>-0,006</text:p>
          </table:table-cell>
          <table:table-cell table:number-columns-repeated="2"/>
          <table:table-cell office:value-type="float" office:value="0.045" calcext:value-type="float">
            <text:p>0,045</text:p>
          </table:table-cell>
          <table:table-cell table:number-columns-repeated="5"/>
          <table:table-cell table:formula="of:=([.AH174]+[.AI174]+[.AJ174]+[.AK174]+[.AL174]+[.AM174])*3" office:value-type="float" office:value="0.135" calcext:value-type="float">
            <text:p>0,13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75]*2" office:value-type="float" office:value="27" calcext:value-type="float">
            <text:p>27,000</text:p>
          </table:table-cell>
          <table:table-cell table:formula="of:=([.E175]+[.G175])*(-1)" office:value-type="float" office:value="-2" calcext:value-type="float">
            <text:p>-2,000</text:p>
          </table:table-cell>
          <table:table-cell table:formula="of:=[.F175]/2/45" office:value-type="float" office:value="1.2" calcext:value-type="float">
            <text:p>1,200</text:p>
          </table:table-cell>
          <table:table-cell table:formula="of:=[.M175]*[.N168]" office:value-type="float" office:value="108" calcext:value-type="float">
            <text:p>108,000</text:p>
          </table:table-cell>
          <table:table-cell table:formula="of:=[.H175]/45" office:value-type="float" office:value="0.8" calcext:value-type="float">
            <text:p>0,800</text:p>
          </table:table-cell>
          <table:table-cell table:formula="of:=[.N175]*[.N168]+[.O175]*[.O168]+[.P175]*[.P168]+[.Q175]*[.Q168]+[.R175]*[.R168]+[.S175]*[.S168]+[.T175]*[.T168]" office:value-type="float" office:value="36" calcext:value-type="float">
            <text:p>36,000</text:p>
          </table:table-cell>
          <table:table-cell table:formula="of:=[.L175]/45" office:value-type="float" office:value="3.2" calcext:value-type="float">
            <text:p>3,200</text:p>
          </table:table-cell>
          <table:table-cell table:style-name="ce42" table:formula="of:=[.L175]/63*(-1)" office:value-type="float" office:value="-2.28571428571429" calcext:value-type="float">
            <text:p>-2,286</text:p>
          </table:table-cell>
          <table:table-cell table:style-name="ce42" table:formula="of:=[.J175]*18" office:value-type="float" office:value="-41.1428571428571" calcext:value-type="float">
            <text:p>-41,143</text:p>
          </table:table-cell>
          <table:table-cell table:formula="of:=[.M175]*[.N168]+[.N175]*[.N168]+[.O175]*[.O168]+[.P175]*[.P168]+[.Q175]*[.Q168]+[.R175]*[.R168]+[.S175]*[.S168]+[.T175]*[.T168]" office:value-type="float" office:value="144" calcext:value-type="float">
            <text:p>144,000</text:p>
          </table:table-cell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11"/>
          <table:table-cell table:formula="of:=([.U168]*[.U175])+([.V168]*[.V175])+([.W168]*[.W175])+([.X168]*[.X175])+([.Y168]*[.Y175])" office:value-type="float" office:value="0" calcext:value-type="float">
            <text:p>0,000</text:p>
          </table:table-cell>
          <table:table-cell table:formula="of:=[.Z175]/45*(-1)" office:value-type="float" office:value="-0" calcext:value-type="float">
            <text:p>0,000</text:p>
          </table:table-cell>
          <table:table-cell table:formula="of:=[.L175]-[.Z175]" office:value-type="float" office:value="144" calcext:value-type="float">
            <text:p>144,000</text:p>
          </table:table-cell>
          <table:table-cell table:formula="of:=[.AB175]-[.AN175]" office:value-type="float" office:value="90" calcext:value-type="float">
            <text:p>90,000</text:p>
          </table:table-cell>
          <table:table-cell table:formula="of:=[.AC175]/45*0.8*(-1)" office:value-type="float" office:value="-1.6" calcext:value-type="float">
            <text:p>-1,600</text:p>
          </table:table-cell>
          <table:table-cell table:formula="of:=[.AB175]/45*(-1)*0.8" office:value-type="float" office:value="-2.56" calcext:value-type="float">
            <text:p>-2,560</text:p>
          </table:table-cell>
          <table:table-cell table:formula="of:=[.AC175]/45*(-1)" office:value-type="float" office:value="-2" calcext:value-type="float">
            <text:p>-2,000</text:p>
          </table:table-cell>
          <table:table-cell/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4"/>
          <table:table-cell table:formula="of:=([.AH175]+[.AI175]+[.AJ175]+[.AK175]+[.AL175]+[.AM175])*3" office:value-type="float" office:value="54" calcext:value-type="float">
            <text:p>54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175]-[.C175]" office:value-type="float" office:value="123" calcext:value-type="float">
            <text:p>123,000</text:p>
          </table:table-cell>
          <table:table-cell table:formula="of:=[.AP175]-[.C175]/2" office:value-type="float" office:value="136.5" calcext:value-type="float">
            <text:p>136,500</text:p>
          </table:table-cell>
          <table:table-cell office:value-type="float" office:value="150" calcext:value-type="float">
            <text:p>150,000</text:p>
          </table:table-cell>
          <table:table-cell table:formula="of:=[.AP175]+[.C175]/2" office:value-type="float" office:value="163.5" calcext:value-type="float">
            <text:p>163,500</text:p>
          </table:table-cell>
          <table:table-cell table:formula="of:=[.AP175]+[.C175]" office:value-type="float" office:value="177" calcext:value-type="float">
            <text:p>177,000</text:p>
          </table:table-cell>
          <table:table-cell table:formula="of:=[.AP175]+[.C175]*1.5" office:value-type="float" office:value="190.5" calcext:value-type="float">
            <text:p>190,500</text:p>
          </table:table-cell>
          <table:table-cell table:formula="of:=[.AP175]+[.C175]*2" office:value-type="float" office:value="204" calcext:value-type="float">
            <text:p>204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76]*2" office:value-type="float" office:value="0" calcext:value-type="float">
            <text:p>0,000</text:p>
          </table:table-cell>
          <table:table-cell table:formula="of:=([.E176]+[.G176])*(-1)" office:value-type="float" office:value="-3.33333333333333" calcext:value-type="float">
            <text:p>-3,333</text:p>
          </table:table-cell>
          <table:table-cell table:formula="of:=[.F176]/2/45" office:value-type="float" office:value="0" calcext:value-type="float">
            <text:p>0,000</text:p>
          </table:table-cell>
          <table:table-cell table:formula="of:=[.M176]*[.N168]" office:value-type="float" office:value="0" calcext:value-type="float">
            <text:p>0,000</text:p>
          </table:table-cell>
          <table:table-cell table:formula="of:=[.H176]/45" office:value-type="float" office:value="3.33333333333333" calcext:value-type="float">
            <text:p>3,333</text:p>
          </table:table-cell>
          <table:table-cell table:formula="of:=[.N176]*[.N168]+[.O176]*[.O168]+[.P176]*[.P168]+[.Q176]*[.Q168]+[.R176]*[.R168]+[.S176]*[.S168]+[.T176]*[.T168]" office:value-type="float" office:value="150" calcext:value-type="float">
            <text:p>150,000</text:p>
          </table:table-cell>
          <table:table-cell table:formula="of:=[.L176]/45" office:value-type="float" office:value="3.33333333333333" calcext:value-type="float">
            <text:p>3,333</text:p>
          </table:table-cell>
          <table:table-cell table:style-name="ce42" table:formula="of:=[.L176]/63*(-1)" office:value-type="float" office:value="-2.38095238095238" calcext:value-type="float">
            <text:p>-2,381</text:p>
          </table:table-cell>
          <table:table-cell table:style-name="ce42" table:formula="of:=[.J176]*18" office:value-type="float" office:value="-42.8571428571429" calcext:value-type="float">
            <text:p>-42,857</text:p>
          </table:table-cell>
          <table:table-cell table:formula="of:=[.M176]*[.N168]+[.N176]*[.N168]+[.O176]*[.O168]+[.P176]*[.P168]+[.Q176]*[.Q168]+[.R176]*[.R168]+[.S176]*[.S168]+[.T176]*[.T168]" office:value-type="float" office:value="150" calcext:value-type="float">
            <text:p>150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30" calcext:value-type="float">
            <text:p>30,000</text:p>
          </table:table-cell>
          <table:table-cell table:number-columns-repeated="3"/>
          <table:table-cell office:value-type="float" office:value="20" calcext:value-type="float">
            <text:p>20,000</text:p>
          </table:table-cell>
          <table:table-cell table:number-columns-repeated="4"/>
          <table:table-cell table:formula="of:=([.U168]*[.U176])+([.V168]*[.V176])+([.W168]*[.W176])+([.X168]*[.X176])+([.Y168]*[.Y176])" office:value-type="float" office:value="100" calcext:value-type="float">
            <text:p>100,000</text:p>
          </table:table-cell>
          <table:table-cell table:formula="of:=[.Z176]/45*(-1)" office:value-type="float" office:value="-2.22222222222222" calcext:value-type="float">
            <text:p>-2,222</text:p>
          </table:table-cell>
          <table:table-cell table:formula="of:=[.L176]-[.Z176]" office:value-type="float" office:value="50" calcext:value-type="float">
            <text:p>50,000</text:p>
          </table:table-cell>
          <table:table-cell table:formula="of:=[.AB176]-[.AN176]" office:value-type="float" office:value="50" calcext:value-type="float">
            <text:p>50,000</text:p>
          </table:table-cell>
          <table:table-cell table:formula="of:=[.AC176]/45*0.8*(-1)" office:value-type="float" office:value="-0.888888888888889" calcext:value-type="float">
            <text:p>-0,889</text:p>
          </table:table-cell>
          <table:table-cell table:formula="of:=[.AB176]/45*(-1)*0.8" office:value-type="float" office:value="-0.888888888888889" calcext:value-type="float">
            <text:p>-0,889</text:p>
          </table:table-cell>
          <table:table-cell table:number-columns-repeated="8"/>
          <table:table-cell table:formula="of:=([.AH176]+[.AI176]+[.AJ176]+[.AK176]+[.AL176]+[.AM176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77]*2" office:value-type="float" office:value="0.27" calcext:value-type="float">
            <text:p>0,270</text:p>
          </table:table-cell>
          <table:table-cell table:formula="of:=([.E177]+[.G177])*(-1)" office:value-type="float" office:value="-0.106" calcext:value-type="float">
            <text:p>-0,106</text:p>
          </table:table-cell>
          <table:table-cell table:formula="of:=[.F177]/2/45" office:value-type="float" office:value="0.012" calcext:value-type="float">
            <text:p>0,012</text:p>
          </table:table-cell>
          <table:table-cell table:formula="of:=[.M177]*[.N168]" office:value-type="float" office:value="1.08" calcext:value-type="float">
            <text:p>1,080</text:p>
          </table:table-cell>
          <table:table-cell table:formula="of:=[.H177]/45" office:value-type="float" office:value="0.094" calcext:value-type="float">
            <text:p>0,094</text:p>
          </table:table-cell>
          <table:table-cell table:formula="of:=[.N177]*[.N168]+[.O177]*[.O168]+[.P177]*[.P168]+[.Q177]*[.Q168]+[.R177]*[.R168]+[.S177]*[.S168]+[.T177]*[.T168]" office:value-type="float" office:value="4.23" calcext:value-type="float">
            <text:p>4,230</text:p>
          </table:table-cell>
          <table:table-cell table:formula="of:=[.L177]/45" office:value-type="float" office:value="0.118" calcext:value-type="float">
            <text:p>0,118</text:p>
          </table:table-cell>
          <table:table-cell table:style-name="ce42" table:formula="of:=[.L177]/63*(-1)" office:value-type="float" office:value="-0.0842857142857143" calcext:value-type="float">
            <text:p>-0,084</text:p>
          </table:table-cell>
          <table:table-cell table:style-name="ce42" table:formula="of:=[.J177]*18" office:value-type="float" office:value="-1.51714285714286" calcext:value-type="float">
            <text:p>-1,517</text:p>
          </table:table-cell>
          <table:table-cell table:formula="of:=[.M177]*[.N168]+[.N177]*[.N168]+[.O177]*[.O168]+[.P177]*[.P168]+[.Q177]*[.Q168]+[.R177]*[.R168]+[.S177]*[.S168]+[.T177]*[.T168]" office:value-type="float" office:value="5.31" calcext:value-type="float">
            <text:p>5,310</text:p>
          </table:table-cell>
          <table:table-cell office:value-type="float" office:value="0.135" calcext:value-type="float">
            <text:p>0,135</text:p>
          </table:table-cell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formula="of:=([.U168]*[.U177])+([.V168]*[.V177])+([.W168]*[.W177])+([.X168]*[.X177])+([.Y168]*[.Y177])" office:value-type="float" office:value="3.48" calcext:value-type="float">
            <text:p>3,480</text:p>
          </table:table-cell>
          <table:table-cell table:formula="of:=[.Z177]/45*(-1)" office:value-type="float" office:value="-0.0773333333333333" calcext:value-type="float">
            <text:p>-0,077</text:p>
          </table:table-cell>
          <table:table-cell table:formula="of:=[.L177]-[.Z177]" office:value-type="float" office:value="1.83" calcext:value-type="float">
            <text:p>1,830</text:p>
          </table:table-cell>
          <table:table-cell table:formula="of:=[.AB177]-[.AN177]" office:value-type="float" office:value="1.425" calcext:value-type="float">
            <text:p>1,425</text:p>
          </table:table-cell>
          <table:table-cell table:formula="of:=[.AC177]/45*0.8*(-1)" office:value-type="float" office:value="-0.0253333333333333" calcext:value-type="float">
            <text:p>-0,025</text:p>
          </table:table-cell>
          <table:table-cell table:formula="of:=[.AB177]/45*(-1)*0.8" office:value-type="float" office:value="-0.0325333333333333" calcext:value-type="float">
            <text:p>-0,033</text:p>
          </table:table-cell>
          <table:table-cell table:number-columns-repeated="2"/>
          <table:table-cell office:value-type="float" office:value="0.135" calcext:value-type="float">
            <text:p>0,135</text:p>
          </table:table-cell>
          <table:table-cell table:number-columns-repeated="5"/>
          <table:table-cell table:formula="of:=([.AH177]+[.AI177]+[.AJ177]+[.AK177]+[.AL177]+[.AM177])*3" office:value-type="float" office:value="0.405" calcext:value-type="float">
            <text:p>0,40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81]*2" office:value-type="float" office:value="0" calcext:value-type="float">
            <text:p>0,000</text:p>
          </table:table-cell>
          <table:table-cell table:formula="of:=([.E181]+[.G181])*(-1)" office:value-type="float" office:value="-0" calcext:value-type="float">
            <text:p>0,000</text:p>
          </table:table-cell>
          <table:table-cell table:formula="of:=[.F181]/2/45" office:value-type="float" office:value="0" calcext:value-type="float">
            <text:p>0,000</text:p>
          </table:table-cell>
          <table:table-cell table:formula="of:=[.M181]*[.N180]" office:value-type="float" office:value="0" calcext:value-type="float">
            <text:p>0,000</text:p>
          </table:table-cell>
          <table:table-cell table:formula="of:=[.H181]/45" office:value-type="float" office:value="0" calcext:value-type="float">
            <text:p>0,000</text:p>
          </table:table-cell>
          <table:table-cell table:formula="of:=[.N181]*[.N180]+[.O181]*[.O180]+[.P181]*[.P180]+[.Q181]*[.Q180]+[.R181]*[.R180]+[.S181]*[.S180]+[.T181]*[.T180]" office:value-type="float" office:value="0" calcext:value-type="float">
            <text:p>0,000</text:p>
          </table:table-cell>
          <table:table-cell table:formula="of:=[.L181]/45" office:value-type="float" office:value="0" calcext:value-type="float">
            <text:p>0,000</text:p>
          </table:table-cell>
          <table:table-cell table:style-name="ce42" table:formula="of:=[.L181]/63*(-1)" office:value-type="float" office:value="-0" calcext:value-type="float">
            <text:p>0,000</text:p>
          </table:table-cell>
          <table:table-cell table:style-name="ce42" table:formula="of:=[.J181]*18" office:value-type="float" office:value="-0" calcext:value-type="float">
            <text:p>0,000</text:p>
          </table:table-cell>
          <table:table-cell table:formula="of:=[.M181]*[.N180]+[.N181]*[.N180]+[.O181]*[.O180]+[.P181]*[.P180]+[.Q181]*[.Q180]+[.R181]*[.R180]+[.S181]*[.S180]+[.T181]*[.T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80]*[.U181])+([.V180]*[.V181])+([.W180]*[.W181])+([.X180]*[.X181])+([.Y180]*[.Y181])" office:value-type="float" office:value="0" calcext:value-type="float">
            <text:p>0,000</text:p>
          </table:table-cell>
          <table:table-cell table:formula="of:=[.Z181]/45*(-1)" office:value-type="float" office:value="-0" calcext:value-type="float">
            <text:p>0,000</text:p>
          </table:table-cell>
          <table:table-cell table:formula="of:=[.L181]-[.Z181]" office:value-type="float" office:value="0" calcext:value-type="float">
            <text:p>0,000</text:p>
          </table:table-cell>
          <table:table-cell table:formula="of:=[.AB181]-[.AN181]" office:value-type="float" office:value="0" calcext:value-type="float">
            <text:p>0,000</text:p>
          </table:table-cell>
          <table:table-cell table:formula="of:=[.AC181]/45*0.8*(-1)" office:value-type="float" office:value="-0" calcext:value-type="float">
            <text:p>0,000</text:p>
          </table:table-cell>
          <table:table-cell table:formula="of:=[.AB181]/45*(-1)*0.8" office:value-type="float" office:value="-0" calcext:value-type="float">
            <text:p>0,000</text:p>
          </table:table-cell>
          <table:table-cell table:number-columns-repeated="8"/>
          <table:table-cell table:formula="of:=([.AH181]+[.AI181]+[.AJ181]+[.AK181]+[.AL181]+[.AM181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82]*2" office:value-type="float" office:value="5.4" calcext:value-type="float">
            <text:p>5,400</text:p>
          </table:table-cell>
          <table:table-cell table:formula="of:=([.E182]+[.G182])*(-1)" office:value-type="float" office:value="-1.6" calcext:value-type="float">
            <text:p>-1,600</text:p>
          </table:table-cell>
          <table:table-cell table:formula="of:=[.F182]/2/45" office:value-type="float" office:value="0.24" calcext:value-type="float">
            <text:p>0,240</text:p>
          </table:table-cell>
          <table:table-cell table:formula="of:=[.M182]*[.N180]" office:value-type="float" office:value="21.6" calcext:value-type="float">
            <text:p>21,600</text:p>
          </table:table-cell>
          <table:table-cell table:formula="of:=[.H182]/45" office:value-type="float" office:value="1.36" calcext:value-type="float">
            <text:p>1,360</text:p>
          </table:table-cell>
          <table:table-cell table:formula="of:=[.N182]*[.N180]+[.O182]*[.O180]+[.P182]*[.P180]+[.Q182]*[.Q180]+[.R182]*[.R180]+[.S182]*[.S180]+[.T182]*[.T180]" office:value-type="float" office:value="61.2" calcext:value-type="float">
            <text:p>61,200</text:p>
          </table:table-cell>
          <table:table-cell table:formula="of:=[.L182]/45" office:value-type="float" office:value="1.84" calcext:value-type="float">
            <text:p>1,840</text:p>
          </table:table-cell>
          <table:table-cell table:style-name="ce42" table:formula="of:=[.L182]/63*(-1)" office:value-type="float" office:value="-1.31428571428571" calcext:value-type="float">
            <text:p>-1,314</text:p>
          </table:table-cell>
          <table:table-cell table:style-name="ce42" table:formula="of:=[.J182]*18" office:value-type="float" office:value="-23.6571428571429" calcext:value-type="float">
            <text:p>-23,657</text:p>
          </table:table-cell>
          <table:table-cell table:formula="of:=[.M182]*[.N180]+[.N182]*[.N180]+[.O182]*[.O180]+[.P182]*[.P180]+[.Q182]*[.Q180]+[.R182]*[.R180]+[.S182]*[.S180]+[.T182]*[.T180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U180]*[.U182])+([.V180]*[.V182])+([.W180]*[.W182])+([.X180]*[.X182])+([.Y180]*[.Y182])" office:value-type="float" office:value="0" calcext:value-type="float">
            <text:p>0,000</text:p>
          </table:table-cell>
          <table:table-cell table:formula="of:=[.Z182]/45*(-1)" office:value-type="float" office:value="-0" calcext:value-type="float">
            <text:p>0,000</text:p>
          </table:table-cell>
          <table:table-cell table:formula="of:=[.L182]-[.Z182]" office:value-type="float" office:value="82.8" calcext:value-type="float">
            <text:p>82,800</text:p>
          </table:table-cell>
          <table:table-cell table:formula="of:=[.AB182]-[.AN182]" office:value-type="float" office:value="51.75" calcext:value-type="float">
            <text:p>51,750</text:p>
          </table:table-cell>
          <table:table-cell table:formula="of:=[.AC182]/45*0.8*(-1)" office:value-type="float" office:value="-0.92" calcext:value-type="float">
            <text:p>-0,920</text:p>
          </table:table-cell>
          <table:table-cell table:formula="of:=[.AB182]/45*(-1)*0.8" office:value-type="float" office:value="-1.472" calcext:value-type="float">
            <text:p>-1,472</text:p>
          </table:table-cell>
          <table:table-cell table:formula="of:=[.AC182]/45*(-1)" office:value-type="float" office:value="-1.15" calcext:value-type="float">
            <text:p>-1,150</text:p>
          </table:table-cell>
          <table:table-cell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office:value-type="float" office:value="1.95" calcext:value-type="float">
            <text:p>1,950</text:p>
          </table:table-cell>
          <table:table-cell office:value-type="float" office:value="1.5" calcext:value-type="float">
            <text:p>1,500</text:p>
          </table:table-cell>
          <table:table-cell office:value-type="float" office:value="0.9" calcext:value-type="float">
            <text:p>0,900</text:p>
          </table:table-cell>
          <table:table-cell office:value-type="float" office:value="1.8" calcext:value-type="float">
            <text:p>1,800</text:p>
          </table:table-cell>
          <table:table-cell table:formula="of:=([.AH182]+[.AI182]+[.AJ182]+[.AK182]+[.AL182]+[.AM182])*3" office:value-type="float" office:value="31.05" calcext:value-type="float">
            <text:p>31,05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83]*2" office:value-type="float" office:value="0" calcext:value-type="float">
            <text:p>0,000</text:p>
          </table:table-cell>
          <table:table-cell table:formula="of:=([.E183]+[.G183])*(-1)" office:value-type="float" office:value="-0" calcext:value-type="float">
            <text:p>0,000</text:p>
          </table:table-cell>
          <table:table-cell table:formula="of:=[.F183]/2/45" office:value-type="float" office:value="0" calcext:value-type="float">
            <text:p>0,000</text:p>
          </table:table-cell>
          <table:table-cell table:formula="of:=[.M183]*[.N180]" office:value-type="float" office:value="0" calcext:value-type="float">
            <text:p>0,000</text:p>
          </table:table-cell>
          <table:table-cell table:formula="of:=[.H183]/45" office:value-type="float" office:value="0" calcext:value-type="float">
            <text:p>0,000</text:p>
          </table:table-cell>
          <table:table-cell table:formula="of:=[.N183]*[.N180]+[.O183]*[.O180]+[.P183]*[.P180]+[.Q183]*[.Q180]+[.R183]*[.R180]+[.S183]*[.S180]+[.T183]*[.T180]" office:value-type="float" office:value="0" calcext:value-type="float">
            <text:p>0,000</text:p>
          </table:table-cell>
          <table:table-cell table:formula="of:=[.L183]/45" office:value-type="float" office:value="0" calcext:value-type="float">
            <text:p>0,000</text:p>
          </table:table-cell>
          <table:table-cell table:style-name="ce42" table:formula="of:=[.L183]/63*(-1)" office:value-type="float" office:value="-0" calcext:value-type="float">
            <text:p>0,000</text:p>
          </table:table-cell>
          <table:table-cell table:style-name="ce42" table:formula="of:=[.J183]*18" office:value-type="float" office:value="-0" calcext:value-type="float">
            <text:p>0,000</text:p>
          </table:table-cell>
          <table:table-cell table:formula="of:=[.M183]*[.N180]+[.N183]*[.N180]+[.O183]*[.O180]+[.P183]*[.P180]+[.Q183]*[.Q180]+[.R183]*[.R180]+[.S183]*[.S180]+[.T183]*[.T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80]*[.U183])+([.V180]*[.V183])+([.W180]*[.W183])+([.X180]*[.X183])+([.Y180]*[.Y183])" office:value-type="float" office:value="0" calcext:value-type="float">
            <text:p>0,000</text:p>
          </table:table-cell>
          <table:table-cell table:formula="of:=[.Z183]/45*(-1)" office:value-type="float" office:value="-0" calcext:value-type="float">
            <text:p>0,000</text:p>
          </table:table-cell>
          <table:table-cell table:formula="of:=[.L183]-[.Z183]" office:value-type="float" office:value="0" calcext:value-type="float">
            <text:p>0,000</text:p>
          </table:table-cell>
          <table:table-cell table:formula="of:=[.AB183]-[.AN183]" office:value-type="float" office:value="0" calcext:value-type="float">
            <text:p>0,000</text:p>
          </table:table-cell>
          <table:table-cell table:formula="of:=[.AC183]/45*0.8*(-1)" office:value-type="float" office:value="-0" calcext:value-type="float">
            <text:p>0,000</text:p>
          </table:table-cell>
          <table:table-cell table:formula="of:=[.AB183]/45*(-1)*0.8" office:value-type="float" office:value="-0" calcext:value-type="float">
            <text:p>0,000</text:p>
          </table:table-cell>
          <table:table-cell table:number-columns-repeated="8"/>
          <table:table-cell table:formula="of:=([.AH183]+[.AI183]+[.AJ183]+[.AK183]+[.AL183]+[.AM18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84]*2" office:value-type="float" office:value="6.3" calcext:value-type="float">
            <text:p>6,300</text:p>
          </table:table-cell>
          <table:table-cell table:formula="of:=([.E184]+[.G184])*(-1)" office:value-type="float" office:value="-1.49333333333333" calcext:value-type="float">
            <text:p>-1,493</text:p>
          </table:table-cell>
          <table:table-cell table:formula="of:=[.F184]/2/45" office:value-type="float" office:value="0.28" calcext:value-type="float">
            <text:p>0,280</text:p>
          </table:table-cell>
          <table:table-cell table:formula="of:=[.M184]*[.N180]" office:value-type="float" office:value="25.2" calcext:value-type="float">
            <text:p>25,200</text:p>
          </table:table-cell>
          <table:table-cell table:formula="of:=[.H184]/45" office:value-type="float" office:value="1.21333333333333" calcext:value-type="float">
            <text:p>1,213</text:p>
          </table:table-cell>
          <table:table-cell table:formula="of:=[.N184]*[.N180]+[.O184]*[.O180]+[.P184]*[.P180]+[.Q184]*[.Q180]+[.R184]*[.R180]+[.S184]*[.S180]+[.T184]*[.T180]" office:value-type="float" office:value="54.6" calcext:value-type="float">
            <text:p>54,600</text:p>
          </table:table-cell>
          <table:table-cell table:formula="of:=[.L184]/45" office:value-type="float" office:value="1.77333333333333" calcext:value-type="float">
            <text:p>1,773</text:p>
          </table:table-cell>
          <table:table-cell table:style-name="ce42" table:formula="of:=[.L184]/63*(-1)" office:value-type="float" office:value="-1.26666666666667" calcext:value-type="float">
            <text:p>-1,267</text:p>
          </table:table-cell>
          <table:table-cell table:style-name="ce42" table:formula="of:=[.J184]*18" office:value-type="float" office:value="-22.8" calcext:value-type="float">
            <text:p>-22,800</text:p>
          </table:table-cell>
          <table:table-cell table:formula="of:=[.M184]*[.N180]+[.N184]*[.N180]+[.O184]*[.O180]+[.P184]*[.P180]+[.Q184]*[.Q180]+[.R184]*[.R180]+[.S184]*[.S180]+[.T184]*[.T180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U180]*[.U184])+([.V180]*[.V184])+([.W180]*[.W184])+([.X180]*[.X184])+([.Y180]*[.Y184])" office:value-type="float" office:value="0" calcext:value-type="float">
            <text:p>0,000</text:p>
          </table:table-cell>
          <table:table-cell table:formula="of:=[.Z184]/45*(-1)" office:value-type="float" office:value="-0" calcext:value-type="float">
            <text:p>0,000</text:p>
          </table:table-cell>
          <table:table-cell table:formula="of:=[.L184]-[.Z184]" office:value-type="float" office:value="79.8" calcext:value-type="float">
            <text:p>79,800</text:p>
          </table:table-cell>
          <table:table-cell table:formula="of:=[.AB184]-[.AN184]" office:value-type="float" office:value="49.875" calcext:value-type="float">
            <text:p>49,875</text:p>
          </table:table-cell>
          <table:table-cell table:formula="of:=[.AC184]/45*0.8*(-1)" office:value-type="float" office:value="-0.886666666666667" calcext:value-type="float">
            <text:p>-0,887</text:p>
          </table:table-cell>
          <table:table-cell table:formula="of:=[.AB184]/45*(-1)*0.8" office:value-type="float" office:value="-1.41866666666667" calcext:value-type="float">
            <text:p>-1,419</text:p>
          </table:table-cell>
          <table:table-cell table:number-columns-repeated="2"/>
          <table:table-cell office:value-type="float" office:value="3.15" calcext:value-type="float">
            <text:p>3,150</text:p>
          </table:table-cell>
          <table:table-cell office:value-type="float" office:value="1.75" calcext:value-type="float">
            <text:p>1,750</text:p>
          </table:table-cell>
          <table:table-cell office:value-type="float" office:value="2.275" calcext:value-type="float">
            <text:p>2,275</text:p>
          </table:table-cell>
          <table:table-cell office:value-type="float" office:value="1.75" calcext:value-type="float">
            <text:p>1,750</text:p>
          </table:table-cell>
          <table:table-cell office:value-type="float" office:value="1.05" calcext:value-type="float">
            <text:p>1,050</text:p>
          </table:table-cell>
          <table:table-cell/>
          <table:table-cell table:formula="of:=([.AH184]+[.AI184]+[.AJ184]+[.AK184]+[.AL184]+[.AM184])*3" office:value-type="float" office:value="29.925" calcext:value-type="float">
            <text:p>29,92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85]*2" office:value-type="float" office:value="0.54" calcext:value-type="float">
            <text:p>0,540</text:p>
          </table:table-cell>
          <table:table-cell table:style-name="ce32" table:formula="of:=([.E185]+[.G185])*(-1)" office:value-type="float" office:value="-0.0966666666666667" calcext:value-type="float">
            <text:p>-0,097</text:p>
          </table:table-cell>
          <table:table-cell table:style-name="ce32" table:formula="of:=[.F185]/45" office:value-type="float" office:value="0.048" calcext:value-type="float">
            <text:p>0,048</text:p>
          </table:table-cell>
          <table:table-cell table:style-name="ce32" table:formula="of:=[.M185]*[.N180]" office:value-type="float" office:value="2.16" calcext:value-type="float">
            <text:p>2,160</text:p>
          </table:table-cell>
          <table:table-cell table:style-name="ce32" table:formula="of:=[.H185]/45" office:value-type="float" office:value="0.0486666666666667" calcext:value-type="float">
            <text:p>0,049</text:p>
          </table:table-cell>
          <table:table-cell table:style-name="ce32" table:formula="of:=[.N185]*[.N180]+[.O185]*[.O180]+[.P185]*[.P180]+[.Q185]*[.Q180]+[.R185]*[.R180]+[.S185]*[.S180]+[.T185]*[.T180]" office:value-type="float" office:value="2.19" calcext:value-type="float">
            <text:p>2,190</text:p>
          </table:table-cell>
          <table:table-cell table:style-name="ce32" table:formula="of:=[.L185]/45" office:value-type="float" office:value="0.0966666666666667" calcext:value-type="float">
            <text:p>0,097</text:p>
          </table:table-cell>
          <table:table-cell table:style-name="ce42" table:formula="of:=[.L185]/63*(-1)" office:value-type="float" office:value="-0.069047619047619" calcext:value-type="float">
            <text:p>-0,069</text:p>
          </table:table-cell>
          <table:table-cell table:style-name="ce42" table:formula="of:=[.J185]*18" office:value-type="float" office:value="-1.24285714285714" calcext:value-type="float">
            <text:p>-1,243</text:p>
          </table:table-cell>
          <table:table-cell table:formula="of:=[.M185]*[.N180]+[.N185]*[.N180]+[.O185]*[.O180]+[.P185]*[.P180]+[.Q185]*[.Q180]+[.R185]*[.R180]+[.S185]*[.S180]+[.T185]*[.T180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U180]*[.U185])+([.V180]*[.V185])+([.W180]*[.W185])+([.X180]*[.X185])+([.Y180]*[.Y185])" office:value-type="float" office:value="0.84" calcext:value-type="float">
            <text:p>0,840</text:p>
          </table:table-cell>
          <table:table-cell table:formula="of:=[.Z185]/45*(-1)" office:value-type="float" office:value="-0.0186666666666667" calcext:value-type="float">
            <text:p>-0,019</text:p>
          </table:table-cell>
          <table:table-cell table:formula="of:=[.L185]-[.Z185]" office:value-type="float" office:value="3.51" calcext:value-type="float">
            <text:p>3,510</text:p>
          </table:table-cell>
          <table:table-cell table:formula="of:=[.AB185]-[.AN185]" office:value-type="float" office:value="1.98" calcext:value-type="float">
            <text:p>1,980</text:p>
          </table:table-cell>
          <table:table-cell table:formula="of:=[.AC185]/45*0.8*(-1)" office:value-type="float" office:value="-0.0352" calcext:value-type="float">
            <text:p>-0,035</text:p>
          </table:table-cell>
          <table:table-cell table:formula="of:=[.AB185]/45*(-1)*0.8" office:value-type="float" office:value="-0.0624" calcext:value-type="float">
            <text:p>-0,062</text:p>
          </table:table-cell>
          <table:table-cell table:formula="of:=[.AC185]/45*(-1)" office:value-type="float" office:value="-0.044" calcext:value-type="float">
            <text:p>-0,044</text:p>
          </table:table-cell>
          <table:table-cell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AH185]+[.AI185]+[.AJ185]+[.AK185]+[.AL185]+[.AM185])*3" office:value-type="float" office:value="1.53" calcext:value-type="float">
            <text:p>1,53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86]*2" office:value-type="float" office:value="0.18" calcext:value-type="float">
            <text:p>0,180</text:p>
          </table:table-cell>
          <table:table-cell table:formula="of:=([.E186]+[.G186])*(-1)" office:value-type="float" office:value="-0.008" calcext:value-type="float">
            <text:p>-0,008</text:p>
          </table:table-cell>
          <table:table-cell table:formula="of:=[.F186]/2/45" office:value-type="float" office:value="0.008" calcext:value-type="float">
            <text:p>0,008</text:p>
          </table:table-cell>
          <table:table-cell table:formula="of:=[.M186]*[.N180]" office:value-type="float" office:value="0.72" calcext:value-type="float">
            <text:p>0,720</text:p>
          </table:table-cell>
          <table:table-cell table:formula="of:=[.H186]/45" office:value-type="float" office:value="0" calcext:value-type="float">
            <text:p>0,000</text:p>
          </table:table-cell>
          <table:table-cell table:formula="of:=[.N186]*[.N180]+[.O186]*[.O180]+[.P186]*[.P180]+[.Q186]*[.Q180]+[.R186]*[.R180]+[.S186]*[.S180]+[.T186]*[.T180]" office:value-type="float" office:value="0" calcext:value-type="float">
            <text:p>0,000</text:p>
          </table:table-cell>
          <table:table-cell table:formula="of:=[.L186]/45" office:value-type="float" office:value="0.016" calcext:value-type="float">
            <text:p>0,016</text:p>
          </table:table-cell>
          <table:table-cell table:style-name="ce42" table:formula="of:=[.L186]/63*(-1)" office:value-type="float" office:value="-0.0114285714285714" calcext:value-type="float">
            <text:p>-0,011</text:p>
          </table:table-cell>
          <table:table-cell table:style-name="ce42" table:formula="of:=[.J186]*18" office:value-type="float" office:value="-0.205714285714286" calcext:value-type="float">
            <text:p>-0,206</text:p>
          </table:table-cell>
          <table:table-cell table:formula="of:=[.M186]*[.N180]+[.N186]*[.N180]+[.O186]*[.O180]+[.P186]*[.P180]+[.Q186]*[.Q180]+[.R186]*[.R180]+[.S186]*[.S180]+[.T186]*[.T180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U180]*[.U186])+([.V180]*[.V186])+([.W180]*[.W186])+([.X180]*[.X186])+([.Y180]*[.Y186])" office:value-type="float" office:value="0" calcext:value-type="float">
            <text:p>0,000</text:p>
          </table:table-cell>
          <table:table-cell table:formula="of:=[.Z186]/45*(-1)" office:value-type="float" office:value="-0" calcext:value-type="float">
            <text:p>0,000</text:p>
          </table:table-cell>
          <table:table-cell table:formula="of:=[.L186]-[.Z186]" office:value-type="float" office:value="0.72" calcext:value-type="float">
            <text:p>0,720</text:p>
          </table:table-cell>
          <table:table-cell table:formula="of:=[.AB186]-[.AN186]" office:value-type="float" office:value="0.45" calcext:value-type="float">
            <text:p>0,450</text:p>
          </table:table-cell>
          <table:table-cell table:formula="of:=[.AC186]/45*0.8*(-1)" office:value-type="float" office:value="-0.008" calcext:value-type="float">
            <text:p>-0,008</text:p>
          </table:table-cell>
          <table:table-cell table:formula="of:=[.AB186]/45*(-1)*0.8" office:value-type="float" office:value="-0.0128" calcext:value-type="float">
            <text:p>-0,013</text:p>
          </table:table-cell>
          <table:table-cell table:number-columns-repeated="2"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H186]+[.AI186]+[.AJ186]+[.AK186]+[.AL186]+[.AM186])*3" office:value-type="float" office:value="0.27" calcext:value-type="float">
            <text:p>0,27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87]*2" office:value-type="float" office:value="45" calcext:value-type="float">
            <text:p>45,000</text:p>
          </table:table-cell>
          <table:table-cell table:formula="of:=([.E187]+[.G187])*(-1)" office:value-type="float" office:value="-4.33333333333333" calcext:value-type="float">
            <text:p>-4,333</text:p>
          </table:table-cell>
          <table:table-cell table:formula="of:=[.F187]/2/45" office:value-type="float" office:value="2" calcext:value-type="float">
            <text:p>2,000</text:p>
          </table:table-cell>
          <table:table-cell table:formula="of:=[.M187]*[.N180]" office:value-type="float" office:value="180" calcext:value-type="float">
            <text:p>180,000</text:p>
          </table:table-cell>
          <table:table-cell table:formula="of:=[.H187]/45" office:value-type="float" office:value="2.33333333333333" calcext:value-type="float">
            <text:p>2,333</text:p>
          </table:table-cell>
          <table:table-cell table:formula="of:=[.N187]*[.N180]+[.O187]*[.O180]+[.P187]*[.P180]+[.Q187]*[.Q180]+[.R187]*[.R180]+[.S187]*[.S180]+[.T187]*[.T180]" office:value-type="float" office:value="105" calcext:value-type="float">
            <text:p>105,000</text:p>
          </table:table-cell>
          <table:table-cell table:formula="of:=[.L187]/45" office:value-type="float" office:value="6.33333333333333" calcext:value-type="float">
            <text:p>6,333</text:p>
          </table:table-cell>
          <table:table-cell table:style-name="ce42" table:formula="of:=[.L187]/63*(-1)" office:value-type="float" office:value="-4.52380952380952" calcext:value-type="float">
            <text:p>-4,524</text:p>
          </table:table-cell>
          <table:table-cell table:style-name="ce42" table:formula="of:=[.J187]*18" office:value-type="float" office:value="-81.4285714285714" calcext:value-type="float">
            <text:p>-81,429</text:p>
          </table:table-cell>
          <table:table-cell table:formula="of:=[.M187]*[.N180]+[.N187]*[.N180]+[.O187]*[.O180]+[.P187]*[.P180]+[.Q187]*[.Q180]+[.R187]*[.R180]+[.S187]*[.S180]+[.T187]*[.T180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U180]*[.U187])+([.V180]*[.V187])+([.W180]*[.W187])+([.X180]*[.X187])+([.Y180]*[.Y187])" office:value-type="float" office:value="0" calcext:value-type="float">
            <text:p>0,000</text:p>
          </table:table-cell>
          <table:table-cell table:formula="of:=[.Z187]/45*(-1)" office:value-type="float" office:value="-0" calcext:value-type="float">
            <text:p>0,000</text:p>
          </table:table-cell>
          <table:table-cell table:formula="of:=[.L187]-[.Z187]" office:value-type="float" office:value="285" calcext:value-type="float">
            <text:p>285,000</text:p>
          </table:table-cell>
          <table:table-cell table:formula="of:=[.AB187]-[.AN187]" office:value-type="float" office:value="195" calcext:value-type="float">
            <text:p>195,000</text:p>
          </table:table-cell>
          <table:table-cell table:formula="of:=[.AC187]/45*0.8*(-1)" office:value-type="float" office:value="-3.46666666666667" calcext:value-type="float">
            <text:p>-3,467</text:p>
          </table:table-cell>
          <table:table-cell table:formula="of:=[.AB187]/45*(-1)*0.8" office:value-type="float" office:value="-5.06666666666667" calcext:value-type="float">
            <text:p>-5,067</text:p>
          </table:table-cell>
          <table:table-cell table:formula="of:=[.AC187]/45*(-1)" office:value-type="float" office:value="-4.33333333333333" calcext:value-type="float">
            <text:p>-4,3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H187]+[.AI187]+[.AJ187]+[.AK187]+[.AL187]+[.AM187])*3" office:value-type="float" office:value="90" calcext:value-type="float">
            <text:p>90,0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P187]-[.C187]" office:value-type="float" office:value="205" calcext:value-type="float">
            <text:p>205,000</text:p>
          </table:table-cell>
          <table:table-cell table:formula="of:=[.AP187]-[.C187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P187]+[.C187]/2" office:value-type="float" office:value="272.5" calcext:value-type="float">
            <text:p>272,500</text:p>
          </table:table-cell>
          <table:table-cell table:formula="of:=[.AP187]+[.C187]" office:value-type="float" office:value="295" calcext:value-type="float">
            <text:p>295,000</text:p>
          </table:table-cell>
          <table:table-cell table:formula="of:=[.AP187]+[.C187]*1.5" office:value-type="float" office:value="317.5" calcext:value-type="float">
            <text:p>317,500</text:p>
          </table:table-cell>
          <table:table-cell table:formula="of:=[.AP187]+[.C187]*2" office:value-type="float" office:value="340" calcext:value-type="float">
            <text:p>340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188]*2" office:value-type="float" office:value="0" calcext:value-type="float">
            <text:p>0,000</text:p>
          </table:table-cell>
          <table:table-cell table:formula="of:=([.E188]+[.G188])*(-1)" office:value-type="float" office:value="-0" calcext:value-type="float">
            <text:p>0,000</text:p>
          </table:table-cell>
          <table:table-cell table:formula="of:=[.F188]/2/45" office:value-type="float" office:value="0" calcext:value-type="float">
            <text:p>0,000</text:p>
          </table:table-cell>
          <table:table-cell table:formula="of:=[.M188]*[.N180]" office:value-type="float" office:value="0" calcext:value-type="float">
            <text:p>0,000</text:p>
          </table:table-cell>
          <table:table-cell table:formula="of:=[.H188]/45" office:value-type="float" office:value="0" calcext:value-type="float">
            <text:p>0,000</text:p>
          </table:table-cell>
          <table:table-cell table:formula="of:=[.N188]*[.N180]+[.O188]*[.O180]+[.P188]*[.P180]+[.Q188]*[.Q180]+[.R188]*[.R180]+[.S188]*[.S180]+[.T188]*[.T180]" office:value-type="float" office:value="0" calcext:value-type="float">
            <text:p>0,000</text:p>
          </table:table-cell>
          <table:table-cell table:formula="of:=[.L188]/45" office:value-type="float" office:value="0" calcext:value-type="float">
            <text:p>0,000</text:p>
          </table:table-cell>
          <table:table-cell table:style-name="ce42" table:formula="of:=[.L188]/63*(-1)" office:value-type="float" office:value="-0" calcext:value-type="float">
            <text:p>0,000</text:p>
          </table:table-cell>
          <table:table-cell table:style-name="ce42" table:formula="of:=[.J188]*18" office:value-type="float" office:value="-0" calcext:value-type="float">
            <text:p>0,000</text:p>
          </table:table-cell>
          <table:table-cell table:formula="of:=[.M188]*[.N180]+[.N188]*[.N180]+[.O188]*[.O180]+[.P188]*[.P180]+[.Q188]*[.Q180]+[.R188]*[.R180]+[.S188]*[.S180]+[.T188]*[.T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80]*[.U188])+([.V180]*[.V188])+([.W180]*[.W188])+([.X180]*[.X188])+([.Y180]*[.Y188])" office:value-type="float" office:value="0" calcext:value-type="float">
            <text:p>0,000</text:p>
          </table:table-cell>
          <table:table-cell table:formula="of:=[.Z188]/45*(-1)" office:value-type="float" office:value="-0" calcext:value-type="float">
            <text:p>0,000</text:p>
          </table:table-cell>
          <table:table-cell table:formula="of:=[.L188]-[.Z188]" office:value-type="float" office:value="0" calcext:value-type="float">
            <text:p>0,000</text:p>
          </table:table-cell>
          <table:table-cell table:formula="of:=[.AB188]-[.AN188]" office:value-type="float" office:value="0" calcext:value-type="float">
            <text:p>0,000</text:p>
          </table:table-cell>
          <table:table-cell table:formula="of:=[.AC188]/45*0.8*(-1)" office:value-type="float" office:value="-0" calcext:value-type="float">
            <text:p>0,000</text:p>
          </table:table-cell>
          <table:table-cell table:formula="of:=[.AB188]/45*(-1)*0.8" office:value-type="float" office:value="-0" calcext:value-type="float">
            <text:p>0,000</text:p>
          </table:table-cell>
          <table:table-cell table:number-columns-repeated="8"/>
          <table:table-cell table:formula="of:=([.AH188]+[.AI188]+[.AJ188]+[.AK188]+[.AL188]+[.AM188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189]*2" office:value-type="float" office:value="1.08" calcext:value-type="float">
            <text:p>1,080</text:p>
          </table:table-cell>
          <table:table-cell table:formula="of:=([.E189]+[.G189])*(-1)" office:value-type="float" office:value="-0.424" calcext:value-type="float">
            <text:p>-0,424</text:p>
          </table:table-cell>
          <table:table-cell table:formula="of:=[.F189]/2/45" office:value-type="float" office:value="0.048" calcext:value-type="float">
            <text:p>0,048</text:p>
          </table:table-cell>
          <table:table-cell table:formula="of:=[.M189]*[.N180]" office:value-type="float" office:value="4.32" calcext:value-type="float">
            <text:p>4,320</text:p>
          </table:table-cell>
          <table:table-cell table:formula="of:=[.H189]/45" office:value-type="float" office:value="0.376" calcext:value-type="float">
            <text:p>0,376</text:p>
          </table:table-cell>
          <table:table-cell table:formula="of:=[.N189]*[.N180]+[.O189]*[.O180]+[.P189]*[.P180]+[.Q189]*[.Q180]+[.R189]*[.R180]+[.S189]*[.S180]+[.T189]*[.T180]" office:value-type="float" office:value="16.92" calcext:value-type="float">
            <text:p>16,920</text:p>
          </table:table-cell>
          <table:table-cell table:formula="of:=[.L189]/45" office:value-type="float" office:value="0.472" calcext:value-type="float">
            <text:p>0,472</text:p>
          </table:table-cell>
          <table:table-cell table:style-name="ce42" table:formula="of:=[.L189]/63*(-1)" office:value-type="float" office:value="-0.337142857142857" calcext:value-type="float">
            <text:p>-0,337</text:p>
          </table:table-cell>
          <table:table-cell table:style-name="ce42" table:formula="of:=[.J189]*18" office:value-type="float" office:value="-6.06857142857143" calcext:value-type="float">
            <text:p>-6,069</text:p>
          </table:table-cell>
          <table:table-cell table:formula="of:=[.M189]*[.N180]+[.N189]*[.N180]+[.O189]*[.O180]+[.P189]*[.P180]+[.Q189]*[.Q180]+[.R189]*[.R180]+[.S189]*[.S180]+[.T189]*[.T180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U180]*[.U189])+([.V180]*[.V189])+([.W180]*[.W189])+([.X180]*[.X189])+([.Y180]*[.Y189])" office:value-type="float" office:value="13.92" calcext:value-type="float">
            <text:p>13,920</text:p>
          </table:table-cell>
          <table:table-cell table:formula="of:=[.Z189]/45*(-1)" office:value-type="float" office:value="-0.309333333333333" calcext:value-type="float">
            <text:p>-0,309</text:p>
          </table:table-cell>
          <table:table-cell table:formula="of:=[.L189]-[.Z189]" office:value-type="float" office:value="7.32" calcext:value-type="float">
            <text:p>7,320</text:p>
          </table:table-cell>
          <table:table-cell table:formula="of:=[.AB189]-[.AN189]" office:value-type="float" office:value="5.7" calcext:value-type="float">
            <text:p>5,700</text:p>
          </table:table-cell>
          <table:table-cell table:formula="of:=[.AC189]/45*0.8*(-1)" office:value-type="float" office:value="-0.101333333333333" calcext:value-type="float">
            <text:p>-0,101</text:p>
          </table:table-cell>
          <table:table-cell table:formula="of:=[.AB189]/45*(-1)*0.8" office:value-type="float" office:value="-0.130133333333333" calcext:value-type="float">
            <text:p>-0,130</text:p>
          </table:table-cell>
          <table:table-cell table:number-columns-repeated="2"/>
          <table:table-cell office:value-type="float" office:value="0.54" calcext:value-type="float">
            <text:p>0,540</text:p>
          </table:table-cell>
          <table:table-cell table:number-columns-repeated="5"/>
          <table:table-cell table:formula="of:=([.AH189]+[.AI189]+[.AJ189]+[.AK189]+[.AL189]+[.AM189])*3" office:value-type="float" office:value="1.62" calcext:value-type="float">
            <text:p>1,62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193]*2" office:value-type="float" office:value="0" calcext:value-type="float">
            <text:p>0,000</text:p>
          </table:table-cell>
          <table:table-cell table:formula="of:=([.E193]+[.G193])*(-1)" office:value-type="float" office:value="-0" calcext:value-type="float">
            <text:p>0,000</text:p>
          </table:table-cell>
          <table:table-cell table:formula="of:=[.F193]/2/45" office:value-type="float" office:value="0" calcext:value-type="float">
            <text:p>0,000</text:p>
          </table:table-cell>
          <table:table-cell table:formula="of:=[.M193]*[.N192]" office:value-type="float" office:value="0" calcext:value-type="float">
            <text:p>0,000</text:p>
          </table:table-cell>
          <table:table-cell table:formula="of:=[.H193]/45" office:value-type="float" office:value="0" calcext:value-type="float">
            <text:p>0,000</text:p>
          </table:table-cell>
          <table:table-cell table:formula="of:=[.N193]*[.N192]+[.O193]*[.O192]+[.P193]*[.P192]+[.Q193]*[.Q192]+[.R193]*[.R192]+[.S193]*[.S192]+[.T193]*[.T192]" office:value-type="float" office:value="0" calcext:value-type="float">
            <text:p>0,000</text:p>
          </table:table-cell>
          <table:table-cell table:formula="of:=[.L193]/45" office:value-type="float" office:value="0" calcext:value-type="float">
            <text:p>0,000</text:p>
          </table:table-cell>
          <table:table-cell table:style-name="ce42" table:formula="of:=[.L193]/63*(-1)" office:value-type="float" office:value="-0" calcext:value-type="float">
            <text:p>0,000</text:p>
          </table:table-cell>
          <table:table-cell table:style-name="ce42" table:formula="of:=[.J193]*18" office:value-type="float" office:value="-0" calcext:value-type="float">
            <text:p>0,000</text:p>
          </table:table-cell>
          <table:table-cell table:formula="of:=[.M193]*[.N192]+[.N193]*[.N192]+[.O193]*[.O192]+[.P193]*[.P192]+[.Q193]*[.Q192]+[.R193]*[.R192]+[.S193]*[.S192]+[.T193]*[.T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192]*[.U193])+([.V192]*[.V193])+([.W192]*[.W193])+([.X192]*[.X193])+([.Y192]*[.Y193])" office:value-type="float" office:value="0" calcext:value-type="float">
            <text:p>0,000</text:p>
          </table:table-cell>
          <table:table-cell table:formula="of:=[.Z193]/45*(-1)" office:value-type="float" office:value="-0" calcext:value-type="float">
            <text:p>0,000</text:p>
          </table:table-cell>
          <table:table-cell table:formula="of:=[.L193]-[.Z193]" office:value-type="float" office:value="0" calcext:value-type="float">
            <text:p>0,000</text:p>
          </table:table-cell>
          <table:table-cell table:formula="of:=[.AB193]-[.AN193]" office:value-type="float" office:value="0" calcext:value-type="float">
            <text:p>0,000</text:p>
          </table:table-cell>
          <table:table-cell table:formula="of:=[.AC193]/45*0.8*(-1)" office:value-type="float" office:value="-0" calcext:value-type="float">
            <text:p>0,000</text:p>
          </table:table-cell>
          <table:table-cell table:formula="of:=[.AB193]/45*(-1)*0.8" office:value-type="float" office:value="-0" calcext:value-type="float">
            <text:p>0,000</text:p>
          </table:table-cell>
          <table:table-cell table:number-columns-repeated="8"/>
          <table:table-cell table:formula="of:=([.AH193]+[.AI193]+[.AJ193]+[.AK193]+[.AL193]+[.AM193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194]*2" office:value-type="float" office:value="5.4" calcext:value-type="float">
            <text:p>5,400</text:p>
          </table:table-cell>
          <table:table-cell table:formula="of:=([.E194]+[.G194])*(-1)" office:value-type="float" office:value="-1.6" calcext:value-type="float">
            <text:p>-1,600</text:p>
          </table:table-cell>
          <table:table-cell table:formula="of:=[.F194]/2/45" office:value-type="float" office:value="0.24" calcext:value-type="float">
            <text:p>0,240</text:p>
          </table:table-cell>
          <table:table-cell table:formula="of:=[.M194]*[.N192]" office:value-type="float" office:value="21.6" calcext:value-type="float">
            <text:p>21,600</text:p>
          </table:table-cell>
          <table:table-cell table:formula="of:=[.H194]/45" office:value-type="float" office:value="1.36" calcext:value-type="float">
            <text:p>1,360</text:p>
          </table:table-cell>
          <table:table-cell table:formula="of:=[.N194]*[.N192]+[.O194]*[.O192]+[.P194]*[.P192]+[.Q194]*[.Q192]+[.R194]*[.R192]+[.S194]*[.S192]+[.T194]*[.T192]" office:value-type="float" office:value="61.2" calcext:value-type="float">
            <text:p>61,200</text:p>
          </table:table-cell>
          <table:table-cell table:formula="of:=[.L194]/45" office:value-type="float" office:value="1.84" calcext:value-type="float">
            <text:p>1,840</text:p>
          </table:table-cell>
          <table:table-cell table:style-name="ce42" table:formula="of:=[.L194]/63*(-1)" office:value-type="float" office:value="-1.31428571428571" calcext:value-type="float">
            <text:p>-1,314</text:p>
          </table:table-cell>
          <table:table-cell table:style-name="ce42" table:formula="of:=[.J194]*18" office:value-type="float" office:value="-23.6571428571429" calcext:value-type="float">
            <text:p>-23,657</text:p>
          </table:table-cell>
          <table:table-cell table:formula="of:=[.M194]*[.N192]+[.N194]*[.N192]+[.O194]*[.O192]+[.P194]*[.P192]+[.Q194]*[.Q192]+[.R194]*[.R192]+[.S194]*[.S192]+[.T194]*[.T192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U192]*[.U194])+([.V192]*[.V194])+([.W192]*[.W194])+([.X192]*[.X194])+([.Y192]*[.Y194])" office:value-type="float" office:value="0" calcext:value-type="float">
            <text:p>0,000</text:p>
          </table:table-cell>
          <table:table-cell table:formula="of:=[.Z194]/45*(-1)" office:value-type="float" office:value="-0" calcext:value-type="float">
            <text:p>0,000</text:p>
          </table:table-cell>
          <table:table-cell table:formula="of:=[.L194]-[.Z194]" office:value-type="float" office:value="82.8" calcext:value-type="float">
            <text:p>82,800</text:p>
          </table:table-cell>
          <table:table-cell table:formula="of:=[.AB194]-[.AN194]" office:value-type="float" office:value="51.75" calcext:value-type="float">
            <text:p>51,750</text:p>
          </table:table-cell>
          <table:table-cell table:formula="of:=[.AC194]/45*0.8*(-1)" office:value-type="float" office:value="-0.92" calcext:value-type="float">
            <text:p>-0,920</text:p>
          </table:table-cell>
          <table:table-cell table:formula="of:=[.AB194]/45*(-1)*0.8" office:value-type="float" office:value="-1.472" calcext:value-type="float">
            <text:p>-1,472</text:p>
          </table:table-cell>
          <table:table-cell table:formula="of:=[.AC194]/45*(-1)" office:value-type="float" office:value="-1.15" calcext:value-type="float">
            <text:p>-1,150</text:p>
          </table:table-cell>
          <table:table-cell/>
          <table:table-cell office:value-type="float" office:value="2.7" calcext:value-type="float">
            <text:p>2,700</text:p>
          </table:table-cell>
          <table:table-cell office:value-type="float" office:value="1.5" calcext:value-type="float">
            <text:p>1,500</text:p>
          </table:table-cell>
          <table:table-cell office:value-type="float" office:value="1.95" calcext:value-type="float">
            <text:p>1,950</text:p>
          </table:table-cell>
          <table:table-cell office:value-type="float" office:value="1.5" calcext:value-type="float">
            <text:p>1,500</text:p>
          </table:table-cell>
          <table:table-cell office:value-type="float" office:value="0.9" calcext:value-type="float">
            <text:p>0,900</text:p>
          </table:table-cell>
          <table:table-cell office:value-type="float" office:value="1.8" calcext:value-type="float">
            <text:p>1,800</text:p>
          </table:table-cell>
          <table:table-cell table:formula="of:=([.AH194]+[.AI194]+[.AJ194]+[.AK194]+[.AL194]+[.AM194])*3" office:value-type="float" office:value="31.05" calcext:value-type="float">
            <text:p>31,05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195]*2" office:value-type="float" office:value="0" calcext:value-type="float">
            <text:p>0,000</text:p>
          </table:table-cell>
          <table:table-cell table:formula="of:=([.E195]+[.G195])*(-1)" office:value-type="float" office:value="-0" calcext:value-type="float">
            <text:p>0,000</text:p>
          </table:table-cell>
          <table:table-cell table:formula="of:=[.F195]/2/45" office:value-type="float" office:value="0" calcext:value-type="float">
            <text:p>0,000</text:p>
          </table:table-cell>
          <table:table-cell table:formula="of:=[.M195]*[.N192]" office:value-type="float" office:value="0" calcext:value-type="float">
            <text:p>0,000</text:p>
          </table:table-cell>
          <table:table-cell table:formula="of:=[.H195]/45" office:value-type="float" office:value="0" calcext:value-type="float">
            <text:p>0,000</text:p>
          </table:table-cell>
          <table:table-cell table:formula="of:=[.N195]*[.N192]+[.O195]*[.O192]+[.P195]*[.P192]+[.Q195]*[.Q192]+[.R195]*[.R192]+[.S195]*[.S192]+[.T195]*[.T192]" office:value-type="float" office:value="0" calcext:value-type="float">
            <text:p>0,000</text:p>
          </table:table-cell>
          <table:table-cell table:formula="of:=[.L195]/45" office:value-type="float" office:value="0" calcext:value-type="float">
            <text:p>0,000</text:p>
          </table:table-cell>
          <table:table-cell table:style-name="ce42" table:formula="of:=[.L195]/63*(-1)" office:value-type="float" office:value="-0" calcext:value-type="float">
            <text:p>0,000</text:p>
          </table:table-cell>
          <table:table-cell table:style-name="ce42" table:formula="of:=[.J195]*18" office:value-type="float" office:value="-0" calcext:value-type="float">
            <text:p>0,000</text:p>
          </table:table-cell>
          <table:table-cell table:formula="of:=[.M195]*[.N192]+[.N195]*[.N192]+[.O195]*[.O192]+[.P195]*[.P192]+[.Q195]*[.Q192]+[.R195]*[.R192]+[.S195]*[.S192]+[.T195]*[.T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92]*[.U195])+([.V192]*[.V195])+([.W192]*[.W195])+([.X192]*[.X195])+([.Y192]*[.Y195])" office:value-type="float" office:value="0" calcext:value-type="float">
            <text:p>0,000</text:p>
          </table:table-cell>
          <table:table-cell table:formula="of:=[.Z195]/45*(-1)" office:value-type="float" office:value="-0" calcext:value-type="float">
            <text:p>0,000</text:p>
          </table:table-cell>
          <table:table-cell table:formula="of:=[.L195]-[.Z195]" office:value-type="float" office:value="0" calcext:value-type="float">
            <text:p>0,000</text:p>
          </table:table-cell>
          <table:table-cell table:formula="of:=[.AB195]-[.AN195]" office:value-type="float" office:value="0" calcext:value-type="float">
            <text:p>0,000</text:p>
          </table:table-cell>
          <table:table-cell table:formula="of:=[.AC195]/45*0.8*(-1)" office:value-type="float" office:value="-0" calcext:value-type="float">
            <text:p>0,000</text:p>
          </table:table-cell>
          <table:table-cell table:formula="of:=[.AB195]/45*(-1)*0.8" office:value-type="float" office:value="-0" calcext:value-type="float">
            <text:p>0,000</text:p>
          </table:table-cell>
          <table:table-cell table:number-columns-repeated="8"/>
          <table:table-cell table:formula="of:=([.AH195]+[.AI195]+[.AJ195]+[.AK195]+[.AL195]+[.AM195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196]*2" office:value-type="float" office:value="6.3" calcext:value-type="float">
            <text:p>6,300</text:p>
          </table:table-cell>
          <table:table-cell table:formula="of:=([.E196]+[.G196])*(-1)" office:value-type="float" office:value="-1.49333333333333" calcext:value-type="float">
            <text:p>-1,493</text:p>
          </table:table-cell>
          <table:table-cell table:formula="of:=[.F196]/2/45" office:value-type="float" office:value="0.28" calcext:value-type="float">
            <text:p>0,280</text:p>
          </table:table-cell>
          <table:table-cell table:formula="of:=[.M196]*[.N192]" office:value-type="float" office:value="25.2" calcext:value-type="float">
            <text:p>25,200</text:p>
          </table:table-cell>
          <table:table-cell table:formula="of:=[.H196]/45" office:value-type="float" office:value="1.21333333333333" calcext:value-type="float">
            <text:p>1,213</text:p>
          </table:table-cell>
          <table:table-cell table:formula="of:=[.N196]*[.N192]+[.O196]*[.O192]+[.P196]*[.P192]+[.Q196]*[.Q192]+[.R196]*[.R192]+[.S196]*[.S192]+[.T196]*[.T192]" office:value-type="float" office:value="54.6" calcext:value-type="float">
            <text:p>54,600</text:p>
          </table:table-cell>
          <table:table-cell table:formula="of:=[.L196]/45" office:value-type="float" office:value="1.77333333333333" calcext:value-type="float">
            <text:p>1,773</text:p>
          </table:table-cell>
          <table:table-cell table:style-name="ce42" table:formula="of:=[.L196]/63*(-1)" office:value-type="float" office:value="-1.26666666666667" calcext:value-type="float">
            <text:p>-1,267</text:p>
          </table:table-cell>
          <table:table-cell table:style-name="ce42" table:formula="of:=[.J196]*18" office:value-type="float" office:value="-22.8" calcext:value-type="float">
            <text:p>-22,800</text:p>
          </table:table-cell>
          <table:table-cell table:formula="of:=[.M196]*[.N192]+[.N196]*[.N192]+[.O196]*[.O192]+[.P196]*[.P192]+[.Q196]*[.Q192]+[.R196]*[.R192]+[.S196]*[.S192]+[.T196]*[.T192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U192]*[.U196])+([.V192]*[.V196])+([.W192]*[.W196])+([.X192]*[.X196])+([.Y192]*[.Y196])" office:value-type="float" office:value="0" calcext:value-type="float">
            <text:p>0,000</text:p>
          </table:table-cell>
          <table:table-cell table:formula="of:=[.Z196]/45*(-1)" office:value-type="float" office:value="-0" calcext:value-type="float">
            <text:p>0,000</text:p>
          </table:table-cell>
          <table:table-cell table:formula="of:=[.L196]-[.Z196]" office:value-type="float" office:value="79.8" calcext:value-type="float">
            <text:p>79,800</text:p>
          </table:table-cell>
          <table:table-cell table:formula="of:=[.AB196]-[.AN196]" office:value-type="float" office:value="49.875" calcext:value-type="float">
            <text:p>49,875</text:p>
          </table:table-cell>
          <table:table-cell table:formula="of:=[.AC196]/45*0.8*(-1)" office:value-type="float" office:value="-0.886666666666667" calcext:value-type="float">
            <text:p>-0,887</text:p>
          </table:table-cell>
          <table:table-cell table:formula="of:=[.AB196]/45*(-1)*0.8" office:value-type="float" office:value="-1.41866666666667" calcext:value-type="float">
            <text:p>-1,419</text:p>
          </table:table-cell>
          <table:table-cell table:number-columns-repeated="2"/>
          <table:table-cell office:value-type="float" office:value="3.15" calcext:value-type="float">
            <text:p>3,150</text:p>
          </table:table-cell>
          <table:table-cell office:value-type="float" office:value="1.75" calcext:value-type="float">
            <text:p>1,750</text:p>
          </table:table-cell>
          <table:table-cell office:value-type="float" office:value="2.275" calcext:value-type="float">
            <text:p>2,275</text:p>
          </table:table-cell>
          <table:table-cell office:value-type="float" office:value="1.75" calcext:value-type="float">
            <text:p>1,750</text:p>
          </table:table-cell>
          <table:table-cell office:value-type="float" office:value="1.05" calcext:value-type="float">
            <text:p>1,050</text:p>
          </table:table-cell>
          <table:table-cell/>
          <table:table-cell table:formula="of:=([.AH196]+[.AI196]+[.AJ196]+[.AK196]+[.AL196]+[.AM196])*3" office:value-type="float" office:value="29.925" calcext:value-type="float">
            <text:p>29,925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197]*2" office:value-type="float" office:value="0.54" calcext:value-type="float">
            <text:p>0,540</text:p>
          </table:table-cell>
          <table:table-cell table:style-name="ce32" table:formula="of:=([.E197]+[.G197])*(-1)" office:value-type="float" office:value="-0.0966666666666667" calcext:value-type="float">
            <text:p>-0,097</text:p>
          </table:table-cell>
          <table:table-cell table:style-name="ce32" table:formula="of:=[.F197]/45" office:value-type="float" office:value="0.048" calcext:value-type="float">
            <text:p>0,048</text:p>
          </table:table-cell>
          <table:table-cell table:style-name="ce32" table:formula="of:=[.M197]*[.N192]" office:value-type="float" office:value="2.16" calcext:value-type="float">
            <text:p>2,160</text:p>
          </table:table-cell>
          <table:table-cell table:style-name="ce32" table:formula="of:=[.H197]/45" office:value-type="float" office:value="0.0486666666666667" calcext:value-type="float">
            <text:p>0,049</text:p>
          </table:table-cell>
          <table:table-cell table:style-name="ce32" table:formula="of:=[.N197]*[.N192]+[.O197]*[.O192]+[.P197]*[.P192]+[.Q197]*[.Q192]+[.R197]*[.R192]+[.S197]*[.S192]+[.T197]*[.T192]" office:value-type="float" office:value="2.19" calcext:value-type="float">
            <text:p>2,190</text:p>
          </table:table-cell>
          <table:table-cell table:style-name="ce32" table:formula="of:=[.L197]/45" office:value-type="float" office:value="0.0966666666666667" calcext:value-type="float">
            <text:p>0,097</text:p>
          </table:table-cell>
          <table:table-cell table:style-name="ce42" table:formula="of:=[.L197]/63*(-1)" office:value-type="float" office:value="-0.069047619047619" calcext:value-type="float">
            <text:p>-0,069</text:p>
          </table:table-cell>
          <table:table-cell table:style-name="ce42" table:formula="of:=[.J197]*18" office:value-type="float" office:value="-1.24285714285714" calcext:value-type="float">
            <text:p>-1,243</text:p>
          </table:table-cell>
          <table:table-cell table:formula="of:=[.M197]*[.N192]+[.N197]*[.N192]+[.O197]*[.O192]+[.P197]*[.P192]+[.Q197]*[.Q192]+[.R197]*[.R192]+[.S197]*[.S192]+[.T197]*[.T192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U192]*[.U197])+([.V192]*[.V197])+([.W192]*[.W197])+([.X192]*[.X197])+([.Y192]*[.Y197])" office:value-type="float" office:value="0.84" calcext:value-type="float">
            <text:p>0,840</text:p>
          </table:table-cell>
          <table:table-cell table:formula="of:=[.Z197]/45*(-1)" office:value-type="float" office:value="-0.0186666666666667" calcext:value-type="float">
            <text:p>-0,019</text:p>
          </table:table-cell>
          <table:table-cell table:formula="of:=[.L197]-[.Z197]" office:value-type="float" office:value="3.51" calcext:value-type="float">
            <text:p>3,510</text:p>
          </table:table-cell>
          <table:table-cell table:formula="of:=[.AB197]-[.AN197]" office:value-type="float" office:value="1.98" calcext:value-type="float">
            <text:p>1,980</text:p>
          </table:table-cell>
          <table:table-cell table:formula="of:=[.AC197]/45*0.8*(-1)" office:value-type="float" office:value="-0.0352" calcext:value-type="float">
            <text:p>-0,035</text:p>
          </table:table-cell>
          <table:table-cell table:formula="of:=[.AB197]/45*(-1)*0.8" office:value-type="float" office:value="-0.0624" calcext:value-type="float">
            <text:p>-0,062</text:p>
          </table:table-cell>
          <table:table-cell table:formula="of:=[.AC197]/45*(-1)" office:value-type="float" office:value="-0.044" calcext:value-type="float">
            <text:p>-0,044</text:p>
          </table:table-cell>
          <table:table-cell/>
          <table:table-cell office:value-type="float" office:value="0.27" calcext:value-type="float">
            <text:p>0,270</text:p>
          </table:table-cell>
          <table:table-cell office:value-type="float" office:value="0.15" calcext:value-type="float">
            <text:p>0,150</text:p>
          </table:table-cell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AH197]+[.AI197]+[.AJ197]+[.AK197]+[.AL197]+[.AM197])*3" office:value-type="float" office:value="1.53" calcext:value-type="float">
            <text:p>1,53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198]*2" office:value-type="float" office:value="0.18" calcext:value-type="float">
            <text:p>0,180</text:p>
          </table:table-cell>
          <table:table-cell table:formula="of:=([.E198]+[.G198])*(-1)" office:value-type="float" office:value="-0.008" calcext:value-type="float">
            <text:p>-0,008</text:p>
          </table:table-cell>
          <table:table-cell table:formula="of:=[.F198]/2/45" office:value-type="float" office:value="0.008" calcext:value-type="float">
            <text:p>0,008</text:p>
          </table:table-cell>
          <table:table-cell table:formula="of:=[.M198]*[.N192]" office:value-type="float" office:value="0.72" calcext:value-type="float">
            <text:p>0,720</text:p>
          </table:table-cell>
          <table:table-cell table:formula="of:=[.H198]/45" office:value-type="float" office:value="0" calcext:value-type="float">
            <text:p>0,000</text:p>
          </table:table-cell>
          <table:table-cell table:formula="of:=[.N198]*[.N192]+[.O198]*[.O192]+[.P198]*[.P192]+[.Q198]*[.Q192]+[.R198]*[.R192]+[.S198]*[.S192]+[.T198]*[.T192]" office:value-type="float" office:value="0" calcext:value-type="float">
            <text:p>0,000</text:p>
          </table:table-cell>
          <table:table-cell table:formula="of:=[.L198]/45" office:value-type="float" office:value="0.016" calcext:value-type="float">
            <text:p>0,016</text:p>
          </table:table-cell>
          <table:table-cell table:style-name="ce42" table:formula="of:=[.L198]/63*(-1)" office:value-type="float" office:value="-0.0114285714285714" calcext:value-type="float">
            <text:p>-0,011</text:p>
          </table:table-cell>
          <table:table-cell table:style-name="ce42" table:formula="of:=[.J198]*18" office:value-type="float" office:value="-0.205714285714286" calcext:value-type="float">
            <text:p>-0,206</text:p>
          </table:table-cell>
          <table:table-cell table:formula="of:=[.M198]*[.N192]+[.N198]*[.N192]+[.O198]*[.O192]+[.P198]*[.P192]+[.Q198]*[.Q192]+[.R198]*[.R192]+[.S198]*[.S192]+[.T198]*[.T192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U192]*[.U198])+([.V192]*[.V198])+([.W192]*[.W198])+([.X192]*[.X198])+([.Y192]*[.Y198])" office:value-type="float" office:value="0" calcext:value-type="float">
            <text:p>0,000</text:p>
          </table:table-cell>
          <table:table-cell table:formula="of:=[.Z198]/45*(-1)" office:value-type="float" office:value="-0" calcext:value-type="float">
            <text:p>0,000</text:p>
          </table:table-cell>
          <table:table-cell table:formula="of:=[.L198]-[.Z198]" office:value-type="float" office:value="0.72" calcext:value-type="float">
            <text:p>0,720</text:p>
          </table:table-cell>
          <table:table-cell table:formula="of:=[.AB198]-[.AN198]" office:value-type="float" office:value="0.45" calcext:value-type="float">
            <text:p>0,450</text:p>
          </table:table-cell>
          <table:table-cell table:formula="of:=[.AC198]/45*0.8*(-1)" office:value-type="float" office:value="-0.008" calcext:value-type="float">
            <text:p>-0,008</text:p>
          </table:table-cell>
          <table:table-cell table:formula="of:=[.AB198]/45*(-1)*0.8" office:value-type="float" office:value="-0.0128" calcext:value-type="float">
            <text:p>-0,013</text:p>
          </table:table-cell>
          <table:table-cell table:number-columns-repeated="2"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H198]+[.AI198]+[.AJ198]+[.AK198]+[.AL198]+[.AM198])*3" office:value-type="float" office:value="0.27" calcext:value-type="float">
            <text:p>0,27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199]*2" office:value-type="float" office:value="45" calcext:value-type="float">
            <text:p>45,000</text:p>
          </table:table-cell>
          <table:table-cell table:formula="of:=([.E199]+[.G199])*(-1)" office:value-type="float" office:value="-4.33333333333333" calcext:value-type="float">
            <text:p>-4,333</text:p>
          </table:table-cell>
          <table:table-cell table:formula="of:=[.F199]/2/45" office:value-type="float" office:value="2" calcext:value-type="float">
            <text:p>2,000</text:p>
          </table:table-cell>
          <table:table-cell table:formula="of:=[.M199]*[.N192]" office:value-type="float" office:value="180" calcext:value-type="float">
            <text:p>180,000</text:p>
          </table:table-cell>
          <table:table-cell table:formula="of:=[.H199]/45" office:value-type="float" office:value="2.33333333333333" calcext:value-type="float">
            <text:p>2,333</text:p>
          </table:table-cell>
          <table:table-cell table:formula="of:=[.N199]*[.N192]+[.O199]*[.O192]+[.P199]*[.P192]+[.Q199]*[.Q192]+[.R199]*[.R192]+[.S199]*[.S192]+[.T199]*[.T192]" office:value-type="float" office:value="105" calcext:value-type="float">
            <text:p>105,000</text:p>
          </table:table-cell>
          <table:table-cell table:formula="of:=[.L199]/45" office:value-type="float" office:value="6.33333333333333" calcext:value-type="float">
            <text:p>6,333</text:p>
          </table:table-cell>
          <table:table-cell table:style-name="ce42" table:formula="of:=[.L199]/63*(-1)" office:value-type="float" office:value="-4.52380952380952" calcext:value-type="float">
            <text:p>-4,524</text:p>
          </table:table-cell>
          <table:table-cell table:style-name="ce42" table:formula="of:=[.J199]*18" office:value-type="float" office:value="-81.4285714285714" calcext:value-type="float">
            <text:p>-81,429</text:p>
          </table:table-cell>
          <table:table-cell table:formula="of:=[.M199]*[.N192]+[.N199]*[.N192]+[.O199]*[.O192]+[.P199]*[.P192]+[.Q199]*[.Q192]+[.R199]*[.R192]+[.S199]*[.S192]+[.T199]*[.T192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U192]*[.U199])+([.V192]*[.V199])+([.W192]*[.W199])+([.X192]*[.X199])+([.Y192]*[.Y199])" office:value-type="float" office:value="0" calcext:value-type="float">
            <text:p>0,000</text:p>
          </table:table-cell>
          <table:table-cell table:formula="of:=[.Z199]/45*(-1)" office:value-type="float" office:value="-0" calcext:value-type="float">
            <text:p>0,000</text:p>
          </table:table-cell>
          <table:table-cell table:formula="of:=[.L199]-[.Z199]" office:value-type="float" office:value="285" calcext:value-type="float">
            <text:p>285,000</text:p>
          </table:table-cell>
          <table:table-cell table:formula="of:=[.AB199]-[.AN199]" office:value-type="float" office:value="195" calcext:value-type="float">
            <text:p>195,000</text:p>
          </table:table-cell>
          <table:table-cell table:formula="of:=[.AC199]/45*0.8*(-1)" office:value-type="float" office:value="-3.46666666666667" calcext:value-type="float">
            <text:p>-3,467</text:p>
          </table:table-cell>
          <table:table-cell table:formula="of:=[.AB199]/45*(-1)*0.8" office:value-type="float" office:value="-5.06666666666667" calcext:value-type="float">
            <text:p>-5,067</text:p>
          </table:table-cell>
          <table:table-cell table:formula="of:=[.AC199]/45*(-1)" office:value-type="float" office:value="-4.33333333333333" calcext:value-type="float">
            <text:p>-4,333</text:p>
          </table:table-cell>
          <table:table-cell/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table:formula="of:=([.AH199]+[.AI199]+[.AJ199]+[.AK199]+[.AL199]+[.AM199])*3" office:value-type="float" office:value="90" calcext:value-type="float">
            <text:p>90,000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P199]-[.C199]" office:value-type="float" office:value="205" calcext:value-type="float">
            <text:p>205,000</text:p>
          </table:table-cell>
          <table:table-cell table:formula="of:=[.AP199]-[.C199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P199]+[.C199]/2" office:value-type="float" office:value="272.5" calcext:value-type="float">
            <text:p>272,500</text:p>
          </table:table-cell>
          <table:table-cell table:formula="of:=[.AP199]+[.C199]" office:value-type="float" office:value="295" calcext:value-type="float">
            <text:p>295,000</text:p>
          </table:table-cell>
          <table:table-cell table:formula="of:=[.AP199]+[.C199]*1.5" office:value-type="float" office:value="317.5" calcext:value-type="float">
            <text:p>317,500</text:p>
          </table:table-cell>
          <table:table-cell table:formula="of:=[.AP199]+[.C199]*2" office:value-type="float" office:value="340" calcext:value-type="float">
            <text:p>340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00]*2" office:value-type="float" office:value="0" calcext:value-type="float">
            <text:p>0,000</text:p>
          </table:table-cell>
          <table:table-cell table:formula="of:=([.E200]+[.G200])*(-1)" office:value-type="float" office:value="-0" calcext:value-type="float">
            <text:p>0,000</text:p>
          </table:table-cell>
          <table:table-cell table:formula="of:=[.F200]/2/45" office:value-type="float" office:value="0" calcext:value-type="float">
            <text:p>0,000</text:p>
          </table:table-cell>
          <table:table-cell table:formula="of:=[.M200]*[.N192]" office:value-type="float" office:value="0" calcext:value-type="float">
            <text:p>0,000</text:p>
          </table:table-cell>
          <table:table-cell table:formula="of:=[.H200]/45" office:value-type="float" office:value="0" calcext:value-type="float">
            <text:p>0,000</text:p>
          </table:table-cell>
          <table:table-cell table:formula="of:=[.N200]*[.N192]+[.O200]*[.O192]+[.P200]*[.P192]+[.Q200]*[.Q192]+[.R200]*[.R192]+[.S200]*[.S192]+[.T200]*[.T192]" office:value-type="float" office:value="0" calcext:value-type="float">
            <text:p>0,000</text:p>
          </table:table-cell>
          <table:table-cell table:formula="of:=[.L200]/45" office:value-type="float" office:value="0" calcext:value-type="float">
            <text:p>0,000</text:p>
          </table:table-cell>
          <table:table-cell table:style-name="ce42" table:formula="of:=[.L200]/63*(-1)" office:value-type="float" office:value="-0" calcext:value-type="float">
            <text:p>0,000</text:p>
          </table:table-cell>
          <table:table-cell table:style-name="ce42" table:formula="of:=[.J200]*18" office:value-type="float" office:value="-0" calcext:value-type="float">
            <text:p>0,000</text:p>
          </table:table-cell>
          <table:table-cell table:formula="of:=[.M200]*[.N192]+[.N200]*[.N192]+[.O200]*[.O192]+[.P200]*[.P192]+[.Q200]*[.Q192]+[.R200]*[.R192]+[.S200]*[.S192]+[.T200]*[.T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192]*[.U200])+([.V192]*[.V200])+([.W192]*[.W200])+([.X192]*[.X200])+([.Y192]*[.Y200])" office:value-type="float" office:value="0" calcext:value-type="float">
            <text:p>0,000</text:p>
          </table:table-cell>
          <table:table-cell table:formula="of:=[.Z200]/45*(-1)" office:value-type="float" office:value="-0" calcext:value-type="float">
            <text:p>0,000</text:p>
          </table:table-cell>
          <table:table-cell table:formula="of:=[.L200]-[.Z200]" office:value-type="float" office:value="0" calcext:value-type="float">
            <text:p>0,000</text:p>
          </table:table-cell>
          <table:table-cell table:formula="of:=[.AB200]-[.AN200]" office:value-type="float" office:value="0" calcext:value-type="float">
            <text:p>0,000</text:p>
          </table:table-cell>
          <table:table-cell table:formula="of:=[.AC200]/45*0.8*(-1)" office:value-type="float" office:value="-0" calcext:value-type="float">
            <text:p>0,000</text:p>
          </table:table-cell>
          <table:table-cell table:formula="of:=[.AB200]/45*(-1)*0.8" office:value-type="float" office:value="-0" calcext:value-type="float">
            <text:p>0,000</text:p>
          </table:table-cell>
          <table:table-cell table:number-columns-repeated="8"/>
          <table:table-cell table:formula="of:=([.AH200]+[.AI200]+[.AJ200]+[.AK200]+[.AL200]+[.AM200])*3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01]*2" office:value-type="float" office:value="1.08" calcext:value-type="float">
            <text:p>1,080</text:p>
          </table:table-cell>
          <table:table-cell table:formula="of:=([.E201]+[.G201])*(-1)" office:value-type="float" office:value="-0.424" calcext:value-type="float">
            <text:p>-0,424</text:p>
          </table:table-cell>
          <table:table-cell table:formula="of:=[.F201]/2/45" office:value-type="float" office:value="0.048" calcext:value-type="float">
            <text:p>0,048</text:p>
          </table:table-cell>
          <table:table-cell table:formula="of:=[.M201]*[.N192]" office:value-type="float" office:value="4.32" calcext:value-type="float">
            <text:p>4,320</text:p>
          </table:table-cell>
          <table:table-cell table:formula="of:=[.H201]/45" office:value-type="float" office:value="0.376" calcext:value-type="float">
            <text:p>0,376</text:p>
          </table:table-cell>
          <table:table-cell table:formula="of:=[.N201]*[.N192]+[.O201]*[.O192]+[.P201]*[.P192]+[.Q201]*[.Q192]+[.R201]*[.R192]+[.S201]*[.S192]+[.T201]*[.T192]" office:value-type="float" office:value="16.92" calcext:value-type="float">
            <text:p>16,920</text:p>
          </table:table-cell>
          <table:table-cell table:formula="of:=[.L201]/45" office:value-type="float" office:value="0.472" calcext:value-type="float">
            <text:p>0,472</text:p>
          </table:table-cell>
          <table:table-cell table:style-name="ce42" table:formula="of:=[.L201]/63*(-1)" office:value-type="float" office:value="-0.337142857142857" calcext:value-type="float">
            <text:p>-0,337</text:p>
          </table:table-cell>
          <table:table-cell table:style-name="ce42" table:formula="of:=[.J201]*18" office:value-type="float" office:value="-6.06857142857143" calcext:value-type="float">
            <text:p>-6,069</text:p>
          </table:table-cell>
          <table:table-cell table:formula="of:=[.M201]*[.N192]+[.N201]*[.N192]+[.O201]*[.O192]+[.P201]*[.P192]+[.Q201]*[.Q192]+[.R201]*[.R192]+[.S201]*[.S192]+[.T201]*[.T192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U192]*[.U201])+([.V192]*[.V201])+([.W192]*[.W201])+([.X192]*[.X201])+([.Y192]*[.Y201])" office:value-type="float" office:value="13.92" calcext:value-type="float">
            <text:p>13,920</text:p>
          </table:table-cell>
          <table:table-cell table:formula="of:=[.Z201]/45*(-1)" office:value-type="float" office:value="-0.309333333333333" calcext:value-type="float">
            <text:p>-0,309</text:p>
          </table:table-cell>
          <table:table-cell table:formula="of:=[.L201]-[.Z201]" office:value-type="float" office:value="7.32" calcext:value-type="float">
            <text:p>7,320</text:p>
          </table:table-cell>
          <table:table-cell table:formula="of:=[.AB201]-[.AN201]" office:value-type="float" office:value="5.7" calcext:value-type="float">
            <text:p>5,700</text:p>
          </table:table-cell>
          <table:table-cell table:formula="of:=[.AC201]/45*0.8*(-1)" office:value-type="float" office:value="-0.101333333333333" calcext:value-type="float">
            <text:p>-0,101</text:p>
          </table:table-cell>
          <table:table-cell table:formula="of:=[.AB201]/45*(-1)*0.8" office:value-type="float" office:value="-0.130133333333333" calcext:value-type="float">
            <text:p>-0,130</text:p>
          </table:table-cell>
          <table:table-cell table:number-columns-repeated="2"/>
          <table:table-cell office:value-type="float" office:value="0.54" calcext:value-type="float">
            <text:p>0,540</text:p>
          </table:table-cell>
          <table:table-cell table:number-columns-repeated="5"/>
          <table:table-cell table:formula="of:=([.AH201]+[.AI201]+[.AJ201]+[.AK201]+[.AL201]+[.AM201])*3" office:value-type="float" office:value="1.62" calcext:value-type="float">
            <text:p>1,62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per_carrier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05]*2" office:value-type="float" office:value="0" calcext:value-type="float">
            <text:p>0,000</text:p>
          </table:table-cell>
          <table:table-cell table:formula="of:=([.E205]+[.G205])*(-1)" office:value-type="float" office:value="-0" calcext:value-type="float">
            <text:p>0,000</text:p>
          </table:table-cell>
          <table:table-cell table:formula="of:=[.F205]/2/45" office:value-type="float" office:value="0" calcext:value-type="float">
            <text:p>0,000</text:p>
          </table:table-cell>
          <table:table-cell table:formula="of:=[.M205]*[.N204]" office:value-type="float" office:value="0" calcext:value-type="float">
            <text:p>0,000</text:p>
          </table:table-cell>
          <table:table-cell table:formula="of:=[.H205]/45" office:value-type="float" office:value="0" calcext:value-type="float">
            <text:p>0,000</text:p>
          </table:table-cell>
          <table:table-cell table:formula="of:=[.N205]*[.N204]+[.O205]*[.O204]+[.P205]*[.P204]+[.Q205]*[.Q204]+[.R205]*[.R204]+[.S205]*[.S204]+[.T205]*[.T204]" office:value-type="float" office:value="0" calcext:value-type="float">
            <text:p>0,000</text:p>
          </table:table-cell>
          <table:table-cell table:formula="of:=[.L205]/45" office:value-type="float" office:value="0" calcext:value-type="float">
            <text:p>0,000</text:p>
          </table:table-cell>
          <table:table-cell table:style-name="ce42" table:formula="of:=[.L205]/63*(-1)" office:value-type="float" office:value="-0" calcext:value-type="float">
            <text:p>0,000</text:p>
          </table:table-cell>
          <table:table-cell table:style-name="ce42" table:formula="of:=[.J205]*18" office:value-type="float" office:value="-0" calcext:value-type="float">
            <text:p>0,000</text:p>
          </table:table-cell>
          <table:table-cell table:formula="of:=[.M205]*[.N204]+[.N205]*[.N204]+[.O205]*[.O204]+[.P205]*[.P204]+[.Q205]*[.Q204]+[.R205]*[.R204]+[.S205]*[.S204]+[.T205]*[.T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U204]*[.U205])+([.V204]*[.V205])+([.W204]*[.W205])+([.X204]*[.X205])+([.Y204]*[.Y205])" office:value-type="float" office:value="0" calcext:value-type="float">
            <text:p>0,000</text:p>
          </table:table-cell>
          <table:table-cell table:formula="of:=[.Z205]/45*(-1)" office:value-type="float" office:value="-0" calcext:value-type="float">
            <text:p>0,000</text:p>
          </table:table-cell>
          <table:table-cell table:formula="of:=[.L205]-[.Z205]" office:value-type="float" office:value="0" calcext:value-type="float">
            <text:p>0,000</text:p>
          </table:table-cell>
          <table:table-cell table:number-columns-repeated="2"/>
          <table:table-cell table:formula="of:=[.AB205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06]*2" office:value-type="float" office:value="7.2" calcext:value-type="float">
            <text:p>7,200</text:p>
          </table:table-cell>
          <table:table-cell table:formula="of:=([.E206]+[.G206])*(-1)" office:value-type="float" office:value="-1.93333333333333" calcext:value-type="float">
            <text:p>-1,933</text:p>
          </table:table-cell>
          <table:table-cell table:formula="of:=[.F206]/2/45" office:value-type="float" office:value="0.12" calcext:value-type="float">
            <text:p>0,120</text:p>
          </table:table-cell>
          <table:table-cell table:formula="of:=[.M206]*[.N204]" office:value-type="float" office:value="10.8" calcext:value-type="float">
            <text:p>10,800</text:p>
          </table:table-cell>
          <table:table-cell table:formula="of:=[.H206]/45" office:value-type="float" office:value="1.81333333333333" calcext:value-type="float">
            <text:p>1,813</text:p>
          </table:table-cell>
          <table:table-cell table:formula="of:=[.N206]*[.N204]+[.O206]*[.O204]+[.P206]*[.P204]+[.Q206]*[.Q204]+[.R206]*[.R204]+[.S206]*[.S204]+[.T206]*[.T204]" office:value-type="float" office:value="81.6" calcext:value-type="float">
            <text:p>81,600</text:p>
          </table:table-cell>
          <table:table-cell table:formula="of:=[.L206]/45" office:value-type="float" office:value="2.05333333333333" calcext:value-type="float">
            <text:p>2,053</text:p>
          </table:table-cell>
          <table:table-cell table:style-name="ce42" table:formula="of:=[.L206]/63*(-1)" office:value-type="float" office:value="-1.46666666666667" calcext:value-type="float">
            <text:p>-1,467</text:p>
          </table:table-cell>
          <table:table-cell table:style-name="ce42" table:formula="of:=[.J206]*18" office:value-type="float" office:value="-26.4" calcext:value-type="float">
            <text:p>-26,400</text:p>
          </table:table-cell>
          <table:table-cell table:formula="of:=[.M206]*[.N204]+[.N206]*[.N204]+[.O206]*[.O204]+[.P206]*[.P204]+[.Q206]*[.Q204]+[.R206]*[.R204]+[.S206]*[.S204]+[.T206]*[.T204]" office:value-type="float" office:value="92.4" calcext:value-type="float">
            <text:p>92,4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8"/>
          <table:table-cell table:formula="of:=([.U204]*[.U206])+([.V204]*[.V206])+([.W204]*[.W206])+([.X204]*[.X206])+([.Y204]*[.Y206])" office:value-type="float" office:value="0" calcext:value-type="float">
            <text:p>0,000</text:p>
          </table:table-cell>
          <table:table-cell table:formula="of:=[.Z206]/45*(-1)" office:value-type="float" office:value="-0" calcext:value-type="float">
            <text:p>0,000</text:p>
          </table:table-cell>
          <table:table-cell table:formula="of:=[.L206]-[.Z206]" office:value-type="float" office:value="92.4" calcext:value-type="float">
            <text:p>92,400</text:p>
          </table:table-cell>
          <table:table-cell table:number-columns-repeated="2"/>
          <table:table-cell table:formula="of:=[.AB206]/45*(-1)*0.8" office:value-type="float" office:value="-1.64266666666667" calcext:value-type="float">
            <text:p>-1,643</text:p>
          </table:table-cell>
          <table:table-cell table:formula="of:=[.AB206]/45*(-1)" office:value-type="float" office:value="-2.05333333333333" calcext:value-type="float">
            <text:p>-2,05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07]*2" office:value-type="float" office:value="0" calcext:value-type="float">
            <text:p>0,000</text:p>
          </table:table-cell>
          <table:table-cell table:formula="of:=([.E207]+[.G207])*(-1)" office:value-type="float" office:value="-0" calcext:value-type="float">
            <text:p>0,000</text:p>
          </table:table-cell>
          <table:table-cell table:formula="of:=[.F207]/2/45" office:value-type="float" office:value="0" calcext:value-type="float">
            <text:p>0,000</text:p>
          </table:table-cell>
          <table:table-cell table:formula="of:=[.M207]*[.N204]" office:value-type="float" office:value="0" calcext:value-type="float">
            <text:p>0,000</text:p>
          </table:table-cell>
          <table:table-cell table:formula="of:=[.H207]/45" office:value-type="float" office:value="0" calcext:value-type="float">
            <text:p>0,000</text:p>
          </table:table-cell>
          <table:table-cell table:formula="of:=[.N207]*[.N204]+[.O207]*[.O204]+[.P207]*[.P204]+[.Q207]*[.Q204]+[.R207]*[.R204]+[.S207]*[.S204]+[.T207]*[.T204]" office:value-type="float" office:value="0" calcext:value-type="float">
            <text:p>0,000</text:p>
          </table:table-cell>
          <table:table-cell table:formula="of:=[.L207]/45" office:value-type="float" office:value="0" calcext:value-type="float">
            <text:p>0,000</text:p>
          </table:table-cell>
          <table:table-cell table:style-name="ce42" table:formula="of:=[.L207]/63*(-1)" office:value-type="float" office:value="-0" calcext:value-type="float">
            <text:p>0,000</text:p>
          </table:table-cell>
          <table:table-cell table:style-name="ce42" table:formula="of:=[.J207]*18" office:value-type="float" office:value="-0" calcext:value-type="float">
            <text:p>0,000</text:p>
          </table:table-cell>
          <table:table-cell table:formula="of:=[.M207]*[.N204]+[.N207]*[.N204]+[.O207]*[.O204]+[.P207]*[.P204]+[.Q207]*[.Q204]+[.R207]*[.R204]+[.S207]*[.S204]+[.T207]*[.T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04]*[.U207])+([.V204]*[.V207])+([.W204]*[.W207])+([.X204]*[.X207])+([.Y204]*[.Y207])" office:value-type="float" office:value="0" calcext:value-type="float">
            <text:p>0,000</text:p>
          </table:table-cell>
          <table:table-cell table:formula="of:=[.Z207]/45*(-1)" office:value-type="float" office:value="-0" calcext:value-type="float">
            <text:p>0,000</text:p>
          </table:table-cell>
          <table:table-cell table:formula="of:=[.L207]-[.Z207]" office:value-type="float" office:value="0" calcext:value-type="float">
            <text:p>0,000</text:p>
          </table:table-cell>
          <table:table-cell table:number-columns-repeated="2"/>
          <table:table-cell table:formula="of:=[.AB207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08]*2" office:value-type="float" office:value="7.2" calcext:value-type="float">
            <text:p>7,200</text:p>
          </table:table-cell>
          <table:table-cell table:formula="of:=([.E208]+[.G208])*(-1)" office:value-type="float" office:value="-1.50666666666667" calcext:value-type="float">
            <text:p>-1,507</text:p>
          </table:table-cell>
          <table:table-cell table:formula="of:=[.F208]/2/45" office:value-type="float" office:value="0.12" calcext:value-type="float">
            <text:p>0,120</text:p>
          </table:table-cell>
          <table:table-cell table:formula="of:=[.M208]*[.N204]" office:value-type="float" office:value="10.8" calcext:value-type="float">
            <text:p>10,800</text:p>
          </table:table-cell>
          <table:table-cell table:formula="of:=[.H208]/45" office:value-type="float" office:value="1.38666666666667" calcext:value-type="float">
            <text:p>1,387</text:p>
          </table:table-cell>
          <table:table-cell table:formula="of:=[.N208]*[.N204]+[.O208]*[.O204]+[.P208]*[.P204]+[.Q208]*[.Q204]+[.R208]*[.R204]+[.S208]*[.S204]+[.T208]*[.T204]" office:value-type="float" office:value="62.4" calcext:value-type="float">
            <text:p>62,400</text:p>
          </table:table-cell>
          <table:table-cell table:formula="of:=[.L208]/45" office:value-type="float" office:value="1.62666666666667" calcext:value-type="float">
            <text:p>1,627</text:p>
          </table:table-cell>
          <table:table-cell table:style-name="ce42" table:formula="of:=[.L208]/63*(-1)" office:value-type="float" office:value="-1.16190476190476" calcext:value-type="float">
            <text:p>-1,162</text:p>
          </table:table-cell>
          <table:table-cell table:style-name="ce42" table:formula="of:=[.J208]*18" office:value-type="float" office:value="-20.9142857142857" calcext:value-type="float">
            <text:p>-20,914</text:p>
          </table:table-cell>
          <table:table-cell table:formula="of:=[.M208]*[.N204]+[.N208]*[.N204]+[.O208]*[.O204]+[.P208]*[.P204]+[.Q208]*[.Q204]+[.R208]*[.R204]+[.S208]*[.S204]+[.T208]*[.T204]" office:value-type="float" office:value="73.2" calcext:value-type="float">
            <text:p>73,2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7.8" calcext:value-type="float">
            <text:p>7,800</text:p>
          </table:table-cell>
          <table:table-cell table:number-columns-repeated="8"/>
          <table:table-cell table:formula="of:=([.U204]*[.U208])+([.V204]*[.V208])+([.W204]*[.W208])+([.X204]*[.X208])+([.Y204]*[.Y208])" office:value-type="float" office:value="0" calcext:value-type="float">
            <text:p>0,000</text:p>
          </table:table-cell>
          <table:table-cell table:formula="of:=[.Z208]/45*(-1)" office:value-type="float" office:value="-0" calcext:value-type="float">
            <text:p>0,000</text:p>
          </table:table-cell>
          <table:table-cell table:formula="of:=[.L208]-[.Z208]" office:value-type="float" office:value="73.2" calcext:value-type="float">
            <text:p>73,200</text:p>
          </table:table-cell>
          <table:table-cell table:number-columns-repeated="2"/>
          <table:table-cell table:formula="of:=[.AB208]/45*(-1)*0.8" office:value-type="float" office:value="-1.30133333333333" calcext:value-type="float">
            <text:p>-1,301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09]*2" office:value-type="float" office:value="0.72" calcext:value-type="float">
            <text:p>0,720</text:p>
          </table:table-cell>
          <table:table-cell table:style-name="ce32" table:formula="of:=([.E209]+[.G209])*(-1)" office:value-type="float" office:value="-0.0666666666666667" calcext:value-type="float">
            <text:p>-0,067</text:p>
          </table:table-cell>
          <table:table-cell table:style-name="ce32" table:formula="of:=[.F209]/45" office:value-type="float" office:value="0.024" calcext:value-type="float">
            <text:p>0,024</text:p>
          </table:table-cell>
          <table:table-cell table:style-name="ce32" table:formula="of:=[.M209]*[.N204]" office:value-type="float" office:value="1.08" calcext:value-type="float">
            <text:p>1,080</text:p>
          </table:table-cell>
          <table:table-cell table:style-name="ce32" table:formula="of:=[.H209]/45" office:value-type="float" office:value="0.0426666666666667" calcext:value-type="float">
            <text:p>0,043</text:p>
          </table:table-cell>
          <table:table-cell table:style-name="ce32" table:formula="of:=[.N209]*[.N204]+[.O209]*[.O204]+[.P209]*[.P204]+[.Q209]*[.Q204]+[.R209]*[.R204]+[.S209]*[.S204]+[.T209]*[.T204]" office:value-type="float" office:value="1.92" calcext:value-type="float">
            <text:p>1,920</text:p>
          </table:table-cell>
          <table:table-cell table:style-name="ce32" table:formula="of:=[.L209]/45" office:value-type="float" office:value="0.0666666666666667" calcext:value-type="float">
            <text:p>0,067</text:p>
          </table:table-cell>
          <table:table-cell table:style-name="ce42" table:formula="of:=[.L209]/63*(-1)" office:value-type="float" office:value="-0.0476190476190476" calcext:value-type="float">
            <text:p>-0,048</text:p>
          </table:table-cell>
          <table:table-cell table:style-name="ce42" table:formula="of:=[.J209]*18" office:value-type="float" office:value="-0.857142857142857" calcext:value-type="float">
            <text:p>-0,857</text:p>
          </table:table-cell>
          <table:table-cell table:formula="of:=[.M209]*[.N204]+[.N209]*[.N204]+[.O209]*[.O204]+[.P209]*[.P204]+[.Q209]*[.Q204]+[.R209]*[.R204]+[.S209]*[.S204]+[.T209]*[.T204]" office:value-type="float" office:value="3" calcext:value-type="float">
            <text:p>3,000</text:p>
          </table:table-cell>
          <table:table-cell office:value-type="float" office:value="0.36" calcext:value-type="float">
            <text:p>0,360</text:p>
          </table:table-cell>
          <table:table-cell table:number-columns-repeated="4"/>
          <table:table-cell office:value-type="float" office:value="0.2" calcext:value-type="float">
            <text:p>0,200</text:p>
          </table:table-cell>
          <table:table-cell office:value-type="float" office:value="0.16" calcext:value-type="float">
            <text:p>0,160</text:p>
          </table:table-cell>
          <table:table-cell table:number-columns-repeated="4"/>
          <table:table-cell office:value-type="float" office:value="0.16" calcext:value-type="float">
            <text:p>0,160</text:p>
          </table:table-cell>
          <table:table-cell/>
          <table:table-cell table:formula="of:=([.U204]*[.U209])+([.V204]*[.V209])+([.W204]*[.W209])+([.X204]*[.X209])+([.Y204]*[.Y209])" office:value-type="float" office:value="1.12" calcext:value-type="float">
            <text:p>1,120</text:p>
          </table:table-cell>
          <table:table-cell table:formula="of:=[.Z209]/45*(-1)" office:value-type="float" office:value="-0.0248888888888889" calcext:value-type="float">
            <text:p>-0,025</text:p>
          </table:table-cell>
          <table:table-cell table:formula="of:=[.L209]-[.Z209]" office:value-type="float" office:value="1.88" calcext:value-type="float">
            <text:p>1,880</text:p>
          </table:table-cell>
          <table:table-cell table:number-columns-repeated="2"/>
          <table:table-cell table:formula="of:=[.AB209]/45*(-1)*0.8" office:value-type="float" office:value="-0.0334222222222222" calcext:value-type="float">
            <text:p>-0,033</text:p>
          </table:table-cell>
          <table:table-cell table:formula="of:=[.AB209]/45*(-1)" office:value-type="float" office:value="-0.0417777777777778" calcext:value-type="float">
            <text:p>-0,0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10]*2" office:value-type="float" office:value="0.18" calcext:value-type="float">
            <text:p>0,180</text:p>
          </table:table-cell>
          <table:table-cell table:formula="of:=([.E210]+[.G210])*(-1)" office:value-type="float" office:value="-0.003" calcext:value-type="float">
            <text:p>-0,003</text:p>
          </table:table-cell>
          <table:table-cell table:formula="of:=[.F210]/2/45" office:value-type="float" office:value="0.003" calcext:value-type="float">
            <text:p>0,003</text:p>
          </table:table-cell>
          <table:table-cell table:formula="of:=[.M210]*[.N204]" office:value-type="float" office:value="0.27" calcext:value-type="float">
            <text:p>0,270</text:p>
          </table:table-cell>
          <table:table-cell table:formula="of:=[.H210]/45" office:value-type="float" office:value="0" calcext:value-type="float">
            <text:p>0,000</text:p>
          </table:table-cell>
          <table:table-cell table:formula="of:=[.N210]*[.N204]+[.O210]*[.O204]+[.P210]*[.P204]+[.Q210]*[.Q204]+[.R210]*[.R204]+[.S210]*[.S204]+[.T210]*[.T204]" office:value-type="float" office:value="0" calcext:value-type="float">
            <text:p>0,000</text:p>
          </table:table-cell>
          <table:table-cell table:formula="of:=[.L210]/45" office:value-type="float" office:value="0.006" calcext:value-type="float">
            <text:p>0,006</text:p>
          </table:table-cell>
          <table:table-cell table:style-name="ce42" table:formula="of:=[.L210]/63*(-1)" office:value-type="float" office:value="-0.00428571428571429" calcext:value-type="float">
            <text:p>-0,004</text:p>
          </table:table-cell>
          <table:table-cell table:style-name="ce42" table:formula="of:=[.J210]*18" office:value-type="float" office:value="-0.0771428571428572" calcext:value-type="float">
            <text:p>-0,077</text:p>
          </table:table-cell>
          <table:table-cell table:formula="of:=[.M210]*[.N204]+[.N210]*[.N204]+[.O210]*[.O204]+[.P210]*[.P204]+[.Q210]*[.Q204]+[.R210]*[.R204]+[.S210]*[.S204]+[.T210]*[.T204]" office:value-type="float" office:value="0.27" calcext:value-type="float">
            <text:p>0,27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U204]*[.U210])+([.V204]*[.V210])+([.W204]*[.W210])+([.X204]*[.X210])+([.Y204]*[.Y210])" office:value-type="float" office:value="0" calcext:value-type="float">
            <text:p>0,000</text:p>
          </table:table-cell>
          <table:table-cell table:formula="of:=[.Z210]/45*(-1)" office:value-type="float" office:value="-0" calcext:value-type="float">
            <text:p>0,000</text:p>
          </table:table-cell>
          <table:table-cell table:formula="of:=[.L210]-[.Z210]" office:value-type="float" office:value="0.27" calcext:value-type="float">
            <text:p>0,270</text:p>
          </table:table-cell>
          <table:table-cell table:number-columns-repeated="2"/>
          <table:table-cell table:formula="of:=[.AB210]/45*(-1)*0.8" office:value-type="float" office:value="-0.0048" calcext:value-type="float">
            <text:p>-0,0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11]*2" office:value-type="float" office:value="54" calcext:value-type="float">
            <text:p>54,000</text:p>
          </table:table-cell>
          <table:table-cell table:formula="of:=([.E211]+[.G211])*(-1)" office:value-type="float" office:value="-3.03333333333333" calcext:value-type="float">
            <text:p>-3,033</text:p>
          </table:table-cell>
          <table:table-cell table:formula="of:=[.F211]/2/45" office:value-type="float" office:value="0.9" calcext:value-type="float">
            <text:p>0,900</text:p>
          </table:table-cell>
          <table:table-cell table:formula="of:=[.M211]*[.N204]" office:value-type="float" office:value="81" calcext:value-type="float">
            <text:p>81,000</text:p>
          </table:table-cell>
          <table:table-cell table:formula="of:=[.H211]/45" office:value-type="float" office:value="2.13333333333333" calcext:value-type="float">
            <text:p>2,133</text:p>
          </table:table-cell>
          <table:table-cell table:formula="of:=[.N211]*[.N204]+[.O211]*[.O204]+[.P211]*[.P204]+[.Q211]*[.Q204]+[.R211]*[.R204]+[.S211]*[.S204]+[.T211]*[.T204]" office:value-type="float" office:value="96" calcext:value-type="float">
            <text:p>96,000</text:p>
          </table:table-cell>
          <table:table-cell table:formula="of:=[.L211]/45" office:value-type="float" office:value="3.93333333333333" calcext:value-type="float">
            <text:p>3,933</text:p>
          </table:table-cell>
          <table:table-cell table:style-name="ce42" table:formula="of:=[.L211]/63*(-1)" office:value-type="float" office:value="-2.80952380952381" calcext:value-type="float">
            <text:p>-2,810</text:p>
          </table:table-cell>
          <table:table-cell table:style-name="ce42" table:formula="of:=[.J211]*18" office:value-type="float" office:value="-50.5714285714286" calcext:value-type="float">
            <text:p>-50,571</text:p>
          </table:table-cell>
          <table:table-cell table:formula="of:=[.M211]*[.N204]+[.N211]*[.N204]+[.O211]*[.O204]+[.P211]*[.P204]+[.Q211]*[.Q204]+[.R211]*[.R204]+[.S211]*[.S204]+[.T211]*[.T204]" office:value-type="float" office:value="177" calcext:value-type="float">
            <text:p>177,000</text:p>
          </table:table-cell>
          <table:table-cell office:value-type="float" office:value="27" calcext:value-type="float">
            <text:p>27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6" calcext:value-type="float">
            <text:p>6,000</text:p>
          </table:table-cell>
          <table:table-cell table:number-columns-repeated="7"/>
          <table:table-cell table:formula="of:=([.U204]*[.U211])+([.V204]*[.V211])+([.W204]*[.W211])+([.X204]*[.X211])+([.Y204]*[.Y211])" office:value-type="float" office:value="0" calcext:value-type="float">
            <text:p>0,000</text:p>
          </table:table-cell>
          <table:table-cell table:formula="of:=[.Z211]/45*(-1)" office:value-type="float" office:value="-0" calcext:value-type="float">
            <text:p>0,000</text:p>
          </table:table-cell>
          <table:table-cell table:formula="of:=[.L211]-[.Z211]" office:value-type="float" office:value="177" calcext:value-type="float">
            <text:p>177,000</text:p>
          </table:table-cell>
          <table:table-cell table:number-columns-repeated="2"/>
          <table:table-cell table:formula="of:=[.AB211]/45*(-1)*0.8" office:value-type="float" office:value="-3.14666666666667" calcext:value-type="float">
            <text:p>-3,147</text:p>
          </table:table-cell>
          <table:table-cell table:formula="of:=[.AB211]/45*(-1)" office:value-type="float" office:value="-3.93333333333333" calcext:value-type="float">
            <text:p>-3,933</text:p>
          </table:table-cell>
          <table:table-cell table:number-columns-repeated="9"/>
          <table:table-cell office:value-type="float" office:value="300" calcext:value-type="float">
            <text:p>300,000</text:p>
          </table:table-cell>
          <table:table-cell table:formula="of:=[.AP211]-[.C211]" office:value-type="float" office:value="246" calcext:value-type="float">
            <text:p>246,000</text:p>
          </table:table-cell>
          <table:table-cell table:formula="of:=[.AP211]-[.C211]/2" office:value-type="float" office:value="273" calcext:value-type="float">
            <text:p>273,000</text:p>
          </table:table-cell>
          <table:table-cell office:value-type="float" office:value="300" calcext:value-type="float">
            <text:p>300,000</text:p>
          </table:table-cell>
          <table:table-cell table:formula="of:=[.AP211]+[.C211]/2" office:value-type="float" office:value="327" calcext:value-type="float">
            <text:p>327,000</text:p>
          </table:table-cell>
          <table:table-cell table:formula="of:=[.AP211]+[.C211]" office:value-type="float" office:value="354" calcext:value-type="float">
            <text:p>354,000</text:p>
          </table:table-cell>
          <table:table-cell table:formula="of:=[.AP211]+[.C211]*1.5" office:value-type="float" office:value="381" calcext:value-type="float">
            <text:p>381,000</text:p>
          </table:table-cell>
          <table:table-cell table:formula="of:=[.AP211]+[.C211]*2" office:value-type="float" office:value="408" calcext:value-type="float">
            <text:p>408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12]*2" office:value-type="float" office:value="0" calcext:value-type="float">
            <text:p>0,000</text:p>
          </table:table-cell>
          <table:table-cell table:formula="of:=([.E212]+[.G212])*(-1)" office:value-type="float" office:value="-0" calcext:value-type="float">
            <text:p>0,000</text:p>
          </table:table-cell>
          <table:table-cell table:formula="of:=[.F212]/2/45" office:value-type="float" office:value="0" calcext:value-type="float">
            <text:p>0,000</text:p>
          </table:table-cell>
          <table:table-cell table:formula="of:=[.M212]*[.N204]" office:value-type="float" office:value="0" calcext:value-type="float">
            <text:p>0,000</text:p>
          </table:table-cell>
          <table:table-cell table:formula="of:=[.H212]/45" office:value-type="float" office:value="0" calcext:value-type="float">
            <text:p>0,000</text:p>
          </table:table-cell>
          <table:table-cell table:formula="of:=[.N212]*[.N204]+[.O212]*[.O204]+[.P212]*[.P204]+[.Q212]*[.Q204]+[.R212]*[.R204]+[.S212]*[.S204]+[.T212]*[.T204]" office:value-type="float" office:value="0" calcext:value-type="float">
            <text:p>0,000</text:p>
          </table:table-cell>
          <table:table-cell table:formula="of:=[.L212]/45" office:value-type="float" office:value="0" calcext:value-type="float">
            <text:p>0,000</text:p>
          </table:table-cell>
          <table:table-cell table:style-name="ce42" table:formula="of:=[.L212]/63*(-1)" office:value-type="float" office:value="-0" calcext:value-type="float">
            <text:p>0,000</text:p>
          </table:table-cell>
          <table:table-cell table:style-name="ce42" table:formula="of:=[.J212]*18" office:value-type="float" office:value="-0" calcext:value-type="float">
            <text:p>0,000</text:p>
          </table:table-cell>
          <table:table-cell table:formula="of:=[.M212]*[.N204]+[.N212]*[.N204]+[.O212]*[.O204]+[.P212]*[.P204]+[.Q212]*[.Q204]+[.R212]*[.R204]+[.S212]*[.S204]+[.T212]*[.T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04]*[.U212])+([.V204]*[.V212])+([.W204]*[.W212])+([.X204]*[.X212])+([.Y204]*[.Y212])" office:value-type="float" office:value="0" calcext:value-type="float">
            <text:p>0,000</text:p>
          </table:table-cell>
          <table:table-cell table:formula="of:=[.Z212]/45*(-1)" office:value-type="float" office:value="-0" calcext:value-type="float">
            <text:p>0,000</text:p>
          </table:table-cell>
          <table:table-cell table:formula="of:=[.L212]-[.Z212]" office:value-type="float" office:value="0" calcext:value-type="float">
            <text:p>0,000</text:p>
          </table:table-cell>
          <table:table-cell table:number-columns-repeated="2"/>
          <table:table-cell table:formula="of:=[.AB212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13]*2" office:value-type="float" office:value="1.44" calcext:value-type="float">
            <text:p>1,440</text:p>
          </table:table-cell>
          <table:table-cell table:formula="of:=([.E213]+[.G213])*(-1)" office:value-type="float" office:value="-0.400888888888889" calcext:value-type="float">
            <text:p>-0,401</text:p>
          </table:table-cell>
          <table:table-cell table:formula="of:=[.F213]/2/45" office:value-type="float" office:value="0.024" calcext:value-type="float">
            <text:p>0,024</text:p>
          </table:table-cell>
          <table:table-cell table:formula="of:=[.M213]*[.N204]" office:value-type="float" office:value="2.16" calcext:value-type="float">
            <text:p>2,160</text:p>
          </table:table-cell>
          <table:table-cell table:formula="of:=[.H213]/45" office:value-type="float" office:value="0.376888888888889" calcext:value-type="float">
            <text:p>0,377</text:p>
          </table:table-cell>
          <table:table-cell table:formula="of:=[.N213]*[.N204]+[.O213]*[.O204]+[.P213]*[.P204]+[.Q213]*[.Q204]+[.R213]*[.R204]+[.S213]*[.S204]+[.T213]*[.T204]" office:value-type="float" office:value="16.96" calcext:value-type="float">
            <text:p>16,960</text:p>
          </table:table-cell>
          <table:table-cell table:formula="of:=[.L213]/45" office:value-type="float" office:value="0.424888888888889" calcext:value-type="float">
            <text:p>0,425</text:p>
          </table:table-cell>
          <table:table-cell table:style-name="ce42" table:formula="of:=[.L213]/63*(-1)" office:value-type="float" office:value="-0.303492063492064" calcext:value-type="float">
            <text:p>-0,303</text:p>
          </table:table-cell>
          <table:table-cell table:style-name="ce42" table:formula="of:=[.J213]*18" office:value-type="float" office:value="-5.46285714285714" calcext:value-type="float">
            <text:p>-5,463</text:p>
          </table:table-cell>
          <table:table-cell table:formula="of:=[.M213]*[.N204]+[.N213]*[.N204]+[.O213]*[.O204]+[.P213]*[.P204]+[.Q213]*[.Q204]+[.R213]*[.R204]+[.S213]*[.S204]+[.T213]*[.T204]" office:value-type="float" office:value="19.12" calcext:value-type="float">
            <text:p>19,120</text:p>
          </table:table-cell>
          <table:table-cell office:value-type="float" office:value="0.72" calcext:value-type="float">
            <text:p>0,720</text:p>
          </table:table-cell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table:number-columns-repeated="2"/>
          <table:table-cell table:formula="of:=([.U204]*[.U213])+([.V204]*[.V213])+([.W204]*[.W213])+([.X204]*[.X213])+([.Y204]*[.Y213])" office:value-type="float" office:value="18.56" calcext:value-type="float">
            <text:p>18,560</text:p>
          </table:table-cell>
          <table:table-cell table:formula="of:=[.Z213]/45*(-1)" office:value-type="float" office:value="-0.412444444444444" calcext:value-type="float">
            <text:p>-0,412</text:p>
          </table:table-cell>
          <table:table-cell table:formula="of:=[.L213]-[.Z213]" office:value-type="float" office:value="0.559999999999999" calcext:value-type="float">
            <text:p>0,560</text:p>
          </table:table-cell>
          <table:table-cell table:number-columns-repeated="2"/>
          <table:table-cell table:formula="of:=[.AB213]/45*(-1)*0.8" office:value-type="float" office:value="-0.00995555555555554" calcext:value-type="float">
            <text:p>-0,01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22"/>
          <table:table-cell office:value-type="string" calcext:value-type="string">
            <text:p>First 2 NO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astal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17]*2" office:value-type="float" office:value="6" calcext:value-type="float">
            <text:p>6,000</text:p>
          </table:table-cell>
          <table:table-cell table:formula="of:=([.E217]+[.G217])*(-1)" office:value-type="float" office:value="-1.84444444444444" calcext:value-type="float">
            <text:p>-1,844</text:p>
          </table:table-cell>
          <table:table-cell table:formula="of:=[.F217]/2/45" office:value-type="float" office:value="0.333333333333333" calcext:value-type="float">
            <text:p>0,333</text:p>
          </table:table-cell>
          <table:table-cell table:formula="of:=[.M217]*[.N216]" office:value-type="float" office:value="30" calcext:value-type="float">
            <text:p>30,000</text:p>
          </table:table-cell>
          <table:table-cell table:formula="of:=[.H217]/45" office:value-type="float" office:value="1.51111111111111" calcext:value-type="float">
            <text:p>1,511</text:p>
          </table:table-cell>
          <table:table-cell table:formula="of:=[.N217]*[.N216]+[.O217]*[.O216]+[.P217]*[.P216]+[.Q217]*[.Q216]+[.R217]*[.R216]+[.S217]*[.S216]+[.T217]*[.T216]" office:value-type="float" office:value="68" calcext:value-type="float">
            <text:p>68,000</text:p>
          </table:table-cell>
          <table:table-cell table:formula="of:=[.L217]/45" office:value-type="float" office:value="2.17777777777778" calcext:value-type="float">
            <text:p>2,178</text:p>
          </table:table-cell>
          <table:table-cell table:style-name="ce42" table:formula="of:=[.L217]/63*(-1)" office:value-type="float" office:value="-1.55555555555556" calcext:value-type="float">
            <text:p>-1,556</text:p>
          </table:table-cell>
          <table:table-cell table:style-name="ce42" table:formula="of:=[.J217]*18" office:value-type="float" office:value="-28" calcext:value-type="float">
            <text:p>-28,000</text:p>
          </table:table-cell>
          <table:table-cell table:formula="of:=[.M217]*[.N216]+[.N217]*[.N216]+[.O217]*[.O216]+[.P217]*[.P216]+[.Q217]*[.Q216]+[.R217]*[.R216]+[.S217]*[.S216]+[.T217]*[.T216]" office:value-type="float" office:value="98" calcext:value-type="float">
            <text:p>98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/>
          <table:table-cell office:value-type="float" office:value="2.5" calcext:value-type="float">
            <text:p>2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U216]*[.U217])+([.V216]*[.V217])+([.W216]*[.W217])+([.X216]*[.X217])+([.Y216]*[.Y217])" office:value-type="float" office:value="48" calcext:value-type="float">
            <text:p>48,000</text:p>
          </table:table-cell>
          <table:table-cell table:formula="of:=[.Z217]/45*(-1)" office:value-type="float" office:value="-1.06666666666667" calcext:value-type="float">
            <text:p>-1,067</text:p>
          </table:table-cell>
          <table:table-cell table:formula="of:=[.L217]-[.Z217]" office:value-type="float" office:value="50" calcext:value-type="float">
            <text:p>50,000</text:p>
          </table:table-cell>
          <table:table-cell table:formula="of:=[.AB217]-[.AN217]" office:value-type="float" office:value="39" calcext:value-type="float">
            <text:p>39,000</text:p>
          </table:table-cell>
          <table:table-cell table:formula="of:=[.AC217]/45*0.8*(-1)" office:value-type="float" office:value="-0.693333333333333" calcext:value-type="float">
            <text:p>-0,693</text:p>
          </table:table-cell>
          <table:table-cell table:formula="of:=[.AB217]/45*(-1)*0.8" office:value-type="float" office:value="-0.888888888888889" calcext:value-type="float">
            <text:p>-0,889</text:p>
          </table:table-cell>
          <table:table-cell table:number-columns-repeated="2"/>
          <table:table-cell office:value-type="float" office:value="3" calcext:value-type="float">
            <text:p>3,000</text:p>
          </table:table-cell>
          <table:table-cell office:value-type="float" office:value="2.5" calcext:value-type="float">
            <text:p>2,500</text:p>
          </table:table-cell>
          <table:table-cell table:number-columns-repeated="4"/>
          <table:table-cell table:formula="of:=([.AH217]+[.AI217]+[.AJ217]+[.AK217]+[.AL217]+[.AM217])*2" office:value-type="float" office:value="11" calcext:value-type="float">
            <text:p>11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18]*2" office:value-type="float" office:value="0.96" calcext:value-type="float">
            <text:p>0,960</text:p>
          </table:table-cell>
          <table:table-cell table:formula="of:=([.E218]+[.G218])*(-1)" office:value-type="float" office:value="-0.0533333333333333" calcext:value-type="float">
            <text:p>-0,053</text:p>
          </table:table-cell>
          <table:table-cell table:formula="of:=[.F218]/2/45" office:value-type="float" office:value="0.0533333333333333" calcext:value-type="float">
            <text:p>0,053</text:p>
          </table:table-cell>
          <table:table-cell table:formula="of:=[.M218]*[.N216]" office:value-type="float" office:value="4.8" calcext:value-type="float">
            <text:p>4,800</text:p>
          </table:table-cell>
          <table:table-cell table:formula="of:=[.H218]/45" office:value-type="float" office:value="0" calcext:value-type="float">
            <text:p>0,000</text:p>
          </table:table-cell>
          <table:table-cell table:formula="of:=[.N218]*[.N216]+[.O218]*[.O216]+[.P218]*[.P216]+[.Q218]*[.Q216]+[.R218]*[.R216]+[.S218]*[.S216]+[.T218]*[.T216]" office:value-type="float" office:value="0" calcext:value-type="float">
            <text:p>0,000</text:p>
          </table:table-cell>
          <table:table-cell table:formula="of:=[.L218]/45" office:value-type="float" office:value="0.106666666666667" calcext:value-type="float">
            <text:p>0,107</text:p>
          </table:table-cell>
          <table:table-cell table:style-name="ce42" table:formula="of:=[.L218]/63*(-1)" office:value-type="float" office:value="-0.0761904761904762" calcext:value-type="float">
            <text:p>-0,076</text:p>
          </table:table-cell>
          <table:table-cell table:style-name="ce42" table:formula="of:=[.J218]*18" office:value-type="float" office:value="-1.37142857142857" calcext:value-type="float">
            <text:p>-1,371</text:p>
          </table:table-cell>
          <table:table-cell table:formula="of:=[.M218]*[.N216]+[.N218]*[.N216]+[.O218]*[.O216]+[.P218]*[.P216]+[.Q218]*[.Q216]+[.R218]*[.R216]+[.S218]*[.S216]+[.T218]*[.T216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U216]*[.U218])+([.V216]*[.V218])+([.W216]*[.W218])+([.X216]*[.X218])+([.Y216]*[.Y218])" office:value-type="float" office:value="0" calcext:value-type="float">
            <text:p>0,000</text:p>
          </table:table-cell>
          <table:table-cell table:formula="of:=[.Z218]/45*(-1)" office:value-type="float" office:value="-0" calcext:value-type="float">
            <text:p>0,000</text:p>
          </table:table-cell>
          <table:table-cell table:formula="of:=[.L218]-[.Z218]" office:value-type="float" office:value="4.8" calcext:value-type="float">
            <text:p>4,800</text:p>
          </table:table-cell>
          <table:table-cell table:formula="of:=[.AB218]-[.AN218]" office:value-type="float" office:value="2.4" calcext:value-type="float">
            <text:p>2,400</text:p>
          </table:table-cell>
          <table:table-cell table:formula="of:=[.AC218]/45*0.8*(-1)" office:value-type="float" office:value="-0.0426666666666667" calcext:value-type="float">
            <text:p>-0,043</text:p>
          </table:table-cell>
          <table:table-cell table:formula="of:=[.AB218]/45*(-1)*0.8" office:value-type="float" office:value="-0.0853333333333333" calcext:value-type="float">
            <text:p>-0,085</text:p>
          </table:table-cell>
          <table:table-cell table:formula="of:=[.AC218]/45*(-1)" office:value-type="float" office:value="-0.0533333333333333" calcext:value-type="float">
            <text:p>-0,053</text:p>
          </table:table-cell>
          <table:table-cell/>
          <table:table-cell office:value-type="float" office:value="0.8" calcext:value-type="float">
            <text:p>0,800</text:p>
          </table:table-cell>
          <table:table-cell office:value-type="float" office:value="0.4" calcext:value-type="float">
            <text:p>0,400</text:p>
          </table:table-cell>
          <table:table-cell table:number-columns-repeated="4"/>
          <table:table-cell table:formula="of:=([.AH218]+[.AI218]+[.AJ218]+[.AK218]+[.AL218]+[.AM218])*2" office:value-type="float" office:value="2.4" calcext:value-type="float">
            <text:p>2,4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19]*2" office:value-type="float" office:value="0.36" calcext:value-type="float">
            <text:p>0,360</text:p>
          </table:table-cell>
          <table:table-cell table:formula="of:=([.E219]+[.G219])*(-1)" office:value-type="float" office:value="-0.110666666666667" calcext:value-type="float">
            <text:p>-0,111</text:p>
          </table:table-cell>
          <table:table-cell table:formula="of:=[.F219]/2/45" office:value-type="float" office:value="0.02" calcext:value-type="float">
            <text:p>0,020</text:p>
          </table:table-cell>
          <table:table-cell table:formula="of:=[.M219]*[.N216]" office:value-type="float" office:value="1.8" calcext:value-type="float">
            <text:p>1,800</text:p>
          </table:table-cell>
          <table:table-cell table:formula="of:=[.H219]/45" office:value-type="float" office:value="0.0906666666666667" calcext:value-type="float">
            <text:p>0,091</text:p>
          </table:table-cell>
          <table:table-cell table:formula="of:=[.N219]*[.N216]+[.O219]*[.O216]+[.P219]*[.P216]+[.Q219]*[.Q216]+[.R219]*[.R216]+[.S219]*[.S216]+[.T219]*[.T216]" office:value-type="float" office:value="4.08" calcext:value-type="float">
            <text:p>4,080</text:p>
          </table:table-cell>
          <table:table-cell table:formula="of:=[.L219]/45" office:value-type="float" office:value="0.130666666666667" calcext:value-type="float">
            <text:p>0,131</text:p>
          </table:table-cell>
          <table:table-cell table:style-name="ce42" table:formula="of:=[.L219]/63*(-1)" office:value-type="float" office:value="-0.0933333333333333" calcext:value-type="float">
            <text:p>-0,093</text:p>
          </table:table-cell>
          <table:table-cell table:style-name="ce42" table:formula="of:=[.J219]*18" office:value-type="float" office:value="-1.68" calcext:value-type="float">
            <text:p>-1,680</text:p>
          </table:table-cell>
          <table:table-cell table:formula="of:=[.M219]*[.N216]+[.N219]*[.N216]+[.O219]*[.O216]+[.P219]*[.P216]+[.Q219]*[.Q216]+[.R219]*[.R216]+[.S219]*[.S216]+[.T219]*[.T216]" office:value-type="float" office:value="5.88" calcext:value-type="float">
            <text:p>5,880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36" calcext:value-type="float">
            <text:p>0,360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formula="of:=([.U216]*[.U219])+([.V216]*[.V219])+([.W216]*[.W219])+([.X216]*[.X219])+([.Y216]*[.Y219])" office:value-type="float" office:value="2.88" calcext:value-type="float">
            <text:p>2,880</text:p>
          </table:table-cell>
          <table:table-cell table:formula="of:=[.Z219]/45*(-1)" office:value-type="float" office:value="-0.064" calcext:value-type="float">
            <text:p>-0,064</text:p>
          </table:table-cell>
          <table:table-cell table:formula="of:=[.L219]-[.Z219]" office:value-type="float" office:value="3" calcext:value-type="float">
            <text:p>3,000</text:p>
          </table:table-cell>
          <table:table-cell table:formula="of:=[.AB219]-[.AN219]" office:value-type="float" office:value="2.34" calcext:value-type="float">
            <text:p>2,340</text:p>
          </table:table-cell>
          <table:table-cell table:formula="of:=[.AC219]/45*0.8*(-1)" office:value-type="float" office:value="-0.0416" calcext:value-type="float">
            <text:p>-0,042</text:p>
          </table:table-cell>
          <table:table-cell table:formula="of:=[.AB219]/45*(-1)*0.8" office:value-type="float" office:value="-0.0533333333333333" calcext:value-type="float">
            <text:p>-0,053</text:p>
          </table:table-cell>
          <table:table-cell table:number-columns-repeated="2"/>
          <table:table-cell office:value-type="float" office:value="0.18" calcext:value-type="float">
            <text:p>0,180</text:p>
          </table:table-cell>
          <table:table-cell office:value-type="float" office:value="0.15" calcext:value-type="float">
            <text:p>0,150</text:p>
          </table:table-cell>
          <table:table-cell table:number-columns-repeated="4"/>
          <table:table-cell table:formula="of:=([.AH219]+[.AI219]+[.AJ219]+[.AK219]+[.AL219]+[.AM219])*2" office:value-type="float" office:value="0.66" calcext:value-type="float">
            <text:p>0,6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20]*2" office:value-type="float" office:value="0" calcext:value-type="float">
            <text:p>0,000</text:p>
          </table:table-cell>
          <table:table-cell table:formula="of:=([.E220]+[.G220])*(-1)" office:value-type="float" office:value="-0" calcext:value-type="float">
            <text:p>0,000</text:p>
          </table:table-cell>
          <table:table-cell table:formula="of:=[.F220]/2/45" office:value-type="float" office:value="0" calcext:value-type="float">
            <text:p>0,000</text:p>
          </table:table-cell>
          <table:table-cell table:formula="of:=[.M220]*[.N216]" office:value-type="float" office:value="0" calcext:value-type="float">
            <text:p>0,000</text:p>
          </table:table-cell>
          <table:table-cell table:formula="of:=[.H220]/45" office:value-type="float" office:value="0" calcext:value-type="float">
            <text:p>0,000</text:p>
          </table:table-cell>
          <table:table-cell table:formula="of:=[.N220]*[.N216]+[.O220]*[.O216]+[.P220]*[.P216]+[.Q220]*[.Q216]+[.R220]*[.R216]+[.S220]*[.S216]+[.T220]*[.T216]" office:value-type="float" office:value="0" calcext:value-type="float">
            <text:p>0,000</text:p>
          </table:table-cell>
          <table:table-cell table:formula="of:=[.L220]/45" office:value-type="float" office:value="0" calcext:value-type="float">
            <text:p>0,000</text:p>
          </table:table-cell>
          <table:table-cell table:style-name="ce42" table:formula="of:=[.L220]/63*(-1)" office:value-type="float" office:value="-0" calcext:value-type="float">
            <text:p>0,000</text:p>
          </table:table-cell>
          <table:table-cell table:style-name="ce42" table:formula="of:=[.J220]*18" office:value-type="float" office:value="-0" calcext:value-type="float">
            <text:p>0,000</text:p>
          </table:table-cell>
          <table:table-cell table:formula="of:=[.M220]*[.N216]+[.N220]*[.N216]+[.O220]*[.O216]+[.P220]*[.P216]+[.Q220]*[.Q216]+[.R220]*[.R216]+[.S220]*[.S216]+[.T220]*[.T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64" calcext:value-type="float">
            <text:p>0,640</text:p>
          </table:table-cell>
          <table:table-cell/>
          <table:table-cell table:formula="of:=([.U216]*[.U220])+([.V216]*[.V220])+([.W216]*[.W220])+([.X216]*[.X220])+([.Y216]*[.Y220])" office:value-type="float" office:value="1.92" calcext:value-type="float">
            <text:p>1,920</text:p>
          </table:table-cell>
          <table:table-cell table:formula="of:=[.Z220]/45*(-1)" office:value-type="float" office:value="-0.0426666666666667" calcext:value-type="float">
            <text:p>-0,043</text:p>
          </table:table-cell>
          <table:table-cell table:formula="of:=[.L220]-[.Z220]" office:value-type="float" office:value="-1.92" calcext:value-type="float">
            <text:p>-1,920</text:p>
          </table:table-cell>
          <table:table-cell table:formula="of:=[.AB220]-[.AN220]" office:value-type="float" office:value="-2.72" calcext:value-type="float">
            <text:p>-2,720</text:p>
          </table:table-cell>
          <table:table-cell table:formula="of:=[.AC220]/45*0.8*(-1)" office:value-type="float" office:value="0.0483555555555556" calcext:value-type="float">
            <text:p>0,048</text:p>
          </table:table-cell>
          <table:table-cell table:formula="of:=[.AB220]/45*(-1)*0.8" office:value-type="float" office:value="0.0341333333333333" calcext:value-type="float">
            <text:p>0,034</text:p>
          </table:table-cell>
          <table:table-cell table:number-columns-repeated="3"/>
          <table:table-cell office:value-type="float" office:value="0.4" calcext:value-type="float">
            <text:p>0,400</text:p>
          </table:table-cell>
          <table:table-cell table:number-columns-repeated="4"/>
          <table:table-cell table:formula="of:=([.AH220]+[.AI220]+[.AJ220]+[.AK220]+[.AL220]+[.AM220])*2" office:value-type="float" office:value="0.8" calcext:value-type="float">
            <text:p>0,8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21]*2" office:value-type="float" office:value="0" calcext:value-type="float">
            <text:p>0,000</text:p>
          </table:table-cell>
          <table:table-cell table:style-name="ce32" table:formula="of:=([.E221]+[.G221])*(-1)" office:value-type="float" office:value="-0.0406666666666667" calcext:value-type="float">
            <text:p>-0,041</text:p>
          </table:table-cell>
          <table:table-cell table:style-name="ce32" table:formula="of:=[.F221]/2/45" office:value-type="float" office:value="0" calcext:value-type="float">
            <text:p>0,000</text:p>
          </table:table-cell>
          <table:table-cell table:style-name="ce32" table:formula="of:=[.M221]*[.N216]" office:value-type="float" office:value="0" calcext:value-type="float">
            <text:p>0,000</text:p>
          </table:table-cell>
          <table:table-cell table:style-name="ce32" table:formula="of:=[.H221]/45" office:value-type="float" office:value="0.0406666666666667" calcext:value-type="float">
            <text:p>0,041</text:p>
          </table:table-cell>
          <table:table-cell table:style-name="ce32" table:formula="of:=[.N221]*[.N216]+[.O221]*[.O216]+[.P221]*[.P216]+[.Q221]*[.Q216]+[.R221]*[.R216]+[.S221]*[.S216]+[.T221]*[.T216]" office:value-type="float" office:value="1.83" calcext:value-type="float">
            <text:p>1,830</text:p>
          </table:table-cell>
          <table:table-cell table:style-name="ce32" table:formula="of:=[.L221]/45" office:value-type="float" office:value="0.0406666666666667" calcext:value-type="float">
            <text:p>0,041</text:p>
          </table:table-cell>
          <table:table-cell table:style-name="ce42" table:formula="of:=[.L221]/63*(-1)" office:value-type="float" office:value="-0.029047619047619" calcext:value-type="float">
            <text:p>-0,029</text:p>
          </table:table-cell>
          <table:table-cell table:style-name="ce42" table:formula="of:=[.J221]*18" office:value-type="float" office:value="-0.522857142857143" calcext:value-type="float">
            <text:p>-0,523</text:p>
          </table:table-cell>
          <table:table-cell table:formula="of:=[.M221]*[.N216]+[.N221]*[.N216]+[.O221]*[.O216]+[.P221]*[.P216]+[.Q221]*[.Q216]+[.R221]*[.R216]+[.S221]*[.S216]+[.T221]*[.T216]" office:value-type="float" office:value="1.83" calcext:value-type="float">
            <text:p>1,83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09" calcext:value-type="float">
            <text:p>0,09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3"/>
          <table:table-cell office:value-type="float" office:value="0.12" calcext:value-type="float">
            <text:p>0,120</text:p>
          </table:table-cell>
          <table:table-cell table:number-columns-repeated="4"/>
          <table:table-cell table:formula="of:=([.U216]*[.U221])+([.V216]*[.V221])+([.W216]*[.W221])+([.X216]*[.X221])+([.Y216]*[.Y221])" office:value-type="float" office:value="0.84" calcext:value-type="float">
            <text:p>0,840</text:p>
          </table:table-cell>
          <table:table-cell table:formula="of:=[.Z221]/45*(-1)" office:value-type="float" office:value="-0.0186666666666667" calcext:value-type="float">
            <text:p>-0,019</text:p>
          </table:table-cell>
          <table:table-cell table:formula="of:=[.L221]-[.Z221]" office:value-type="float" office:value="0.99" calcext:value-type="float">
            <text:p>0,990</text:p>
          </table:table-cell>
          <table:table-cell table:formula="of:=[.AB221]-[.AN221]" office:value-type="float" office:value="0.81" calcext:value-type="float">
            <text:p>0,810</text:p>
          </table:table-cell>
          <table:table-cell table:formula="of:=[.AC221]/45*0.8*(-1)" office:value-type="float" office:value="-0.0144" calcext:value-type="float">
            <text:p>-0,014</text:p>
          </table:table-cell>
          <table:table-cell table:formula="of:=[.AB221]/45*(-1)*0.8" office:value-type="float" office:value="-0.0176" calcext:value-type="float">
            <text:p>-0,018</text:p>
          </table:table-cell>
          <table:table-cell table:formula="of:=[.AC221]/45*(-1)" office:value-type="float" office:value="-0.018" calcext:value-type="float">
            <text:p>-0,018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5"/>
          <table:table-cell table:formula="of:=([.AH221]+[.AI221]+[.AJ221]+[.AK221]+[.AL221]+[.AM221])*2" office:value-type="float" office:value="0.18" calcext:value-type="float">
            <text:p>0,1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22]*2" office:value-type="float" office:value="0.054" calcext:value-type="float">
            <text:p>0,054</text:p>
          </table:table-cell>
          <table:table-cell table:formula="of:=([.E222]+[.G222])*(-1)" office:value-type="float" office:value="-0.0096" calcext:value-type="float">
            <text:p>-0,010</text:p>
          </table:table-cell>
          <table:table-cell table:formula="of:=[.F222]/2/45" office:value-type="float" office:value="0.003" calcext:value-type="float">
            <text:p>0,003</text:p>
          </table:table-cell>
          <table:table-cell table:formula="of:=[.M222]*[.N216]" office:value-type="float" office:value="0.27" calcext:value-type="float">
            <text:p>0,270</text:p>
          </table:table-cell>
          <table:table-cell table:formula="of:=[.H222]/45" office:value-type="float" office:value="0.0066" calcext:value-type="float">
            <text:p>0,007</text:p>
          </table:table-cell>
          <table:table-cell table:formula="of:=[.N222]*[.N216]+[.O222]*[.O216]+[.P222]*[.P216]+[.Q222]*[.Q216]+[.R222]*[.R216]+[.S222]*[.S216]+[.T222]*[.T216]" office:value-type="float" office:value="0.297" calcext:value-type="float">
            <text:p>0,297</text:p>
          </table:table-cell>
          <table:table-cell table:formula="of:=[.L222]/45" office:value-type="float" office:value="0.0126" calcext:value-type="float">
            <text:p>0,013</text:p>
          </table:table-cell>
          <table:table-cell table:style-name="ce42" table:formula="of:=[.L222]/63*(-1)" office:value-type="float" office:value="-0.009" calcext:value-type="float">
            <text:p>-0,009</text:p>
          </table:table-cell>
          <table:table-cell table:style-name="ce42" table:formula="of:=[.J222]*18" office:value-type="float" office:value="-0.162" calcext:value-type="float">
            <text:p>-0,162</text:p>
          </table:table-cell>
          <table:table-cell table:formula="of:=[.M222]*[.N216]+[.N222]*[.N216]+[.O222]*[.O216]+[.P222]*[.P216]+[.Q222]*[.Q216]+[.R222]*[.R216]+[.S222]*[.S216]+[.T222]*[.T216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16]*[.U222])+([.V216]*[.V222])+([.W216]*[.W222])+([.X216]*[.X222])+([.Y216]*[.Y222])" office:value-type="float" office:value="0.294" calcext:value-type="float">
            <text:p>0,294</text:p>
          </table:table-cell>
          <table:table-cell table:formula="of:=[.Z222]/45*(-1)" office:value-type="float" office:value="-0.00653333333333333" calcext:value-type="float">
            <text:p>-0,007</text:p>
          </table:table-cell>
          <table:table-cell table:formula="of:=[.L222]-[.Z222]" office:value-type="float" office:value="0.273" calcext:value-type="float">
            <text:p>0,273</text:p>
          </table:table-cell>
          <table:table-cell table:formula="of:=[.AB222]-[.AN222]" office:value-type="float" office:value="0.219" calcext:value-type="float">
            <text:p>0,219</text:p>
          </table:table-cell>
          <table:table-cell table:formula="of:=[.AC222]/45*0.8*(-1)" office:value-type="float" office:value="-0.00389333333333333" calcext:value-type="float">
            <text:p>-0,004</text:p>
          </table:table-cell>
          <table:table-cell table:formula="of:=[.AB222]/45*(-1)*0.8" office:value-type="float" office:value="-0.00485333333333333" calcext:value-type="float">
            <text:p>-0,005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table:number-columns-repeated="5"/>
          <table:table-cell table:formula="of:=([.AH222]+[.AI222]+[.AJ222]+[.AK222]+[.AL222]+[.AM222])*2" office:value-type="float" office:value="0.054" calcext:value-type="float">
            <text:p>0,05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23]*2" office:value-type="float" office:value="15" calcext:value-type="float">
            <text:p>15,000</text:p>
          </table:table-cell>
          <table:table-cell table:formula="of:=([.E223]+[.G223])*(-1)" office:value-type="float" office:value="-1.5" calcext:value-type="float">
            <text:p>-1,500</text:p>
          </table:table-cell>
          <table:table-cell table:formula="of:=[.F223]/2/45" office:value-type="float" office:value="0.833333333333333" calcext:value-type="float">
            <text:p>0,833</text:p>
          </table:table-cell>
          <table:table-cell table:formula="of:=[.M223]*[.N216]" office:value-type="float" office:value="75" calcext:value-type="float">
            <text:p>75,000</text:p>
          </table:table-cell>
          <table:table-cell table:formula="of:=[.H223]/45" office:value-type="float" office:value="0.666666666666667" calcext:value-type="float">
            <text:p>0,667</text:p>
          </table:table-cell>
          <table:table-cell table:formula="of:=[.N223]*[.N216]+[.O223]*[.O216]+[.P223]*[.P216]+[.Q223]*[.Q216]+[.R223]*[.R216]+[.S223]*[.S216]+[.T223]*[.T216]" office:value-type="float" office:value="30" calcext:value-type="float">
            <text:p>30,000</text:p>
          </table:table-cell>
          <table:table-cell table:formula="of:=[.L223]/45" office:value-type="float" office:value="2.33333333333333" calcext:value-type="float">
            <text:p>2,333</text:p>
          </table:table-cell>
          <table:table-cell table:style-name="ce42" table:formula="of:=[.L223]/63*(-1)" office:value-type="float" office:value="-1.66666666666667" calcext:value-type="float">
            <text:p>-1,667</text:p>
          </table:table-cell>
          <table:table-cell table:style-name="ce42" table:formula="of:=[.J223]*18" office:value-type="float" office:value="-30" calcext:value-type="float">
            <text:p>-30,000</text:p>
          </table:table-cell>
          <table:table-cell table:formula="of:=[.M223]*[.N216]+[.N223]*[.N216]+[.O223]*[.O216]+[.P223]*[.P216]+[.Q223]*[.Q216]+[.R223]*[.R216]+[.S223]*[.S216]+[.T223]*[.T216]" office:value-type="float" office:value="105" calcext:value-type="float">
            <text:p>105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3"/>
          <table:table-cell table:formula="of:=([.U216]*[.U223])+([.V216]*[.V223])+([.W216]*[.W223])+([.X216]*[.X223])+([.Y216]*[.Y223])" office:value-type="float" office:value="30" calcext:value-type="float">
            <text:p>30,000</text:p>
          </table:table-cell>
          <table:table-cell table:formula="of:=[.Z223]/45*(-1)" office:value-type="float" office:value="-0.666666666666667" calcext:value-type="float">
            <text:p>-0,667</text:p>
          </table:table-cell>
          <table:table-cell table:formula="of:=[.L223]-[.Z223]" office:value-type="float" office:value="75" calcext:value-type="float">
            <text:p>75,000</text:p>
          </table:table-cell>
          <table:table-cell table:formula="of:=[.AB223]-[.AN223]" office:value-type="float" office:value="60" calcext:value-type="float">
            <text:p>60,000</text:p>
          </table:table-cell>
          <table:table-cell table:formula="of:=[.AC223]/45*0.8*(-1)" office:value-type="float" office:value="-1.06666666666667" calcext:value-type="float">
            <text:p>-1,067</text:p>
          </table:table-cell>
          <table:table-cell table:formula="of:=[.AB223]/45*(-1)*0.8" office:value-type="float" office:value="-1.33333333333333" calcext:value-type="float">
            <text:p>-1,333</text:p>
          </table:table-cell>
          <table:table-cell table:formula="of:=[.AC223]/45*(-1)" office:value-type="float" office:value="-1.33333333333333" calcext:value-type="float">
            <text:p>-1,333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5"/>
          <table:table-cell table:formula="of:=([.AH223]+[.AI223]+[.AJ223]+[.AK223]+[.AL223]+[.AM223])*2" office:value-type="float" office:value="15" calcext:value-type="float">
            <text:p>15,000</text:p>
          </table:table-cell>
          <table:table-cell/>
          <table:table-cell office:value-type="float" office:value="125" calcext:value-type="float">
            <text:p>125,000</text:p>
          </table:table-cell>
          <table:table-cell table:formula="of:=[.AP223]-[.C223]" office:value-type="float" office:value="110" calcext:value-type="float">
            <text:p>110,000</text:p>
          </table:table-cell>
          <table:table-cell table:formula="of:=[.AP223]-[.C223]/2" office:value-type="float" office:value="117.5" calcext:value-type="float">
            <text:p>117,500</text:p>
          </table:table-cell>
          <table:table-cell office:value-type="float" office:value="125" calcext:value-type="float">
            <text:p>125,000</text:p>
          </table:table-cell>
          <table:table-cell table:formula="of:=[.AP223]+[.C223]/2" office:value-type="float" office:value="132.5" calcext:value-type="float">
            <text:p>132,500</text:p>
          </table:table-cell>
          <table:table-cell table:formula="of:=[.AP223]+[.C223]" office:value-type="float" office:value="140" calcext:value-type="float">
            <text:p>140,000</text:p>
          </table:table-cell>
          <table:table-cell table:formula="of:=[.AP223]+[.C223]*1.5" office:value-type="float" office:value="147.5" calcext:value-type="float">
            <text:p>147,500</text:p>
          </table:table-cell>
          <table:table-cell table:formula="of:=[.AP223]+[.C223]*2" office:value-type="float" office:value="155" calcext:value-type="float">
            <text:p>155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24]*2" office:value-type="float" office:value="0" calcext:value-type="float">
            <text:p>0,000</text:p>
          </table:table-cell>
          <table:table-cell table:formula="of:=([.E224]+[.G224])*(-1)" office:value-type="float" office:value="-0" calcext:value-type="float">
            <text:p>0,000</text:p>
          </table:table-cell>
          <table:table-cell table:formula="of:=[.F224]/2/45" office:value-type="float" office:value="0" calcext:value-type="float">
            <text:p>0,000</text:p>
          </table:table-cell>
          <table:table-cell table:formula="of:=[.M224]*[.N216]" office:value-type="float" office:value="0" calcext:value-type="float">
            <text:p>0,000</text:p>
          </table:table-cell>
          <table:table-cell table:formula="of:=[.H224]/45" office:value-type="float" office:value="0" calcext:value-type="float">
            <text:p>0,000</text:p>
          </table:table-cell>
          <table:table-cell table:formula="of:=[.N224]*[.N216]+[.O224]*[.O216]+[.P224]*[.P216]+[.Q224]*[.Q216]+[.R224]*[.R216]+[.S224]*[.S216]+[.T224]*[.T216]" office:value-type="float" office:value="0" calcext:value-type="float">
            <text:p>0,000</text:p>
          </table:table-cell>
          <table:table-cell table:formula="of:=[.L224]/45" office:value-type="float" office:value="0" calcext:value-type="float">
            <text:p>0,000</text:p>
          </table:table-cell>
          <table:table-cell table:style-name="ce42" table:formula="of:=[.L224]/63*(-1)" office:value-type="float" office:value="-0" calcext:value-type="float">
            <text:p>0,000</text:p>
          </table:table-cell>
          <table:table-cell table:style-name="ce42" table:formula="of:=[.J224]*18" office:value-type="float" office:value="-0" calcext:value-type="float">
            <text:p>0,000</text:p>
          </table:table-cell>
          <table:table-cell table:formula="of:=[.M224]*[.N216]+[.N224]*[.N216]+[.O224]*[.O216]+[.P224]*[.P216]+[.Q224]*[.Q216]+[.R224]*[.R216]+[.S224]*[.S216]+[.T224]*[.T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16]*[.U224])+([.V216]*[.V224])+([.W216]*[.W224])+([.X216]*[.X224])+([.Y216]*[.Y224])" office:value-type="float" office:value="0" calcext:value-type="float">
            <text:p>0,000</text:p>
          </table:table-cell>
          <table:table-cell table:formula="of:=[.Z224]/45*(-1)" office:value-type="float" office:value="-0" calcext:value-type="float">
            <text:p>0,000</text:p>
          </table:table-cell>
          <table:table-cell table:formula="of:=[.L224]-[.Z224]" office:value-type="float" office:value="0" calcext:value-type="float">
            <text:p>0,000</text:p>
          </table:table-cell>
          <table:table-cell table:formula="of:=[.AB224]-[.AN224]" office:value-type="float" office:value="0" calcext:value-type="float">
            <text:p>0,000</text:p>
          </table:table-cell>
          <table:table-cell table:formula="of:=[.AC224]/45*0.8*(-1)" office:value-type="float" office:value="-0" calcext:value-type="float">
            <text:p>0,000</text:p>
          </table:table-cell>
          <table:table-cell table:formula="of:=[.AB224]/45*(-1)*0.8" office:value-type="float" office:value="-0" calcext:value-type="float">
            <text:p>0,000</text:p>
          </table:table-cell>
          <table:table-cell table:number-columns-repeated="8"/>
          <table:table-cell table:formula="of:=([.AH224]+[.AI224]+[.AJ224]+[.AK224]+[.AL224]+[.AM224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25]*2" office:value-type="float" office:value="0" calcext:value-type="float">
            <text:p>0,000</text:p>
          </table:table-cell>
          <table:table-cell table:formula="of:=([.E225]+[.G225])*(-1)" office:value-type="float" office:value="-0.155555555555556" calcext:value-type="float">
            <text:p>-0,156</text:p>
          </table:table-cell>
          <table:table-cell table:formula="of:=[.F225]/2/45" office:value-type="float" office:value="0" calcext:value-type="float">
            <text:p>0,000</text:p>
          </table:table-cell>
          <table:table-cell table:formula="of:=[.M225]*[.N216]" office:value-type="float" office:value="0" calcext:value-type="float">
            <text:p>0,000</text:p>
          </table:table-cell>
          <table:table-cell table:formula="of:=[.H225]/45" office:value-type="float" office:value="0.155555555555556" calcext:value-type="float">
            <text:p>0,156</text:p>
          </table:table-cell>
          <table:table-cell table:formula="of:=[.N225]*[.N216]+[.O225]*[.O216]+[.P225]*[.P216]+[.Q225]*[.Q216]+[.R225]*[.R216]+[.S225]*[.S216]+[.T225]*[.T216]" office:value-type="float" office:value="7" calcext:value-type="float">
            <text:p>7,000</text:p>
          </table:table-cell>
          <table:table-cell table:formula="of:=[.L225]/45" office:value-type="float" office:value="0.155555555555556" calcext:value-type="float">
            <text:p>0,156</text:p>
          </table:table-cell>
          <table:table-cell table:style-name="ce42" table:formula="of:=[.L225]/63*(-1)" office:value-type="float" office:value="-0.111111111111111" calcext:value-type="float">
            <text:p>-0,111</text:p>
          </table:table-cell>
          <table:table-cell table:style-name="ce42" table:formula="of:=[.J225]*18" office:value-type="float" office:value="-2" calcext:value-type="float">
            <text:p>-2,000</text:p>
          </table:table-cell>
          <table:table-cell table:formula="of:=[.M225]*[.N216]+[.N225]*[.N216]+[.O225]*[.O216]+[.P225]*[.P216]+[.Q225]*[.Q216]+[.R225]*[.R216]+[.S225]*[.S216]+[.T225]*[.T216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U216]*[.U225])+([.V216]*[.V225])+([.W216]*[.W225])+([.X216]*[.X225])+([.Y216]*[.Y225])" office:value-type="float" office:value="7" calcext:value-type="float">
            <text:p>7,000</text:p>
          </table:table-cell>
          <table:table-cell table:formula="of:=[.Z225]/45*(-1)" office:value-type="float" office:value="-0.155555555555556" calcext:value-type="float">
            <text:p>-0,156</text:p>
          </table:table-cell>
          <table:table-cell table:formula="of:=[.L225]-[.Z225]" office:value-type="float" office:value="0" calcext:value-type="float">
            <text:p>0,000</text:p>
          </table:table-cell>
          <table:table-cell table:formula="of:=[.AB225]-[.AN225]" office:value-type="float" office:value="0" calcext:value-type="float">
            <text:p>0,000</text:p>
          </table:table-cell>
          <table:table-cell table:formula="of:=[.AC225]/45*0.8*(-1)" office:value-type="float" office:value="-0" calcext:value-type="float">
            <text:p>0,000</text:p>
          </table:table-cell>
          <table:table-cell table:formula="of:=[.AB225]/45*(-1)*0.8" office:value-type="float" office:value="-0" calcext:value-type="float">
            <text:p>0,000</text:p>
          </table:table-cell>
          <table:table-cell table:number-columns-repeated="8"/>
          <table:table-cell table:formula="of:=([.AH225]+[.AI225]+[.AJ225]+[.AK225]+[.AL225]+[.AM225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29]*2" office:value-type="float" office:value="7.8" calcext:value-type="float">
            <text:p>7,800</text:p>
          </table:table-cell>
          <table:table-cell table:formula="of:=([.E229]+[.G229])*(-1)" office:value-type="float" office:value="-2.39777777777778" calcext:value-type="float">
            <text:p>-2,398</text:p>
          </table:table-cell>
          <table:table-cell table:formula="of:=[.F229]/2/45" office:value-type="float" office:value="0.433333333333333" calcext:value-type="float">
            <text:p>0,433</text:p>
          </table:table-cell>
          <table:table-cell table:formula="of:=[.M229]*[.N228]" office:value-type="float" office:value="39" calcext:value-type="float">
            <text:p>39,000</text:p>
          </table:table-cell>
          <table:table-cell table:formula="of:=[.H229]/45" office:value-type="float" office:value="1.96444444444444" calcext:value-type="float">
            <text:p>1,964</text:p>
          </table:table-cell>
          <table:table-cell table:formula="of:=[.N229]*[.N228]+[.O229]*[.O228]+[.P229]*[.P228]+[.Q229]*[.Q228]+[.R229]*[.R228]+[.S229]*[.S228]+[.T229]*[.T228]" office:value-type="float" office:value="88.4" calcext:value-type="float">
            <text:p>88,400</text:p>
          </table:table-cell>
          <table:table-cell table:formula="of:=[.L229]/45" office:value-type="float" office:value="2.83111111111111" calcext:value-type="float">
            <text:p>2,831</text:p>
          </table:table-cell>
          <table:table-cell table:style-name="ce42" table:formula="of:=[.L229]/63*(-1)" office:value-type="float" office:value="-2.02222222222222" calcext:value-type="float">
            <text:p>-2,022</text:p>
          </table:table-cell>
          <table:table-cell table:style-name="ce42" table:formula="of:=[.J229]*18" office:value-type="float" office:value="-36.4" calcext:value-type="float">
            <text:p>-36,400</text:p>
          </table:table-cell>
          <table:table-cell table:formula="of:=[.M229]*[.N228]+[.N229]*[.N228]+[.O229]*[.O228]+[.P229]*[.P228]+[.Q229]*[.Q228]+[.R229]*[.R228]+[.S229]*[.S228]+[.T229]*[.T228]" office:value-type="float" office:value="127.4" calcext:value-type="float">
            <text:p>127,400</text:p>
          </table:table-cell>
          <table:table-cell office:value-type="float" office:value="3.9" calcext:value-type="float">
            <text:p>3,90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/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U228]*[.U229])+([.V228]*[.V229])+([.W228]*[.W229])+([.X228]*[.X229])+([.Y228]*[.Y229])" office:value-type="float" office:value="62.4" calcext:value-type="float">
            <text:p>62,400</text:p>
          </table:table-cell>
          <table:table-cell table:formula="of:=[.Z229]/45*(-1)" office:value-type="float" office:value="-1.38666666666667" calcext:value-type="float">
            <text:p>-1,387</text:p>
          </table:table-cell>
          <table:table-cell table:formula="of:=[.L229]-[.Z229]" office:value-type="float" office:value="65" calcext:value-type="float">
            <text:p>65,000</text:p>
          </table:table-cell>
          <table:table-cell table:formula="of:=[.AB229]-[.AN229]" office:value-type="float" office:value="50.7" calcext:value-type="float">
            <text:p>50,700</text:p>
          </table:table-cell>
          <table:table-cell table:formula="of:=[.AC229]/45*0.8*(-1)" office:value-type="float" office:value="-0.901333333333333" calcext:value-type="float">
            <text:p>-0,901</text:p>
          </table:table-cell>
          <table:table-cell table:formula="of:=[.AB229]/45*(-1)*0.8" office:value-type="float" office:value="-1.15555555555556" calcext:value-type="float">
            <text:p>-1,156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3.25" calcext:value-type="float">
            <text:p>3,250</text:p>
          </table:table-cell>
          <table:table-cell table:number-columns-repeated="4"/>
          <table:table-cell table:formula="of:=([.AH229]+[.AI229]+[.AJ229]+[.AK229]+[.AL229]+[.AM229])*2" office:value-type="float" office:value="14.3" calcext:value-type="float">
            <text:p>14,3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30]*2" office:value-type="float" office:value="0.96" calcext:value-type="float">
            <text:p>0,960</text:p>
          </table:table-cell>
          <table:table-cell table:formula="of:=([.E230]+[.G230])*(-1)" office:value-type="float" office:value="-0.0533333333333333" calcext:value-type="float">
            <text:p>-0,053</text:p>
          </table:table-cell>
          <table:table-cell table:formula="of:=[.F230]/2/45" office:value-type="float" office:value="0.0533333333333333" calcext:value-type="float">
            <text:p>0,053</text:p>
          </table:table-cell>
          <table:table-cell table:formula="of:=[.M230]*[.N228]" office:value-type="float" office:value="4.8" calcext:value-type="float">
            <text:p>4,800</text:p>
          </table:table-cell>
          <table:table-cell table:formula="of:=[.H230]/45" office:value-type="float" office:value="0" calcext:value-type="float">
            <text:p>0,000</text:p>
          </table:table-cell>
          <table:table-cell table:formula="of:=[.N230]*[.N228]+[.O230]*[.O228]+[.P230]*[.P228]+[.Q230]*[.Q228]+[.R230]*[.R228]+[.S230]*[.S228]+[.T230]*[.T228]" office:value-type="float" office:value="0" calcext:value-type="float">
            <text:p>0,000</text:p>
          </table:table-cell>
          <table:table-cell table:formula="of:=[.L230]/45" office:value-type="float" office:value="0.106666666666667" calcext:value-type="float">
            <text:p>0,107</text:p>
          </table:table-cell>
          <table:table-cell table:style-name="ce42" table:formula="of:=[.L230]/63*(-1)" office:value-type="float" office:value="-0.0761904761904762" calcext:value-type="float">
            <text:p>-0,076</text:p>
          </table:table-cell>
          <table:table-cell table:style-name="ce42" table:formula="of:=[.J230]*18" office:value-type="float" office:value="-1.37142857142857" calcext:value-type="float">
            <text:p>-1,371</text:p>
          </table:table-cell>
          <table:table-cell table:formula="of:=[.M230]*[.N228]+[.N230]*[.N228]+[.O230]*[.O228]+[.P230]*[.P228]+[.Q230]*[.Q228]+[.R230]*[.R228]+[.S230]*[.S228]+[.T230]*[.T228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U228]*[.U230])+([.V228]*[.V230])+([.W228]*[.W230])+([.X228]*[.X230])+([.Y228]*[.Y230])" office:value-type="float" office:value="0" calcext:value-type="float">
            <text:p>0,000</text:p>
          </table:table-cell>
          <table:table-cell table:formula="of:=[.Z230]/45*(-1)" office:value-type="float" office:value="-0" calcext:value-type="float">
            <text:p>0,000</text:p>
          </table:table-cell>
          <table:table-cell table:formula="of:=[.L230]-[.Z230]" office:value-type="float" office:value="4.8" calcext:value-type="float">
            <text:p>4,800</text:p>
          </table:table-cell>
          <table:table-cell table:formula="of:=[.AB230]-[.AN230]" office:value-type="float" office:value="-1.86" calcext:value-type="float">
            <text:p>-1,860</text:p>
          </table:table-cell>
          <table:table-cell table:formula="of:=[.AC230]/45*0.8*(-1)" office:value-type="float" office:value="0.0330666666666667" calcext:value-type="float">
            <text:p>0,033</text:p>
          </table:table-cell>
          <table:table-cell table:formula="of:=[.AB230]/45*(-1)*0.8" office:value-type="float" office:value="-0.0853333333333333" calcext:value-type="float">
            <text:p>-0,085</text:p>
          </table:table-cell>
          <table:table-cell table:formula="of:=[.AC230]/45*(-1)" office:value-type="float" office:value="0.0413333333333333" calcext:value-type="float">
            <text:p>0,041</text:p>
          </table:table-cell>
          <table:table-cell/>
          <table:table-cell office:value-type="float" office:value="0.48" calcext:value-type="float">
            <text:p>0,480</text:p>
          </table:table-cell>
          <table:table-cell office:value-type="float" office:value="1.5" calcext:value-type="float">
            <text:p>1,500</text:p>
          </table:table-cell>
          <table:table-cell office:value-type="float" office:value="0.6" calcext:value-type="float">
            <text:p>0,600</text:p>
          </table:table-cell>
          <table:table-cell office:value-type="float" office:value="0.75" calcext:value-type="float">
            <text:p>0,750</text:p>
          </table:table-cell>
          <table:table-cell table:number-columns-repeated="2"/>
          <table:table-cell table:formula="of:=([.AH230]+[.AI230]+[.AJ230]+[.AK230]+[.AL230]+[.AM230])*2" office:value-type="float" office:value="6.66" calcext:value-type="float">
            <text:p>6,6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31]*2" office:value-type="float" office:value="0.48" calcext:value-type="float">
            <text:p>0,480</text:p>
          </table:table-cell>
          <table:table-cell table:formula="of:=([.E231]+[.G231])*(-1)" office:value-type="float" office:value="-0.147555555555556" calcext:value-type="float">
            <text:p>-0,148</text:p>
          </table:table-cell>
          <table:table-cell table:formula="of:=[.F231]/2/45" office:value-type="float" office:value="0.0266666666666667" calcext:value-type="float">
            <text:p>0,027</text:p>
          </table:table-cell>
          <table:table-cell table:formula="of:=[.M231]*[.N228]" office:value-type="float" office:value="2.4" calcext:value-type="float">
            <text:p>2,400</text:p>
          </table:table-cell>
          <table:table-cell table:formula="of:=[.H231]/45" office:value-type="float" office:value="0.120888888888889" calcext:value-type="float">
            <text:p>0,121</text:p>
          </table:table-cell>
          <table:table-cell table:formula="of:=[.N231]*[.N228]+[.O231]*[.O228]+[.P231]*[.P228]+[.Q231]*[.Q228]+[.R231]*[.R228]+[.S231]*[.S228]+[.T231]*[.T228]" office:value-type="float" office:value="5.44" calcext:value-type="float">
            <text:p>5,440</text:p>
          </table:table-cell>
          <table:table-cell table:formula="of:=[.L231]/45" office:value-type="float" office:value="0.174222222222222" calcext:value-type="float">
            <text:p>0,174</text:p>
          </table:table-cell>
          <table:table-cell table:style-name="ce42" table:formula="of:=[.L231]/63*(-1)" office:value-type="float" office:value="-0.124444444444444" calcext:value-type="float">
            <text:p>-0,124</text:p>
          </table:table-cell>
          <table:table-cell table:style-name="ce42" table:formula="of:=[.J231]*18" office:value-type="float" office:value="-2.24" calcext:value-type="float">
            <text:p>-2,240</text:p>
          </table:table-cell>
          <table:table-cell table:formula="of:=[.M231]*[.N228]+[.N231]*[.N228]+[.O231]*[.O228]+[.P231]*[.P228]+[.Q231]*[.Q228]+[.R231]*[.R228]+[.S231]*[.S228]+[.T231]*[.T228]" office:value-type="float" office:value="7.84" calcext:value-type="float">
            <text:p>7,840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U228]*[.U231])+([.V228]*[.V231])+([.W228]*[.W231])+([.X228]*[.X231])+([.Y228]*[.Y231])" office:value-type="float" office:value="3.84" calcext:value-type="float">
            <text:p>3,840</text:p>
          </table:table-cell>
          <table:table-cell table:formula="of:=[.Z231]/45*(-1)" office:value-type="float" office:value="-0.0853333333333333" calcext:value-type="float">
            <text:p>-0,085</text:p>
          </table:table-cell>
          <table:table-cell table:formula="of:=[.L231]-[.Z231]" office:value-type="float" office:value="4" calcext:value-type="float">
            <text:p>4,000</text:p>
          </table:table-cell>
          <table:table-cell table:formula="of:=[.AB231]-[.AN231]" office:value-type="float" office:value="3.12" calcext:value-type="float">
            <text:p>3,120</text:p>
          </table:table-cell>
          <table:table-cell table:formula="of:=[.AC231]/45*0.8*(-1)" office:value-type="float" office:value="-0.0554666666666667" calcext:value-type="float">
            <text:p>-0,055</text:p>
          </table:table-cell>
          <table:table-cell table:formula="of:=[.AB231]/45*(-1)*0.8" office:value-type="float" office:value="-0.0711111111111111" calcext:value-type="float">
            <text:p>-0,071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2" calcext:value-type="float">
            <text:p>0,200</text:p>
          </table:table-cell>
          <table:table-cell table:number-columns-repeated="4"/>
          <table:table-cell table:formula="of:=([.AH231]+[.AI231]+[.AJ231]+[.AK231]+[.AL231]+[.AM231])*2" office:value-type="float" office:value="0.88" calcext:value-type="float">
            <text:p>0,88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32]*2" office:value-type="float" office:value="0" calcext:value-type="float">
            <text:p>0,000</text:p>
          </table:table-cell>
          <table:table-cell table:formula="of:=([.E232]+[.G232])*(-1)" office:value-type="float" office:value="-0" calcext:value-type="float">
            <text:p>0,000</text:p>
          </table:table-cell>
          <table:table-cell table:formula="of:=[.F232]/2/45" office:value-type="float" office:value="0" calcext:value-type="float">
            <text:p>0,000</text:p>
          </table:table-cell>
          <table:table-cell table:formula="of:=[.M232]*[.N228]" office:value-type="float" office:value="0" calcext:value-type="float">
            <text:p>0,000</text:p>
          </table:table-cell>
          <table:table-cell table:formula="of:=[.H232]/45" office:value-type="float" office:value="0" calcext:value-type="float">
            <text:p>0,000</text:p>
          </table:table-cell>
          <table:table-cell table:formula="of:=[.N232]*[.N228]+[.O232]*[.O228]+[.P232]*[.P228]+[.Q232]*[.Q228]+[.R232]*[.R228]+[.S232]*[.S228]+[.T232]*[.T228]" office:value-type="float" office:value="0" calcext:value-type="float">
            <text:p>0,000</text:p>
          </table:table-cell>
          <table:table-cell table:formula="of:=[.L232]/45" office:value-type="float" office:value="0" calcext:value-type="float">
            <text:p>0,000</text:p>
          </table:table-cell>
          <table:table-cell table:style-name="ce42" table:formula="of:=[.L232]/63*(-1)" office:value-type="float" office:value="-0" calcext:value-type="float">
            <text:p>0,000</text:p>
          </table:table-cell>
          <table:table-cell table:style-name="ce42" table:formula="of:=[.J232]*18" office:value-type="float" office:value="-0" calcext:value-type="float">
            <text:p>0,000</text:p>
          </table:table-cell>
          <table:table-cell table:formula="of:=[.M232]*[.N228]+[.N232]*[.N228]+[.O232]*[.O228]+[.P232]*[.P228]+[.Q232]*[.Q228]+[.R232]*[.R228]+[.S232]*[.S228]+[.T232]*[.T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U228]*[.U232])+([.V228]*[.V232])+([.W228]*[.W232])+([.X228]*[.X232])+([.Y228]*[.Y232])" office:value-type="float" office:value="2.4" calcext:value-type="float">
            <text:p>2,400</text:p>
          </table:table-cell>
          <table:table-cell table:formula="of:=[.Z232]/45*(-1)" office:value-type="float" office:value="-0.0533333333333333" calcext:value-type="float">
            <text:p>-0,053</text:p>
          </table:table-cell>
          <table:table-cell table:formula="of:=[.L232]-[.Z232]" office:value-type="float" office:value="-2.4" calcext:value-type="float">
            <text:p>-2,400</text:p>
          </table:table-cell>
          <table:table-cell table:formula="of:=[.AB232]-[.AN232]" office:value-type="float" office:value="-4.2" calcext:value-type="float">
            <text:p>-4,200</text:p>
          </table:table-cell>
          <table:table-cell table:formula="of:=[.AC232]/45*0.8*(-1)" office:value-type="float" office:value="0.0746666666666667" calcext:value-type="float">
            <text:p>0,075</text:p>
          </table:table-cell>
          <table:table-cell table:formula="of:=[.AB232]/45*(-1)*0.8" office:value-type="float" office:value="0.0426666666666667" calcext:value-type="float">
            <text:p>0,043</text:p>
          </table:table-cell>
          <table:table-cell table:number-columns-repeated="4"/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H232]+[.AI232]+[.AJ232]+[.AK232]+[.AL232]+[.AM232])*2" office:value-type="float" office:value="1.8" calcext:value-type="float">
            <text:p>1,8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33]*2" office:value-type="float" office:value="0" calcext:value-type="float">
            <text:p>0,000</text:p>
          </table:table-cell>
          <table:table-cell table:style-name="ce32" table:formula="of:=([.E233]+[.G233])*(-1)" office:value-type="float" office:value="-0.0542222222222222" calcext:value-type="float">
            <text:p>-0,054</text:p>
          </table:table-cell>
          <table:table-cell table:style-name="ce32" table:formula="of:=[.F233]/2/45" office:value-type="float" office:value="0" calcext:value-type="float">
            <text:p>0,000</text:p>
          </table:table-cell>
          <table:table-cell table:style-name="ce32" table:formula="of:=[.M233]*[.N228]" office:value-type="float" office:value="0" calcext:value-type="float">
            <text:p>0,000</text:p>
          </table:table-cell>
          <table:table-cell table:style-name="ce32" table:formula="of:=[.H233]/45" office:value-type="float" office:value="0.0542222222222222" calcext:value-type="float">
            <text:p>0,054</text:p>
          </table:table-cell>
          <table:table-cell table:style-name="ce32" table:formula="of:=[.N233]*[.N228]+[.O233]*[.O228]+[.P233]*[.P228]+[.Q233]*[.Q228]+[.R233]*[.R228]+[.S233]*[.S228]+[.T233]*[.T228]" office:value-type="float" office:value="2.44" calcext:value-type="float">
            <text:p>2,440</text:p>
          </table:table-cell>
          <table:table-cell table:style-name="ce32" table:formula="of:=[.L233]/45" office:value-type="float" office:value="0.0542222222222222" calcext:value-type="float">
            <text:p>0,054</text:p>
          </table:table-cell>
          <table:table-cell table:style-name="ce42" table:formula="of:=[.L233]/63*(-1)" office:value-type="float" office:value="-0.0387301587301587" calcext:value-type="float">
            <text:p>-0,039</text:p>
          </table:table-cell>
          <table:table-cell table:style-name="ce42" table:formula="of:=[.J233]*18" office:value-type="float" office:value="-0.697142857142857" calcext:value-type="float">
            <text:p>-0,697</text:p>
          </table:table-cell>
          <table:table-cell table:formula="of:=[.M233]*[.N228]+[.N233]*[.N228]+[.O233]*[.O228]+[.P233]*[.P228]+[.Q233]*[.Q228]+[.R233]*[.R228]+[.S233]*[.S228]+[.T233]*[.T228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/>
          <table:table-cell office:value-type="float" office:value="0.16" calcext:value-type="float">
            <text:p>0,160</text:p>
          </table:table-cell>
          <table:table-cell table:number-columns-repeated="3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U228]*[.U233])+([.V228]*[.V233])+([.W228]*[.W233])+([.X228]*[.X233])+([.Y228]*[.Y233])" office:value-type="float" office:value="1.12" calcext:value-type="float">
            <text:p>1,120</text:p>
          </table:table-cell>
          <table:table-cell table:formula="of:=[.Z233]/45*(-1)" office:value-type="float" office:value="-0.0248888888888889" calcext:value-type="float">
            <text:p>-0,025</text:p>
          </table:table-cell>
          <table:table-cell table:formula="of:=[.L233]-[.Z233]" office:value-type="float" office:value="1.32" calcext:value-type="float">
            <text:p>1,320</text:p>
          </table:table-cell>
          <table:table-cell table:formula="of:=[.AB233]-[.AN233]" office:value-type="float" office:value="1.08" calcext:value-type="float">
            <text:p>1,080</text:p>
          </table:table-cell>
          <table:table-cell table:formula="of:=[.AC233]/45*0.8*(-1)" office:value-type="float" office:value="-0.0192" calcext:value-type="float">
            <text:p>-0,019</text:p>
          </table:table-cell>
          <table:table-cell table:formula="of:=[.AB233]/45*(-1)*0.8" office:value-type="float" office:value="-0.0234666666666667" calcext:value-type="float">
            <text:p>-0,023</text:p>
          </table:table-cell>
          <table:table-cell table:formula="of:=[.AC233]/45*(-1)" office:value-type="float" office:value="-0.024" calcext:value-type="float">
            <text:p>-0,024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233]+[.AI233]+[.AJ233]+[.AK233]+[.AL233]+[.AM233])*2" office:value-type="float" office:value="0.24" calcext:value-type="float">
            <text:p>0,2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34]*2" office:value-type="float" office:value="0.054" calcext:value-type="float">
            <text:p>0,054</text:p>
          </table:table-cell>
          <table:table-cell table:formula="of:=([.E234]+[.G234])*(-1)" office:value-type="float" office:value="-0.0096" calcext:value-type="float">
            <text:p>-0,010</text:p>
          </table:table-cell>
          <table:table-cell table:formula="of:=[.F234]/2/45" office:value-type="float" office:value="0.003" calcext:value-type="float">
            <text:p>0,003</text:p>
          </table:table-cell>
          <table:table-cell table:formula="of:=[.M234]*[.N228]" office:value-type="float" office:value="0.27" calcext:value-type="float">
            <text:p>0,270</text:p>
          </table:table-cell>
          <table:table-cell table:formula="of:=[.H234]/45" office:value-type="float" office:value="0.0066" calcext:value-type="float">
            <text:p>0,007</text:p>
          </table:table-cell>
          <table:table-cell table:formula="of:=[.N234]*[.N228]+[.O234]*[.O228]+[.P234]*[.P228]+[.Q234]*[.Q228]+[.R234]*[.R228]+[.S234]*[.S228]+[.T234]*[.T228]" office:value-type="float" office:value="0.297" calcext:value-type="float">
            <text:p>0,297</text:p>
          </table:table-cell>
          <table:table-cell table:formula="of:=[.L234]/45" office:value-type="float" office:value="0.0126" calcext:value-type="float">
            <text:p>0,013</text:p>
          </table:table-cell>
          <table:table-cell table:style-name="ce42" table:formula="of:=[.L234]/63*(-1)" office:value-type="float" office:value="-0.009" calcext:value-type="float">
            <text:p>-0,009</text:p>
          </table:table-cell>
          <table:table-cell table:style-name="ce42" table:formula="of:=[.J234]*18" office:value-type="float" office:value="-0.162" calcext:value-type="float">
            <text:p>-0,162</text:p>
          </table:table-cell>
          <table:table-cell table:formula="of:=[.M234]*[.N228]+[.N234]*[.N228]+[.O234]*[.O228]+[.P234]*[.P228]+[.Q234]*[.Q228]+[.R234]*[.R228]+[.S234]*[.S228]+[.T234]*[.T228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28]*[.U234])+([.V228]*[.V234])+([.W228]*[.W234])+([.X228]*[.X234])+([.Y228]*[.Y234])" office:value-type="float" office:value="0.294" calcext:value-type="float">
            <text:p>0,294</text:p>
          </table:table-cell>
          <table:table-cell table:formula="of:=[.Z234]/45*(-1)" office:value-type="float" office:value="-0.00653333333333333" calcext:value-type="float">
            <text:p>-0,007</text:p>
          </table:table-cell>
          <table:table-cell table:formula="of:=[.L234]-[.Z234]" office:value-type="float" office:value="0.273" calcext:value-type="float">
            <text:p>0,273</text:p>
          </table:table-cell>
          <table:table-cell table:formula="of:=[.AB234]-[.AN234]" office:value-type="float" office:value="0.183" calcext:value-type="float">
            <text:p>0,183</text:p>
          </table:table-cell>
          <table:table-cell table:formula="of:=[.AC234]/45*0.8*(-1)" office:value-type="float" office:value="-0.00325333333333333" calcext:value-type="float">
            <text:p>-0,003</text:p>
          </table:table-cell>
          <table:table-cell table:formula="of:=[.AB234]/45*(-1)*0.8" office:value-type="float" office:value="-0.00485333333333333" calcext:value-type="float">
            <text:p>-0,005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office:value-type="float" office:value="0.018" calcext:value-type="float">
            <text:p>0,018</text:p>
          </table:table-cell>
          <table:table-cell table:number-columns-repeated="4"/>
          <table:table-cell table:formula="of:=([.AH234]+[.AI234]+[.AJ234]+[.AK234]+[.AL234]+[.AM234])*2" office:value-type="float" office:value="0.09" calcext:value-type="float">
            <text:p>0,09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35]*2" office:value-type="float" office:value="18" calcext:value-type="float">
            <text:p>18,000</text:p>
          </table:table-cell>
          <table:table-cell table:formula="of:=([.E235]+[.G235])*(-1)" office:value-type="float" office:value="-1.8" calcext:value-type="float">
            <text:p>-1,800</text:p>
          </table:table-cell>
          <table:table-cell table:formula="of:=[.F235]/2/45" office:value-type="float" office:value="1" calcext:value-type="float">
            <text:p>1,000</text:p>
          </table:table-cell>
          <table:table-cell table:formula="of:=[.M235]*[.N228]" office:value-type="float" office:value="90" calcext:value-type="float">
            <text:p>90,000</text:p>
          </table:table-cell>
          <table:table-cell table:formula="of:=[.H235]/45" office:value-type="float" office:value="0.8" calcext:value-type="float">
            <text:p>0,800</text:p>
          </table:table-cell>
          <table:table-cell table:formula="of:=[.N235]*[.N228]+[.O235]*[.O228]+[.P235]*[.P228]+[.Q235]*[.Q228]+[.R235]*[.R228]+[.S235]*[.S228]+[.T235]*[.T228]" office:value-type="float" office:value="36" calcext:value-type="float">
            <text:p>36,000</text:p>
          </table:table-cell>
          <table:table-cell table:formula="of:=[.L235]/45" office:value-type="float" office:value="2.8" calcext:value-type="float">
            <text:p>2,800</text:p>
          </table:table-cell>
          <table:table-cell table:style-name="ce42" table:formula="of:=[.L235]/63*(-1)" office:value-type="float" office:value="-2" calcext:value-type="float">
            <text:p>-2,000</text:p>
          </table:table-cell>
          <table:table-cell table:style-name="ce42" table:formula="of:=[.J235]*18" office:value-type="float" office:value="-36" calcext:value-type="float">
            <text:p>-36,000</text:p>
          </table:table-cell>
          <table:table-cell table:formula="of:=[.M235]*[.N228]+[.N235]*[.N228]+[.O235]*[.O228]+[.P235]*[.P228]+[.Q235]*[.Q228]+[.R235]*[.R228]+[.S235]*[.S228]+[.T235]*[.T228]" office:value-type="float" office:value="126" calcext:value-type="float">
            <text:p>126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number-columns-repeated="3"/>
          <table:table-cell table:formula="of:=([.U228]*[.U235])+([.V228]*[.V235])+([.W228]*[.W235])+([.X228]*[.X235])+([.Y228]*[.Y235])" office:value-type="float" office:value="36" calcext:value-type="float">
            <text:p>36,000</text:p>
          </table:table-cell>
          <table:table-cell table:formula="of:=[.Z235]/45*(-1)" office:value-type="float" office:value="-0.8" calcext:value-type="float">
            <text:p>-0,800</text:p>
          </table:table-cell>
          <table:table-cell table:formula="of:=[.L235]-[.Z235]" office:value-type="float" office:value="90" calcext:value-type="float">
            <text:p>90,000</text:p>
          </table:table-cell>
          <table:table-cell table:formula="of:=[.AB235]-[.AN235]" office:value-type="float" office:value="72" calcext:value-type="float">
            <text:p>72,000</text:p>
          </table:table-cell>
          <table:table-cell table:formula="of:=[.AC235]/45*0.8*(-1)" office:value-type="float" office:value="-1.28" calcext:value-type="float">
            <text:p>-1,280</text:p>
          </table:table-cell>
          <table:table-cell table:formula="of:=[.AB235]/45*(-1)*0.8" office:value-type="float" office:value="-1.6" calcext:value-type="float">
            <text:p>-1,600</text:p>
          </table:table-cell>
          <table:table-cell table:formula="of:=[.AC235]/45*(-1)" office:value-type="float" office:value="-1.6" calcext:value-type="float">
            <text:p>-1,600</text:p>
          </table:table-cell>
          <table:table-cell/>
          <table:table-cell office:value-type="float" office:value="9" calcext:value-type="float">
            <text:p>9,000</text:p>
          </table:table-cell>
          <table:table-cell table:number-columns-repeated="5"/>
          <table:table-cell table:formula="of:=([.AH235]+[.AI235]+[.AJ235]+[.AK235]+[.AL235]+[.AM235])*2" office:value-type="float" office:value="18" calcext:value-type="float">
            <text:p>18,000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P235]-[.C235]" office:value-type="float" office:value="132" calcext:value-type="float">
            <text:p>132,000</text:p>
          </table:table-cell>
          <table:table-cell table:formula="of:=[.AP235]-[.C235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P235]+[.C235]/2" office:value-type="float" office:value="159" calcext:value-type="float">
            <text:p>159,000</text:p>
          </table:table-cell>
          <table:table-cell table:formula="of:=[.AP235]+[.C235]" office:value-type="float" office:value="168" calcext:value-type="float">
            <text:p>168,000</text:p>
          </table:table-cell>
          <table:table-cell table:formula="of:=[.AP235]+[.C235]*1.5" office:value-type="float" office:value="177" calcext:value-type="float">
            <text:p>177,000</text:p>
          </table:table-cell>
          <table:table-cell table:formula="of:=[.AP235]+[.C235]*2" office:value-type="float" office:value="186" calcext:value-type="float">
            <text:p>186,0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36]*2" office:value-type="float" office:value="0" calcext:value-type="float">
            <text:p>0,000</text:p>
          </table:table-cell>
          <table:table-cell table:formula="of:=([.E236]+[.G236])*(-1)" office:value-type="float" office:value="-0" calcext:value-type="float">
            <text:p>0,000</text:p>
          </table:table-cell>
          <table:table-cell table:formula="of:=[.F236]/2/45" office:value-type="float" office:value="0" calcext:value-type="float">
            <text:p>0,000</text:p>
          </table:table-cell>
          <table:table-cell table:formula="of:=[.M236]*[.N228]" office:value-type="float" office:value="0" calcext:value-type="float">
            <text:p>0,000</text:p>
          </table:table-cell>
          <table:table-cell table:formula="of:=[.H236]/45" office:value-type="float" office:value="0" calcext:value-type="float">
            <text:p>0,000</text:p>
          </table:table-cell>
          <table:table-cell table:formula="of:=[.N236]*[.N228]+[.O236]*[.O228]+[.P236]*[.P228]+[.Q236]*[.Q228]+[.R236]*[.R228]+[.S236]*[.S228]+[.T236]*[.T228]" office:value-type="float" office:value="0" calcext:value-type="float">
            <text:p>0,000</text:p>
          </table:table-cell>
          <table:table-cell table:formula="of:=[.L236]/45" office:value-type="float" office:value="0" calcext:value-type="float">
            <text:p>0,000</text:p>
          </table:table-cell>
          <table:table-cell table:style-name="ce42" table:formula="of:=[.L236]/63*(-1)" office:value-type="float" office:value="-0" calcext:value-type="float">
            <text:p>0,000</text:p>
          </table:table-cell>
          <table:table-cell table:style-name="ce42" table:formula="of:=[.J236]*18" office:value-type="float" office:value="-0" calcext:value-type="float">
            <text:p>0,000</text:p>
          </table:table-cell>
          <table:table-cell table:formula="of:=[.M236]*[.N228]+[.N236]*[.N228]+[.O236]*[.O228]+[.P236]*[.P228]+[.Q236]*[.Q228]+[.R236]*[.R228]+[.S236]*[.S228]+[.T236]*[.T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28]*[.U236])+([.V228]*[.V236])+([.W228]*[.W236])+([.X228]*[.X236])+([.Y228]*[.Y236])" office:value-type="float" office:value="0" calcext:value-type="float">
            <text:p>0,000</text:p>
          </table:table-cell>
          <table:table-cell table:formula="of:=[.Z236]/45*(-1)" office:value-type="float" office:value="-0" calcext:value-type="float">
            <text:p>0,000</text:p>
          </table:table-cell>
          <table:table-cell table:formula="of:=[.L236]-[.Z236]" office:value-type="float" office:value="0" calcext:value-type="float">
            <text:p>0,000</text:p>
          </table:table-cell>
          <table:table-cell table:formula="of:=[.AB236]-[.AN236]" office:value-type="float" office:value="0" calcext:value-type="float">
            <text:p>0,000</text:p>
          </table:table-cell>
          <table:table-cell table:formula="of:=[.AC236]/45*0.8*(-1)" office:value-type="float" office:value="-0" calcext:value-type="float">
            <text:p>0,000</text:p>
          </table:table-cell>
          <table:table-cell table:formula="of:=[.AB236]/45*(-1)*0.8" office:value-type="float" office:value="-0" calcext:value-type="float">
            <text:p>0,000</text:p>
          </table:table-cell>
          <table:table-cell table:number-columns-repeated="8"/>
          <table:table-cell table:formula="of:=([.AH236]+[.AI236]+[.AJ236]+[.AK236]+[.AL236]+[.AM236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37]*2" office:value-type="float" office:value="0" calcext:value-type="float">
            <text:p>0,000</text:p>
          </table:table-cell>
          <table:table-cell table:formula="of:=([.E237]+[.G237])*(-1)" office:value-type="float" office:value="-0.155555555555556" calcext:value-type="float">
            <text:p>-0,156</text:p>
          </table:table-cell>
          <table:table-cell table:formula="of:=[.F237]/2/45" office:value-type="float" office:value="0" calcext:value-type="float">
            <text:p>0,000</text:p>
          </table:table-cell>
          <table:table-cell table:formula="of:=[.M237]*[.N228]" office:value-type="float" office:value="0" calcext:value-type="float">
            <text:p>0,000</text:p>
          </table:table-cell>
          <table:table-cell table:formula="of:=[.H237]/45" office:value-type="float" office:value="0.155555555555556" calcext:value-type="float">
            <text:p>0,156</text:p>
          </table:table-cell>
          <table:table-cell table:formula="of:=[.N237]*[.N228]+[.O237]*[.O228]+[.P237]*[.P228]+[.Q237]*[.Q228]+[.R237]*[.R228]+[.S237]*[.S228]+[.T237]*[.T228]" office:value-type="float" office:value="7" calcext:value-type="float">
            <text:p>7,000</text:p>
          </table:table-cell>
          <table:table-cell table:formula="of:=[.L237]/45" office:value-type="float" office:value="0.155555555555556" calcext:value-type="float">
            <text:p>0,156</text:p>
          </table:table-cell>
          <table:table-cell table:style-name="ce42" table:formula="of:=[.L237]/63*(-1)" office:value-type="float" office:value="-0.111111111111111" calcext:value-type="float">
            <text:p>-0,111</text:p>
          </table:table-cell>
          <table:table-cell table:style-name="ce42" table:formula="of:=[.J237]*18" office:value-type="float" office:value="-2" calcext:value-type="float">
            <text:p>-2,000</text:p>
          </table:table-cell>
          <table:table-cell table:formula="of:=[.M237]*[.N228]+[.N237]*[.N228]+[.O237]*[.O228]+[.P237]*[.P228]+[.Q237]*[.Q228]+[.R237]*[.R228]+[.S237]*[.S228]+[.T237]*[.T228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U228]*[.U237])+([.V228]*[.V237])+([.W228]*[.W237])+([.X228]*[.X237])+([.Y228]*[.Y237])" office:value-type="float" office:value="7" calcext:value-type="float">
            <text:p>7,000</text:p>
          </table:table-cell>
          <table:table-cell table:formula="of:=[.Z237]/45*(-1)" office:value-type="float" office:value="-0.155555555555556" calcext:value-type="float">
            <text:p>-0,156</text:p>
          </table:table-cell>
          <table:table-cell table:formula="of:=[.L237]-[.Z237]" office:value-type="float" office:value="0" calcext:value-type="float">
            <text:p>0,000</text:p>
          </table:table-cell>
          <table:table-cell table:formula="of:=[.AB237]-[.AN237]" office:value-type="float" office:value="0" calcext:value-type="float">
            <text:p>0,000</text:p>
          </table:table-cell>
          <table:table-cell table:formula="of:=[.AC237]/45*0.8*(-1)" office:value-type="float" office:value="-0" calcext:value-type="float">
            <text:p>0,000</text:p>
          </table:table-cell>
          <table:table-cell table:formula="of:=[.AB237]/45*(-1)*0.8" office:value-type="float" office:value="-0" calcext:value-type="float">
            <text:p>0,000</text:p>
          </table:table-cell>
          <table:table-cell table:number-columns-repeated="8"/>
          <table:table-cell table:formula="of:=([.AH237]+[.AI237]+[.AJ237]+[.AK237]+[.AL237]+[.AM237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ong_range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41]*2" office:value-type="float" office:value="11.7" calcext:value-type="float">
            <text:p>11,700</text:p>
          </table:table-cell>
          <table:table-cell table:formula="of:=([.E241]+[.G241])*(-1)" office:value-type="float" office:value="-2.41944444444444" calcext:value-type="float">
            <text:p>-2,419</text:p>
          </table:table-cell>
          <table:table-cell table:formula="of:=[.F241]/2/45" office:value-type="float" office:value="0.455" calcext:value-type="float">
            <text:p>0,455</text:p>
          </table:table-cell>
          <table:table-cell table:formula="of:=[.M241]*[.N240]" office:value-type="float" office:value="40.95" calcext:value-type="float">
            <text:p>40,950</text:p>
          </table:table-cell>
          <table:table-cell table:formula="of:=[.H241]/45" office:value-type="float" office:value="1.96444444444444" calcext:value-type="float">
            <text:p>1,964</text:p>
          </table:table-cell>
          <table:table-cell table:formula="of:=[.N241]*[.N240]+[.O241]*[.O240]+[.P241]*[.P240]+[.Q241]*[.Q240]+[.R241]*[.R240]+[.S241]*[.S240]+[.T241]*[.T240]" office:value-type="float" office:value="88.4" calcext:value-type="float">
            <text:p>88,400</text:p>
          </table:table-cell>
          <table:table-cell table:formula="of:=[.L241]/45" office:value-type="float" office:value="2.87444444444444" calcext:value-type="float">
            <text:p>2,874</text:p>
          </table:table-cell>
          <table:table-cell table:style-name="ce42" table:formula="of:=[.L241]/63*(-1)" office:value-type="float" office:value="-2.0531746031746" calcext:value-type="float">
            <text:p>-2,053</text:p>
          </table:table-cell>
          <table:table-cell table:style-name="ce42" table:formula="of:=[.J241]*18" office:value-type="float" office:value="-36.9571428571429" calcext:value-type="float">
            <text:p>-36,957</text:p>
          </table:table-cell>
          <table:table-cell table:formula="of:=[.M241]*[.N240]+[.N241]*[.N240]+[.O241]*[.O240]+[.P241]*[.P240]+[.Q241]*[.Q240]+[.R241]*[.R240]+[.S241]*[.S240]+[.T241]*[.T240]" office:value-type="float" office:value="129.35" calcext:value-type="float">
            <text:p>129,35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U240]*[.U241])+([.V240]*[.V241])+([.W240]*[.W241])+([.X240]*[.X241])+([.Y240]*[.Y241])" office:value-type="float" office:value="62.4" calcext:value-type="float">
            <text:p>62,400</text:p>
          </table:table-cell>
          <table:table-cell table:formula="of:=[.Z241]/45*(-1)" office:value-type="float" office:value="-1.38666666666667" calcext:value-type="float">
            <text:p>-1,387</text:p>
          </table:table-cell>
          <table:table-cell table:formula="of:=[.L241]-[.Z241]" office:value-type="float" office:value="66.95" calcext:value-type="float">
            <text:p>66,950</text:p>
          </table:table-cell>
          <table:table-cell table:formula="of:=[.AB241]-[.AN241]" office:value-type="float" office:value="48.75" calcext:value-type="float">
            <text:p>48,750</text:p>
          </table:table-cell>
          <table:table-cell table:formula="of:=[.AC241]/45*0.8*(-1)" office:value-type="float" office:value="-0.866666666666667" calcext:value-type="float">
            <text:p>-0,867</text:p>
          </table:table-cell>
          <table:table-cell table:formula="of:=[.AB241]/45*(-1)*0.8" office:value-type="float" office:value="-1.19022222222222" calcext:value-type="float">
            <text:p>-1,190</text:p>
          </table:table-cell>
          <table:table-cell table:number-columns-repeated="2"/>
          <table:table-cell office:value-type="float" office:value="5.85" calcext:value-type="float">
            <text:p>5,850</text:p>
          </table:table-cell>
          <table:table-cell office:value-type="float" office:value="3.25" calcext:value-type="float">
            <text:p>3,250</text:p>
          </table:table-cell>
          <table:table-cell table:number-columns-repeated="4"/>
          <table:table-cell table:formula="of:=([.AH241]+[.AI241]+[.AJ241]+[.AK241]+[.AL241]+[.AM241])*2" office:value-type="float" office:value="18.2" calcext:value-type="float">
            <text:p>18,2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42]*2" office:value-type="float" office:value="1.8" calcext:value-type="float">
            <text:p>1,800</text:p>
          </table:table-cell>
          <table:table-cell table:formula="of:=([.E242]+[.G242])*(-1)" office:value-type="float" office:value="-0.07" calcext:value-type="float">
            <text:p>-0,070</text:p>
          </table:table-cell>
          <table:table-cell table:formula="of:=[.F242]/2/45" office:value-type="float" office:value="0.07" calcext:value-type="float">
            <text:p>0,070</text:p>
          </table:table-cell>
          <table:table-cell table:formula="of:=[.M242]*[.N240]" office:value-type="float" office:value="6.3" calcext:value-type="float">
            <text:p>6,300</text:p>
          </table:table-cell>
          <table:table-cell table:formula="of:=[.H242]/45" office:value-type="float" office:value="0" calcext:value-type="float">
            <text:p>0,000</text:p>
          </table:table-cell>
          <table:table-cell table:formula="of:=[.N242]*[.N240]+[.O242]*[.O240]+[.P242]*[.P240]+[.Q242]*[.Q240]+[.R242]*[.R240]+[.S242]*[.S240]+[.T242]*[.T240]" office:value-type="float" office:value="0" calcext:value-type="float">
            <text:p>0,000</text:p>
          </table:table-cell>
          <table:table-cell table:formula="of:=[.L242]/45" office:value-type="float" office:value="0.14" calcext:value-type="float">
            <text:p>0,140</text:p>
          </table:table-cell>
          <table:table-cell table:style-name="ce42" table:formula="of:=[.L242]/63*(-1)" office:value-type="float" office:value="-0.1" calcext:value-type="float">
            <text:p>-0,100</text:p>
          </table:table-cell>
          <table:table-cell table:style-name="ce42" table:formula="of:=[.J242]*18" office:value-type="float" office:value="-1.8" calcext:value-type="float">
            <text:p>-1,800</text:p>
          </table:table-cell>
          <table:table-cell table:formula="of:=[.M242]*[.N240]+[.N242]*[.N240]+[.O242]*[.O240]+[.P242]*[.P240]+[.Q242]*[.Q240]+[.R242]*[.R240]+[.S242]*[.S240]+[.T242]*[.T240]" office:value-type="float" office:value="6.3" calcext:value-type="float">
            <text:p>6,300</text:p>
          </table:table-cell>
          <table:table-cell office:value-type="float" office:value="0.9" calcext:value-type="float">
            <text:p>0,900</text:p>
          </table:table-cell>
          <table:table-cell table:number-columns-repeated="12"/>
          <table:table-cell table:formula="of:=([.U240]*[.U242])+([.V240]*[.V242])+([.W240]*[.W242])+([.X240]*[.X242])+([.Y240]*[.Y242])" office:value-type="float" office:value="0" calcext:value-type="float">
            <text:p>0,000</text:p>
          </table:table-cell>
          <table:table-cell table:formula="of:=[.Z242]/45*(-1)" office:value-type="float" office:value="-0" calcext:value-type="float">
            <text:p>0,000</text:p>
          </table:table-cell>
          <table:table-cell table:formula="of:=[.L242]-[.Z242]" office:value-type="float" office:value="6.3" calcext:value-type="float">
            <text:p>6,300</text:p>
          </table:table-cell>
          <table:table-cell table:formula="of:=[.AB242]-[.AN242]" office:value-type="float" office:value="0.7" calcext:value-type="float">
            <text:p>0,700</text:p>
          </table:table-cell>
          <table:table-cell table:formula="of:=[.AC242]/45*0.8*(-1)" office:value-type="float" office:value="-0.0124444444444445" calcext:value-type="float">
            <text:p>-0,012</text:p>
          </table:table-cell>
          <table:table-cell table:formula="of:=[.AB242]/45*(-1)*0.8" office:value-type="float" office:value="-0.112" calcext:value-type="float">
            <text:p>-0,112</text:p>
          </table:table-cell>
          <table:table-cell table:formula="of:=[.AC242]/45*(-1)" office:value-type="float" office:value="-0.0155555555555556" calcext:value-type="float">
            <text:p>-0,016</text:p>
          </table:table-cell>
          <table:table-cell/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H242]+[.AI242]+[.AJ242]+[.AK242]+[.AL242]+[.AM242])*2" office:value-type="float" office:value="5.6" calcext:value-type="float">
            <text:p>5,6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43]*2" office:value-type="float" office:value="0.72" calcext:value-type="float">
            <text:p>0,720</text:p>
          </table:table-cell>
          <table:table-cell table:formula="of:=([.E243]+[.G243])*(-1)" office:value-type="float" office:value="-0.148888888888889" calcext:value-type="float">
            <text:p>-0,149</text:p>
          </table:table-cell>
          <table:table-cell table:formula="of:=[.F243]/2/45" office:value-type="float" office:value="0.028" calcext:value-type="float">
            <text:p>0,028</text:p>
          </table:table-cell>
          <table:table-cell table:formula="of:=[.M243]*[.N240]" office:value-type="float" office:value="2.52" calcext:value-type="float">
            <text:p>2,520</text:p>
          </table:table-cell>
          <table:table-cell table:formula="of:=[.H243]/45" office:value-type="float" office:value="0.120888888888889" calcext:value-type="float">
            <text:p>0,121</text:p>
          </table:table-cell>
          <table:table-cell table:formula="of:=[.N243]*[.N240]+[.O243]*[.O240]+[.P243]*[.P240]+[.Q243]*[.Q240]+[.R243]*[.R240]+[.S243]*[.S240]+[.T243]*[.T240]" office:value-type="float" office:value="5.44" calcext:value-type="float">
            <text:p>5,440</text:p>
          </table:table-cell>
          <table:table-cell table:formula="of:=[.L243]/45" office:value-type="float" office:value="0.176888888888889" calcext:value-type="float">
            <text:p>0,177</text:p>
          </table:table-cell>
          <table:table-cell table:style-name="ce42" table:formula="of:=[.L243]/63*(-1)" office:value-type="float" office:value="-0.126349206349206" calcext:value-type="float">
            <text:p>-0,126</text:p>
          </table:table-cell>
          <table:table-cell table:style-name="ce42" table:formula="of:=[.J243]*18" office:value-type="float" office:value="-2.27428571428571" calcext:value-type="float">
            <text:p>-2,274</text:p>
          </table:table-cell>
          <table:table-cell table:formula="of:=[.M243]*[.N240]+[.N243]*[.N240]+[.O243]*[.O240]+[.P243]*[.P240]+[.Q243]*[.Q240]+[.R243]*[.R240]+[.S243]*[.S240]+[.T243]*[.T240]" office:value-type="float" office:value="7.96" calcext:value-type="float">
            <text:p>7,96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U240]*[.U243])+([.V240]*[.V243])+([.W240]*[.W243])+([.X240]*[.X243])+([.Y240]*[.Y243])" office:value-type="float" office:value="3.84" calcext:value-type="float">
            <text:p>3,840</text:p>
          </table:table-cell>
          <table:table-cell table:formula="of:=[.Z243]/45*(-1)" office:value-type="float" office:value="-0.0853333333333333" calcext:value-type="float">
            <text:p>-0,085</text:p>
          </table:table-cell>
          <table:table-cell table:formula="of:=[.L243]-[.Z243]" office:value-type="float" office:value="4.12" calcext:value-type="float">
            <text:p>4,120</text:p>
          </table:table-cell>
          <table:table-cell table:formula="of:=[.AB243]-[.AN243]" office:value-type="float" office:value="3" calcext:value-type="float">
            <text:p>3,000</text:p>
          </table:table-cell>
          <table:table-cell table:formula="of:=[.AC243]/45*0.8*(-1)" office:value-type="float" office:value="-0.0533333333333333" calcext:value-type="float">
            <text:p>-0,053</text:p>
          </table:table-cell>
          <table:table-cell table:formula="of:=[.AB243]/45*(-1)*0.8" office:value-type="float" office:value="-0.0732444444444444" calcext:value-type="float">
            <text:p>-0,073</text:p>
          </table:table-cell>
          <table:table-cell table:number-columns-repeated="2"/>
          <table:table-cell office:value-type="float" office:value="0.36" calcext:value-type="float">
            <text:p>0,360</text:p>
          </table:table-cell>
          <table:table-cell office:value-type="float" office:value="0.2" calcext:value-type="float">
            <text:p>0,200</text:p>
          </table:table-cell>
          <table:table-cell table:number-columns-repeated="4"/>
          <table:table-cell table:formula="of:=([.AH243]+[.AI243]+[.AJ243]+[.AK243]+[.AL243]+[.AM243])*2" office:value-type="float" office:value="1.12" calcext:value-type="float">
            <text:p>1,12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44]*2" office:value-type="float" office:value="0" calcext:value-type="float">
            <text:p>0,000</text:p>
          </table:table-cell>
          <table:table-cell table:formula="of:=([.E244]+[.G244])*(-1)" office:value-type="float" office:value="-0" calcext:value-type="float">
            <text:p>0,000</text:p>
          </table:table-cell>
          <table:table-cell table:formula="of:=[.F244]/2/45" office:value-type="float" office:value="0" calcext:value-type="float">
            <text:p>0,000</text:p>
          </table:table-cell>
          <table:table-cell table:formula="of:=[.M244]*[.N240]" office:value-type="float" office:value="0" calcext:value-type="float">
            <text:p>0,000</text:p>
          </table:table-cell>
          <table:table-cell table:formula="of:=[.H244]/45" office:value-type="float" office:value="0" calcext:value-type="float">
            <text:p>0,000</text:p>
          </table:table-cell>
          <table:table-cell table:formula="of:=[.N244]*[.N240]+[.O244]*[.O240]+[.P244]*[.P240]+[.Q244]*[.Q240]+[.R244]*[.R240]+[.S244]*[.S240]+[.T244]*[.T240]" office:value-type="float" office:value="0" calcext:value-type="float">
            <text:p>0,000</text:p>
          </table:table-cell>
          <table:table-cell table:formula="of:=[.L244]/45" office:value-type="float" office:value="0" calcext:value-type="float">
            <text:p>0,000</text:p>
          </table:table-cell>
          <table:table-cell table:style-name="ce42" table:formula="of:=[.L244]/63*(-1)" office:value-type="float" office:value="-0" calcext:value-type="float">
            <text:p>0,000</text:p>
          </table:table-cell>
          <table:table-cell table:style-name="ce42" table:formula="of:=[.J244]*18" office:value-type="float" office:value="-0" calcext:value-type="float">
            <text:p>0,000</text:p>
          </table:table-cell>
          <table:table-cell table:formula="of:=[.M244]*[.N240]+[.N244]*[.N240]+[.O244]*[.O240]+[.P244]*[.P240]+[.Q244]*[.Q240]+[.R244]*[.R240]+[.S244]*[.S240]+[.T244]*[.T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U240]*[.U244])+([.V240]*[.V244])+([.W240]*[.W244])+([.X240]*[.X244])+([.Y240]*[.Y244])" office:value-type="float" office:value="2.4" calcext:value-type="float">
            <text:p>2,400</text:p>
          </table:table-cell>
          <table:table-cell table:formula="of:=[.Z244]/45*(-1)" office:value-type="float" office:value="-0.0533333333333333" calcext:value-type="float">
            <text:p>-0,053</text:p>
          </table:table-cell>
          <table:table-cell table:formula="of:=[.L244]-[.Z244]" office:value-type="float" office:value="-2.4" calcext:value-type="float">
            <text:p>-2,400</text:p>
          </table:table-cell>
          <table:table-cell table:formula="of:=[.AB244]-[.AN244]" office:value-type="float" office:value="-4.2" calcext:value-type="float">
            <text:p>-4,200</text:p>
          </table:table-cell>
          <table:table-cell table:formula="of:=[.AC244]/45*0.8*(-1)" office:value-type="float" office:value="0.0746666666666667" calcext:value-type="float">
            <text:p>0,075</text:p>
          </table:table-cell>
          <table:table-cell table:formula="of:=[.AB244]/45*(-1)*0.8" office:value-type="float" office:value="0.0426666666666667" calcext:value-type="float">
            <text:p>0,043</text:p>
          </table:table-cell>
          <table:table-cell table:number-columns-repeated="4"/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formula="of:=([.AH244]+[.AI244]+[.AJ244]+[.AK244]+[.AL244]+[.AM244])*2" office:value-type="float" office:value="1.8" calcext:value-type="float">
            <text:p>1,800</text:p>
          </table:table-cell>
          <table:table-cell table:number-columns-repeated="984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45]*2" office:value-type="float" office:value="0" calcext:value-type="float">
            <text:p>0,000</text:p>
          </table:table-cell>
          <table:table-cell table:style-name="ce32" table:formula="of:=([.E245]+[.G245])*(-1)" office:value-type="float" office:value="-0.0542222222222222" calcext:value-type="float">
            <text:p>-0,054</text:p>
          </table:table-cell>
          <table:table-cell table:style-name="ce32" table:formula="of:=[.F245]/2/45" office:value-type="float" office:value="0" calcext:value-type="float">
            <text:p>0,000</text:p>
          </table:table-cell>
          <table:table-cell table:style-name="ce32" table:formula="of:=[.M245]*[.N240]" office:value-type="float" office:value="0" calcext:value-type="float">
            <text:p>0,000</text:p>
          </table:table-cell>
          <table:table-cell table:style-name="ce32" table:formula="of:=[.H245]/45" office:value-type="float" office:value="0.0542222222222222" calcext:value-type="float">
            <text:p>0,054</text:p>
          </table:table-cell>
          <table:table-cell table:style-name="ce32" table:formula="of:=[.N245]*[.N240]+[.O245]*[.O240]+[.P245]*[.P240]+[.Q245]*[.Q240]+[.R245]*[.R240]+[.S245]*[.S240]+[.T245]*[.T240]" office:value-type="float" office:value="2.44" calcext:value-type="float">
            <text:p>2,440</text:p>
          </table:table-cell>
          <table:table-cell table:style-name="ce32" table:formula="of:=[.L245]/45" office:value-type="float" office:value="0.0542222222222222" calcext:value-type="float">
            <text:p>0,054</text:p>
          </table:table-cell>
          <table:table-cell table:style-name="ce42" table:formula="of:=[.L245]/63*(-1)" office:value-type="float" office:value="-0.0387301587301587" calcext:value-type="float">
            <text:p>-0,039</text:p>
          </table:table-cell>
          <table:table-cell table:style-name="ce42" table:formula="of:=[.J245]*18" office:value-type="float" office:value="-0.697142857142857" calcext:value-type="float">
            <text:p>-0,697</text:p>
          </table:table-cell>
          <table:table-cell table:formula="of:=[.M245]*[.N240]+[.N245]*[.N240]+[.O245]*[.O240]+[.P245]*[.P240]+[.Q245]*[.Q240]+[.R245]*[.R240]+[.S245]*[.S240]+[.T245]*[.T240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 office:value-type="float" office:value="0.16" calcext:value-type="float">
            <text:p>0,160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U240]*[.U245])+([.V240]*[.V245])+([.W240]*[.W245])+([.X240]*[.X245])+([.Y240]*[.Y245])" office:value-type="float" office:value="1.12" calcext:value-type="float">
            <text:p>1,120</text:p>
          </table:table-cell>
          <table:table-cell table:formula="of:=[.Z245]/45*(-1)" office:value-type="float" office:value="-0.0248888888888889" calcext:value-type="float">
            <text:p>-0,025</text:p>
          </table:table-cell>
          <table:table-cell table:formula="of:=[.L245]-[.Z245]" office:value-type="float" office:value="1.32" calcext:value-type="float">
            <text:p>1,320</text:p>
          </table:table-cell>
          <table:table-cell table:formula="of:=[.AB245]-[.AN245]" office:value-type="float" office:value="1.08" calcext:value-type="float">
            <text:p>1,080</text:p>
          </table:table-cell>
          <table:table-cell table:formula="of:=[.AC245]/45*0.8*(-1)" office:value-type="float" office:value="-0.0192" calcext:value-type="float">
            <text:p>-0,019</text:p>
          </table:table-cell>
          <table:table-cell table:formula="of:=[.AB245]/45*(-1)*0.8" office:value-type="float" office:value="-0.0234666666666667" calcext:value-type="float">
            <text:p>-0,023</text:p>
          </table:table-cell>
          <table:table-cell table:formula="of:=[.AC245]/45*(-1)" office:value-type="float" office:value="-0.024" calcext:value-type="float">
            <text:p>-0,024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5"/>
          <table:table-cell table:formula="of:=([.AH245]+[.AI245]+[.AJ245]+[.AK245]+[.AL245]+[.AM245])*2" office:value-type="float" office:value="0.24" calcext:value-type="float">
            <text:p>0,2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46]*2" office:value-type="float" office:value="0.081" calcext:value-type="float">
            <text:p>0,081</text:p>
          </table:table-cell>
          <table:table-cell table:formula="of:=([.E246]+[.G246])*(-1)" office:value-type="float" office:value="-0.00975" calcext:value-type="float">
            <text:p>-0,010</text:p>
          </table:table-cell>
          <table:table-cell table:formula="of:=[.F246]/2/45" office:value-type="float" office:value="0.00315" calcext:value-type="float">
            <text:p>0,003</text:p>
          </table:table-cell>
          <table:table-cell table:formula="of:=[.M246]*[.N240]" office:value-type="float" office:value="0.2835" calcext:value-type="float">
            <text:p>0,284</text:p>
          </table:table-cell>
          <table:table-cell table:formula="of:=[.H246]/45" office:value-type="float" office:value="0.0066" calcext:value-type="float">
            <text:p>0,007</text:p>
          </table:table-cell>
          <table:table-cell table:formula="of:=[.N246]*[.N240]+[.O246]*[.O240]+[.P246]*[.P240]+[.Q246]*[.Q240]+[.R246]*[.R240]+[.S246]*[.S240]+[.T246]*[.T240]" office:value-type="float" office:value="0.297" calcext:value-type="float">
            <text:p>0,297</text:p>
          </table:table-cell>
          <table:table-cell table:formula="of:=[.L246]/45" office:value-type="float" office:value="0.0129" calcext:value-type="float">
            <text:p>0,013</text:p>
          </table:table-cell>
          <table:table-cell table:style-name="ce42" table:formula="of:=[.L246]/63*(-1)" office:value-type="float" office:value="-0.00921428571428572" calcext:value-type="float">
            <text:p>-0,009</text:p>
          </table:table-cell>
          <table:table-cell table:style-name="ce42" table:formula="of:=[.J246]*18" office:value-type="float" office:value="-0.165857142857143" calcext:value-type="float">
            <text:p>-0,166</text:p>
          </table:table-cell>
          <table:table-cell table:formula="of:=[.M246]*[.N240]+[.N246]*[.N240]+[.O246]*[.O240]+[.P246]*[.P240]+[.Q246]*[.Q240]+[.R246]*[.R240]+[.S246]*[.S240]+[.T246]*[.T240]" office:value-type="float" office:value="0.5805" calcext:value-type="float">
            <text:p>0,581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40]*[.U246])+([.V240]*[.V246])+([.W240]*[.W246])+([.X240]*[.X246])+([.Y240]*[.Y246])" office:value-type="float" office:value="0.294" calcext:value-type="float">
            <text:p>0,294</text:p>
          </table:table-cell>
          <table:table-cell table:formula="of:=[.Z246]/45*(-1)" office:value-type="float" office:value="-0.00653333333333333" calcext:value-type="float">
            <text:p>-0,007</text:p>
          </table:table-cell>
          <table:table-cell table:formula="of:=[.L246]-[.Z246]" office:value-type="float" office:value="0.2865" calcext:value-type="float">
            <text:p>0,287</text:p>
          </table:table-cell>
          <table:table-cell table:formula="of:=[.AB246]-[.AN246]" office:value-type="float" office:value="0.1705" calcext:value-type="float">
            <text:p>0,171</text:p>
          </table:table-cell>
          <table:table-cell table:formula="of:=[.AC246]/45*0.8*(-1)" office:value-type="float" office:value="-0.00303111111111111" calcext:value-type="float">
            <text:p>-0,003</text:p>
          </table:table-cell>
          <table:table-cell table:formula="of:=[.AB246]/45*(-1)*0.8" office:value-type="float" office:value="-0.00509333333333333" calcext:value-type="float">
            <text:p>-0,005</text:p>
          </table:table-cell>
          <table:table-cell table:number-columns-repeated="2"/>
          <table:table-cell office:value-type="float" office:value="0.04" calcext:value-type="float">
            <text:p>0,040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3"/>
          <table:table-cell table:formula="of:=([.AH246]+[.AI246]+[.AJ246]+[.AK246]+[.AL246]+[.AM246])*2" office:value-type="float" office:value="0.116" calcext:value-type="float">
            <text:p>0,11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47]*2" office:value-type="float" office:value="29.7" calcext:value-type="float">
            <text:p>29,700</text:p>
          </table:table-cell>
          <table:table-cell table:formula="of:=([.E247]+[.G247])*(-1)" office:value-type="float" office:value="-2.035" calcext:value-type="float">
            <text:p>-2,035</text:p>
          </table:table-cell>
          <table:table-cell table:formula="of:=[.F247]/2/45" office:value-type="float" office:value="1.155" calcext:value-type="float">
            <text:p>1,155</text:p>
          </table:table-cell>
          <table:table-cell table:formula="of:=[.M247]*[.N240]" office:value-type="float" office:value="103.95" calcext:value-type="float">
            <text:p>103,950</text:p>
          </table:table-cell>
          <table:table-cell table:formula="of:=[.H247]/45" office:value-type="float" office:value="0.88" calcext:value-type="float">
            <text:p>0,880</text:p>
          </table:table-cell>
          <table:table-cell table:formula="of:=[.N247]*[.N240]+[.O247]*[.O240]+[.P247]*[.P240]+[.Q247]*[.Q240]+[.R247]*[.R240]+[.S247]*[.S240]+[.T247]*[.T240]" office:value-type="float" office:value="39.6" calcext:value-type="float">
            <text:p>39,600</text:p>
          </table:table-cell>
          <table:table-cell table:formula="of:=[.L247]/45" office:value-type="float" office:value="3.19" calcext:value-type="float">
            <text:p>3,190</text:p>
          </table:table-cell>
          <table:table-cell table:style-name="ce42" table:formula="of:=[.L247]/63*(-1)" office:value-type="float" office:value="-2.27857142857143" calcext:value-type="float">
            <text:p>-2,279</text:p>
          </table:table-cell>
          <table:table-cell table:style-name="ce42" table:formula="of:=[.J247]*18" office:value-type="float" office:value="-41.0142857142857" calcext:value-type="float">
            <text:p>-41,014</text:p>
          </table:table-cell>
          <table:table-cell table:formula="of:=[.M247]*[.N240]+[.N247]*[.N240]+[.O247]*[.O240]+[.P247]*[.P240]+[.Q247]*[.Q240]+[.R247]*[.R240]+[.S247]*[.S240]+[.T247]*[.T240]" office:value-type="float" office:value="143.55" calcext:value-type="float">
            <text:p>143,550</text:p>
          </table:table-cell>
          <table:table-cell office:value-type="float" office:value="14.85" calcext:value-type="float">
            <text:p>14,85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U240]*[.U247])+([.V240]*[.V247])+([.W240]*[.W247])+([.X240]*[.X247])+([.Y240]*[.Y247])" office:value-type="float" office:value="39.6" calcext:value-type="float">
            <text:p>39,600</text:p>
          </table:table-cell>
          <table:table-cell table:formula="of:=[.Z247]/45*(-1)" office:value-type="float" office:value="-0.88" calcext:value-type="float">
            <text:p>-0,880</text:p>
          </table:table-cell>
          <table:table-cell table:formula="of:=[.L247]-[.Z247]" office:value-type="float" office:value="103.95" calcext:value-type="float">
            <text:p>103,950</text:p>
          </table:table-cell>
          <table:table-cell table:formula="of:=[.AB247]-[.AN247]" office:value-type="float" office:value="74.25" calcext:value-type="float">
            <text:p>74,250</text:p>
          </table:table-cell>
          <table:table-cell table:formula="of:=[.AC247]/45*0.8*(-1)" office:value-type="float" office:value="-1.32" calcext:value-type="float">
            <text:p>-1,320</text:p>
          </table:table-cell>
          <table:table-cell table:formula="of:=[.AB247]/45*(-1)*0.8" office:value-type="float" office:value="-1.848" calcext:value-type="float">
            <text:p>-1,848</text:p>
          </table:table-cell>
          <table:table-cell table:formula="of:=[.AC247]/45*(-1)" office:value-type="float" office:value="-1.65" calcext:value-type="float">
            <text:p>-1,650</text:p>
          </table:table-cell>
          <table:table-cell/>
          <table:table-cell office:value-type="float" office:value="14.85" calcext:value-type="float">
            <text:p>14,850</text:p>
          </table:table-cell>
          <table:table-cell table:number-columns-repeated="5"/>
          <table:table-cell table:formula="of:=([.AH247]+[.AI247]+[.AJ247]+[.AK247]+[.AL247]+[.AM247])*2" office:value-type="float" office:value="29.7" calcext:value-type="float">
            <text:p>29,700</text:p>
          </table:table-cell>
          <table:table-cell/>
          <table:table-cell office:value-type="float" office:value="165" calcext:value-type="float">
            <text:p>165,000</text:p>
          </table:table-cell>
          <table:table-cell table:formula="of:=[.AP247]-[.C247]" office:value-type="float" office:value="135.3" calcext:value-type="float">
            <text:p>135,300</text:p>
          </table:table-cell>
          <table:table-cell table:formula="of:=[.AP247]-[.C247]/2" office:value-type="float" office:value="150.15" calcext:value-type="float">
            <text:p>150,150</text:p>
          </table:table-cell>
          <table:table-cell office:value-type="float" office:value="165" calcext:value-type="float">
            <text:p>165,000</text:p>
          </table:table-cell>
          <table:table-cell table:formula="of:=[.AP247]+[.C247]/2" office:value-type="float" office:value="179.85" calcext:value-type="float">
            <text:p>179,850</text:p>
          </table:table-cell>
          <table:table-cell table:formula="of:=[.AP247]+[.C247]" office:value-type="float" office:value="194.7" calcext:value-type="float">
            <text:p>194,700</text:p>
          </table:table-cell>
          <table:table-cell table:formula="of:=[.AP247]+[.C247]*1.5" office:value-type="float" office:value="209.55" calcext:value-type="float">
            <text:p>209,550</text:p>
          </table:table-cell>
          <table:table-cell table:formula="of:=[.AP247]+[.C247]*2" office:value-type="float" office:value="224.4" calcext:value-type="float">
            <text:p>224,4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48]*2" office:value-type="float" office:value="0" calcext:value-type="float">
            <text:p>0,000</text:p>
          </table:table-cell>
          <table:table-cell table:formula="of:=([.E248]+[.G248])*(-1)" office:value-type="float" office:value="-0" calcext:value-type="float">
            <text:p>0,000</text:p>
          </table:table-cell>
          <table:table-cell table:formula="of:=[.F248]/2/45" office:value-type="float" office:value="0" calcext:value-type="float">
            <text:p>0,000</text:p>
          </table:table-cell>
          <table:table-cell table:formula="of:=[.M248]*[.N240]" office:value-type="float" office:value="0" calcext:value-type="float">
            <text:p>0,000</text:p>
          </table:table-cell>
          <table:table-cell table:formula="of:=[.H248]/45" office:value-type="float" office:value="0" calcext:value-type="float">
            <text:p>0,000</text:p>
          </table:table-cell>
          <table:table-cell table:formula="of:=[.N248]*[.N240]+[.O248]*[.O240]+[.P248]*[.P240]+[.Q248]*[.Q240]+[.R248]*[.R240]+[.S248]*[.S240]+[.T248]*[.T240]" office:value-type="float" office:value="0" calcext:value-type="float">
            <text:p>0,000</text:p>
          </table:table-cell>
          <table:table-cell table:formula="of:=[.L248]/45" office:value-type="float" office:value="0" calcext:value-type="float">
            <text:p>0,000</text:p>
          </table:table-cell>
          <table:table-cell table:style-name="ce42" table:formula="of:=[.L248]/63*(-1)" office:value-type="float" office:value="-0" calcext:value-type="float">
            <text:p>0,000</text:p>
          </table:table-cell>
          <table:table-cell table:style-name="ce42" table:formula="of:=[.J248]*18" office:value-type="float" office:value="-0" calcext:value-type="float">
            <text:p>0,000</text:p>
          </table:table-cell>
          <table:table-cell table:formula="of:=[.M248]*[.N240]+[.N248]*[.N240]+[.O248]*[.O240]+[.P248]*[.P240]+[.Q248]*[.Q240]+[.R248]*[.R240]+[.S248]*[.S240]+[.T248]*[.T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40]*[.U248])+([.V240]*[.V248])+([.W240]*[.W248])+([.X240]*[.X248])+([.Y240]*[.Y248])" office:value-type="float" office:value="0" calcext:value-type="float">
            <text:p>0,000</text:p>
          </table:table-cell>
          <table:table-cell table:formula="of:=[.Z248]/45*(-1)" office:value-type="float" office:value="-0" calcext:value-type="float">
            <text:p>0,000</text:p>
          </table:table-cell>
          <table:table-cell table:formula="of:=[.L248]-[.Z248]" office:value-type="float" office:value="0" calcext:value-type="float">
            <text:p>0,000</text:p>
          </table:table-cell>
          <table:table-cell table:formula="of:=[.AB248]-[.AN248]" office:value-type="float" office:value="0" calcext:value-type="float">
            <text:p>0,000</text:p>
          </table:table-cell>
          <table:table-cell table:formula="of:=[.AC248]/45*0.8*(-1)" office:value-type="float" office:value="-0" calcext:value-type="float">
            <text:p>0,000</text:p>
          </table:table-cell>
          <table:table-cell table:formula="of:=[.AB248]/45*(-1)*0.8" office:value-type="float" office:value="-0" calcext:value-type="float">
            <text:p>0,000</text:p>
          </table:table-cell>
          <table:table-cell table:number-columns-repeated="8"/>
          <table:table-cell table:formula="of:=([.AH248]+[.AI248]+[.AJ248]+[.AK248]+[.AL248]+[.AM248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49]*2" office:value-type="float" office:value="0" calcext:value-type="float">
            <text:p>0,000</text:p>
          </table:table-cell>
          <table:table-cell table:formula="of:=([.E249]+[.G249])*(-1)" office:value-type="float" office:value="-0.155555555555556" calcext:value-type="float">
            <text:p>-0,156</text:p>
          </table:table-cell>
          <table:table-cell table:formula="of:=[.F249]/2/45" office:value-type="float" office:value="0" calcext:value-type="float">
            <text:p>0,000</text:p>
          </table:table-cell>
          <table:table-cell table:formula="of:=[.M249]*[.N240]" office:value-type="float" office:value="0" calcext:value-type="float">
            <text:p>0,000</text:p>
          </table:table-cell>
          <table:table-cell table:formula="of:=[.H249]/45" office:value-type="float" office:value="0.155555555555556" calcext:value-type="float">
            <text:p>0,156</text:p>
          </table:table-cell>
          <table:table-cell table:formula="of:=[.N249]*[.N240]+[.O249]*[.O240]+[.P249]*[.P240]+[.Q249]*[.Q240]+[.R249]*[.R240]+[.S249]*[.S240]+[.T249]*[.T240]" office:value-type="float" office:value="7" calcext:value-type="float">
            <text:p>7,000</text:p>
          </table:table-cell>
          <table:table-cell table:formula="of:=[.L249]/45" office:value-type="float" office:value="0.155555555555556" calcext:value-type="float">
            <text:p>0,156</text:p>
          </table:table-cell>
          <table:table-cell table:style-name="ce42" table:formula="of:=[.L249]/63*(-1)" office:value-type="float" office:value="-0.111111111111111" calcext:value-type="float">
            <text:p>-0,111</text:p>
          </table:table-cell>
          <table:table-cell table:style-name="ce42" table:formula="of:=[.J249]*18" office:value-type="float" office:value="-2" calcext:value-type="float">
            <text:p>-2,000</text:p>
          </table:table-cell>
          <table:table-cell table:formula="of:=[.M249]*[.N240]+[.N249]*[.N240]+[.O249]*[.O240]+[.P249]*[.P240]+[.Q249]*[.Q240]+[.R249]*[.R240]+[.S249]*[.S240]+[.T249]*[.T240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6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U240]*[.U249])+([.V240]*[.V249])+([.W240]*[.W249])+([.X240]*[.X249])+([.Y240]*[.Y249])" office:value-type="float" office:value="7" calcext:value-type="float">
            <text:p>7,000</text:p>
          </table:table-cell>
          <table:table-cell table:formula="of:=[.Z249]/45*(-1)" office:value-type="float" office:value="-0.155555555555556" calcext:value-type="float">
            <text:p>-0,156</text:p>
          </table:table-cell>
          <table:table-cell table:formula="of:=[.L249]-[.Z249]" office:value-type="float" office:value="0" calcext:value-type="float">
            <text:p>0,000</text:p>
          </table:table-cell>
          <table:table-cell table:formula="of:=[.AB249]-[.AN249]" office:value-type="float" office:value="0" calcext:value-type="float">
            <text:p>0,000</text:p>
          </table:table-cell>
          <table:table-cell table:formula="of:=[.AC249]/45*0.8*(-1)" office:value-type="float" office:value="-0" calcext:value-type="float">
            <text:p>0,000</text:p>
          </table:table-cell>
          <table:table-cell table:formula="of:=[.AB249]/45*(-1)*0.8" office:value-type="float" office:value="-0" calcext:value-type="float">
            <text:p>0,000</text:p>
          </table:table-cell>
          <table:table-cell table:number-columns-repeated="8"/>
          <table:table-cell table:formula="of:=([.AH249]+[.AI249]+[.AJ249]+[.AK249]+[.AL249]+[.AM249])*2" office:value-type="float" office:value="0" calcext:value-type="float">
            <text:p>0,00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8"/>
          <table:table-cell table:style-name="ce42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4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lectro_submarine </text:p>
          </table:table-cell>
          <table:table-cell office:value-type="string" calcext:value-type="string">
            <text:p><text:s/>{</text:p>
          </table:table-cell>
          <table:table-cell table:number-columns-repeated="7"/>
          <table:table-cell table:style-name="ce42" table:number-columns-repeated="2"/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number-columns-repeated="2"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M253]*2" office:value-type="float" office:value="11.7" calcext:value-type="float">
            <text:p>11,700</text:p>
          </table:table-cell>
          <table:table-cell table:formula="of:=([.E253]+[.G253])*(-1)" office:value-type="float" office:value="-2.22444444444444" calcext:value-type="float">
            <text:p>-2,224</text:p>
          </table:table-cell>
          <table:table-cell table:formula="of:=[.F253]/2/45" office:value-type="float" office:value="0.26" calcext:value-type="float">
            <text:p>0,260</text:p>
          </table:table-cell>
          <table:table-cell table:formula="of:=[.M253]*[.N252]" office:value-type="float" office:value="23.4" calcext:value-type="float">
            <text:p>23,400</text:p>
          </table:table-cell>
          <table:table-cell table:formula="of:=[.H253]/45" office:value-type="float" office:value="1.96444444444444" calcext:value-type="float">
            <text:p>1,964</text:p>
          </table:table-cell>
          <table:table-cell table:formula="of:=[.N253]*[.N252]+[.O253]*[.O252]+[.P253]*[.P252]+[.Q253]*[.Q252]+[.R253]*[.R252]+[.S253]*[.S252]+[.T253]*[.T252]" office:value-type="float" office:value="88.4" calcext:value-type="float">
            <text:p>88,400</text:p>
          </table:table-cell>
          <table:table-cell table:formula="of:=[.L253]/45" office:value-type="float" office:value="2.48444444444444" calcext:value-type="float">
            <text:p>2,484</text:p>
          </table:table-cell>
          <table:table-cell table:style-name="ce42" table:formula="of:=[.L253]/63*(-1)" office:value-type="float" office:value="-1.77460317460317" calcext:value-type="float">
            <text:p>-1,775</text:p>
          </table:table-cell>
          <table:table-cell table:style-name="ce42" table:formula="of:=[.J253]*18" office:value-type="float" office:value="-31.9428571428571" calcext:value-type="float">
            <text:p>-31,943</text:p>
          </table:table-cell>
          <table:table-cell table:formula="of:=[.M253]*[.N252]+[.N253]*[.N252]+[.O253]*[.O252]+[.P253]*[.P252]+[.Q253]*[.Q252]+[.R253]*[.R252]+[.S253]*[.S252]+[.T253]*[.T252]" office:value-type="float" office:value="111.8" calcext:value-type="float">
            <text:p>111,80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U252]*[.U253])+([.V252]*[.V253])+([.W252]*[.W253])+([.X252]*[.X253])+([.Y252]*[.Y253])" office:value-type="float" office:value="62.4" calcext:value-type="float">
            <text:p>62,400</text:p>
          </table:table-cell>
          <table:table-cell table:formula="of:=[.Z253]/45*(-1)" office:value-type="float" office:value="-1.38666666666667" calcext:value-type="float">
            <text:p>-1,387</text:p>
          </table:table-cell>
          <table:table-cell table:formula="of:=[.L253]-[.Z253]" office:value-type="float" office:value="49.4" calcext:value-type="float">
            <text:p>49,400</text:p>
          </table:table-cell>
          <table:table-cell table:number-columns-repeated="2"/>
          <table:table-cell table:formula="of:=[.AB253]/45*(-1)*0.8" office:value-type="float" office:value="-0.878222222222222" calcext:value-type="float">
            <text:p>-0,8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M254]*2" office:value-type="float" office:value="63" calcext:value-type="float">
            <text:p>63,000</text:p>
          </table:table-cell>
          <table:table-cell table:formula="of:=([.E254]+[.G254])*(-1)" office:value-type="float" office:value="-1.4" calcext:value-type="float">
            <text:p>-1,400</text:p>
          </table:table-cell>
          <table:table-cell table:formula="of:=[.F254]/2/45" office:value-type="float" office:value="1.4" calcext:value-type="float">
            <text:p>1,400</text:p>
          </table:table-cell>
          <table:table-cell table:formula="of:=[.M254]*[.N252]" office:value-type="float" office:value="126" calcext:value-type="float">
            <text:p>126,000</text:p>
          </table:table-cell>
          <table:table-cell table:formula="of:=[.H254]/45" office:value-type="float" office:value="0" calcext:value-type="float">
            <text:p>0,000</text:p>
          </table:table-cell>
          <table:table-cell table:formula="of:=[.N254]*[.N252]+[.O254]*[.O252]+[.P254]*[.P252]+[.Q254]*[.Q252]+[.R254]*[.R252]+[.S254]*[.S252]+[.T254]*[.T252]" office:value-type="float" office:value="0" calcext:value-type="float">
            <text:p>0,000</text:p>
          </table:table-cell>
          <table:table-cell table:formula="of:=[.L254]/45" office:value-type="float" office:value="2.8" calcext:value-type="float">
            <text:p>2,800</text:p>
          </table:table-cell>
          <table:table-cell table:style-name="ce42" table:formula="of:=[.L254]/63*(-1)" office:value-type="float" office:value="-2" calcext:value-type="float">
            <text:p>-2,000</text:p>
          </table:table-cell>
          <table:table-cell table:style-name="ce42" table:formula="of:=[.J254]*18" office:value-type="float" office:value="-36" calcext:value-type="float">
            <text:p>-36,000</text:p>
          </table:table-cell>
          <table:table-cell table:formula="of:=[.M254]*[.N252]+[.N254]*[.N252]+[.O254]*[.O252]+[.P254]*[.P252]+[.Q254]*[.Q252]+[.R254]*[.R252]+[.S254]*[.S252]+[.T254]*[.T252]" office:value-type="float" office:value="126" calcext:value-type="float">
            <text:p>126,000</text:p>
          </table:table-cell>
          <table:table-cell office:value-type="float" office:value="31.5" calcext:value-type="float">
            <text:p>31,500</text:p>
          </table:table-cell>
          <table:table-cell table:number-columns-repeated="12"/>
          <table:table-cell table:formula="of:=([.U252]*[.U254])+([.V252]*[.V254])+([.W252]*[.W254])+([.X252]*[.X254])+([.Y252]*[.Y254])" office:value-type="float" office:value="0" calcext:value-type="float">
            <text:p>0,000</text:p>
          </table:table-cell>
          <table:table-cell table:formula="of:=[.Z254]/45*(-1)" office:value-type="float" office:value="-0" calcext:value-type="float">
            <text:p>0,000</text:p>
          </table:table-cell>
          <table:table-cell table:formula="of:=[.L254]-[.Z254]" office:value-type="float" office:value="126" calcext:value-type="float">
            <text:p>126,000</text:p>
          </table:table-cell>
          <table:table-cell table:number-columns-repeated="2"/>
          <table:table-cell table:formula="of:=[.AB254]/45*(-1)*0.8" office:value-type="float" office:value="-2.24" calcext:value-type="float">
            <text:p>-2,240</text:p>
          </table:table-cell>
          <table:table-cell table:formula="of:=[.AB254]/45*(-1)" office:value-type="float" office:value="-2.8" calcext:value-type="float">
            <text:p>-2,8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M255]*2" office:value-type="float" office:value="1.35" calcext:value-type="float">
            <text:p>1,350</text:p>
          </table:table-cell>
          <table:table-cell table:formula="of:=([.E255]+[.G255])*(-1)" office:value-type="float" office:value="-0.225555555555556" calcext:value-type="float">
            <text:p>-0,226</text:p>
          </table:table-cell>
          <table:table-cell table:formula="of:=[.F255]/2/45" office:value-type="float" office:value="0.03" calcext:value-type="float">
            <text:p>0,030</text:p>
          </table:table-cell>
          <table:table-cell table:formula="of:=[.M255]*[.N252]" office:value-type="float" office:value="2.7" calcext:value-type="float">
            <text:p>2,700</text:p>
          </table:table-cell>
          <table:table-cell table:formula="of:=[.H255]/45" office:value-type="float" office:value="0.195555555555556" calcext:value-type="float">
            <text:p>0,196</text:p>
          </table:table-cell>
          <table:table-cell table:formula="of:=[.N255]*[.N252]+[.O255]*[.O252]+[.P255]*[.P252]+[.Q255]*[.Q252]+[.R255]*[.R252]+[.S255]*[.S252]+[.T255]*[.T252]" office:value-type="float" office:value="8.8" calcext:value-type="float">
            <text:p>8,800</text:p>
          </table:table-cell>
          <table:table-cell table:formula="of:=[.L255]/45" office:value-type="float" office:value="0.255555555555556" calcext:value-type="float">
            <text:p>0,256</text:p>
          </table:table-cell>
          <table:table-cell table:style-name="ce42" table:formula="of:=[.L255]/63*(-1)" office:value-type="float" office:value="-0.182539682539683" calcext:value-type="float">
            <text:p>-0,183</text:p>
          </table:table-cell>
          <table:table-cell table:style-name="ce42" table:formula="of:=[.J255]*18" office:value-type="float" office:value="-3.28571428571429" calcext:value-type="float">
            <text:p>-3,286</text:p>
          </table:table-cell>
          <table:table-cell table:formula="of:=[.M255]*[.N252]+[.N255]*[.N252]+[.O255]*[.O252]+[.P255]*[.P252]+[.Q255]*[.Q252]+[.R255]*[.R252]+[.S255]*[.S252]+[.T255]*[.T252]" office:value-type="float" office:value="11.5" calcext:value-type="float">
            <text:p>11,500</text:p>
          </table:table-cell>
          <table:table-cell office:value-type="float" office:value="0.675" calcext:value-type="float">
            <text:p>0,675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45" calcext:value-type="float">
            <text:p>0,450</text:p>
          </table:table-cell>
          <table:table-cell/>
          <table:table-cell office:value-type="float" office:value="0.9" calcext:value-type="float">
            <text:p>0,9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formula="of:=([.U252]*[.U255])+([.V252]*[.V255])+([.W252]*[.W255])+([.X252]*[.X255])+([.Y252]*[.Y255])" office:value-type="float" office:value="7.5" calcext:value-type="float">
            <text:p>7,500</text:p>
          </table:table-cell>
          <table:table-cell table:formula="of:=[.Z255]/45*(-1)" office:value-type="float" office:value="-0.166666666666667" calcext:value-type="float">
            <text:p>-0,167</text:p>
          </table:table-cell>
          <table:table-cell table:formula="of:=[.L255]-[.Z255]" office:value-type="float" office:value="4" calcext:value-type="float">
            <text:p>4,000</text:p>
          </table:table-cell>
          <table:table-cell table:number-columns-repeated="2"/>
          <table:table-cell table:formula="of:=[.AB255]/45*(-1)*0.8" office:value-type="float" office:value="-0.0711111111111111" calcext:value-type="float">
            <text:p>-0,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M256]*2" office:value-type="float" office:value="0" calcext:value-type="float">
            <text:p>0,000</text:p>
          </table:table-cell>
          <table:table-cell table:formula="of:=([.E256]+[.G256])*(-1)" office:value-type="float" office:value="-0" calcext:value-type="float">
            <text:p>0,000</text:p>
          </table:table-cell>
          <table:table-cell table:formula="of:=[.F256]/2/45" office:value-type="float" office:value="0" calcext:value-type="float">
            <text:p>0,000</text:p>
          </table:table-cell>
          <table:table-cell table:formula="of:=[.M256]*[.N252]" office:value-type="float" office:value="0" calcext:value-type="float">
            <text:p>0,000</text:p>
          </table:table-cell>
          <table:table-cell table:formula="of:=[.H256]/45" office:value-type="float" office:value="0" calcext:value-type="float">
            <text:p>0,000</text:p>
          </table:table-cell>
          <table:table-cell table:formula="of:=[.N256]*[.N252]+[.O256]*[.O252]+[.P256]*[.P252]+[.Q256]*[.Q252]+[.R256]*[.R252]+[.S256]*[.S252]+[.T256]*[.T252]" office:value-type="float" office:value="0" calcext:value-type="float">
            <text:p>0,000</text:p>
          </table:table-cell>
          <table:table-cell table:formula="of:=[.L256]/45" office:value-type="float" office:value="0" calcext:value-type="float">
            <text:p>0,000</text:p>
          </table:table-cell>
          <table:table-cell table:style-name="ce42" table:formula="of:=[.L256]/63*(-1)" office:value-type="float" office:value="-0" calcext:value-type="float">
            <text:p>0,000</text:p>
          </table:table-cell>
          <table:table-cell table:style-name="ce42" table:formula="of:=[.J256]*18" office:value-type="float" office:value="-0" calcext:value-type="float">
            <text:p>0,000</text:p>
          </table:table-cell>
          <table:table-cell table:formula="of:=[.M256]*[.N252]+[.N256]*[.N252]+[.O256]*[.O252]+[.P256]*[.P252]+[.Q256]*[.Q252]+[.R256]*[.R252]+[.S256]*[.S252]+[.T256]*[.T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2.4" calcext:value-type="float">
            <text:p>2,400</text:p>
          </table:table-cell>
          <table:table-cell/>
          <table:table-cell table:formula="of:=([.U252]*[.U256])+([.V252]*[.V256])+([.W252]*[.W256])+([.X252]*[.X256])+([.Y252]*[.Y256])" office:value-type="float" office:value="7.2" calcext:value-type="float">
            <text:p>7,200</text:p>
          </table:table-cell>
          <table:table-cell table:formula="of:=[.Z256]/45*(-1)" office:value-type="float" office:value="-0.16" calcext:value-type="float">
            <text:p>-0,160</text:p>
          </table:table-cell>
          <table:table-cell table:formula="of:=[.L256]-[.Z256]" office:value-type="float" office:value="-7.2" calcext:value-type="float">
            <text:p>-7,200</text:p>
          </table:table-cell>
          <table:table-cell table:number-columns-repeated="2"/>
          <table:table-cell table:formula="of:=[.AB256]/45*(-1)*0.8" office:value-type="float" office:value="0.128" calcext:value-type="float">
            <text:p>0,128</text:p>
          </table:table-cell>
          <table:table-cell table:number-columns-repeated="993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M257]*2" office:value-type="float" office:value="0" calcext:value-type="float">
            <text:p>0,000</text:p>
          </table:table-cell>
          <table:table-cell table:style-name="ce32" table:formula="of:=([.E257]+[.G257])*(-1)" office:value-type="float" office:value="-0.0542222222222222" calcext:value-type="float">
            <text:p>-0,054</text:p>
          </table:table-cell>
          <table:table-cell table:style-name="ce32" table:formula="of:=[.F257]/2/45" office:value-type="float" office:value="0" calcext:value-type="float">
            <text:p>0,000</text:p>
          </table:table-cell>
          <table:table-cell table:style-name="ce32" table:formula="of:=[.M257]*[.N252]" office:value-type="float" office:value="0" calcext:value-type="float">
            <text:p>0,000</text:p>
          </table:table-cell>
          <table:table-cell table:style-name="ce32" table:formula="of:=[.H257]/45" office:value-type="float" office:value="0.0542222222222222" calcext:value-type="float">
            <text:p>0,054</text:p>
          </table:table-cell>
          <table:table-cell table:style-name="ce32" table:formula="of:=[.N257]*[.N252]+[.O257]*[.O252]+[.P257]*[.P252]+[.Q257]*[.Q252]+[.R257]*[.R252]+[.S257]*[.S252]+[.T257]*[.T252]" office:value-type="float" office:value="2.44" calcext:value-type="float">
            <text:p>2,440</text:p>
          </table:table-cell>
          <table:table-cell table:style-name="ce32" table:formula="of:=[.L257]/45" office:value-type="float" office:value="0.0542222222222222" calcext:value-type="float">
            <text:p>0,054</text:p>
          </table:table-cell>
          <table:table-cell table:style-name="ce42" table:formula="of:=[.L257]/63*(-1)" office:value-type="float" office:value="-0.0387301587301587" calcext:value-type="float">
            <text:p>-0,039</text:p>
          </table:table-cell>
          <table:table-cell table:style-name="ce42" table:formula="of:=[.J257]*18" office:value-type="float" office:value="-0.697142857142857" calcext:value-type="float">
            <text:p>-0,697</text:p>
          </table:table-cell>
          <table:table-cell table:formula="of:=[.M257]*[.N252]+[.N257]*[.N252]+[.O257]*[.O252]+[.P257]*[.P252]+[.Q257]*[.Q252]+[.R257]*[.R252]+[.S257]*[.S252]+[.T257]*[.T252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4"/>
          <table:table-cell table:number-columns-repeated="2" office:value-type="float" office:value="0.16" calcext:value-type="float">
            <text:p>0,160</text:p>
          </table:table-cell>
          <table:table-cell table:number-columns-repeated="4"/>
          <table:table-cell table:formula="of:=([.U252]*[.U257])+([.V252]*[.V257])+([.W252]*[.W257])+([.X252]*[.X257])+([.Y252]*[.Y257])" office:value-type="float" office:value="1.12" calcext:value-type="float">
            <text:p>1,120</text:p>
          </table:table-cell>
          <table:table-cell table:formula="of:=[.Z257]/45*(-1)" office:value-type="float" office:value="-0.0248888888888889" calcext:value-type="float">
            <text:p>-0,025</text:p>
          </table:table-cell>
          <table:table-cell table:formula="of:=[.L257]-[.Z257]" office:value-type="float" office:value="1.32" calcext:value-type="float">
            <text:p>1,320</text:p>
          </table:table-cell>
          <table:table-cell table:number-columns-repeated="2"/>
          <table:table-cell table:formula="of:=[.AB257]/45*(-1)*0.8" office:value-type="float" office:value="-0.0234666666666667" calcext:value-type="float">
            <text:p>-0,023</text:p>
          </table:table-cell>
          <table:table-cell table:formula="of:=[.AB257]/45*(-1)" office:value-type="float" office:value="-0.0293333333333333" calcext:value-type="float">
            <text:p>-0,02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M258]*2" office:value-type="float" office:value="0.081" calcext:value-type="float">
            <text:p>0,081</text:p>
          </table:table-cell>
          <table:table-cell table:formula="of:=([.E258]+[.G258])*(-1)" office:value-type="float" office:value="-0.0084" calcext:value-type="float">
            <text:p>-0,008</text:p>
          </table:table-cell>
          <table:table-cell table:formula="of:=[.F258]/2/45" office:value-type="float" office:value="0.0018" calcext:value-type="float">
            <text:p>0,002</text:p>
          </table:table-cell>
          <table:table-cell table:formula="of:=[.M258]*[.N252]" office:value-type="float" office:value="0.162" calcext:value-type="float">
            <text:p>0,162</text:p>
          </table:table-cell>
          <table:table-cell table:formula="of:=[.H258]/45" office:value-type="float" office:value="0.0066" calcext:value-type="float">
            <text:p>0,007</text:p>
          </table:table-cell>
          <table:table-cell table:formula="of:=[.N258]*[.N252]+[.O258]*[.O252]+[.P258]*[.P252]+[.Q258]*[.Q252]+[.R258]*[.R252]+[.S258]*[.S252]+[.T258]*[.T252]" office:value-type="float" office:value="0.297" calcext:value-type="float">
            <text:p>0,297</text:p>
          </table:table-cell>
          <table:table-cell table:formula="of:=[.L258]/45" office:value-type="float" office:value="0.0102" calcext:value-type="float">
            <text:p>0,010</text:p>
          </table:table-cell>
          <table:table-cell table:style-name="ce42" table:formula="of:=[.L258]/63*(-1)" office:value-type="float" office:value="-0.00728571428571429" calcext:value-type="float">
            <text:p>-0,007</text:p>
          </table:table-cell>
          <table:table-cell table:style-name="ce42" table:formula="of:=[.J258]*18" office:value-type="float" office:value="-0.131142857142857" calcext:value-type="float">
            <text:p>-0,131</text:p>
          </table:table-cell>
          <table:table-cell table:formula="of:=[.M258]*[.N252]+[.N258]*[.N252]+[.O258]*[.O252]+[.P258]*[.P252]+[.Q258]*[.Q252]+[.R258]*[.R252]+[.S258]*[.S252]+[.T258]*[.T252]" office:value-type="float" office:value="0.459" calcext:value-type="float">
            <text:p>0,459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U252]*[.U258])+([.V252]*[.V258])+([.W252]*[.W258])+([.X252]*[.X258])+([.Y252]*[.Y258])" office:value-type="float" office:value="0.294" calcext:value-type="float">
            <text:p>0,294</text:p>
          </table:table-cell>
          <table:table-cell table:formula="of:=[.Z258]/45*(-1)" office:value-type="float" office:value="-0.00653333333333333" calcext:value-type="float">
            <text:p>-0,007</text:p>
          </table:table-cell>
          <table:table-cell table:formula="of:=[.L258]-[.Z258]" office:value-type="float" office:value="0.165" calcext:value-type="float">
            <text:p>0,165</text:p>
          </table:table-cell>
          <table:table-cell table:number-columns-repeated="2"/>
          <table:table-cell table:formula="of:=[.AB258]/45*(-1)*0.8" office:value-type="float" office:value="-0.00293333333333333" calcext:value-type="float">
            <text:p>-0,0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M259]*2" office:value-type="float" office:value="28.8" calcext:value-type="float">
            <text:p>28,800</text:p>
          </table:table-cell>
          <table:table-cell table:formula="of:=([.E259]+[.G259])*(-1)" office:value-type="float" office:value="-1.49333333333333" calcext:value-type="float">
            <text:p>-1,493</text:p>
          </table:table-cell>
          <table:table-cell table:formula="of:=[.F259]/2/45" office:value-type="float" office:value="0.64" calcext:value-type="float">
            <text:p>0,640</text:p>
          </table:table-cell>
          <table:table-cell table:formula="of:=[.M259]*[.N252]" office:value-type="float" office:value="57.6" calcext:value-type="float">
            <text:p>57,600</text:p>
          </table:table-cell>
          <table:table-cell table:formula="of:=[.H259]/45" office:value-type="float" office:value="0.853333333333333" calcext:value-type="float">
            <text:p>0,853</text:p>
          </table:table-cell>
          <table:table-cell table:formula="of:=[.N259]*[.N252]+[.O259]*[.O252]+[.P259]*[.P252]+[.Q259]*[.Q252]+[.R259]*[.R252]+[.S259]*[.S252]+[.T259]*[.T252]" office:value-type="float" office:value="38.4" calcext:value-type="float">
            <text:p>38,400</text:p>
          </table:table-cell>
          <table:table-cell table:formula="of:=[.L259]/45" office:value-type="float" office:value="2.13333333333333" calcext:value-type="float">
            <text:p>2,133</text:p>
          </table:table-cell>
          <table:table-cell table:style-name="ce42" table:formula="of:=[.L259]/63*(-1)" office:value-type="float" office:value="-1.52380952380952" calcext:value-type="float">
            <text:p>-1,524</text:p>
          </table:table-cell>
          <table:table-cell table:style-name="ce42" table:formula="of:=[.J259]*18" office:value-type="float" office:value="-27.4285714285714" calcext:value-type="float">
            <text:p>-27,429</text:p>
          </table:table-cell>
          <table:table-cell table:formula="of:=[.M259]*[.N252]+[.N259]*[.N252]+[.O259]*[.O252]+[.P259]*[.P252]+[.Q259]*[.Q252]+[.R259]*[.R252]+[.S259]*[.S252]+[.T259]*[.T252]" office:value-type="float" office:value="96" calcext:value-type="float">
            <text:p>96,000</text:p>
          </table:table-cell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6.4" calcext:value-type="float">
            <text:p>6,400</text:p>
          </table:table-cell>
          <table:table-cell table:number-columns-repeated="4"/>
          <table:table-cell office:value-type="float" office:value="6.4" calcext:value-type="float">
            <text:p>6,400</text:p>
          </table:table-cell>
          <table:table-cell table:number-columns-repeated="3"/>
          <table:table-cell table:formula="of:=([.U252]*[.U259])+([.V252]*[.V259])+([.W252]*[.W259])+([.X252]*[.X259])+([.Y252]*[.Y259])" office:value-type="float" office:value="38.4" calcext:value-type="float">
            <text:p>38,400</text:p>
          </table:table-cell>
          <table:table-cell table:formula="of:=[.Z259]/45*(-1)" office:value-type="float" office:value="-0.853333333333334" calcext:value-type="float">
            <text:p>-0,853</text:p>
          </table:table-cell>
          <table:table-cell table:formula="of:=[.L259]-[.Z259]" office:value-type="float" office:value="57.6" calcext:value-type="float">
            <text:p>57,600</text:p>
          </table:table-cell>
          <table:table-cell table:number-columns-repeated="2"/>
          <table:table-cell table:formula="of:=[.AB259]/45*(-1)*0.8" office:value-type="float" office:value="-1.024" calcext:value-type="float">
            <text:p>-1,024</text:p>
          </table:table-cell>
          <table:table-cell table:formula="of:=[.AB259]/45*(-1)" office:value-type="float" office:value="-1.28" calcext:value-type="float">
            <text:p>-1,280</text:p>
          </table:table-cell>
          <table:table-cell table:number-columns-repeated="9"/>
          <table:table-cell office:value-type="float" office:value="160" calcext:value-type="float">
            <text:p>160,000</text:p>
          </table:table-cell>
          <table:table-cell table:formula="of:=[.AP259]-[.C259]" office:value-type="float" office:value="131.2" calcext:value-type="float">
            <text:p>131,200</text:p>
          </table:table-cell>
          <table:table-cell table:formula="of:=[.AP259]-[.C259]/2" office:value-type="float" office:value="145.6" calcext:value-type="float">
            <text:p>145,600</text:p>
          </table:table-cell>
          <table:table-cell office:value-type="float" office:value="160" calcext:value-type="float">
            <text:p>160,000</text:p>
          </table:table-cell>
          <table:table-cell table:formula="of:=[.AP259]+[.C259]/2" office:value-type="float" office:value="174.4" calcext:value-type="float">
            <text:p>174,400</text:p>
          </table:table-cell>
          <table:table-cell table:formula="of:=[.AP259]+[.C259]" office:value-type="float" office:value="188.8" calcext:value-type="float">
            <text:p>188,800</text:p>
          </table:table-cell>
          <table:table-cell table:formula="of:=[.AP259]+[.C259]*1.5" office:value-type="float" office:value="203.2" calcext:value-type="float">
            <text:p>203,200</text:p>
          </table:table-cell>
          <table:table-cell table:formula="of:=[.AP259]+[.C259]*2" office:value-type="float" office:value="217.6" calcext:value-type="float">
            <text:p>217,60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M260]*2" office:value-type="float" office:value="0" calcext:value-type="float">
            <text:p>0,000</text:p>
          </table:table-cell>
          <table:table-cell table:formula="of:=([.E260]+[.G260])*(-1)" office:value-type="float" office:value="-0" calcext:value-type="float">
            <text:p>0,000</text:p>
          </table:table-cell>
          <table:table-cell table:formula="of:=[.F260]/2/45" office:value-type="float" office:value="0" calcext:value-type="float">
            <text:p>0,000</text:p>
          </table:table-cell>
          <table:table-cell table:formula="of:=[.M260]*[.N252]" office:value-type="float" office:value="0" calcext:value-type="float">
            <text:p>0,000</text:p>
          </table:table-cell>
          <table:table-cell table:formula="of:=[.H260]/45" office:value-type="float" office:value="0" calcext:value-type="float">
            <text:p>0,000</text:p>
          </table:table-cell>
          <table:table-cell table:formula="of:=[.N260]*[.N252]+[.O260]*[.O252]+[.P260]*[.P252]+[.Q260]*[.Q252]+[.R260]*[.R252]+[.S260]*[.S252]+[.T260]*[.T252]" office:value-type="float" office:value="0" calcext:value-type="float">
            <text:p>0,000</text:p>
          </table:table-cell>
          <table:table-cell table:formula="of:=[.L260]/45" office:value-type="float" office:value="0" calcext:value-type="float">
            <text:p>0,000</text:p>
          </table:table-cell>
          <table:table-cell table:style-name="ce42" table:formula="of:=[.L260]/63*(-1)" office:value-type="float" office:value="-0" calcext:value-type="float">
            <text:p>0,000</text:p>
          </table:table-cell>
          <table:table-cell table:style-name="ce42" table:formula="of:=[.J260]*18" office:value-type="float" office:value="-0" calcext:value-type="float">
            <text:p>0,000</text:p>
          </table:table-cell>
          <table:table-cell table:formula="of:=[.M260]*[.N252]+[.N260]*[.N252]+[.O260]*[.O252]+[.P260]*[.P252]+[.Q260]*[.Q252]+[.R260]*[.R252]+[.S260]*[.S252]+[.T260]*[.T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52]*[.U260])+([.V252]*[.V260])+([.W252]*[.W260])+([.X252]*[.X260])+([.Y252]*[.Y260])" office:value-type="float" office:value="0" calcext:value-type="float">
            <text:p>0,000</text:p>
          </table:table-cell>
          <table:table-cell table:formula="of:=[.Z260]/45*(-1)" office:value-type="float" office:value="-0" calcext:value-type="float">
            <text:p>0,000</text:p>
          </table:table-cell>
          <table:table-cell table:formula="of:=[.L260]-[.Z260]" office:value-type="float" office:value="0" calcext:value-type="float">
            <text:p>0,000</text:p>
          </table:table-cell>
          <table:table-cell table:number-columns-repeated="2"/>
          <table:table-cell table:formula="of:=[.AB260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M261]*2" office:value-type="float" office:value="0" calcext:value-type="float">
            <text:p>0,000</text:p>
          </table:table-cell>
          <table:table-cell table:formula="of:=([.E261]+[.G261])*(-1)" office:value-type="float" office:value="-0" calcext:value-type="float">
            <text:p>0,000</text:p>
          </table:table-cell>
          <table:table-cell table:formula="of:=[.F261]/2/45" office:value-type="float" office:value="0" calcext:value-type="float">
            <text:p>0,000</text:p>
          </table:table-cell>
          <table:table-cell table:formula="of:=[.M261]*[.N252]" office:value-type="float" office:value="0" calcext:value-type="float">
            <text:p>0,000</text:p>
          </table:table-cell>
          <table:table-cell table:formula="of:=[.H261]/45" office:value-type="float" office:value="0" calcext:value-type="float">
            <text:p>0,000</text:p>
          </table:table-cell>
          <table:table-cell table:formula="of:=[.N261]*[.N252]+[.O261]*[.O252]+[.P261]*[.P252]+[.Q261]*[.Q252]+[.R261]*[.R252]+[.S261]*[.S252]+[.T261]*[.T252]" office:value-type="float" office:value="0" calcext:value-type="float">
            <text:p>0,000</text:p>
          </table:table-cell>
          <table:table-cell table:formula="of:=[.L261]/45" office:value-type="float" office:value="0" calcext:value-type="float">
            <text:p>0,000</text:p>
          </table:table-cell>
          <table:table-cell table:style-name="ce42" table:formula="of:=[.L261]/63*(-1)" office:value-type="float" office:value="-0" calcext:value-type="float">
            <text:p>0,000</text:p>
          </table:table-cell>
          <table:table-cell table:style-name="ce42" table:formula="of:=[.J261]*18" office:value-type="float" office:value="-0" calcext:value-type="float">
            <text:p>0,000</text:p>
          </table:table-cell>
          <table:table-cell table:formula="of:=[.M261]*[.N252]+[.N261]*[.N252]+[.O261]*[.O252]+[.P261]*[.P252]+[.Q261]*[.Q252]+[.R261]*[.R252]+[.S261]*[.S252]+[.T261]*[.T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U252]*[.U261])+([.V252]*[.V261])+([.W252]*[.W261])+([.X252]*[.X261])+([.Y252]*[.Y261])" office:value-type="float" office:value="0" calcext:value-type="float">
            <text:p>0,000</text:p>
          </table:table-cell>
          <table:table-cell table:formula="of:=[.Z261]/45*(-1)" office:value-type="float" office:value="-0" calcext:value-type="float">
            <text:p>0,000</text:p>
          </table:table-cell>
          <table:table-cell table:formula="of:=[.L261]-[.Z261]" office:value-type="float" office:value="0" calcext:value-type="float">
            <text:p>0,000</text:p>
          </table:table-cell>
          <table:table-cell table:number-columns-repeated="2"/>
          <table:table-cell table:formula="of:=[.AB261]/45*(-1)*0.8" office:value-type="float" office:value="-0" calcext:value-type="float">
            <text:p>0,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 table:number-columns-repeated="11"/>
          <table:table-cell table:style-name="ce39"/>
          <table:table-cell table:style-name="ce34" table:number-columns-repeated="2"/>
          <table:table-cell table:number-columns-repeated="1010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02:29:02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1DT5H36M24S</meta:editing-duration>
    <meta:editing-cycles>108</meta:editing-cycles>
    <meta:generator>LibreOffice/6.3.4.2$Windows_X86_64 LibreOffice_project/60da17e045e08f1793c57c00ba83cdfce946d0aa</meta:generator>
    <dc:date>2020-02-08T11:36:54.469000000</dc:date>
    <meta:document-statistic meta:table-count="5" meta:cell-count="14741" meta:object-count="0"/>
    <meta:user-defined meta:name="Info 1"/>
    <meta:user-defined meta:name="Info 2"/>
    <meta:user-defined meta:name="Info 3"/>
    <meta:user-defined meta:name="Info 4"/>
  </office:meta>
</office:document-meta>
</file>